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宋体" svg:font-family="宋体"/>
    <style:font-face style:name="Arial1" svg:font-family="Arial" style:font-family-generic="swiss"/>
    <style:font-face style:name="Courier New" svg:font-family="'Courier New'" style:font-family-generic="modern" style:font-pitch="fixed"/>
    <style:font-face style:name="ProggyCleanTT" svg:font-family="ProggyCleanTT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86" style:family="table-column">
      <style:table-column-properties fo:break-before="auto" style:column-width="7.251cm"/>
    </style:style>
    <style:style style:name="co87" style:family="table-column">
      <style:table-column-properties fo:break-before="auto" style:column-width="4.44cm"/>
    </style:style>
    <style:style style:name="co88" style:family="table-column">
      <style:table-column-properties fo:break-before="auto" style:column-width="7.44cm"/>
    </style:style>
    <style:style style:name="co89" style:family="table-column">
      <style:table-column-properties fo:break-before="auto" style:column-width="8.867cm"/>
    </style:style>
    <style:style style:name="co90" style:family="table-column">
      <style:table-column-properties fo:break-before="auto" style:column-width="6.881cm"/>
    </style:style>
    <style:style style:name="co91" style:family="table-column">
      <style:table-column-properties fo:break-before="auto" style:column-width="4.882cm"/>
    </style:style>
    <style:style style:name="co92" style:family="table-column">
      <style:table-column-properties fo:break-before="auto" style:column-width="3.847cm"/>
    </style:style>
    <style:style style:name="co93" style:family="table-column">
      <style:table-column-properties fo:break-before="auto" style:column-width="4.771cm"/>
    </style:style>
    <style:style style:name="co94" style:family="table-column">
      <style:table-column-properties fo:break-before="auto" style:column-width="4.588cm"/>
    </style:style>
    <style:style style:name="co95" style:family="table-column">
      <style:table-column-properties fo:break-before="auto" style:column-width="6.288cm"/>
    </style:style>
    <style:style style:name="co96" style:family="table-column">
      <style:table-column-properties fo:break-before="auto" style:column-width="6.105cm"/>
    </style:style>
    <style:style style:name="co27" style:family="table-column">
      <style:table-column-properties fo:break-before="auto" style:column-width="6.399cm"/>
    </style:style>
    <style:style style:name="co97" style:family="table-column">
      <style:table-column-properties fo:break-before="auto" style:column-width="5.179cm"/>
    </style:style>
    <style:style style:name="co98" style:family="table-column">
      <style:table-column-properties fo:break-before="auto" style:column-width="5.142cm"/>
    </style:style>
    <style:style style:name="co99" style:family="table-column">
      <style:table-column-properties fo:break-before="auto" style:column-width="5.771cm"/>
    </style:style>
    <style:style style:name="co100" style:family="table-column">
      <style:table-column-properties fo:break-before="auto" style:column-width="5.734cm"/>
    </style:style>
    <style:style style:name="co32" style:family="table-column">
      <style:table-column-properties fo:break-before="auto" style:column-width="2.265cm"/>
    </style:style>
    <style:style style:name="co15" style:family="table-column">
      <style:table-column-properties fo:break-before="auto" style:column-width="2.267cm"/>
    </style:style>
    <style:style style:name="co33" style:family="table-column">
      <style:table-column-properties fo:break-before="auto" style:column-width="8.546cm"/>
    </style:style>
    <style:style style:name="co8" style:family="table-column">
      <style:table-column-properties fo:break-before="auto" style:column-width="3.071cm"/>
    </style:style>
    <style:style style:name="co34" style:family="table-column">
      <style:table-column-properties fo:break-before="auto" style:column-width="6.807cm"/>
    </style:style>
    <style:style style:name="co35" style:family="table-column">
      <style:table-column-properties fo:break-before="auto" style:column-width="6.152cm"/>
    </style:style>
    <style:style style:name="co36" style:family="table-column">
      <style:table-column-properties fo:break-before="auto" style:column-width="6.126cm"/>
    </style:style>
    <style:style style:name="co37" style:family="table-column">
      <style:table-column-properties fo:break-before="auto" style:column-width="6.796cm"/>
    </style:style>
    <style:style style:name="co38" style:family="table-column">
      <style:table-column-properties fo:break-before="auto" style:column-width="6.824cm"/>
    </style:style>
    <style:style style:name="co39" style:family="table-column">
      <style:table-column-properties fo:break-before="auto" style:column-width="7.437cm"/>
    </style:style>
    <style:style style:name="co40" style:family="table-column">
      <style:table-column-properties fo:break-before="auto" style:column-width="6.511cm"/>
    </style:style>
    <style:style style:name="co41" style:family="table-column">
      <style:table-column-properties fo:break-before="auto" style:column-width="4.919cm"/>
    </style:style>
    <style:style style:name="co42" style:family="table-column">
      <style:table-column-properties fo:break-before="auto" style:column-width="6.142cm"/>
    </style:style>
    <style:style style:name="co43" style:family="table-column">
      <style:table-column-properties fo:break-before="auto" style:column-width="3.581cm"/>
    </style:style>
    <style:style style:name="co44" style:family="table-column">
      <style:table-column-properties fo:break-before="auto" style:column-width="4.195cm"/>
    </style:style>
    <style:style style:name="co45" style:family="table-column">
      <style:table-column-properties fo:break-before="auto" style:column-width="3.3cm"/>
    </style:style>
    <style:style style:name="co46" style:family="table-column">
      <style:table-column-properties fo:break-before="auto" style:column-width="4.845cm"/>
    </style:style>
    <style:style style:name="co47" style:family="table-column">
      <style:table-column-properties fo:break-before="auto" style:column-width="4.366cm"/>
    </style:style>
    <style:style style:name="co7" style:family="table-column">
      <style:table-column-properties fo:break-before="auto" style:column-width="3.958cm"/>
    </style:style>
    <style:style style:name="co48" style:family="table-column">
      <style:table-column-properties fo:break-before="auto" style:column-width="3.625cm"/>
    </style:style>
    <style:style style:name="co49" style:family="table-column">
      <style:table-column-properties fo:break-before="auto" style:column-width="4.662cm"/>
    </style:style>
    <style:style style:name="co50" style:family="table-column">
      <style:table-column-properties fo:break-before="auto" style:column-width="4.18cm"/>
    </style:style>
    <style:style style:name="co6" style:family="table-column">
      <style:table-column-properties fo:break-before="auto" style:column-width="4.697cm"/>
    </style:style>
    <style:style style:name="co51" style:family="table-column">
      <style:table-column-properties fo:break-before="auto" style:column-width="4.143cm"/>
    </style:style>
    <style:style style:name="co52" style:family="table-column">
      <style:table-column-properties fo:break-before="auto" style:column-width="5.105cm"/>
    </style:style>
    <style:style style:name="co53" style:family="table-column">
      <style:table-column-properties fo:break-before="auto" style:column-width="5.586cm"/>
    </style:style>
    <style:style style:name="co62" style:family="table-column">
      <style:table-column-properties fo:break-before="auto" style:column-width="6.74cm"/>
    </style:style>
    <style:style style:name="co63" style:family="table-column">
      <style:table-column-properties fo:break-before="auto" style:column-width="1.774cm"/>
    </style:style>
    <style:style style:name="co64" style:family="table-column">
      <style:table-column-properties fo:break-before="auto" style:column-width="8.167cm"/>
    </style:style>
    <style:style style:name="co65" style:family="table-column">
      <style:table-column-properties fo:break-before="auto" style:column-width="7.733cm"/>
    </style:style>
    <style:style style:name="co66" style:family="table-column">
      <style:table-column-properties fo:break-before="auto" style:column-width="8.62cm"/>
    </style:style>
    <style:style style:name="co67" style:family="table-column">
      <style:table-column-properties fo:break-before="auto" style:column-width="10.359cm"/>
    </style:style>
    <style:style style:name="co68" style:family="table-column">
      <style:table-column-properties fo:break-before="auto" style:column-width="7.719cm"/>
    </style:style>
    <style:style style:name="co69" style:family="table-column">
      <style:table-column-properties fo:break-before="auto" style:column-width="6.936cm"/>
    </style:style>
    <style:style style:name="co70" style:family="table-column">
      <style:table-column-properties fo:break-before="auto" style:column-width="5.846cm"/>
    </style:style>
    <style:style style:name="co71" style:family="table-column">
      <style:table-column-properties fo:break-before="auto" style:column-width="5.475cm"/>
    </style:style>
    <style:style style:name="co72" style:family="table-column">
      <style:table-column-properties fo:break-before="auto" style:column-width="6.585cm"/>
    </style:style>
    <style:style style:name="co73" style:family="table-column">
      <style:table-column-properties fo:break-before="auto" style:column-width="7.177cm"/>
    </style:style>
    <style:style style:name="co74" style:family="table-column">
      <style:table-column-properties fo:break-before="auto" style:column-width="8.509cm"/>
    </style:style>
    <style:style style:name="co75" style:family="table-column">
      <style:table-column-properties fo:break-before="auto" style:column-width="7.14cm"/>
    </style:style>
    <style:style style:name="co76" style:family="table-column">
      <style:table-column-properties fo:break-before="auto" style:column-width="3.44cm"/>
    </style:style>
    <style:style style:name="co77" style:family="table-column">
      <style:table-column-properties fo:break-before="auto" style:column-width="3.217cm"/>
    </style:style>
    <style:style style:name="co78" style:family="table-column">
      <style:table-column-properties fo:break-before="auto" style:column-width="3.366cm"/>
    </style:style>
    <style:style style:name="co79" style:family="table-column">
      <style:table-column-properties fo:break-before="auto" style:column-width="4.514cm"/>
    </style:style>
    <style:style style:name="co80" style:family="table-column">
      <style:table-column-properties fo:break-before="auto" style:column-width="3.773cm"/>
    </style:style>
    <style:style style:name="co81" style:family="table-column">
      <style:table-column-properties fo:break-before="auto" style:column-width="3.736cm"/>
    </style:style>
    <style:style style:name="co82" style:family="table-column">
      <style:table-column-properties fo:break-before="auto" style:column-width="3.81cm"/>
    </style:style>
    <style:style style:name="co83" style:family="table-column">
      <style:table-column-properties fo:break-before="auto" style:column-width="4.551cm"/>
    </style:style>
    <style:style style:name="co84" style:family="table-column">
      <style:table-column-properties fo:break-before="auto" style:column-width="2.96cm"/>
    </style:style>
    <style:style style:name="co85" style:family="table-column">
      <style:table-column-properties fo:break-before="auto" style:column-width="3.403cm"/>
    </style:style>
    <style:style style:name="co101" style:family="table-column">
      <style:table-column-properties fo:break-before="auto" style:column-width="2.997cm"/>
    </style:style>
    <style:style style:name="co102" style:family="table-column">
      <style:table-column-properties fo:break-before="auto" style:column-width="7.579cm"/>
    </style:style>
    <style:style style:name="co103" style:family="table-column">
      <style:table-column-properties fo:break-before="auto" style:column-width="6.544cm"/>
    </style:style>
    <style:style style:name="co104" style:family="table-column">
      <style:table-column-properties fo:break-before="auto" style:column-width="6.548cm"/>
    </style:style>
    <style:style style:name="co105" style:family="table-column">
      <style:table-column-properties fo:break-before="auto" style:column-width="8.768cm"/>
    </style:style>
    <style:style style:name="co106" style:family="table-column">
      <style:table-column-properties fo:break-before="auto" style:column-width="6.992cm"/>
    </style:style>
    <style:style style:name="co107" style:family="table-column">
      <style:table-column-properties fo:break-before="auto" style:column-width="6.251cm"/>
    </style:style>
    <style:style style:name="co108" style:family="table-column">
      <style:table-column-properties fo:break-before="auto" style:column-width="6.955cm"/>
    </style:style>
    <style:style style:name="ro26" style:family="table-row">
      <style:table-row-properties style:row-height="0.667cm" fo:break-before="auto" style:use-optimal-row-height="false"/>
    </style:style>
    <style:style style:name="ro9" style:family="table-row">
      <style:table-row-properties style:row-height="0.526cm" fo:break-before="auto" style:use-optimal-row-height="false"/>
    </style:style>
    <style:style style:name="ro10" style:family="table-row">
      <style:table-row-properties style:row-height="0.563cm" fo:break-before="auto" style:use-optimal-row-height="true"/>
    </style:style>
    <style:style style:name="ro11" style:family="table-row">
      <style:table-row-properties style:row-height="0.894cm" fo:break-before="auto" style:use-optimal-row-height="true"/>
    </style:style>
    <style:style style:name="ro27" style:family="table-row">
      <style:table-row-properties style:row-height="2.157cm" fo:break-before="auto" style:use-optimal-row-height="true"/>
    </style:style>
    <style:style style:name="ro13" style:family="table-row">
      <style:table-row-properties style:row-height="1.737cm" fo:break-before="auto" style:use-optimal-row-height="true"/>
    </style:style>
    <style:style style:name="ro28" style:family="table-row">
      <style:table-row-properties style:row-height="1.894cm" fo:break-before="auto" style:use-optimal-row-height="false"/>
    </style:style>
    <style:style style:name="ro15" style:family="table-row">
      <style:table-row-properties style:row-height="1.316cm" fo:break-before="auto" style:use-optimal-row-height="true"/>
    </style:style>
    <style:style style:name="ro29" style:family="table-row">
      <style:table-row-properties style:row-height="1.369cm" fo:break-before="auto" style:use-optimal-row-height="false"/>
    </style:style>
    <style:style style:name="ro30" style:family="table-row">
      <style:table-row-properties style:row-height="1cm" fo:break-before="auto" style:use-optimal-row-height="true"/>
    </style:style>
    <style:style style:name="ro18" style:family="table-row">
      <style:table-row-properties style:row-height="0.912cm" fo:break-before="auto" style:use-optimal-row-height="true"/>
    </style:style>
    <style:style style:name="ro19" style:family="table-row">
      <style:table-row-properties style:row-height="2.175cm" fo:break-before="auto" style:use-optimal-row-height="true"/>
    </style:style>
    <style:style style:name="ro20" style:family="table-row">
      <style:table-row-properties style:row-height="0.561cm" fo:break-before="auto" style:use-optimal-row-height="false"/>
    </style:style>
    <style:style style:name="ro21" style:family="table-row">
      <style:table-row-properties style:row-height="0.49cm" fo:break-before="auto" style:use-optimal-row-height="false"/>
    </style:style>
    <style:style style:name="ro22" style:family="table-row">
      <style:table-row-properties style:row-height="0.478cm" fo:break-before="auto" style:use-optimal-row-height="true"/>
    </style:style>
    <style:style style:name="ro23" style:family="table-row">
      <style:table-row-properties style:row-height="0.736cm" fo:break-before="auto" style:use-optimal-row-height="false"/>
    </style:style>
    <style:style style:name="ro24" style:family="table-row">
      <style:table-row-properties style:row-height="0.596cm" fo:break-before="auto" style:use-optimal-row-height="false"/>
    </style:style>
    <style:style style:name="ro25" style:family="table-row">
      <style:table-row-properties style:row-height="0.806cm" fo:break-before="auto" style:use-optimal-row-height="false"/>
    </style:style>
    <style:style style:name="ro31" style:family="table-row">
      <style:table-row-properties style:row-height="0.841cm" fo:break-before="auto" style:use-optimal-row-height="false"/>
    </style:style>
    <style:style style:name="ro32" style:family="table-row">
      <style:table-row-properties style:row-height="0.877cm" fo:break-before="auto" style:use-optimal-row-height="false"/>
    </style:style>
    <style:style style:name="ro33" style:family="table-row">
      <style:table-row-properties style:row-height="0.982cm" fo:break-before="auto" style:use-optimal-row-height="false"/>
    </style:style>
    <style:style style:name="ro34" style:family="table-row">
      <style:table-row-properties style:row-height="0.631cm" fo:break-before="auto" style:use-optimal-row-height="false"/>
    </style:style>
    <style:style style:name="ro35" style:family="table-row">
      <style:table-row-properties style:row-height="2.422cm" fo:break-before="auto" style:use-optimal-row-height="true"/>
    </style:style>
    <style:style style:name="ro36" style:family="table-row">
      <style:table-row-properties style:row-height="1.473cm" fo:break-before="auto" style:use-optimal-row-height="true"/>
    </style:style>
    <style:style style:name="ro37" style:family="table-row">
      <style:table-row-properties style:row-height="1.947cm" fo:break-before="auto" style:use-optimal-row-height="true"/>
    </style:style>
    <style:style style:name="ro38" style:family="table-row">
      <style:table-row-properties style:row-height="0.771cm" fo:break-before="auto" style:use-optimal-row-height="false"/>
    </style:style>
    <style:style style:name="ro39" style:family="table-row">
      <style:table-row-properties style:row-height="1.228cm" fo:break-before="auto" style:use-optimal-row-height="false"/>
    </style:style>
    <style:style style:name="ro40" style:family="table-row">
      <style:table-row-properties style:row-height="2.491cm" fo:break-before="auto" style:use-optimal-row-height="false"/>
    </style:style>
    <style:style style:name="ro41" style:family="table-row">
      <style:table-row-properties style:row-height="1.053cm" fo:break-before="auto" style:use-optimal-row-height="false"/>
    </style:style>
    <style:style style:name="ro42" style:family="table-row">
      <style:table-row-properties style:row-height="1.334cm" fo:break-before="auto" style:use-optimal-row-height="false"/>
    </style:style>
    <style:style style:name="ro43" style:family="table-row">
      <style:table-row-properties style:row-height="1.965cm" fo:break-before="auto" style:use-optimal-row-height="false"/>
    </style:style>
    <style:style style:name="ro44" style:family="table-row">
      <style:table-row-properties style:row-height="1.122cm" fo:break-before="auto" style:use-optimal-row-height="false"/>
    </style:style>
    <style:style style:name="ro45" style:family="table-row">
      <style:table-row-properties style:row-height="0.912cm" fo:break-before="auto" style:use-optimal-row-height="false"/>
    </style:style>
    <style:style style:name="ta8" style:family="table" style:master-page-name="PageStyle_5f_Root">
      <style:table-properties table:display="true" style:writing-mode="lr-tb"/>
    </style:style>
    <style:style style:name="ta3" style:family="table" style:master-page-name="PageStyle_5f_Updater">
      <style:table-properties table:display="true" style:writing-mode="lr-tb"/>
    </style:style>
    <style:style style:name="ta4" style:family="table" style:master-page-name="PageStyle_5f_File_20_Browser">
      <style:table-properties table:display="true" style:writing-mode="lr-tb"/>
    </style:style>
    <style:style style:name="ta6" style:family="table" style:master-page-name="PageStyle_5f_Installer">
      <style:table-properties table:display="true" style:writing-mode="lr-tb"/>
    </style:style>
    <style:style style:name="ta7" style:family="table" style:master-page-name="Default">
      <style:table-properties table:display="true" style:writing-mode="lr-tb"/>
    </style:style>
    <style:style style:name="ta9" style:family="table" style:master-page-name="PageStyle_5f_Screens_20_Manager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number:date-style style:name="N5037" number:language="fr" number:country="FR" number:automatic-order="true">
      <number:day number:style="long"/>
      <number:text>/</number:text>
      <number:month number:style="long"/>
      <number:text>/</number:text>
      <number:year/>
    </number:date-style>
    <number:number-style style:name="N15000" number:language="ms" number:country="MY">
      <number:number number:min-integer-digits="1"/>
    </number:number-style>
    <number:date-style style:name="N20037" number:language="en" number:country="US" number:automatic-order="true">
      <number:month number:style="long"/>
      <number:text>/</number:text>
      <number:day number:style="long"/>
      <number:text>/</number:text>
      <number:year/>
    </number:date-style>
    <number:time-style style:name="N25041" number:language="nl" number:country="NL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ackground-color="transparent"/>
    </style:style>
    <style:style style:name="ce101" style:family="table-cell" style:parent-style-name="Default">
      <style:table-cell-properties fo:background-color="transparent"/>
      <style:text-properties fo:language="ro" fo:country="RO"/>
    </style:style>
    <style:style style:name="ce102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3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5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8" style:family="table-cell" style:parent-style-name="Default">
      <style:table-cell-properties fo:background-color="transparent"/>
      <style:text-properties fo:language="fi" fo:country="FI"/>
    </style:style>
    <style:style style:name="ce111" style:family="table-cell" style:parent-style-name="Default">
      <style:text-properties fo:language="nb" fo:country="NO"/>
    </style:style>
    <style:style style:name="ce113" style:family="table-cell" style:parent-style-name="Default">
      <style:table-cell-properties fo:wrap-option="wrap"/>
      <style:text-properties fo:language="nb" fo:country="NO"/>
    </style:style>
    <style:style style:name="ce114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118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124" style:family="table-cell" style:parent-style-name="Default" style:data-style-name="N37">
      <style:table-cell-properties style:glyph-orientation-vertical="0" fo:background-color="#000000" style:diagonal-bl-tr="none" style:diagonal-tl-br="none" style:text-align-source="fix" style:repeat-content="false" fo:wrap-option="no-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7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0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5" style:family="table-cell" style:parent-style-name="Default">
      <style:table-cell-properties fo:background-color="#e6e6e6"/>
      <style:text-properties fo:color="#000000" fo:language="zxx" fo:country="none"/>
    </style:style>
    <style:style style:name="ce226" style:family="table-cell" style:parent-style-name="Default" style:data-style-name="N15000">
      <style:text-properties fo:language="zxx" fo:country="none"/>
    </style:style>
    <style:style style:name="ce227" style:family="table-cell" style:parent-style-name="Default" style:data-style-name="N15000">
      <style:table-cell-properties fo:background-color="#e6e6e6"/>
      <style:text-properties fo:color="#000000" fo:language="zxx" fo:country="none"/>
    </style:style>
    <style:style style:name="ce228" style:family="table-cell" style:parent-style-name="Default" style:data-style-name="N15000">
      <style:table-cell-properties fo:background-color="transparent"/>
      <style:text-properties fo:language="zxx" fo:country="none"/>
    </style:style>
    <style:style style:name="ce229" style:family="table-cell" style:parent-style-name="Default" style:data-style-name="N20037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0" style:family="table-cell" style:parent-style-name="Default" style:data-style-name="N20037">
      <style:table-cell-properties fo:background-color="#e6e6e6"/>
      <style:text-properties fo:color="#000000" fo:language="en" fo:country="US"/>
    </style:style>
    <style:style style:name="ce231" style:family="table-cell" style:parent-style-name="Default" style:data-style-name="N20037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2" style:family="table-cell" style:parent-style-name="Default" style:data-style-name="N20037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3" style:family="table-cell" style:parent-style-name="dutch" style:data-style-name="N20037">
      <style:text-properties fo:language="en" fo:country="US"/>
    </style:style>
    <style:style style:name="ce234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n" fo:country="US"/>
    </style:style>
    <style:style style:name="ce235" style:family="table-cell" style:parent-style-name="Default" style:data-style-name="N20037">
      <style:table-cell-properties fo:background-color="transparent"/>
      <style:text-properties fo:language="en" fo:country="US"/>
    </style:style>
    <style:style style:name="ce236" style:family="table-cell" style:parent-style-name="Default" style:data-style-name="N20037">
      <style:text-properties fo:language="zxx" fo:country="none"/>
    </style:style>
    <style:style style:name="ce237" style:family="table-cell" style:parent-style-name="Default" style:data-style-name="N5037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8" style:family="table-cell" style:parent-style-name="Default" style:data-style-name="N5037">
      <style:table-cell-properties fo:background-color="#e6e6e6"/>
      <style:text-properties fo:color="#000000" fo:language="fr" fo:country="FR"/>
    </style:style>
    <style:style style:name="ce239" style:family="table-cell" style:parent-style-name="Default" style:data-style-name="N5037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0" style:family="table-cell" style:parent-style-name="Default" style:data-style-name="N5037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1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42" style:family="table-cell" style:parent-style-name="Default" style:data-style-name="N5037">
      <style:table-cell-properties fo:background-color="transparent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3" style:family="table-cell" style:parent-style-name="Default" style:data-style-name="N5037"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4" style:family="table-cell" style:parent-style-name="Default" style:data-style-name="N25041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5" style:family="table-cell" style:parent-style-name="Default" style:data-style-name="N41">
      <style:table-cell-properties fo:background-color="#e6e6e6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6" style:family="table-cell" style:parent-style-name="Default" style:data-style-name="N41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7" style:family="table-cell" style:parent-style-name="Default" style:data-style-name="N41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8" style:family="table-cell" style:parent-style-name="Default" style:data-style-name="N41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249" style:family="table-cell" style:parent-style-name="Default" style:data-style-name="N41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0" style:family="table-cell" style:parent-style-name="Default" style:data-style-name="N41">
      <style:table-cell-properties fo:background-color="transparen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1" style:family="table-cell" style:parent-style-name="Default" style:data-style-name="N41">
      <style:table-cell-properties fo:background-color="transparent"/>
    </style:style>
    <style:style style:name="ce252" style:family="table-cell" style:parent-style-name="Default" style:data-style-name="N25041">
      <style:text-properties fo:language="zxx" fo:country="none"/>
    </style:style>
    <style:style style:name="ce253" style:family="table-cell" style:parent-style-name="Default">
      <style:table-cell-properties fo:background-color="#e6e6e6"/>
      <style:text-properties fo:color="#000000" fo:language="de" fo:country="DE"/>
    </style:style>
    <style:style style:name="ce254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de" fo:country="DE"/>
    </style:style>
    <style:style style:name="ce25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6" style:family="table-cell" style:parent-style-name="Default">
      <style:table-cell-properties style:diagonal-bl-tr="none" style:diagonal-tl-br="none" fo:background-color="transparent" fo:wrap-option="wrap" fo:border="0.035cm solid #c0c0c0"/>
      <style:text-properties fo:language="de" fo:country="DE"/>
    </style:style>
    <style:style style:name="ce257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c0c0c0" style:direction="ltr" style:rotation-angle="0" style:rotation-align="none" style:shrink-to-fit="false" style:vertical-align="automatic"/>
      <style:paragraph-properties fo:margin-left="0cm" style:writing-mode="page"/>
      <style:text-properties fo:language="de" fo:country="DE"/>
    </style:style>
    <style:style style:name="ce258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c0c0c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9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de" fo:country="DE"/>
    </style:style>
    <style:style style:name="ce260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es" fo:country="E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1" style:family="table-cell" style:parent-style-name="Default">
      <style:table-cell-properties fo:background-color="#e6e6e6"/>
      <style:text-properties fo:color="#000000" fo:language="es" fo:country="ES"/>
    </style:style>
    <style:style style:name="ce262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s" fo:country="ES"/>
    </style:style>
    <style:style style:name="ce263" style:family="table-cell" style:parent-style-name="Default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s" fo:country="ES"/>
    </style:style>
    <style:style style:name="ce26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/>
    </style:style>
    <style:style style:name="ce26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/>
    </style:style>
    <style:style style:name="ce266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/>
    </style:style>
    <style:style style:name="ce267" style:family="table-cell" style:parent-style-name="Default">
      <style:table-cell-properties fo:background-color="#e6e6e6" style:diagonal-bl-tr="none" style:diagonal-tl-br="none" fo:border="0.035cm solid #808080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8" style:family="table-cell" style:parent-style-name="Default">
      <style:table-cell-properties style:glyph-orientation-vertical="0" fo:background-color="#ffcc99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</style:style>
    <style:style style:name="ce269" style:family="table-cell" style:parent-style-name="Default">
      <style:table-cell-properties style:glyph-orientation-vertical="0" fo:background-color="#ffcc99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0" style:family="table-cell" style:parent-style-name="Default">
      <style:table-cell-properties fo:background-color="#e6e6e6"/>
      <style:text-properties fo:color="#000000" fo:language="pl" fo:country="PL"/>
    </style:style>
    <style:style style:name="ce27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272" style:family="table-cell" style:parent-style-name="Default">
      <style:table-cell-properties fo:background-color="transparent"/>
      <style:text-properties fo:language="pl" fo:country="PL"/>
    </style:style>
    <style:style style:name="ce273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274" style:family="table-cell" style:parent-style-name="Default">
      <style:table-cell-properties fo:background-color="#ffcc99"/>
      <style:text-properties fo:language="pl" fo:country="PL"/>
    </style:style>
    <style:style style:name="ce275" style:family="table-cell" style:parent-style-name="Default">
      <style:table-cell-properties fo:background-color="#e6e6e6"/>
      <style:text-properties fo:color="#000000" fo:language="it" fo:country="IT"/>
    </style:style>
    <style:style style:name="ce276" style:family="table-cell" style:parent-style-name="Default">
      <style:table-cell-properties fo:background-color="#e6e6e6"/>
      <style:text-properties fo:color="#000000" fo:language="ro" fo:country="RO"/>
    </style:style>
    <style:style style:name="ce27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ro" fo:country="RO"/>
    </style:style>
    <style:style style:name="ce278" style:family="table-cell" style:parent-style-name="Default">
      <style:table-cell-properties fo:background-color="#e6e6e6"/>
      <style:text-properties fo:color="#000000" fo:language="fi" fo:country="FI"/>
    </style:style>
    <style:style style:name="ce27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ffffff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fi" fo:country="FI"/>
    </style:style>
    <style:style style:name="ce281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2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3" style:family="table-cell" style:parent-style-name="Default">
      <style:table-cell-properties fo:background-color="#e6e6e6"/>
      <style:text-properties fo:color="#000000" fo:language="nb" fo:country="NO"/>
    </style:style>
    <style:style style:name="ce284" style:family="table-cell" style:parent-style-name="Default">
      <style:table-cell-properties fo:background-color="transparent" fo:wrap-option="wrap"/>
      <style:text-properties fo:language="nb" fo:country="NO"/>
    </style:style>
    <style:style style:name="ce285" style:family="table-cell" style:parent-style-name="Default">
      <style:table-cell-properties fo:background-color="#ffcc99" fo:wrap-option="wrap"/>
      <style:text-properties fo:language="nb" fo:country="NO"/>
    </style:style>
    <style:style style:name="ce286" style:family="table-cell" style:parent-style-name="Default" style:data-style-name="N37">
      <style:table-cell-properties style:glyph-orientation-vertical="0" fo:background-color="#000000" style:diagonal-bl-tr="none" style:diagonal-tl-br="none" style:text-align-source="fix" style:repeat-content="false" fo:wrap-option="no-wrap" fo:border="0.035cm solid #80808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287" style:family="table-cell" style:parent-style-name="Default">
      <style:table-cell-properties fo:background-color="#e6e6e6" fo:wrap-option="wrap"/>
      <style:text-properties fo:color="#000000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h" style:country-asian="CN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88" style:family="table-cell" style:parent-style-name="Default" style:data-style-name="N37">
      <style:table-cell-properties style:glyph-orientation-vertical="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289" style:family="table-cell" style:parent-style-name="Default" style:data-style-name="N37">
      <style:table-cell-properties style:glyph-orientation-vertical="0" style:diagonal-bl-tr="none" style:diagonal-tl-br="none" style:text-align-source="value-type" style:repeat-content="false" fo:background-color="transparent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290" style:family="table-cell" style:parent-style-name="Default" style:data-style-name="N37">
      <style:table-cell-properties style:glyph-orientation-vertical="0" fo:background-color="#ffcc99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291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80808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2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1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3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</style:style>
    <style:style style:name="ce294" style:family="table-cell" style:parent-style-name="Default" style:data-style-name="N275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295" style:family="table-cell" style:parent-style-name="Default" style:data-style-name="N37">
      <style:table-cell-properties style:glyph-orientation-vertical="0" fo:background-color="#e6e6e6" style:diagonal-bl-tr="none" style:diagonal-tl-br="none" style:text-align-source="fix" style:repeat-content="false" fo:wrap-option="no-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fo:language="el" fo:country="GR"/>
    </style:style>
    <style:style style:name="ce296" style:family="table-cell" style:parent-style-name="Default" style:data-style-name="N37">
      <style:table-cell-properties style:glyph-orientation-vertical="0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297" style:family="table-cell" style:parent-style-name="Default" style:data-style-name="N37">
      <style:table-cell-properties style:glyph-orientation-vertical="0" style:diagonal-bl-tr="none" style:diagonal-tl-br="none" style:text-align-source="fix" style:repeat-content="false" fo:background-color="transparent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29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299" style:family="table-cell" style:parent-style-name="Default" style:data-style-name="N37">
      <style:table-cell-properties style:glyph-orientation-vertical="0" style:diagonal-bl-tr="none" style:diagonal-tl-br="none" style:text-align-source="fix" style:repeat-content="false" fo:background-color="transparent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0" style:family="table-cell" style:parent-style-name="Default">
      <style:table-cell-properties style:diagonal-bl-tr="none" style:diagonal-tl-br="none" fo:background-color="transparent" fo:border="0.035cm solid #808080" style:rotation-align="none"/>
    </style:style>
    <style:style style:name="ce301" style:family="table-cell" style:parent-style-name="Default" style:data-style-name="N37">
      <style:table-cell-properties style:glyph-orientation-vertical="0" fo:background-color="#ffcc99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302" style:family="table-cell" style:parent-style-name="Default" style:data-style-name="N37">
      <style:table-cell-properties style:glyph-orientation-vertical="0" style:diagonal-bl-tr="none" style:diagonal-tl-br="none" style:text-align-source="fix" style:repeat-content="false" fo:background-color="transparent" fo:wrap-option="no-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303" style:family="table-cell" style:parent-style-name="Default">
      <style:table-cell-properties fo:background-color="#e6e6e6"/>
      <style:text-properties fo:color="#000000"/>
    </style:style>
    <style:style style:name="ce3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0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4" style:family="table-cell" style:parent-style-name="Default">
      <style:table-cell-properties fo:background-color="transparent"/>
      <style:text-properties fo:language="de" fo:country="DE"/>
    </style:style>
    <style:style style:name="ce70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s" fo:country="E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s" fo:country="E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7" style:family="table-cell" style:parent-style-name="Default">
      <style:table-cell-properties fo:background-color="transparent"/>
      <style:text-properties fo:language="es" fo:country="ES"/>
    </style:style>
    <style:style style:name="ce78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0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1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</style:style>
    <style:style style:name="ce83" style:family="table-cell" style:parent-style-name="Default">
      <style:table-cell-properties style:diagonal-bl-tr="none" style:diagonal-tl-br="none" fo:background-color="transparent" fo:border="0.035cm solid #80808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4" style:family="table-cell" style:parent-style-name="Default">
      <style:table-cell-properties style:diagonal-bl-tr="none" style:diagonal-tl-br="none" fo:background-color="transparent" fo:border="0.035cm solid #808080"/>
    </style:style>
    <style:style style:name="ce85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7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0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94" style:family="table-cell" style:parent-style-name="Default">
      <style:table-cell-properties fo:background-color="transparent"/>
      <style:text-properties fo:language="it" fo:country="IT"/>
    </style:style>
    <style:style style:name="ce9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6" style:family="table-cell" style:parent-style-name="Default">
      <style:table-cell-properties fo:background-color="transparent" fo:wrap-option="wrap"/>
      <style:text-properties fo:language="it" fo:country="IT"/>
    </style:style>
    <style:style style:name="ce9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3" style:family="table-cell" style:parent-style-name="Default">
      <style:text-properties fo:language="zxx" fo:country="none"/>
    </style:style>
    <style:style style:name="ce134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5" style:family="table-cell" style:parent-style-name="Default">
      <style:table-cell-properties fo:background-color="#ffcc99"/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6" style:family="table-cell" style:parent-style-name="Default"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7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8" style:family="table-cell" style:parent-style-name="Default">
      <style:text-properties fo:language="en" fo:country="US"/>
    </style:style>
    <style:style style:name="ce139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0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2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3" style:family="table-cell" style:parent-style-name="Default">
      <style:text-properties fo:language="fr" fo:country="FR"/>
    </style:style>
    <style:style style:name="ce144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5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7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8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9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0" style:family="table-cell" style:parent-style-name="Default">
      <style:table-cell-properties fo:background-color="#ffcc99" fo:wrap-option="wrap"/>
      <style:text-properties style:use-window-font-color="true" style:text-outline="false" style:text-line-through-style="none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151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152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es" fo:country="A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3" style:family="table-cell" style:parent-style-name="Default">
      <style:text-properties fo:language="es" fo:country="AR"/>
    </style:style>
    <style:style style:name="ce154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AR"/>
    </style:style>
    <style:style style:name="ce155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s" fo:country="A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AR"/>
    </style:style>
    <style:style style:name="ce15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AR"/>
    </style:style>
    <style:style style:name="ce158" style:family="table-cell" style:parent-style-name="Default">
      <style:text-properties fo:language="pt" fo:country="BR"/>
    </style:style>
    <style:style style:name="ce159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t" fo:country="BR"/>
    </style:style>
    <style:style style:name="ce160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t" fo:country="BR"/>
    </style:style>
    <style:style style:name="ce16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t" fo:country="BR"/>
    </style:style>
    <style:style style:name="ce16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3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4" style:family="table-cell" style:parent-style-name="Default">
      <style:text-properties fo:language="pl" fo:country="PL"/>
    </style:style>
    <style:style style:name="ce165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6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8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9" style:family="table-cell" style:parent-style-name="Default">
      <style:text-properties fo:language="ro" fo:country="RO"/>
    </style:style>
    <style:style style:name="ce171" style:family="table-cell" style:parent-style-name="Default">
      <style:text-properties fo:language="fi" fo:country="FI"/>
    </style:style>
    <style:style style:name="ce172" style:family="table-cell" style:parent-style-name="Default">
      <style:table-cell-properties fo:background-color="#ffcc99"/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3" style:family="table-cell" style:parent-style-name="Default"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4" style:family="table-cell" style:parent-style-name="Default">
      <style:table-cell-properties fo:wrap-option="wrap"/>
      <style:text-properties style:use-window-font-color="true" style:text-outline="false" style:text-line-through-style="none" style:font-name="Arial1" fo:font-size="10pt" fo:language="nb" fo:country="N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5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ce176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h" style:country-asian="CN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77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17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179" style:family="table-cell" style:parent-style-name="Default">
      <style:text-properties style:use-window-font-color="true" style:text-outline="false" style:text-line-through-style="none" style:font-name="Arial1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0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181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18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183" style:family="table-cell" style:parent-style-name="Default">
      <style:table-cell-properties style:glyph-orientation-vertical="0" fo:background-color="#ffcc99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18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185" style:family="table-cell" style:parent-style-name="Default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186" style:family="table-cell" style:parent-style-name="Default">
      <style:table-cell-properties fo:background-color="#ffcc99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7" style:family="table-cell" style:parent-style-name="Default">
      <style:table-cell-properties fo:background-color="#ffcc99"/>
    </style:style>
    <style:style style:name="ce188" style:family="table-cell" style:parent-style-name="Default">
      <style:table-cell-properties fo:background-color="transparent"/>
      <style:text-properties fo:language="zxx" fo:country="none"/>
    </style:style>
    <style:style style:name="ce189" style:family="table-cell" style:parent-style-name="Default">
      <style:table-cell-properties fo:background-color="transparent"/>
      <style:text-properties fo:language="en" fo:country="US"/>
    </style:style>
    <style:style style:name="ce190" style:family="table-cell" style:parent-style-name="Default">
      <style:table-cell-properties fo:background-color="transparent"/>
      <style:text-properties fo:language="fr" fo:country="FR"/>
    </style:style>
    <style:style style:name="ce191" style:family="table-cell" style:parent-style-name="Default">
      <style:table-cell-properties fo:background-color="transparent"/>
      <style:text-properties fo:language="de" fo:country="DE" fo:font-style="normal"/>
    </style:style>
    <style:style style:name="ce192" style:family="table-cell" style:parent-style-name="Default">
      <style:text-properties fo:language="es" fo:country="ES"/>
    </style:style>
    <style:style style:name="ce193" style:family="table-cell" style:parent-style-name="Default">
      <style:table-cell-properties fo:background-color="#ffffcc"/>
      <style:text-properties fo:language="pl" fo:country="PL"/>
    </style:style>
    <style:style style:name="ce194" style:family="table-cell" style:parent-style-name="Default">
      <style:table-cell-properties fo:background-color="transparent"/>
      <style:text-properties fo:language="nb" fo:country="NO"/>
    </style:style>
    <style:style style:name="ce195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196" style:family="table-cell" style:parent-style-name="Default">
      <style:table-cell-properties style:diagonal-bl-tr="none" style:diagonal-tl-br="none" fo:background-color="transparent" fo:border="0.035cm solid #808080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197" style:family="table-cell" style:parent-style-name="Default">
      <style:table-cell-properties style:diagonal-bl-tr="none" style:diagonal-tl-br="none" fo:background-color="transparent" fo:border="0.035cm solid #808080"/>
      <style:text-properties style:use-window-font-color="true" style:text-outline="false" style:text-line-through-style="none" style:font-name="Arial1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8" style:family="table-cell" style:parent-style-name="Default">
      <style:table-cell-properties style:diagonal-bl-tr="none" style:diagonal-tl-br="none" fo:border="0.035cm solid #808080"/>
    </style:style>
    <style:style style:name="ce19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6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7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1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nb" fo:country="N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9" style:family="table-cell" style:parent-style-name="Default">
      <style:text-properties fo:language="tr" fo:country="TR"/>
    </style:style>
    <style:style style:name="ce320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321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209" style:family="table-cell" style:parent-style-name="Default">
      <style:table-cell-properties fo:background-color="#4c4c4c" style:text-align-source="fix" style:repeat-content="false"/>
      <style:paragraph-properties fo:text-align="center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21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11" style:family="table-cell" style:parent-style-name="Default">
      <style:table-cell-properties fo:background-color="#ccccff" style:text-align-source="fix" style:repeat-content="false" fo:border="0.002cm solid #000000" style:vertical-align="middle"/>
      <style:paragraph-properties fo:text-align="center" fo:margin-left="0cm"/>
    </style:style>
    <style:style style:name="ce212" style:family="table-cell" style:parent-style-name="Default">
      <style:table-cell-properties style:glyph-orientation-vertical="0" fo:background-color="#ccccff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3" style:family="table-cell" style:parent-style-name="Default">
      <style:table-cell-properties style:glyph-orientation-vertical="0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4" style:family="table-cell" style:parent-style-name="Default">
      <style:table-cell-properties fo:background-color="#4c4c4c" style:text-align-source="fix" style:repeat-content="false" style:vertical-align="middle"/>
      <style:paragraph-properties fo:text-align="center" fo:margin-left="0cm"/>
      <style:text-properties fo:color="#ffffff"/>
    </style:style>
    <style:style style:name="ce215" style:family="table-cell" style:parent-style-name="Default">
      <style:table-cell-properties fo:background-color="#ffcc99" style:text-align-source="fix" style:repeat-content="false" style:vertical-align="middle"/>
      <style:paragraph-properties fo:text-align="center" fo:margin-left="0cm"/>
    </style:style>
    <style:style style:name="ce216" style:family="table-cell" style:parent-style-name="Default">
      <style:table-cell-properties fo:background-color="#ffd320" style:text-align-source="fix" style:repeat-content="false" style:vertical-align="middle"/>
      <style:paragraph-properties fo:text-align="center" fo:margin-left="0cm"/>
    </style:style>
    <style:style style:name="ce217" style:family="table-cell" style:parent-style-name="Default">
      <style:table-cell-properties fo:background-color="#ffffcc" style:text-align-source="fix" style:repeat-content="false" style:vertical-align="middle"/>
      <style:paragraph-properties fo:text-align="center" fo:margin-left="0cm"/>
    </style:style>
    <style:style style:name="ce218" style:family="table-cell" style:parent-style-name="Default">
      <style:table-cell-properties fo:background-color="#aecf00" style:text-align-source="fix" style:repeat-content="false" style:vertical-align="middle"/>
      <style:paragraph-properties fo:text-align="center" fo:margin-left="0cm"/>
    </style:style>
    <style:style style:name="ce219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20" style:family="table-cell" style:parent-style-name="Default">
      <style:table-cell-properties fo:background-color="#ccccff" style:text-align-source="fix" style:repeat-content="false" fo:border="0.002cm solid #000000"/>
      <style:paragraph-properties fo:text-align="center" fo:margin-left="0cm"/>
      <style:text-properties fo:font-size="10pt" fo:language="de" fo:country="DE" style:font-name-asian="Arial1" style:font-size-asian="10pt" style:font-size-complex="10pt"/>
    </style:style>
    <style:style style:name="ce221" style:family="table-cell" style:parent-style-name="Default">
      <style:table-cell-properties style:glyph-orientation-vertical="0" fo:background-color="#4c4c4c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2" style:family="table-cell" style:parent-style-name="Default">
      <style:table-cell-properties fo:background-color="#ccccff" style:text-align-source="fix" style:repeat-content="false" fo:border="0.002cm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223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224" style:family="table-cell" style:parent-style-name="Default">
      <style:table-cell-properties fo:background-color="#ccccff" style:text-align-source="fix" style:repeat-content="false" fo:border="0.002cm solid #000000" style:vertical-align="middle"/>
      <style:paragraph-properties fo:text-align="center"/>
    </style:style>
    <style:style style:name="ce30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</style:style>
    <style:style style:name="ce30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</style:style>
    <style:style style:name="ce306" style:family="table-cell" style:parent-style-name="Default">
      <style:table-cell-properties fo:background-color="#ccccff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07" style:family="table-cell" style:parent-style-name="Default">
      <style:table-cell-properties fo:background-color="#4c4c4c" style:text-align-source="fix" style:repeat-content="false"/>
      <style:paragraph-properties fo:text-align="center" fo:margin-left="0cm"/>
      <style:text-properties fo:color="#ffffff"/>
    </style:style>
    <style:style style:name="ce308" style:family="table-cell" style:parent-style-name="Default">
      <style:table-cell-properties fo:background-color="#ccccff" style:text-align-source="fix" style:repeat-content="false" style:vertical-align="middle"/>
      <style:paragraph-properties fo:text-align="center" fo:margin-left="0cm"/>
    </style:style>
    <style:style style:name="ce309" style:family="table-cell" style:parent-style-name="Default">
      <style:table-cell-properties fo:background-color="#4c4c4c" style:text-align-source="fix" style:repeat-content="false" fo:border="0.002cm solid #000000"/>
      <style:paragraph-properties fo:text-align="center" fo:margin-left="0cm"/>
      <style:text-properties fo:color="#ffffff"/>
    </style:style>
    <style:style style:name="ce310" style:family="table-cell" style:parent-style-name="Default">
      <style:table-cell-properties style:glyph-orientation-vertical="0" fo:background-color="#4c4c4c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宋体" fo:font-size="10pt" fo:font-style="normal" fo:text-shadow="none" style:text-underline-style="none" fo:font-weight="normal" style:font-name-asian="宋体" style:font-size-asian="10pt" style:font-style-asian="normal" style:font-weight-asian="normal" style:font-size-complex="10pt" style:font-style-complex="normal" style:font-weight-complex="normal"/>
    </style:style>
    <style:style style:name="ce311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312" style:family="table-cell" style:parent-style-name="Default">
      <style:table-cell-properties style:glyph-orientation-vertical="0" fo:background-color="#4c4c4c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3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language="fr" fo:country="FR" style:font-name-asian="SimSun" style:language-asian="zh" style:country-asian="CN"/>
    </style:style>
    <style:style style:name="ce314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ffffff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5" style:family="table-cell" style:parent-style-name="Default">
      <style:table-cell-properties fo:wrap-option="wrap"/>
      <style:text-properties fo:language="zxx" fo:country="none"/>
    </style:style>
    <style:style style:name="ce322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23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24" style:family="table-cell" style:parent-style-name="Default">
      <style:table-cell-properties fo:background-color="transparent" fo:wrap-option="wrap"/>
      <style:text-properties fo:language="zxx" fo:country="none"/>
    </style:style>
    <style:style style:name="ce325" style:family="table-cell" style:parent-style-name="Default">
      <style:table-cell-properties fo:background-color="transparent" fo:wrap-option="wrap"/>
      <style:text-properties fo:color="#000000" style:text-outline="false" style:text-line-through-style="none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9pt" style:language-asian="en" style:country-asian="US" style:font-style-asian="normal" style:font-weight-asian="normal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26" style:family="table-cell" style:parent-style-name="Default">
      <style:table-cell-properties fo:background-color="#ffd320" fo:wrap-option="wrap"/>
      <style:text-properties fo:color="#000000" style:text-outline="false" style:text-line-through-style="none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9pt" style:language-asian="en" style:country-asian="US" style:font-style-asian="normal" style:font-weight-asian="normal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27" style:family="table-cell" style:parent-style-name="Default">
      <style:table-cell-properties fo:background-color="transparent" fo:wrap-option="wrap"/>
      <style:text-properties fo:color="#000000" style:text-outline="false" style:text-line-through-style="non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ProggyCleanTT" style:font-size-asian="11pt" style:language-asian="en" style:country-asian="US" style:font-style-asian="normal" style:font-weight-asian="normal" style:font-size-complex="6.2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28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9" style:family="table-cell" style:parent-style-name="Default">
      <style:table-cell-properties fo:background-color="#ffcc99" fo:wrap-option="wrap"/>
      <style:text-properties style:use-window-font-color="true" fo:language="zxx" fo:country="none"/>
    </style:style>
    <style:style style:name="ce330" style:family="table-cell" style:parent-style-name="Default">
      <style:table-cell-properties fo:wrap-option="wrap"/>
    </style:style>
    <style:style style:name="ce331" style:family="table-cell" style:parent-style-name="Default">
      <style:table-cell-properties fo:wrap-option="wrap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2" style:family="table-cell" style:parent-style-name="Default">
      <style:table-cell-properties fo:background-color="#ffd320" fo:wrap-option="wrap"/>
      <style:text-properties fo:language="zxx" fo:country="none"/>
    </style:style>
    <style:style style:name="ce333" style:family="table-cell" style:parent-style-name="Default">
      <style:table-cell-properties fo:background-color="#ffcc99" fo:wrap-option="wrap"/>
      <style:text-properties fo:language="zxx" fo:country="none"/>
    </style:style>
    <style:style style:name="ce334" style:family="table-cell" style:parent-style-name="Default">
      <style:table-cell-properties style:text-align-source="fix" style:repeat-content="false" fo:background-color="transparent" fo:wrap-option="wrap"/>
      <style:paragraph-properties fo:text-align="justify" fo:margin-left="0cm"/>
      <style:text-properties fo:language="zxx" fo:country="none"/>
    </style:style>
    <style:style style:name="ce335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6" style:family="table-cell" style:parent-style-name="Default">
      <style:table-cell-properties fo:wrap-option="wrap"/>
      <style:text-properties fo:language="en" fo:country="US"/>
    </style:style>
    <style:style style:name="ce337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38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9" style:family="table-cell" style:parent-style-name="Default">
      <style:table-cell-properties fo:background-color="transparent" fo:wrap-option="wrap"/>
      <style:text-properties fo:language="en" fo:country="US"/>
    </style:style>
    <style:style style:name="ce340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41" style:family="table-cell" style:parent-style-name="Default">
      <style:table-cell-properties fo:background-color="#ffcc99" fo:wrap-option="wrap"/>
      <style:text-properties style:use-window-font-color="true" fo:language="en" fo:country="US"/>
    </style:style>
    <style:style style:name="ce342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3" style:family="table-cell" style:parent-style-name="Default">
      <style:table-cell-properties fo:wrap-option="wrap"/>
      <style:text-properties fo:language="fr" fo:country="FR"/>
    </style:style>
    <style:style style:name="ce344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45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6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7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8" style:family="table-cell" style:parent-style-name="Default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9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0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351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2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3" style:family="table-cell" style:parent-style-name="Default">
      <style:table-cell-properties fo:background-color="transparent" fo:wrap-option="wrap"/>
      <style:text-properties fo:language="de" fo:country="DE"/>
    </style:style>
    <style:style style:name="ce35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c0c0c0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5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6" style:family="table-cell" style:parent-style-name="Default">
      <style:table-cell-properties fo:background-color="#ffd320" fo:wrap-option="wrap"/>
      <style:text-properties fo:language="de" fo:country="DE"/>
    </style:style>
    <style:style style:name="ce357" style:family="table-cell" style:parent-style-name="Default">
      <style:table-cell-properties fo:background-color="#ffcc99" fo:wrap-option="wrap"/>
      <style:text-properties fo:language="de" fo:country="DE"/>
    </style:style>
    <style:style style:name="ce358" style:family="table-cell" style:parent-style-name="Default">
      <style:table-cell-properties fo:background-color="#ffd320" style:diagonal-bl-tr="none" style:diagonal-tl-br="none" fo:wrap-option="wrap" fo:border="0.035cm solid #c0c0c0"/>
      <style:text-properties fo:language="de" fo:country="DE"/>
    </style:style>
    <style:style style:name="ce359" style:family="table-cell" style:parent-style-name="Default" style:data-style-name="N100">
      <style:table-cell-properties fo:background-color="transparent" fo:wrap-option="wrap"/>
      <style:text-properties fo:language="de" fo:country="DE"/>
    </style:style>
    <style:style style:name="ce360" style:family="table-cell" style:parent-style-name="Default">
      <style:table-cell-properties fo:background-color="#ffcc99" fo:wrap-option="wrap"/>
      <style:text-properties style:use-window-font-color="true" fo:language="de" fo:country="DE"/>
    </style:style>
    <style:style style:name="ce361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es" fo:country="A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2" style:family="table-cell" style:parent-style-name="Default">
      <style:table-cell-properties fo:wrap-option="wrap"/>
      <style:text-properties fo:language="es" fo:country="ES"/>
    </style:style>
    <style:style style:name="ce363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/>
    </style:style>
    <style:style style:name="ce364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 style:text-underline-style="none"/>
    </style:style>
    <style:style style:name="ce365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 style:text-underline-style="none"/>
    </style:style>
    <style:style style:name="ce366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67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68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s" fo:country="E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9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fo:language="es" fo:country="ES"/>
    </style:style>
    <style:style style:name="ce370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1" style:family="table-cell" style:parent-style-name="Default">
      <style:table-cell-properties style:diagonal-bl-tr="none" style:diagonal-tl-br="none" fo:background-color="transparent" fo:wrap-option="wrap" fo:border="0.035cm solid #80808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2" style:family="table-cell" style:parent-style-name="Default">
      <style:table-cell-properties style:glyph-orientation-vertical="0" fo:background-color="#ffd32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3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74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75" style:family="table-cell" style:parent-style-name="Default">
      <style:table-cell-properties style:glyph-orientation-vertical="0" fo:background-color="#ffd32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</style:style>
    <style:style style:name="ce376" style:family="table-cell" style:parent-style-name="Default">
      <style:table-cell-properties style:glyph-orientation-vertical="0" fo:background-color="#ffcc99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/>
    </style:style>
    <style:style style:name="ce377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8" style:family="table-cell" style:parent-style-name="Default">
      <style:table-cell-properties fo:wrap-option="wrap"/>
      <style:text-properties fo:language="pl" fo:country="PL"/>
    </style:style>
    <style:style style:name="ce379" style:family="table-cell" style:parent-style-name="Default">
      <style:table-cell-properties style:glyph-orientation-vertical="0" fo:background-color="#ffcc99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0" style:family="table-cell" style:parent-style-name="Default">
      <style:table-cell-properties fo:background-color="#ffffff" fo:wrap-option="wrap"/>
      <style:text-properties fo:language="pl" fo:country="PL"/>
    </style:style>
    <style:style style:name="ce381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382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3" style:family="table-cell" style:parent-style-name="Default">
      <style:table-cell-properties fo:background-color="#ffcc99" fo:wrap-option="wrap"/>
      <style:text-properties fo:language="pl" fo:country="PL"/>
    </style:style>
    <style:style style:name="ce384" style:family="table-cell" style:parent-style-name="Default">
      <style:table-cell-properties fo:background-color="transparent" fo:wrap-option="wrap"/>
      <style:text-properties fo:language="pl" fo:country="PL"/>
    </style:style>
    <style:style style:name="ce38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6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387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388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fo:language="pl" fo:country="PL"/>
    </style:style>
    <style:style style:name="ce389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0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1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92" style:family="table-cell" style:parent-style-name="Default">
      <style:table-cell-properties fo:background-color="#ffd320" fo:wrap-option="wrap"/>
      <style:text-properties fo:language="it" fo:country="IT"/>
    </style:style>
    <style:style style:name="ce39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it" fo:country="IT"/>
    </style:style>
    <style:style style:name="ce394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95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6" style:family="table-cell" style:parent-style-name="Default">
      <style:table-cell-properties fo:background-color="#ffcc99" fo:wrap-option="wrap"/>
      <style:text-properties style:use-window-font-color="true" fo:language="it" fo:country="IT"/>
    </style:style>
    <style:style style:name="ce397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8" style:family="table-cell" style:parent-style-name="Default">
      <style:table-cell-properties fo:wrap-option="wrap"/>
      <style:text-properties fo:language="ro" fo:country="RO"/>
    </style:style>
    <style:style style:name="ce399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ro" fo:country="RO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400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ro" fo:country="RO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401" style:family="table-cell" style:parent-style-name="Default">
      <style:table-cell-properties fo:background-color="transparent" fo:wrap-option="wrap"/>
      <style:text-properties fo:language="ro" fo:country="RO"/>
    </style:style>
    <style:style style:name="ce402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3" style:family="table-cell" style:parent-style-name="Default">
      <style:table-cell-properties fo:background-color="#ffcc99" fo:wrap-option="wrap"/>
      <style:text-properties style:use-window-font-color="true" fo:language="ro" fo:country="RO"/>
    </style:style>
    <style:style style:name="ce404" style:family="table-cell" style:parent-style-name="Default">
      <style:table-cell-properties fo:background-color="transparent" fo:wrap-option="wrap"/>
      <style:text-properties fo:language="fi" fo:country="FI"/>
    </style:style>
    <style:style style:name="ce405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406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7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408" style:family="table-cell" style:parent-style-name="Default">
      <style:table-cell-properties fo:background-color="#ffcc99" fo:wrap-option="wrap"/>
      <style:text-properties style:use-window-font-color="true" fo:language="fi" fo:country="FI"/>
    </style:style>
    <style:style style:name="ce409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0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Arial1" fo:font-size="10pt" fo:language="nb" fo:country="N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1" style:family="table-cell" style:parent-style-name="Default">
      <style:table-cell-properties fo:background-color="#ffd320" fo:wrap-option="wrap"/>
      <style:text-properties fo:language="nb" fo:country="NO"/>
    </style:style>
    <style:style style:name="ce412" style:family="table-cell" style:parent-style-name="Default">
      <style:table-cell-properties fo:background-color="#ffcc99" fo:wrap-option="wrap"/>
      <style:text-properties style:use-window-font-color="true" fo:language="nb" fo:country="NO"/>
    </style:style>
    <style:style style:name="ce413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414" style:family="table-cell" style:parent-style-name="Default">
      <style:table-cell-properties style:glyph-orientation-vertical="0" fo:background-color="#ffd32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415" style:family="table-cell" style:parent-style-name="Default">
      <style:table-cell-properties style:glyph-orientation-vertical="0" fo:background-color="#ffcc99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416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7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8" style:family="table-cell" style:parent-style-name="Default" style:data-style-name="N37">
      <style:table-cell-properties style:glyph-orientation-vertical="0" fo:background-color="#000000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420" style:family="table-cell" style:parent-style-name="Default">
      <style:table-cell-properties style:glyph-orientation-vertical="0" fo:background-color="#ffd320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421" style:family="table-cell" style:parent-style-name="Default">
      <style:table-cell-properties style:glyph-orientation-vertical="0" fo:background-color="#ffcc99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42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3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35cm solid #808080" style:direction="ltr" fo:border-right="0.035cm solid #808080" style:rotation-angle="0" style:rotation-align="none" style:shrink-to-fit="false" fo:border-top="none" style:vertical-align="middle"/>
      <style:paragraph-properties fo:text-align="start" fo:margin-left="0cm" style:writing-mode="page"/>
      <style:text-properties fo:language="el" fo:country="GR"/>
    </style:style>
    <style:style style:name="ce424" style:family="table-cell" style:parent-style-name="Default">
      <style:table-cell-properties style:glyph-orientation-vertical="0" fo:background-color="#ffcc99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fo:language="el" fo:country="GR"/>
    </style:style>
    <style:style style:name="ce425" style:family="table-cell" style:parent-style-name="Default">
      <style:table-cell-properties style:glyph-orientation-vertical="0" fo:background-color="#ffcc99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426" style:family="table-cell" style:parent-style-name="Default">
      <style:table-cell-properties fo:background-color="transparent" fo:wrap-option="wrap"/>
    </style:style>
    <style:style style:name="ce427" style:family="table-cell" style:parent-style-name="Default">
      <style:table-cell-properties fo:background-color="#ffd320" fo:wrap-option="wrap"/>
    </style:style>
    <style:style style:name="ce428" style:family="table-cell" style:parent-style-name="Default">
      <style:table-cell-properties fo:background-color="#ffcc99" fo:wrap-option="wrap"/>
    </style:style>
    <style:style style:name="ce429" style:family="table-cell" style:parent-style-name="Default">
      <style:table-cell-properties fo:background-color="#ffcc99" fo:wrap-option="wrap"/>
      <style:text-properties style:use-window-font-color="true"/>
    </style:style>
    <style:style style:name="gr6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894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864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08cm" fo:padding-top="0.1cm" fo:padding-bottom="0.1cm" fo:padding-left="0.1cm" fo:padding-right="0.1cm" draw:shadow="hidden" draw:shadow-offset-x="0.1cm" draw:shadow-offset-y="0.1cm" draw:caption-escape-direction="auto"/>
    </style:style>
    <style:style style:name="gr7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gr8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873cm" fo:padding-top="0.1cm" fo:padding-bottom="0.1cm" fo:padding-left="0.1cm" fo:padding-right="0.1cm" draw:shadow="hidden" draw:shadow-offset-x="0.1cm" draw:shadow-offset-y="0.1cm" draw:caption-escape-direction="auto"/>
    </style:style>
    <style:style style:name="gr9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2.104cm" fo:padding-top="0.1cm" fo:padding-bottom="0.1cm" fo:padding-left="0.1cm" fo:padding-right="0.1cm" draw:shadow="hidden" draw:shadow-offset-x="0.1cm" draw:shadow-offset-y="0.1cm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1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Arial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1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Arial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underline-style="none"/>
    </style:style>
    <style:style style:name="T3" style:family="text">
      <style:text-properties fo:language="nb" fo:country="NO"/>
    </style:style>
  </office:automatic-styles>
  <office:body>
    <office:spreadsheet>
      <table:calculation-settings table:case-sensitive="false" table:use-regular-expressions="false"/>
      <table:table table:name="Readme" table:style-name="ta7" table:print="false">
        <office:forms form:automatic-focus="false" form:apply-design-mode="false"/>
        <table:table-column table:style-name="co75" table:default-cell-style-name="ce1"/>
        <table:table-column table:style-name="co76" table:default-cell-style-name="ce1"/>
        <table:table-column table:style-name="co77" table:default-cell-style-name="ce1"/>
        <table:table-column table:style-name="co78" table:default-cell-style-name="ce1"/>
        <table:table-column table:style-name="co79" table:default-cell-style-name="ce1"/>
        <table:table-column table:style-name="co6" table:default-cell-style-name="ce1"/>
        <table:table-column table:style-name="co7" table:default-cell-style-name="Default"/>
        <table:table-column table:style-name="co8" table:default-cell-style-name="Default"/>
        <table:table-column table:style-name="co80" table:default-cell-style-name="Default"/>
        <table:table-column table:style-name="co81" table:default-cell-style-name="Default"/>
        <table:table-column table:style-name="co82" table:default-cell-style-name="Default"/>
        <table:table-column table:style-name="co83" table:default-cell-style-name="Default"/>
        <table:table-column table:style-name="co7" table:default-cell-style-name="Default"/>
        <table:table-column table:style-name="co84" table:default-cell-style-name="Default"/>
        <table:table-column table:style-name="co85" table:default-cell-style-name="Default"/>
        <table:table-column table:style-name="co15" table:number-columns-repeated="1007" table:default-cell-style-name="Default"/>
        <table:table-row table:style-name="ro22">
          <table:table-cell table:number-columns-repeated="6"/>
          <table:table-cell table:style-name="ce1" table:number-columns-repeated="250"/>
          <table:table-cell table:number-columns-repeated="766"/>
        </table:table-row>
        <table:table-row table:style-name="ro23">
          <table:table-cell table:style-name="ce209" office:value-type="string" table:number-columns-spanned="2" table:number-rows-spanned="1">
            <text:p>This is Revision : 0014α (in progress)</text:p>
          </table:table-cell>
          <table:covered-table-cell/>
          <table:table-cell table:number-columns-repeated="4"/>
          <table:table-cell table:style-name="ce1" table:number-columns-repeated="250"/>
          <table:table-cell table:number-columns-repeated="766"/>
        </table:table-row>
        <table:table-row table:style-name="ro22">
          <table:table-cell table:number-columns-repeated="6"/>
          <table:table-cell table:style-name="ce1" table:number-columns-repeated="250"/>
          <table:table-cell table:number-columns-repeated="766"/>
        </table:table-row>
        <table:table-row table:style-name="ro24">
          <table:table-cell office:value-type="string" table:number-columns-spanned="6" table:number-rows-spanned="1">
            <text:p>1. State your name below as you'd like it to appear in the credits window.</text:p>
          </table:table-cell>
          <table:covered-table-cell table:number-columns-repeated="5"/>
          <table:table-cell table:number-columns-repeated="1016"/>
        </table:table-row>
        <table:table-row table:style-name="ro24">
          <table:table-cell office:value-type="string" table:number-columns-spanned="6" table:number-rows-spanned="1">
            <text:p>2. You can remove languages columns you don't use to ease editing.</text:p>
          </table:table-cell>
          <table:covered-table-cell table:number-columns-repeated="5"/>
          <table:table-cell table:number-columns-repeated="1016"/>
        </table:table-row>
        <table:table-row table:style-name="ro24">
          <table:table-cell office:value-type="string" table:number-columns-spanned="6" table:number-rows-spanned="1">
            <text:p>3. Create your language column if it doesn't exist, using the native name (see other languages).</text:p>
          </table:table-cell>
          <table:covered-table-cell table:number-columns-repeated="5"/>
          <table:table-cell table:number-columns-repeated="1016"/>
        </table:table-row>
        <table:table-row table:style-name="ro24">
          <table:table-cell office:value-type="string" table:number-columns-spanned="6" table:number-rows-spanned="1">
            <text:p>4. Keep all macro formatting as is. <text:s/>{0}, {0:0.00} (those are curly brackets), \n, etc. </text:p>
          </table:table-cell>
          <table:covered-table-cell table:number-columns-repeated="5"/>
          <table:table-cell table:number-columns-repeated="1016"/>
        </table:table-row>
        <table:table-row table:style-name="ro24">
          <table:table-cell office:value-type="string" table:number-columns-spanned="6" table:number-rows-spanned="1">
            <text:p>Grammar note: the {0} will be turned into a number at runtime, the \n will be a carriage return.</text:p>
          </table:table-cell>
          <table:covered-table-cell table:number-columns-repeated="5"/>
          <table:table-cell table:number-columns-repeated="1016"/>
        </table:table-row>
        <table:table-row table:style-name="ro24">
          <table:table-cell office:value-type="string" table:number-columns-spanned="6" table:number-rows-spanned="1">
            <text:p>5. If you update an item that was already translated, please change its background color so I don't miss it.</text:p>
          </table:table-cell>
          <table:covered-table-cell table:number-columns-repeated="5"/>
          <table:table-cell table:number-columns-repeated="1016"/>
        </table:table-row>
        <table:table-row table:style-name="ro24" table:number-rows-repeated="3">
          <table:table-cell table:number-columns-repeated="1022"/>
        </table:table-row>
        <table:table-row table:style-name="ro24">
          <table:table-cell/>
          <table:table-cell table:style-name="Default" table:number-columns-repeated="5"/>
          <table:table-cell table:number-columns-repeated="1016"/>
        </table:table-row>
        <table:table-row table:style-name="ro22">
          <table:table-cell table:style-name="ce210" office:value-type="string">
            <text:p>Total number of strings:</text:p>
          </table:table-cell>
          <table:table-cell table:style-name="ce220" table:formula="of:=(COUNTA([RootLang.A3:.A70]))+(COUNTA([UpdaterLang.A3:.A18]))+(COUNTA([FileBrowserLang.A3:.A9]))+(COUNTA([ScreenManagerLang.A3:.A296]))+(COUNTA([Installer.A3:.A7]))" office:value-type="float" office:value="386">
            <text:p>386</text:p>
          </table:table-cell>
          <table:table-cell table:style-name="Default" table:number-columns-repeated="4"/>
          <table:table-cell table:number-columns-repeated="1016"/>
        </table:table-row>
        <table:table-row table:style-name="ro22">
          <table:table-cell table:style-name="ce210" table:number-columns-repeated="2"/>
          <table:table-cell table:style-name="Default" table:number-columns-repeated="4"/>
          <table:table-cell table:number-columns-repeated="1016"/>
        </table:table-row>
        <table:table-row table:style-name="ro22">
          <table:table-cell table:style-name="Default"/>
          <table:table-cell table:style-name="ce221" office:value-type="string">
            <text:p>English</text:p>
          </table:table-cell>
          <table:table-cell table:style-name="ce221" office:value-type="string">
            <text:p>Français</text:p>
          </table:table-cell>
          <table:table-cell table:style-name="ce221" office:value-type="string">
            <text:p>Nederlands</text:p>
          </table:table-cell>
          <table:table-cell table:style-name="ce221" office:value-type="string">
            <text:p>Deutsch</text:p>
          </table:table-cell>
          <table:table-cell table:style-name="ce221" office:value-type="string">
            <text:p>Español</text:p>
          </table:table-cell>
          <table:table-cell table:style-name="ce221" office:value-type="string">
            <text:p>Português (br)</text:p>
          </table:table-cell>
          <table:table-cell table:style-name="ce307" office:value-type="string">
            <text:p>Polski</text:p>
          </table:table-cell>
          <table:table-cell table:style-name="ce307" office:value-type="string">
            <text:p>Italiano</text:p>
          </table:table-cell>
          <table:table-cell table:style-name="ce307" office:value-type="string">
            <text:p>Română</text:p>
          </table:table-cell>
          <table:table-cell table:style-name="ce307" office:value-type="string">
            <text:p>Suomi</text:p>
          </table:table-cell>
          <table:table-cell table:style-name="ce309" office:value-type="string">
            <text:p>Norsk</text:p>
          </table:table-cell>
          <table:table-cell table:style-name="ce310" office:value-type="string">
            <text:p>简体中文</text:p>
          </table:table-cell>
          <table:table-cell table:style-name="ce312" office:value-type="string">
            <text:p>Türkçe</text:p>
          </table:table-cell>
          <table:table-cell table:style-name="ce312" office:value-type="string">
            <text:p>Ελληνικά</text:p>
          </table:table-cell>
          <table:table-cell table:number-columns-repeated="1007"/>
        </table:table-row>
        <table:table-row table:style-name="ro22">
          <table:table-cell table:style-name="ce211" office:value-type="string">
            <text:p>Progress (%)</text:p>
          </table:table-cell>
          <table:table-cell table:style-name="ce222" table:formula="of:=100 - (((COUNTBLANK([RootLang.C$3:.C$70])+COUNTBLANK([UpdaterLang.C$3:.C$18])+COUNTBLANK([FileBrowserLang.C$3:.C$9])+COUNTBLANK([ScreenManagerLang.C$3:.C$296])+COUNTBLANK([Installer.C$3:.C$7])) / [.$B$14])*100)" office:value-type="float" office:value="100">
            <text:p>100</text:p>
          </table:table-cell>
          <table:table-cell table:style-name="ce222" table:formula="of:=100 - (((COUNTBLANK([RootLang.D$3:.D$70])+COUNTBLANK([UpdaterLang.D$3:.D$18])+COUNTBLANK([FileBrowserLang.D$3:.D$9])+COUNTBLANK([ScreenManagerLang.D$3:.D$296])+COUNTBLANK([Installer.D$3:.D$7])) / [.$B$14])*100)" office:value-type="float" office:value="100">
            <text:p>100</text:p>
          </table:table-cell>
          <table:table-cell table:style-name="ce222" table:formula="of:=100 - (((COUNTBLANK([RootLang.E$3:.E$70])+COUNTBLANK([UpdaterLang.E$3:.E$18])+COUNTBLANK([FileBrowserLang.E$3:.E$9])+COUNTBLANK([ScreenManagerLang.E$3:.E$296])+COUNTBLANK([Installer.E$3:.E$7])) / [.$B$14])*100)" office:value-type="float" office:value="91.4507772020725">
            <text:p>91,45</text:p>
          </table:table-cell>
          <table:table-cell table:style-name="ce222" table:formula="of:=100 - (((COUNTBLANK([RootLang.F$3:.F$70])+COUNTBLANK([UpdaterLang.F$3:.F$18])+COUNTBLANK([FileBrowserLang.F$3:.F$9])+COUNTBLANK([ScreenManagerLang.F$3:.F$296])+COUNTBLANK([Installer.F$3:.F$7])) / [.$B$14])*100)" office:value-type="float" office:value="91.1917098445596">
            <text:p>91,19</text:p>
          </table:table-cell>
          <table:table-cell table:style-name="ce222" table:formula="of:=100 - (((COUNTBLANK([RootLang.G$3:.G$70])+COUNTBLANK([UpdaterLang.G$3:.G$18])+COUNTBLANK([FileBrowserLang.G$3:.G$9])+COUNTBLANK([ScreenManagerLang.G$3:.G$296])+COUNTBLANK([Installer.G$3:.G$7])) / [.$B$14])*100)" office:value-type="float" office:value="87.5647668393782">
            <text:p>87,56</text:p>
          </table:table-cell>
          <table:table-cell table:style-name="ce222" table:formula="of:=100 - (((COUNTBLANK([RootLang.H$3:.H$70])+COUNTBLANK([UpdaterLang.H$3:.H$18])+COUNTBLANK([FileBrowserLang.H$3:.H$9])+COUNTBLANK([ScreenManagerLang.H$3:.H$296])+COUNTBLANK([Installer.H$3:.H$7])) / [.$B$14])*100)" office:value-type="float" office:value="88.3419689119171">
            <text:p>88,34</text:p>
          </table:table-cell>
          <table:table-cell table:style-name="ce222" table:formula="of:=100 - (((COUNTBLANK([RootLang.I$3:.I$70])+COUNTBLANK([UpdaterLang.I$3:.I$18])+COUNTBLANK([FileBrowserLang.I$3:.I$9])+COUNTBLANK([ScreenManagerLang.I$3:.I$296])+COUNTBLANK([Installer.I$3:.I$7])) / [.$B$14])*100)" office:value-type="float" office:value="57.2538860103627">
            <text:p>57,25</text:p>
          </table:table-cell>
          <table:table-cell table:style-name="ce222" table:formula="of:=100 - (((COUNTBLANK([RootLang.J$3:.J$70])+COUNTBLANK([UpdaterLang.J$3:.J$18])+COUNTBLANK([FileBrowserLang.J$3:.J$9])+COUNTBLANK([ScreenManagerLang.J$3:.J$296])+COUNTBLANK([Installer.J$3:.J$7])) / [.$B$14])*100)" office:value-type="float" office:value="91.4507772020725">
            <text:p>91,45</text:p>
          </table:table-cell>
          <table:table-cell table:style-name="ce222" table:formula="of:=100 - (((COUNTBLANK([RootLang.K$3:.K$70])+COUNTBLANK([UpdaterLang.K$3:.K$18])+COUNTBLANK([FileBrowserLang.K$3:.K$9])+COUNTBLANK([ScreenManagerLang.K$3:.K$296])+COUNTBLANK([Installer.K$3:.K$7])) / [.$B$14])*100)" office:value-type="float" office:value="91.4507772020725">
            <text:p>91,45</text:p>
          </table:table-cell>
          <table:table-cell table:style-name="ce222" table:formula="of:=100 - (((COUNTBLANK([RootLang.L$3:.L$70])+COUNTBLANK([UpdaterLang.L$3:.L$18])+COUNTBLANK([FileBrowserLang.L$3:.L$9])+COUNTBLANK([ScreenManagerLang.L$3:.L$296])+COUNTBLANK([Installer.L$3:.L$7])) / [.$B$14])*100)" office:value-type="float" office:value="91.4507772020725">
            <text:p>91,45</text:p>
          </table:table-cell>
          <table:table-cell table:style-name="ce222" table:formula="of:=100 - (((COUNTBLANK([RootLang.M$3:.M$70])+COUNTBLANK([UpdaterLang.M$3:.M$18])+COUNTBLANK([FileBrowserLang.M$3:.M$9])+COUNTBLANK([ScreenManagerLang.M$3:.M$296])+COUNTBLANK([Installer.M$3:.M$7])) / [.$B$14])*100)" office:value-type="float" office:value="90.9326424870466">
            <text:p>90,93</text:p>
          </table:table-cell>
          <table:table-cell table:style-name="ce222" table:formula="of:=100 - (((COUNTBLANK([RootLang.N$3:.N$70])+COUNTBLANK([UpdaterLang.N$3:.N$18])+COUNTBLANK([FileBrowserLang.N$3:.N$9])+COUNTBLANK([ScreenManagerLang.N$3:.N$296])+COUNTBLANK([Installer.N$3:.N$7])) / [.$B$14])*100)" office:value-type="float" office:value="89.3782383419689">
            <text:p>89,38</text:p>
          </table:table-cell>
          <table:table-cell table:style-name="ce222" table:formula="of:=100 - (((COUNTBLANK([RootLang.O$3:.O$70])+COUNTBLANK([UpdaterLang.O$3:.O$18])+COUNTBLANK([FileBrowserLang.O$3:.O$9])+COUNTBLANK([ScreenManagerLang.O$3:.O$296])+COUNTBLANK([Installer.O$3:.O$7])) / [.$B$14])*100)" office:value-type="float" office:value="91.4507772020725">
            <text:p>91,45</text:p>
          </table:table-cell>
          <table:table-cell table:style-name="ce222" table:formula="of:=100 - (((COUNTBLANK([RootLang.P$3:.P$70])+COUNTBLANK([UpdaterLang.P$3:.P$18])+COUNTBLANK([FileBrowserLang.P$3:.P$9])+COUNTBLANK([ScreenManagerLang.P$3:.P$296])+COUNTBLANK([Installer.P$3:.P$7])) / [.$B$14])*100)" office:value-type="float" office:value="91.4507772020725">
            <text:p>91,45</text:p>
          </table:table-cell>
          <table:table-cell table:number-columns-repeated="1007"/>
        </table:table-row>
        <table:table-row table:style-name="ro22">
          <table:table-cell table:style-name="ce212" office:value-type="string">
            <text:p>Contributor</text:p>
          </table:table-cell>
          <table:table-cell table:style-name="ce211" office:value-type="string">
            <text:p>Joan Charmant</text:p>
          </table:table-cell>
          <table:table-cell table:style-name="ce211" office:value-type="string">
            <text:p>Joan Charmant</text:p>
          </table:table-cell>
          <table:table-cell table:style-name="ce211" office:value-type="string">
            <text:p>Peter Strikwerda</text:p>
          </table:table-cell>
          <table:table-cell table:style-name="ce211" office:value-type="string">
            <text:p>Stephan Frost</text:p>
          </table:table-cell>
          <table:table-cell table:style-name="ce211" office:value-type="string">
            <text:p>Lionel Sosa Estrada</text:p>
          </table:table-cell>
          <table:table-cell table:style-name="ce306" office:value-type="string">
            <text:p>Fernando Jorge </text:p>
          </table:table-cell>
          <table:table-cell table:style-name="ce211" office:value-type="string">
            <text:p>Kuba Zamojski</text:p>
          </table:table-cell>
          <table:table-cell table:style-name="ce211" office:value-type="string">
            <text:p>Giorgio Biancuzzi</text:p>
          </table:table-cell>
          <table:table-cell table:style-name="ce308" office:value-type="string">
            <text:p>Bogdan Paul Frăţilă</text:p>
          </table:table-cell>
          <table:table-cell table:style-name="ce211" office:value-type="string">
            <text:p>Alexander Holthoer</text:p>
          </table:table-cell>
          <table:table-cell table:style-name="ce211" office:value-type="string">
            <text:p>Espen Kolderup</text:p>
          </table:table-cell>
          <table:table-cell table:style-name="ce311" office:value-type="string">
            <text:p>Nicko Deng</text:p>
          </table:table-cell>
          <table:table-cell table:style-name="ce311" office:value-type="string">
            <text:p>Eray Kıranoğlu</text:p>
          </table:table-cell>
          <table:table-cell table:style-name="ce313" office:value-type="string">
            <text:p>Nikos Sklavounos</text:p>
          </table:table-cell>
          <table:table-cell table:style-name="ce210" table:number-columns-repeated="1007"/>
        </table:table-row>
        <table:table-row table:style-name="ro22">
          <table:table-cell table:style-name="ce212" office:value-type="string">
            <text:p>Contributor</text:p>
          </table:table-cell>
          <table:table-cell table:style-name="ce223" office:value-type="string">
            <text:p>Mike Herbert</text:p>
          </table:table-cell>
          <table:table-cell table:style-name="ce211" table:number-columns-repeated="2"/>
          <table:table-cell table:style-name="ce211" office:value-type="string">
            <text:p>Dominique Saussereau</text:p>
          </table:table-cell>
          <table:table-cell table:style-name="ce211" office:value-type="string">
            <text:p>Rafael Gonzalez</text:p>
          </table:table-cell>
          <table:table-cell table:style-name="ce211" office:value-type="string">
            <text:p>Rafael Fernandes </text:p>
          </table:table-cell>
          <table:table-cell table:style-name="ce211" table:number-columns-repeated="8"/>
          <table:table-cell table:style-name="ce210" table:number-columns-repeated="1007"/>
        </table:table-row>
        <table:table-row table:style-name="ro24">
          <table:table-cell table:style-name="ce212" office:value-type="string">
            <text:p>Contributor</text:p>
          </table:table-cell>
          <table:table-cell table:style-name="ce224" table:number-columns-repeated="2"/>
          <table:table-cell table:style-name="ce211"/>
          <table:table-cell table:style-name="ce211" office:value-type="string">
            <text:p>Jonathan Boder</text:p>
          </table:table-cell>
          <table:table-cell table:style-name="ce211" office:value-type="string">
            <text:p>Andoni Morales Alastruey</text:p>
          </table:table-cell>
          <table:table-cell table:style-name="ce211" table:number-columns-repeated="9"/>
          <table:table-cell table:style-name="ce210" table:number-columns-repeated="1007"/>
        </table:table-row>
        <table:table-row table:style-name="ro22">
          <table:table-cell table:style-name="ce212" office:value-type="string">
            <text:p>Contributor</text:p>
          </table:table-cell>
          <table:table-cell table:style-name="ce224" table:number-columns-repeated="3"/>
          <table:table-cell table:style-name="ce211" office:value-type="string">
            <text:p>Stephan Peuckert</text:p>
          </table:table-cell>
          <table:table-cell table:style-name="ce224" table:number-columns-repeated="10"/>
          <table:table-cell table:number-columns-repeated="1007"/>
        </table:table-row>
        <table:table-row table:style-name="ro22">
          <table:table-cell table:style-name="ce213"/>
          <table:table-cell table:style-name="ce304" table:number-columns-repeated="3"/>
          <table:table-cell table:style-name="ce305"/>
          <table:table-cell table:style-name="ce304" table:number-columns-repeated="6"/>
          <table:table-cell table:style-name="ce1" table:number-columns-repeated="1011"/>
        </table:table-row>
        <table:table-row table:style-name="ro22">
          <table:table-cell table:style-name="ce213" office:value-type="string">
            <text:p><text:s/></text:p>
          </table:table-cell>
          <table:table-cell table:style-name="ce304" table:number-columns-repeated="3"/>
          <table:table-cell table:style-name="ce305"/>
          <table:table-cell table:style-name="ce304" table:number-columns-repeated="6"/>
          <table:table-cell table:style-name="ce1" table:number-columns-repeated="1011"/>
        </table:table-row>
        <table:table-row table:style-name="ro22" table:number-rows-repeated="2">
          <table:table-cell table:style-name="ce213"/>
          <table:table-cell table:style-name="ce304" table:number-columns-repeated="3"/>
          <table:table-cell table:style-name="ce305"/>
          <table:table-cell table:style-name="ce304" table:number-columns-repeated="6"/>
          <table:table-cell table:style-name="ce1" table:number-columns-repeated="1011"/>
        </table:table-row>
        <table:table-row table:style-name="ro22" table:number-rows-repeated="2">
          <table:table-cell table:style-name="Default" table:number-columns-repeated="6"/>
          <table:table-cell table:number-columns-repeated="1016"/>
        </table:table-row>
        <table:table-row table:style-name="ro23">
          <table:table-cell table:style-name="ce214" office:value-type="string">
            <text:p>Keys</text:p>
          </table:table-cell>
          <table:table-cell table:style-name="ce210" table:number-columns-repeated="1021"/>
        </table:table-row>
        <table:table-row table:style-name="ro25">
          <table:table-cell table:style-name="ce215" office:value-type="string">
            <text:p>Translation is missing !</text:p>
          </table:table-cell>
          <table:table-cell table:style-name="ce219" office:value-type="string" table:number-columns-spanned="2" table:number-rows-spanned="1">
            <text:p>Please add the translation</text:p>
          </table:table-cell>
          <table:covered-table-cell table:style-name="ce219"/>
          <table:table-cell table:style-name="ce210" table:number-columns-repeated="1019"/>
        </table:table-row>
        <table:table-row table:style-name="ro31">
          <table:table-cell table:style-name="ce216" office:value-type="string">
            <text:p>Added in this revision !</text:p>
          </table:table-cell>
          <table:table-cell table:style-name="ce219" office:value-type="string" table:number-columns-spanned="2" table:number-rows-spanned="1">
            <text:p>Please add the translation</text:p>
          </table:table-cell>
          <table:covered-table-cell table:style-name="ce219"/>
          <table:table-cell table:style-name="ce210" table:number-columns-repeated="1019"/>
        </table:table-row>
        <table:table-row table:style-name="ro32">
          <table:table-cell table:style-name="ce217" office:value-type="string">
            <text:p>English ref has changed significantly</text:p>
          </table:table-cell>
          <table:table-cell table:style-name="ce219" office:value-type="string" table:number-columns-spanned="2" table:number-rows-spanned="1">
            <text:p>Please update the translation</text:p>
          </table:table-cell>
          <table:covered-table-cell table:style-name="ce219"/>
          <table:table-cell table:style-name="ce210" table:number-columns-repeated="1019"/>
        </table:table-row>
        <table:table-row table:style-name="ro32">
          <table:table-cell table:style-name="ce218" office:value-type="string">
            <text:p>You changed a translation</text:p>
          </table:table-cell>
          <table:table-cell table:style-name="ce219" office:value-type="string" table:number-columns-spanned="2" table:number-rows-spanned="1">
            <text:p>Thanks for pointing it out</text:p>
          </table:table-cell>
          <table:covered-table-cell table:style-name="ce219"/>
          <table:table-cell table:style-name="ce210" table:number-columns-repeated="1019"/>
        </table:table-row>
        <table:table-row table:style-name="ro33">
          <table:table-cell table:style-name="ce219" office:value-type="string">
            <office:annotation draw:style-name="gr5" draw:text-style-name="P1" svg:width="2.88cm" svg:height="0.608cm" svg:x="7.732cm" svg:y="17.017cm" draw:caption-point-x="-0.629cm" draw:caption-point-y="1.524cm">
              <dc:date>2010-07-03T00:00:00</dc:date>
              <text:p text:style-name="P1"><text:span text:style-name="T1">Comment</text:span></text:p>
            </office:annotation>
            <text:p>note</text:p>
          </table:table-cell>
          <table:table-cell table:style-name="ce219" office:value-type="string" table:number-columns-spanned="2" table:number-rows-spanned="1">
            <text:p>Watch out for notes and comments</text:p>
          </table:table-cell>
          <table:covered-table-cell table:style-name="Default"/>
          <table:table-cell table:style-name="Default" table:number-columns-repeated="3"/>
          <table:table-cell table:number-columns-repeated="1016"/>
        </table:table-row>
      </table:table>
      <table:table table:name="RootLang" table:style-name="ta8" table:print="false">
        <office:forms form:automatic-focus="false" form:apply-design-mode="false"/>
        <table:table-column table:style-name="co86" table:default-cell-style-name="Default"/>
        <table:table-column table:style-name="co87" table:default-cell-style-name="ce226"/>
        <table:table-column table:style-name="co88" table:default-cell-style-name="ce236"/>
        <table:table-column table:style-name="co89" table:default-cell-style-name="ce243"/>
        <table:table-column table:style-name="co90" table:default-cell-style-name="ce252"/>
        <table:table-column table:style-name="co91" table:default-cell-style-name="Default"/>
        <table:table-column table:style-name="co92" table:default-cell-style-name="Default"/>
        <table:table-column table:style-name="co93" table:default-cell-style-name="Default"/>
        <table:table-column table:style-name="co94" table:default-cell-style-name="Default"/>
        <table:table-column table:style-name="co95" table:default-cell-style-name="Default"/>
        <table:table-column table:style-name="co96" table:default-cell-style-name="ce103"/>
        <table:table-column table:style-name="co27" table:default-cell-style-name="ce103"/>
        <table:table-column table:style-name="co97" table:default-cell-style-name="Default"/>
        <table:table-column table:style-name="co98" table:default-cell-style-name="Default"/>
        <table:table-column table:style-name="co99" table:default-cell-style-name="Default"/>
        <table:table-column table:style-name="co100" table:default-cell-style-name="Default"/>
        <table:table-column table:style-name="co32" table:number-columns-repeated="239" table:default-cell-style-name="Default"/>
        <table:table-column table:style-name="co15" table:number-columns-repeated="769" table:default-cell-style-name="Default"/>
        <table:table-row table:style-name="ro26">
          <table:table-cell table:style-name="ce28" office:value-type="string">
            <text:p>#LanguageName</text:p>
          </table:table-cell>
          <table:table-cell/>
          <table:table-cell table:style-name="ce229" office:value-type="string">
            <text:p>English</text:p>
          </table:table-cell>
          <table:table-cell table:style-name="ce237" office:value-type="string">
            <text:p>Français</text:p>
          </table:table-cell>
          <table:table-cell table:style-name="ce244" office:value-type="string">
            <text:p>Nederlands</text:p>
          </table:table-cell>
          <table:table-cell table:style-name="ce60" office:value-type="string">
            <text:p>Deutsch</text:p>
          </table:table-cell>
          <table:table-cell table:style-name="ce260" office:value-type="string">
            <text:p>Español</text:p>
          </table:table-cell>
          <table:table-cell table:style-name="ce78" office:value-type="string">
            <text:p>Português (br)</text:p>
          </table:table-cell>
          <table:table-cell table:style-name="ce85" office:value-type="string">
            <text:p>Polski</text:p>
          </table:table-cell>
          <table:table-cell table:style-name="ce85" office:value-type="string">
            <text:p>Italiano</text:p>
          </table:table-cell>
          <table:table-cell table:style-name="ce85" office:value-type="string">
            <text:p>ROMÂNĂ</text:p>
          </table:table-cell>
          <table:table-cell table:style-name="ce85" office:value-type="string">
            <text:p>Suomi</text:p>
          </table:table-cell>
          <table:table-cell table:style-name="ce85" office:value-type="string">
            <text:p>Norsk</text:p>
          </table:table-cell>
          <table:table-cell table:style-name="ce286" office:value-type="string">
            <text:p>简体中文</text:p>
          </table:table-cell>
          <table:table-cell table:style-name="ce291" office:value-type="string">
            <text:p>TÜRKÇE</text:p>
          </table:table-cell>
          <table:table-cell table:style-name="ce124" office:value-type="string">
            <text:p>ΕΛΛΗΝΙΚΑ</text:p>
          </table:table-cell>
          <table:table-cell table:number-columns-repeated="1008"/>
        </table:table-row>
        <table:table-row table:style-name="ro9">
          <table:table-cell table:style-name="ce225" office:value-type="string">
            <text:p>#LanguageCode</text:p>
          </table:table-cell>
          <table:table-cell table:style-name="ce227" office:value-type="string">
            <text:p>-</text:p>
          </table:table-cell>
          <table:table-cell table:style-name="ce230"/>
          <table:table-cell table:style-name="ce238" office:value-type="string">
            <text:p>fr</text:p>
          </table:table-cell>
          <table:table-cell table:style-name="ce245" office:value-type="string">
            <text:p>nl</text:p>
          </table:table-cell>
          <table:table-cell table:style-name="ce253" office:value-type="string">
            <text:p>de</text:p>
          </table:table-cell>
          <table:table-cell table:style-name="ce261" office:value-type="string">
            <text:p>es</text:p>
          </table:table-cell>
          <table:table-cell table:style-name="ce267" office:value-type="string">
            <text:p>pt</text:p>
          </table:table-cell>
          <table:table-cell table:style-name="ce270" office:value-type="string">
            <text:p>pl</text:p>
          </table:table-cell>
          <table:table-cell table:style-name="ce275" office:value-type="string">
            <text:p>it</text:p>
          </table:table-cell>
          <table:table-cell table:style-name="ce276" office:value-type="string">
            <text:p>ro</text:p>
          </table:table-cell>
          <table:table-cell table:style-name="ce278" office:value-type="string">
            <text:p>fi</text:p>
          </table:table-cell>
          <table:table-cell table:style-name="ce283" office:value-type="string">
            <text:p>no</text:p>
          </table:table-cell>
          <table:table-cell table:style-name="ce287" office:value-type="string">
            <text:p>Zh-CHS</text:p>
          </table:table-cell>
          <table:table-cell table:style-name="ce292" office:value-type="string">
            <text:p>tr</text:p>
          </table:table-cell>
          <table:table-cell table:style-name="ce295" office:value-type="string">
            <text:p>el</text:p>
          </table:table-cell>
          <table:table-cell table:style-name="ce303" table:number-columns-repeated="1008"/>
        </table:table-row>
        <table:table-row table:style-name="ro10">
          <table:table-cell table:style-name="ce30" office:value-type="string">
            <text:p>CommandSwitchUICulture_FriendlyName</text:p>
          </table:table-cell>
          <table:table-cell/>
          <table:table-cell table:style-name="ce231" office:value-type="string">
            <text:p>Change Language</text:p>
          </table:table-cell>
          <table:table-cell table:style-name="ce239" office:value-type="string">
            <text:p>Changer la Langue</text:p>
          </table:table-cell>
          <table:table-cell table:style-name="ce246" office:value-type="string">
            <text:p>Wijzig de taal</text:p>
          </table:table-cell>
          <table:table-cell table:style-name="ce254" office:value-type="string">
            <text:p>Sprache ändern</text:p>
          </table:table-cell>
          <table:table-cell table:style-name="ce70" office:value-type="string">
            <text:p>Cambiar Idioma</text:p>
          </table:table-cell>
          <table:table-cell table:style-name="ce80" office:value-type="string">
            <text:p>Escolher Idioma</text:p>
          </table:table-cell>
          <table:table-cell table:style-name="ce87" office:value-type="string">
            <text:p>Zmień język</text:p>
          </table:table-cell>
          <table:table-cell table:style-name="ce94" office:value-type="string">
            <text:p>Cambia Lingua</text:p>
          </table:table-cell>
          <table:table-cell table:style-name="ce98" office:value-type="string">
            <text:p>Modifică limba</text:p>
          </table:table-cell>
          <table:table-cell table:style-name="ce105" office:value-type="string">
            <text:p>Vaihda kieli</text:p>
          </table:table-cell>
          <table:table-cell table:style-name="ce111" office:value-type="string">
            <text:p>Endre språk</text:p>
          </table:table-cell>
          <table:table-cell table:style-name="ce288" office:value-type="string">
            <text:p>改变语言</text:p>
          </table:table-cell>
          <table:table-cell table:style-name="ce293" office:value-type="string">
            <text:p>Dili değiştir</text:p>
          </table:table-cell>
          <table:table-cell table:style-name="ce296" office:value-type="string">
            <text:p>Αλλαγή Γλώσσας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CommandToggleFileExplorer_FriendlyName</text:p>
          </table:table-cell>
          <table:table-cell/>
          <table:table-cell table:style-name="ce231" office:value-type="string">
            <text:p>Show/Hide File Explorer</text:p>
          </table:table-cell>
          <table:table-cell table:style-name="ce239" office:value-type="string">
            <text:p>Montrer/Cacher l'Explorateur de Fichiers</text:p>
          </table:table-cell>
          <table:table-cell table:style-name="ce246" office:value-type="string">
            <text:p>Toon/Verberg bestand verkenner</text:p>
          </table:table-cell>
          <table:table-cell table:style-name="ce255" office:value-type="string">
            <text:p>Explorer zeigen / verbergen</text:p>
          </table:table-cell>
          <table:table-cell table:style-name="ce70" office:value-type="string">
            <text:p>Mostrar/Ocultar Explorador de Archivos</text:p>
          </table:table-cell>
          <table:table-cell table:style-name="ce80" office:value-type="string">
            <text:p>Mostrar/Esconder o Gerenciador de Arquivos</text:p>
          </table:table-cell>
          <table:table-cell table:style-name="ce87" office:value-type="string">
            <text:p>Pokaż/Ukryj przeglądarkę plików</text:p>
          </table:table-cell>
          <table:table-cell table:style-name="ce94" office:value-type="string">
            <text:p>Mostra / Nascondi Esplora File</text:p>
          </table:table-cell>
          <table:table-cell table:style-name="ce98" office:value-type="string">
            <text:p>Arată/Ascunde Exploratorul de fişiere</text:p>
          </table:table-cell>
          <table:table-cell table:style-name="ce105" office:value-type="string">
            <text:p>Näytä/piilota Explorer</text:p>
          </table:table-cell>
          <table:table-cell table:style-name="ce111" office:value-type="string">
            <text:p>Vis/Skjul</text:p>
          </table:table-cell>
          <table:table-cell table:style-name="ce288" office:value-type="string">
            <text:p>显示/隐藏 文件浏览器</text:p>
          </table:table-cell>
          <table:table-cell table:style-name="ce293" office:value-type="string">
            <text:p>Dosya Yöneticisini Göster/Gizle</text:p>
          </table:table-cell>
          <table:table-cell table:style-name="ce296" office:value-type="string">
            <text:p>Εμφάνιση/Απόκρυψη Εξερεύνησης Αρχείων</text:p>
          </table:table-cell>
          <table:table-cell table:number-columns-repeated="1008"/>
        </table:table-row>
        <table:table-row table:style-name="ro27">
          <table:table-cell table:style-name="ce31" office:value-type="string">
            <text:p>dlgAbout_Info1</text:p>
          </table:table-cell>
          <table:table-cell table:style-name="ce228"/>
          <table:table-cell table:style-name="ce232" office:value-type="string">
            <text:p>Kinovea is subject to the terms of the Gnu General Public License version 2.</text:p>
          </table:table-cell>
          <table:table-cell table:style-name="ce240" office:value-type="string">
            <text:p>Kinovea est soumis aux termes de la licence Gnu General Public License version 2.</text:p>
          </table:table-cell>
          <table:table-cell table:style-name="ce247" office:value-type="string">
            <text:p>Kinovea is onderworpen aan de afspraken van de Gnu General Public Licence version 2.</text:p>
          </table:table-cell>
          <table:table-cell table:style-name="ce254" office:value-type="string">
            <text:p>Kinovea unterliegt den Bestimmungen der Gnu General Public License version 2.</text:p>
          </table:table-cell>
          <table:table-cell table:style-name="ce71" office:value-type="string">
            <text:p>Kinovea está sujeto a los términos de la licencia GNU General Public License versión 2.</text:p>
          </table:table-cell>
          <table:table-cell table:style-name="ce80" office:value-type="string">
            <text:p>Kinovea está sujeito a Gnu General Public License versão 2.</text:p>
          </table:table-cell>
          <table:table-cell table:style-name="ce271" office:value-type="string">
            <text:p>Kinovea jest oparta na licencji Gnu General Public License version 2.</text:p>
          </table:table-cell>
          <table:table-cell table:style-name="ce95" office:value-type="string">
            <text:p>Kinovea e' soggetto ai termini della Gnu Licenza Pubblica Generale versione 2.</text:p>
          </table:table-cell>
          <table:table-cell table:style-name="ce99" office:value-type="string">
            <text:p>Kinovea se supune termenilor Licenţei Publice Gnu versiunea 2.</text:p>
          </table:table-cell>
          <table:table-cell table:style-name="ce279" office:value-type="string">
            <text:p>Kinovea on Gnu General Public License versio 2:n alainen</text:p>
          </table:table-cell>
          <table:table-cell table:style-name="ce284" office:value-type="string">
            <text:p>Kinovea er underlagt bestemmelsene for Gnu General Public License version 2.</text:p>
          </table:table-cell>
          <table:table-cell table:style-name="ce288" office:value-type="string">
            <text:p>本软件遵守 Gnu General Public License version 2 开源标准.</text:p>
          </table:table-cell>
          <table:table-cell table:style-name="ce81" office:value-type="string">
            <text:p>Kinovea Gnu Genel Kamu Lisansı sürüm 2 maddelerine tabidir.</text:p>
          </table:table-cell>
          <table:table-cell table:style-name="ce297" office:value-type="string">
            <text:p>Το Kinovea υπόκειται στους όρους της άδειας του Gnu General Public έκδοση 2.</text:p>
          </table:table-cell>
          <table:table-cell table:style-name="ce1" table:number-columns-repeated="1008"/>
        </table:table-row>
        <table:table-row table:style-name="ro13">
          <table:table-cell table:style-name="ce31" office:value-type="string">
            <text:p>dlgAbout_Info2</text:p>
          </table:table-cell>
          <table:table-cell table:style-name="ce228"/>
          <table:table-cell table:style-name="ce232" office:value-type="string">
            <text:p>Kinovea uses the following software components:</text:p>
          </table:table-cell>
          <table:table-cell table:style-name="ce240" office:value-type="string">
            <text:p>Kinovea utilise les composants logiciels suivants :</text:p>
          </table:table-cell>
          <table:table-cell table:style-name="ce247" office:value-type="string">
            <text:p>Kinovea werkt samen met de volgende software onderdelen:</text:p>
          </table:table-cell>
          <table:table-cell table:style-name="ce254" office:value-type="string">
            <text:p>Kinovea arbeitet mit den folgenden Softwarekomponenten zusammen:</text:p>
          </table:table-cell>
          <table:table-cell table:style-name="ce71" office:value-type="string">
            <text:p>Kinovea trabaja en cooperación con los siguientes componentes:</text:p>
          </table:table-cell>
          <table:table-cell table:style-name="ce81" office:value-type="string">
            <text:p>Kinovea trabalha em cooperação com os seguintes componentes:</text:p>
          </table:table-cell>
          <table:table-cell table:style-name="ce271" office:value-type="string">
            <text:p>Kinovea wykorzystuje następujące komponenty:</text:p>
          </table:table-cell>
          <table:table-cell table:style-name="ce95" office:value-type="string">
            <text:p>Kinovea funziona in cooperazione con i seguenti componenti software:</text:p>
          </table:table-cell>
          <table:table-cell table:style-name="ce99" office:value-type="string">
            <text:p>Kinovea funcţionează în cooperare cu urmatoarele componente software:</text:p>
          </table:table-cell>
          <table:table-cell table:style-name="ce279" office:value-type="string">
            <text:p>Kinovea on yhteensopiva seuraavien ohjelmistojen kanssa:</text:p>
          </table:table-cell>
          <table:table-cell table:style-name="ce284" office:value-type="string">
            <text:p>Kinovea benytter seg av følgende programvarekomponenter :</text:p>
          </table:table-cell>
          <table:table-cell table:style-name="ce288" office:value-type="string">
            <text:p>本软件包含以下几个功能模块:</text:p>
          </table:table-cell>
          <table:table-cell table:style-name="ce81" office:value-type="string">
            <text:p>Kinovea aşağıda belirtilen yazılım bileşenleriyle beraber çalışır:</text:p>
          </table:table-cell>
          <table:table-cell table:style-name="ce297" office:value-type="string">
            <text:p>Το Kinovea συνεργάζεται με τα ακόλουθα στοιχεία άλλων λογισμικών::</text:p>
          </table:table-cell>
          <table:table-cell table:style-name="ce1" table:number-columns-repeated="1008"/>
        </table:table-row>
        <table:table-row table:style-name="ro28">
          <table:table-cell table:style-name="ce31" office:value-type="string">
            <text:p>dlgAbout_Info3</text:p>
          </table:table-cell>
          <table:table-cell table:style-name="ce228"/>
          <table:table-cell table:style-name="ce232" office:value-type="string">
            <text:p>You are welcome to help translate, test, debug, improve or otherwise support Kinovea.</text:p>
          </table:table-cell>
          <table:table-cell table:style-name="ce240" office:value-type="string">
            <text:p>Vous êtes cordialement invités à contribuer à la traduction, aux tests, au débuggage, à l'amélioration, ou à supporter Kinovea.</text:p>
          </table:table-cell>
          <table:table-cell table:style-name="ce247" office:value-type="string">
            <text:p>U bent welkom om mee te werken aan vertalingen, testen, debugging, verbeteringen of anderszins te helpen bij Kinovea.</text:p>
          </table:table-cell>
          <table:table-cell table:style-name="ce254" office:value-type="string">
            <text:p>Gerne nehmen wir Verbesserungsvorschläge bezüglich der Übersetzung, der Fehlerbehebung oder andere Anregungen von Ihren entgegen.</text:p>
          </table:table-cell>
          <table:table-cell table:style-name="ce71" office:value-type="string">
            <text:p>Usted es bienvenido a ayudar a traducir, probar, depurar, mejorar o cualquier otro tipo de soporte para Kinovea.</text:p>
          </table:table-cell>
          <table:table-cell table:style-name="ce81" office:value-type="string">
            <text:p>Você é bem vindo a ajudar a traduzir, testar, depurar, melhorar ou qualquer outro tipo de suporte ao Kinovea.</text:p>
          </table:table-cell>
          <table:table-cell table:style-name="ce271" office:value-type="string">
            <text:p>Jeśli chcesz pomóc tworzyć, tłumaczyć lub w inny sposób przyczynić się do rozwoje aplikacji Kinovea - zapraszamy.</text:p>
          </table:table-cell>
          <table:table-cell table:style-name="ce95" office:value-type="string">
            <text:p>E' possibile contribuire alla traduzione, alle prove, all'individuazione degli errori, ai miglioramenti o a supportare Kinovea.</text:p>
          </table:table-cell>
          <table:table-cell table:style-name="ce99" office:value-type="string">
            <text:p>Sunteţi invitaţii noştri dacă doriţi sa traduceţi, testaţi, corectaţi sau să <text:s/>îmbunătăţiţi în vreun fel Kinovea.</text:p>
          </table:table-cell>
          <table:table-cell table:style-name="ce279" office:value-type="string">
            <text:p>Tervetuloa osallistumaan Kinovean kehittämiseen kielikäännösten, testaamisen, virheraportoinnin ja muun tuen kautta</text:p>
          </table:table-cell>
          <table:table-cell table:style-name="ce284" office:value-type="string">
            <text:p>Du er velkommen til å oversette, teste, debugge, forbedre eller på andre måter hjelpe Kinovea.</text:p>
          </table:table-cell>
          <table:table-cell table:style-name="ce288" office:value-type="string">
            <text:p>非常欢迎帮助我们翻译, 测试, 调试, 改进 或者支持我们.</text:p>
          </table:table-cell>
          <table:table-cell table:style-name="ce81" office:value-type="string">
            <text:p>Kinovea'nın çeviri, test, hatalardan arındırma, geliştirme süreçlerine yardımınızdan ya da desteğinizden memnuniyet duyarız.</text:p>
          </table:table-cell>
          <table:table-cell table:style-name="ce297" office:value-type="string">
            <text:p>Είστε ευπρόσδεκτοι να βοηθήσετε στην μετάφραση, δοκιμή, εκσφαλμάτωση (debug), βελτίωση ή άλλη υποστήριξη για το Kinovea.</text:p>
          </table:table-cell>
          <table:table-cell table:style-name="ce1" table:number-columns-repeated="1008"/>
        </table:table-row>
        <table:table-row table:style-name="ro10">
          <table:table-cell table:style-name="ce31" office:value-type="string">
            <text:p>dlgAbout_Info4</text:p>
          </table:table-cell>
          <table:table-cell table:style-name="ce228"/>
          <table:table-cell table:style-name="ce232" office:value-type="string">
            <text:p>Translations:</text:p>
          </table:table-cell>
          <table:table-cell table:style-name="ce240" office:value-type="string">
            <text:p>Traductions:</text:p>
          </table:table-cell>
          <table:table-cell table:style-name="ce247" office:value-type="string">
            <text:p>Vertalingen:</text:p>
          </table:table-cell>
          <table:table-cell table:style-name="ce64" office:value-type="string">
            <text:p>Übersetzung:</text:p>
          </table:table-cell>
          <table:table-cell table:style-name="ce71" office:value-type="string">
            <text:p>Traducciones:</text:p>
          </table:table-cell>
          <table:table-cell table:style-name="ce80" office:value-type="string">
            <text:p>Traduções:</text:p>
          </table:table-cell>
          <table:table-cell table:style-name="ce272" office:value-type="string">
            <text:p>Lokalizacja:</text:p>
          </table:table-cell>
          <table:table-cell table:style-name="ce95" office:value-type="string">
            <text:p>Riferimenti:</text:p>
          </table:table-cell>
          <table:table-cell table:style-name="ce99" office:value-type="string">
            <text:p>Localizări:</text:p>
          </table:table-cell>
          <table:table-cell table:style-name="ce279" office:value-type="string">
            <text:p>Käännökset:</text:p>
          </table:table-cell>
          <table:table-cell table:style-name="ce284" office:value-type="string">
            <text:p>Lokalisering :</text:p>
          </table:table-cell>
          <table:table-cell table:style-name="ce288" office:value-type="string">
            <text:p>本地化语言:</text:p>
          </table:table-cell>
          <table:table-cell table:style-name="ce81" office:value-type="string">
            <text:p>Yerelleştirmeler:</text:p>
          </table:table-cell>
          <table:table-cell table:style-name="ce297" office:value-type="string">
            <text:p>Μεταφράσεις:</text:p>
          </table:table-cell>
          <table:table-cell table:style-name="ce1" table:number-columns-repeated="1008"/>
        </table:table-row>
        <table:table-row table:style-name="ro11">
          <table:table-cell table:style-name="ce30" office:value-type="string">
            <text:p>dlgOpenFile_Filter</text:p>
          </table:table-cell>
          <table:table-cell/>
          <table:table-cell table:style-name="ce231" office:value-type="string">
            <text:p>All files (*.*)|*.*</text:p>
          </table:table-cell>
          <table:table-cell table:style-name="ce239" office:value-type="string">
            <text:p>Tous les fichiers (*.*)|*.*</text:p>
          </table:table-cell>
          <table:table-cell table:style-name="ce246" office:value-type="string">
            <text:p>Alle bestanden (*.*)|*.*</text:p>
          </table:table-cell>
          <table:table-cell table:style-name="ce254" office:value-type="string">
            <text:p>Alle Dateien (*.*)|*.*</text:p>
          </table:table-cell>
          <table:table-cell table:style-name="ce262" office:value-type="string">
            <text:p>Todos los archivos (*.*)|*.*</text:p>
          </table:table-cell>
          <table:table-cell table:style-name="ce80" office:value-type="string">
            <text:p>Todos os arquivos (*.*)|*.*</text:p>
          </table:table-cell>
          <table:table-cell table:style-name="ce90" office:value-type="string">
            <text:p>Wszystkie pliki (*.*)|*.*</text:p>
          </table:table-cell>
          <table:table-cell table:style-name="ce95" office:value-type="string">
            <text:p>Tutti I files (*.*)|*.*</text:p>
          </table:table-cell>
          <table:table-cell table:style-name="ce98" office:value-type="string">
            <text:p>Toate fişierele (*.*)|*.*</text:p>
          </table:table-cell>
          <table:table-cell table:style-name="ce105" office:value-type="string">
            <text:p>Kaikki tiedostot (*.*)|*.*</text:p>
          </table:table-cell>
          <table:table-cell table:style-name="ce113" office:value-type="string">
            <text:p>Alle filer (*.*)|*.*</text:p>
          </table:table-cell>
          <table:table-cell table:style-name="ce288" office:value-type="string">
            <text:p>所有文件 (*.*)|*.*</text:p>
          </table:table-cell>
          <table:table-cell table:style-name="ce293" office:value-type="string">
            <text:p>Tüm Dosyalar (*.*)|*.*</text:p>
          </table:table-cell>
          <table:table-cell table:style-name="ce296" office:value-type="string">
            <text:p>Όλα τα αρχεία (*.*)|*.*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dlgOpenFile_Title</text:p>
          </table:table-cell>
          <table:table-cell/>
          <table:table-cell table:style-name="ce231" office:value-type="string">
            <text:p>Open Video File</text:p>
          </table:table-cell>
          <table:table-cell table:style-name="ce239" office:value-type="string">
            <text:p>Ouvrir un Fichier Vidéo</text:p>
          </table:table-cell>
          <table:table-cell table:style-name="ce246" office:value-type="string">
            <text:p>Open een video bestand</text:p>
          </table:table-cell>
          <table:table-cell table:style-name="ce255" office:value-type="string">
            <text:p>Videodatei öffnen</text:p>
          </table:table-cell>
          <table:table-cell table:style-name="ce262" office:value-type="string">
            <text:p>Abrir un Video</text:p>
          </table:table-cell>
          <table:table-cell table:style-name="ce80" office:value-type="string">
            <text:p>Abrir arquivo de vídeo</text:p>
          </table:table-cell>
          <table:table-cell table:style-name="ce90" office:value-type="string">
            <text:p>Otwórz plik wideo</text:p>
          </table:table-cell>
          <table:table-cell table:style-name="ce95" office:value-type="string">
            <text:p>Apri File Video</text:p>
          </table:table-cell>
          <table:table-cell table:style-name="ce98" office:value-type="string">
            <text:p>Deschide fişier video</text:p>
          </table:table-cell>
          <table:table-cell table:style-name="ce105" office:value-type="string">
            <text:p>Avaa videotiedosto</text:p>
          </table:table-cell>
          <table:table-cell table:style-name="ce113" office:value-type="string">
            <text:p>Åpne videofil</text:p>
          </table:table-cell>
          <table:table-cell table:style-name="ce288" office:value-type="string">
            <text:p>打开视频文件</text:p>
          </table:table-cell>
          <table:table-cell table:style-name="ce293" office:value-type="string">
            <text:p>Video Dosyasını Aç</text:p>
          </table:table-cell>
          <table:table-cell table:style-name="ce296" office:value-type="string">
            <text:p>Άνοιγμα Αρχείου Video</text:p>
          </table:table-cell>
          <table:table-cell table:number-columns-repeated="1008"/>
        </table:table-row>
        <table:table-row table:style-name="ro10">
          <table:table-cell table:style-name="ce31" office:value-type="string">
            <text:p>dlgPreferences_btnDrawings</text:p>
          </table:table-cell>
          <table:table-cell table:style-name="ce228"/>
          <table:table-cell table:style-name="ce232" office:value-type="string">
            <text:p>Drawings</text:p>
          </table:table-cell>
          <table:table-cell table:style-name="ce240" office:value-type="string">
            <text:p>Dessins</text:p>
          </table:table-cell>
          <table:table-cell table:style-name="ce247" office:value-type="string">
            <text:p>Tekeningen</text:p>
          </table:table-cell>
          <table:table-cell table:style-name="ce255" office:value-type="string">
            <text:p>Zeichenelemente</text:p>
          </table:table-cell>
          <table:table-cell table:style-name="ce263" office:value-type="string">
            <text:p>Dibujos</text:p>
          </table:table-cell>
          <table:table-cell table:style-name="ce81" office:value-type="string">
            <text:p>Desenhos</text:p>
          </table:table-cell>
          <table:table-cell table:style-name="ce273"/>
          <table:table-cell table:style-name="ce94" office:value-type="string">
            <text:p>Disegni</text:p>
          </table:table-cell>
          <table:table-cell table:style-name="ce99" office:value-type="string">
            <text:p>Desene</text:p>
          </table:table-cell>
          <table:table-cell table:style-name="ce279" office:value-type="string">
            <text:p>Piirrokset</text:p>
          </table:table-cell>
          <table:table-cell table:style-name="ce284" office:value-type="string">
            <text:p>Tegninger</text:p>
          </table:table-cell>
          <table:table-cell table:style-name="ce288" office:value-type="string">
            <text:p>绘制</text:p>
          </table:table-cell>
          <table:table-cell table:style-name="ce81" office:value-type="string">
            <text:p>Çizimler</text:p>
          </table:table-cell>
          <table:table-cell table:style-name="ce297" office:value-type="string">
            <text:p>Σχέδια</text:p>
          </table:table-cell>
          <table:table-cell table:style-name="ce1" table:number-columns-repeated="1007"/>
          <table:table-cell/>
        </table:table-row>
        <table:table-row table:style-name="ro10">
          <table:table-cell table:style-name="ce30" office:value-type="string">
            <text:p>dlgPreferences_ButtonGeneral</text:p>
          </table:table-cell>
          <table:table-cell/>
          <table:table-cell table:style-name="ce231" office:value-type="string">
            <text:p>General</text:p>
          </table:table-cell>
          <table:table-cell table:style-name="ce239" office:value-type="string">
            <text:p>Général</text:p>
          </table:table-cell>
          <table:table-cell table:style-name="ce246" office:value-type="string">
            <text:p>Algemeen</text:p>
          </table:table-cell>
          <table:table-cell table:style-name="ce254" office:value-type="string">
            <text:p>Allgemein</text:p>
          </table:table-cell>
          <table:table-cell table:style-name="ce264" office:value-type="string">
            <text:p>General</text:p>
          </table:table-cell>
          <table:table-cell table:style-name="ce80" office:value-type="string">
            <text:p>Geral</text:p>
          </table:table-cell>
          <table:table-cell table:style-name="ce90" office:value-type="string">
            <text:p>Ogólne</text:p>
          </table:table-cell>
          <table:table-cell table:style-name="ce95" office:value-type="string">
            <text:p>Generale</text:p>
          </table:table-cell>
          <table:table-cell table:style-name="ce98" office:value-type="string">
            <text:p>General</text:p>
          </table:table-cell>
          <table:table-cell table:style-name="ce105" office:value-type="string">
            <text:p>Yleinen</text:p>
          </table:table-cell>
          <table:table-cell table:style-name="ce113" office:value-type="string">
            <text:p>Generelt</text:p>
          </table:table-cell>
          <table:table-cell table:style-name="ce288" office:value-type="string">
            <text:p>常规</text:p>
          </table:table-cell>
          <table:table-cell table:style-name="ce293" office:value-type="string">
            <text:p>Genel</text:p>
          </table:table-cell>
          <table:table-cell table:style-name="ce296" office:value-type="string">
            <text:p>Γενικά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dlgPreferences_ButtonPlayAnalyze</text:p>
          </table:table-cell>
          <table:table-cell/>
          <table:table-cell table:style-name="ce233" office:value-type="string">
            <text:p>Play / Analyze</text:p>
          </table:table-cell>
          <table:table-cell table:style-name="ce239" office:value-type="string">
            <text:p>Lecture /Analyse</text:p>
          </table:table-cell>
          <table:table-cell table:style-name="ce246" office:value-type="string">
            <text:p>Speel / Analyseer</text:p>
          </table:table-cell>
          <table:table-cell table:style-name="ce254" office:value-type="string">
            <text:p>Wiedergabe / Analyse</text:p>
          </table:table-cell>
          <table:table-cell table:style-name="ce262" office:value-type="string">
            <text:p>Lectura/Analisis</text:p>
          </table:table-cell>
          <table:table-cell table:style-name="ce80" office:value-type="string">
            <text:p>Reproduzir / Analisar</text:p>
          </table:table-cell>
          <table:table-cell table:style-name="ce90" office:value-type="string">
            <text:p>Odtwórz/Analizuj</text:p>
          </table:table-cell>
          <table:table-cell table:style-name="ce95" office:value-type="string">
            <text:p>Riproduzione / Analisi</text:p>
          </table:table-cell>
          <table:table-cell table:style-name="ce98" office:value-type="string">
            <text:p>Rulează / Analizează</text:p>
          </table:table-cell>
          <table:table-cell table:style-name="ce105" office:value-type="string">
            <text:p>Näytä/Analysoi</text:p>
          </table:table-cell>
          <table:table-cell table:style-name="ce113" office:value-type="string">
            <text:p>Spill av / Analyser</text:p>
          </table:table-cell>
          <table:table-cell table:style-name="ce288" office:value-type="string">
            <text:p>播放/分析</text:p>
          </table:table-cell>
          <table:table-cell table:style-name="ce293" office:value-type="string">
            <text:p>İzle / Analiz Et</text:p>
          </table:table-cell>
          <table:table-cell table:style-name="ce296" office:value-type="string">
            <text:p>Αναπαραγωγή / Ανάλυση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dlgPreferences_chkAlwaysVisible</text:p>
          </table:table-cell>
          <table:table-cell/>
          <table:table-cell table:style-name="ce234" office:value-type="string">
            <text:p>Always Visible</text:p>
          </table:table-cell>
          <table:table-cell table:style-name="ce241" office:value-type="string">
            <text:p>Toujours Visible</text:p>
          </table:table-cell>
          <table:table-cell table:style-name="ce32" office:value-type="string">
            <text:p>Altijd zichtbaar</text:p>
          </table:table-cell>
          <table:table-cell table:style-name="ce256" office:value-type="string">
            <text:p>immer sichtbar</text:p>
          </table:table-cell>
          <table:table-cell table:style-name="ce265" office:value-type="string">
            <text:p>Siempre Visible</text:p>
          </table:table-cell>
          <table:table-cell table:style-name="ce81" office:value-type="string">
            <text:p>Sempre Visível</text:p>
          </table:table-cell>
          <table:table-cell table:style-name="ce273"/>
          <table:table-cell table:style-name="ce96" office:value-type="string">
            <text:p>Sempre Visibile</text:p>
          </table:table-cell>
          <table:table-cell table:style-name="ce277" office:value-type="string">
            <text:p>Întotdeauna vizibil</text:p>
          </table:table-cell>
          <table:table-cell table:style-name="ce280" office:value-type="string">
            <text:p>Aina näkyvillä</text:p>
          </table:table-cell>
          <table:table-cell table:style-name="ce284" office:value-type="string">
            <text:p>Alltid synlig</text:p>
          </table:table-cell>
          <table:table-cell table:style-name="ce118" office:value-type="string">
            <text:p>一直可见</text:p>
          </table:table-cell>
          <table:table-cell table:style-name="ce81" office:value-type="string">
            <text:p>Her zaman Görünür</text:p>
          </table:table-cell>
          <table:table-cell table:style-name="ce298" office:value-type="string">
            <text:p>Ορατό Πάντα</text:p>
          </table:table-cell>
          <table:table-cell table:number-columns-repeated="1008"/>
        </table:table-row>
        <table:table-row table:style-name="ro15">
          <table:table-cell table:style-name="ce31" office:value-type="string">
            <text:p>dlgPreferences_chkDrawOnPlay</text:p>
          </table:table-cell>
          <table:table-cell table:style-name="ce228"/>
          <table:table-cell table:style-name="ce232" office:value-type="string">
            <text:p>Show drawings when video is playing</text:p>
          </table:table-cell>
          <table:table-cell table:style-name="ce240" office:value-type="string">
            <text:p>Montrer les dessins pendant la lecture vidéo</text:p>
          </table:table-cell>
          <table:table-cell table:style-name="ce247" office:value-type="string">
            <text:p>Toon tekening als de video speelt</text:p>
          </table:table-cell>
          <table:table-cell table:style-name="ce254" office:value-type="string">
            <text:p>Zeige Zeichenelemente bei Wiedergabe</text:p>
          </table:table-cell>
          <table:table-cell table:style-name="ce263" office:value-type="string">
            <text:p>Mostrar los dibujos durante la reproducción del vídeo</text:p>
          </table:table-cell>
          <table:table-cell table:style-name="ce81" office:value-type="string">
            <text:p>Mostrar desenhos quando o vídeo estiver reproduzindo</text:p>
          </table:table-cell>
          <table:table-cell table:style-name="ce273"/>
          <table:table-cell table:style-name="ce96" office:value-type="string">
            <text:p>Mostra disegni quando riproduce il video</text:p>
          </table:table-cell>
          <table:table-cell table:style-name="ce99" office:value-type="string">
            <text:p>Arată desenele când este rulat fişierul video</text:p>
          </table:table-cell>
          <table:table-cell table:style-name="ce279" office:value-type="string">
            <text:p>Näytä piirrustukset videon aikana</text:p>
          </table:table-cell>
          <table:table-cell table:style-name="ce284" office:value-type="string">
            <text:p>Vis tegninger samtidig meg videoavspilling</text:p>
          </table:table-cell>
          <table:table-cell table:style-name="ce288" office:value-type="string">
            <text:p>当播放视频的时候显示绘制信息</text:p>
          </table:table-cell>
          <table:table-cell table:style-name="ce81" office:value-type="string">
            <text:p>Video oynatılırken çizimleri göster</text:p>
          </table:table-cell>
          <table:table-cell table:style-name="ce297" office:value-type="string">
            <text:p>Απεικόνηση σχεδίων κατά την αναπαραγωγή</text:p>
          </table:table-cell>
          <table:table-cell table:style-name="ce1" table:number-columns-repeated="1007"/>
          <table:table-cell/>
        </table:table-row>
        <table:table-row table:style-name="ro10">
          <table:table-cell table:style-name="ce31" office:value-type="string">
            <text:p>dlgPreferences_chkEnablePersistence</text:p>
          </table:table-cell>
          <table:table-cell table:style-name="ce228"/>
          <table:table-cell table:style-name="ce232" office:value-type="string">
            <text:p>Enable persistence</text:p>
          </table:table-cell>
          <table:table-cell table:style-name="ce240" office:value-type="string">
            <text:p>Activer la persistance</text:p>
          </table:table-cell>
          <table:table-cell table:style-name="ce247" office:value-type="string">
            <text:p>Sta Persistentie toe</text:p>
          </table:table-cell>
          <table:table-cell table:style-name="ce257" office:value-type="string">
            <text:p>Nachleuchten aktivieren</text:p>
          </table:table-cell>
          <table:table-cell table:style-name="ce263" office:value-type="string">
            <text:p>Activar persistencia</text:p>
          </table:table-cell>
          <table:table-cell table:style-name="ce81" office:value-type="string">
            <text:p>Habilitar persistência</text:p>
          </table:table-cell>
          <table:table-cell table:style-name="ce273"/>
          <table:table-cell table:style-name="ce94" office:value-type="string">
            <text:p>Attiva la persistenza</text:p>
          </table:table-cell>
          <table:table-cell table:style-name="ce99" office:value-type="string">
            <text:p>Activează persistenţa</text:p>
          </table:table-cell>
          <table:table-cell table:style-name="ce279" office:value-type="string">
            <text:p>Aktivoi pysyvyys</text:p>
          </table:table-cell>
          <table:table-cell table:style-name="ce284" office:value-type="string">
            <text:p>Start likevekt</text:p>
          </table:table-cell>
          <table:table-cell table:style-name="ce288" office:value-type="string">
            <text:p>允许持久性</text:p>
          </table:table-cell>
          <table:table-cell table:style-name="ce81" office:value-type="string">
            <text:p>Kalıcılığı aktive et</text:p>
          </table:table-cell>
          <table:table-cell table:style-name="ce297" office:value-type="string">
            <text:p>Ενεργοποίηση Επιμονής</text:p>
          </table:table-cell>
          <table:table-cell table:style-name="ce1" table:number-columns-repeated="1007"/>
          <table:table-cell/>
        </table:table-row>
        <table:table-row table:style-name="ro29">
          <table:table-cell table:style-name="ce31" office:value-type="string">
            <text:p>dlgPreferences_DeinterlaceByDefault</text:p>
          </table:table-cell>
          <table:table-cell table:style-name="ce228"/>
          <table:table-cell table:style-name="ce232" office:value-type="string">
            <text:p>Always deinterlace when opening a new video.</text:p>
          </table:table-cell>
          <table:table-cell table:style-name="ce240" office:value-type="string">
            <text:p>Toujours désentrelacer à l'ouverture d'une nouvelle vidéo.</text:p>
          </table:table-cell>
          <table:table-cell table:style-name="ce248" office:value-type="string">
            <text:p>Altijd deinterlace toepassen bij het openen van nieuwe video</text:p>
          </table:table-cell>
          <table:table-cell table:style-name="ce257" office:value-type="string">
            <text:p>Beim Öffnen eines neuen Videos Deinterlace verwenden</text:p>
          </table:table-cell>
          <table:table-cell table:style-name="ce263" office:value-type="string">
            <text:p>Siempre desentrelazar al abrir un vídeo nuevo</text:p>
          </table:table-cell>
          <table:table-cell table:style-name="ce81" office:value-type="string">
            <text:p>Sempre desentrelaçar ao abrir um novo vídeo.</text:p>
          </table:table-cell>
          <table:table-cell table:style-name="ce273"/>
          <table:table-cell table:style-name="ce96" office:value-type="string">
            <text:p>Attiva sempre funzione Deinterlaccia quando apre un nuovo video</text:p>
          </table:table-cell>
          <table:table-cell table:style-name="ce99" office:value-type="string">
            <text:p>Ruleaza intotdeauna filtrul deintretesere cand este deschis un nou fisier video</text:p>
          </table:table-cell>
          <table:table-cell table:style-name="ce279" office:value-type="string">
            <text:p>Poista aina kuvien limitykset avattaessa uusi video.</text:p>
          </table:table-cell>
          <table:table-cell table:style-name="ce284" office:value-type="string">
            <text:p>Alltid deinterlace ved åpning av ny video</text:p>
          </table:table-cell>
          <table:table-cell table:style-name="ce288" office:value-type="string">
            <text:p>当打开一个新视频的时候使用反交错.</text:p>
          </table:table-cell>
          <table:table-cell table:style-name="ce81" office:value-type="string">
            <text:p>Yeni bir video açarken her zaman deinterlace et</text:p>
          </table:table-cell>
          <table:table-cell table:style-name="ce297" office:value-type="string">
            <text:p>Απόπλεξη πάντα όταν ανοίγει ένα νέο video</text:p>
          </table:table-cell>
          <table:table-cell table:style-name="ce1" table:number-columns-repeated="1008"/>
        </table:table-row>
        <table:table-row table:style-name="ro10">
          <table:table-cell table:style-name="ce31" office:value-type="string">
            <text:p>dlgPreferences_Format169</text:p>
          </table:table-cell>
          <table:table-cell table:style-name="ce228" office:value-type="string">
            <text:p>also on ScreenManagerLang</text:p>
          </table:table-cell>
          <table:table-cell table:style-name="ce232" office:value-type="string">
            <text:p>Force 16:9</text:p>
          </table:table-cell>
          <table:table-cell table:style-name="ce240" office:value-type="string">
            <text:p>Forcer 16:9</text:p>
          </table:table-cell>
          <table:table-cell table:style-name="ce248" office:value-type="string">
            <text:p>Forceer 16:9</text:p>
          </table:table-cell>
          <table:table-cell table:style-name="ce257" office:value-type="string">
            <text:p>16:9 erzwingen</text:p>
          </table:table-cell>
          <table:table-cell table:style-name="ce263" office:value-type="string">
            <text:p>Forzar 16:9</text:p>
          </table:table-cell>
          <table:table-cell table:style-name="ce81" office:value-type="string">
            <text:p>Forçar formato 16:9</text:p>
          </table:table-cell>
          <table:table-cell table:style-name="ce273"/>
          <table:table-cell table:style-name="ce94" office:value-type="string">
            <text:p>Applica 16:9</text:p>
          </table:table-cell>
          <table:table-cell table:style-name="ce99" office:value-type="string">
            <text:p>Forteaza format 16:9</text:p>
          </table:table-cell>
          <table:table-cell table:style-name="ce279" office:value-type="string">
            <text:p>Pakota 16:9</text:p>
          </table:table-cell>
          <table:table-cell table:style-name="ce284" office:value-type="string">
            <text:p>Bruk 16:9</text:p>
          </table:table-cell>
          <table:table-cell table:style-name="ce288" office:value-type="string">
            <text:p>强制 16:9</text:p>
          </table:table-cell>
          <table:table-cell table:style-name="ce81" office:value-type="string">
            <text:p>16:9'u Zorla</text:p>
          </table:table-cell>
          <table:table-cell table:style-name="ce297" office:value-type="string">
            <text:p>Εφαρμογή 16:9</text:p>
          </table:table-cell>
          <table:table-cell table:style-name="ce1" table:number-columns-repeated="1008"/>
        </table:table-row>
        <table:table-row table:style-name="ro10">
          <table:table-cell table:style-name="ce31" office:value-type="string">
            <text:p>dlgPreferences_Format43</text:p>
          </table:table-cell>
          <table:table-cell table:style-name="ce228" office:value-type="string">
            <text:p>also on ScreenManagerLang</text:p>
          </table:table-cell>
          <table:table-cell table:style-name="ce232" office:value-type="string">
            <text:p>Force 4:3</text:p>
          </table:table-cell>
          <table:table-cell table:style-name="ce240" office:value-type="string">
            <text:p>Forcer 4:3</text:p>
          </table:table-cell>
          <table:table-cell table:style-name="ce248" office:value-type="string">
            <text:p>Forceer 4:3</text:p>
          </table:table-cell>
          <table:table-cell table:style-name="ce257" office:value-type="string">
            <text:p>4:3 erzwingen</text:p>
          </table:table-cell>
          <table:table-cell table:style-name="ce263" office:value-type="string">
            <text:p>Forzar 4:3</text:p>
          </table:table-cell>
          <table:table-cell table:style-name="ce81" office:value-type="string">
            <text:p>Forçar formato 4:3</text:p>
          </table:table-cell>
          <table:table-cell table:style-name="ce273"/>
          <table:table-cell table:style-name="ce94" office:value-type="string">
            <text:p>Applica 4:3</text:p>
          </table:table-cell>
          <table:table-cell table:style-name="ce99" office:value-type="string">
            <text:p>Forteaza format 4:3</text:p>
          </table:table-cell>
          <table:table-cell table:style-name="ce279" office:value-type="string">
            <text:p>Pakota 4:3</text:p>
          </table:table-cell>
          <table:table-cell table:style-name="ce284" office:value-type="string">
            <text:p>Bruk 4:3</text:p>
          </table:table-cell>
          <table:table-cell table:style-name="ce288" office:value-type="string">
            <text:p>强制 4:3</text:p>
          </table:table-cell>
          <table:table-cell table:style-name="ce81" office:value-type="string">
            <text:p>4:3'ü Zorla</text:p>
          </table:table-cell>
          <table:table-cell table:style-name="ce297" office:value-type="string">
            <text:p>Εφαρμογή 4:3</text:p>
          </table:table-cell>
          <table:table-cell table:style-name="ce1" table:number-columns-repeated="1008"/>
        </table:table-row>
        <table:table-row table:style-name="ro10">
          <table:table-cell table:style-name="ce31" office:value-type="string">
            <text:p>dlgPreferences_FormatAuto</text:p>
          </table:table-cell>
          <table:table-cell table:style-name="ce228" office:value-type="string">
            <text:p>also on ScreenManagerLang</text:p>
          </table:table-cell>
          <table:table-cell table:style-name="ce232" office:value-type="string">
            <text:p>Auto Detection</text:p>
          </table:table-cell>
          <table:table-cell table:style-name="ce240" office:value-type="string">
            <text:p>Détection Automatique</text:p>
          </table:table-cell>
          <table:table-cell table:style-name="ce248" office:value-type="string">
            <text:p>Automatische Detectie</text:p>
          </table:table-cell>
          <table:table-cell table:style-name="ce257" office:value-type="string">
            <text:p>Automatisch erkennen</text:p>
          </table:table-cell>
          <table:table-cell table:style-name="ce263" office:value-type="string">
            <text:p>Detección automática</text:p>
          </table:table-cell>
          <table:table-cell table:style-name="ce81" office:value-type="string">
            <text:p>Auto Detecção</text:p>
          </table:table-cell>
          <table:table-cell table:style-name="ce273"/>
          <table:table-cell table:style-name="ce94" office:value-type="string">
            <text:p>Rilevazione automatica </text:p>
          </table:table-cell>
          <table:table-cell table:style-name="ce99" office:value-type="string">
            <text:p>Detectie automata</text:p>
          </table:table-cell>
          <table:table-cell table:style-name="ce279" office:value-type="string">
            <text:p>Automaattinen havaitseminen</text:p>
          </table:table-cell>
          <table:table-cell table:style-name="ce284" office:value-type="string">
            <text:p>Automatisk valg</text:p>
          </table:table-cell>
          <table:table-cell table:style-name="ce288" office:value-type="string">
            <text:p>自动识别</text:p>
          </table:table-cell>
          <table:table-cell table:style-name="ce81" office:value-type="string">
            <text:p>Otomatik Bulma</text:p>
          </table:table-cell>
          <table:table-cell table:style-name="ce297" office:value-type="string">
            <text:p>Αυτόματη Ανίχνευση</text:p>
          </table:table-cell>
          <table:table-cell table:style-name="ce1" table:number-columns-repeated="1008"/>
        </table:table-row>
        <table:table-row table:style-name="ro30">
          <table:table-cell table:style-name="ce30" office:value-type="string">
            <text:p>dlgPreferences_GroupAnalysisMode</text:p>
          </table:table-cell>
          <table:table-cell/>
          <table:table-cell table:style-name="ce231" office:value-type="string">
            <text:p>Switch To Analysis Mode</text:p>
          </table:table-cell>
          <table:table-cell table:style-name="ce239" office:value-type="string">
            <text:p>Bascule en mode Analyse</text:p>
          </table:table-cell>
          <table:table-cell table:style-name="ce246" office:value-type="string">
            <text:p>Schakel naar Analyse functie</text:p>
          </table:table-cell>
          <table:table-cell table:style-name="ce254" office:value-type="string">
            <text:p>Wechseln zum Analyse-Modus</text:p>
          </table:table-cell>
          <table:table-cell table:style-name="ce264" office:value-type="string">
            <text:p>Cambiar A Modo Análisis</text:p>
          </table:table-cell>
          <table:table-cell table:style-name="ce80" office:value-type="string">
            <text:p>Mudar para o Módulo Análise</text:p>
          </table:table-cell>
          <table:table-cell table:style-name="ce90" office:value-type="string">
            <text:p>Przejdź do trybu Analizy</text:p>
          </table:table-cell>
          <table:table-cell table:style-name="ce95" office:value-type="string">
            <text:p>Passa a Modalita' Analisi </text:p>
          </table:table-cell>
          <table:table-cell table:style-name="ce98" office:value-type="string">
            <text:p>Schimbă in Modul Analiză</text:p>
          </table:table-cell>
          <table:table-cell table:style-name="ce105" office:value-type="string">
            <text:p>Vaihda Analyysi-tilaan</text:p>
          </table:table-cell>
          <table:table-cell table:style-name="ce113" office:value-type="string">
            <text:p>Bytt til Analyse modus</text:p>
          </table:table-cell>
          <table:table-cell table:style-name="ce288" office:value-type="string">
            <text:p>当以下情况切换至分析模式</text:p>
          </table:table-cell>
          <table:table-cell table:style-name="ce293" office:value-type="string">
            <text:p>Analiz Moduna Geç</text:p>
          </table:table-cell>
          <table:table-cell table:style-name="ce299" office:value-type="string">
            <text:p>Αλλαγή σε Τρόπο Ανάλυσης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dlgPreferences_GroupColors</text:p>
          </table:table-cell>
          <table:table-cell/>
          <table:table-cell table:style-name="ce231" office:value-type="string">
            <text:p>Colors</text:p>
          </table:table-cell>
          <table:table-cell table:style-name="ce239" office:value-type="string">
            <text:p>Couleurs</text:p>
          </table:table-cell>
          <table:table-cell table:style-name="ce246" office:value-type="string">
            <text:p>Kleuren</text:p>
          </table:table-cell>
          <table:table-cell table:style-name="ce255" office:value-type="string">
            <text:p>Farben</text:p>
          </table:table-cell>
          <table:table-cell table:style-name="ce262" office:value-type="string">
            <text:p>Colores</text:p>
          </table:table-cell>
          <table:table-cell table:style-name="ce80" office:value-type="string">
            <text:p>Cores</text:p>
          </table:table-cell>
          <table:table-cell table:style-name="ce90" office:value-type="string">
            <text:p>Kolory</text:p>
          </table:table-cell>
          <table:table-cell table:style-name="ce95" office:value-type="string">
            <text:p>Colori</text:p>
          </table:table-cell>
          <table:table-cell table:style-name="ce98" office:value-type="string">
            <text:p>Culori</text:p>
          </table:table-cell>
          <table:table-cell table:style-name="ce105" office:value-type="string">
            <text:p>Värit</text:p>
          </table:table-cell>
          <table:table-cell table:style-name="ce113" office:value-type="string">
            <text:p>Farger</text:p>
          </table:table-cell>
          <table:table-cell table:style-name="ce288" office:value-type="string">
            <text:p>颜色</text:p>
          </table:table-cell>
          <table:table-cell table:style-name="ce293" office:value-type="string">
            <text:p>Renkler</text:p>
          </table:table-cell>
          <table:table-cell table:style-name="ce297" office:value-type="string">
            <text:p>Χρώματα</text:p>
          </table:table-cell>
          <table:table-cell table:number-columns-repeated="1008"/>
        </table:table-row>
        <table:table-row table:style-name="ro10">
          <table:table-cell table:style-name="ce31" office:value-type="string">
            <text:p>dlgPreferences_grpPersistence</text:p>
          </table:table-cell>
          <table:table-cell table:style-name="ce228"/>
          <table:table-cell table:style-name="ce232" office:value-type="string">
            <text:p>Persistence</text:p>
          </table:table-cell>
          <table:table-cell table:style-name="ce240" office:value-type="string">
            <text:p>Persistance</text:p>
          </table:table-cell>
          <table:table-cell table:style-name="ce247" office:value-type="string">
            <text:p>Persistentie</text:p>
          </table:table-cell>
          <table:table-cell table:style-name="ce257" office:value-type="string">
            <text:p>Nachleuchten</text:p>
          </table:table-cell>
          <table:table-cell table:style-name="ce263" office:value-type="string">
            <text:p>Persistencia</text:p>
          </table:table-cell>
          <table:table-cell table:style-name="ce81" office:value-type="string">
            <text:p>Persistência</text:p>
          </table:table-cell>
          <table:table-cell table:style-name="ce273"/>
          <table:table-cell table:style-name="ce94" office:value-type="string">
            <text:p>Persistenza</text:p>
          </table:table-cell>
          <table:table-cell table:style-name="ce99" office:value-type="string">
            <text:p>Persistenţă</text:p>
          </table:table-cell>
          <table:table-cell table:style-name="ce279" office:value-type="string">
            <text:p>Pysyvyys</text:p>
          </table:table-cell>
          <table:table-cell table:style-name="ce284" office:value-type="string">
            <text:p>Likevekt</text:p>
          </table:table-cell>
          <table:table-cell table:style-name="ce288" office:value-type="string">
            <text:p>持久性</text:p>
          </table:table-cell>
          <table:table-cell table:style-name="ce81" office:value-type="string">
            <text:p>Kalıcılık</text:p>
          </table:table-cell>
          <table:table-cell table:style-name="ce297" office:value-type="string">
            <text:p>Επιμονή</text:p>
          </table:table-cell>
          <table:table-cell table:style-name="ce1" table:number-columns-repeated="1007"/>
          <table:table-cell/>
        </table:table-row>
        <table:table-row table:style-name="ro10">
          <table:table-cell table:style-name="ce30" office:value-type="string">
            <text:p>dlgPreferences_LabelGrid</text:p>
          </table:table-cell>
          <table:table-cell/>
          <table:table-cell table:style-name="ce231" office:value-type="string">
            <text:p>Grid:</text:p>
          </table:table-cell>
          <table:table-cell table:style-name="ce239" office:value-type="string">
            <text:p>Grille :</text:p>
          </table:table-cell>
          <table:table-cell table:style-name="ce246" office:value-type="string">
            <text:p>Raster :</text:p>
          </table:table-cell>
          <table:table-cell table:style-name="ce255" office:value-type="string">
            <text:p>Raster :</text:p>
          </table:table-cell>
          <table:table-cell table:style-name="ce262" office:value-type="string">
            <text:p>Cuadrícula :</text:p>
          </table:table-cell>
          <table:table-cell table:style-name="ce81" office:value-type="string">
            <text:p>Grade:</text:p>
          </table:table-cell>
          <table:table-cell table:style-name="ce90" office:value-type="string">
            <text:p>Siatka :</text:p>
          </table:table-cell>
          <table:table-cell table:style-name="ce95" office:value-type="string">
            <text:p>Griglia :</text:p>
          </table:table-cell>
          <table:table-cell table:style-name="ce98" office:value-type="string">
            <text:p>Grilă :</text:p>
          </table:table-cell>
          <table:table-cell table:style-name="ce105" office:value-type="string">
            <text:p>Ruudukko:</text:p>
          </table:table-cell>
          <table:table-cell table:style-name="ce113" office:value-type="string">
            <text:p>Rutenett:</text:p>
          </table:table-cell>
          <table:table-cell table:style-name="ce288" office:value-type="string">
            <text:p>网格:</text:p>
          </table:table-cell>
          <table:table-cell table:style-name="ce293" office:value-type="string">
            <text:p>Izgara:</text:p>
          </table:table-cell>
          <table:table-cell table:style-name="ce297" office:value-type="string">
            <text:p>Πλέγμα: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dlgPreferences_LabelHistoryCount</text:p>
          </table:table-cell>
          <table:table-cell/>
          <table:table-cell table:style-name="ce231" office:value-type="string">
            <text:p>Number of files in history:</text:p>
          </table:table-cell>
          <table:table-cell table:style-name="ce239" office:value-type="string">
            <text:p>Nombre de fichiers dans l'historique :</text:p>
          </table:table-cell>
          <table:table-cell table:style-name="ce246" office:value-type="string">
            <text:p>Aantal bestanden in historie :</text:p>
          </table:table-cell>
          <table:table-cell table:style-name="ce254" office:value-type="string">
            <text:p>Anzahl Dateien im Verlauf :</text:p>
          </table:table-cell>
          <table:table-cell table:style-name="ce264" office:value-type="string">
            <text:p>Número de archivos en historial:</text:p>
          </table:table-cell>
          <table:table-cell table:style-name="ce81" office:value-type="string">
            <text:p>Número de arquivos no histórico:</text:p>
          </table:table-cell>
          <table:table-cell table:style-name="ce90" office:value-type="string">
            <text:p>Liczba plików w historii :</text:p>
          </table:table-cell>
          <table:table-cell table:style-name="ce95" office:value-type="string">
            <text:p>Numero di Files nella cronologia :</text:p>
          </table:table-cell>
          <table:table-cell table:style-name="ce98" office:value-type="string">
            <text:p>Număr de fişiere în istoric :</text:p>
          </table:table-cell>
          <table:table-cell table:style-name="ce105" office:value-type="string">
            <text:p>Historiassa näkyvien tiedostojen määrä:</text:p>
          </table:table-cell>
          <table:table-cell table:style-name="ce113" office:value-type="string">
            <text:p>Antall filer i historielisten:</text:p>
          </table:table-cell>
          <table:table-cell table:style-name="ce288" office:value-type="string">
            <text:p>历史文件显示个数:</text:p>
          </table:table-cell>
          <table:table-cell table:style-name="ce293" office:value-type="string">
            <text:p>Geçmişteki dosya sayısı:</text:p>
          </table:table-cell>
          <table:table-cell table:style-name="ce297" office:value-type="string">
            <text:p>Αριθμός αρχείων στο Ιστορικό:</text:p>
          </table:table-cell>
          <table:table-cell table:number-columns-repeated="1008"/>
        </table:table-row>
        <table:table-row table:style-name="ro11">
          <table:table-cell table:style-name="ce31" office:value-type="string">
            <text:p>dlgPreferences_LabelImageFormat</text:p>
          </table:table-cell>
          <table:table-cell table:style-name="ce228"/>
          <table:table-cell table:style-name="ce232" office:value-type="string">
            <text:p>Default image format:</text:p>
          </table:table-cell>
          <table:table-cell table:style-name="ce240" office:value-type="string">
            <text:p>Format d'image par défault :</text:p>
          </table:table-cell>
          <table:table-cell table:style-name="ce248" office:value-type="string">
            <text:p>Standaard beeldformaat:</text:p>
          </table:table-cell>
          <table:table-cell table:style-name="ce254" office:value-type="string">
            <text:p>Standard Bildformat</text:p>
          </table:table-cell>
          <table:table-cell table:style-name="ce265" office:value-type="string">
            <text:p>Formato de imagen por defecto</text:p>
          </table:table-cell>
          <table:table-cell table:style-name="ce81" office:value-type="string">
            <text:p>Formato padrão de imagem</text:p>
          </table:table-cell>
          <table:table-cell table:style-name="ce273"/>
          <table:table-cell table:style-name="ce95" office:value-type="string">
            <text:p>Formato immagine preimpostato</text:p>
          </table:table-cell>
          <table:table-cell table:style-name="ce99" office:value-type="string">
            <text:p>Formatul de imagine implicit</text:p>
          </table:table-cell>
          <table:table-cell table:style-name="ce279" office:value-type="string">
            <text:p>Kuvien oletusformaatti:</text:p>
          </table:table-cell>
          <table:table-cell table:style-name="ce284" office:value-type="string">
            <text:p>Standard bildeformat:</text:p>
          </table:table-cell>
          <table:table-cell table:style-name="ce288" office:value-type="string">
            <text:p>默认图像显示格式:</text:p>
          </table:table-cell>
          <table:table-cell table:style-name="ce81" office:value-type="string">
            <text:p>Öntanımlı imaj formatı:</text:p>
          </table:table-cell>
          <table:table-cell table:style-name="ce297" office:value-type="string">
            <text:p>Προκαθορισμένη μορφή εικόνας:</text:p>
          </table:table-cell>
          <table:table-cell table:style-name="ce1" table:number-columns-repeated="1008"/>
        </table:table-row>
        <table:table-row table:style-name="ro10">
          <table:table-cell table:style-name="ce30" office:value-type="string">
            <text:p>dlgPreferences_LabelLanguages</text:p>
          </table:table-cell>
          <table:table-cell/>
          <table:table-cell table:style-name="ce231" office:value-type="string">
            <text:p>Language:</text:p>
          </table:table-cell>
          <table:table-cell table:style-name="ce239" office:value-type="string">
            <text:p>Langue :</text:p>
          </table:table-cell>
          <table:table-cell table:style-name="ce246" office:value-type="string">
            <text:p>Taal :</text:p>
          </table:table-cell>
          <table:table-cell table:style-name="ce254" office:value-type="string">
            <text:p>Sprache :</text:p>
          </table:table-cell>
          <table:table-cell table:style-name="ce262" office:value-type="string">
            <text:p>Idioma:</text:p>
          </table:table-cell>
          <table:table-cell table:style-name="ce81" office:value-type="string">
            <text:p>Idioma:</text:p>
          </table:table-cell>
          <table:table-cell table:style-name="ce90" office:value-type="string">
            <text:p>Język :</text:p>
          </table:table-cell>
          <table:table-cell table:style-name="ce95" office:value-type="string">
            <text:p>Lingua :</text:p>
          </table:table-cell>
          <table:table-cell table:style-name="ce98" office:value-type="string">
            <text:p>Limba :</text:p>
          </table:table-cell>
          <table:table-cell table:style-name="ce105" office:value-type="string">
            <text:p>Kieli:</text:p>
          </table:table-cell>
          <table:table-cell table:style-name="ce113" office:value-type="string">
            <text:p>Språk:</text:p>
          </table:table-cell>
          <table:table-cell table:style-name="ce288" office:value-type="string">
            <text:p>语言:</text:p>
          </table:table-cell>
          <table:table-cell table:style-name="ce293" office:value-type="string">
            <text:p>Dil:</text:p>
          </table:table-cell>
          <table:table-cell table:style-name="ce296" office:value-type="string">
            <text:p>Γλώσσα: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dlgPreferences_LabelLogic</text:p>
          </table:table-cell>
          <table:table-cell/>
          <table:table-cell table:style-name="ce231" office:value-type="string">
            <text:p>And</text:p>
          </table:table-cell>
          <table:table-cell table:style-name="ce239" office:value-type="string">
            <text:p>Et</text:p>
          </table:table-cell>
          <table:table-cell table:style-name="ce246" office:value-type="string">
            <text:p>En</text:p>
          </table:table-cell>
          <table:table-cell table:style-name="ce255" office:value-type="string">
            <text:p>Und</text:p>
          </table:table-cell>
          <table:table-cell table:style-name="ce70" office:value-type="string">
            <text:p>Y</text:p>
          </table:table-cell>
          <table:table-cell table:style-name="ce80" office:value-type="string">
            <text:p>E</text:p>
          </table:table-cell>
          <table:table-cell table:style-name="ce90" office:value-type="string">
            <text:p>I</text:p>
          </table:table-cell>
          <table:table-cell table:style-name="ce95" office:value-type="string">
            <text:p>E</text:p>
          </table:table-cell>
          <table:table-cell table:style-name="ce98" office:value-type="string">
            <text:p>Şi</text:p>
          </table:table-cell>
          <table:table-cell table:style-name="ce105" office:value-type="string">
            <text:p>Ja</text:p>
          </table:table-cell>
          <table:table-cell table:style-name="ce113" office:value-type="string">
            <text:p>Og</text:p>
          </table:table-cell>
          <table:table-cell table:style-name="ce288" office:value-type="string">
            <text:p>和</text:p>
          </table:table-cell>
          <table:table-cell table:style-name="ce293" office:value-type="string">
            <text:p>Ve</text:p>
          </table:table-cell>
          <table:table-cell table:style-name="ce296" office:value-type="string">
            <text:p>Και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dlgPreferences_LabelPlane3D</text:p>
          </table:table-cell>
          <table:table-cell/>
          <table:table-cell table:style-name="ce231" office:value-type="string">
            <text:p>Perspective Grid:</text:p>
          </table:table-cell>
          <table:table-cell table:style-name="ce239" office:value-type="string">
            <text:p>Grille de Perspective:</text:p>
          </table:table-cell>
          <table:table-cell table:style-name="ce246" office:value-type="string">
            <text:p>Perspectief Vlak :</text:p>
          </table:table-cell>
          <table:table-cell table:style-name="ce254" office:value-type="string">
            <text:p>Perspektivenraster :</text:p>
          </table:table-cell>
          <table:table-cell table:style-name="ce264" office:value-type="string">
            <text:p>Cuadrícula de Perspectiva :</text:p>
          </table:table-cell>
          <table:table-cell table:style-name="ce81" office:value-type="string">
            <text:p>Grade de Perspectiva:</text:p>
          </table:table-cell>
          <table:table-cell table:style-name="ce90" office:value-type="string">
            <text:p>Widok Perspektywa :</text:p>
          </table:table-cell>
          <table:table-cell table:style-name="ce95" office:value-type="string">
            <text:p>Griglia in prospettiva</text:p>
          </table:table-cell>
          <table:table-cell table:style-name="ce98" office:value-type="string">
            <text:p>Grilă de perspectivă:</text:p>
          </table:table-cell>
          <table:table-cell table:style-name="ce105" office:value-type="string">
            <text:p>Perspektiiviruudukko:</text:p>
          </table:table-cell>
          <table:table-cell table:style-name="ce113" office:value-type="string">
            <text:p>Perspektiv Rutenett:</text:p>
          </table:table-cell>
          <table:table-cell table:style-name="ce288" office:value-type="string">
            <text:p>透视网格:</text:p>
          </table:table-cell>
          <table:table-cell table:style-name="ce293" office:value-type="string">
            <text:p>Perspektif Izgarası:</text:p>
          </table:table-cell>
          <table:table-cell table:style-name="ce297" office:value-type="string">
            <text:p>Πλέγμα Προοπτικής: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dlgPreferences_LabelTimeFormat</text:p>
          </table:table-cell>
          <table:table-cell/>
          <table:table-cell table:style-name="ce231" office:value-type="string">
            <text:p>Time markers format</text:p>
          </table:table-cell>
          <table:table-cell table:style-name="ce239" office:value-type="string">
            <text:p>Format des marqueurs temporels</text:p>
          </table:table-cell>
          <table:table-cell table:style-name="ce246" office:value-type="string">
            <text:p>Tijdmarkeringsvorm</text:p>
          </table:table-cell>
          <table:table-cell table:style-name="ce64" office:value-type="string">
            <text:p>Zeitmarkierungsformat</text:p>
          </table:table-cell>
          <table:table-cell table:style-name="ce264" office:value-type="string">
            <text:p>Formato de marcas de tiempo</text:p>
          </table:table-cell>
          <table:table-cell table:style-name="ce81" office:value-type="string">
            <text:p>Formato de marcação de tempo</text:p>
          </table:table-cell>
          <table:table-cell table:style-name="ce90" office:value-type="string">
            <text:p>Format znaczników czasu</text:p>
          </table:table-cell>
          <table:table-cell table:style-name="ce95" office:value-type="string">
            <text:p>Formato dei contatori di tempo</text:p>
          </table:table-cell>
          <table:table-cell table:style-name="ce98" office:value-type="string">
            <text:p>Formatul markerilor temporari</text:p>
          </table:table-cell>
          <table:table-cell table:style-name="ce105" office:value-type="string">
            <text:p>Ajan oletusmuotoilu</text:p>
          </table:table-cell>
          <table:table-cell table:style-name="ce113" office:value-type="string">
            <text:p>Tidsmarkør format</text:p>
          </table:table-cell>
          <table:table-cell table:style-name="ce288" office:value-type="string">
            <text:p>时间标记格式</text:p>
          </table:table-cell>
          <table:table-cell table:style-name="ce293" office:value-type="string">
            <text:p>Zaman işaretleyicisi formatı</text:p>
          </table:table-cell>
          <table:table-cell table:style-name="ce296" office:value-type="string">
            <text:p>Μορφή Σελιδοδεικτών Χρόνου</text:p>
          </table:table-cell>
          <table:table-cell table:number-columns-repeated="1008"/>
        </table:table-row>
        <table:table-row table:style-name="ro15">
          <table:table-cell table:style-name="ce30" office:value-type="string">
            <text:p>dlgPreferences_LabelWorkingZoneMemory</text:p>
          </table:table-cell>
          <table:table-cell/>
          <table:table-cell table:style-name="ce231" office:value-type="string">
            <text:p>Working Zone will take less than {0} MB of Memory.</text:p>
          </table:table-cell>
          <table:table-cell table:style-name="ce239" office:value-type="string">
            <text:p>La Zone de Travail prend moins de {0} Mo de mémoire.</text:p>
          </table:table-cell>
          <table:table-cell table:style-name="ce246" office:value-type="string">
            <text:p>Werkgebied zal minder dan {0} Mb van het geheugen nemen.</text:p>
          </table:table-cell>
          <table:table-cell table:style-name="ce254" office:value-type="string">
            <text:p>Der Arbeitsbereich nimmt weniger als {0} MB Speicher in Anspruch.</text:p>
          </table:table-cell>
          <table:table-cell table:style-name="ce264" office:value-type="string">
            <text:p>La Zona De Trabajo tomará menos de {0} MB de Memoria.</text:p>
          </table:table-cell>
          <table:table-cell table:style-name="ce81" office:value-type="string">
            <text:p>Zona de Trabalho usará menos que {0} MB de Memória.</text:p>
          </table:table-cell>
          <table:table-cell table:style-name="ce90" office:value-type="string">
            <text:p>Strefa obróbki zajmie mniej niż {0} MB pamięci.</text:p>
          </table:table-cell>
          <table:table-cell table:style-name="ce95" office:value-type="string">
            <text:p>La Zona Lavoro occupa meno di {0} MB di Memoria.</text:p>
          </table:table-cell>
          <table:table-cell table:style-name="ce98" office:value-type="string">
            <text:p>Zona de lucru va accesa mai puţin de {0} MB de memorie.</text:p>
          </table:table-cell>
          <table:table-cell table:style-name="ce105" office:value-type="string">
            <text:p>Työstettävä jakso käyttää alle {0} MB muistia.</text:p>
          </table:table-cell>
          <table:table-cell table:style-name="ce113" office:value-type="string">
            <text:p>Arbeidsfelt vil benytte seg av mindre enn {0} MB minne.</text:p>
          </table:table-cell>
          <table:table-cell table:style-name="ce288" office:value-type="string">
            <text:p>工作区文件占用内存少于 {0} MB.</text:p>
          </table:table-cell>
          <table:table-cell table:style-name="ce293" office:value-type="string">
            <text:p>Çalışma Alanı Hafızanın {0} MB'ından daha azını kullanacaktır.</text:p>
          </table:table-cell>
          <table:table-cell table:style-name="ce297" office:value-type="string">
            <text:p>Το Πεδίο Εργασίας θα χρησιμοποιήσει λιγότερα από {0} MB Μνήμης.</text:p>
          </table:table-cell>
          <table:table-cell table:number-columns-repeated="1008"/>
        </table:table-row>
        <table:table-row table:style-name="ro30">
          <table:table-cell table:style-name="ce30" office:value-type="string">
            <text:p>dlgPreferences_LabelWorkingZoneSeconds</text:p>
          </table:table-cell>
          <table:table-cell/>
          <table:table-cell table:style-name="ce231" office:value-type="string">
            <text:p>Working Zone is less than {0} seconds.</text:p>
          </table:table-cell>
          <table:table-cell table:style-name="ce239" office:value-type="string">
            <text:p>La Zone de Travail fait moins de {0} secondes.</text:p>
          </table:table-cell>
          <table:table-cell table:style-name="ce246" office:value-type="string">
            <text:p>Werkgebied is minder dan {0} seconden.</text:p>
          </table:table-cell>
          <table:table-cell table:style-name="ce254" office:value-type="string">
            <text:p>Der Arbeitsbereich ist kürzer als {0} Sekunden.</text:p>
          </table:table-cell>
          <table:table-cell table:style-name="ce264" office:value-type="string">
            <text:p>La Zona de Trabajo es menor a {0} segundos.</text:p>
          </table:table-cell>
          <table:table-cell table:style-name="ce80" office:value-type="string">
            <text:p>A Zona de Trabalho é menor que {0} segundos.</text:p>
          </table:table-cell>
          <table:table-cell table:style-name="ce90" office:value-type="string">
            <text:p>Strefa obróbki jest mniejsza niż {0} sekund.</text:p>
          </table:table-cell>
          <table:table-cell table:style-name="ce95" office:value-type="string">
            <text:p>La Zona Lavoro e' minore di {0} secondi.</text:p>
          </table:table-cell>
          <table:table-cell table:style-name="ce98" office:value-type="string">
            <text:p>Zona de lucru este mai mică de {0} seconds.</text:p>
          </table:table-cell>
          <table:table-cell table:style-name="ce105" office:value-type="string">
            <text:p>Työstettävä jakso on kestoltaan alle {0} sekuntia.</text:p>
          </table:table-cell>
          <table:table-cell table:style-name="ce113" office:value-type="string">
            <text:p>Arbeidsfelt er mindre enn {0} sekunder.</text:p>
          </table:table-cell>
          <table:table-cell table:style-name="ce288" office:value-type="string">
            <text:p>工作区视频文件小于 {0} 秒.</text:p>
          </table:table-cell>
          <table:table-cell table:style-name="ce293" office:value-type="string">
            <text:p>Çalışma Alanı {0} saniyeden daha az.</text:p>
          </table:table-cell>
          <table:table-cell table:style-name="ce297" office:value-type="string">
            <text:p>Το Πεδίο Εργασίας είναι λιγότερο από {0} δευτερόλεπτα.</text:p>
          </table:table-cell>
          <table:table-cell table:number-columns-repeated="1008"/>
        </table:table-row>
        <table:table-row table:style-name="ro27">
          <table:table-cell table:style-name="ce31" office:value-type="string">
            <text:p>dlgPreferences_lblFading</text:p>
          </table:table-cell>
          <table:table-cell table:style-name="ce228"/>
          <table:table-cell table:style-name="ce232" office:value-type="string">
            <text:p>By default, drawings will stay visible for {0} images around the Key Image.</text:p>
          </table:table-cell>
          <table:table-cell table:style-name="ce240" office:value-type="string">
            <text:p>Par défaut, les dessins resteront visibles pendant {0} images autour de leur Image Clé.</text:p>
          </table:table-cell>
          <table:table-cell table:style-name="ce247" office:value-type="string">
            <text:p>Standaard zullen tekeningen zichtbaar zijn gedurende {0} beelden vanaf het Kernbeeld.</text:p>
          </table:table-cell>
          <table:table-cell table:style-name="ce257" office:value-type="string">
            <text:p>Standardmäßig bleiben Zeichenelemente für {0} Einzelbilder um ein Schlüsselbild sichtbar.</text:p>
          </table:table-cell>
          <table:table-cell table:style-name="ce265" office:value-type="string">
            <text:p>Por defecto, los dibujos permanecerán visibles durante {0} imágenes alrededor la imagen clave</text:p>
          </table:table-cell>
          <table:table-cell table:style-name="ce81" office:value-type="string">
            <text:p>Por padrão os desenhos permanecerão {0} imagens ao redor do Quadro de Imagem.</text:p>
          </table:table-cell>
          <table:table-cell table:style-name="ce273"/>
          <table:table-cell table:style-name="ce95" office:value-type="string">
            <text:p>Come preimpostazione, il disegno restera' visibile per {0} immagini intorno all'Immagine Chiave.</text:p>
          </table:table-cell>
          <table:table-cell table:style-name="ce99" office:value-type="string">
            <text:p>Implicit, desenele vor sta vizibile pentru {0} imagini în jurul Imaginii Principale.</text:p>
          </table:table-cell>
          <table:table-cell table:style-name="ce279" office:value-type="string">
            <text:p>Oletuksena piirrokset pysyvät näkyvissä {0} kuvaa ennen ja jälkeen avainkuvan.</text:p>
          </table:table-cell>
          <table:table-cell table:style-name="ce284" office:value-type="string">
            <text:p>Tegninger vil være synlige I {0} enkeltbilder rundt nøkkelbildet.</text:p>
          </table:table-cell>
          <table:table-cell table:style-name="ce288" office:value-type="string">
            <text:p>默认情况下，从关键图像开始绘制信息将被保持 {0} 次.</text:p>
          </table:table-cell>
          <table:table-cell table:style-name="ce81" office:value-type="string">
            <text:p>Öntanımlı değer olarak, çizimler Anahtar İmajın etrafındaki {0} imaj boyunca görülebilir kalacaktır.</text:p>
          </table:table-cell>
          <table:table-cell table:style-name="ce297" office:value-type="string">
            <text:p>Προκαθορισμένα, τα σχέδια παραμένουν ορατά για {0} εικόνες γύρω από την Βασική εικόνα.</text:p>
          </table:table-cell>
          <table:table-cell table:style-name="ce1" table:number-columns-repeated="1007"/>
          <table:table-cell/>
        </table:table-row>
        <table:table-row table:style-name="ro10">
          <table:table-cell table:style-name="ce31" office:value-type="string">
            <text:p>dlgPreferences_LabelSpeedUnit</text:p>
          </table:table-cell>
          <table:table-cell table:style-name="ce228"/>
          <table:table-cell table:style-name="ce232" office:value-type="string">
            <text:p>Speed unit:</text:p>
          </table:table-cell>
          <table:table-cell table:style-name="ce240" office:value-type="string">
            <text:p>Unité de vitesse :</text:p>
          </table:table-cell>
          <table:table-cell table:style-name="ce248" office:value-type="string">
            <text:p>Snelheid eenheid:</text:p>
          </table:table-cell>
          <table:table-cell table:style-name="ce258" office:value-type="string">
            <text:p>Geschwindigkeitseinheit:</text:p>
          </table:table-cell>
          <table:table-cell table:style-name="ce266"/>
          <table:table-cell table:style-name="ce268"/>
          <table:table-cell table:style-name="ce273"/>
          <table:table-cell table:style-name="ce95" office:value-type="string">
            <text:p>Unita' di misura velocita':</text:p>
          </table:table-cell>
          <table:table-cell table:style-name="ce99" office:value-type="string">
            <text:p>Unitatea de măsurare a vitezei:</text:p>
          </table:table-cell>
          <table:table-cell table:style-name="ce232" office:value-type="string">
            <text:p>Nopeuden yksikkö:</text:p>
          </table:table-cell>
          <table:table-cell table:style-name="ce114" office:value-type="string">
            <text:p>Hastighet:</text:p>
          </table:table-cell>
          <table:table-cell table:style-name="ce289" office:value-type="string">
            <text:p>速度单位:</text:p>
          </table:table-cell>
          <table:table-cell table:style-name="ce294" office:value-type="string">
            <text:p>Hız birimi:</text:p>
          </table:table-cell>
          <table:table-cell table:style-name="ce300" office:value-type="string">
            <text:p>Μονάδα ταχύτητας:</text:p>
          </table:table-cell>
          <table:table-cell table:style-name="ce1" table:number-columns-repeated="1008"/>
        </table:table-row>
        <table:table-row table:style-name="ro10">
          <table:table-cell table:style-name="ce31" office:value-type="string">
            <text:p>dlgPreferences_Speed_MetersPerSecond</text:p>
          </table:table-cell>
          <table:table-cell table:style-name="ce228" office:value-type="string">
            <office:annotation draw:style-name="gr6" draw:text-style-name="P1" svg:width="6.62cm" svg:height="2.094cm" svg:x="12.247cm" svg:y="28.456cm" draw:caption-point-x="-0.61cm" draw:caption-point-y="1.512cm">
              <dc:date>2010-07-03T00:00:00</dc:date>
              <text:p text:style-name="P1"><text:span text:style-name="T1">“</text:span><text:span text:style-name="T1">{0}” will be replaced by the unit abbreviation :</text:span></text:p>
              <text:p text:style-name="P1"><text:span text:style-name="T1"/></text:p>
              <text:p text:style-name="P1"><text:span text:style-name="T1">“</text:span><text:span text:style-name="T1">Kilometers per hour (km/h)”</text:span></text:p>
            </office:annotation>
            <text:p>note</text:p>
          </table:table-cell>
          <table:table-cell table:style-name="ce232" office:value-type="string">
            <text:p>Meters per second ({0})</text:p>
          </table:table-cell>
          <table:table-cell table:style-name="ce240" office:value-type="string">
            <text:p>Mètres / seconde ({0})</text:p>
          </table:table-cell>
          <table:table-cell table:style-name="ce248" office:value-type="string">
            <text:p>Meter per seconde <text:s/>({0})</text:p>
          </table:table-cell>
          <table:table-cell table:style-name="ce258" office:value-type="string">
            <text:p>Meter pro Sekunde ({0})</text:p>
          </table:table-cell>
          <table:table-cell table:style-name="ce266"/>
          <table:table-cell table:style-name="ce268"/>
          <table:table-cell table:style-name="ce273"/>
          <table:table-cell table:style-name="ce232" office:value-type="string">
            <text:p>Metri al secondo ({0})</text:p>
          </table:table-cell>
          <table:table-cell table:style-name="ce232" office:value-type="string">
            <text:p>Metri pe secondă ({0})</text:p>
          </table:table-cell>
          <table:table-cell table:style-name="ce232" office:value-type="string">
            <text:p>Metriä sekunnissa ({0})</text:p>
          </table:table-cell>
          <table:table-cell table:style-name="ce114" office:value-type="string">
            <text:p>Meter per sekund ({0})</text:p>
          </table:table-cell>
          <table:table-cell table:style-name="ce289" office:value-type="string">
            <text:p>米/秒 ({0})</text:p>
          </table:table-cell>
          <table:table-cell table:style-name="ce294" office:value-type="string">
            <text:p>Metre bölü saniye ({0})</text:p>
          </table:table-cell>
          <table:table-cell table:style-name="ce300" office:value-type="string">
            <text:p>Μέτρα ανά δευτερόλεπτο ({0})</text:p>
          </table:table-cell>
          <table:table-cell table:style-name="ce1" table:number-columns-repeated="1008"/>
        </table:table-row>
        <table:table-row table:style-name="ro10">
          <table:table-cell table:style-name="ce31" office:value-type="string">
            <text:p>dlgPreferences_Speed_KilometersPerHour</text:p>
          </table:table-cell>
          <table:table-cell table:style-name="ce228"/>
          <table:table-cell table:style-name="ce232" office:value-type="string">
            <text:p>Kilometers per hour ({0})</text:p>
          </table:table-cell>
          <table:table-cell table:style-name="ce240" office:value-type="string">
            <text:p>Kilomètres / heure ({0})</text:p>
          </table:table-cell>
          <table:table-cell table:style-name="ce248" office:value-type="string">
            <text:p>Kilometer per seconde ({0})</text:p>
          </table:table-cell>
          <table:table-cell table:style-name="ce258" office:value-type="string">
            <text:p>Kilometer pro Stunde ({0})</text:p>
          </table:table-cell>
          <table:table-cell table:style-name="ce266"/>
          <table:table-cell table:style-name="ce268"/>
          <table:table-cell table:style-name="ce273"/>
          <table:table-cell table:style-name="ce232" office:value-type="string">
            <text:p>Chilometri all'ora ({0})</text:p>
          </table:table-cell>
          <table:table-cell table:style-name="ce232" office:value-type="string">
            <text:p>Kilometri pe oră ({0})</text:p>
          </table:table-cell>
          <table:table-cell table:style-name="ce232" office:value-type="string">
            <text:p>Kilometriä tunnissa ({0})</text:p>
          </table:table-cell>
          <table:table-cell table:style-name="ce114" office:value-type="string">
            <text:p>Kilometer per sekund ({0})</text:p>
          </table:table-cell>
          <table:table-cell table:style-name="ce289" office:value-type="string">
            <text:p>千米/小时 ({0})</text:p>
          </table:table-cell>
          <table:table-cell table:style-name="ce294" office:value-type="string">
            <text:p>Kilometre bölü saat ({0})</text:p>
          </table:table-cell>
          <table:table-cell table:style-name="ce300" office:value-type="string">
            <text:p>Χιλιόμετρα ανά ώρα ({0})</text:p>
          </table:table-cell>
          <table:table-cell table:style-name="ce1" table:number-columns-repeated="1008"/>
        </table:table-row>
        <table:table-row table:style-name="ro10">
          <table:table-cell table:style-name="ce31" office:value-type="string">
            <text:p>dlgPreferences_Speed_FeetPerSecond</text:p>
          </table:table-cell>
          <table:table-cell table:style-name="ce228"/>
          <table:table-cell table:style-name="ce232" office:value-type="string">
            <text:p>Feet per second ({0})</text:p>
          </table:table-cell>
          <table:table-cell table:style-name="ce240" office:value-type="string">
            <text:p>Pieds / seconde ({0})</text:p>
          </table:table-cell>
          <table:table-cell table:style-name="ce248" office:value-type="string">
            <text:p>Voet per seconde <text:s/>({0})</text:p>
          </table:table-cell>
          <table:table-cell table:style-name="ce258" office:value-type="string">
            <text:p>Fuß pro Sekunde ({0})</text:p>
          </table:table-cell>
          <table:table-cell table:style-name="ce266"/>
          <table:table-cell table:style-name="ce268"/>
          <table:table-cell table:style-name="ce273"/>
          <table:table-cell table:style-name="ce232" office:value-type="string">
            <text:p>Piedi al secondo ({0})</text:p>
          </table:table-cell>
          <table:table-cell table:style-name="ce232" office:value-type="string">
            <text:p>Picioare (30.5 cm) <text:s/>pe secundă ({0})</text:p>
          </table:table-cell>
          <table:table-cell table:style-name="ce232" office:value-type="string">
            <text:p>Jalkaa sekunnissa ({0})</text:p>
          </table:table-cell>
          <table:table-cell table:style-name="ce114" office:value-type="string">
            <text:p>Fot per sekund ({0})</text:p>
          </table:table-cell>
          <table:table-cell table:style-name="ce289" office:value-type="string">
            <text:p>英尺/秒 ({0})</text:p>
          </table:table-cell>
          <table:table-cell table:style-name="ce294" office:value-type="string">
            <text:p>Ayak bölü saniye({0})</text:p>
          </table:table-cell>
          <table:table-cell table:style-name="ce300" office:value-type="string">
            <text:p>Πόδια ανά δευτερόλεπτο ({0})</text:p>
          </table:table-cell>
          <table:table-cell table:style-name="ce1" table:number-columns-repeated="1008"/>
        </table:table-row>
        <table:table-row table:style-name="ro10">
          <table:table-cell table:style-name="ce31" office:value-type="string">
            <text:p>dlgPreferences_Speed_MilesPerHour</text:p>
          </table:table-cell>
          <table:table-cell table:style-name="ce228"/>
          <table:table-cell table:style-name="ce232" office:value-type="string">
            <text:p>Miles per hour ({0})</text:p>
          </table:table-cell>
          <table:table-cell table:style-name="ce240" office:value-type="string">
            <text:p>Miles / heure ({0})</text:p>
          </table:table-cell>
          <table:table-cell table:style-name="ce248" office:value-type="string">
            <text:p>Mijl per uur <text:s/>({0})</text:p>
          </table:table-cell>
          <table:table-cell table:style-name="ce258" office:value-type="string">
            <text:p>Meilen pro Stunde ({0})</text:p>
          </table:table-cell>
          <table:table-cell table:style-name="ce266"/>
          <table:table-cell table:style-name="ce268"/>
          <table:table-cell table:style-name="ce273"/>
          <table:table-cell table:style-name="ce232" office:value-type="string">
            <text:p>Miglia all'ora ({0})</text:p>
          </table:table-cell>
          <table:table-cell table:style-name="ce232" office:value-type="string">
            <text:p>Mile (1609 m) pe oră ({0})</text:p>
          </table:table-cell>
          <table:table-cell table:style-name="ce232" office:value-type="string">
            <text:p>Mailia tunnissa ({0})</text:p>
          </table:table-cell>
          <table:table-cell table:style-name="ce114" office:value-type="string">
            <text:p>Miles per sekund ({0})</text:p>
          </table:table-cell>
          <table:table-cell table:style-name="ce289" office:value-type="string">
            <text:p>英里/小时 ({0})</text:p>
          </table:table-cell>
          <table:table-cell table:style-name="ce294" office:value-type="string">
            <text:p>Mil bölü saat ({0})</text:p>
          </table:table-cell>
          <table:table-cell table:style-name="ce300" office:value-type="string">
            <text:p>Μίλια ανά δευτερόλεπτο ({0})</text:p>
          </table:table-cell>
          <table:table-cell table:style-name="ce1" table:number-columns-repeated="1008"/>
        </table:table-row>
        <table:table-row table:style-name="ro10">
          <table:table-cell table:style-name="ce31" office:value-type="string">
            <text:p>dlgPreferences_Speed_Knots</text:p>
          </table:table-cell>
          <table:table-cell table:style-name="ce228"/>
          <table:table-cell table:style-name="ce232" office:value-type="string">
            <text:p>Knots ({0})</text:p>
          </table:table-cell>
          <table:table-cell table:style-name="ce240" office:value-type="string">
            <text:p>Nœuds ({0})</text:p>
          </table:table-cell>
          <table:table-cell table:style-name="ce248" office:value-type="string">
            <text:p>Knopen <text:s/>({0})</text:p>
          </table:table-cell>
          <table:table-cell table:style-name="ce258" office:value-type="string">
            <text:p>Knoten ({0})</text:p>
          </table:table-cell>
          <table:table-cell table:style-name="ce266"/>
          <table:table-cell table:style-name="ce268"/>
          <table:table-cell table:style-name="ce273"/>
          <table:table-cell table:style-name="ce232" office:value-type="string">
            <text:p>Nodi ({0})</text:p>
          </table:table-cell>
          <table:table-cell table:style-name="ce232" office:value-type="string">
            <text:p>Noduri (milă pe oră) ({0})</text:p>
          </table:table-cell>
          <table:table-cell table:style-name="ce232" office:value-type="string">
            <text:p>Solmua ({0})</text:p>
          </table:table-cell>
          <table:table-cell table:style-name="ce114" office:value-type="string">
            <text:p>Knop ({0})</text:p>
          </table:table-cell>
          <table:table-cell table:style-name="ce289" office:value-type="string">
            <text:p>结 ({0})</text:p>
          </table:table-cell>
          <table:table-cell table:style-name="ce294" office:value-type="string">
            <text:p>Deniz mili ({0})</text:p>
          </table:table-cell>
          <table:table-cell table:style-name="ce300" office:value-type="string">
            <text:p>Κόμβοι ({0})</text:p>
          </table:table-cell>
          <table:table-cell table:style-name="ce1" table:number-columns-repeated="1008"/>
        </table:table-row>
        <table:table-row table:style-name="ro10">
          <table:table-cell table:style-name="ce30" office:value-type="string">
            <text:p>dlgPreferences_Title</text:p>
          </table:table-cell>
          <table:table-cell/>
          <table:table-cell table:style-name="ce231" office:value-type="string">
            <text:p>Preferences…</text:p>
          </table:table-cell>
          <table:table-cell table:style-name="ce239" office:value-type="string">
            <text:p>Préférences...</text:p>
          </table:table-cell>
          <table:table-cell table:style-name="ce246" office:value-type="string">
            <text:p>Voorkeuren…</text:p>
          </table:table-cell>
          <table:table-cell table:style-name="ce255" office:value-type="string">
            <text:p>Einstellungen...</text:p>
          </table:table-cell>
          <table:table-cell table:style-name="ce264" office:value-type="string">
            <text:p>Preferencias…</text:p>
          </table:table-cell>
          <table:table-cell table:style-name="ce80" office:value-type="string">
            <text:p>Preferências...</text:p>
          </table:table-cell>
          <table:table-cell table:style-name="ce90" office:value-type="string">
            <text:p>Preferencje...</text:p>
          </table:table-cell>
          <table:table-cell table:style-name="ce95" office:value-type="string">
            <text:p>Preferenze...</text:p>
          </table:table-cell>
          <table:table-cell table:style-name="ce98" office:value-type="string">
            <text:p>Preferinţe...</text:p>
          </table:table-cell>
          <table:table-cell table:style-name="ce105" office:value-type="string">
            <text:p>Asetukset...</text:p>
          </table:table-cell>
          <table:table-cell table:style-name="ce113" office:value-type="string">
            <text:p>Instillinger</text:p>
          </table:table-cell>
          <table:table-cell table:style-name="ce288" office:value-type="string">
            <text:p>首选项...</text:p>
          </table:table-cell>
          <table:table-cell table:style-name="ce293" office:value-type="string">
            <text:p>Tercihler...</text:p>
          </table:table-cell>
          <table:table-cell table:style-name="ce297" office:value-type="string">
            <text:p>Προτιμήσεις…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dlgSplash_LoadInfos</text:p>
          </table:table-cell>
          <table:table-cell/>
          <table:table-cell table:style-name="ce231" office:value-type="string">
            <text:p>Loading User Interface…</text:p>
          </table:table-cell>
          <table:table-cell table:style-name="ce239" office:value-type="string">
            <text:p>Chargement de l'Interface Graphique...</text:p>
          </table:table-cell>
          <table:table-cell table:style-name="ce246" office:value-type="string">
            <text:p>Laden Gebruikers Interface...</text:p>
          </table:table-cell>
          <table:table-cell table:style-name="ce64" office:value-type="string">
            <text:p>Laden der Benutzeroberfläche ...</text:p>
          </table:table-cell>
          <table:table-cell table:style-name="ce262" office:value-type="string">
            <text:p>Cargando la Interfaz Gráfica <text:s/>...</text:p>
          </table:table-cell>
          <table:table-cell table:style-name="ce80" office:value-type="string">
            <text:p>Carregando Interface de Usuário... </text:p>
          </table:table-cell>
          <table:table-cell table:style-name="ce90" office:value-type="string">
            <text:p>Wczytywanie interfejsu użytkownika...</text:p>
          </table:table-cell>
          <table:table-cell table:style-name="ce95" office:value-type="string">
            <text:p>Caricamento Interfaccia Utente... </text:p>
          </table:table-cell>
          <table:table-cell table:style-name="ce98" office:value-type="string">
            <text:p>Încarc Interfaţa Grafica... </text:p>
          </table:table-cell>
          <table:table-cell table:style-name="ce105" office:value-type="string">
            <text:p>Ladataan käyttäjäliittymää...</text:p>
          </table:table-cell>
          <table:table-cell table:style-name="ce113" office:value-type="string">
            <text:p>Laster brukerinstillinger</text:p>
          </table:table-cell>
          <table:table-cell table:style-name="ce288" office:value-type="string">
            <text:p>载入用户界面...</text:p>
          </table:table-cell>
          <table:table-cell table:style-name="ce293" office:value-type="string">
            <text:p>Kullanıcı Arayüzünü Yüklüyor...</text:p>
          </table:table-cell>
          <table:table-cell table:style-name="ce297" office:value-type="string">
            <text:p>Φόρτωση Διεπαφής/Διασύνδεσης Χρήστη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Generic_Cancel</text:p>
          </table:table-cell>
          <table:table-cell/>
          <table:table-cell table:style-name="ce231" office:value-type="string">
            <text:p>Cancel</text:p>
          </table:table-cell>
          <table:table-cell table:style-name="ce239" office:value-type="string">
            <text:p>Annuler</text:p>
          </table:table-cell>
          <table:table-cell table:style-name="ce246" office:value-type="string">
            <text:p>Annuleer</text:p>
          </table:table-cell>
          <table:table-cell table:style-name="ce255" office:value-type="string">
            <text:p>Abbrechen</text:p>
          </table:table-cell>
          <table:table-cell table:style-name="ce262" office:value-type="string">
            <text:p>Cancelar</text:p>
          </table:table-cell>
          <table:table-cell table:style-name="ce80" office:value-type="string">
            <text:p>Cancelar</text:p>
          </table:table-cell>
          <table:table-cell table:style-name="ce90" office:value-type="string">
            <text:p>Anuluj</text:p>
          </table:table-cell>
          <table:table-cell table:style-name="ce95" office:value-type="string">
            <text:p>Annulla</text:p>
          </table:table-cell>
          <table:table-cell table:style-name="ce98" office:value-type="string">
            <text:p>Anulează</text:p>
          </table:table-cell>
          <table:table-cell table:style-name="ce105" office:value-type="string">
            <text:p>Peruuta</text:p>
          </table:table-cell>
          <table:table-cell table:style-name="ce113" office:value-type="string">
            <text:p>Avbryt</text:p>
          </table:table-cell>
          <table:table-cell table:style-name="ce288" office:value-type="string">
            <text:p>取消</text:p>
          </table:table-cell>
          <table:table-cell table:style-name="ce293" office:value-type="string">
            <text:p>İptal Et</text:p>
          </table:table-cell>
          <table:table-cell table:style-name="ce297" office:value-type="string">
            <text:p>Άκυρο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Generic_Quit</text:p>
          </table:table-cell>
          <table:table-cell/>
          <table:table-cell table:style-name="ce231" office:value-type="string">
            <text:p>Quit</text:p>
          </table:table-cell>
          <table:table-cell table:style-name="ce239" office:value-type="string">
            <text:p>Quitter</text:p>
          </table:table-cell>
          <table:table-cell table:style-name="ce246" office:value-type="string">
            <text:p>Stop</text:p>
          </table:table-cell>
          <table:table-cell table:style-name="ce255" office:value-type="string">
            <text:p>Beenden</text:p>
          </table:table-cell>
          <table:table-cell table:style-name="ce264" office:value-type="string">
            <text:p>Salir</text:p>
          </table:table-cell>
          <table:table-cell table:style-name="ce80" office:value-type="string">
            <text:p>Sair</text:p>
          </table:table-cell>
          <table:table-cell table:style-name="ce90" office:value-type="string">
            <text:p>Wyjdź</text:p>
          </table:table-cell>
          <table:table-cell table:style-name="ce95" office:value-type="string">
            <text:p>Esci</text:p>
          </table:table-cell>
          <table:table-cell table:style-name="ce98" office:value-type="string">
            <text:p>Renunţ</text:p>
          </table:table-cell>
          <table:table-cell table:style-name="ce105" office:value-type="string">
            <text:p>Lopeta</text:p>
          </table:table-cell>
          <table:table-cell table:style-name="ce113" office:value-type="string">
            <text:p>End </text:p>
          </table:table-cell>
          <table:table-cell table:style-name="ce288" office:value-type="string">
            <text:p>退出</text:p>
          </table:table-cell>
          <table:table-cell table:style-name="ce293" office:value-type="string">
            <text:p>Çık</text:p>
          </table:table-cell>
          <table:table-cell table:style-name="ce297" office:value-type="string">
            <text:p>Παραίτηση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Generic_Save</text:p>
          </table:table-cell>
          <table:table-cell/>
          <table:table-cell table:style-name="ce231" office:value-type="string">
            <text:p>Save</text:p>
          </table:table-cell>
          <table:table-cell table:style-name="ce239" office:value-type="string">
            <text:p>Enregistrer</text:p>
          </table:table-cell>
          <table:table-cell table:style-name="ce246" office:value-type="string">
            <text:p>Bewaar</text:p>
          </table:table-cell>
          <table:table-cell table:style-name="ce255" office:value-type="string">
            <text:p>Speichern</text:p>
          </table:table-cell>
          <table:table-cell table:style-name="ce264" office:value-type="string">
            <text:p>Guardar</text:p>
          </table:table-cell>
          <table:table-cell table:style-name="ce80" office:value-type="string">
            <text:p>Salvar</text:p>
          </table:table-cell>
          <table:table-cell table:style-name="ce90" office:value-type="string">
            <text:p>Zapisz</text:p>
          </table:table-cell>
          <table:table-cell table:style-name="ce95" office:value-type="string">
            <text:p>Salva</text:p>
          </table:table-cell>
          <table:table-cell table:style-name="ce98" office:value-type="string">
            <text:p>Salvează</text:p>
          </table:table-cell>
          <table:table-cell table:style-name="ce105" office:value-type="string">
            <text:p>Tallenna</text:p>
          </table:table-cell>
          <table:table-cell table:style-name="ce113" office:value-type="string">
            <text:p>Lagre</text:p>
          </table:table-cell>
          <table:table-cell table:style-name="ce288" office:value-type="string">
            <text:p>保存...</text:p>
          </table:table-cell>
          <table:table-cell table:style-name="ce293" office:value-type="string">
            <text:p>Kaydet</text:p>
          </table:table-cell>
          <table:table-cell table:style-name="ce297" office:value-type="string">
            <text:p>Αποθήκευση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About</text:p>
          </table:table-cell>
          <table:table-cell/>
          <table:table-cell table:style-name="ce231" office:value-type="string">
            <text:p>About Kinovea…</text:p>
          </table:table-cell>
          <table:table-cell table:style-name="ce239" office:value-type="string">
            <text:p>À Propos de Kinovea…</text:p>
          </table:table-cell>
          <table:table-cell table:style-name="ce246" office:value-type="string">
            <text:p>Over Kinovea…</text:p>
          </table:table-cell>
          <table:table-cell table:style-name="ce255" office:value-type="string">
            <text:p>Über Kinovea...</text:p>
          </table:table-cell>
          <table:table-cell table:style-name="ce264" office:value-type="string">
            <text:p>Acerca de Kinovea…</text:p>
          </table:table-cell>
          <table:table-cell table:style-name="ce81" office:value-type="string">
            <text:p>Sobre o Kinovea...</text:p>
          </table:table-cell>
          <table:table-cell table:style-name="ce90" office:value-type="string">
            <text:p>O Kinovea</text:p>
          </table:table-cell>
          <table:table-cell table:style-name="ce95" office:value-type="string">
            <text:p>Riguardo Kinovea...</text:p>
          </table:table-cell>
          <table:table-cell table:style-name="ce98" office:value-type="string">
            <text:p>Despre Kinovea...</text:p>
          </table:table-cell>
          <table:table-cell table:style-name="ce105" office:value-type="string">
            <text:p>Kinoveasta...</text:p>
          </table:table-cell>
          <table:table-cell table:style-name="ce113" office:value-type="string">
            <text:p>Om Kinovea...</text:p>
          </table:table-cell>
          <table:table-cell table:style-name="ce288" office:value-type="string">
            <text:p>关于本软件...</text:p>
          </table:table-cell>
          <table:table-cell table:style-name="ce293" office:value-type="string">
            <text:p>Kinovea Hakkında...</text:p>
          </table:table-cell>
          <table:table-cell table:style-name="ce297" office:value-type="string">
            <text:p>Περί του Kinovea…</text:p>
          </table:table-cell>
          <table:table-cell table:number-columns-repeated="1008"/>
        </table:table-row>
        <table:table-row table:style-name="ro10">
          <table:table-cell table:style-name="ce31" office:value-type="string">
            <text:p>mnuApplicationFolder</text:p>
          </table:table-cell>
          <table:table-cell table:style-name="ce228"/>
          <table:table-cell table:style-name="ce232" office:value-type="string">
            <text:p>Open log folder…</text:p>
          </table:table-cell>
          <table:table-cell table:style-name="ce240" office:value-type="string">
            <text:p>Ouvrir le dossier des logs…</text:p>
          </table:table-cell>
          <table:table-cell table:style-name="ce248" office:value-type="string">
            <text:p>Open de map met de logs..</text:p>
          </table:table-cell>
          <table:table-cell table:style-name="ce255" office:value-type="string">
            <text:p>Log Ordner öffnen...</text:p>
          </table:table-cell>
          <table:table-cell table:style-name="ce265" office:value-type="string">
            <text:p>Abrir el archivo de logs</text:p>
          </table:table-cell>
          <table:table-cell table:style-name="ce81" office:value-type="string">
            <text:p>Abrir pasta de log...</text:p>
          </table:table-cell>
          <table:table-cell table:style-name="ce273"/>
          <table:table-cell table:style-name="ce95" office:value-type="string">
            <text:p>Apri cartella del Log</text:p>
          </table:table-cell>
          <table:table-cell table:style-name="ce99" office:value-type="string">
            <text:p>Deschide folderul de loguri...</text:p>
          </table:table-cell>
          <table:table-cell table:style-name="ce279" office:value-type="string">
            <text:p>Avaa lokitiedosto...</text:p>
          </table:table-cell>
          <table:table-cell table:style-name="ce284" office:value-type="string">
            <text:p>Åpne logfil</text:p>
          </table:table-cell>
          <table:table-cell table:style-name="ce288" office:value-type="string">
            <text:p>上传视频分析...</text:p>
          </table:table-cell>
          <table:table-cell table:style-name="ce81" office:value-type="string">
            <text:p>Log klasörünü aç...</text:p>
          </table:table-cell>
          <table:table-cell table:style-name="ce297" office:value-type="string">
            <text:p>Άνοιγμα Φακέλου Ημερολογίου…</text:p>
          </table:table-cell>
          <table:table-cell table:style-name="ce1" table:number-columns-repeated="1008"/>
        </table:table-row>
        <table:table-row table:style-name="ro10">
          <table:table-cell table:style-name="ce30" office:value-type="string">
            <text:p>mnuEdit</text:p>
          </table:table-cell>
          <table:table-cell/>
          <table:table-cell table:style-name="ce231" office:value-type="string">
            <text:p>Edit</text:p>
          </table:table-cell>
          <table:table-cell table:style-name="ce239" office:value-type="string">
            <text:p>Édition</text:p>
          </table:table-cell>
          <table:table-cell table:style-name="ce246" office:value-type="string">
            <text:p>Bewerk</text:p>
          </table:table-cell>
          <table:table-cell table:style-name="ce255" office:value-type="string">
            <text:p>Bearbeiten</text:p>
          </table:table-cell>
          <table:table-cell table:style-name="ce264" office:value-type="string">
            <text:p>Editar</text:p>
          </table:table-cell>
          <table:table-cell table:style-name="ce80" office:value-type="string">
            <text:p>Editar</text:p>
          </table:table-cell>
          <table:table-cell table:style-name="ce90" office:value-type="string">
            <text:p>Edytuj</text:p>
          </table:table-cell>
          <table:table-cell table:style-name="ce95" office:value-type="string">
            <text:p>Modifica</text:p>
          </table:table-cell>
          <table:table-cell table:style-name="ce98" office:value-type="string">
            <text:p>Editează</text:p>
          </table:table-cell>
          <table:table-cell table:style-name="ce105" office:value-type="string">
            <text:p>Editoi</text:p>
          </table:table-cell>
          <table:table-cell table:style-name="ce113" office:value-type="string">
            <text:p>Edit</text:p>
          </table:table-cell>
          <table:table-cell table:style-name="ce288" office:value-type="string">
            <text:p>编辑</text:p>
          </table:table-cell>
          <table:table-cell table:style-name="ce293" office:value-type="string">
            <text:p>Düzenle</text:p>
          </table:table-cell>
          <table:table-cell table:style-name="ce297" office:value-type="string">
            <text:p>Σύνταξη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File</text:p>
          </table:table-cell>
          <table:table-cell/>
          <table:table-cell table:style-name="ce231" office:value-type="string">
            <text:p>File</text:p>
          </table:table-cell>
          <table:table-cell table:style-name="ce239" office:value-type="string">
            <text:p>Fichier</text:p>
          </table:table-cell>
          <table:table-cell table:style-name="ce246" office:value-type="string">
            <text:p>Bestand</text:p>
          </table:table-cell>
          <table:table-cell table:style-name="ce255" office:value-type="string">
            <text:p>Datei</text:p>
          </table:table-cell>
          <table:table-cell table:style-name="ce264" office:value-type="string">
            <text:p>Archivo</text:p>
          </table:table-cell>
          <table:table-cell table:style-name="ce80" office:value-type="string">
            <text:p>Arquivo</text:p>
          </table:table-cell>
          <table:table-cell table:style-name="ce90" office:value-type="string">
            <text:p>Plik</text:p>
          </table:table-cell>
          <table:table-cell table:style-name="ce94" office:value-type="string">
            <text:p>File</text:p>
          </table:table-cell>
          <table:table-cell table:style-name="ce98" office:value-type="string">
            <text:p>Fişier</text:p>
          </table:table-cell>
          <table:table-cell table:style-name="ce105" office:value-type="string">
            <text:p>Tiedosto</text:p>
          </table:table-cell>
          <table:table-cell table:style-name="ce113" office:value-type="string">
            <text:p>Fil</text:p>
          </table:table-cell>
          <table:table-cell table:style-name="ce288" office:value-type="string">
            <text:p>文件</text:p>
          </table:table-cell>
          <table:table-cell table:style-name="ce293" office:value-type="string">
            <text:p>Dosya</text:p>
          </table:table-cell>
          <table:table-cell table:style-name="ce297" office:value-type="string">
            <text:p>Αρχείο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Help</text:p>
          </table:table-cell>
          <table:table-cell/>
          <table:table-cell table:style-name="ce231" office:value-type="string">
            <text:p>Help</text:p>
          </table:table-cell>
          <table:table-cell table:style-name="ce239" office:value-type="string">
            <text:p>Aide</text:p>
          </table:table-cell>
          <table:table-cell table:style-name="ce246" office:value-type="string">
            <text:p>Help</text:p>
          </table:table-cell>
          <table:table-cell table:style-name="ce255" office:value-type="string">
            <text:p>Hilfe</text:p>
          </table:table-cell>
          <table:table-cell table:style-name="ce264" office:value-type="string">
            <text:p>Ayuda</text:p>
          </table:table-cell>
          <table:table-cell table:style-name="ce80" office:value-type="string">
            <text:p>Ajuda</text:p>
          </table:table-cell>
          <table:table-cell table:style-name="ce90" office:value-type="string">
            <text:p>Pomoc</text:p>
          </table:table-cell>
          <table:table-cell table:style-name="ce94" office:value-type="string">
            <text:p>Aiuto</text:p>
          </table:table-cell>
          <table:table-cell table:style-name="ce98" office:value-type="string">
            <text:p>Ajutor</text:p>
          </table:table-cell>
          <table:table-cell table:style-name="ce105" office:value-type="string">
            <text:p>Apua</text:p>
          </table:table-cell>
          <table:table-cell table:style-name="ce113" office:value-type="string">
            <text:p>Hjelp</text:p>
          </table:table-cell>
          <table:table-cell table:style-name="ce288" office:value-type="string">
            <text:p>帮助</text:p>
          </table:table-cell>
          <table:table-cell table:style-name="ce293" office:value-type="string">
            <text:p>Yardım</text:p>
          </table:table-cell>
          <table:table-cell table:style-name="ce297" office:value-type="string">
            <text:p>Βοήθεια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HelpContents</text:p>
          </table:table-cell>
          <table:table-cell/>
          <table:table-cell table:style-name="ce231" office:value-type="string">
            <text:p>Kinovea Help...</text:p>
          </table:table-cell>
          <table:table-cell table:style-name="ce239" office:value-type="string">
            <text:p>Aide de Kinovea…</text:p>
          </table:table-cell>
          <table:table-cell table:style-name="ce246" office:value-type="string">
            <text:p>Kinovea Help…</text:p>
          </table:table-cell>
          <table:table-cell table:style-name="ce254" office:value-type="string">
            <text:p>Kinovea Hilfe...</text:p>
          </table:table-cell>
          <table:table-cell table:style-name="ce264" office:value-type="string">
            <text:p>Ayuda de Kinovea...</text:p>
          </table:table-cell>
          <table:table-cell table:style-name="ce80" office:value-type="string">
            <text:p>Ajuda do Kinovea...</text:p>
          </table:table-cell>
          <table:table-cell table:style-name="ce90" office:value-type="string">
            <text:p>Kinovea - pomoc</text:p>
          </table:table-cell>
          <table:table-cell table:style-name="ce95" office:value-type="string">
            <text:p>Aiuto di Kinovea ...</text:p>
          </table:table-cell>
          <table:table-cell table:style-name="ce98" office:value-type="string">
            <text:p>Ajutor Kinovea …</text:p>
          </table:table-cell>
          <table:table-cell table:style-name="ce105" office:value-type="string">
            <text:p>Kinovean apu...</text:p>
          </table:table-cell>
          <table:table-cell table:style-name="ce113" office:value-type="string">
            <text:p>Kinovea hjelp</text:p>
          </table:table-cell>
          <table:table-cell table:style-name="ce288" office:value-type="string">
            <text:p>帮助...</text:p>
          </table:table-cell>
          <table:table-cell table:style-name="ce293" office:value-type="string">
            <text:p>Kinovea Yardımı...</text:p>
          </table:table-cell>
          <table:table-cell table:style-name="ce297" office:value-type="string">
            <text:p>Βοήθεια Kinovea…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History</text:p>
          </table:table-cell>
          <table:table-cell/>
          <table:table-cell table:style-name="ce231" office:value-type="string">
            <text:p>Recent</text:p>
          </table:table-cell>
          <table:table-cell table:style-name="ce239" office:value-type="string">
            <text:p>Récents</text:p>
          </table:table-cell>
          <table:table-cell table:style-name="ce246" office:value-type="string">
            <text:p>Recent</text:p>
          </table:table-cell>
          <table:table-cell table:style-name="ce254" office:value-type="string">
            <text:p>Zuletzt verwendet</text:p>
          </table:table-cell>
          <table:table-cell table:style-name="ce264" office:value-type="string">
            <text:p>Recientes</text:p>
          </table:table-cell>
          <table:table-cell table:style-name="ce80" office:value-type="string">
            <text:p>Recentes</text:p>
          </table:table-cell>
          <table:table-cell table:style-name="ce90" office:value-type="string">
            <text:p>Ostatnie</text:p>
          </table:table-cell>
          <table:table-cell table:style-name="ce94" office:value-type="string">
            <text:p>Recenti</text:p>
          </table:table-cell>
          <table:table-cell table:style-name="ce98" office:value-type="string">
            <text:p>Recent</text:p>
          </table:table-cell>
          <table:table-cell table:style-name="ce105" office:value-type="string">
            <text:p>Aikaisemmat</text:p>
          </table:table-cell>
          <table:table-cell table:style-name="ce113" office:value-type="string">
            <text:p>Sist benyttet</text:p>
          </table:table-cell>
          <table:table-cell table:style-name="ce288" office:value-type="string">
            <text:p>最近文件...</text:p>
          </table:table-cell>
          <table:table-cell table:style-name="ce293" office:value-type="string">
            <text:p>Son Kullanılan</text:p>
          </table:table-cell>
          <table:table-cell table:style-name="ce297" office:value-type="string">
            <text:p>Πρόσφατα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HistoryReset</text:p>
          </table:table-cell>
          <table:table-cell/>
          <table:table-cell table:style-name="ce231" office:value-type="string">
            <text:p>Reset History</text:p>
          </table:table-cell>
          <table:table-cell table:style-name="ce239" office:value-type="string">
            <text:p>Effacer l'Historique</text:p>
          </table:table-cell>
          <table:table-cell table:style-name="ce246" office:value-type="string">
            <text:p>Herstel historie</text:p>
          </table:table-cell>
          <table:table-cell table:style-name="ce254" office:value-type="string">
            <text:p>Verlauf löschen</text:p>
          </table:table-cell>
          <table:table-cell table:style-name="ce264" office:value-type="string">
            <text:p>Borrar Historial</text:p>
          </table:table-cell>
          <table:table-cell table:style-name="ce80" office:value-type="string">
            <text:p>Zerar Histórico</text:p>
          </table:table-cell>
          <table:table-cell table:style-name="ce90" office:value-type="string">
            <text:p>Skasuj historię</text:p>
          </table:table-cell>
          <table:table-cell table:style-name="ce94" office:value-type="string">
            <text:p>Cancella cronologia</text:p>
          </table:table-cell>
          <table:table-cell table:style-name="ce98" office:value-type="string">
            <text:p>Resetează Istoric</text:p>
          </table:table-cell>
          <table:table-cell table:style-name="ce105" office:value-type="string">
            <text:p>Palauta historia</text:p>
          </table:table-cell>
          <table:table-cell table:style-name="ce113" office:value-type="string">
            <text:p>Sist benyttet historikk</text:p>
          </table:table-cell>
          <table:table-cell table:style-name="ce288" office:value-type="string">
            <text:p>重设历史文件</text:p>
          </table:table-cell>
          <table:table-cell table:style-name="ce293" office:value-type="string">
            <text:p>Geçmişi Sıfırla</text:p>
          </table:table-cell>
          <table:table-cell table:style-name="ce297" office:value-type="string">
            <text:p>Επανάθεση Ιστορικού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Image</text:p>
          </table:table-cell>
          <table:table-cell/>
          <table:table-cell table:style-name="ce231" office:value-type="string">
            <text:p>Image</text:p>
          </table:table-cell>
          <table:table-cell table:style-name="ce239" office:value-type="string">
            <text:p>Image</text:p>
          </table:table-cell>
          <table:table-cell table:style-name="ce246" office:value-type="string">
            <text:p>Afbeelding</text:p>
          </table:table-cell>
          <table:table-cell table:style-name="ce255" office:value-type="string">
            <text:p>Bild</text:p>
          </table:table-cell>
          <table:table-cell table:style-name="ce264" office:value-type="string">
            <text:p>Imagen</text:p>
          </table:table-cell>
          <table:table-cell table:style-name="ce80" office:value-type="string">
            <text:p>Imagem</text:p>
          </table:table-cell>
          <table:table-cell table:style-name="ce90" office:value-type="string">
            <text:p>Obraz</text:p>
          </table:table-cell>
          <table:table-cell table:style-name="ce94" office:value-type="string">
            <text:p>Immagine</text:p>
          </table:table-cell>
          <table:table-cell table:style-name="ce98" office:value-type="string">
            <text:p>Imagine</text:p>
          </table:table-cell>
          <table:table-cell table:style-name="ce105" office:value-type="string">
            <text:p>Kuva</text:p>
          </table:table-cell>
          <table:table-cell table:style-name="ce113" office:value-type="string">
            <text:p>Bilde</text:p>
          </table:table-cell>
          <table:table-cell table:style-name="ce288" office:value-type="string">
            <text:p>图像</text:p>
          </table:table-cell>
          <table:table-cell table:style-name="ce293" office:value-type="string">
            <text:p>İmaj</text:p>
          </table:table-cell>
          <table:table-cell table:style-name="ce297" office:value-type="string">
            <text:p>Εικόνα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Languages</text:p>
          </table:table-cell>
          <table:table-cell/>
          <table:table-cell table:style-name="ce231" office:value-type="string">
            <text:p>Language</text:p>
          </table:table-cell>
          <table:table-cell table:style-name="ce239" office:value-type="string">
            <text:p>Langue</text:p>
          </table:table-cell>
          <table:table-cell table:style-name="ce246" office:value-type="string">
            <text:p>Taal</text:p>
          </table:table-cell>
          <table:table-cell table:style-name="ce254" office:value-type="string">
            <text:p>Sprachen</text:p>
          </table:table-cell>
          <table:table-cell table:style-name="ce264" office:value-type="string">
            <text:p>Idioma</text:p>
          </table:table-cell>
          <table:table-cell table:style-name="ce80" office:value-type="string">
            <text:p>Idioma</text:p>
          </table:table-cell>
          <table:table-cell table:style-name="ce90" office:value-type="string">
            <text:p>Język</text:p>
          </table:table-cell>
          <table:table-cell table:style-name="ce95" office:value-type="string">
            <text:p>Lingua</text:p>
          </table:table-cell>
          <table:table-cell table:style-name="ce98" office:value-type="string">
            <text:p>Limba</text:p>
          </table:table-cell>
          <table:table-cell table:style-name="ce105" office:value-type="string">
            <text:p>Kieli</text:p>
          </table:table-cell>
          <table:table-cell table:style-name="ce113" office:value-type="string">
            <text:p>Språk</text:p>
          </table:table-cell>
          <table:table-cell table:style-name="ce288" office:value-type="string">
            <text:p>语言</text:p>
          </table:table-cell>
          <table:table-cell table:style-name="ce293" office:value-type="string">
            <text:p>Dil</text:p>
          </table:table-cell>
          <table:table-cell table:style-name="ce297" office:value-type="string">
            <text:p>Γλώσσα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Motion</text:p>
          </table:table-cell>
          <table:table-cell/>
          <table:table-cell table:style-name="ce231" office:value-type="string">
            <text:p>Motion</text:p>
          </table:table-cell>
          <table:table-cell table:style-name="ce239" office:value-type="string">
            <text:p>Mouvement</text:p>
          </table:table-cell>
          <table:table-cell table:style-name="ce246" office:value-type="string">
            <text:p>Beweging</text:p>
          </table:table-cell>
          <table:table-cell table:style-name="ce255" office:value-type="string">
            <text:p>Bewegung</text:p>
          </table:table-cell>
          <table:table-cell table:style-name="ce264" office:value-type="string">
            <text:p>Movimiento</text:p>
          </table:table-cell>
          <table:table-cell table:style-name="ce80" office:value-type="string">
            <text:p>Movimento</text:p>
          </table:table-cell>
          <table:table-cell table:style-name="ce90" office:value-type="string">
            <text:p>Ruch</text:p>
          </table:table-cell>
          <table:table-cell table:style-name="ce94" office:value-type="string">
            <text:p>Movimento</text:p>
          </table:table-cell>
          <table:table-cell table:style-name="ce98" office:value-type="string">
            <text:p>Mişcare</text:p>
          </table:table-cell>
          <table:table-cell table:style-name="ce105" office:value-type="string">
            <text:p>Liike</text:p>
          </table:table-cell>
          <table:table-cell table:style-name="ce113" office:value-type="string">
            <text:p>Bevegelse</text:p>
          </table:table-cell>
          <table:table-cell table:style-name="ce288" office:value-type="string">
            <text:p>动作</text:p>
          </table:table-cell>
          <table:table-cell table:style-name="ce293" office:value-type="string">
            <text:p>Hareket</text:p>
          </table:table-cell>
          <table:table-cell table:style-name="ce297" office:value-type="string">
            <text:p>Κίνηση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mnuOpenFile</text:p>
          </table:table-cell>
          <table:table-cell/>
          <table:table-cell table:style-name="ce231" office:value-type="string">
            <text:p>Open Video File…</text:p>
          </table:table-cell>
          <table:table-cell table:style-name="ce239" office:value-type="string">
            <text:p>Ouvrir un Fichier Video…</text:p>
          </table:table-cell>
          <table:table-cell table:style-name="ce246" office:value-type="string">
            <text:p>Open een video bestand...</text:p>
          </table:table-cell>
          <table:table-cell table:style-name="ce254" office:value-type="string">
            <text:p>Videodatei öffnen...</text:p>
          </table:table-cell>
          <table:table-cell table:style-name="ce264" office:value-type="string">
            <text:p>Abrir Archivo de Video…</text:p>
          </table:table-cell>
          <table:table-cell table:style-name="ce80" office:value-type="string">
            <text:p>Abrir Arquivo de Vídeo...</text:p>
          </table:table-cell>
          <table:table-cell table:style-name="ce90" office:value-type="string">
            <text:p>Otwórz plik wideo...</text:p>
          </table:table-cell>
          <table:table-cell table:style-name="ce95" office:value-type="string">
            <text:p>Apri File Video...</text:p>
          </table:table-cell>
          <table:table-cell table:style-name="ce98" office:value-type="string">
            <text:p>Deschid fişierul video...</text:p>
          </table:table-cell>
          <table:table-cell table:style-name="ce105" office:value-type="string">
            <text:p>Avaa videotiedosto</text:p>
          </table:table-cell>
          <table:table-cell table:style-name="ce113" office:value-type="string">
            <text:p>Åpne videofil...</text:p>
          </table:table-cell>
          <table:table-cell table:style-name="ce288" office:value-type="string">
            <text:p>打开视频文件...</text:p>
          </table:table-cell>
          <table:table-cell table:style-name="ce293" office:value-type="string">
            <text:p>Video Dosyasını Aç...</text:p>
          </table:table-cell>
          <table:table-cell table:style-name="ce297" office:value-type="string">
            <text:p>Άνοιγμα Αρχείου Video…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Options</text:p>
          </table:table-cell>
          <table:table-cell/>
          <table:table-cell table:style-name="ce231" office:value-type="string">
            <text:p>Options</text:p>
          </table:table-cell>
          <table:table-cell table:style-name="ce239" office:value-type="string">
            <text:p>Options</text:p>
          </table:table-cell>
          <table:table-cell table:style-name="ce246" office:value-type="string">
            <text:p>Opties</text:p>
          </table:table-cell>
          <table:table-cell table:style-name="ce64" office:value-type="string">
            <text:p>Optionen</text:p>
          </table:table-cell>
          <table:table-cell table:style-name="ce264" office:value-type="string">
            <text:p>Opciones</text:p>
          </table:table-cell>
          <table:table-cell table:style-name="ce80" office:value-type="string">
            <text:p>Opções</text:p>
          </table:table-cell>
          <table:table-cell table:style-name="ce90" office:value-type="string">
            <text:p>Opcje</text:p>
          </table:table-cell>
          <table:table-cell table:style-name="ce95" office:value-type="string">
            <text:p>Opzioni</text:p>
          </table:table-cell>
          <table:table-cell table:style-name="ce98" office:value-type="string">
            <text:p>Opţiuni</text:p>
          </table:table-cell>
          <table:table-cell table:style-name="ce105" office:value-type="string">
            <text:p>Vaihtoehdot</text:p>
          </table:table-cell>
          <table:table-cell table:style-name="ce113" office:value-type="string">
            <text:p>Alternativer</text:p>
          </table:table-cell>
          <table:table-cell table:style-name="ce288" office:value-type="string">
            <text:p>选项</text:p>
          </table:table-cell>
          <table:table-cell table:style-name="ce293" office:value-type="string">
            <text:p>Seçenekler</text:p>
          </table:table-cell>
          <table:table-cell table:style-name="ce297" office:value-type="string">
            <text:p>Επιλογές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Preferences</text:p>
          </table:table-cell>
          <table:table-cell/>
          <table:table-cell table:style-name="ce231" office:value-type="string">
            <text:p>Preferences…</text:p>
          </table:table-cell>
          <table:table-cell table:style-name="ce239" office:value-type="string">
            <text:p>Préférences…</text:p>
          </table:table-cell>
          <table:table-cell table:style-name="ce246" office:value-type="string">
            <text:p>Voorkeuren…</text:p>
          </table:table-cell>
          <table:table-cell table:style-name="ce64" office:value-type="string">
            <text:p>Einstellungen ...</text:p>
          </table:table-cell>
          <table:table-cell table:style-name="ce264" office:value-type="string">
            <text:p>Preferencias…</text:p>
          </table:table-cell>
          <table:table-cell table:style-name="ce80" office:value-type="string">
            <text:p>Preferências...</text:p>
          </table:table-cell>
          <table:table-cell table:style-name="ce90" office:value-type="string">
            <text:p>Preferencje...</text:p>
          </table:table-cell>
          <table:table-cell table:style-name="ce95" office:value-type="string">
            <text:p>Preferenze...</text:p>
          </table:table-cell>
          <table:table-cell table:style-name="ce98" office:value-type="string">
            <text:p>Preferinţe...</text:p>
          </table:table-cell>
          <table:table-cell table:style-name="ce105" office:value-type="string">
            <text:p>Asetukset...</text:p>
          </table:table-cell>
          <table:table-cell table:style-name="ce113" office:value-type="string">
            <text:p>Instillinger...</text:p>
          </table:table-cell>
          <table:table-cell table:style-name="ce288" office:value-type="string">
            <text:p>首选项...</text:p>
          </table:table-cell>
          <table:table-cell table:style-name="ce293" office:value-type="string">
            <text:p>Tercihler...</text:p>
          </table:table-cell>
          <table:table-cell table:style-name="ce297" office:value-type="string">
            <text:p>Προτιμήσεις…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Redo</text:p>
          </table:table-cell>
          <table:table-cell/>
          <table:table-cell table:style-name="ce231" office:value-type="string">
            <text:p>Redo</text:p>
          </table:table-cell>
          <table:table-cell table:style-name="ce239" office:value-type="string">
            <text:p>Refaire</text:p>
          </table:table-cell>
          <table:table-cell table:style-name="ce246" office:value-type="string">
            <text:p>Opnieuw</text:p>
          </table:table-cell>
          <table:table-cell table:style-name="ce257" office:value-type="string">
            <text:p>Wiederholen</text:p>
          </table:table-cell>
          <table:table-cell table:style-name="ce264" office:value-type="string">
            <text:p>Rehacer</text:p>
          </table:table-cell>
          <table:table-cell table:style-name="ce80" office:value-type="string">
            <text:p>Refazer</text:p>
          </table:table-cell>
          <table:table-cell table:style-name="ce90" office:value-type="string">
            <text:p>Powtórz</text:p>
          </table:table-cell>
          <table:table-cell table:style-name="ce95" office:value-type="string">
            <text:p>Riesegui</text:p>
          </table:table-cell>
          <table:table-cell table:style-name="ce98" office:value-type="string">
            <text:p>Refă</text:p>
          </table:table-cell>
          <table:table-cell table:style-name="ce105" office:value-type="string">
            <text:p>Toista</text:p>
          </table:table-cell>
          <table:table-cell table:style-name="ce113" office:value-type="string">
            <text:p>Gjør om</text:p>
          </table:table-cell>
          <table:table-cell table:style-name="ce288" office:value-type="string">
            <text:p>重做</text:p>
          </table:table-cell>
          <table:table-cell table:style-name="ce293" office:value-type="string">
            <text:p>Yinele</text:p>
          </table:table-cell>
          <table:table-cell table:style-name="ce297" office:value-type="string">
            <text:p>Επανάληψη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Screens</text:p>
          </table:table-cell>
          <table:table-cell/>
          <table:table-cell table:style-name="ce231" office:value-type="string">
            <text:p>View</text:p>
          </table:table-cell>
          <table:table-cell table:style-name="ce239" office:value-type="string">
            <text:p>Affichage</text:p>
          </table:table-cell>
          <table:table-cell table:style-name="ce246" office:value-type="string">
            <text:p>Bekijk</text:p>
          </table:table-cell>
          <table:table-cell table:style-name="ce255" office:value-type="string">
            <text:p>Ansicht</text:p>
          </table:table-cell>
          <table:table-cell table:style-name="ce264" office:value-type="string">
            <text:p>Vista</text:p>
          </table:table-cell>
          <table:table-cell table:style-name="ce80" office:value-type="string">
            <text:p>Visualizar</text:p>
          </table:table-cell>
          <table:table-cell table:style-name="ce90" office:value-type="string">
            <text:p>Widok</text:p>
          </table:table-cell>
          <table:table-cell table:style-name="ce95" office:value-type="string">
            <text:p>Visualizza</text:p>
          </table:table-cell>
          <table:table-cell table:style-name="ce98" office:value-type="string">
            <text:p>Vizionare</text:p>
          </table:table-cell>
          <table:table-cell table:style-name="ce105" office:value-type="string">
            <text:p>Näytä</text:p>
          </table:table-cell>
          <table:table-cell table:style-name="ce113" office:value-type="string">
            <text:p>Se</text:p>
          </table:table-cell>
          <table:table-cell table:style-name="ce288" office:value-type="string">
            <text:p>查看</text:p>
          </table:table-cell>
          <table:table-cell table:style-name="ce293" office:value-type="string">
            <text:p>Görünüm</text:p>
          </table:table-cell>
          <table:table-cell table:style-name="ce297" office:value-type="string">
            <text:p>Επισκόπηση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mnuToggleFileExplorer</text:p>
          </table:table-cell>
          <table:table-cell/>
          <table:table-cell table:style-name="ce231" office:value-type="string">
            <text:p>File Explorer</text:p>
          </table:table-cell>
          <table:table-cell table:style-name="ce239" office:value-type="string">
            <text:p>Explorateur de Fichiers</text:p>
          </table:table-cell>
          <table:table-cell table:style-name="ce246" office:value-type="string">
            <text:p>Bladeren</text:p>
          </table:table-cell>
          <table:table-cell table:style-name="ce255" office:value-type="string">
            <text:p>Datei Explorer</text:p>
          </table:table-cell>
          <table:table-cell table:style-name="ce264" office:value-type="string">
            <text:p>Explorador De Archivos</text:p>
          </table:table-cell>
          <table:table-cell table:style-name="ce80" office:value-type="string">
            <text:p>Gerenciador de Arquivos</text:p>
          </table:table-cell>
          <table:table-cell table:style-name="ce90" office:value-type="string">
            <text:p>Przeglądarka plików</text:p>
          </table:table-cell>
          <table:table-cell table:style-name="ce95" office:value-type="string">
            <text:p>Esplora File </text:p>
          </table:table-cell>
          <table:table-cell table:style-name="ce98" office:value-type="string">
            <text:p>Explorator fişiere</text:p>
          </table:table-cell>
          <table:table-cell table:style-name="ce105" office:value-type="string">
            <text:p>Tiedostopuu</text:p>
          </table:table-cell>
          <table:table-cell table:style-name="ce113" office:value-type="string">
            <text:p>Utforsk fil</text:p>
          </table:table-cell>
          <table:table-cell table:style-name="ce288" office:value-type="string">
            <text:p>文件浏览器</text:p>
          </table:table-cell>
          <table:table-cell table:style-name="ce293" office:value-type="string">
            <text:p>Dosya Gezgini</text:p>
          </table:table-cell>
          <table:table-cell table:style-name="ce297" office:value-type="string">
            <text:p>Εξερευνητής Αρχείων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TutorialVideos</text:p>
          </table:table-cell>
          <table:table-cell/>
          <table:table-cell table:style-name="ce231" office:value-type="string">
            <text:p>Video Tutorials…</text:p>
          </table:table-cell>
          <table:table-cell table:style-name="ce239" office:value-type="string">
            <text:p>Tutoriels Vidéos…</text:p>
          </table:table-cell>
          <table:table-cell table:style-name="ce246" office:value-type="string">
            <text:p>Video Tutorials…</text:p>
          </table:table-cell>
          <table:table-cell table:style-name="ce254" office:value-type="string">
            <text:p>Videoanleitungen...</text:p>
          </table:table-cell>
          <table:table-cell table:style-name="ce264" office:value-type="string">
            <text:p>Videotutoriales...</text:p>
          </table:table-cell>
          <table:table-cell table:style-name="ce80" office:value-type="string">
            <text:p>Vídeo Tutoriais...</text:p>
          </table:table-cell>
          <table:table-cell table:style-name="ce90" office:value-type="string">
            <text:p>Tutoriale wideo...</text:p>
          </table:table-cell>
          <table:table-cell table:style-name="ce95" office:value-type="string">
            <text:p>Video dimostrativo...</text:p>
          </table:table-cell>
          <table:table-cell table:style-name="ce98" office:value-type="string">
            <text:p>Tutoriale video...</text:p>
          </table:table-cell>
          <table:table-cell table:style-name="ce105" office:value-type="string">
            <text:p>Video-ohjeet...</text:p>
          </table:table-cell>
          <table:table-cell table:style-name="ce113" office:value-type="string">
            <text:p>Instruksjonsvideoer...</text:p>
          </table:table-cell>
          <table:table-cell table:style-name="ce288" office:value-type="string">
            <text:p>视频教程...</text:p>
          </table:table-cell>
          <table:table-cell table:style-name="ce293" office:value-type="string">
            <text:p>Video Eğitselleri...</text:p>
          </table:table-cell>
          <table:table-cell table:style-name="ce297" office:value-type="string">
            <text:p>Εκπαιδευτικά Video…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Undo</text:p>
          </table:table-cell>
          <table:table-cell/>
          <table:table-cell table:style-name="ce231" office:value-type="string">
            <text:p>Undo</text:p>
          </table:table-cell>
          <table:table-cell table:style-name="ce239" office:value-type="string">
            <text:p>Annuler</text:p>
          </table:table-cell>
          <table:table-cell table:style-name="ce246" office:value-type="string">
            <text:p>Annuleer</text:p>
          </table:table-cell>
          <table:table-cell table:style-name="ce257" office:value-type="string">
            <text:p>Rückgängig</text:p>
          </table:table-cell>
          <table:table-cell table:style-name="ce262" office:value-type="string">
            <text:p>Cancelar</text:p>
          </table:table-cell>
          <table:table-cell table:style-name="ce80" office:value-type="string">
            <text:p>Desfazer</text:p>
          </table:table-cell>
          <table:table-cell table:style-name="ce90" office:value-type="string">
            <text:p>Cofnij</text:p>
          </table:table-cell>
          <table:table-cell table:style-name="ce94" office:value-type="string">
            <text:p>Annulla </text:p>
          </table:table-cell>
          <table:table-cell table:style-name="ce98" office:value-type="string">
            <text:p>Anulează</text:p>
          </table:table-cell>
          <table:table-cell table:style-name="ce105" office:value-type="string">
            <text:p>Palauta</text:p>
          </table:table-cell>
          <table:table-cell table:style-name="ce113" office:value-type="string">
            <text:p>Tilbake</text:p>
          </table:table-cell>
          <table:table-cell table:style-name="ce288" office:value-type="string">
            <text:p>撤销</text:p>
          </table:table-cell>
          <table:table-cell table:style-name="ce293" office:value-type="string">
            <text:p>Geri Al</text:p>
          </table:table-cell>
          <table:table-cell table:style-name="ce297" office:value-type="string">
            <text:p>Επανόρθωση/Πίσω</text:p>
          </table:table-cell>
          <table:table-cell table:number-columns-repeated="1008"/>
        </table:table-row>
        <table:table-row table:style-name="ro30">
          <table:table-cell table:style-name="ce30" office:value-type="string">
            <text:p>TimeCodeFormat_Classic</text:p>
          </table:table-cell>
          <table:table-cell/>
          <table:table-cell table:style-name="ce231" office:value-type="string">
            <text:p>Classic (h:mm:ss:hundredth)</text:p>
          </table:table-cell>
          <table:table-cell table:style-name="ce239" office:value-type="string">
            <text:p>Classique (h:mm:ss:centièmes)</text:p>
          </table:table-cell>
          <table:table-cell table:style-name="ce246" office:value-type="string">
            <text:p>Klassiek (h:mm:ss:hondersten)</text:p>
          </table:table-cell>
          <table:table-cell table:style-name="ce254" office:value-type="string">
            <text:p>Standard (h:mm:ss:Hundertstel)</text:p>
          </table:table-cell>
          <table:table-cell table:style-name="ce264" office:value-type="string">
            <text:p>Clasico (h:mm:ss:centésimos)</text:p>
          </table:table-cell>
          <table:table-cell table:style-name="ce80" office:value-type="string">
            <text:p>Clássico (h:mm:ss:centésimos)</text:p>
          </table:table-cell>
          <table:table-cell table:style-name="ce90" office:value-type="string">
            <text:p>Klasyczny (h:mm:ss:setne)</text:p>
          </table:table-cell>
          <table:table-cell table:style-name="ce95" office:value-type="string">
            <text:p>Classico (h:mm:ss:centesimi)</text:p>
          </table:table-cell>
          <table:table-cell table:style-name="ce98" office:value-type="string">
            <text:p>Clasic (h:mm:ss:sutimi)</text:p>
          </table:table-cell>
          <table:table-cell table:style-name="ce105" office:value-type="string">
            <text:p>Klassinen (t:mm:ss:sadasosat)</text:p>
          </table:table-cell>
          <table:table-cell table:style-name="ce113" office:value-type="string">
            <text:p>Standard (h:mm:ss:hundredel)</text:p>
          </table:table-cell>
          <table:table-cell table:style-name="ce288" office:value-type="string">
            <text:p>传统 (h:mm:ss:hundredth)</text:p>
          </table:table-cell>
          <table:table-cell table:style-name="ce293" office:value-type="string">
            <text:p>Klasik (h:mm:ss:yüzdesi)</text:p>
          </table:table-cell>
          <table:table-cell table:style-name="ce297" office:value-type="string">
            <text:p>Κλασικό (ω:λλ:δδ:εκατοστά)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TimeCodeFormat_Frames</text:p>
          </table:table-cell>
          <table:table-cell/>
          <table:table-cell table:style-name="ce231" office:value-type="string">
            <text:p>Frames numbers</text:p>
          </table:table-cell>
          <table:table-cell table:style-name="ce239" office:value-type="string">
            <text:p>Numéros des images</text:p>
          </table:table-cell>
          <table:table-cell table:style-name="ce246" office:value-type="string">
            <text:p>Frame nummers</text:p>
          </table:table-cell>
          <table:table-cell table:style-name="ce254" office:value-type="string">
            <text:p>Framenummer</text:p>
          </table:table-cell>
          <table:table-cell table:style-name="ce264" office:value-type="string">
            <text:p>Número de Cuadros</text:p>
          </table:table-cell>
          <table:table-cell table:style-name="ce80" office:value-type="string">
            <text:p>Número de Quadros</text:p>
          </table:table-cell>
          <table:table-cell table:style-name="ce90" office:value-type="string">
            <text:p>Numer klatki</text:p>
          </table:table-cell>
          <table:table-cell table:style-name="ce95" office:value-type="string">
            <text:p>Numero di fotogrammi</text:p>
          </table:table-cell>
          <table:table-cell table:style-name="ce98" office:value-type="string">
            <text:p>Numărul imaginilor</text:p>
          </table:table-cell>
          <table:table-cell table:style-name="ce105" office:value-type="string">
            <text:p>Kehysnumerointi</text:p>
          </table:table-cell>
          <table:table-cell table:style-name="ce113" office:value-type="string">
            <text:p>Bildenummer</text:p>
          </table:table-cell>
          <table:table-cell table:style-name="ce288" office:value-type="string">
            <text:p>帧数</text:p>
          </table:table-cell>
          <table:table-cell table:style-name="ce293" office:value-type="string">
            <text:p>Kare Sayıları</text:p>
          </table:table-cell>
          <table:table-cell table:style-name="ce297" office:value-type="string">
            <text:p>Αριθμητικά Πλαίσια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TimeCodeFormat_Milliseconds</text:p>
          </table:table-cell>
          <table:table-cell/>
          <table:table-cell table:style-name="ce231" office:value-type="string">
            <text:p>Total milliseconds</text:p>
          </table:table-cell>
          <table:table-cell table:style-name="ce239" office:value-type="string">
            <text:p>Total en millisecondes</text:p>
          </table:table-cell>
          <table:table-cell table:style-name="ce249"/>
          <table:table-cell table:style-name="ce259"/>
          <table:table-cell table:style-name="ce266"/>
          <table:table-cell table:style-name="ce269"/>
          <table:table-cell table:style-name="ce273"/>
          <table:table-cell table:style-name="ce167"/>
          <table:table-cell table:style-name="ce170"/>
          <table:table-cell table:style-name="ce281"/>
          <table:table-cell table:style-name="ce285"/>
          <table:table-cell table:style-name="ce290"/>
          <table:table-cell table:style-name="ce268"/>
          <table:table-cell table:style-name="ce301"/>
          <table:table-cell table:number-columns-repeated="1008"/>
        </table:table-row>
        <table:table-row table:style-name="ro11">
          <table:table-cell table:style-name="ce30" office:value-type="string">
            <text:p>TimeCodeFormat_HundredthOfMinutes</text:p>
          </table:table-cell>
          <table:table-cell/>
          <table:table-cell table:style-name="ce231" office:value-type="string">
            <text:p>Hundredth of a minute</text:p>
          </table:table-cell>
          <table:table-cell table:style-name="ce239" office:value-type="string">
            <text:p>Centièmes de minute</text:p>
          </table:table-cell>
          <table:table-cell table:style-name="ce246" office:value-type="string">
            <text:p>Hondersten van een minuut</text:p>
          </table:table-cell>
          <table:table-cell table:style-name="ce254" office:value-type="string">
            <text:p>Hundertstelminuten</text:p>
          </table:table-cell>
          <table:table-cell table:style-name="ce264" office:value-type="string">
            <text:p>Centésimas de un minuto</text:p>
          </table:table-cell>
          <table:table-cell table:style-name="ce80" office:value-type="string">
            <text:p>Centésimos de um minuto</text:p>
          </table:table-cell>
          <table:table-cell table:style-name="ce90" office:value-type="string">
            <text:p>Setne części minuty</text:p>
          </table:table-cell>
          <table:table-cell table:style-name="ce95" office:value-type="string">
            <text:p>Centesimi di Minuto</text:p>
          </table:table-cell>
          <table:table-cell table:style-name="ce98" office:value-type="string">
            <text:p>Sutimi de minut</text:p>
          </table:table-cell>
          <table:table-cell table:style-name="ce105" office:value-type="string">
            <text:p>Sadasosaminuutti</text:p>
          </table:table-cell>
          <table:table-cell table:style-name="ce113" office:value-type="string">
            <text:p>Hundredels minutt</text:p>
          </table:table-cell>
          <table:table-cell table:style-name="ce288" office:value-type="string">
            <text:p>百分钟</text:p>
          </table:table-cell>
          <table:table-cell table:style-name="ce293" office:value-type="string">
            <text:p>Bir dakikanın yüzdesi</text:p>
          </table:table-cell>
          <table:table-cell table:style-name="ce297" office:value-type="string">
            <text:p>Εκατοστό του Λεπτού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TimeCodeFormat_TenThousandthOfHours</text:p>
          </table:table-cell>
          <table:table-cell/>
          <table:table-cell table:style-name="ce231" office:value-type="string">
            <text:p>Ten thousandth of an hour</text:p>
          </table:table-cell>
          <table:table-cell table:style-name="ce239" office:value-type="string">
            <text:p>Dix millièmes d'heure</text:p>
          </table:table-cell>
          <table:table-cell table:style-name="ce247" office:value-type="string">
            <text:p>Tienduizendsten van een uur</text:p>
          </table:table-cell>
          <table:table-cell table:style-name="ce254" office:value-type="string">
            <text:p>Zehntausendstel einer Stunde</text:p>
          </table:table-cell>
          <table:table-cell table:style-name="ce264" office:value-type="string">
            <text:p>Diez milésimas de una hora</text:p>
          </table:table-cell>
          <table:table-cell table:style-name="ce80" office:value-type="string">
            <text:p>Dez milésimos de uma hora</text:p>
          </table:table-cell>
          <table:table-cell table:style-name="ce90" office:value-type="string">
            <text:p>Dziesięcio-tysięczne części godziny</text:p>
          </table:table-cell>
          <table:table-cell table:style-name="ce95" office:value-type="string">
            <text:p>Decimillesimi d'ora</text:p>
          </table:table-cell>
          <table:table-cell table:style-name="ce98" office:value-type="string">
            <text:p>Zece miimi de oră</text:p>
          </table:table-cell>
          <table:table-cell table:style-name="ce105" office:value-type="string">
            <text:p>Tunnin kymmenestuhannesosa</text:p>
          </table:table-cell>
          <table:table-cell table:style-name="ce113" office:value-type="string">
            <text:p>Titusendedels time</text:p>
          </table:table-cell>
          <table:table-cell table:style-name="ce288" office:value-type="string">
            <text:p>万分之一小时</text:p>
          </table:table-cell>
          <table:table-cell table:style-name="ce293" office:value-type="string">
            <text:p>Bir saatin on bindesi</text:p>
          </table:table-cell>
          <table:table-cell table:style-name="ce297" office:value-type="string">
            <text:p>Δεκάδες Χιλιοστά της ώρας</text:p>
          </table:table-cell>
          <table:table-cell table:number-columns-repeated="1008"/>
        </table:table-row>
        <table:table-row table:style-name="ro10">
          <table:table-cell table:style-name="ce31" office:value-type="string">
            <text:p>TimeCodeFormat_Timestamps</text:p>
          </table:table-cell>
          <table:table-cell/>
          <table:table-cell table:style-name="ce235" office:value-type="string">
            <text:p>Time Stamps</text:p>
          </table:table-cell>
          <table:table-cell table:style-name="ce242" office:value-type="string">
            <text:p>Time Stamps</text:p>
          </table:table-cell>
          <table:table-cell table:style-name="ce250" office:value-type="string">
            <text:p>Time Stamps</text:p>
          </table:table-cell>
          <table:table-cell table:style-name="ce64" office:value-type="string">
            <text:p>Zeitmarken</text:p>
          </table:table-cell>
          <table:table-cell table:style-name="ce265" office:value-type="string">
            <text:p>Time Stamps</text:p>
          </table:table-cell>
          <table:table-cell table:style-name="ce83" office:value-type="string">
            <text:p>Contador de Tempo</text:p>
          </table:table-cell>
          <table:table-cell table:style-name="ce272" office:value-type="string">
            <text:p>Time Stamps</text:p>
          </table:table-cell>
          <table:table-cell table:style-name="ce94" office:value-type="string">
            <text:p>Timbro-orario (Time Stamps)</text:p>
          </table:table-cell>
          <table:table-cell table:style-name="ce101" office:value-type="string">
            <text:p>Markeri timp</text:p>
          </table:table-cell>
          <table:table-cell table:style-name="ce108" office:value-type="string">
            <text:p>Aikaleimat</text:p>
          </table:table-cell>
          <table:table-cell table:style-name="ce284" office:value-type="string">
            <text:p>Tidsmarkør format:</text:p>
          </table:table-cell>
          <table:table-cell table:style-name="ce288" office:value-type="string">
            <text:p>时间戳</text:p>
          </table:table-cell>
          <table:table-cell table:style-name="ce81" office:value-type="string">
            <text:p>Zaman Etiketleri</text:p>
          </table:table-cell>
          <table:table-cell table:style-name="ce302" office:value-type="string">
            <text:p>Χρονικά Σημάδια</text:p>
          </table:table-cell>
          <table:table-cell table:style-name="ce1" table:number-columns-repeated="238"/>
          <table:table-cell table:number-columns-repeated="770"/>
        </table:table-row>
        <table:table-row table:style-name="ro10">
          <table:table-cell table:style-name="ce32" office:value-type="string">
            <text:p>TimeCodeFormat_TimeAndFrames</text:p>
          </table:table-cell>
          <table:table-cell table:style-name="ce228"/>
          <table:table-cell table:style-name="ce235" office:value-type="string">
            <text:p>Classic + Frame numbers</text:p>
          </table:table-cell>
          <table:table-cell table:style-name="ce242" office:value-type="string">
            <text:p>Classique + Numéros des images</text:p>
          </table:table-cell>
          <table:table-cell table:style-name="ce251" office:value-type="string">
            <text:p>Klassiek + Beeldnummers</text:p>
          </table:table-cell>
          <table:table-cell table:style-name="ce64" office:value-type="string">
            <text:p>Klassisch + Framenummer</text:p>
          </table:table-cell>
          <table:table-cell table:style-name="ce77" office:value-type="string">
            <text:p>Clásico + Número de imágenes</text:p>
          </table:table-cell>
          <table:table-cell table:style-name="ce84" office:value-type="string">
            <text:p>Clássico + Número de Quadros</text:p>
          </table:table-cell>
          <table:table-cell table:style-name="ce274"/>
          <table:table-cell table:style-name="ce96" office:value-type="string">
            <text:p>Classico + num. fotogramma</text:p>
          </table:table-cell>
          <table:table-cell table:style-name="ce102" office:value-type="string">
            <text:p>Clasic+Numarul cadrelor</text:p>
          </table:table-cell>
          <table:table-cell table:style-name="ce282" office:value-type="string">
            <text:p>Klassinen + kuvanumeroinnit</text:p>
          </table:table-cell>
          <table:table-cell table:style-name="ce284" office:value-type="string">
            <text:p>Standard + Bildenummer</text:p>
          </table:table-cell>
          <table:table-cell table:style-name="ce288" office:value-type="string">
            <text:p>传统 + 帧数</text:p>
          </table:table-cell>
          <table:table-cell table:style-name="ce81" office:value-type="string">
            <text:p>Klasik + Kare sayıları</text:p>
          </table:table-cell>
          <table:table-cell table:style-name="ce302" office:value-type="string">
            <text:p>Κλασσικό + Αριθμητικά πλαίσια</text:p>
          </table:table-cell>
          <table:table-cell table:style-name="ce1" table:number-columns-repeated="1008"/>
        </table:table-row>
        <table:table-row table:style-name="ro10">
          <table:table-cell table:style-name="ce33"/>
          <table:table-cell table:number-columns-repeated="1023"/>
        </table:table-row>
        <table:table-row table:style-name="ro10" table:number-rows-repeated="65458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UpdaterLang" table:style-name="ta3" table:print="false">
        <office:forms form:automatic-focus="false" form:apply-design-mode="false"/>
        <table:table-column table:style-name="co33" table:default-cell-style-name="ce103"/>
        <table:table-column table:style-name="co8" table:default-cell-style-name="ce103"/>
        <table:table-column table:style-name="co34" table:default-cell-style-name="ce103"/>
        <table:table-column table:style-name="co35" table:default-cell-style-name="ce103"/>
        <table:table-column table:style-name="co36" table:default-cell-style-name="ce103"/>
        <table:table-column table:style-name="co33" table:default-cell-style-name="ce103"/>
        <table:table-column table:style-name="co35" table:default-cell-style-name="ce103"/>
        <table:table-column table:style-name="co37" table:default-cell-style-name="ce103"/>
        <table:table-column table:style-name="co38" table:default-cell-style-name="ce103"/>
        <table:table-column table:style-name="co34" table:default-cell-style-name="ce103"/>
        <table:table-column table:style-name="co36" table:default-cell-style-name="ce103"/>
        <table:table-column table:style-name="co39" table:default-cell-style-name="ce103"/>
        <table:table-column table:style-name="co40" table:default-cell-style-name="ce103"/>
        <table:table-column table:style-name="co41" table:default-cell-style-name="ce103"/>
        <table:table-column table:style-name="co42" table:default-cell-style-name="ce103"/>
        <table:table-column table:style-name="co27" table:default-cell-style-name="ce103"/>
        <table:table-column table:style-name="co32" table:number-columns-repeated="237" table:default-cell-style-name="ce103"/>
        <table:table-column table:style-name="co32" table:number-columns-repeated="2" table:default-cell-style-name="Default"/>
        <table:table-column table:style-name="co15" table:number-columns-repeated="769" table:default-cell-style-name="Default"/>
        <table:table-row table:style-name="ro10">
          <table:table-cell table:style-name="ce28" office:value-type="string">
            <text:p>#LanguageName</text:p>
          </table:table-cell>
          <table:table-cell table:style-name="ce133"/>
          <table:table-cell table:style-name="ce137" office:value-type="string">
            <text:p>ENGLISH</text:p>
          </table:table-cell>
          <table:table-cell table:style-name="ce142" office:value-type="string">
            <text:p>FRANÇAIS</text:p>
          </table:table-cell>
          <table:table-cell table:style-name="ce147" office:value-type="string">
            <text:p>NEDERLANDS</text:p>
          </table:table-cell>
          <table:table-cell table:style-name="ce60" office:value-type="string">
            <text:p>DEUTSCH</text:p>
          </table:table-cell>
          <table:table-cell table:style-name="ce152" office:value-type="string">
            <text:p>ESPAÑOL</text:p>
          </table:table-cell>
          <table:table-cell table:style-name="ce78" office:value-type="string">
            <text:p>PORTUGUÊS-BR</text:p>
          </table:table-cell>
          <table:table-cell table:style-name="ce163" office:value-type="string">
            <text:p>POLSKI</text:p>
          </table:table-cell>
          <table:table-cell table:style-name="ce166" office:value-type="string">
            <text:p>ITALIANO</text:p>
          </table:table-cell>
          <table:table-cell table:style-name="ce168" office:value-type="string">
            <text:p>ROMÂNĂ</text:p>
          </table:table-cell>
          <table:table-cell table:style-name="ce85" office:value-type="string">
            <text:p>SUOMI</text:p>
          </table:table-cell>
          <table:table-cell table:style-name="ce85" office:value-type="string">
            <text:p>NORSK</text:p>
          </table:table-cell>
          <table:table-cell table:style-name="ce175" office:value-type="string">
            <text:p>简体中文</text:p>
          </table:table-cell>
          <table:table-cell table:style-name="ce85" office:value-type="string">
            <text:p>TÜRKÇE</text:p>
          </table:table-cell>
          <table:table-cell table:style-name="ce124" office:value-type="string">
            <text:p>ΕΛΛΗΝΙΚΑ</text:p>
          </table:table-cell>
          <table:table-cell table:number-columns-repeated="1008"/>
        </table:table-row>
        <table:table-row table:style-name="ro9">
          <table:table-cell table:style-name="ce133" office:value-type="string">
            <text:p>#LanguageCode</text:p>
          </table:table-cell>
          <table:table-cell table:style-name="ce133" office:value-type="string">
            <text:p>-</text:p>
          </table:table-cell>
          <table:table-cell table:style-name="ce138"/>
          <table:table-cell table:style-name="ce143" office:value-type="string">
            <text:p>fr</text:p>
          </table:table-cell>
          <table:table-cell office:value-type="string">
            <text:p>nl</text:p>
          </table:table-cell>
          <table:table-cell table:style-name="ce64" office:value-type="string">
            <text:p>de</text:p>
          </table:table-cell>
          <table:table-cell table:style-name="ce153" office:value-type="string">
            <text:p>es</text:p>
          </table:table-cell>
          <table:table-cell table:style-name="ce158" office:value-type="string">
            <text:p>pt</text:p>
          </table:table-cell>
          <table:table-cell table:style-name="ce164" office:value-type="string">
            <text:p>pl</text:p>
          </table:table-cell>
          <table:table-cell table:style-name="ce94" office:value-type="string">
            <text:p>it</text:p>
          </table:table-cell>
          <table:table-cell table:style-name="ce169" office:value-type="string">
            <text:p>ro</text:p>
          </table:table-cell>
          <table:table-cell table:style-name="ce171" office:value-type="string">
            <text:p>fi</text:p>
          </table:table-cell>
          <table:table-cell table:style-name="ce113" office:value-type="string">
            <text:p>no</text:p>
          </table:table-cell>
          <table:table-cell table:style-name="ce176" office:value-type="string">
            <text:p>Zh-CHS</text:p>
          </table:table-cell>
          <table:table-cell table:style-name="ce179" office:value-type="string">
            <text:p>tr</text:p>
          </table:table-cell>
          <table:table-cell table:style-name="ce182" office:value-type="string">
            <text:p>el</text:p>
          </table:table-cell>
          <table:table-cell table:style-name="Default" table:number-columns-repeated="237"/>
          <table:table-cell table:number-columns-repeated="771"/>
        </table:table-row>
        <table:table-row table:style-name="ro18">
          <table:table-cell table:style-name="ce134" office:value-type="string">
            <text:p>mnuCheckForUpdates</text:p>
          </table:table-cell>
          <table:table-cell table:style-name="ce135" office:value-type="string">
            <office:annotation draw:style-name="gr3" draw:text-style-name="P1" svg:width="3.044cm" svg:height="1.064cm" svg:x="12.173cm" svg:y="0cm" draw:caption-point-x="-0.61cm" draw:caption-point-y="1.094cm">
              <dc:date>2010-07-03T00:00:00</dc:date>
              <text:p text:style-name="P1">The string was simplified.</text:p>
            </office:annotation>
            <text:p>changed</text:p>
          </table:table-cell>
          <table:table-cell table:style-name="ce139" office:value-type="string">
            <text:p>Software Update…</text:p>
          </table:table-cell>
          <table:table-cell table:style-name="ce144" office:value-type="string">
            <text:p>Mise à Jour…</text:p>
          </table:table-cell>
          <table:table-cell table:style-name="ce148" office:value-type="string">
            <text:p>Controleer op beschikbare Updates</text:p>
          </table:table-cell>
          <table:table-cell table:style-name="ce150" office:value-type="string">
            <text:p>Auf Updates prüfen...</text:p>
          </table:table-cell>
          <table:table-cell table:style-name="ce154" office:value-type="string">
            <text:p>Comprobar <text:s/>si hay actualizaciones disponibles ...</text:p>
          </table:table-cell>
          <table:table-cell table:style-name="ce159" office:value-type="string">
            <text:p>Buscar por atualizações disponíveis...</text:p>
          </table:table-cell>
          <table:table-cell table:style-name="ce165" office:value-type="string">
            <text:p>Sprawdź w poszukiwaniu aktualizacji...</text:p>
          </table:table-cell>
          <table:table-cell table:style-name="ce167" office:value-type="string">
            <text:p>Aggiornamento software...</text:p>
          </table:table-cell>
          <table:table-cell table:style-name="ce170" office:value-type="string">
            <text:p>Verifică actualizările disponibile...</text:p>
          </table:table-cell>
          <table:table-cell table:style-name="ce172" office:value-type="string">
            <text:p>Tarkista saatavilla olevat päivitykset...</text:p>
          </table:table-cell>
          <table:table-cell table:style-name="ce148" office:value-type="string">
            <text:p>Se etter oppdateringer...</text:p>
          </table:table-cell>
          <table:table-cell table:style-name="ce177" office:value-type="string">
            <text:p>检查更新...</text:p>
          </table:table-cell>
          <table:table-cell table:style-name="ce180" office:value-type="string">
            <text:p>Mevcut Güncellemeleri Tara...</text:p>
          </table:table-cell>
          <table:table-cell table:style-name="ce183" office:value-type="string">
            <text:p>Εύκαιρες Αναβαθμίσεις…</text:p>
          </table:table-cell>
          <table:table-cell table:style-name="ce186" table:number-columns-repeated="237"/>
          <table:table-cell table:style-name="ce187" table:number-columns-repeated="771"/>
        </table:table-row>
        <table:table-row table:style-name="ro10">
          <table:table-cell table:style-name="ce30" office:value-type="string">
            <text:p>Updater_Behind</text:p>
          </table:table-cell>
          <table:table-cell table:style-name="ce136"/>
          <table:table-cell table:style-name="ce140" office:value-type="string">
            <text:p>A new version is available!</text:p>
          </table:table-cell>
          <table:table-cell table:style-name="ce145" office:value-type="string">
            <text:p>Une nouvelle version est disponible !</text:p>
          </table:table-cell>
          <table:table-cell table:style-name="ce33" office:value-type="string">
            <text:p>Een nieuwe versie is beschikbaar !</text:p>
          </table:table-cell>
          <table:table-cell table:style-name="ce151" office:value-type="string">
            <text:p>Eine neue Version ist verfügbar ! </text:p>
          </table:table-cell>
          <table:table-cell table:style-name="ce155" office:value-type="string">
            <text:p>¡Una nueva versión está disponible!</text:p>
          </table:table-cell>
          <table:table-cell table:style-name="ce160" office:value-type="string">
            <text:p>Uma nova versão está disponível !</text:p>
          </table:table-cell>
          <table:table-cell table:style-name="ce87" office:value-type="string">
            <text:p>Dostępna jest nowa wersja programu!</text:p>
          </table:table-cell>
          <table:table-cell table:style-name="ce95" office:value-type="string">
            <text:p>E' disponibile una nuova versione !</text:p>
          </table:table-cell>
          <table:table-cell table:style-name="ce98" office:value-type="string">
            <text:p>O nouă versiune este disponibilă !</text:p>
          </table:table-cell>
          <table:table-cell table:style-name="ce173" office:value-type="string">
            <text:p>Uusi versio on saatavilla!</text:p>
          </table:table-cell>
          <table:table-cell table:style-name="ce174" office:value-type="string">
            <text:p>En ny versjon er tilgjengelig !</text:p>
          </table:table-cell>
          <table:table-cell table:style-name="ce178" office:value-type="string">
            <text:p>有新版本！</text:p>
          </table:table-cell>
          <table:table-cell table:style-name="ce33" office:value-type="string">
            <text:p>Yeni bir sürüm mevcut !</text:p>
          </table:table-cell>
          <table:table-cell table:style-name="ce184" office:value-type="string">
            <text:p>Μια νέα έκδοση είναι διαθέσιμη !</text:p>
          </table:table-cell>
          <table:table-cell table:number-columns-repeated="1008"/>
        </table:table-row>
        <table:table-row table:style-name="ro15">
          <table:table-cell table:style-name="ce30" office:value-type="string">
            <text:p>Updater_BrowseFolderDescription</text:p>
          </table:table-cell>
          <table:table-cell table:style-name="ce136"/>
          <table:table-cell table:style-name="ce140" office:value-type="string">
            <text:p>Please choose the target directory for the installer file.</text:p>
          </table:table-cell>
          <table:table-cell table:style-name="ce145" office:value-type="string">
            <text:p>Veuillez choisir le dossier dans lequel sera placé le programme d'installation.</text:p>
          </table:table-cell>
          <table:table-cell table:style-name="ce33" office:value-type="string">
            <text:p>Kies a.u.b. de directory voor het installatiebestand.</text:p>
          </table:table-cell>
          <table:table-cell table:style-name="ce151" office:value-type="string">
            <text:p>Bitte wählen Sie den Ordner, in dem das Programm installiert wird. </text:p>
          </table:table-cell>
          <table:table-cell table:style-name="ce155" office:value-type="string">
            <text:p>Porfavor escoga el directorio de destino para el archivo de instalación.</text:p>
          </table:table-cell>
          <table:table-cell table:style-name="ce160" office:value-type="string">
            <text:p>Por favor, escolha a pasta que deseja salvar o arquivo de instalação.</text:p>
          </table:table-cell>
          <table:table-cell table:style-name="ce90" office:value-type="string">
            <text:p>Wybierz katalog docelowy dla plików instalacyjnych.</text:p>
          </table:table-cell>
          <table:table-cell table:style-name="ce96" office:value-type="string">
            <text:p>Scegliere la Directory di destinazione per il File di installazione.</text:p>
          </table:table-cell>
          <table:table-cell table:style-name="ce98" office:value-type="string">
            <text:p>Vă rugăm să alegeţi directorul unde va fi salvat kitul de instalare.</text:p>
          </table:table-cell>
          <table:table-cell table:style-name="ce173" office:value-type="string">
            <text:p>Valitse asennustiedoston kohdehakemisto.</text:p>
          </table:table-cell>
          <table:table-cell table:style-name="ce174" office:value-type="string">
            <text:p>Vennligst velg målmappe for nedlasting av installasjonsfilen.</text:p>
          </table:table-cell>
          <table:table-cell table:style-name="ce178" office:value-type="string">
            <text:p>请选择安装目录.</text:p>
          </table:table-cell>
          <table:table-cell table:style-name="ce181" office:value-type="string">
            <text:p>Lütfen yükleyici dosya için gerekli hedef klasörünü seçin.</text:p>
          </table:table-cell>
          <table:table-cell table:style-name="ce184" office:value-type="string">
            <text:p>Παρακαλώ επιλέξτε τον κατάλογο προορισμού του αρχείου εγκατάστασης.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Updater_ChooseDestinationFolder</text:p>
          </table:table-cell>
          <table:table-cell table:style-name="ce136"/>
          <table:table-cell table:style-name="ce140" office:value-type="string">
            <text:p>Choose Destination Folder</text:p>
          </table:table-cell>
          <table:table-cell table:style-name="ce145" office:value-type="string">
            <text:p>Choisissez le Dossier de Destination</text:p>
          </table:table-cell>
          <table:table-cell table:style-name="ce33" office:value-type="string">
            <text:p>Kies doelmap</text:p>
          </table:table-cell>
          <table:table-cell table:style-name="ce151" office:value-type="string">
            <text:p>Wählen Sie das Zielverzeichnis. </text:p>
          </table:table-cell>
          <table:table-cell table:style-name="ce155" office:value-type="string">
            <text:p>Escoger Directorio de Destino</text:p>
          </table:table-cell>
          <table:table-cell table:style-name="ce160" office:value-type="string">
            <text:p>Escolher Pasta de Destino</text:p>
          </table:table-cell>
          <table:table-cell table:style-name="ce90" office:value-type="string">
            <text:p>Wybierz katalog docelowy</text:p>
          </table:table-cell>
          <table:table-cell table:style-name="ce95" office:value-type="string">
            <text:p>Scegliere la Cartella di destinazione</text:p>
          </table:table-cell>
          <table:table-cell table:style-name="ce98" office:value-type="string">
            <text:p>Alegeţi Folderul Destinaţie</text:p>
          </table:table-cell>
          <table:table-cell table:style-name="ce173" office:value-type="string">
            <text:p>Valitse päätehakemisto-</text:p>
          </table:table-cell>
          <table:table-cell table:style-name="ce174" office:value-type="string">
            <text:p>Velg installasjonsmappe</text:p>
          </table:table-cell>
          <table:table-cell table:style-name="ce178" office:value-type="string">
            <text:p>选择目标文件夹</text:p>
          </table:table-cell>
          <table:table-cell table:style-name="ce181" office:value-type="string">
            <text:p>Yükleme Klasörünü Seçin</text:p>
          </table:table-cell>
          <table:table-cell table:style-name="ce184" office:value-type="string">
            <text:p>Επιλογή Φακέλου Προορισμού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Updater_CurrentVersion</text:p>
          </table:table-cell>
          <table:table-cell table:style-name="ce136"/>
          <table:table-cell table:style-name="ce140" office:value-type="string">
            <text:p>Current Version :</text:p>
          </table:table-cell>
          <table:table-cell table:style-name="ce145" office:value-type="string">
            <text:p>Version Courante :</text:p>
          </table:table-cell>
          <table:table-cell table:style-name="ce33" office:value-type="string">
            <text:p>Huidige versie :</text:p>
          </table:table-cell>
          <table:table-cell table:style-name="ce151" office:value-type="string">
            <text:p>Aktuelle Version : </text:p>
          </table:table-cell>
          <table:table-cell table:style-name="ce156" office:value-type="string">
            <text:p>Versión actual:</text:p>
          </table:table-cell>
          <table:table-cell table:style-name="ce160" office:value-type="string">
            <text:p>Versão atual :</text:p>
          </table:table-cell>
          <table:table-cell table:style-name="ce90" office:value-type="string">
            <text:p>Aktualna wersja :</text:p>
          </table:table-cell>
          <table:table-cell table:style-name="ce95" office:value-type="string">
            <text:p>Versione Attuale :</text:p>
          </table:table-cell>
          <table:table-cell table:style-name="ce98" office:value-type="string">
            <text:p>Current Version :</text:p>
          </table:table-cell>
          <table:table-cell table:style-name="ce173" office:value-type="string">
            <text:p>Nykyinen versio:</text:p>
          </table:table-cell>
          <table:table-cell table:style-name="ce174" office:value-type="string">
            <text:p>Aktuell versjon:</text:p>
          </table:table-cell>
          <table:table-cell table:style-name="ce178" office:value-type="string">
            <text:p>现在的版本:</text:p>
          </table:table-cell>
          <table:table-cell table:style-name="ce181" office:value-type="string">
            <text:p>Geçerli Sürüm :</text:p>
          </table:table-cell>
          <table:table-cell table:style-name="ce185" office:value-type="string">
            <text:p>Τρέχουσα Έκδοση :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Updater_Download</text:p>
          </table:table-cell>
          <table:table-cell table:style-name="ce136"/>
          <table:table-cell table:style-name="ce140" office:value-type="string">
            <text:p>Download</text:p>
          </table:table-cell>
          <table:table-cell table:style-name="ce145" office:value-type="string">
            <text:p>Télécharger</text:p>
          </table:table-cell>
          <table:table-cell table:style-name="ce33" office:value-type="string">
            <text:p>Download</text:p>
          </table:table-cell>
          <table:table-cell table:style-name="ce151" office:value-type="string">
            <text:p>Herunterladen </text:p>
          </table:table-cell>
          <table:table-cell table:style-name="ce156" office:value-type="string">
            <text:p>Descargar</text:p>
          </table:table-cell>
          <table:table-cell table:style-name="ce160" office:value-type="string">
            <text:p>Baixar</text:p>
          </table:table-cell>
          <table:table-cell table:style-name="ce90" office:value-type="string">
            <text:p>Pobierz</text:p>
          </table:table-cell>
          <table:table-cell table:style-name="ce95" office:value-type="string">
            <text:p>Scarico (Download)</text:p>
          </table:table-cell>
          <table:table-cell table:style-name="ce98" office:value-type="string">
            <text:p>Descarcă</text:p>
          </table:table-cell>
          <table:table-cell table:style-name="ce173" office:value-type="string">
            <text:p>Lataa</text:p>
          </table:table-cell>
          <table:table-cell table:style-name="ce174" office:value-type="string">
            <text:p>Last ned</text:p>
          </table:table-cell>
          <table:table-cell table:style-name="ce178" office:value-type="string">
            <text:p>下载</text:p>
          </table:table-cell>
          <table:table-cell table:style-name="ce181" office:value-type="string">
            <text:p>İndir</text:p>
          </table:table-cell>
          <table:table-cell table:style-name="ce185" office:value-type="string">
            <text:p>Καταφόρτωση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Updater_Downloading</text:p>
          </table:table-cell>
          <table:table-cell table:style-name="ce136"/>
          <table:table-cell table:style-name="ce140" office:value-type="string">
            <text:p>Downloading New Version...</text:p>
          </table:table-cell>
          <table:table-cell table:style-name="ce145" office:value-type="string">
            <text:p>Téléchargement de la nouvelle version...</text:p>
          </table:table-cell>
          <table:table-cell table:style-name="ce33" office:value-type="string">
            <text:p>Inlezen nieuwe versie…</text:p>
          </table:table-cell>
          <table:table-cell table:style-name="ce151" office:value-type="string">
            <text:p>Herunterladen der neuen Version... </text:p>
          </table:table-cell>
          <table:table-cell table:style-name="ce155" office:value-type="string">
            <text:p>Descargando Nueva Versión…</text:p>
          </table:table-cell>
          <table:table-cell table:style-name="ce160" office:value-type="string">
            <text:p>Baixando Nova Versão...</text:p>
          </table:table-cell>
          <table:table-cell table:style-name="ce90" office:value-type="string">
            <text:p>Pobieranie Nowej Wersji...</text:p>
          </table:table-cell>
          <table:table-cell table:style-name="ce95" office:value-type="string">
            <text:p>Scarico Nuova Versione in corso...</text:p>
          </table:table-cell>
          <table:table-cell table:style-name="ce98" office:value-type="string">
            <text:p>Descarc noua versiune...</text:p>
          </table:table-cell>
          <table:table-cell table:style-name="ce173" office:value-type="string">
            <text:p>Ladataan uutta versiota...</text:p>
          </table:table-cell>
          <table:table-cell table:style-name="ce174" office:value-type="string">
            <text:p>Last ned ny versjon...</text:p>
          </table:table-cell>
          <table:table-cell table:style-name="ce178" office:value-type="string">
            <text:p>正在下载新版本…</text:p>
          </table:table-cell>
          <table:table-cell table:style-name="ce181" office:value-type="string">
            <text:p>Yeni Sürümü İndiriyor...</text:p>
          </table:table-cell>
          <table:table-cell table:style-name="ce185" office:value-type="string">
            <text:p>Καταφόρτωση Νέας 'Έκδοσης…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Updater_FileSize</text:p>
          </table:table-cell>
          <table:table-cell table:style-name="ce136"/>
          <table:table-cell table:style-name="ce140" office:value-type="string">
            <text:p>File Size :</text:p>
          </table:table-cell>
          <table:table-cell table:style-name="ce145" office:value-type="string">
            <text:p>Taille du Fichier :</text:p>
          </table:table-cell>
          <table:table-cell table:style-name="ce33" office:value-type="string">
            <text:p>Bestandgrootte :</text:p>
          </table:table-cell>
          <table:table-cell table:style-name="ce151" office:value-type="string">
            <text:p>Größe der Datei: </text:p>
          </table:table-cell>
          <table:table-cell table:style-name="ce155" office:value-type="string">
            <text:p>Tamaño de Archivo:</text:p>
          </table:table-cell>
          <table:table-cell table:style-name="ce160" office:value-type="string">
            <text:p>Tamanho do arquivo :</text:p>
          </table:table-cell>
          <table:table-cell table:style-name="ce90" office:value-type="string">
            <text:p>Rozmiar pliku :</text:p>
          </table:table-cell>
          <table:table-cell table:style-name="ce95" office:value-type="string">
            <text:p>Dimensione File :</text:p>
          </table:table-cell>
          <table:table-cell table:style-name="ce98" office:value-type="string">
            <text:p>Mărimea fişierului :</text:p>
          </table:table-cell>
          <table:table-cell table:style-name="ce173" office:value-type="string">
            <text:p>Tiedoston koko:</text:p>
          </table:table-cell>
          <table:table-cell table:style-name="ce174" office:value-type="string">
            <text:p>Filstørrelse:</text:p>
          </table:table-cell>
          <table:table-cell table:style-name="ce178" office:value-type="string">
            <text:p>文件大小:</text:p>
          </table:table-cell>
          <table:table-cell table:style-name="ce181" office:value-type="string">
            <text:p>Dosya Büyüklüğü :</text:p>
          </table:table-cell>
          <table:table-cell table:style-name="ce185" office:value-type="string">
            <text:p>Μέγεθος Αρχείου :</text:p>
          </table:table-cell>
          <table:table-cell table:number-columns-repeated="1008"/>
        </table:table-row>
        <table:table-row table:style-name="ro13">
          <table:table-cell table:style-name="ce30" office:value-type="string">
            <text:p>Updater_InternetError</text:p>
          </table:table-cell>
          <table:table-cell table:style-name="ce136"/>
          <table:table-cell table:style-name="ce140" office:value-type="string">
            <text:p>An error occurred while checking for updates. Please ensure an Internet connection is available. </text:p>
          </table:table-cell>
          <table:table-cell table:style-name="ce145" office:value-type="string">
            <text:p>Une erreur est survenue durant la vérification. Veuillez vous assurer que la connexion à Internet est opérationnelle.</text:p>
          </table:table-cell>
          <table:table-cell table:style-name="ce33" office:value-type="string">
            <text:p>Een fout is opgetreden bij het controleren op nieuwe versies. Zorg er voor dat er een verbinding met Internet is.</text:p>
          </table:table-cell>
          <table:table-cell table:style-name="ce151" office:value-type="string">
            <text:p>Ein Fehler ist aufgetreten, während der Prüfung. Bitte stellen Sie sicher, dass die Internet-Verbindung betriebsbereit ist. </text:p>
          </table:table-cell>
          <table:table-cell table:style-name="ce155" office:value-type="string">
            <text:p>Un error ocurrió mientras se buscaban actualizaciones. <text:s/>Porfavor asegúrese que una conexión a Internet está disponible.</text:p>
          </table:table-cell>
          <table:table-cell table:style-name="ce160" office:value-type="string">
            <text:p>Ocorreu um erro enquanto o programa procurava atualizações. Por favor, verifique se existe uma conexão de Internet ativa.</text:p>
          </table:table-cell>
          <table:table-cell table:style-name="ce90" office:value-type="string">
            <text:p>Wystąpił błąd podczas sprawdzania dostępnych aktualizacji. Upewnij się, że masz dostęp do internetu.</text:p>
          </table:table-cell>
          <table:table-cell table:style-name="ce95" office:value-type="string">
            <text:p>E' avvenuto un errore durante la ricerca di Aggiornamenti. Assicurarsi che sia attiva la connessione Internet. </text:p>
          </table:table-cell>
          <table:table-cell table:style-name="ce98" office:value-type="string">
            <text:p>A apărut o eroare in procesul de verificare a actualizărilor. Vă rugăm să verificaţi conexiunea la Internet. </text:p>
          </table:table-cell>
          <table:table-cell table:style-name="ce173" office:value-type="string">
            <text:p>Haettaessa päivityksiä tapahtui virhe. Tarkista internetyhteytesi.</text:p>
          </table:table-cell>
          <table:table-cell table:style-name="ce174" office:value-type="string">
            <text:p>En feil oppstod ved sjekk av oppdateringer. Vennligst se etter at du er logget på internett. </text:p>
          </table:table-cell>
          <table:table-cell table:style-name="ce178" office:value-type="string">
            <text:p>检查更新出错. 请确认有效的网络连接.</text:p>
          </table:table-cell>
          <table:table-cell table:style-name="ce181" office:value-type="string">
            <text:p>Güncellemeleri tararken bir hata meydana geldi. İnternet bağlantınızın olduğundan emin olun.</text:p>
          </table:table-cell>
          <table:table-cell table:style-name="ce185" office:value-type="string">
            <text:p>Κάποιο σφάλμα συνέβη καθώς γινόταν ο έλεγχος για ενημερώσεις. Παρακαλώ βεβαιωθείτε ότι υπάρχει διαθέσιμη σύνδεση στο διαδίκτυο.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Updater_LblChangeLog</text:p>
          </table:table-cell>
          <table:table-cell table:style-name="ce136"/>
          <table:table-cell table:style-name="ce140" office:value-type="string">
            <text:p>Change Log :</text:p>
          </table:table-cell>
          <table:table-cell table:style-name="ce145" office:value-type="string">
            <text:p>Liste de Changements :</text:p>
          </table:table-cell>
          <table:table-cell table:style-name="ce33" office:value-type="string">
            <text:p>Lijst met veranderingen :</text:p>
          </table:table-cell>
          <table:table-cell table:style-name="ce151" office:value-type="string">
            <text:p>Liste der Änderungen: </text:p>
          </table:table-cell>
          <table:table-cell table:style-name="ce156" office:value-type="string">
            <text:p>Lista de Cambios:</text:p>
          </table:table-cell>
          <table:table-cell table:style-name="ce161" office:value-type="string">
            <text:p>Log de mudanças:</text:p>
          </table:table-cell>
          <table:table-cell table:style-name="ce90" office:value-type="string">
            <text:p>Dziennik zmian :</text:p>
          </table:table-cell>
          <table:table-cell table:style-name="ce95" office:value-type="string">
            <text:p>Lista Variazioni :</text:p>
          </table:table-cell>
          <table:table-cell table:style-name="ce98" office:value-type="string">
            <text:p>Listă schimbări :</text:p>
          </table:table-cell>
          <table:table-cell table:style-name="ce173" office:value-type="string">
            <text:p>Muutosloki:</text:p>
          </table:table-cell>
          <table:table-cell table:style-name="ce174" office:value-type="string">
            <text:p>Endre logg:</text:p>
          </table:table-cell>
          <table:table-cell table:style-name="ce178" office:value-type="string">
            <text:p>更改日志:</text:p>
          </table:table-cell>
          <table:table-cell table:style-name="ce181" office:value-type="string">
            <text:p>Değişim Logu:</text:p>
          </table:table-cell>
          <table:table-cell table:style-name="ce185" office:value-type="string">
            <text:p>Αλλαγή Ημερολογίου :</text:p>
          </table:table-cell>
          <table:table-cell table:number-columns-repeated="1008"/>
        </table:table-row>
        <table:table-row table:style-name="ro19">
          <table:table-cell table:style-name="ce30" office:value-type="string">
            <text:p>Updater_mboxDownloadSuccess_Description</text:p>
          </table:table-cell>
          <table:table-cell table:style-name="ce136"/>
          <table:table-cell table:style-name="ce140" office:value-type="string">
            <text:p>The new version was successfully downloaded.\n Please close Kinovea and launch the installer from where you saved it. </text:p>
          </table:table-cell>
          <table:table-cell table:style-name="ce145" office:value-type="string">
            <text:p>La nouvelle version a été téléchargée avec succès.\n Veuillez fermer Kinovea et lancer le programme d'installation.</text:p>
          </table:table-cell>
          <table:table-cell table:style-name="ce33" office:value-type="string">
            <text:p>De nieuwe versie is met succes ingelezen.\n Sluit Kinovea a.u.b. af en start het installatiebestand vanuit de plaats waar u deze hebt opgeslagen.</text:p>
          </table:table-cell>
          <table:table-cell table:style-name="ce151" office:value-type="string">
            <text:p>Die neue Version wurde mit Erfolg heruntergeladen.\n Bitte Kinovea <text:s/>schließen und das Installationsprogramm starten.</text:p>
          </table:table-cell>
          <table:table-cell table:style-name="ce155" office:value-type="string">
            <text:p>La nueva versión fue correctamente descargada. \n Porfavor cierre Kinovea y ejecute el instalador desde el lugar donde lo guardó.</text:p>
          </table:table-cell>
          <table:table-cell table:style-name="ce160" office:value-type="string">
            <text:p>A nova versão foi baixada com sucesso.\n Por favor, feche o Kinovea e execute o instalador de onde você o salvou.</text:p>
          </table:table-cell>
          <table:table-cell table:style-name="ce90" office:value-type="string">
            <text:p>Nowa wersja została pobrana.\n Zamknij Kinovea i uruchom program instalacyjny z pliku, który pobrałeś.</text:p>
          </table:table-cell>
          <table:table-cell table:style-name="ce95" office:value-type="string">
            <text:p>La nuova Versione e' stata scaricata con successo.\n Chiudere Kinovea e far partire il Programma di Installazione dalla cartella in cui e' stato salvato. </text:p>
          </table:table-cell>
          <table:table-cell table:style-name="ce98" office:value-type="string">
            <text:p>Versiunea nouă a fost descărcată cu succes.\n Vă rugăm să inchideţi Kinovea şi să lansaţi instalerul de unde l-aţi salvat. </text:p>
          </table:table-cell>
          <table:table-cell table:style-name="ce173" office:value-type="string">
            <text:p>Uusi versio ladattiin onnistuneesti.\n Sulje Kinovea ja käynnistä asennusohjelma tallennuspaikastaan.</text:p>
          </table:table-cell>
          <table:table-cell table:style-name="ce174" office:value-type="string">
            <text:p>Den nye versjonen ble lastet ned. \n Vennligst lukk Kinovea og start installasjonen av ny versjon.</text:p>
          </table:table-cell>
          <table:table-cell table:style-name="ce178" office:value-type="string">
            <text:p>新版本已成功下载.\n 请关闭并启动安装程序. </text:p>
          </table:table-cell>
          <table:table-cell table:style-name="ce181" office:value-type="string">
            <text:p>Yeni sürüm başarıyla indirildi.\n Lütfen Kinovea'yı kapatın ve yükleyiciyi kaydettiğiniz yerden çalıştırın.</text:p>
          </table:table-cell>
          <table:table-cell table:style-name="ce185" office:value-type="string">
            <text:p>Η νέα έκδοση καταφορτώθηκε με επιτυχία.\n Παρακαλώ κλείστε το Kinovea και εκκινήστε το αρχείο εγκατάστασης από το σημείο που το αποθηκεύσατε.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Updater_MegaBytes</text:p>
          </table:table-cell>
          <table:table-cell table:style-name="ce136" office:value-type="string">
            <office:annotation draw:style-name="gr4" draw:text-style-name="P1" svg:width="6.784cm" svg:height="0.991cm" svg:x="12.173cm" svg:y="9.954cm" draw:caption-point-x="-0.61cm" draw:caption-point-y="1.511cm">
              <dc:date>2010-07-03T00:00:00</dc:date>
              <text:p text:style-name="P1">Use the <text:s/>abbreviation of Mega Bytes from your language</text:p>
            </office:annotation>
            <text:p>note</text:p>
          </table:table-cell>
          <table:table-cell table:style-name="ce140" office:value-type="string">
            <text:p>MB</text:p>
          </table:table-cell>
          <table:table-cell table:style-name="ce145" office:value-type="string">
            <text:p>Mo</text:p>
          </table:table-cell>
          <table:table-cell table:style-name="ce33" office:value-type="string">
            <text:p>Mb</text:p>
          </table:table-cell>
          <table:table-cell table:style-name="ce151" office:value-type="string">
            <text:p>MB </text:p>
          </table:table-cell>
          <table:table-cell table:style-name="ce156" office:value-type="string">
            <text:p>MB</text:p>
          </table:table-cell>
          <table:table-cell table:style-name="ce162" office:value-type="string">
            <text:p>MB</text:p>
          </table:table-cell>
          <table:table-cell table:style-name="ce90" office:value-type="string">
            <text:p>MB</text:p>
          </table:table-cell>
          <table:table-cell table:style-name="ce95" office:value-type="string">
            <text:p>MB</text:p>
          </table:table-cell>
          <table:table-cell table:style-name="ce98" office:value-type="string">
            <text:p>MB</text:p>
          </table:table-cell>
          <table:table-cell table:style-name="ce173" office:value-type="string">
            <text:p>MB</text:p>
          </table:table-cell>
          <table:table-cell table:style-name="ce174" office:value-type="string">
            <text:p>MB</text:p>
          </table:table-cell>
          <table:table-cell table:style-name="ce178"/>
          <table:table-cell table:style-name="ce181" office:value-type="string">
            <text:p>MB</text:p>
          </table:table-cell>
          <table:table-cell table:style-name="ce185" office:value-type="string">
            <text:p>ΜΒ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Updater_NewVersion</text:p>
          </table:table-cell>
          <table:table-cell table:style-name="ce136"/>
          <table:table-cell table:style-name="ce140" office:value-type="string">
            <text:p>New Version</text:p>
          </table:table-cell>
          <table:table-cell table:style-name="ce145" office:value-type="string">
            <text:p>Nouvelle Version</text:p>
          </table:table-cell>
          <table:table-cell table:style-name="ce33" office:value-type="string">
            <text:p>Nieuw versie</text:p>
          </table:table-cell>
          <table:table-cell table:style-name="ce151" office:value-type="string">
            <text:p>Neue Version </text:p>
          </table:table-cell>
          <table:table-cell table:style-name="ce156" office:value-type="string">
            <text:p>Nueva Versiòn</text:p>
          </table:table-cell>
          <table:table-cell table:style-name="ce160" office:value-type="string">
            <text:p>Nova Versão</text:p>
          </table:table-cell>
          <table:table-cell table:style-name="ce164" office:value-type="string">
            <text:p>Nowa wersja </text:p>
          </table:table-cell>
          <table:table-cell table:style-name="ce95" office:value-type="string">
            <text:p>Nuova Versione</text:p>
          </table:table-cell>
          <table:table-cell table:style-name="ce98" office:value-type="string">
            <text:p>Versiune nouă</text:p>
          </table:table-cell>
          <table:table-cell table:style-name="ce173" office:value-type="string">
            <text:p>Uusi versio</text:p>
          </table:table-cell>
          <table:table-cell table:style-name="ce174" office:value-type="string">
            <text:p>Ny versjon</text:p>
          </table:table-cell>
          <table:table-cell table:style-name="ce178" office:value-type="string">
            <text:p>新版本</text:p>
          </table:table-cell>
          <table:table-cell table:style-name="ce181" office:value-type="string">
            <text:p>Yeni Sürüm</text:p>
          </table:table-cell>
          <table:table-cell table:style-name="ce185" office:value-type="string">
            <text:p>Νέα Έκδοση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Updater_Quit</text:p>
          </table:table-cell>
          <table:table-cell table:style-name="ce136"/>
          <table:table-cell table:style-name="ce141" office:value-type="string">
            <text:p>Quit</text:p>
          </table:table-cell>
          <table:table-cell table:style-name="ce146" office:value-type="string">
            <text:p>Quitter</text:p>
          </table:table-cell>
          <table:table-cell table:style-name="ce32" office:value-type="string">
            <text:p>Stop</text:p>
          </table:table-cell>
          <table:table-cell table:style-name="ce151" office:value-type="string">
            <text:p>Beenden </text:p>
          </table:table-cell>
          <table:table-cell table:style-name="ce157" office:value-type="string">
            <text:p>Salir</text:p>
          </table:table-cell>
          <table:table-cell table:style-name="ce161" office:value-type="string">
            <text:p>Sair</text:p>
          </table:table-cell>
          <table:table-cell table:style-name="ce90" office:value-type="string">
            <text:p>Wyjdź</text:p>
          </table:table-cell>
          <table:table-cell table:style-name="ce95" office:value-type="string">
            <text:p>Esci</text:p>
          </table:table-cell>
          <table:table-cell table:style-name="ce99" office:value-type="string">
            <text:p>Ieşi</text:p>
          </table:table-cell>
          <table:table-cell table:style-name="ce173" office:value-type="string">
            <text:p>Lopeta</text:p>
          </table:table-cell>
          <table:table-cell table:style-name="ce174" office:value-type="string">
            <text:p>Slutt</text:p>
          </table:table-cell>
          <table:table-cell table:style-name="ce178" office:value-type="string">
            <text:p>退出</text:p>
          </table:table-cell>
          <table:table-cell table:style-name="ce181" office:value-type="string">
            <text:p>Çık</text:p>
          </table:table-cell>
          <table:table-cell table:style-name="ce185" office:value-type="string">
            <text:p>Παραίτηση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Updater_Title</text:p>
          </table:table-cell>
          <table:table-cell table:style-name="ce136"/>
          <table:table-cell table:style-name="ce140" office:value-type="string">
            <text:p>Kinovea - Checking for new version.</text:p>
          </table:table-cell>
          <table:table-cell table:style-name="ce145" office:value-type="string">
            <text:p>Kinovea - Vérification de mises à jour.</text:p>
          </table:table-cell>
          <table:table-cell table:style-name="ce149" office:value-type="string">
            <text:p>Kinovea - Controleert op een nieuwe versie.</text:p>
          </table:table-cell>
          <table:table-cell table:style-name="ce151" office:value-type="string">
            <text:p>Kinovea - Prüfung auf Updates. </text:p>
          </table:table-cell>
          <table:table-cell table:style-name="ce155" office:value-type="string">
            <text:p>Kinovea - Buscando nuevas versiones</text:p>
          </table:table-cell>
          <table:table-cell table:style-name="ce160" office:value-type="string">
            <text:p>Kinovea - Buscando nova versão.</text:p>
          </table:table-cell>
          <table:table-cell table:style-name="ce164" office:value-type="string">
            <text:p>Kinovea - poszukiwanie nowej wersji</text:p>
          </table:table-cell>
          <table:table-cell table:style-name="ce95" office:value-type="string">
            <text:p>Kinovea – Verifica esistenza di nuova versione.</text:p>
          </table:table-cell>
          <table:table-cell table:style-name="ce98" office:value-type="string">
            <text:p>Kinovea – Verific actualizările.</text:p>
          </table:table-cell>
          <table:table-cell table:style-name="ce173" office:value-type="string">
            <text:p>Kinovea – etsitään uudempaa versiota.</text:p>
          </table:table-cell>
          <table:table-cell table:style-name="ce174" office:value-type="string">
            <text:p>Kinovea – ser etter ny versjon.</text:p>
          </table:table-cell>
          <table:table-cell table:style-name="ce178" office:value-type="string">
            <text:p>检查更新.</text:p>
          </table:table-cell>
          <table:table-cell table:style-name="ce181" office:value-type="string">
            <text:p>Kinovea - Yeni bir sürümü tarıyor.</text:p>
          </table:table-cell>
          <table:table-cell table:style-name="ce184" office:value-type="string">
            <text:p>Kinovea - Γίνεται έλεγχος για νέα έκδοση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Updater_UpToDate</text:p>
          </table:table-cell>
          <table:table-cell table:style-name="ce136"/>
          <table:table-cell table:style-name="ce140" office:value-type="string">
            <text:p>Your version is up to date !</text:p>
          </table:table-cell>
          <table:table-cell table:style-name="ce145" office:value-type="string">
            <text:p>Votre version est à jour !</text:p>
          </table:table-cell>
          <table:table-cell table:style-name="ce33" office:value-type="string">
            <text:p>Uw versie is actueel !</text:p>
          </table:table-cell>
          <table:table-cell table:style-name="ce151" office:value-type="string">
            <text:p>Ihre Version ist auf dem neuesten Stand! </text:p>
          </table:table-cell>
          <table:table-cell table:style-name="ce156" office:value-type="string">
            <text:p>¡Su versión està actualizada!</text:p>
          </table:table-cell>
          <table:table-cell table:style-name="ce161" office:value-type="string">
            <text:p>Sua versão está atualizada!</text:p>
          </table:table-cell>
          <table:table-cell table:style-name="ce90" office:value-type="string">
            <text:p>Posiadasz najbardziej aktualną wersję programu !</text:p>
          </table:table-cell>
          <table:table-cell table:style-name="ce95" office:value-type="string">
            <text:p>La vostra Versione e' aggiornata !</text:p>
          </table:table-cell>
          <table:table-cell table:style-name="ce98" office:value-type="string">
            <text:p>Versiunea dumneavostră este ultima disponibilă !</text:p>
          </table:table-cell>
          <table:table-cell table:style-name="ce173" office:value-type="string">
            <text:p>Ohjelmaversiosi on ajan tasalla!</text:p>
          </table:table-cell>
          <table:table-cell table:style-name="ce174" office:value-type="string">
            <text:p>Din versjon er oppdatert. </text:p>
          </table:table-cell>
          <table:table-cell table:style-name="ce178" office:value-type="string">
            <text:p>您的版本已经是最新的!</text:p>
          </table:table-cell>
          <table:table-cell table:style-name="ce181" office:value-type="string">
            <text:p>Sürümünüz güncel !</text:p>
          </table:table-cell>
          <table:table-cell table:style-name="ce184" office:value-type="string">
            <text:p>Η έκδοσή σας είναι ενήμερη !</text:p>
          </table:table-cell>
          <table:table-cell table:number-columns-repeated="1008"/>
        </table:table-row>
        <table:table-row table:style-name="ro11" table:number-rows-repeated="65502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FileBrowserLang" table:style-name="ta4" table:print="false">
        <office:forms form:automatic-focus="false" form:apply-design-mode="false"/>
        <table:table-column table:style-name="co43" table:default-cell-style-name="ce31"/>
        <table:table-column table:style-name="co44" table:default-cell-style-name="ce133"/>
        <table:table-column table:style-name="co45" table:default-cell-style-name="ce140"/>
        <table:table-column table:style-name="co46" table:default-cell-style-name="ce145"/>
        <table:table-column table:style-name="co44" table:default-cell-style-name="ce33"/>
        <table:table-column table:style-name="co47" table:default-cell-style-name="ce151"/>
        <table:table-column table:style-name="co7" table:default-cell-style-name="ce77"/>
        <table:table-column table:style-name="co45" table:default-cell-style-name="ce80"/>
        <table:table-column table:style-name="co48" table:default-cell-style-name="ce87"/>
        <table:table-column table:style-name="co49" table:default-cell-style-name="ce95"/>
        <table:table-column table:style-name="co44" table:default-cell-style-name="ce98"/>
        <table:table-column table:style-name="co50" table:default-cell-style-name="ce171"/>
        <table:table-column table:style-name="co6" table:default-cell-style-name="ce111"/>
        <table:table-column table:style-name="co51" table:default-cell-style-name="ce195"/>
        <table:table-column table:style-name="co52" table:default-cell-style-name="ce84"/>
        <table:table-column table:style-name="co53" table:default-cell-style-name="ce200"/>
        <table:table-column table:style-name="co32" table:number-columns-repeated="239" table:default-cell-style-name="Default"/>
        <table:table-column table:style-name="co15" table:number-columns-repeated="769" table:default-cell-style-name="Default"/>
        <table:table-row table:style-name="ro20">
          <table:table-cell table:style-name="ce28" office:value-type="string">
            <text:p>#LanguageName</text:p>
          </table:table-cell>
          <table:table-cell/>
          <table:table-cell table:style-name="ce137" office:value-type="string">
            <text:p>ENGLISH</text:p>
          </table:table-cell>
          <table:table-cell table:style-name="ce142" office:value-type="string">
            <text:p>FRANÇAIS</text:p>
          </table:table-cell>
          <table:table-cell table:style-name="ce147" office:value-type="string">
            <text:p>NEDERLANDS</text:p>
          </table:table-cell>
          <table:table-cell table:style-name="ce60" office:value-type="string">
            <text:p>DEUTSCH</text:p>
          </table:table-cell>
          <table:table-cell table:style-name="ce152" office:value-type="string">
            <text:p>ESPAÑOL</text:p>
          </table:table-cell>
          <table:table-cell table:style-name="ce78" office:value-type="string">
            <text:p>PORTUGUÊS</text:p>
          </table:table-cell>
          <table:table-cell table:style-name="ce163" office:value-type="string">
            <text:p>POLISH</text:p>
          </table:table-cell>
          <table:table-cell table:style-name="ce166" office:value-type="string">
            <text:p>ITALIANO</text:p>
          </table:table-cell>
          <table:table-cell table:style-name="ce168" office:value-type="string">
            <text:p>ROMÂNĂ</text:p>
          </table:table-cell>
          <table:table-cell table:style-name="ce85" office:value-type="string">
            <text:p>SUOMI</text:p>
          </table:table-cell>
          <table:table-cell table:style-name="ce85" office:value-type="string">
            <text:p>NORSK</text:p>
          </table:table-cell>
          <table:table-cell table:style-name="ce175" office:value-type="string">
            <text:p>简体中文</text:p>
          </table:table-cell>
          <table:table-cell table:style-name="ce85" office:value-type="string">
            <text:p>TÜRKÇE</text:p>
          </table:table-cell>
          <table:table-cell table:style-name="ce124" office:value-type="string">
            <text:p>ΕΛΛΗΝΙΚΑ</text:p>
          </table:table-cell>
          <table:table-cell table:number-columns-repeated="1008"/>
        </table:table-row>
        <table:table-row table:style-name="ro9">
          <table:table-cell table:style-name="ce133" office:value-type="string">
            <text:p>#LanguageCode</text:p>
          </table:table-cell>
          <table:table-cell office:value-type="string">
            <text:p>-</text:p>
          </table:table-cell>
          <table:table-cell table:style-name="ce138"/>
          <table:table-cell table:style-name="ce143" office:value-type="string">
            <text:p>fr</text:p>
          </table:table-cell>
          <table:table-cell table:style-name="ce103" office:value-type="string">
            <text:p>nl</text:p>
          </table:table-cell>
          <table:table-cell table:style-name="ce191" office:value-type="string">
            <text:p>de</text:p>
          </table:table-cell>
          <table:table-cell table:style-name="ce192" office:value-type="string">
            <text:p>es</text:p>
          </table:table-cell>
          <table:table-cell table:style-name="ce83" office:value-type="string">
            <text:p>pt</text:p>
          </table:table-cell>
          <table:table-cell table:style-name="ce164" office:value-type="string">
            <text:p>pl</text:p>
          </table:table-cell>
          <table:table-cell table:style-name="ce94" office:value-type="string">
            <text:p>it</text:p>
          </table:table-cell>
          <table:table-cell table:style-name="ce169" office:value-type="string">
            <text:p>ro</text:p>
          </table:table-cell>
          <table:table-cell office:value-type="string">
            <text:p>fi</text:p>
          </table:table-cell>
          <table:table-cell office:value-type="string">
            <text:p>no</text:p>
          </table:table-cell>
          <table:table-cell table:style-name="ce176" office:value-type="string">
            <text:p>zh-CHS</text:p>
          </table:table-cell>
          <table:table-cell table:style-name="ce197" office:value-type="string">
            <text:p>tr</text:p>
          </table:table-cell>
          <table:table-cell table:style-name="ce199" office:value-type="string">
            <text:p>el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lblFolders</text:p>
          </table:table-cell>
          <table:table-cell/>
          <table:table-cell office:value-type="string">
            <text:p>Folders:</text:p>
          </table:table-cell>
          <table:table-cell office:value-type="string">
            <text:p>Dossiers:</text:p>
          </table:table-cell>
          <table:table-cell office:value-type="string">
            <text:p>Mappen:</text:p>
          </table:table-cell>
          <table:table-cell office:value-type="string">
            <text:p>Ordner: </text:p>
          </table:table-cell>
          <table:table-cell office:value-type="string">
            <text:p>Carpetas:</text:p>
          </table:table-cell>
          <table:table-cell office:value-type="string">
            <text:p>Pastas:</text:p>
          </table:table-cell>
          <table:table-cell office:value-type="string">
            <text:p>Foldery:</text:p>
          </table:table-cell>
          <table:table-cell office:value-type="string">
            <text:p>Cartelle:</text:p>
          </table:table-cell>
          <table:table-cell office:value-type="string">
            <text:p>Foldere:</text:p>
          </table:table-cell>
          <table:table-cell office:value-type="string">
            <text:p>Hakemistot:</text:p>
          </table:table-cell>
          <table:table-cell office:value-type="string">
            <text:p>Mapper:</text:p>
          </table:table-cell>
          <table:table-cell office:value-type="string">
            <text:p>文件夹:</text:p>
          </table:table-cell>
          <table:table-cell table:style-name="ce198" office:value-type="string">
            <text:p>Klasörler:</text:p>
          </table:table-cell>
          <table:table-cell office:value-type="string">
            <text:p>Φάκελοι:</text:p>
          </table:table-cell>
          <table:table-cell table:number-columns-repeated="1008"/>
        </table:table-row>
        <table:table-row table:style-name="ro21">
          <table:table-cell table:style-name="ce30" office:value-type="string">
            <text:p>lblVideoFiles</text:p>
          </table:table-cell>
          <table:table-cell/>
          <table:table-cell office:value-type="string">
            <text:p>Video Files:</text:p>
          </table:table-cell>
          <table:table-cell office:value-type="string">
            <text:p>Fichiers Vidéo:</text:p>
          </table:table-cell>
          <table:table-cell office:value-type="string">
            <text:p>Video bestanden:</text:p>
          </table:table-cell>
          <table:table-cell office:value-type="string">
            <text:p>Video-Dateien: </text:p>
          </table:table-cell>
          <table:table-cell table:style-name="ce70" office:value-type="string">
            <text:p>Archivos de Video:</text:p>
          </table:table-cell>
          <table:table-cell office:value-type="string">
            <text:p>Arquivos de Vídeo:</text:p>
          </table:table-cell>
          <table:table-cell office:value-type="string">
            <text:p>Pliki wideo:</text:p>
          </table:table-cell>
          <table:table-cell office:value-type="string">
            <text:p>Files Video:</text:p>
          </table:table-cell>
          <table:table-cell office:value-type="string">
            <text:p>Fişiere video:</text:p>
          </table:table-cell>
          <table:table-cell office:value-type="string">
            <text:p>Videotiedostot:</text:p>
          </table:table-cell>
          <table:table-cell office:value-type="string">
            <text:p>Videofiler:</text:p>
          </table:table-cell>
          <table:table-cell office:value-type="string">
            <text:p>视频文件:</text:p>
          </table:table-cell>
          <table:table-cell table:style-name="ce198" office:value-type="string">
            <text:p>Video Dosyaları:</text:p>
          </table:table-cell>
          <table:table-cell office:value-type="string">
            <text:p>Αρχεία Video:</text:p>
          </table:table-cell>
          <table:table-cell table:number-columns-repeated="1008"/>
        </table:table-row>
        <table:table-row table:style-name="ro10">
          <table:table-cell office:value-type="string">
            <text:p>mnuAddShortcut</text:p>
          </table:table-cell>
          <table:table-cell table:style-name="ce188"/>
          <table:table-cell table:style-name="ce141" office:value-type="string">
            <text:p>Add shortcut</text:p>
          </table:table-cell>
          <table:table-cell table:style-name="ce146" office:value-type="string">
            <text:p>Ajouter un raccourci</text:p>
          </table:table-cell>
          <table:table-cell table:style-name="ce114" office:value-type="string">
            <text:p>Voeg snelkoppeling toe</text:p>
          </table:table-cell>
          <table:table-cell table:style-name="ce64" office:value-type="string">
            <text:p>Favoriten hinzufügen</text:p>
          </table:table-cell>
          <table:table-cell table:style-name="ce71" office:value-type="string">
            <text:p>Añadir atajo</text:p>
          </table:table-cell>
          <table:table-cell table:style-name="ce81" office:value-type="string">
            <text:p>Adicionar atalho</text:p>
          </table:table-cell>
          <table:table-cell table:style-name="ce165"/>
          <table:table-cell office:value-type="string">
            <text:p>Aggiungi preferito</text:p>
          </table:table-cell>
          <table:table-cell table:style-name="ce99" office:value-type="string">
            <text:p>Adaugă shortcut</text:p>
          </table:table-cell>
          <table:table-cell table:style-name="ce108" office:value-type="string">
            <text:p>Lisää oikopolku</text:p>
          </table:table-cell>
          <table:table-cell table:style-name="ce194" office:value-type="string">
            <text:p>Legg til snarvei</text:p>
          </table:table-cell>
          <table:table-cell table:style-name="ce118" office:value-type="string">
            <text:p>新增快捷项</text:p>
          </table:table-cell>
          <table:table-cell office:value-type="string">
            <text:p>Kısayol ekle</text:p>
          </table:table-cell>
          <table:table-cell table:style-name="ce201" office:value-type="string">
            <text:p>Προσθήκη συντόμευσης</text:p>
          </table:table-cell>
          <table:table-cell table:style-name="ce1" table:number-columns-repeated="1008"/>
        </table:table-row>
        <table:table-row table:style-name="ro18">
          <table:table-cell office:value-type="string">
            <text:p>mnuAddToShortcuts</text:p>
          </table:table-cell>
          <table:table-cell table:style-name="ce188"/>
          <table:table-cell table:style-name="ce141" office:value-type="string">
            <text:p>Add to shortcuts</text:p>
          </table:table-cell>
          <table:table-cell table:style-name="ce146" office:value-type="string">
            <text:p>Ajouter aux raccourcis</text:p>
          </table:table-cell>
          <table:table-cell table:style-name="ce114" office:value-type="string">
            <text:p>Toevoeging aan snelkoppeingen</text:p>
          </table:table-cell>
          <table:table-cell table:style-name="ce64" office:value-type="string">
            <text:p>zu Favoriten hinzufügen</text:p>
          </table:table-cell>
          <table:table-cell table:style-name="ce71" office:value-type="string">
            <text:p>Añadir a atajos</text:p>
          </table:table-cell>
          <table:table-cell table:style-name="ce81" office:value-type="string">
            <text:p>Adicionar aos atalhos</text:p>
          </table:table-cell>
          <table:table-cell table:style-name="ce165"/>
          <table:table-cell office:value-type="string">
            <text:p>Aggiungi ai preferiti</text:p>
          </table:table-cell>
          <table:table-cell table:style-name="ce99" office:value-type="string">
            <text:p>Adaugă la shortcut-uri</text:p>
          </table:table-cell>
          <table:table-cell table:style-name="ce108" office:value-type="string">
            <text:p>Lisää oikopolkuihin</text:p>
          </table:table-cell>
          <table:table-cell table:style-name="ce194" office:value-type="string">
            <text:p>Legg til snarveier</text:p>
          </table:table-cell>
          <table:table-cell table:style-name="ce118" office:value-type="string">
            <text:p>添加至快捷项</text:p>
          </table:table-cell>
          <table:table-cell office:value-type="string">
            <text:p>Kısayollara ekle</text:p>
          </table:table-cell>
          <table:table-cell table:style-name="ce201" office:value-type="string">
            <text:p>Προσθήκη στις συντομεύσεις</text:p>
          </table:table-cell>
          <table:table-cell table:style-name="ce1" table:number-columns-repeated="1008"/>
        </table:table-row>
        <table:table-row table:style-name="ro10">
          <table:table-cell office:value-type="string">
            <text:p>mnuDeleteShortcut</text:p>
          </table:table-cell>
          <table:table-cell table:style-name="ce188"/>
          <table:table-cell table:style-name="ce141" office:value-type="string">
            <text:p>Delete shortcut</text:p>
          </table:table-cell>
          <table:table-cell table:style-name="ce146" office:value-type="string">
            <text:p>Effacer le raccourci</text:p>
          </table:table-cell>
          <table:table-cell table:style-name="ce114" office:value-type="string">
            <text:p>Verwijder snelkoppeling</text:p>
          </table:table-cell>
          <table:table-cell table:style-name="ce64" office:value-type="string">
            <text:p>Favoriten löschen</text:p>
          </table:table-cell>
          <table:table-cell table:style-name="ce71" office:value-type="string">
            <text:p>Borrar atajo</text:p>
          </table:table-cell>
          <table:table-cell table:style-name="ce81" office:value-type="string">
            <text:p>Apagar atalho</text:p>
          </table:table-cell>
          <table:table-cell table:style-name="ce165"/>
          <table:table-cell office:value-type="string">
            <text:p>Cancella preferito</text:p>
          </table:table-cell>
          <table:table-cell table:style-name="ce99" office:value-type="string">
            <text:p>Şterge shortcut</text:p>
          </table:table-cell>
          <table:table-cell table:style-name="ce108" office:value-type="string">
            <text:p>Poista oikopolku</text:p>
          </table:table-cell>
          <table:table-cell table:style-name="ce194" office:value-type="string">
            <text:p>Slett snarvei</text:p>
          </table:table-cell>
          <table:table-cell table:style-name="ce118" office:value-type="string">
            <text:p>删除快捷项</text:p>
          </table:table-cell>
          <table:table-cell office:value-type="string">
            <text:p>Kısayol sil</text:p>
          </table:table-cell>
          <table:table-cell table:style-name="ce201" office:value-type="string">
            <text:p>Διαγραφή συντόμευσης</text:p>
          </table:table-cell>
          <table:table-cell table:style-name="ce1" table:number-columns-repeated="1008"/>
        </table:table-row>
        <table:table-row table:style-name="ro10">
          <table:table-cell table:style-name="ce30" office:value-type="string">
            <text:p>tabExplorer</text:p>
          </table:table-cell>
          <table:table-cell/>
          <table:table-cell office:value-type="string">
            <text:p>Explorer</text:p>
          </table:table-cell>
          <table:table-cell office:value-type="string">
            <text:p>Explorateur</text:p>
          </table:table-cell>
          <table:table-cell office:value-type="string">
            <text:p>Verkenner</text:p>
          </table:table-cell>
          <table:table-cell office:value-type="string">
            <text:p>Explorer</text:p>
          </table:table-cell>
          <table:table-cell office:value-type="string">
            <text:p>Explorador</text:p>
          </table:table-cell>
          <table:table-cell office:value-type="string">
            <text:p>Gerenciador</text:p>
          </table:table-cell>
          <table:table-cell office:value-type="string">
            <text:p>Przeglądarka</text:p>
          </table:table-cell>
          <table:table-cell office:value-type="string">
            <text:p>Esplora</text:p>
          </table:table-cell>
          <table:table-cell office:value-type="string">
            <text:p>Explorator</text:p>
          </table:table-cell>
          <table:table-cell table:number-columns-repeated="2" office:value-type="string">
            <text:p>Explorer</text:p>
          </table:table-cell>
          <table:table-cell office:value-type="string">
            <text:p>浏览器</text:p>
          </table:table-cell>
          <table:table-cell table:style-name="ce198" office:value-type="string">
            <text:p>Gezgin</text:p>
          </table:table-cell>
          <table:table-cell office:value-type="string">
            <text:p>Εξερευνητής</text:p>
          </table:table-cell>
          <table:table-cell table:number-columns-repeated="1008"/>
        </table:table-row>
        <table:table-row table:style-name="ro10">
          <table:table-cell office:value-type="string">
            <text:p>tabShortcuts</text:p>
          </table:table-cell>
          <table:table-cell/>
          <table:table-cell table:style-name="ce189" office:value-type="string">
            <text:p>Shortcuts</text:p>
          </table:table-cell>
          <table:table-cell table:style-name="ce190" office:value-type="string">
            <text:p>Raccourcis</text:p>
          </table:table-cell>
          <table:table-cell table:style-name="ce102" office:value-type="string">
            <text:p>Favorieten</text:p>
          </table:table-cell>
          <table:table-cell table:style-name="ce191" office:value-type="string">
            <text:p>Favoriten</text:p>
          </table:table-cell>
          <table:table-cell office:value-type="string">
            <text:p>Atajos</text:p>
          </table:table-cell>
          <table:table-cell table:style-name="ce84" office:value-type="string">
            <text:p>Atalhos</text:p>
          </table:table-cell>
          <table:table-cell table:style-name="ce193" office:value-type="string">
            <text:p>Ulubione</text:p>
          </table:table-cell>
          <table:table-cell table:style-name="ce94" office:value-type="string">
            <text:p>Preferiti</text:p>
          </table:table-cell>
          <table:table-cell table:style-name="ce101" office:value-type="string">
            <text:p>Shortcut-uri</text:p>
          </table:table-cell>
          <table:table-cell table:style-name="ce108" office:value-type="string">
            <text:p>Suosikit</text:p>
          </table:table-cell>
          <table:table-cell table:style-name="ce194" office:value-type="string">
            <text:p>Snarvei</text:p>
          </table:table-cell>
          <table:table-cell table:style-name="ce196" office:value-type="string">
            <text:p>快捷项</text:p>
          </table:table-cell>
          <table:table-cell office:value-type="string">
            <text:p>Kısayollar</text:p>
          </table:table-cell>
          <table:table-cell table:style-name="ce202" office:value-type="string">
            <text:p>Συντομεύσεις</text:p>
          </table:table-cell>
          <table:table-cell table:style-name="ce1" table:number-columns-repeated="239"/>
          <table:table-cell table:number-columns-repeated="769"/>
        </table:table-row>
      </table:table>
      <table:table table:name="ScreenManagerLang" table:style-name="ta9" table:print="false">
        <office:forms form:automatic-focus="false" form:apply-design-mode="false"/>
        <table:table-column table:style-name="co33" table:default-cell-style-name="ce331"/>
        <table:table-column table:style-name="co101" table:default-cell-style-name="ce330"/>
        <table:table-column table:style-name="co102" table:default-cell-style-name="ce331"/>
        <table:table-column table:style-name="co103" table:default-cell-style-name="ce331"/>
        <table:table-column table:style-name="co96" table:default-cell-style-name="ce330"/>
        <table:table-column table:style-name="co104" table:default-cell-style-name="ce330"/>
        <table:table-column table:style-name="co103" table:default-cell-style-name="ce331"/>
        <table:table-column table:style-name="co102" table:default-cell-style-name="ce331"/>
        <table:table-column table:style-name="co105" table:default-cell-style-name="ce330"/>
        <table:table-column table:style-name="co102" table:default-cell-style-name="ce331"/>
        <table:table-column table:style-name="co106" table:default-cell-style-name="ce330"/>
        <table:table-column table:style-name="co102" table:default-cell-style-name="ce331"/>
        <table:table-column table:style-name="co107" table:default-cell-style-name="ce330"/>
        <table:table-column table:style-name="co95" table:default-cell-style-name="ce330"/>
        <table:table-column table:style-name="co108" table:default-cell-style-name="ce330"/>
        <table:table-column table:style-name="co99" table:default-cell-style-name="ce330"/>
        <table:table-column table:style-name="co32" table:number-columns-repeated="239" table:default-cell-style-name="ce330"/>
        <table:table-column table:style-name="co15" table:number-columns-repeated="769" table:default-cell-style-name="ce330"/>
        <table:table-row table:style-name="ro20">
          <table:table-cell table:style-name="ce314" office:value-type="string">
            <text:p>#LanguageName</text:p>
          </table:table-cell>
          <table:table-cell table:style-name="ce315"/>
          <table:table-cell table:style-name="ce335" office:value-type="string">
            <text:p>ENGLISH</text:p>
          </table:table-cell>
          <table:table-cell table:style-name="ce342" office:value-type="string">
            <text:p>FRANÇAIS</text:p>
          </table:table-cell>
          <table:table-cell table:style-name="ce346" office:value-type="string">
            <text:p>NEDERLANDS</text:p>
          </table:table-cell>
          <table:table-cell table:style-name="ce352" office:value-type="string">
            <text:p>DEUTSCH</text:p>
          </table:table-cell>
          <table:table-cell table:style-name="ce361" office:value-type="string">
            <text:p>ESPAÑOL</text:p>
          </table:table-cell>
          <table:table-cell table:style-name="ce370" office:value-type="string">
            <text:p>PORTUGUÊS</text:p>
          </table:table-cell>
          <table:table-cell table:style-name="ce377" office:value-type="string">
            <text:p>POLISH</text:p>
          </table:table-cell>
          <table:table-cell table:style-name="ce390" office:value-type="string">
            <text:p>ITALIANO</text:p>
          </table:table-cell>
          <table:table-cell table:style-name="ce397" office:value-type="string">
            <text:p>ROMÂNĂ</text:p>
          </table:table-cell>
          <table:table-cell table:style-name="ce335" office:value-type="string">
            <text:p>SUOMI</text:p>
          </table:table-cell>
          <table:table-cell table:style-name="ce409" office:value-type="string">
            <text:p>NORSK</text:p>
          </table:table-cell>
          <table:table-cell table:style-name="ce413" office:value-type="string">
            <text:p>简体中文</text:p>
          </table:table-cell>
          <table:table-cell table:style-name="ce416" office:value-type="string">
            <text:p>TÜRKÇE</text:p>
          </table:table-cell>
          <table:table-cell table:style-name="ce418" office:value-type="string">
            <text:p>ΕΛΛΗΝΙΚΑ</text:p>
          </table:table-cell>
          <table:table-cell table:number-columns-repeated="1008"/>
        </table:table-row>
        <table:table-row table:style-name="ro9">
          <table:table-cell table:style-name="ce315" office:value-type="string">
            <text:p>#LanguageCode</text:p>
          </table:table-cell>
          <table:table-cell table:style-name="ce315" office:value-type="string">
            <text:p>-</text:p>
          </table:table-cell>
          <table:table-cell table:style-name="ce336"/>
          <table:table-cell table:style-name="ce343" office:value-type="string">
            <text:p>fr</text:p>
          </table:table-cell>
          <table:table-cell table:style-name="ce347" office:value-type="string">
            <text:p>nl</text:p>
          </table:table-cell>
          <table:table-cell table:style-name="ce353" office:value-type="string">
            <text:p>de</text:p>
          </table:table-cell>
          <table:table-cell table:style-name="ce362" office:value-type="string">
            <text:p>es</text:p>
          </table:table-cell>
          <table:table-cell table:style-name="ce371" office:value-type="string">
            <text:p>pt</text:p>
          </table:table-cell>
          <table:table-cell table:style-name="ce378" office:value-type="string">
            <text:p>pl</text:p>
          </table:table-cell>
          <table:table-cell table:style-name="ce96" office:value-type="string">
            <text:p>it</text:p>
          </table:table-cell>
          <table:table-cell table:style-name="ce398" office:value-type="string">
            <text:p>ro</text:p>
          </table:table-cell>
          <table:table-cell table:style-name="ce404" office:value-type="string">
            <text:p>fi</text:p>
          </table:table-cell>
          <table:table-cell table:style-name="ce113" office:value-type="string">
            <text:p>no</text:p>
          </table:table-cell>
          <table:table-cell table:style-name="ce176" office:value-type="string">
            <text:p>zh-CHS</text:p>
          </table:table-cell>
          <table:table-cell table:style-name="ce417" office:value-type="string">
            <text:p>tr</text:p>
          </table:table-cell>
          <table:table-cell table:style-name="ce419" office:value-type="string">
            <text:p>el</text:p>
          </table:table-cell>
          <table:table-cell table:number-columns-repeated="1008"/>
        </table:table-row>
        <table:table-row table:style-name="ro10">
          <table:table-cell table:style-name="ce322" office:value-type="string">
            <text:p>btnHideThumbView</text:p>
          </table:table-cell>
          <table:table-cell table:style-name="ce324"/>
          <table:table-cell table:style-name="ce337" office:value-type="string">
            <text:p>Hide Thumbnails</text:p>
          </table:table-cell>
          <table:table-cell table:style-name="ce241" office:value-type="string">
            <text:p>Cacher les Miniatures</text:p>
          </table:table-cell>
          <table:table-cell table:style-name="ce348" office:value-type="string">
            <text:p>Verberg Thumbnails</text:p>
          </table:table-cell>
          <table:table-cell table:style-name="ce354" office:value-type="string">
            <text:p>Miniaturansicht verstecken</text:p>
          </table:table-cell>
          <table:table-cell table:style-name="ce265" office:value-type="string">
            <text:p>Ocultar miniaturas</text:p>
          </table:table-cell>
          <table:table-cell table:style-name="ce80" office:value-type="string">
            <text:p>Esconder Miniaturas</text:p>
          </table:table-cell>
          <table:table-cell table:style-name="ce379"/>
          <table:table-cell table:style-name="ce391" office:value-type="string">
            <text:p>Nascondi le miniature</text:p>
          </table:table-cell>
          <table:table-cell table:style-name="ce399" office:value-type="string">
            <text:p>Ascunde miniaturile</text:p>
          </table:table-cell>
          <table:table-cell table:style-name="ce405" office:value-type="string">
            <text:p>Piilota esikatselukuvat</text:p>
          </table:table-cell>
          <table:table-cell table:style-name="ce284" office:value-type="string">
            <text:p>Skjul ikoner</text:p>
          </table:table-cell>
          <table:table-cell table:style-name="ce118" office:value-type="string">
            <text:p>隐藏缩略图</text:p>
          </table:table-cell>
          <table:table-cell table:style-name="ce81" office:value-type="string">
            <text:p>Önizleme imajlarını gizle</text:p>
          </table:table-cell>
          <table:table-cell table:style-name="ce298" office:value-type="string">
            <text:p>Απόκρυψη Μικρογραφιών</text:p>
          </table:table-cell>
          <table:table-cell table:style-name="ce426" table:number-columns-repeated="1008"/>
        </table:table-row>
        <table:table-row table:style-name="ro10">
          <table:table-cell table:style-name="ce322" office:value-type="string">
            <text:p>btnShowThumbView</text:p>
          </table:table-cell>
          <table:table-cell table:style-name="ce324"/>
          <table:table-cell table:style-name="ce337" office:value-type="string">
            <text:p>Show Thumbnails</text:p>
          </table:table-cell>
          <table:table-cell table:style-name="ce241" office:value-type="string">
            <text:p>Montrer les Miniatures</text:p>
          </table:table-cell>
          <table:table-cell table:style-name="ce348" office:value-type="string">
            <text:p>Toon Thumbnails</text:p>
          </table:table-cell>
          <table:table-cell table:style-name="ce354" office:value-type="string">
            <text:p>Miniaturansicht zeigen</text:p>
          </table:table-cell>
          <table:table-cell table:style-name="ce265" office:value-type="string">
            <text:p>Mostrar miniaturas</text:p>
          </table:table-cell>
          <table:table-cell table:style-name="ce80" office:value-type="string">
            <text:p>Mostrar Miniaturas</text:p>
          </table:table-cell>
          <table:table-cell table:style-name="ce379"/>
          <table:table-cell table:style-name="ce391" office:value-type="string">
            <text:p>Mostra le miniature</text:p>
          </table:table-cell>
          <table:table-cell table:style-name="ce399" office:value-type="string">
            <text:p>Arată miniaturile</text:p>
          </table:table-cell>
          <table:table-cell table:style-name="ce405" office:value-type="string">
            <text:p>Näytä esikatselukuvat</text:p>
          </table:table-cell>
          <table:table-cell table:style-name="ce284" office:value-type="string">
            <text:p>Vis ikoner</text:p>
          </table:table-cell>
          <table:table-cell table:style-name="ce118" office:value-type="string">
            <text:p>显示缩略图</text:p>
          </table:table-cell>
          <table:table-cell table:style-name="ce81" office:value-type="string">
            <text:p>Önizleme imajlarını göster</text:p>
          </table:table-cell>
          <table:table-cell table:style-name="ce298" office:value-type="string">
            <text:p>Εμφάνιση Μικρογραφιών</text:p>
          </table:table-cell>
          <table:table-cell table:style-name="ce426" table:number-columns-repeated="1008"/>
        </table:table-row>
        <table:table-row table:style-name="ro10">
          <table:table-cell table:style-name="ce30" office:value-type="string">
            <text:p>btnSwap_ToolTip</text:p>
          </table:table-cell>
          <table:table-cell table:style-name="ce315"/>
          <table:table-cell table:style-name="ce141" office:value-type="string">
            <text:p>Invert Video Positions</text:p>
          </table:table-cell>
          <table:table-cell table:style-name="ce145" office:value-type="string">
            <text:p>Inverser les Emplacements des Vidéos</text:p>
          </table:table-cell>
          <table:table-cell table:style-name="ce32" office:value-type="string">
            <text:p>Draai Video posities om</text:p>
          </table:table-cell>
          <table:table-cell table:style-name="ce353" office:value-type="string">
            <text:p>Invertiere Video Position</text:p>
          </table:table-cell>
          <table:table-cell table:style-name="ce70" office:value-type="string">
            <text:p>Invertir posición de los videos</text:p>
          </table:table-cell>
          <table:table-cell table:style-name="ce80" office:value-type="string">
            <text:p>Inverter Posição dos Vídeos</text:p>
          </table:table-cell>
          <table:table-cell table:style-name="ce87" office:value-type="string">
            <text:p>Odwróć pozycję wideo</text:p>
          </table:table-cell>
          <table:table-cell table:style-name="ce95" office:value-type="string">
            <text:p>Inverti le posizioni dei Video</text:p>
          </table:table-cell>
          <table:table-cell table:style-name="ce98" office:value-type="string">
            <text:p>Inversează poziţia fişierelor video</text:p>
          </table:table-cell>
          <table:table-cell table:style-name="ce279" office:value-type="string">
            <text:p>Vaihda videoiden järjestys</text:p>
          </table:table-cell>
          <table:table-cell table:style-name="ce113" office:value-type="string">
            <text:p>Inverter video <text:span text:style-name="T3">posisjoner</text:span></text:p>
          </table:table-cell>
          <table:table-cell table:style-name="ce118" office:value-type="string">
            <text:p>反转视频位置</text:p>
          </table:table-cell>
          <table:table-cell table:style-name="ce81" office:value-type="string">
            <text:p>Video Konumlarını Ters Çevir</text:p>
          </table:table-cell>
          <table:table-cell table:style-name="ce419" office:value-type="string">
            <text:p>Αναστροφή Θέσεων Video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btnSync_ToolTip</text:p>
          </table:table-cell>
          <table:table-cell table:style-name="ce315"/>
          <table:table-cell table:style-name="ce140" office:value-type="string">
            <text:p>Synchronize Videos on the Current Frames</text:p>
          </table:table-cell>
          <table:table-cell table:style-name="ce145" office:value-type="string">
            <text:p>Synchroniser les Vidéos sur les Images en Cours</text:p>
          </table:table-cell>
          <table:table-cell table:style-name="ce32" office:value-type="string">
            <text:p>Synchroniseer de videos op de huidige frames</text:p>
          </table:table-cell>
          <table:table-cell table:style-name="ce256" office:value-type="string">
            <text:p>Synchronisiere Videos auf die aktuellen Frames</text:p>
          </table:table-cell>
          <table:table-cell table:style-name="ce70" office:value-type="string">
            <text:p>Sincronizar Videos en el cuadro actual.</text:p>
          </table:table-cell>
          <table:table-cell table:style-name="ce81" office:value-type="string">
            <text:p>Sincronizar Vídeos no Quadro atual.</text:p>
          </table:table-cell>
          <table:table-cell table:style-name="ce90" office:value-type="string">
            <text:p>Synchronizuj wideo na bieżącej klatce</text:p>
          </table:table-cell>
          <table:table-cell table:style-name="ce95" office:value-type="string">
            <text:p>Sincronizza i Video sul Fotogramma attuale</text:p>
          </table:table-cell>
          <table:table-cell table:style-name="ce98" office:value-type="string">
            <text:p>Sincronizează fişierele video în cadrele curente </text:p>
          </table:table-cell>
          <table:table-cell table:style-name="ce279" office:value-type="string">
            <text:p>Synkronoi videot valituista kuvista</text:p>
          </table:table-cell>
          <table:table-cell table:style-name="ce113" office:value-type="string">
            <text:p>Synkroniser videoer etter <text:span text:style-name="T3">aktivt</text:span> bilde</text:p>
          </table:table-cell>
          <table:table-cell table:style-name="ce118" office:value-type="string">
            <text:p>在当前帧位置同步视频</text:p>
          </table:table-cell>
          <table:table-cell table:style-name="ce81" office:value-type="string">
            <text:p>Geçerli Karelerdeki Videoları Senkronize Et</text:p>
          </table:table-cell>
          <table:table-cell table:style-name="ce419" office:value-type="string">
            <text:p>Συγχρονισμός Video στα Παρόντα Πλαίσια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buttonGotoFirst_ToolTip</text:p>
          </table:table-cell>
          <table:table-cell table:style-name="ce315"/>
          <table:table-cell table:style-name="ce140" office:value-type="string">
            <text:p>Go Back to Beginning for Both Videos</text:p>
          </table:table-cell>
          <table:table-cell table:style-name="ce145" office:value-type="string">
            <text:p>Retourner au Début pour les Deux Vidéos</text:p>
          </table:table-cell>
          <table:table-cell table:style-name="ce32" office:value-type="string">
            <text:p>Ga terug naar het begin van beide videos</text:p>
          </table:table-cell>
          <table:table-cell table:style-name="ce353" office:value-type="string">
            <text:p>Gehe zurück zum Anfang beider Videos</text:p>
          </table:table-cell>
          <table:table-cell table:style-name="ce70" office:value-type="string">
            <text:p>Retornar al inicio de ambos videos.</text:p>
          </table:table-cell>
          <table:table-cell table:style-name="ce80" office:value-type="string">
            <text:p>Voltar ao Início de Ambos os Vídeos.</text:p>
          </table:table-cell>
          <table:table-cell table:style-name="ce87" office:value-type="string">
            <text:p>Idź do Początku obu plików wideo</text:p>
          </table:table-cell>
          <table:table-cell table:style-name="ce95" office:value-type="string">
            <text:p>Torna all'inizio di entrambi i Video</text:p>
          </table:table-cell>
          <table:table-cell table:style-name="ce98" office:value-type="string">
            <text:p>Mergi înapoi la început pentru ambele fişiere video</text:p>
          </table:table-cell>
          <table:table-cell table:style-name="ce279" office:value-type="string">
            <text:p>Palaa kummankin videon alkuun</text:p>
          </table:table-cell>
          <table:table-cell table:style-name="ce113" office:value-type="string">
            <text:p>Tilbake til start for begge videoer</text:p>
          </table:table-cell>
          <table:table-cell table:style-name="ce118" office:value-type="string">
            <text:p>跳到两个视频的开始位置</text:p>
          </table:table-cell>
          <table:table-cell table:style-name="ce293" office:value-type="string">
            <text:p>Her İki Video için Başlangıca Geri Dön</text:p>
          </table:table-cell>
          <table:table-cell table:style-name="ce419" office:value-type="string">
            <text:p>Και τα δυο Video πίσω στην αρχή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buttonGotoLast_ToolTip</text:p>
          </table:table-cell>
          <table:table-cell table:style-name="ce315"/>
          <table:table-cell table:style-name="ce140" office:value-type="string">
            <text:p>Jump to End for Both Videos</text:p>
          </table:table-cell>
          <table:table-cell table:style-name="ce145" office:value-type="string">
            <text:p>Aller à la Fin pour les Deux Vidéos</text:p>
          </table:table-cell>
          <table:table-cell table:style-name="ce32" office:value-type="string">
            <text:p>Spring naar het eind van beide videos</text:p>
          </table:table-cell>
          <table:table-cell table:style-name="ce353" office:value-type="string">
            <text:p>Springe zum Ende beider Videos</text:p>
          </table:table-cell>
          <table:table-cell table:style-name="ce70" office:value-type="string">
            <text:p>Saltar al final de ambos videos.</text:p>
          </table:table-cell>
          <table:table-cell table:style-name="ce80" office:value-type="string">
            <text:p>Pular para o Fim de Ambos os Vídeos.</text:p>
          </table:table-cell>
          <table:table-cell table:style-name="ce87" office:value-type="string">
            <text:p>Skocz na Koniec obu plików wideo</text:p>
          </table:table-cell>
          <table:table-cell table:style-name="ce95" office:value-type="string">
            <text:p>Salta alla fine di entrambi i Video</text:p>
          </table:table-cell>
          <table:table-cell table:style-name="ce98" office:value-type="string">
            <text:p>Mergi la sfârşitul ambelor fişiere video</text:p>
          </table:table-cell>
          <table:table-cell table:style-name="ce279" office:value-type="string">
            <text:p>Mene kummankin videon loppuun</text:p>
          </table:table-cell>
          <table:table-cell table:style-name="ce113" office:value-type="string">
            <text:p>Gå til slutten av begge videoer</text:p>
          </table:table-cell>
          <table:table-cell table:style-name="ce118" office:value-type="string">
            <text:p>跳到两个视频的结束位置</text:p>
          </table:table-cell>
          <table:table-cell table:style-name="ce293" office:value-type="string">
            <text:p>Her İki Video için Sona Atla</text:p>
          </table:table-cell>
          <table:table-cell table:style-name="ce419" office:value-type="string">
            <text:p>Και τα δυο Video μπροστά στο τέλος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buttonGotoNext_ToolTip</text:p>
          </table:table-cell>
          <table:table-cell table:style-name="ce315"/>
          <table:table-cell table:style-name="ce140" office:value-type="string">
            <text:p>Go to Next Frame for Both Videos</text:p>
          </table:table-cell>
          <table:table-cell table:style-name="ce145" office:value-type="string">
            <text:p>Aller à l'Image Suivante pour les Deux Vidéos</text:p>
          </table:table-cell>
          <table:table-cell table:style-name="ce32" office:value-type="string">
            <text:p>Ga naar het volgende frame van beide videos</text:p>
          </table:table-cell>
          <table:table-cell table:style-name="ce353" office:value-type="string">
            <text:p>Gehe zum nächsten Frame beider Videos</text:p>
          </table:table-cell>
          <table:table-cell table:style-name="ce70" office:value-type="string">
            <text:p>Ir al siguiente cuadro de ambos videos.</text:p>
          </table:table-cell>
          <table:table-cell table:style-name="ce80" office:value-type="string">
            <text:p>Ir para o Próximo Quadro de Ambos os Vídeos.</text:p>
          </table:table-cell>
          <table:table-cell table:style-name="ce87" office:value-type="string">
            <text:p>Idź do Następnej Klatki obu plików wideo</text:p>
          </table:table-cell>
          <table:table-cell table:style-name="ce95" office:value-type="string">
            <text:p>Vai al fotogramma seguente per entrambi i Video</text:p>
          </table:table-cell>
          <table:table-cell table:style-name="ce98" office:value-type="string">
            <text:p>Mergi la următorul cadru pentru ambele fişiere video </text:p>
          </table:table-cell>
          <table:table-cell table:style-name="ce279" office:value-type="string">
            <text:p>Mene kummankin videon seuraavaan kuvaan</text:p>
          </table:table-cell>
          <table:table-cell table:style-name="ce113" office:value-type="string">
            <text:p>Gå til neste bilde for begge videoer</text:p>
          </table:table-cell>
          <table:table-cell table:style-name="ce118" office:value-type="string">
            <text:p>跳到两个视频的下一帧</text:p>
          </table:table-cell>
          <table:table-cell table:style-name="ce293" office:value-type="string">
            <text:p>Her İki Video için Bir Sonraki Kareye Git</text:p>
          </table:table-cell>
          <table:table-cell table:style-name="ce419" office:value-type="string">
            <text:p>Και τα δυο Video ένα πλαίσιο μπροστά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buttonGotoPrevious_ToolTip</text:p>
          </table:table-cell>
          <table:table-cell table:style-name="ce315"/>
          <table:table-cell table:style-name="ce140" office:value-type="string">
            <text:p>Go to Previous Frame for Both Videos</text:p>
          </table:table-cell>
          <table:table-cell table:style-name="ce145" office:value-type="string">
            <text:p>Aller à l'Image Précédente pour les Deux Vidéos</text:p>
          </table:table-cell>
          <table:table-cell table:style-name="ce32" office:value-type="string">
            <text:p>Ga naar het vorige frame van beide videos</text:p>
          </table:table-cell>
          <table:table-cell table:style-name="ce353" office:value-type="string">
            <text:p>Gehe zum vorherigen Frame beider Videos</text:p>
          </table:table-cell>
          <table:table-cell table:style-name="ce70" office:value-type="string">
            <text:p>Ir al cuadro anterior de ambos videos.</text:p>
          </table:table-cell>
          <table:table-cell table:style-name="ce80" office:value-type="string">
            <text:p>Voltar ao Quadro Anterior de Ambos os Vídeos.</text:p>
          </table:table-cell>
          <table:table-cell table:style-name="ce87" office:value-type="string">
            <text:p>Idź do Poprzedniej Klatki obu plików wideo</text:p>
          </table:table-cell>
          <table:table-cell table:style-name="ce95" office:value-type="string">
            <text:p>Vai al fotogramma precedente per entrambi i Video</text:p>
          </table:table-cell>
          <table:table-cell table:style-name="ce98" office:value-type="string">
            <text:p>Mergi la cadrul anterior pentru ambele fişiere video </text:p>
          </table:table-cell>
          <table:table-cell table:style-name="ce279" office:value-type="string">
            <text:p>Palaa kummankin videon edelliseen kuvaan</text:p>
          </table:table-cell>
          <table:table-cell table:style-name="ce113" office:value-type="string">
            <text:p>Gå til forrige bilde for begge videoer</text:p>
          </table:table-cell>
          <table:table-cell table:style-name="ce118" office:value-type="string">
            <text:p>跳到两个视频的上一帧</text:p>
          </table:table-cell>
          <table:table-cell table:style-name="ce293" office:value-type="string">
            <text:p>Her İki Video için Bir Önceki Kareye Git</text:p>
          </table:table-cell>
          <table:table-cell table:style-name="ce419" office:value-type="string">
            <text:p>Και τα δυο Video ένα πλαίσιο πίσω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buttonPlay_ToolTip</text:p>
          </table:table-cell>
          <table:table-cell table:style-name="ce315"/>
          <table:table-cell table:style-name="ce140" office:value-type="string">
            <text:p>Play | Pause Both Videos</text:p>
          </table:table-cell>
          <table:table-cell table:style-name="ce145" office:value-type="string">
            <text:p>Lire | Pauser les Deux Vidéos</text:p>
          </table:table-cell>
          <table:table-cell table:style-name="ce32" office:value-type="string">
            <text:p>Speel <text:s/>| Pauzeer beide videos</text:p>
          </table:table-cell>
          <table:table-cell table:style-name="ce353" office:value-type="string">
            <text:p>Play I Pause beide Videos</text:p>
          </table:table-cell>
          <table:table-cell table:style-name="ce70" office:value-type="string">
            <text:p>Reproducir | Pausar ambos videos</text:p>
          </table:table-cell>
          <table:table-cell table:style-name="ce80" office:value-type="string">
            <text:p>Reproduzir | Pausar Ambos os Videos</text:p>
          </table:table-cell>
          <table:table-cell table:style-name="ce87" office:value-type="string">
            <text:p>Odtwórz | Zatrzymaj wideo</text:p>
          </table:table-cell>
          <table:table-cell table:style-name="ce95" office:value-type="string">
            <text:p>Riproduci | metti in Pausa entrambi i Video</text:p>
          </table:table-cell>
          <table:table-cell table:style-name="ce98" office:value-type="string">
            <text:p>Rulează | Pune pauză pentru ambele fişiere video</text:p>
          </table:table-cell>
          <table:table-cell table:style-name="ce279" office:value-type="string">
            <text:p>Käynnistä | Pysäytä kummatkin videot</text:p>
          </table:table-cell>
          <table:table-cell table:style-name="ce113" office:value-type="string">
            <text:p>Spill av | Pause for begge videoer</text:p>
          </table:table-cell>
          <table:table-cell table:style-name="ce118" office:value-type="string">
            <text:p>播放 | 暂停 两个视频</text:p>
          </table:table-cell>
          <table:table-cell table:style-name="ce293" office:value-type="string">
            <text:p>Her İki Videoyu Oynat | Duraklat</text:p>
          </table:table-cell>
          <table:table-cell table:style-name="ce419" office:value-type="string">
            <text:p>Αναπαραγωγή | Παύση και τα δυο Video</text:p>
          </table:table-cell>
          <table:table-cell table:number-columns-repeated="1008"/>
        </table:table-row>
        <table:table-row table:style-name="ro10">
          <table:table-cell table:style-name="ce31" office:value-type="string">
            <text:p>CommandAddCaptureScreen_FriendlyName</text:p>
          </table:table-cell>
          <table:table-cell table:style-name="ce324"/>
          <table:table-cell table:style-name="ce141" office:value-type="string">
            <text:p>Add Screen for Capture</text:p>
          </table:table-cell>
          <table:table-cell table:style-name="ce146" office:value-type="string">
            <text:p>Ajouter un Écran de Capture</text:p>
          </table:table-cell>
          <table:table-cell table:style-name="ce114" office:value-type="string">
            <text:p>Voeg een Opnamescherm toe</text:p>
          </table:table-cell>
          <table:table-cell table:style-name="ce114" office:value-type="string">
            <text:p>Aufnahmebildschirm einfügen</text:p>
          </table:table-cell>
          <table:table-cell table:style-name="ce71" office:value-type="string">
            <text:p>Añadir Pantalla de Captura</text:p>
          </table:table-cell>
          <table:table-cell table:style-name="ce81" office:value-type="string">
            <text:p>Adicionar Tela para Captura</text:p>
          </table:table-cell>
          <table:table-cell table:style-name="ce165"/>
          <table:table-cell table:style-name="ce95" office:value-type="string">
            <text:p>Aggiungi uno schermo di Cattura Video</text:p>
          </table:table-cell>
          <table:table-cell table:style-name="ce99" office:value-type="string">
            <text:p>Adauga ecran de captura</text:p>
          </table:table-cell>
          <table:table-cell table:style-name="ce279" office:value-type="string">
            <text:p>Lisää näyttö kuvaukseen</text:p>
          </table:table-cell>
          <table:table-cell table:style-name="ce284" office:value-type="string">
            <text:p>Legg til vindu for opptak</text:p>
          </table:table-cell>
          <table:table-cell table:style-name="ce118" office:value-type="string">
            <text:p>新增捕捉屏幕</text:p>
          </table:table-cell>
          <table:table-cell table:style-name="ce81" office:value-type="string">
            <text:p>Görüntü Yakalama için Ekran Ekle</text:p>
          </table:table-cell>
          <table:table-cell table:style-name="ce298" office:value-type="string">
            <text:p>Προσθήκη οθόνης για αποτύπωση</text:p>
          </table:table-cell>
          <table:table-cell table:style-name="ce426" table:number-columns-repeated="1008"/>
        </table:table-row>
        <table:table-row table:style-name="ro10">
          <table:table-cell table:style-name="ce322" office:value-type="string">
            <text:p>CommandAddChrono_FriendlyName</text:p>
          </table:table-cell>
          <table:table-cell table:style-name="ce324"/>
          <table:table-cell table:style-name="ce141" office:value-type="string">
            <text:p>Add Stopwatch</text:p>
          </table:table-cell>
          <table:table-cell table:style-name="ce146" office:value-type="string">
            <text:p>Ajouter un Chronomètre</text:p>
          </table:table-cell>
          <table:table-cell table:style-name="ce32" office:value-type="string">
            <text:p>Start Stopwatch</text:p>
          </table:table-cell>
          <table:table-cell table:style-name="ce256" office:value-type="string">
            <text:p>Stoppuhr einfügen</text:p>
          </table:table-cell>
          <table:table-cell table:style-name="ce71" office:value-type="string">
            <text:p>Añadir un Cronómetro</text:p>
          </table:table-cell>
          <table:table-cell table:style-name="ce81" office:value-type="string">
            <text:p>Adicionar Cronômetro</text:p>
          </table:table-cell>
          <table:table-cell table:style-name="ce165"/>
          <table:table-cell table:style-name="ce96" office:value-type="string">
            <text:p>Aggiungi Cronometro</text:p>
          </table:table-cell>
          <table:table-cell table:style-name="ce99" office:value-type="string">
            <text:p>Adaugă cronometru</text:p>
          </table:table-cell>
          <table:table-cell table:style-name="ce279" office:value-type="string">
            <text:p>Lisää ajanotto</text:p>
          </table:table-cell>
          <table:table-cell table:style-name="ce284" office:value-type="string">
            <text:p>Legg til stoppeklokke</text:p>
          </table:table-cell>
          <table:table-cell table:style-name="ce118" office:value-type="string">
            <text:p>新增秒表</text:p>
          </table:table-cell>
          <table:table-cell table:style-name="ce81" office:value-type="string">
            <text:p>Kronometre Ekle</text:p>
          </table:table-cell>
          <table:table-cell table:style-name="ce298" office:value-type="string">
            <text:p>Προσθήκη Χρονομέτρου</text:p>
          </table:table-cell>
          <table:table-cell table:style-name="ce426" table:number-columns-repeated="1008"/>
        </table:table-row>
        <table:table-row table:style-name="ro10">
          <table:table-cell table:style-name="ce31" office:value-type="string">
            <text:p>CommandAddDrawing_FriendlyName</text:p>
          </table:table-cell>
          <table:table-cell table:style-name="ce315"/>
          <table:table-cell table:style-name="ce141" office:value-type="string">
            <text:p>Add Drawing</text:p>
          </table:table-cell>
          <table:table-cell table:style-name="ce146" office:value-type="string">
            <text:p>Ajouter un Dessin</text:p>
          </table:table-cell>
          <table:table-cell table:style-name="ce32" office:value-type="string">
            <text:p>Voeg een tekening toe</text:p>
          </table:table-cell>
          <table:table-cell table:style-name="ce353" office:value-type="string">
            <text:p>Zeichnung einfügen</text:p>
          </table:table-cell>
          <table:table-cell table:style-name="ce71" office:value-type="string">
            <text:p>Añadir Diseño</text:p>
          </table:table-cell>
          <table:table-cell table:style-name="ce80" office:value-type="string">
            <text:p>Adicionar Desenho</text:p>
          </table:table-cell>
          <table:table-cell table:style-name="ce380" office:value-type="string">
            <text:p>Dodaj rysunek</text:p>
          </table:table-cell>
          <table:table-cell table:style-name="ce95" office:value-type="string">
            <text:p>Aggiungi disegno</text:p>
          </table:table-cell>
          <table:table-cell table:style-name="ce99" office:value-type="string">
            <text:p>Adaugă desen</text:p>
          </table:table-cell>
          <table:table-cell table:style-name="ce279" office:value-type="string">
            <text:p>Lisää piirros</text:p>
          </table:table-cell>
          <table:table-cell table:style-name="ce284" office:value-type="string">
            <text:p>Legg til tegning</text:p>
          </table:table-cell>
          <table:table-cell table:style-name="ce118" office:value-type="string">
            <text:p>新增绘制</text:p>
          </table:table-cell>
          <table:table-cell table:style-name="ce81" office:value-type="string">
            <text:p>Çizim Ekle</text:p>
          </table:table-cell>
          <table:table-cell table:style-name="ce298" office:value-type="string">
            <text:p>Προσθήκη Σχεδίου</text:p>
          </table:table-cell>
          <table:table-cell table:style-name="ce426" table:number-columns-repeated="237"/>
          <table:table-cell table:number-columns-repeated="771"/>
        </table:table-row>
        <table:table-row table:style-name="ro11">
          <table:table-cell table:style-name="ce30" office:value-type="string">
            <text:p>CommandAddPlayerScreen_FriendlyName</text:p>
          </table:table-cell>
          <table:table-cell table:style-name="ce315"/>
          <table:table-cell table:style-name="ce140" office:value-type="string">
            <text:p>Add Screen for Playback</text:p>
          </table:table-cell>
          <table:table-cell table:style-name="ce145" office:value-type="string">
            <text:p>Ajouter un Écran de Lecture</text:p>
          </table:table-cell>
          <table:table-cell table:style-name="ce32" office:value-type="string">
            <text:p>Voeg scherm toe voor afspelen/analyse </text:p>
          </table:table-cell>
          <table:table-cell table:style-name="ce353" office:value-type="string">
            <text:p>Zusätzlicher Bildschirm zum Abspielen/Analyse</text:p>
          </table:table-cell>
          <table:table-cell table:style-name="ce71" office:value-type="string">
            <text:p>Añadir Pantalla para Reproducir | Analizar</text:p>
          </table:table-cell>
          <table:table-cell table:style-name="ce80" office:value-type="string">
            <text:p>Adicionar Tela para Reproduzir/Analisar</text:p>
          </table:table-cell>
          <table:table-cell table:style-name="ce87" office:value-type="string">
            <text:p>Dodaj ekran do </text:p>
          </table:table-cell>
          <table:table-cell table:style-name="ce95" office:value-type="string">
            <text:p>Aggiungi uno schermo per Riproduzione/Analisi</text:p>
          </table:table-cell>
          <table:table-cell table:style-name="ce98" office:value-type="string">
            <text:p>Adaugă fereastră pentru Rulare / Analiză</text:p>
          </table:table-cell>
          <table:table-cell table:style-name="ce279" office:value-type="string">
            <text:p>Lisää näyttö Katseluun/Analyysiin</text:p>
          </table:table-cell>
          <table:table-cell table:style-name="ce113" office:value-type="string">
            <text:p>Legg til vindu for avspilling</text:p>
          </table:table-cell>
          <table:table-cell table:style-name="ce118" office:value-type="string">
            <text:p>新增播放画面</text:p>
          </table:table-cell>
          <table:table-cell table:style-name="ce293" office:value-type="string">
            <text:p>Oynatma için Ekran Ekle</text:p>
          </table:table-cell>
          <table:table-cell table:style-name="ce419" office:value-type="string">
            <text:p>Προσθήκη Οθόνης για αναπαραγωγή</text:p>
          </table:table-cell>
          <table:table-cell table:number-columns-repeated="1008"/>
        </table:table-row>
        <table:table-row table:style-name="ro10">
          <table:table-cell table:style-name="ce31" office:value-type="string">
            <text:p>CommandDeleteDrawing_FriendlyName</text:p>
          </table:table-cell>
          <table:table-cell table:style-name="ce315"/>
          <table:table-cell table:style-name="ce141" office:value-type="string">
            <text:p>Delete Drawing</text:p>
          </table:table-cell>
          <table:table-cell table:style-name="ce146" office:value-type="string">
            <text:p>Effacer le Dessin</text:p>
          </table:table-cell>
          <table:table-cell table:style-name="ce32" office:value-type="string">
            <text:p>Verwijder tekening</text:p>
          </table:table-cell>
          <table:table-cell table:style-name="ce355" office:value-type="string">
            <text:p>Lösche Zeichnung</text:p>
          </table:table-cell>
          <table:table-cell table:style-name="ce265" office:value-type="string">
            <text:p>Borrar Diseño</text:p>
          </table:table-cell>
          <table:table-cell table:style-name="ce80" office:value-type="string">
            <text:p>Apagar Desenho</text:p>
          </table:table-cell>
          <table:table-cell table:style-name="ce380" office:value-type="string">
            <text:p>Usuń rysunek</text:p>
          </table:table-cell>
          <table:table-cell table:style-name="ce95" office:value-type="string">
            <text:p>Cancella il disegno</text:p>
          </table:table-cell>
          <table:table-cell table:style-name="ce99" office:value-type="string">
            <text:p>Şterge desen</text:p>
          </table:table-cell>
          <table:table-cell table:style-name="ce279" office:value-type="string">
            <text:p>Poista piirros</text:p>
          </table:table-cell>
          <table:table-cell table:style-name="ce410" office:value-type="string">
            <text:p>Slett tegning</text:p>
          </table:table-cell>
          <table:table-cell table:style-name="ce118" office:value-type="string">
            <text:p>删除绘制</text:p>
          </table:table-cell>
          <table:table-cell table:style-name="ce81" office:value-type="string">
            <text:p>Çizim Sil</text:p>
          </table:table-cell>
          <table:table-cell table:style-name="ce298" office:value-type="string">
            <text:p>Διαγραφή Σχεδίου</text:p>
          </table:table-cell>
          <table:table-cell table:style-name="ce347" table:number-columns-repeated="237"/>
          <table:table-cell table:number-columns-repeated="771"/>
        </table:table-row>
        <table:table-row table:style-name="ro10">
          <table:table-cell table:style-name="ce31" office:value-type="string">
            <text:p>CommandDeleteKeyframe_FriendlyName</text:p>
          </table:table-cell>
          <table:table-cell table:style-name="ce315"/>
          <table:table-cell table:style-name="ce141" office:value-type="string">
            <text:p>Remove a Key Image</text:p>
          </table:table-cell>
          <table:table-cell table:style-name="ce146" office:value-type="string">
            <text:p>Supprimer une Image Clé</text:p>
          </table:table-cell>
          <table:table-cell table:style-name="ce114" office:value-type="string">
            <text:p>Verwijder een Kernbeeld</text:p>
          </table:table-cell>
          <table:table-cell table:style-name="ce355" office:value-type="string">
            <text:p>Entferne ein Key Image</text:p>
          </table:table-cell>
          <table:table-cell table:style-name="ce265" office:value-type="string">
            <text:p>Remover Imagen Clave</text:p>
          </table:table-cell>
          <table:table-cell table:style-name="ce80" office:value-type="string">
            <text:p>Remove um Quadro de Imagem</text:p>
          </table:table-cell>
          <table:table-cell table:style-name="ce380" office:value-type="string">
            <text:p>Usuń obraz kluczowy</text:p>
          </table:table-cell>
          <table:table-cell table:style-name="ce95" office:value-type="string">
            <text:p>Rimuovi un'Immagine Chiave</text:p>
          </table:table-cell>
          <table:table-cell table:style-name="ce99" office:value-type="string">
            <text:p>Şterge cadru cheie</text:p>
          </table:table-cell>
          <table:table-cell table:style-name="ce279" office:value-type="string">
            <text:p>Poista Avainkuva</text:p>
          </table:table-cell>
          <table:table-cell table:style-name="ce410" office:value-type="string">
            <text:p>Slett nøkkelbilde</text:p>
          </table:table-cell>
          <table:table-cell table:style-name="ce118" office:value-type="string">
            <text:p>移除一个关键帧</text:p>
          </table:table-cell>
          <table:table-cell table:style-name="ce81" office:value-type="string">
            <text:p>Bir Anahtar İmajı Kaldır </text:p>
          </table:table-cell>
          <table:table-cell table:style-name="ce298" office:value-type="string">
            <text:p>Κατάργηση Εικόνας "Κλειδί"</text:p>
          </table:table-cell>
          <table:table-cell table:style-name="ce347" table:number-columns-repeated="237"/>
          <table:table-cell table:number-columns-repeated="771"/>
        </table:table-row>
        <table:table-row table:style-name="ro10">
          <table:table-cell table:style-name="ce30" office:value-type="string">
            <text:p>CommandLoadMovie_FriendlyName</text:p>
          </table:table-cell>
          <table:table-cell table:style-name="ce315"/>
          <table:table-cell table:style-name="ce140" office:value-type="string">
            <text:p>Load Video</text:p>
          </table:table-cell>
          <table:table-cell table:style-name="ce145" office:value-type="string">
            <text:p>Charger une Vidéo</text:p>
          </table:table-cell>
          <table:table-cell table:style-name="ce32" office:value-type="string">
            <text:p>Laad video</text:p>
          </table:table-cell>
          <table:table-cell table:style-name="ce353" office:value-type="string">
            <text:p>Lade Video</text:p>
          </table:table-cell>
          <table:table-cell table:style-name="ce265" office:value-type="string">
            <text:p>Cargar Video</text:p>
          </table:table-cell>
          <table:table-cell table:style-name="ce80" office:value-type="string">
            <text:p>Carregar Vídeo</text:p>
          </table:table-cell>
          <table:table-cell table:style-name="ce87" office:value-type="string">
            <text:p>Wczytaj wideo</text:p>
          </table:table-cell>
          <table:table-cell table:style-name="ce95" office:value-type="string">
            <text:p>Carica il Video</text:p>
          </table:table-cell>
          <table:table-cell table:style-name="ce98" office:value-type="string">
            <text:p>Încarcă fişier video</text:p>
          </table:table-cell>
          <table:table-cell table:style-name="ce279" office:value-type="string">
            <text:p>Lataa video</text:p>
          </table:table-cell>
          <table:table-cell table:style-name="ce113" office:value-type="string">
            <text:p>Last inn video</text:p>
          </table:table-cell>
          <table:table-cell table:style-name="ce195" office:value-type="string">
            <text:p>载入视频</text:p>
          </table:table-cell>
          <table:table-cell table:style-name="ce293" office:value-type="string">
            <text:p>Video Yükle</text:p>
          </table:table-cell>
          <table:table-cell table:style-name="ce419" office:value-type="string">
            <text:p>Φόρτωση Video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CommandLoadMovieInScreen_FriendlyName</text:p>
          </table:table-cell>
          <table:table-cell table:style-name="ce315"/>
          <table:table-cell table:style-name="ce140" office:value-type="string">
            <text:p>Load Video</text:p>
          </table:table-cell>
          <table:table-cell table:style-name="ce145" office:value-type="string">
            <text:p>Charger une Vidéo</text:p>
          </table:table-cell>
          <table:table-cell table:style-name="ce32" office:value-type="string">
            <text:p>Laad video</text:p>
          </table:table-cell>
          <table:table-cell table:style-name="ce353" office:value-type="string">
            <text:p>Lade Video</text:p>
          </table:table-cell>
          <table:table-cell table:style-name="ce265" office:value-type="string">
            <text:p>Cargar Video</text:p>
          </table:table-cell>
          <table:table-cell table:style-name="ce80" office:value-type="string">
            <text:p>Carregar Vídeo</text:p>
          </table:table-cell>
          <table:table-cell table:style-name="ce87" office:value-type="string">
            <text:p>Wczytaj wideo</text:p>
          </table:table-cell>
          <table:table-cell table:style-name="ce95" office:value-type="string">
            <text:p>Carica il Video</text:p>
          </table:table-cell>
          <table:table-cell table:style-name="ce98" office:value-type="string">
            <text:p>Încarcă fişier video</text:p>
          </table:table-cell>
          <table:table-cell table:style-name="ce279" office:value-type="string">
            <text:p>Lataa video</text:p>
          </table:table-cell>
          <table:table-cell table:style-name="ce113" office:value-type="string">
            <text:p>Last inn video</text:p>
          </table:table-cell>
          <table:table-cell table:style-name="ce195" office:value-type="string">
            <text:p>载入视频</text:p>
          </table:table-cell>
          <table:table-cell table:style-name="ce293" office:value-type="string">
            <text:p>Video Yükle</text:p>
          </table:table-cell>
          <table:table-cell table:style-name="ce419" office:value-type="string">
            <text:p>Φόρτωση Video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CommandPlayMovie_FriendlyName</text:p>
          </table:table-cell>
          <table:table-cell table:style-name="ce315"/>
          <table:table-cell table:style-name="ce140" office:value-type="string">
            <text:p>Play Video</text:p>
          </table:table-cell>
          <table:table-cell table:style-name="ce145" office:value-type="string">
            <text:p>Lire une Vidéo</text:p>
          </table:table-cell>
          <table:table-cell table:style-name="ce32" office:value-type="string">
            <text:p>Speel video</text:p>
          </table:table-cell>
          <table:table-cell table:style-name="ce353" office:value-type="string">
            <text:p>Video abspielen</text:p>
          </table:table-cell>
          <table:table-cell table:style-name="ce265" office:value-type="string">
            <text:p>Reproducir Video</text:p>
          </table:table-cell>
          <table:table-cell table:style-name="ce80" office:value-type="string">
            <text:p>Reproduzir Vídeo</text:p>
          </table:table-cell>
          <table:table-cell table:style-name="ce87" office:value-type="string">
            <text:p>Odtwórz wideo</text:p>
          </table:table-cell>
          <table:table-cell table:style-name="ce95" office:value-type="string">
            <text:p>Riproduci il Video</text:p>
          </table:table-cell>
          <table:table-cell table:style-name="ce98" office:value-type="string">
            <text:p>Rulează fişier video</text:p>
          </table:table-cell>
          <table:table-cell table:style-name="ce279" office:value-type="string">
            <text:p>Käynnistä video</text:p>
          </table:table-cell>
          <table:table-cell table:style-name="ce113" office:value-type="string">
            <text:p>Spill av video</text:p>
          </table:table-cell>
          <table:table-cell table:style-name="ce195" office:value-type="string">
            <text:p>播放视频</text:p>
          </table:table-cell>
          <table:table-cell table:style-name="ce293" office:value-type="string">
            <text:p>Video Oynat</text:p>
          </table:table-cell>
          <table:table-cell table:style-name="ce419" office:value-type="string">
            <text:p>Αναπαραγωγή Video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CommandRemoveScreen_FriendlyName</text:p>
          </table:table-cell>
          <table:table-cell table:style-name="ce315"/>
          <table:table-cell table:style-name="ce140" office:value-type="string">
            <text:p>Close Screen</text:p>
          </table:table-cell>
          <table:table-cell table:style-name="ce145" office:value-type="string">
            <text:p>Fermer l'Écran</text:p>
          </table:table-cell>
          <table:table-cell table:style-name="ce32" office:value-type="string">
            <text:p>Sluit scherm</text:p>
          </table:table-cell>
          <table:table-cell table:style-name="ce353" office:value-type="string">
            <text:p>Schließe Bildschirm</text:p>
          </table:table-cell>
          <table:table-cell table:style-name="ce265" office:value-type="string">
            <text:p>Cerrar Video</text:p>
          </table:table-cell>
          <table:table-cell table:style-name="ce80" office:value-type="string">
            <text:p>Fechar a Tela</text:p>
          </table:table-cell>
          <table:table-cell table:style-name="ce87" office:value-type="string">
            <text:p>Zamknij ekran</text:p>
          </table:table-cell>
          <table:table-cell table:style-name="ce95" office:value-type="string">
            <text:p>Chiudi lo schermo</text:p>
          </table:table-cell>
          <table:table-cell table:style-name="ce98" office:value-type="string">
            <text:p>Închide fereastra</text:p>
          </table:table-cell>
          <table:table-cell table:style-name="ce279" office:value-type="string">
            <text:p>Sulje katselunäyttö</text:p>
          </table:table-cell>
          <table:table-cell table:style-name="ce113" office:value-type="string">
            <text:p>Lukk vindu</text:p>
          </table:table-cell>
          <table:table-cell table:style-name="ce195" office:value-type="string">
            <text:p>关闭屏幕</text:p>
          </table:table-cell>
          <table:table-cell table:style-name="ce293" office:value-type="string">
            <text:p>Ekran Kapat</text:p>
          </table:table-cell>
          <table:table-cell table:style-name="ce419" office:value-type="string">
            <text:p>Κλείσιμο Οθόνης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CommandSaveMovie_FriendlyName</text:p>
          </table:table-cell>
          <table:table-cell table:style-name="ce315"/>
          <table:table-cell table:style-name="ce140" office:value-type="string">
            <text:p>Save Video</text:p>
          </table:table-cell>
          <table:table-cell table:style-name="ce145" office:value-type="string">
            <text:p>Enregistrer une Vidéo</text:p>
          </table:table-cell>
          <table:table-cell table:style-name="ce32" office:value-type="string">
            <text:p>Bewaar video</text:p>
          </table:table-cell>
          <table:table-cell table:style-name="ce353" office:value-type="string">
            <text:p>Speichere Video</text:p>
          </table:table-cell>
          <table:table-cell table:style-name="ce265" office:value-type="string">
            <text:p>Guardar Video</text:p>
          </table:table-cell>
          <table:table-cell table:style-name="ce80" office:value-type="string">
            <text:p>Salvar o Vídeo</text:p>
          </table:table-cell>
          <table:table-cell table:style-name="ce87" office:value-type="string">
            <text:p>Zapisz wideo</text:p>
          </table:table-cell>
          <table:table-cell table:style-name="ce95" office:value-type="string">
            <text:p>Salva il Video</text:p>
          </table:table-cell>
          <table:table-cell table:style-name="ce98" office:value-type="string">
            <text:p>Salvează fişier video</text:p>
          </table:table-cell>
          <table:table-cell table:style-name="ce279" office:value-type="string">
            <text:p>Tallenna video</text:p>
          </table:table-cell>
          <table:table-cell table:style-name="ce113" office:value-type="string">
            <text:p>Lagre video</text:p>
          </table:table-cell>
          <table:table-cell table:style-name="ce195" office:value-type="string">
            <text:p>保存视频</text:p>
          </table:table-cell>
          <table:table-cell table:style-name="ce293" office:value-type="string">
            <text:p>Video Kaydet</text:p>
          </table:table-cell>
          <table:table-cell table:style-name="ce419" office:value-type="string">
            <text:p>Αποθήκευση Video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CommandShowScreen_FriendlyName</text:p>
          </table:table-cell>
          <table:table-cell table:style-name="ce315"/>
          <table:table-cell table:style-name="ce140" office:value-type="string">
            <text:p>Show Screens</text:p>
          </table:table-cell>
          <table:table-cell table:style-name="ce145" office:value-type="string">
            <text:p>Afficher les Écrans</text:p>
          </table:table-cell>
          <table:table-cell table:style-name="ce32" office:value-type="string">
            <text:p>Toon schermen</text:p>
          </table:table-cell>
          <table:table-cell table:style-name="ce353" office:value-type="string">
            <text:p>Zeige Bildschirme</text:p>
          </table:table-cell>
          <table:table-cell table:style-name="ce265" office:value-type="string">
            <text:p>Mostrar Pantallas</text:p>
          </table:table-cell>
          <table:table-cell table:style-name="ce80" office:value-type="string">
            <text:p>Mostrar Telas</text:p>
          </table:table-cell>
          <table:table-cell table:style-name="ce87" office:value-type="string">
            <text:p>Pokaż ekrany</text:p>
          </table:table-cell>
          <table:table-cell table:style-name="ce95" office:value-type="string">
            <text:p>Mostra gli schermi</text:p>
          </table:table-cell>
          <table:table-cell table:style-name="ce98" office:value-type="string">
            <text:p>Arată ferestre</text:p>
          </table:table-cell>
          <table:table-cell table:style-name="ce279" office:value-type="string">
            <text:p>Näytä katselunäytöt</text:p>
          </table:table-cell>
          <table:table-cell table:style-name="ce113" office:value-type="string">
            <text:p>Vis vindu</text:p>
          </table:table-cell>
          <table:table-cell table:style-name="ce195" office:value-type="string">
            <text:p>显示屏幕</text:p>
          </table:table-cell>
          <table:table-cell table:style-name="ce293" office:value-type="string">
            <text:p>Ekranları Göster</text:p>
          </table:table-cell>
          <table:table-cell table:style-name="ce419" office:value-type="string">
            <text:p>Εμφάνιση Οθονών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CommandSwapScreens_FriendlyName</text:p>
          </table:table-cell>
          <table:table-cell table:style-name="ce315"/>
          <table:table-cell table:style-name="ce140" office:value-type="string">
            <text:p>Swap Screens</text:p>
          </table:table-cell>
          <table:table-cell table:style-name="ce145" office:value-type="string">
            <text:p>Inverser les Emplacements des Vidéos</text:p>
          </table:table-cell>
          <table:table-cell table:style-name="ce32" office:value-type="string">
            <text:p>Wissel schermen</text:p>
          </table:table-cell>
          <table:table-cell table:style-name="ce353" office:value-type="string">
            <text:p>Tausche Bildschirme</text:p>
          </table:table-cell>
          <table:table-cell table:style-name="ce265" office:value-type="string">
            <text:p>Cambiar Pantallas</text:p>
          </table:table-cell>
          <table:table-cell table:style-name="ce80" office:value-type="string">
            <text:p>Trocar Telas</text:p>
          </table:table-cell>
          <table:table-cell table:style-name="ce87" office:value-type="string">
            <text:p>Zamień ekrany</text:p>
          </table:table-cell>
          <table:table-cell table:style-name="ce95" office:value-type="string">
            <text:p>Scambia gli schermi </text:p>
          </table:table-cell>
          <table:table-cell table:style-name="ce98" office:value-type="string">
            <text:p>Inversează ferestrele</text:p>
          </table:table-cell>
          <table:table-cell table:style-name="ce279" office:value-type="string">
            <text:p>Vaihda katselunäytöt</text:p>
          </table:table-cell>
          <table:table-cell table:style-name="ce113" office:value-type="string">
            <text:p>Bytt vindu</text:p>
          </table:table-cell>
          <table:table-cell table:style-name="ce118" office:value-type="string">
            <text:p>交换屏幕</text:p>
          </table:table-cell>
          <table:table-cell table:style-name="ce293" office:value-type="string">
            <text:p>Ekranları Karşılıklı Değiştir</text:p>
          </table:table-cell>
          <table:table-cell table:style-name="ce419" office:value-type="string">
            <text:p>Εναλλαγή Οθονών</text:p>
          </table:table-cell>
          <table:table-cell table:number-columns-repeated="1008"/>
        </table:table-row>
        <table:table-row table:style-name="ro34">
          <table:table-cell table:style-name="ce30" office:value-type="string">
            <text:p>CommandToggleCommonControls_FriendlyName</text:p>
          </table:table-cell>
          <table:table-cell table:style-name="ce315"/>
          <table:table-cell table:style-name="ce140" office:value-type="string">
            <text:p>Toggle Common Controls</text:p>
          </table:table-cell>
          <table:table-cell table:style-name="ce145" office:value-type="string">
            <text:p>Montrer/Cacher les Contrôles Communs</text:p>
          </table:table-cell>
          <table:table-cell table:style-name="ce32" office:value-type="string">
            <text:p>Open/sluiten standaard bediening</text:p>
          </table:table-cell>
          <table:table-cell table:style-name="ce353" office:value-type="string">
            <text:p>Öffne Standardwerkzeuge</text:p>
          </table:table-cell>
          <table:table-cell table:style-name="ce265" office:value-type="string">
            <text:p>Mostrar/Ocultar Controles Comunes</text:p>
          </table:table-cell>
          <table:table-cell table:style-name="ce80" office:value-type="string">
            <text:p>Alternar os Controles Comuns</text:p>
          </table:table-cell>
          <table:table-cell table:style-name="ce87" office:value-type="string">
            <text:p>Przełącz Wspólne Sterowanie</text:p>
          </table:table-cell>
          <table:table-cell table:style-name="ce95" office:value-type="string">
            <text:p>Mostra / Nascondi i Controlli Comuni</text:p>
          </table:table-cell>
          <table:table-cell table:style-name="ce98" office:value-type="string">
            <text:p>Afişează / Ascunde controalele comune</text:p>
          </table:table-cell>
          <table:table-cell table:style-name="ce279" office:value-type="string">
            <text:p>Avaa yleiset työkalut</text:p>
          </table:table-cell>
          <table:table-cell table:style-name="ce113" office:value-type="string">
            <text:p>Åpne standardverktøy</text:p>
          </table:table-cell>
          <table:table-cell table:style-name="ce118" office:value-type="string">
            <text:p>切换公共控件</text:p>
          </table:table-cell>
          <table:table-cell table:style-name="ce293" office:value-type="string">
            <text:p>Ortak Kontrollere Geç</text:p>
          </table:table-cell>
          <table:table-cell table:style-name="ce419" office:value-type="string">
            <text:p>Κοινές Λειτουργίες On/Off</text:p>
          </table:table-cell>
          <table:table-cell table:number-columns-repeated="1008"/>
        </table:table-row>
        <table:table-row table:style-name="ro10">
          <table:table-cell table:style-name="ce323" office:value-type="string">
            <text:p>dlgColorPicker_Title</text:p>
          </table:table-cell>
          <table:table-cell table:style-name="ce332"/>
          <table:table-cell table:style-name="ce338" office:value-type="string">
            <text:p>Colors</text:p>
          </table:table-cell>
          <table:table-cell table:style-name="ce344" office:value-type="string">
            <text:p>Couleurs</text:p>
          </table:table-cell>
          <table:table-cell table:style-name="ce349"/>
          <table:table-cell table:style-name="ce356"/>
          <table:table-cell table:style-name="ce363"/>
          <table:table-cell table:style-name="ce372"/>
          <table:table-cell table:style-name="ce381"/>
          <table:table-cell table:style-name="ce392"/>
          <table:table-cell table:style-name="ce400"/>
          <table:table-cell table:style-name="ce406"/>
          <table:table-cell table:style-name="ce411"/>
          <table:table-cell table:style-name="ce414"/>
          <table:table-cell table:style-name="ce375"/>
          <table:table-cell table:style-name="ce420"/>
          <table:table-cell table:style-name="ce427" table:number-columns-repeated="1008"/>
        </table:table-row>
        <table:table-row table:style-name="ro10">
          <table:table-cell table:style-name="ce31" office:value-type="string">
            <text:p>dlgColorProfile_FileFilter</text:p>
          </table:table-cell>
          <table:table-cell table:style-name="ce315"/>
          <table:table-cell table:style-name="ce141" office:value-type="string">
            <text:p>XML (*.xml)|*.xml;</text:p>
          </table:table-cell>
          <table:table-cell table:style-name="ce146" office:value-type="string">
            <text:p>XML (*.xml)|*.xml;</text:p>
          </table:table-cell>
          <table:table-cell table:style-name="ce32" office:value-type="string">
            <text:p>XML (*.xml)|*.xml;</text:p>
          </table:table-cell>
          <table:table-cell table:style-name="ce255" office:value-type="string">
            <text:p>XML (*.xml)|*.xml;</text:p>
          </table:table-cell>
          <table:table-cell table:style-name="ce71" office:value-type="string">
            <text:p>XML (*.xml)|*.xml;</text:p>
          </table:table-cell>
          <table:table-cell table:style-name="ce80" office:value-type="string">
            <text:p>XML (*.xml)|*.xml;</text:p>
          </table:table-cell>
          <table:table-cell table:style-name="ce382" office:value-type="string">
            <text:p>XML (*.xml)|*.xml;</text:p>
          </table:table-cell>
          <table:table-cell table:style-name="ce95" office:value-type="string">
            <text:p>XML (*.xml)|*.xml;</text:p>
          </table:table-cell>
          <table:table-cell table:style-name="ce99" office:value-type="string">
            <text:p>XML (*.xml)|*.xml;</text:p>
          </table:table-cell>
          <table:table-cell table:style-name="ce279" office:value-type="string">
            <text:p>XML (*.xml)|*.xml;</text:p>
          </table:table-cell>
          <table:table-cell table:style-name="ce284" office:value-type="string">
            <text:p>XML (*.xml)|*.xml;</text:p>
          </table:table-cell>
          <table:table-cell table:style-name="ce118"/>
          <table:table-cell table:style-name="ce81" office:value-type="string">
            <text:p>XML (*.xml)|*.xml;</text:p>
          </table:table-cell>
          <table:table-cell table:style-name="ce298" office:value-type="string">
            <text:p>XML (*.xml)|*.xml;</text:p>
          </table:table-cell>
          <table:table-cell table:style-name="ce426" table:number-columns-repeated="237"/>
          <table:table-cell table:number-columns-repeated="771"/>
        </table:table-row>
        <table:table-row table:style-name="ro10">
          <table:table-cell table:style-name="ce30" office:value-type="string">
            <text:p>dlgColorProfile_Title</text:p>
          </table:table-cell>
          <table:table-cell table:style-name="ce315"/>
          <table:table-cell table:style-name="ce140" office:value-type="string">
            <text:p>Color Profile...</text:p>
          </table:table-cell>
          <table:table-cell table:style-name="ce145" office:value-type="string">
            <text:p>Profil Couleurs...</text:p>
          </table:table-cell>
          <table:table-cell table:style-name="ce32" office:value-type="string">
            <text:p>Kleurprofiel…</text:p>
          </table:table-cell>
          <table:table-cell table:style-name="ce353" office:value-type="string">
            <text:p>Farbprofil...</text:p>
          </table:table-cell>
          <table:table-cell table:style-name="ce264" office:value-type="string">
            <text:p>Perfil Colores...</text:p>
          </table:table-cell>
          <table:table-cell table:style-name="ce80" office:value-type="string">
            <text:p>Perfil de Cores...</text:p>
          </table:table-cell>
          <table:table-cell table:style-name="ce90" office:value-type="string">
            <text:p>Profil koloru,,,</text:p>
          </table:table-cell>
          <table:table-cell table:style-name="ce95" office:value-type="string">
            <text:p>Impostazioni Colore...</text:p>
          </table:table-cell>
          <table:table-cell table:style-name="ce98" office:value-type="string">
            <text:p>Profil culori...</text:p>
          </table:table-cell>
          <table:table-cell table:style-name="ce279" office:value-type="string">
            <text:p>Väriprofiili...</text:p>
          </table:table-cell>
          <table:table-cell table:style-name="ce113" office:value-type="string">
            <text:p>Fargeprofil...</text:p>
          </table:table-cell>
          <table:table-cell table:style-name="ce118" office:value-type="string">
            <text:p>颜色配置…</text:p>
          </table:table-cell>
          <table:table-cell table:style-name="ce293" office:value-type="string">
            <text:p>Renk Profili...</text:p>
          </table:table-cell>
          <table:table-cell table:style-name="ce419" office:value-type="string">
            <text:p>Προφίλ Χρώματος…</text:p>
          </table:table-cell>
          <table:table-cell table:number-columns-repeated="1008"/>
        </table:table-row>
        <table:table-row table:style-name="ro10">
          <table:table-cell table:style-name="ce134" office:value-type="string">
            <text:p>dlgColorProfile_ToolTip_DefaultProfile</text:p>
          </table:table-cell>
          <table:table-cell table:style-name="ce333" office:value-type="string">
            <office:annotation draw:style-name="gr4" draw:text-style-name="P1" svg:width="5.683cm" svg:height="0.991cm" svg:x="12.099cm" svg:y="16.533cm" draw:caption-point-x="-0.61cm" draw:caption-point-y="1.515cm">
              <dc:date>2010-07-03T00:00:00</dc:date>
              <text:p text:style-name="P1"><text:span text:style-name="T1">The previous string was simply : Default Color Profile</text:span></text:p>
            </office:annotation>
            <text:p>changed</text:p>
          </table:table-cell>
          <table:table-cell table:style-name="ce139" office:value-type="string">
            <text:p>Reset to default Color Profile</text:p>
          </table:table-cell>
          <table:table-cell table:style-name="ce144" office:value-type="string">
            <text:p>Rétablir le Profil Couleurs par défaut</text:p>
          </table:table-cell>
          <table:table-cell table:style-name="ce148" office:value-type="string">
            <text:p>Basis kleurprofiel</text:p>
          </table:table-cell>
          <table:table-cell table:style-name="ce357" office:value-type="string">
            <text:p>Standard Farbprofil</text:p>
          </table:table-cell>
          <table:table-cell table:style-name="ce266" office:value-type="string">
            <text:p>Perfil de Color Predeterminado</text:p>
          </table:table-cell>
          <table:table-cell table:style-name="ce269" office:value-type="string">
            <text:p>Perfil de Cores Padrão</text:p>
          </table:table-cell>
          <table:table-cell table:style-name="ce383" office:value-type="string">
            <text:p>Domyślny profil kolorów</text:p>
          </table:table-cell>
          <table:table-cell table:style-name="ce167" office:value-type="string">
            <text:p>Preimpostazioni standard del Colore</text:p>
          </table:table-cell>
          <table:table-cell table:style-name="ce170" office:value-type="string">
            <text:p>Profil culori implicit</text:p>
          </table:table-cell>
          <table:table-cell table:style-name="ce281" office:value-type="string">
            <text:p>Vakio väriprofiili</text:p>
          </table:table-cell>
          <table:table-cell table:style-name="ce285" office:value-type="string">
            <text:p>Standard fargeprofil</text:p>
          </table:table-cell>
          <table:table-cell table:style-name="ce415" office:value-type="string">
            <text:p>默认颜色配置</text:p>
          </table:table-cell>
          <table:table-cell table:style-name="ce268" office:value-type="string">
            <text:p>Öntanımlı Renk Profili</text:p>
          </table:table-cell>
          <table:table-cell table:style-name="ce421" office:value-type="string">
            <text:p>Προκαθορισμένο Προφίλ Χρωμάτων</text:p>
          </table:table-cell>
          <table:table-cell table:style-name="ce428" table:number-columns-repeated="1008"/>
        </table:table-row>
        <table:table-row table:style-name="ro10">
          <table:table-cell table:style-name="ce30" office:value-type="string">
            <text:p>dlgColorProfile_ToolTip_LoadProfile</text:p>
          </table:table-cell>
          <table:table-cell table:style-name="ce315"/>
          <table:table-cell table:style-name="ce140" office:value-type="string">
            <text:p>Load color profile</text:p>
          </table:table-cell>
          <table:table-cell table:style-name="ce145" office:value-type="string">
            <text:p>Charger un profil couleurs</text:p>
          </table:table-cell>
          <table:table-cell table:style-name="ce32" office:value-type="string">
            <text:p>Laad een kleurenprofiel</text:p>
          </table:table-cell>
          <table:table-cell table:style-name="ce353" office:value-type="string">
            <text:p>Lade Farbprofil</text:p>
          </table:table-cell>
          <table:table-cell table:style-name="ce71" office:value-type="string">
            <text:p>Cargar Perfil de Color</text:p>
          </table:table-cell>
          <table:table-cell table:style-name="ce80" office:value-type="string">
            <text:p>Carregar Perfil de Cores</text:p>
          </table:table-cell>
          <table:table-cell table:style-name="ce90" office:value-type="string">
            <text:p>Wczytaj profil koloru</text:p>
          </table:table-cell>
          <table:table-cell table:style-name="ce95" office:value-type="string">
            <text:p>Carica impostazioni Colore</text:p>
          </table:table-cell>
          <table:table-cell table:style-name="ce98" office:value-type="string">
            <text:p>Încarcă profil culori</text:p>
          </table:table-cell>
          <table:table-cell table:style-name="ce279" office:value-type="string">
            <text:p>Lataa väriprofiili</text:p>
          </table:table-cell>
          <table:table-cell table:style-name="ce113" office:value-type="string">
            <text:p>Last inn fargeprofil</text:p>
          </table:table-cell>
          <table:table-cell table:style-name="ce118" office:value-type="string">
            <text:p>载入颜色配置</text:p>
          </table:table-cell>
          <table:table-cell table:style-name="ce293" office:value-type="string">
            <text:p>Renk Profili Yükle</text:p>
          </table:table-cell>
          <table:table-cell table:style-name="ce419" office:value-type="string">
            <text:p>Φόρτωση Προφίλ Χρώματος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dlgColorProfile_ToolTip_SaveProfile</text:p>
          </table:table-cell>
          <table:table-cell table:style-name="ce315"/>
          <table:table-cell table:style-name="ce140" office:value-type="string">
            <text:p>Save color Profile</text:p>
          </table:table-cell>
          <table:table-cell table:style-name="ce145" office:value-type="string">
            <text:p>Sauver le profil couleurs</text:p>
          </table:table-cell>
          <table:table-cell table:style-name="ce32" office:value-type="string">
            <text:p>Bewaar kleurenprofiel</text:p>
          </table:table-cell>
          <table:table-cell table:style-name="ce353" office:value-type="string">
            <text:p>Speichere Farbprofil</text:p>
          </table:table-cell>
          <table:table-cell table:style-name="ce71" office:value-type="string">
            <text:p>Guardar Perfil de Color</text:p>
          </table:table-cell>
          <table:table-cell table:style-name="ce80" office:value-type="string">
            <text:p>Salvar Perfil de Cores</text:p>
          </table:table-cell>
          <table:table-cell table:style-name="ce90" office:value-type="string">
            <text:p>Zapisz profil koloru</text:p>
          </table:table-cell>
          <table:table-cell table:style-name="ce95" office:value-type="string">
            <text:p>Salva impostazioni Colore</text:p>
          </table:table-cell>
          <table:table-cell table:style-name="ce98" office:value-type="string">
            <text:p>Salvează profil culori</text:p>
          </table:table-cell>
          <table:table-cell table:style-name="ce279" office:value-type="string">
            <text:p>Tallenna väriprofiili</text:p>
          </table:table-cell>
          <table:table-cell table:style-name="ce113" office:value-type="string">
            <text:p>Lagre fargeprofil</text:p>
          </table:table-cell>
          <table:table-cell table:style-name="ce118" office:value-type="string">
            <text:p>保存颜色配置</text:p>
          </table:table-cell>
          <table:table-cell table:style-name="ce293" office:value-type="string">
            <text:p>Renk Profili Kaydet</text:p>
          </table:table-cell>
          <table:table-cell table:style-name="ce419" office:value-type="string">
            <text:p>Αποθήκευση Προφίλ Χρώματος</text:p>
          </table:table-cell>
          <table:table-cell table:number-columns-repeated="1008"/>
        </table:table-row>
        <table:table-row table:style-name="ro10">
          <table:table-cell table:style-name="ce322" office:value-type="string">
            <text:p>dlgConfigureChrono_chkShowLabel</text:p>
          </table:table-cell>
          <table:table-cell table:style-name="ce324"/>
          <table:table-cell table:style-name="ce337" office:value-type="string">
            <text:p>Always Show Label</text:p>
          </table:table-cell>
          <table:table-cell table:style-name="ce241" office:value-type="string">
            <text:p>Toujours Montrer le Label</text:p>
          </table:table-cell>
          <table:table-cell table:style-name="ce32" office:value-type="string">
            <text:p>Toon altijd Label</text:p>
          </table:table-cell>
          <table:table-cell table:style-name="ce353" office:value-type="string">
            <text:p>Beschriftung dauernd anzeigen</text:p>
          </table:table-cell>
          <table:table-cell table:style-name="ce265" office:value-type="string">
            <text:p>Mostrar siempre la etiqueta</text:p>
          </table:table-cell>
          <table:table-cell table:style-name="ce80" office:value-type="string">
            <text:p>Sempre Mostrar Identificador</text:p>
          </table:table-cell>
          <table:table-cell table:style-name="ce273"/>
          <table:table-cell table:style-name="ce96" office:value-type="string">
            <text:p>Mostra sempre le etichette</text:p>
          </table:table-cell>
          <table:table-cell table:style-name="ce399" office:value-type="string">
            <text:p>Arată întotdeauna eticheta</text:p>
          </table:table-cell>
          <table:table-cell table:style-name="ce405" office:value-type="string">
            <text:p>Näytä aina leima</text:p>
          </table:table-cell>
          <table:table-cell table:style-name="ce114" office:value-type="string">
            <text:p>Alltid vis beskrivelse</text:p>
          </table:table-cell>
          <table:table-cell table:style-name="ce118" office:value-type="string">
            <text:p>一直显示标签</text:p>
          </table:table-cell>
          <table:table-cell table:style-name="ce81" office:value-type="string">
            <text:p>Etiketi Her Zaman Göster</text:p>
          </table:table-cell>
          <table:table-cell table:style-name="ce298" office:value-type="string">
            <text:p>Εμφάνιση Ετικέτας Πάντα</text:p>
          </table:table-cell>
          <table:table-cell table:style-name="ce426" table:number-columns-repeated="1008"/>
        </table:table-row>
        <table:table-row table:style-name="ro10">
          <table:table-cell table:style-name="ce322" office:value-type="string">
            <text:p>dlgConfigureChrono_Label</text:p>
          </table:table-cell>
          <table:table-cell table:style-name="ce324"/>
          <table:table-cell table:style-name="ce337" office:value-type="string">
            <text:p>Label :</text:p>
          </table:table-cell>
          <table:table-cell table:style-name="ce241" office:value-type="string">
            <text:p>Label :</text:p>
          </table:table-cell>
          <table:table-cell table:style-name="ce32" office:value-type="string">
            <text:p>Label:</text:p>
          </table:table-cell>
          <table:table-cell table:style-name="ce353" office:value-type="string">
            <text:p>Beschriftung:</text:p>
          </table:table-cell>
          <table:table-cell table:style-name="ce265" office:value-type="string">
            <text:p>Etiqueta :</text:p>
          </table:table-cell>
          <table:table-cell table:style-name="ce80" office:value-type="string">
            <text:p>Identificador :</text:p>
          </table:table-cell>
          <table:table-cell table:style-name="ce273"/>
          <table:table-cell table:style-name="ce96" office:value-type="string">
            <text:p>Etichetta :</text:p>
          </table:table-cell>
          <table:table-cell table:style-name="ce399" office:value-type="string">
            <text:p>Eticheta :</text:p>
          </table:table-cell>
          <table:table-cell table:style-name="ce405" office:value-type="string">
            <text:p>Leima:</text:p>
          </table:table-cell>
          <table:table-cell table:style-name="ce284" office:value-type="string">
            <text:p>Beskrivelse: </text:p>
          </table:table-cell>
          <table:table-cell table:style-name="ce118" office:value-type="string">
            <text:p>标签:</text:p>
          </table:table-cell>
          <table:table-cell table:style-name="ce81" office:value-type="string">
            <text:p>Etiket :</text:p>
          </table:table-cell>
          <table:table-cell table:style-name="ce298" office:value-type="string">
            <text:p>Ετικέτα :</text:p>
          </table:table-cell>
          <table:table-cell table:style-name="ce426" table:number-columns-repeated="1008"/>
        </table:table-row>
        <table:table-row table:style-name="ro10">
          <table:table-cell table:style-name="ce322" office:value-type="string">
            <text:p>dlgConfigureChrono_Title</text:p>
          </table:table-cell>
          <table:table-cell table:style-name="ce324"/>
          <table:table-cell table:style-name="ce141" office:value-type="string">
            <text:p>Configure Stopwatch</text:p>
          </table:table-cell>
          <table:table-cell table:style-name="ce241" office:value-type="string">
            <text:p>Configurer le Chronomètre</text:p>
          </table:table-cell>
          <table:table-cell table:style-name="ce32" office:value-type="string">
            <text:p>Configureer Stopwatch</text:p>
          </table:table-cell>
          <table:table-cell table:style-name="ce353" office:value-type="string">
            <text:p>Stoppuhr einstellen</text:p>
          </table:table-cell>
          <table:table-cell table:style-name="ce265" office:value-type="string">
            <text:p>Configurar el cronòmetro</text:p>
          </table:table-cell>
          <table:table-cell table:style-name="ce80" office:value-type="string">
            <text:p>Configurar Cronômetro</text:p>
          </table:table-cell>
          <table:table-cell table:style-name="ce273"/>
          <table:table-cell table:style-name="ce96" office:value-type="string">
            <text:p>Configura Cronometro</text:p>
          </table:table-cell>
          <table:table-cell table:style-name="ce399" office:value-type="string">
            <text:p>Configurează Cronometru</text:p>
          </table:table-cell>
          <table:table-cell table:style-name="ce279" office:value-type="string">
            <text:p>Konfiguroi ajanottokello</text:p>
          </table:table-cell>
          <table:table-cell table:style-name="ce284" office:value-type="string">
            <text:p>Konfigurer stoppeklokke</text:p>
          </table:table-cell>
          <table:table-cell table:style-name="ce118" office:value-type="string">
            <text:p>配置秒表</text:p>
          </table:table-cell>
          <table:table-cell table:style-name="ce81" office:value-type="string">
            <text:p>Kronometreyi Ayarla</text:p>
          </table:table-cell>
          <table:table-cell table:style-name="ce298" office:value-type="string">
            <text:p>Διευθέτηση Χρονομέτρου</text:p>
          </table:table-cell>
          <table:table-cell table:style-name="ce426" table:number-columns-repeated="1008"/>
        </table:table-row>
        <table:table-row table:style-name="ro10">
          <table:table-cell table:style-name="ce322" office:value-type="string">
            <text:p>dlgConfigureDrawing_Title</text:p>
          </table:table-cell>
          <table:table-cell table:style-name="ce324"/>
          <table:table-cell table:style-name="ce337" office:value-type="string">
            <text:p>Configure Drawing</text:p>
          </table:table-cell>
          <table:table-cell table:style-name="ce241" office:value-type="string">
            <text:p>Configurer le Dessin</text:p>
          </table:table-cell>
          <table:table-cell table:style-name="ce32" office:value-type="string">
            <text:p>Configureer Tekening</text:p>
          </table:table-cell>
          <table:table-cell table:style-name="ce353" office:value-type="string">
            <text:p>Zeichnung konfigurieren</text:p>
          </table:table-cell>
          <table:table-cell table:style-name="ce265" office:value-type="string">
            <text:p>Configurar el dibujo</text:p>
          </table:table-cell>
          <table:table-cell table:style-name="ce80" office:value-type="string">
            <text:p>Configurar Desenho</text:p>
          </table:table-cell>
          <table:table-cell table:style-name="ce273"/>
          <table:table-cell table:style-name="ce96" office:value-type="string">
            <text:p>Configura Disegno</text:p>
          </table:table-cell>
          <table:table-cell table:style-name="ce399" office:value-type="string">
            <text:p>Configurează desen</text:p>
          </table:table-cell>
          <table:table-cell table:style-name="ce405" office:value-type="string">
            <text:p>Konfiguroi piirros</text:p>
          </table:table-cell>
          <table:table-cell table:style-name="ce284" office:value-type="string">
            <text:p>Konfigurer tegning</text:p>
          </table:table-cell>
          <table:table-cell table:style-name="ce118" office:value-type="string">
            <text:p>配置绘图</text:p>
          </table:table-cell>
          <table:table-cell table:style-name="ce81" office:value-type="string">
            <text:p>Çizimi Ayarla</text:p>
          </table:table-cell>
          <table:table-cell table:style-name="ce298" office:value-type="string">
            <text:p>Διευθέτηση Σχεδίου</text:p>
          </table:table-cell>
          <table:table-cell table:style-name="ce426" table:number-columns-repeated="1008"/>
        </table:table-row>
        <table:table-row table:style-name="ro10">
          <table:table-cell table:style-name="ce322" office:value-type="string">
            <text:p>dlgConfigureFading_chkAlwaysVisible</text:p>
          </table:table-cell>
          <table:table-cell table:style-name="ce324"/>
          <table:table-cell table:style-name="ce234" office:value-type="string">
            <text:p>Always Visible</text:p>
          </table:table-cell>
          <table:table-cell table:style-name="ce241" office:value-type="string">
            <text:p>Toujours Visible</text:p>
          </table:table-cell>
          <table:table-cell table:style-name="ce32" office:value-type="string">
            <text:p>Altijd zichtbaar</text:p>
          </table:table-cell>
          <table:table-cell table:style-name="ce256" office:value-type="string">
            <text:p>immer sichtbar</text:p>
          </table:table-cell>
          <table:table-cell table:style-name="ce265" office:value-type="string">
            <text:p>Siempre Visible</text:p>
          </table:table-cell>
          <table:table-cell table:style-name="ce81" office:value-type="string">
            <text:p>Sempre Visível</text:p>
          </table:table-cell>
          <table:table-cell table:style-name="ce273"/>
          <table:table-cell table:style-name="ce96" office:value-type="string">
            <text:p>Sempre Visibile</text:p>
          </table:table-cell>
          <table:table-cell table:style-name="ce277" office:value-type="string">
            <text:p>Întotdeauna vizibil</text:p>
          </table:table-cell>
          <table:table-cell table:style-name="ce280" office:value-type="string">
            <text:p>Aina näkyvillä</text:p>
          </table:table-cell>
          <table:table-cell table:style-name="ce284" office:value-type="string">
            <text:p>Alltid synlig</text:p>
          </table:table-cell>
          <table:table-cell table:style-name="ce118" office:value-type="string">
            <text:p>一直可见</text:p>
          </table:table-cell>
          <table:table-cell table:style-name="ce81" office:value-type="string">
            <text:p>Her zaman Görünür</text:p>
          </table:table-cell>
          <table:table-cell table:style-name="ce298" office:value-type="string">
            <text:p>Ορατό Πάντα</text:p>
          </table:table-cell>
          <table:table-cell table:style-name="ce426" table:number-columns-repeated="1008"/>
        </table:table-row>
        <table:table-row table:style-name="ro10">
          <table:table-cell table:style-name="ce322" office:value-type="string">
            <text:p>dlgConfigureFading_chkDefault</text:p>
          </table:table-cell>
          <table:table-cell table:style-name="ce324"/>
          <table:table-cell table:style-name="ce234" office:value-type="string">
            <text:p>Use default value</text:p>
          </table:table-cell>
          <table:table-cell table:style-name="ce241" office:value-type="string">
            <text:p>Utiliser la valeur par défaut</text:p>
          </table:table-cell>
          <table:table-cell table:style-name="ce32" office:value-type="string">
            <text:p>Gebruik standaardwaarde</text:p>
          </table:table-cell>
          <table:table-cell table:style-name="ce256" office:value-type="string">
            <text:p>Standardwerte verwenden</text:p>
          </table:table-cell>
          <table:table-cell table:style-name="ce265" office:value-type="string">
            <text:p>Utilizar el valor por defecto</text:p>
          </table:table-cell>
          <table:table-cell table:style-name="ce81" office:value-type="string">
            <text:p>Usar valor padrão</text:p>
          </table:table-cell>
          <table:table-cell table:style-name="ce273"/>
          <table:table-cell table:style-name="ce96" office:value-type="string">
            <text:p>Utilizza valore standard preimpostato</text:p>
          </table:table-cell>
          <table:table-cell table:style-name="ce277" office:value-type="string">
            <text:p>Utilizează valoarea implicită</text:p>
          </table:table-cell>
          <table:table-cell table:style-name="ce280" office:value-type="string">
            <text:p>Käytä oletusarvoa</text:p>
          </table:table-cell>
          <table:table-cell table:style-name="ce284" office:value-type="string">
            <text:p>Bruk standardverdier</text:p>
          </table:table-cell>
          <table:table-cell table:style-name="ce118" office:value-type="string">
            <text:p>使用默认值</text:p>
          </table:table-cell>
          <table:table-cell table:style-name="ce81" office:value-type="string">
            <text:p>Öntanımlı değeri kullan</text:p>
          </table:table-cell>
          <table:table-cell table:style-name="ce298" office:value-type="string">
            <text:p>Χρήση προκαθορισμένης τιμής</text:p>
          </table:table-cell>
          <table:table-cell table:style-name="ce426" table:number-columns-repeated="1008"/>
        </table:table-row>
        <table:table-row table:style-name="ro10">
          <table:table-cell table:style-name="ce322" office:value-type="string">
            <text:p>dlgConfigureFading_chkEnable</text:p>
          </table:table-cell>
          <table:table-cell table:style-name="ce324"/>
          <table:table-cell table:style-name="ce234" office:value-type="string">
            <text:p>Enable persistence</text:p>
          </table:table-cell>
          <table:table-cell table:style-name="ce241" office:value-type="string">
            <text:p>Activer la persistance</text:p>
          </table:table-cell>
          <table:table-cell table:style-name="ce32" office:value-type="string">
            <text:p>Start Persistentie</text:p>
          </table:table-cell>
          <table:table-cell table:style-name="ce256" office:value-type="string">
            <text:p>Nachleuchten aktivieren</text:p>
          </table:table-cell>
          <table:table-cell table:style-name="ce265" office:value-type="string">
            <text:p>Activar persistencia</text:p>
          </table:table-cell>
          <table:table-cell table:style-name="ce81" office:value-type="string">
            <text:p>Habilitar persistência</text:p>
          </table:table-cell>
          <table:table-cell table:style-name="ce273"/>
          <table:table-cell table:style-name="ce96" office:value-type="string">
            <text:p>Attiva la persistenza</text:p>
          </table:table-cell>
          <table:table-cell table:style-name="ce277" office:value-type="string">
            <text:p>Activează persistenţa</text:p>
          </table:table-cell>
          <table:table-cell table:style-name="ce280" office:value-type="string">
            <text:p>Mahdollista pysyvyys</text:p>
          </table:table-cell>
          <table:table-cell table:style-name="ce284" office:value-type="string">
            <text:p>Start vedlikehold</text:p>
          </table:table-cell>
          <table:table-cell table:style-name="ce118" office:value-type="string">
            <text:p>启用持久度</text:p>
          </table:table-cell>
          <table:table-cell table:style-name="ce81" office:value-type="string">
            <text:p>Kalıcılığı Aktive Et</text:p>
          </table:table-cell>
          <table:table-cell table:style-name="ce298" office:value-type="string">
            <text:p>Ενεργοποίηση Επιμονής</text:p>
          </table:table-cell>
          <table:table-cell table:style-name="ce426" table:number-columns-repeated="1008"/>
        </table:table-row>
        <table:table-row table:style-name="ro10">
          <table:table-cell table:style-name="ce322" office:value-type="string">
            <text:p>dlgConfigureFading_lblValue</text:p>
          </table:table-cell>
          <table:table-cell table:style-name="ce324"/>
          <table:table-cell table:style-name="ce234" office:value-type="string">
            <text:p>{0} images.</text:p>
          </table:table-cell>
          <table:table-cell table:style-name="ce241" office:value-type="string">
            <text:p>{0} images.</text:p>
          </table:table-cell>
          <table:table-cell table:style-name="ce32" office:value-type="string">
            <text:p>{0} beelden.</text:p>
          </table:table-cell>
          <table:table-cell table:style-name="ce256" office:value-type="string">
            <text:p>{0} Bilder.</text:p>
          </table:table-cell>
          <table:table-cell table:style-name="ce265" office:value-type="string">
            <text:p>{0} imágenes</text:p>
          </table:table-cell>
          <table:table-cell table:style-name="ce81" office:value-type="string">
            <text:p>{0} imagens.</text:p>
          </table:table-cell>
          <table:table-cell table:style-name="ce273"/>
          <table:table-cell table:style-name="ce393" office:value-type="string">
            <text:p>{0} immagini.</text:p>
          </table:table-cell>
          <table:table-cell table:style-name="ce277" office:value-type="string">
            <text:p>{0} cadre.</text:p>
          </table:table-cell>
          <table:table-cell table:style-name="ce280" office:value-type="string">
            <text:p><text:s/>{0} kuvaa</text:p>
          </table:table-cell>
          <table:table-cell table:style-name="ce284" office:value-type="string">
            <text:p>{0} bilder.</text:p>
          </table:table-cell>
          <table:table-cell table:style-name="ce118" office:value-type="string">
            <text:p>{0} 图像.</text:p>
          </table:table-cell>
          <table:table-cell table:style-name="ce81" office:value-type="string">
            <text:p>{0} imaj.</text:p>
          </table:table-cell>
          <table:table-cell table:style-name="ce298" office:value-type="string">
            <text:p>{0} εικόνες.</text:p>
          </table:table-cell>
          <table:table-cell table:style-name="ce426" table:number-columns-repeated="1008"/>
        </table:table-row>
        <table:table-row table:style-name="ro10">
          <table:table-cell table:style-name="ce322" office:value-type="string">
            <text:p>dlgConfigureFading_Title</text:p>
          </table:table-cell>
          <table:table-cell table:style-name="ce324"/>
          <table:table-cell table:style-name="ce234" office:value-type="string">
            <text:p>Configure Persistence</text:p>
          </table:table-cell>
          <table:table-cell table:style-name="ce241" office:value-type="string">
            <text:p>Configurer la Persistance</text:p>
          </table:table-cell>
          <table:table-cell table:style-name="ce32" office:value-type="string">
            <text:p>Configureer Persistentie</text:p>
          </table:table-cell>
          <table:table-cell table:style-name="ce256" office:value-type="string">
            <text:p>Nachleuchten konfigurieren</text:p>
          </table:table-cell>
          <table:table-cell table:style-name="ce265" office:value-type="string">
            <text:p>Configurar Persistencia</text:p>
          </table:table-cell>
          <table:table-cell table:style-name="ce81" office:value-type="string">
            <text:p>Configurar Persistência</text:p>
          </table:table-cell>
          <table:table-cell table:style-name="ce273"/>
          <table:table-cell table:style-name="ce96" office:value-type="string">
            <text:p>Configura la persistenza</text:p>
          </table:table-cell>
          <table:table-cell table:style-name="ce277" office:value-type="string">
            <text:p>Configurează Persistenţa</text:p>
          </table:table-cell>
          <table:table-cell table:style-name="ce280" office:value-type="string">
            <text:p>Konfiguroi pysyvyys</text:p>
          </table:table-cell>
          <table:table-cell table:style-name="ce284" office:value-type="string">
            <text:p>Konfigurer vedlikehold</text:p>
          </table:table-cell>
          <table:table-cell table:style-name="ce118" office:value-type="string">
            <text:p>配置持久度</text:p>
          </table:table-cell>
          <table:table-cell table:style-name="ce81" office:value-type="string">
            <text:p>Kalıcılığı Ayarla</text:p>
          </table:table-cell>
          <table:table-cell table:style-name="ce298" office:value-type="string">
            <text:p>Διευθέτηση Επιμονής</text:p>
          </table:table-cell>
          <table:table-cell table:style-name="ce426" table:number-columns-repeated="1008"/>
        </table:table-row>
        <table:table-row table:style-name="ro10">
          <table:table-cell table:style-name="ce322" office:value-type="string">
            <text:p>dlgConfigureGrids_Divisions</text:p>
          </table:table-cell>
          <table:table-cell table:style-name="ce324"/>
          <table:table-cell table:style-name="ce337" office:value-type="string">
            <text:p>Number of Divisions :</text:p>
          </table:table-cell>
          <table:table-cell table:style-name="ce241" office:value-type="string">
            <text:p>Nombre de Divisions :</text:p>
          </table:table-cell>
          <table:table-cell table:style-name="ce114" office:value-type="string">
            <text:p>Aantal delen:</text:p>
          </table:table-cell>
          <table:table-cell table:style-name="ce353" office:value-type="string">
            <text:p>Anzahl der Kategorien:</text:p>
          </table:table-cell>
          <table:table-cell table:style-name="ce265" office:value-type="string">
            <text:p>Numero de Divisiones :</text:p>
          </table:table-cell>
          <table:table-cell table:style-name="ce80" office:value-type="string">
            <text:p>Número de Divisões:</text:p>
          </table:table-cell>
          <table:table-cell table:style-name="ce273"/>
          <table:table-cell table:style-name="ce96" office:value-type="string">
            <text:p>Numero di suddivisioni :</text:p>
          </table:table-cell>
          <table:table-cell table:style-name="ce399" office:value-type="string">
            <text:p>Numărul de diviziuni :</text:p>
          </table:table-cell>
          <table:table-cell table:style-name="ce405" office:value-type="string">
            <text:p>Jakojen lukumäärä:</text:p>
          </table:table-cell>
          <table:table-cell table:style-name="ce284" office:value-type="string">
            <text:p>Antall kategorier:</text:p>
          </table:table-cell>
          <table:table-cell table:style-name="ce118" office:value-type="string">
            <text:p>网格数量 :</text:p>
          </table:table-cell>
          <table:table-cell table:style-name="ce81" office:value-type="string">
            <text:p>Bölüm Sayısı :</text:p>
          </table:table-cell>
          <table:table-cell table:style-name="ce298" office:value-type="string">
            <text:p>Αριθμός Διαιρέσεων:</text:p>
          </table:table-cell>
          <table:table-cell table:style-name="ce426" table:number-columns-repeated="1008"/>
        </table:table-row>
        <table:table-row table:style-name="ro10">
          <table:table-cell table:style-name="ce322" office:value-type="string">
            <text:p>dlgConfigureGrids_Title</text:p>
          </table:table-cell>
          <table:table-cell table:style-name="ce324"/>
          <table:table-cell table:style-name="ce337" office:value-type="string">
            <text:p>Configure Grid</text:p>
          </table:table-cell>
          <table:table-cell table:style-name="ce241" office:value-type="string">
            <text:p>Configurer la Grille</text:p>
          </table:table-cell>
          <table:table-cell table:style-name="ce114" office:value-type="string">
            <text:p>Configureer grid</text:p>
          </table:table-cell>
          <table:table-cell table:style-name="ce353" office:value-type="string">
            <text:p>Gitter einrichten</text:p>
          </table:table-cell>
          <table:table-cell table:style-name="ce265" office:value-type="string">
            <text:p>Configurar la cuadricula</text:p>
          </table:table-cell>
          <table:table-cell table:style-name="ce80" office:value-type="string">
            <text:p>Configurar Grade</text:p>
          </table:table-cell>
          <table:table-cell table:style-name="ce273"/>
          <table:table-cell table:style-name="ce96" office:value-type="string">
            <text:p>Configura Griglia</text:p>
          </table:table-cell>
          <table:table-cell table:style-name="ce399" office:value-type="string">
            <text:p>Configurează grila</text:p>
          </table:table-cell>
          <table:table-cell table:style-name="ce405" office:value-type="string">
            <text:p>Konfiguroi ruudukkoa</text:p>
          </table:table-cell>
          <table:table-cell table:style-name="ce284" office:value-type="string">
            <text:p>Konfigurer rutenett</text:p>
          </table:table-cell>
          <table:table-cell table:style-name="ce118" office:value-type="string">
            <text:p>配置网格</text:p>
          </table:table-cell>
          <table:table-cell table:style-name="ce81" office:value-type="string">
            <text:p>Izgarayı Ayarla</text:p>
          </table:table-cell>
          <table:table-cell table:style-name="ce298" office:value-type="string">
            <text:p>Διευθέτηση Πλέγματος</text:p>
          </table:table-cell>
          <table:table-cell table:style-name="ce426" table:number-columns-repeated="1008"/>
        </table:table-row>
        <table:table-row table:style-name="ro15">
          <table:table-cell table:style-name="ce324" office:value-type="string">
            <text:p>dlgConfigureSpeed_lblFPSCaptureTime</text:p>
          </table:table-cell>
          <table:table-cell table:style-name="ce324"/>
          <table:table-cell table:style-name="ce339" office:value-type="string">
            <text:p>Number of frames per second at capture time :\n(ex: 300)</text:p>
          </table:table-cell>
          <table:table-cell table:style-name="ce241" office:value-type="string">
            <text:p>Nombre d'images par seconde lors de la capture :\n(par ex:300)</text:p>
          </table:table-cell>
          <table:table-cell table:style-name="ce32" office:value-type="string">
            <text:p>Aantal beelden per seconde bij opname :\n(ex: 300)</text:p>
          </table:table-cell>
          <table:table-cell table:style-name="ce256" office:value-type="string">
            <text:p>Anzahl der Frames pro Sekunde bei Aufnahme :\n(ex: 300)</text:p>
          </table:table-cell>
          <table:table-cell table:style-name="ce266"/>
          <table:table-cell table:style-name="ce81" office:value-type="string">
            <text:p>Número de quadros por segundo no tempo de captura :\n(ex: 300)</text:p>
          </table:table-cell>
          <table:table-cell table:style-name="ce273"/>
          <table:table-cell table:style-name="ce96" office:value-type="string">
            <text:p>Numero di fotogrammi al secondo nella cattura :\n(ex: 300)</text:p>
          </table:table-cell>
          <table:table-cell table:style-name="ce401" office:value-type="string">
            <text:p>Numărul de cadre pe secundă în timpul capturii :\n(ex: 300)</text:p>
          </table:table-cell>
          <table:table-cell table:style-name="ce404" office:value-type="string">
            <text:p>Kuvia sekunnissa kuvaushetkellä :\n(esim: 300)</text:p>
          </table:table-cell>
          <table:table-cell table:style-name="ce284" office:value-type="string">
            <text:p>Antall bilder per sekund ved opptak :\n(ex: 300)</text:p>
          </table:table-cell>
          <table:table-cell table:style-name="ce118" office:value-type="string">
            <text:p>捕捉时间内每秒帧数 :\n(ex: 300)</text:p>
          </table:table-cell>
          <table:table-cell table:style-name="ce81" office:value-type="string">
            <text:p>Görüntü Yakalama sürecindeki saniye başına düşen kare sayısı :\n(ex: 300)</text:p>
          </table:table-cell>
          <table:table-cell table:style-name="ce298" office:value-type="string">
            <text:p>Αριθμός πλαισίων ανά δευτερόλεπτο στον χρόνο αποτύπωσης :\n(ex: 300)</text:p>
          </table:table-cell>
          <table:table-cell table:style-name="ce426" table:number-columns-repeated="1008"/>
        </table:table-row>
        <table:table-row table:style-name="ro15">
          <table:table-cell table:style-name="ce324" office:value-type="string">
            <text:p>dlgConfigureSpeed_lblFPSDisplayTime</text:p>
          </table:table-cell>
          <table:table-cell table:style-name="ce324"/>
          <table:table-cell table:style-name="ce339" office:value-type="string">
            <text:p>Number of frames per seconds at display time : {0:0.00} fps.</text:p>
          </table:table-cell>
          <table:table-cell table:style-name="ce241" office:value-type="string">
            <text:p>Nombre d'images par seconde à la lecture : {0:0.00} ips.</text:p>
          </table:table-cell>
          <table:table-cell table:style-name="ce32" office:value-type="string">
            <text:p>Aantal beelden per seconde bij afspelen <text:s/>: {0:0.00} fps.</text:p>
          </table:table-cell>
          <table:table-cell table:style-name="ce256" office:value-type="string">
            <text:p>Anzahl der Frames pro Sekunde bei Wiedergabe : {0:0.00} fps.</text:p>
          </table:table-cell>
          <table:table-cell table:style-name="ce266"/>
          <table:table-cell table:style-name="ce81" office:value-type="string">
            <text:p>Número de quadros por segundo no tempo de exibição: {0:0.00} fps.</text:p>
          </table:table-cell>
          <table:table-cell table:style-name="ce273"/>
          <table:table-cell table:style-name="ce96" office:value-type="string">
            <text:p>Numero di fotogrammi al secondo nella riproduzione : {0:0.00} fps.</text:p>
          </table:table-cell>
          <table:table-cell table:style-name="ce401" office:value-type="string">
            <text:p>Numărul de cadre pe secundă în timpul rulării : {0:0.00} fps.</text:p>
          </table:table-cell>
          <table:table-cell table:style-name="ce404" office:value-type="string">
            <text:p>Kuvia sekunnissa näyttöhetkellä : {0:0.00} fps.</text:p>
          </table:table-cell>
          <table:table-cell table:style-name="ce284" office:value-type="string">
            <text:p>Antall bilder per sekund ved visning: {0:0.00} bps</text:p>
          </table:table-cell>
          <table:table-cell table:style-name="ce118" office:value-type="string">
            <text:p>显示时间内每秒帧数 : {0:0.00} fps.</text:p>
          </table:table-cell>
          <table:table-cell table:style-name="ce81" office:value-type="string">
            <text:p>Görüntüleme sürecindeki saniye başına düşen kare sayısı : {0:0.00} fps</text:p>
          </table:table-cell>
          <table:table-cell table:style-name="ce298" office:value-type="string">
            <text:p>Αριθμός πλαισίων ανά δευτερόλεπτο στον χρόνο απεικόνισης : {0:0.00} fps.</text:p>
          </table:table-cell>
          <table:table-cell table:style-name="ce426" table:number-columns-repeated="1008"/>
        </table:table-row>
        <table:table-row table:style-name="ro11">
          <table:table-cell table:style-name="ce324" office:value-type="string">
            <text:p>dlgConfigureSpeed_lblSlowFactor</text:p>
          </table:table-cell>
          <table:table-cell table:style-name="ce324"/>
          <table:table-cell table:style-name="ce339" office:value-type="string">
            <text:p>Video is {0:0} times slower than original.</text:p>
          </table:table-cell>
          <table:table-cell table:style-name="ce241" office:value-type="string">
            <text:p>La vidéo est {0:0} fois plus lente que l'original</text:p>
          </table:table-cell>
          <table:table-cell table:style-name="ce32" office:value-type="string">
            <text:p>Video is {0:0} malen langzamer dan origineel.</text:p>
          </table:table-cell>
          <table:table-cell table:style-name="ce256" office:value-type="string">
            <text:p>Video ist {0:0} mal langsamer als das Original.</text:p>
          </table:table-cell>
          <table:table-cell table:style-name="ce266"/>
          <table:table-cell table:style-name="ce81" office:value-type="string">
            <text:p>O vídeo é {0:0} vezes menor que o original.</text:p>
          </table:table-cell>
          <table:table-cell table:style-name="ce273"/>
          <table:table-cell table:style-name="ce96" office:value-type="string">
            <text:p>Il Video e' {0:0} volte piu' lento dell'originale.</text:p>
          </table:table-cell>
          <table:table-cell table:style-name="ce401" office:value-type="string">
            <text:p>Fişierul video este de {0:0} ori mai lent decât originalul.</text:p>
          </table:table-cell>
          <table:table-cell table:style-name="ce404" office:value-type="string">
            <text:p>Video on {0:0} kertaa alkuperäistä hitaampi.</text:p>
          </table:table-cell>
          <table:table-cell table:style-name="ce284" office:value-type="string">
            <text:p>Video er {0:0} langsommere enn originalt</text:p>
          </table:table-cell>
          <table:table-cell table:style-name="ce118" office:value-type="string">
            <text:p>视频比原来慢 {0:0} 倍.</text:p>
          </table:table-cell>
          <table:table-cell table:style-name="ce81" office:value-type="string">
            <text:p>Video orijinalden {0:0} kat daha yavaş.</text:p>
          </table:table-cell>
          <table:table-cell table:style-name="ce298" office:value-type="string">
            <text:p>Το Video είναι {0:0} φορές πιο αργό από το αρχικό.</text:p>
          </table:table-cell>
          <table:table-cell table:style-name="ce426" table:number-columns-repeated="1008"/>
        </table:table-row>
        <table:table-row table:style-name="ro10">
          <table:table-cell table:style-name="ce324" office:value-type="string">
            <text:p>dlgConfigureSpeed_Title</text:p>
          </table:table-cell>
          <table:table-cell table:style-name="ce324"/>
          <table:table-cell table:style-name="ce339" office:value-type="string">
            <text:p>Configure original speed</text:p>
          </table:table-cell>
          <table:table-cell table:style-name="ce241" office:value-type="string">
            <text:p>Configurer la vitesse d'origine</text:p>
          </table:table-cell>
          <table:table-cell table:style-name="ce32" office:value-type="string">
            <text:p>Configureer originele snelheid</text:p>
          </table:table-cell>
          <table:table-cell table:style-name="ce256" office:value-type="string">
            <text:p>Ausgangsgeschwindigkeit konfigurieren</text:p>
          </table:table-cell>
          <table:table-cell table:style-name="ce265" office:value-type="string">
            <text:p>Configurar la velocidad de origen</text:p>
          </table:table-cell>
          <table:table-cell table:style-name="ce81" office:value-type="string">
            <text:p>Configurar velocidade original</text:p>
          </table:table-cell>
          <table:table-cell table:style-name="ce273"/>
          <table:table-cell table:style-name="ce96" office:value-type="string">
            <text:p>Configura velocita' originale</text:p>
          </table:table-cell>
          <table:table-cell table:style-name="ce401" office:value-type="string">
            <text:p>Configurează viteza originală</text:p>
          </table:table-cell>
          <table:table-cell table:style-name="ce404" office:value-type="string">
            <text:p>Konfiguroi alkuperäistä nopeutta.</text:p>
          </table:table-cell>
          <table:table-cell table:style-name="ce284" office:value-type="string">
            <text:p>Konfigurer opptakshastighet</text:p>
          </table:table-cell>
          <table:table-cell table:style-name="ce118" office:value-type="string">
            <text:p>配置原始速度</text:p>
          </table:table-cell>
          <table:table-cell table:style-name="ce81" office:value-type="string">
            <text:p>Orijinal hızı ayarla</text:p>
          </table:table-cell>
          <table:table-cell table:style-name="ce298" office:value-type="string">
            <text:p>Διευθέτηση αρχικής ταχύτητας</text:p>
          </table:table-cell>
          <table:table-cell table:style-name="ce426" table:number-columns-repeated="1008"/>
        </table:table-row>
        <table:table-row table:style-name="ro10">
          <table:table-cell table:style-name="ce324" office:value-type="string">
            <text:p>dlgConfigureSpeed_ToolTip_Reset</text:p>
          </table:table-cell>
          <table:table-cell table:style-name="ce324"/>
          <table:table-cell table:style-name="ce339" office:value-type="string">
            <text:p>Reset</text:p>
          </table:table-cell>
          <table:table-cell table:style-name="ce241" office:value-type="string">
            <text:p>Remettre à zéro</text:p>
          </table:table-cell>
          <table:table-cell table:style-name="ce32" office:value-type="string">
            <text:p>Herstel</text:p>
          </table:table-cell>
          <table:table-cell table:style-name="ce256" office:value-type="string">
            <text:p>Zurücksetzen</text:p>
          </table:table-cell>
          <table:table-cell table:style-name="ce265" office:value-type="string">
            <text:p>Restaurar</text:p>
          </table:table-cell>
          <table:table-cell table:style-name="ce81" office:value-type="string">
            <text:p>Resetar</text:p>
          </table:table-cell>
          <table:table-cell table:style-name="ce273"/>
          <table:table-cell table:style-name="ce96" office:value-type="string">
            <text:p>Azzera</text:p>
          </table:table-cell>
          <table:table-cell table:style-name="ce401" office:value-type="string">
            <text:p>Reseteză</text:p>
          </table:table-cell>
          <table:table-cell table:style-name="ce404" office:value-type="string">
            <text:p>Palauta</text:p>
          </table:table-cell>
          <table:table-cell table:style-name="ce284" office:value-type="string">
            <text:p>Tilbakestill</text:p>
          </table:table-cell>
          <table:table-cell table:style-name="ce118" office:value-type="string">
            <text:p>重设</text:p>
          </table:table-cell>
          <table:table-cell table:style-name="ce81" office:value-type="string">
            <text:p>Baştaki Konuma Getir</text:p>
          </table:table-cell>
          <table:table-cell table:style-name="ce298" office:value-type="string">
            <text:p>Επανάθεση</text:p>
          </table:table-cell>
          <table:table-cell table:style-name="ce426" table:number-columns-repeated="1008"/>
        </table:table-row>
        <table:table-row table:style-name="ro11">
          <table:table-cell table:style-name="ce322" office:value-type="string">
            <text:p>dlgConfigureTrajectory_chkShowTarget</text:p>
          </table:table-cell>
          <table:table-cell table:style-name="ce324"/>
          <table:table-cell table:style-name="ce337" office:value-type="string">
            <text:p>Show the Target Marker</text:p>
          </table:table-cell>
          <table:table-cell table:style-name="ce241" office:value-type="string">
            <text:p>Montrer le Marqueur de Cible</text:p>
          </table:table-cell>
          <table:table-cell table:style-name="ce32" office:value-type="string">
            <text:p>Toon Doel Markeerder</text:p>
          </table:table-cell>
          <table:table-cell table:style-name="ce353" office:value-type="string">
            <text:p>Zielmarkierungswerzeug anzeigen</text:p>
          </table:table-cell>
          <table:table-cell table:style-name="ce265" office:value-type="string">
            <text:p>Mostrar el marcador <text:s/>de diana</text:p>
          </table:table-cell>
          <table:table-cell table:style-name="ce80" office:value-type="string">
            <text:p>Mostrar Marcador Alvo</text:p>
          </table:table-cell>
          <table:table-cell table:style-name="ce273"/>
          <table:table-cell table:style-name="ce96" office:value-type="string">
            <text:p>Mostra riquadro marcatore bersaglio</text:p>
          </table:table-cell>
          <table:table-cell table:style-name="ce399" office:value-type="string">
            <text:p>Arată markerul ţintă</text:p>
          </table:table-cell>
          <table:table-cell table:style-name="ce405" office:value-type="string">
            <text:p>Näytä kohdemerkki</text:p>
          </table:table-cell>
          <table:table-cell table:style-name="ce284" office:value-type="string">
            <text:p>Vis markør</text:p>
          </table:table-cell>
          <table:table-cell table:style-name="ce118" office:value-type="string">
            <text:p>显示目标标记</text:p>
          </table:table-cell>
          <table:table-cell table:style-name="ce81" office:value-type="string">
            <text:p>Hedef İşaretleyicisini Göster</text:p>
          </table:table-cell>
          <table:table-cell table:style-name="ce298" office:value-type="string">
            <text:p>Εμφάνιση Σελιδοδείκτη Προορισμού</text:p>
          </table:table-cell>
          <table:table-cell table:style-name="ce426" table:number-columns-repeated="1008"/>
        </table:table-row>
        <table:table-row table:style-name="ro10">
          <table:table-cell table:style-name="ce322" office:value-type="string">
            <text:p>dlgConfigureTrajectory_chkShowTitles</text:p>
          </table:table-cell>
          <table:table-cell table:style-name="ce324"/>
          <table:table-cell table:style-name="ce337" office:value-type="string">
            <text:p>Show Key Images Titles</text:p>
          </table:table-cell>
          <table:table-cell table:style-name="ce241" office:value-type="string">
            <text:p>Montrer les Titres des Images Clés</text:p>
          </table:table-cell>
          <table:table-cell table:style-name="ce32" office:value-type="string">
            <text:p>Toon Kernbeeld Titel</text:p>
          </table:table-cell>
          <table:table-cell table:style-name="ce353" office:value-type="string">
            <text:p>Zeige Schlüsselbild Titel</text:p>
          </table:table-cell>
          <table:table-cell table:style-name="ce265" office:value-type="string">
            <text:p>Mostrar títulos de las imàgenes clave</text:p>
          </table:table-cell>
          <table:table-cell table:style-name="ce80" office:value-type="string">
            <text:p>Mostrar Título dos Quadros de Imagens</text:p>
          </table:table-cell>
          <table:table-cell table:style-name="ce273"/>
          <table:table-cell table:style-name="ce96" office:value-type="string">
            <text:p>Mostra Titoli delle Immagini Chiave</text:p>
          </table:table-cell>
          <table:table-cell table:style-name="ce399" office:value-type="string">
            <text:p>Arată numele cadrelor cheie </text:p>
          </table:table-cell>
          <table:table-cell table:style-name="ce405" office:value-type="string">
            <text:p>Näytä avainkuvien nimet</text:p>
          </table:table-cell>
          <table:table-cell table:style-name="ce284" office:value-type="string">
            <text:p>Vis nøkkelbilde titler</text:p>
          </table:table-cell>
          <table:table-cell table:style-name="ce118" office:value-type="string">
            <text:p>显示关键帧标题</text:p>
          </table:table-cell>
          <table:table-cell table:style-name="ce81" office:value-type="string">
            <text:p>Anahtar İmaj Başlıklarını Göster</text:p>
          </table:table-cell>
          <table:table-cell table:style-name="ce298" office:value-type="string">
            <text:p>Εμφάνιση Τίτλων εικόνων κλειδιά</text:p>
          </table:table-cell>
          <table:table-cell table:style-name="ce426" table:number-columns-repeated="1008"/>
        </table:table-row>
        <table:table-row table:style-name="ro10">
          <table:table-cell table:style-name="ce31" office:value-type="string">
            <text:p>dlgConfigureTrajectory_chkShowTrajectory</text:p>
          </table:table-cell>
          <table:table-cell table:style-name="ce324"/>
          <table:table-cell table:style-name="ce141" office:value-type="string">
            <text:p>Show Path</text:p>
          </table:table-cell>
          <table:table-cell table:style-name="ce241" office:value-type="string">
            <text:p>Montrer la Trajectoire</text:p>
          </table:table-cell>
          <table:table-cell table:style-name="ce114" office:value-type="string">
            <text:p>Toon Trajectpad</text:p>
          </table:table-cell>
          <table:table-cell table:style-name="ce256" office:value-type="string">
            <text:p>Zeige Trajektorie</text:p>
          </table:table-cell>
          <table:table-cell table:style-name="ce265" office:value-type="string">
            <text:p>Mostrar la trayectoria</text:p>
          </table:table-cell>
          <table:table-cell table:style-name="ce81" office:value-type="string">
            <text:p>Mostrar Caminho</text:p>
          </table:table-cell>
          <table:table-cell table:style-name="ce273"/>
          <table:table-cell table:style-name="ce96" office:value-type="string">
            <text:p>Mostra la Traiettoria</text:p>
          </table:table-cell>
          <table:table-cell table:style-name="ce99" office:value-type="string">
            <text:p>Arată traiectoria </text:p>
          </table:table-cell>
          <table:table-cell table:style-name="ce279" office:value-type="string">
            <text:p>Näytä liikerata</text:p>
          </table:table-cell>
          <table:table-cell table:style-name="ce284" office:value-type="string">
            <text:p>Vis bane</text:p>
          </table:table-cell>
          <table:table-cell table:style-name="ce118" office:value-type="string">
            <text:p>显示路径</text:p>
          </table:table-cell>
          <table:table-cell table:style-name="ce81" office:value-type="string">
            <text:p>Yolu Göster</text:p>
          </table:table-cell>
          <table:table-cell table:style-name="ce298" office:value-type="string">
            <text:p>Εμφάνιση Διαδρομής</text:p>
          </table:table-cell>
          <table:table-cell table:style-name="ce426" table:number-columns-repeated="1008"/>
        </table:table-row>
        <table:table-row table:style-name="ro10">
          <table:table-cell table:style-name="ce31" office:value-type="string">
            <text:p>dlgConfigureTrajectory_LabelExtraData</text:p>
          </table:table-cell>
          <table:table-cell table:style-name="ce324"/>
          <table:table-cell table:style-name="ce141" office:value-type="string">
            <text:p>Measurement:</text:p>
          </table:table-cell>
          <table:table-cell table:style-name="ce241" office:value-type="string">
            <text:p>Mesure :</text:p>
          </table:table-cell>
          <table:table-cell table:style-name="ce114" office:value-type="string">
            <text:p>Meting:</text:p>
          </table:table-cell>
          <table:table-cell table:style-name="ce256" office:value-type="string">
            <text:p>Messung :</text:p>
          </table:table-cell>
          <table:table-cell table:style-name="ce265" office:value-type="string">
            <text:p>Medición :</text:p>
          </table:table-cell>
          <table:table-cell table:style-name="ce268"/>
          <table:table-cell table:style-name="ce273"/>
          <table:table-cell table:style-name="ce96" office:value-type="string">
            <text:p>Misurazione:</text:p>
          </table:table-cell>
          <table:table-cell table:style-name="ce99" office:value-type="string">
            <text:p>Măsurare:</text:p>
          </table:table-cell>
          <table:table-cell table:style-name="ce141" office:value-type="string">
            <text:p>Mitta:</text:p>
          </table:table-cell>
          <table:table-cell table:style-name="ce114" office:value-type="string">
            <text:p>Måling:</text:p>
          </table:table-cell>
          <table:table-cell table:style-name="ce118" office:value-type="string">
            <text:p>测量:</text:p>
          </table:table-cell>
          <table:table-cell table:style-name="ce114" office:value-type="string">
            <text:p>Ölçüm:</text:p>
          </table:table-cell>
          <table:table-cell table:style-name="ce81" office:value-type="string">
            <text:p>Μέτρηση:</text:p>
          </table:table-cell>
          <table:table-cell table:style-name="ce426" table:number-columns-repeated="1008"/>
        </table:table-row>
        <table:table-row table:style-name="ro10">
          <table:table-cell table:style-name="ce31" office:value-type="string">
            <text:p>dlgConfigureTrajectory_ExtraData_None</text:p>
          </table:table-cell>
          <table:table-cell table:style-name="ce324"/>
          <table:table-cell table:style-name="ce141" office:value-type="string">
            <text:p>None</text:p>
          </table:table-cell>
          <table:table-cell table:style-name="ce241" office:value-type="string">
            <text:p>Aucune</text:p>
          </table:table-cell>
          <table:table-cell table:style-name="ce114" office:value-type="string">
            <text:p>Geen Meting</text:p>
          </table:table-cell>
          <table:table-cell table:style-name="ce256" office:value-type="string">
            <text:p>Keine Messung </text:p>
          </table:table-cell>
          <table:table-cell table:style-name="ce266"/>
          <table:table-cell table:style-name="ce268"/>
          <table:table-cell table:style-name="ce273"/>
          <table:table-cell table:style-name="ce96" office:value-type="string">
            <text:p>Nessuna</text:p>
          </table:table-cell>
          <table:table-cell table:style-name="ce99" office:value-type="string">
            <text:p>Nedisponibilă</text:p>
          </table:table-cell>
          <table:table-cell table:style-name="ce141" office:value-type="string">
            <text:p>Puuttuu</text:p>
          </table:table-cell>
          <table:table-cell table:style-name="ce114" office:value-type="string">
            <text:p>Ingen måling</text:p>
          </table:table-cell>
          <table:table-cell table:style-name="ce118" office:value-type="string">
            <text:p>无</text:p>
          </table:table-cell>
          <table:table-cell table:style-name="ce114" office:value-type="string">
            <text:p>Hiçbiri</text:p>
          </table:table-cell>
          <table:table-cell table:style-name="ce81" office:value-type="string">
            <text:p>Καμμία</text:p>
          </table:table-cell>
          <table:table-cell table:style-name="ce426" table:number-columns-repeated="1008"/>
        </table:table-row>
        <table:table-row table:style-name="ro10">
          <table:table-cell table:style-name="ce31" office:value-type="string">
            <text:p>dlgConfigureTrajectory_ExtraData_TotalDistance</text:p>
          </table:table-cell>
          <table:table-cell table:style-name="ce324"/>
          <table:table-cell table:style-name="ce141" office:value-type="string">
            <text:p>Distance</text:p>
          </table:table-cell>
          <table:table-cell table:style-name="ce241" office:value-type="string">
            <text:p>Distance</text:p>
          </table:table-cell>
          <table:table-cell table:style-name="ce114" office:value-type="string">
            <text:p>Afstand</text:p>
          </table:table-cell>
          <table:table-cell table:style-name="ce256" office:value-type="string">
            <text:p>Länge</text:p>
          </table:table-cell>
          <table:table-cell table:style-name="ce266"/>
          <table:table-cell table:style-name="ce268"/>
          <table:table-cell table:style-name="ce273"/>
          <table:table-cell table:style-name="ce96" office:value-type="string">
            <text:p>Distanza</text:p>
          </table:table-cell>
          <table:table-cell table:style-name="ce99" office:value-type="string">
            <text:p>Distanţă</text:p>
          </table:table-cell>
          <table:table-cell table:style-name="ce141" office:value-type="string">
            <text:p>Matka</text:p>
          </table:table-cell>
          <table:table-cell table:style-name="ce114" office:value-type="string">
            <text:p>Distanse</text:p>
          </table:table-cell>
          <table:table-cell table:style-name="ce118" office:value-type="string">
            <text:p>距离</text:p>
          </table:table-cell>
          <table:table-cell table:style-name="ce114" office:value-type="string">
            <text:p>Mesafe</text:p>
          </table:table-cell>
          <table:table-cell table:style-name="ce81" office:value-type="string">
            <text:p>Απόσταση</text:p>
          </table:table-cell>
          <table:table-cell table:style-name="ce426" table:number-columns-repeated="1008"/>
        </table:table-row>
        <table:table-row table:style-name="ro10">
          <table:table-cell table:style-name="ce31" office:value-type="string">
            <text:p>dlgConfigureTrajectory_ExtraData_Speed</text:p>
          </table:table-cell>
          <table:table-cell table:style-name="ce324"/>
          <table:table-cell table:style-name="ce141" office:value-type="string">
            <text:p>Speed</text:p>
          </table:table-cell>
          <table:table-cell table:style-name="ce241" office:value-type="string">
            <text:p>Vitesse</text:p>
          </table:table-cell>
          <table:table-cell table:style-name="ce114" office:value-type="string">
            <text:p>Snelheid</text:p>
          </table:table-cell>
          <table:table-cell table:style-name="ce256" office:value-type="string">
            <text:p>Geschwindigkeit</text:p>
          </table:table-cell>
          <table:table-cell table:style-name="ce266"/>
          <table:table-cell table:style-name="ce268"/>
          <table:table-cell table:style-name="ce273"/>
          <table:table-cell table:style-name="ce96" office:value-type="string">
            <text:p>Velocita'</text:p>
          </table:table-cell>
          <table:table-cell table:style-name="ce99" office:value-type="string">
            <text:p>Viteză </text:p>
          </table:table-cell>
          <table:table-cell table:style-name="ce141" office:value-type="string">
            <text:p>Nopeus</text:p>
          </table:table-cell>
          <table:table-cell table:style-name="ce114" office:value-type="string">
            <text:p>Fart</text:p>
          </table:table-cell>
          <table:table-cell table:style-name="ce118" office:value-type="string">
            <text:p>速度</text:p>
          </table:table-cell>
          <table:table-cell table:style-name="ce114" office:value-type="string">
            <text:p>Hız </text:p>
          </table:table-cell>
          <table:table-cell table:style-name="ce81" office:value-type="string">
            <text:p>Ταχύτητα</text:p>
          </table:table-cell>
          <table:table-cell table:style-name="ce426" table:number-columns-repeated="1008"/>
        </table:table-row>
        <table:table-row table:style-name="ro10">
          <table:table-cell table:style-name="ce31" office:value-type="string">
            <text:p>dlgConfigureTrajectory_lblMode</text:p>
          </table:table-cell>
          <table:table-cell table:style-name="ce324"/>
          <table:table-cell table:style-name="ce234" office:value-type="string">
            <text:p>Mode :</text:p>
          </table:table-cell>
          <table:table-cell table:style-name="ce241" office:value-type="string">
            <text:p>Mode :</text:p>
          </table:table-cell>
          <table:table-cell table:style-name="ce32" office:value-type="string">
            <text:p>Mode:</text:p>
          </table:table-cell>
          <table:table-cell table:style-name="ce256" office:value-type="string">
            <text:p>Modus</text:p>
          </table:table-cell>
          <table:table-cell table:style-name="ce265" office:value-type="string">
            <text:p>Modo :</text:p>
          </table:table-cell>
          <table:table-cell table:style-name="ce81" office:value-type="string">
            <text:p>Modo:</text:p>
          </table:table-cell>
          <table:table-cell table:style-name="ce273"/>
          <table:table-cell table:style-name="ce96" office:value-type="string">
            <text:p>Modalita' :</text:p>
          </table:table-cell>
          <table:table-cell table:style-name="ce277" office:value-type="string">
            <text:p>Mod :</text:p>
          </table:table-cell>
          <table:table-cell table:style-name="ce280" office:value-type="string">
            <text:p>Tila:</text:p>
          </table:table-cell>
          <table:table-cell table:style-name="ce284" office:value-type="string">
            <text:p>Modus:</text:p>
          </table:table-cell>
          <table:table-cell table:style-name="ce118" office:value-type="string">
            <text:p>模式:</text:p>
          </table:table-cell>
          <table:table-cell table:style-name="ce81" office:value-type="string">
            <text:p>Mod:</text:p>
          </table:table-cell>
          <table:table-cell table:style-name="ce298" office:value-type="string">
            <text:p>Τρόπος :</text:p>
          </table:table-cell>
          <table:table-cell table:style-name="ce426" table:number-columns-repeated="1008"/>
        </table:table-row>
        <table:table-row table:style-name="ro10">
          <table:table-cell table:style-name="ce31" office:value-type="string">
            <text:p>dlgConfigureTrajectory_ModeTrajectory</text:p>
          </table:table-cell>
          <table:table-cell table:style-name="ce324"/>
          <table:table-cell table:style-name="ce141" office:value-type="string">
            <text:p>Path</text:p>
          </table:table-cell>
          <table:table-cell table:style-name="ce241" office:value-type="string">
            <text:p>Trajectoire</text:p>
          </table:table-cell>
          <table:table-cell table:style-name="ce32" office:value-type="string">
            <text:p>Trajectory</text:p>
          </table:table-cell>
          <table:table-cell table:style-name="ce256" office:value-type="string">
            <text:p>Trajektorie</text:p>
          </table:table-cell>
          <table:table-cell table:style-name="ce265" office:value-type="string">
            <text:p>Trayectoria</text:p>
          </table:table-cell>
          <table:table-cell table:style-name="ce81" office:value-type="string">
            <text:p>Caminho</text:p>
          </table:table-cell>
          <table:table-cell table:style-name="ce273"/>
          <table:table-cell table:style-name="ce96" office:value-type="string">
            <text:p>Traiettoria</text:p>
          </table:table-cell>
          <table:table-cell table:style-name="ce277" office:value-type="string">
            <text:p>Traiectorie</text:p>
          </table:table-cell>
          <table:table-cell table:style-name="ce279" office:value-type="string">
            <text:p>Liikerata</text:p>
          </table:table-cell>
          <table:table-cell table:style-name="ce284" office:value-type="string">
            <text:p>Bane</text:p>
          </table:table-cell>
          <table:table-cell table:style-name="ce118" office:value-type="string">
            <text:p>路径</text:p>
          </table:table-cell>
          <table:table-cell table:style-name="ce81" office:value-type="string">
            <text:p>Yol</text:p>
          </table:table-cell>
          <table:table-cell table:style-name="ce298" office:value-type="string">
            <text:p>Διαδρομή</text:p>
          </table:table-cell>
          <table:table-cell table:style-name="ce426" table:number-columns-repeated="1008"/>
        </table:table-row>
        <table:table-row table:style-name="ro10">
          <table:table-cell table:style-name="ce322" office:value-type="string">
            <text:p>dlgConfigureTrajectory_Style</text:p>
          </table:table-cell>
          <table:table-cell table:style-name="ce324"/>
          <table:table-cell table:style-name="ce337" office:value-type="string">
            <text:p>Style :</text:p>
          </table:table-cell>
          <table:table-cell table:style-name="ce241" office:value-type="string">
            <text:p>Style :</text:p>
          </table:table-cell>
          <table:table-cell table:style-name="ce32" office:value-type="string">
            <text:p>Stijl:</text:p>
          </table:table-cell>
          <table:table-cell table:style-name="ce353" office:value-type="string">
            <text:p>Stil:</text:p>
          </table:table-cell>
          <table:table-cell table:style-name="ce265" office:value-type="string">
            <text:p>Stilo :</text:p>
          </table:table-cell>
          <table:table-cell table:style-name="ce80" office:value-type="string">
            <text:p>Estilo:</text:p>
          </table:table-cell>
          <table:table-cell table:style-name="ce273"/>
          <table:table-cell table:style-name="ce96" office:value-type="string">
            <text:p>Stile :</text:p>
          </table:table-cell>
          <table:table-cell table:style-name="ce399" office:value-type="string">
            <text:p>Stil :</text:p>
          </table:table-cell>
          <table:table-cell table:style-name="ce405" office:value-type="string">
            <text:p>Tyyli:</text:p>
          </table:table-cell>
          <table:table-cell table:style-name="ce284" office:value-type="string">
            <text:p>Stil: </text:p>
          </table:table-cell>
          <table:table-cell table:style-name="ce118" office:value-type="string">
            <text:p>风格:</text:p>
          </table:table-cell>
          <table:table-cell table:style-name="ce81" office:value-type="string">
            <text:p>Stil:</text:p>
          </table:table-cell>
          <table:table-cell table:style-name="ce298" office:value-type="string">
            <text:p>Στυλ :</text:p>
          </table:table-cell>
          <table:table-cell table:style-name="ce426" table:number-columns-repeated="1008"/>
        </table:table-row>
        <table:table-row table:style-name="ro10">
          <table:table-cell table:style-name="ce322" office:value-type="string">
            <text:p>dlgConfigureTrajectory_Title</text:p>
          </table:table-cell>
          <table:table-cell table:style-name="ce324"/>
          <table:table-cell table:style-name="ce141" office:value-type="string">
            <text:p>Configure Path</text:p>
          </table:table-cell>
          <table:table-cell table:style-name="ce241" office:value-type="string">
            <text:p>Configurer l'Affichage de la Trajectoire</text:p>
          </table:table-cell>
          <table:table-cell table:style-name="ce114" office:value-type="string">
            <text:p>Configureer Trajectpad</text:p>
          </table:table-cell>
          <table:table-cell table:style-name="ce256" office:value-type="string">
            <text:p>Trajektorie konfigurieren</text:p>
          </table:table-cell>
          <table:table-cell table:style-name="ce265" office:value-type="string">
            <text:p>Configurar la Trayectoria</text:p>
          </table:table-cell>
          <table:table-cell table:style-name="ce81" office:value-type="string">
            <text:p>Configurar Caminho</text:p>
          </table:table-cell>
          <table:table-cell table:style-name="ce273"/>
          <table:table-cell table:style-name="ce96" office:value-type="string">
            <text:p>Configura la Traiettoria</text:p>
          </table:table-cell>
          <table:table-cell table:style-name="ce399" office:value-type="string">
            <text:p>Configurează afişarea traiectoriei</text:p>
          </table:table-cell>
          <table:table-cell table:style-name="ce279" office:value-type="string">
            <text:p>Konfiguroi liikerata</text:p>
          </table:table-cell>
          <table:table-cell table:style-name="ce284" office:value-type="string">
            <text:p>Konfigurer bane</text:p>
          </table:table-cell>
          <table:table-cell table:style-name="ce118" office:value-type="string">
            <text:p>配置路径</text:p>
          </table:table-cell>
          <table:table-cell table:style-name="ce81" office:value-type="string">
            <text:p>Yolu Ayarla</text:p>
          </table:table-cell>
          <table:table-cell table:style-name="ce298" office:value-type="string">
            <text:p>Διευθέτηση Διαδρομής</text:p>
          </table:table-cell>
          <table:table-cell table:style-name="ce426" table:number-columns-repeated="1008"/>
        </table:table-row>
        <table:table-row table:style-name="ro10">
          <table:table-cell table:style-name="ce322" office:value-type="string">
            <text:p>dlgConfigureTrajectory_RadioComplete</text:p>
          </table:table-cell>
          <table:table-cell table:style-name="ce324"/>
          <table:table-cell table:style-name="ce141" office:value-type="string">
            <text:p>Complete Path</text:p>
          </table:table-cell>
          <table:table-cell table:style-name="ce241" office:value-type="string">
            <text:p>Trajectoire complète</text:p>
          </table:table-cell>
          <table:table-cell table:style-name="ce114" office:value-type="string">
            <text:p>Compleet trajectpad</text:p>
          </table:table-cell>
          <table:table-cell table:style-name="ce353" office:value-type="string">
            <text:p>Komplette Spur</text:p>
          </table:table-cell>
          <table:table-cell table:style-name="ce265" office:value-type="string">
            <text:p>Trayectoria completa</text:p>
          </table:table-cell>
          <table:table-cell table:style-name="ce81" office:value-type="string">
            <text:p>Caminho completo ?????</text:p>
          </table:table-cell>
          <table:table-cell table:style-name="ce273"/>
          <table:table-cell table:style-name="ce96" office:value-type="string">
            <text:p>Traiettoria completa</text:p>
          </table:table-cell>
          <table:table-cell table:style-name="ce399" office:value-type="string">
            <text:p>Traiectorie completa</text:p>
          </table:table-cell>
          <table:table-cell table:style-name="ce279" office:value-type="string">
            <text:p>Koko liikerata</text:p>
          </table:table-cell>
          <table:table-cell table:style-name="ce284" office:value-type="string">
            <text:p>Fullstendig bane</text:p>
          </table:table-cell>
          <table:table-cell table:style-name="ce118" office:value-type="string">
            <text:p>完整路径</text:p>
          </table:table-cell>
          <table:table-cell table:style-name="ce81" office:value-type="string">
            <text:p>Yolu Tamamla</text:p>
          </table:table-cell>
          <table:table-cell table:style-name="ce298" office:value-type="string">
            <text:p>Ολοκλήρωση Διαδρομής</text:p>
          </table:table-cell>
          <table:table-cell table:style-name="ce426" table:number-columns-repeated="1008"/>
        </table:table-row>
        <table:table-row table:style-name="ro11">
          <table:table-cell table:style-name="ce322" office:value-type="string">
            <text:p>dlgConfigureTrajectory_RadioFocus</text:p>
          </table:table-cell>
          <table:table-cell table:style-name="ce324"/>
          <table:table-cell table:style-name="ce141" office:value-type="string">
            <text:p>Path section around current image</text:p>
          </table:table-cell>
          <table:table-cell table:style-name="ce241" office:value-type="string">
            <text:p>Section de trajectoire autour de l'image en cours</text:p>
          </table:table-cell>
          <table:table-cell table:style-name="ce114" office:value-type="string">
            <text:p>Trajectpad sectie rond huidig beeld</text:p>
          </table:table-cell>
          <table:table-cell table:style-name="ce353" office:value-type="string">
            <text:p>Teilspur um das aktuelle Bild</text:p>
          </table:table-cell>
          <table:table-cell table:style-name="ce265" office:value-type="string">
            <text:p>Selección de trayectoria alrededor de la imagen en curso</text:p>
          </table:table-cell>
          <table:table-cell table:style-name="ce81" office:value-type="string">
            <text:p>Seleção de caminho ao redor da imagem atual</text:p>
          </table:table-cell>
          <table:table-cell table:style-name="ce273"/>
          <table:table-cell table:style-name="ce96" office:value-type="string">
            <text:p>Segmento di traiettoria intorno all'immagine attuale</text:p>
          </table:table-cell>
          <table:table-cell table:style-name="ce399" office:value-type="string">
            <text:p>Sectiune de traiectorie in jurul cadrului curent</text:p>
          </table:table-cell>
          <table:table-cell table:style-name="ce279" office:value-type="string">
            <text:p>Nykyisen kuvan ympärillä oleva liikeradan osuus</text:p>
          </table:table-cell>
          <table:table-cell table:style-name="ce284" office:value-type="string">
            <text:p>Deler av bane rundt aktuelt bilde</text:p>
          </table:table-cell>
          <table:table-cell table:style-name="ce118" office:value-type="string">
            <text:p>当前图像路径</text:p>
          </table:table-cell>
          <table:table-cell table:style-name="ce81" office:value-type="string">
            <text:p>Geçerli imajın etrafındaki yol kesiti</text:p>
          </table:table-cell>
          <table:table-cell table:style-name="ce298" office:value-type="string">
            <text:p>Επιλογή διαδρομής γύρω από την παρούσα εικόνα</text:p>
          </table:table-cell>
          <table:table-cell table:style-name="ce426" table:number-columns-repeated="1008"/>
        </table:table-row>
        <table:table-row table:style-name="ro11">
          <table:table-cell table:style-name="ce322" office:value-type="string">
            <text:p>dlgConfigureTrajectory_RadioLabel</text:p>
          </table:table-cell>
          <table:table-cell table:style-name="ce324"/>
          <table:table-cell table:style-name="ce141" office:value-type="string">
            <text:p>Label following the Path</text:p>
          </table:table-cell>
          <table:table-cell table:style-name="ce241" office:value-type="string">
            <text:p>Label suivant la trajectoire</text:p>
          </table:table-cell>
          <table:table-cell table:style-name="ce114" office:value-type="string">
            <text:p>Label volgt het Trajectpad</text:p>
          </table:table-cell>
          <table:table-cell table:style-name="ce353" office:value-type="string">
            <text:p>Beschriftung folgt der Spur</text:p>
          </table:table-cell>
          <table:table-cell table:style-name="ce265" office:value-type="string">
            <text:p>Etiqueta según la trayectoria</text:p>
          </table:table-cell>
          <table:table-cell table:style-name="ce81" office:value-type="string">
            <text:p>Informação seguindo o Caminho</text:p>
          </table:table-cell>
          <table:table-cell table:style-name="ce273"/>
          <table:table-cell table:style-name="ce96" office:value-type="string">
            <text:p>Etichetta che segue la traiettoria</text:p>
          </table:table-cell>
          <table:table-cell table:style-name="ce399" office:value-type="string">
            <text:p>Eticheta de-a lungul traiectoriei</text:p>
          </table:table-cell>
          <table:table-cell table:style-name="ce279" office:value-type="string">
            <text:p>Liikeradan otsikot</text:p>
          </table:table-cell>
          <table:table-cell table:style-name="ce284" office:value-type="string">
            <text:p>Beskrivelse følger banen</text:p>
          </table:table-cell>
          <table:table-cell table:style-name="ce118" office:value-type="string">
            <text:p>路径下标签</text:p>
          </table:table-cell>
          <table:table-cell table:style-name="ce81" office:value-type="string">
            <text:p>Yolu takip eden etiket</text:p>
          </table:table-cell>
          <table:table-cell table:style-name="ce298" office:value-type="string">
            <text:p>Ετικέτα ακολουθούμενη την διαδρομή</text:p>
          </table:table-cell>
          <table:table-cell table:style-name="ce426" table:number-columns-repeated="1008"/>
        </table:table-row>
        <table:table-row table:style-name="ro11">
          <table:table-cell table:style-name="ce322" office:value-type="string">
            <text:p>dlgConfigureTrajectory_SetOrigin</text:p>
          </table:table-cell>
          <table:table-cell table:style-name="ce324"/>
          <table:table-cell table:style-name="ce141" office:value-type="string">
            <text:p>Coordinates system origin</text:p>
          </table:table-cell>
          <table:table-cell table:style-name="ce241" office:value-type="string">
            <text:p>Origine du repère de coordonnées</text:p>
          </table:table-cell>
          <table:table-cell table:style-name="ce114" office:value-type="string">
            <text:p>Originele systeem coördinaten</text:p>
          </table:table-cell>
          <table:table-cell table:style-name="ce353" office:value-type="string">
            <text:p>Koordinatenursprung setzen</text:p>
          </table:table-cell>
          <table:table-cell table:style-name="ce265" office:value-type="string">
            <text:p>Origen de coordenadas</text:p>
          </table:table-cell>
          <table:table-cell table:style-name="ce81" office:value-type="string">
            <text:p>Coordenadas de origem sistema</text:p>
          </table:table-cell>
          <table:table-cell table:style-name="ce273"/>
          <table:table-cell table:style-name="ce391" office:value-type="string">
            <text:p>Coordinate di origine</text:p>
          </table:table-cell>
          <table:table-cell table:style-name="ce399" office:value-type="string">
            <text:p>Originea sistemului de coordonate</text:p>
          </table:table-cell>
          <table:table-cell table:style-name="ce279" office:value-type="string">
            <text:p>Koordinaatiojärjestelmän origo</text:p>
          </table:table-cell>
          <table:table-cell table:style-name="ce284" office:value-type="string">
            <text:p>Koordinater ved startsted</text:p>
          </table:table-cell>
          <table:table-cell table:style-name="ce118" office:value-type="string">
            <text:p>标记系统原点坐标</text:p>
          </table:table-cell>
          <table:table-cell table:style-name="ce81" office:value-type="string">
            <text:p>Sistem orijini koordinatları</text:p>
          </table:table-cell>
          <table:table-cell table:style-name="ce298" office:value-type="string">
            <text:p>Σημείο μηδέν, συστήματος συντεταγμένων</text:p>
          </table:table-cell>
          <table:table-cell table:style-name="ce426" table:number-columns-repeated="1008"/>
        </table:table-row>
        <table:table-row table:style-name="ro10">
          <table:table-cell table:style-name="ce322" office:value-type="string">
            <text:p>dlgConfigureMosaic_cbRightToLeft</text:p>
          </table:table-cell>
          <table:table-cell table:style-name="ce324"/>
          <table:table-cell table:style-name="ce337" office:value-type="string">
            <text:p>Right-to-left motion</text:p>
          </table:table-cell>
          <table:table-cell table:style-name="ce241" office:value-type="string">
            <text:p>Mouvement de droite à gauche</text:p>
          </table:table-cell>
          <table:table-cell table:style-name="ce114" office:value-type="string">
            <text:p>Beweging rechts-naar-links</text:p>
          </table:table-cell>
          <table:table-cell table:style-name="ce353" office:value-type="string">
            <text:p>Bewegung rechts nach links</text:p>
          </table:table-cell>
          <table:table-cell table:style-name="ce265" office:value-type="string">
            <text:p>Movimiento de izquierda a derecha</text:p>
          </table:table-cell>
          <table:table-cell table:style-name="ce81" office:value-type="string">
            <text:p>Movimento da Direita para esquerda</text:p>
          </table:table-cell>
          <table:table-cell table:style-name="ce273"/>
          <table:table-cell table:style-name="ce96" office:value-type="string">
            <text:p>Movimento da destra verso sinistra</text:p>
          </table:table-cell>
          <table:table-cell table:style-name="ce399" office:value-type="string">
            <text:p>Miscare de la dreapta la stanga</text:p>
          </table:table-cell>
          <table:table-cell table:style-name="ce405" office:value-type="string">
            <text:p>Liike oikealta vasemmalle</text:p>
          </table:table-cell>
          <table:table-cell table:style-name="ce284" office:value-type="string">
            <text:p>Høyre-til-venstre bevegelse</text:p>
          </table:table-cell>
          <table:table-cell table:style-name="ce118" office:value-type="string">
            <text:p>从右到左的动作</text:p>
          </table:table-cell>
          <table:table-cell table:style-name="ce81" office:value-type="string">
            <text:p>Sağdan sola hareket</text:p>
          </table:table-cell>
          <table:table-cell table:style-name="ce298" office:value-type="string">
            <text:p>Αριστερά-προς-Δεξιά κίνηση</text:p>
          </table:table-cell>
          <table:table-cell table:style-name="ce426" table:number-columns-repeated="1008"/>
        </table:table-row>
        <table:table-row table:style-name="ro11">
          <table:table-cell table:style-name="ce322" office:value-type="string">
            <text:p>dlgConfigureMeasure_lblRealSize</text:p>
          </table:table-cell>
          <table:table-cell table:style-name="ce324"/>
          <table:table-cell table:style-name="ce337" office:value-type="string">
            <text:p>Real size of the segment :</text:p>
          </table:table-cell>
          <table:table-cell table:style-name="ce241" office:value-type="string">
            <text:p>Taille réelle du segment :</text:p>
          </table:table-cell>
          <table:table-cell table:style-name="ce114" office:value-type="string">
            <text:p>Werkelijke afmetingen van het segment:</text:p>
          </table:table-cell>
          <table:table-cell table:style-name="ce353" office:value-type="string">
            <text:p>Tatsächliche Länge der Strecke</text:p>
          </table:table-cell>
          <table:table-cell table:style-name="ce265" office:value-type="string">
            <text:p>Medida real del segmento :</text:p>
          </table:table-cell>
          <table:table-cell table:style-name="ce81" office:value-type="string">
            <text:p>Tamanho real do segmento:</text:p>
          </table:table-cell>
          <table:table-cell table:style-name="ce273"/>
          <table:table-cell table:style-name="ce96" office:value-type="string">
            <text:p>Dimensione reale del segmento :</text:p>
          </table:table-cell>
          <table:table-cell table:style-name="ce399" office:value-type="string">
            <text:p>Marimea reala a segmentului :</text:p>
          </table:table-cell>
          <table:table-cell table:style-name="ce405" office:value-type="string">
            <text:p>Segmentin oikea koko:</text:p>
          </table:table-cell>
          <table:table-cell table:style-name="ce284" office:value-type="string">
            <text:p>Reell størrelse på segment:</text:p>
          </table:table-cell>
          <table:table-cell table:style-name="ce118" office:value-type="string">
            <text:p>片段真实大小 :</text:p>
          </table:table-cell>
          <table:table-cell table:style-name="ce81" office:value-type="string">
            <text:p>Segmentin gerçek büyüklüğü :</text:p>
          </table:table-cell>
          <table:table-cell table:style-name="ce298" office:value-type="string">
            <text:p>Πραγματικό μέγεθος του τμήματος</text:p>
          </table:table-cell>
          <table:table-cell table:style-name="ce426" table:number-columns-repeated="1008"/>
        </table:table-row>
        <table:table-row table:style-name="ro10">
          <table:table-cell table:style-name="ce322" office:value-type="string">
            <text:p>dlgConfigureMeasure_Title</text:p>
          </table:table-cell>
          <table:table-cell table:style-name="ce324"/>
          <table:table-cell table:style-name="ce337" office:value-type="string">
            <text:p>Calibrate measure</text:p>
          </table:table-cell>
          <table:table-cell table:style-name="ce241" office:value-type="string">
            <text:p>Étalonner la mesure</text:p>
          </table:table-cell>
          <table:table-cell table:style-name="ce114" office:value-type="string">
            <text:p>Fixeer de afmeting</text:p>
          </table:table-cell>
          <table:table-cell table:style-name="ce353" office:value-type="string">
            <text:p>Messung kalibrieren</text:p>
          </table:table-cell>
          <table:table-cell table:style-name="ce364" office:value-type="string">
            <text:p>Calibrar la medida</text:p>
          </table:table-cell>
          <table:table-cell table:style-name="ce80"/>
          <table:table-cell table:style-name="ce273"/>
          <table:table-cell table:style-name="ce96" office:value-type="string">
            <text:p>Misura stabilita</text:p>
          </table:table-cell>
          <table:table-cell table:style-name="ce399" office:value-type="string">
            <text:p>Calibrare</text:p>
          </table:table-cell>
          <table:table-cell table:style-name="ce405" office:value-type="string">
            <text:p>Sulje mitta</text:p>
          </table:table-cell>
          <table:table-cell table:style-name="ce114" office:value-type="string">
            <text:p>Kalibrere måling</text:p>
          </table:table-cell>
          <table:table-cell table:style-name="ce118" office:value-type="string">
            <text:p>校准测量</text:p>
          </table:table-cell>
          <table:table-cell table:style-name="ce81" office:value-type="string">
            <text:p>Ölçümü Kalibre Et</text:p>
          </table:table-cell>
          <table:table-cell table:style-name="ce298" office:value-type="string">
            <text:p>Μέτρηση σφραγίδας</text:p>
          </table:table-cell>
          <table:table-cell table:style-name="ce426" table:number-columns-repeated="1008"/>
        </table:table-row>
        <table:table-row table:style-name="ro10">
          <table:table-cell table:style-name="ce323" office:value-type="string">
            <text:p>dlgDevicePicker_CurrentlySelected</text:p>
          </table:table-cell>
          <table:table-cell table:style-name="ce332"/>
          <table:table-cell table:style-name="ce340" office:value-type="string">
            <text:p>Currently selected:</text:p>
          </table:table-cell>
          <table:table-cell table:style-name="ce344" office:value-type="string">
            <text:p>En cours :</text:p>
          </table:table-cell>
          <table:table-cell table:style-name="ce350"/>
          <table:table-cell table:style-name="ce356"/>
          <table:table-cell table:style-name="ce365"/>
          <table:table-cell table:style-name="ce372"/>
          <table:table-cell table:style-name="ce381"/>
          <table:table-cell table:style-name="ce392"/>
          <table:table-cell table:style-name="ce400"/>
          <table:table-cell table:style-name="ce407"/>
          <table:table-cell table:style-name="ce350"/>
          <table:table-cell table:style-name="ce414"/>
          <table:table-cell table:style-name="ce375"/>
          <table:table-cell table:style-name="ce420"/>
          <table:table-cell table:style-name="ce427" table:number-columns-repeated="1008"/>
        </table:table-row>
        <table:table-row table:style-name="ro10">
          <table:table-cell table:style-name="ce323" office:value-type="string">
            <text:p>dlgDevicePicker_SelectAnother</text:p>
          </table:table-cell>
          <table:table-cell table:style-name="ce332"/>
          <table:table-cell table:style-name="ce340" office:value-type="string">
            <text:p>Select another device:</text:p>
          </table:table-cell>
          <table:table-cell table:style-name="ce344" office:value-type="string">
            <text:p>Choisir une autre source :</text:p>
          </table:table-cell>
          <table:table-cell table:style-name="ce350"/>
          <table:table-cell table:style-name="ce356"/>
          <table:table-cell table:style-name="ce365"/>
          <table:table-cell table:style-name="ce372"/>
          <table:table-cell table:style-name="ce381"/>
          <table:table-cell table:style-name="ce392"/>
          <table:table-cell table:style-name="ce400"/>
          <table:table-cell table:style-name="ce407"/>
          <table:table-cell table:style-name="ce350"/>
          <table:table-cell table:style-name="ce414"/>
          <table:table-cell table:style-name="ce375"/>
          <table:table-cell table:style-name="ce420"/>
          <table:table-cell table:style-name="ce427" table:number-columns-repeated="1008"/>
        </table:table-row>
        <table:table-row table:style-name="ro30">
          <table:table-cell table:style-name="ce31" office:value-type="string">
            <text:p>dlgDiapoExport_LabelFrequencyHundredth</text:p>
          </table:table-cell>
          <table:table-cell table:style-name="ce324"/>
          <table:table-cell table:style-name="ce141" office:value-type="string">
            <text:p>Duration on each Key Image : {0} hundredth of seconds.</text:p>
          </table:table-cell>
          <table:table-cell table:style-name="ce146" office:value-type="string">
            <text:p>Durée de chaque Image Clé : {0} centièmes de secondes.</text:p>
          </table:table-cell>
          <table:table-cell table:style-name="ce32" office:value-type="string">
            <text:p>Duur van elke dia :{0} hondersten van seconden.</text:p>
          </table:table-cell>
          <table:table-cell table:style-name="ce353" office:value-type="string">
            <text:p>Anzeigedauer jedes Bildes : {0} Hundertstelsekunden</text:p>
          </table:table-cell>
          <table:table-cell table:style-name="ce265" office:value-type="string">
            <text:p>Duración de cada diapositiva: {0} centésimas de segundo.</text:p>
          </table:table-cell>
          <table:table-cell table:style-name="ce81" office:value-type="string">
            <text:p>Duração de cada Quadro de Imagem: {0} centésimos de segundos.</text:p>
          </table:table-cell>
          <table:table-cell table:style-name="ce384" office:value-type="string">
            <text:p>Czas trwania każdego diapozytywu : {0} setnych sekundy.</text:p>
          </table:table-cell>
          <table:table-cell table:style-name="ce95" office:value-type="string">
            <text:p>Durata per ogni Immagine Chiave : {0} centesimi di secondo.</text:p>
          </table:table-cell>
          <table:table-cell table:style-name="ce99" office:value-type="string">
            <text:p>Durata fiecărui diapozitiv: {0} sutimi de secundă.</text:p>
          </table:table-cell>
          <table:table-cell table:style-name="ce279" office:value-type="string">
            <text:p>Erilliskuvan kesto : {0} sadasosa sekuntia</text:p>
          </table:table-cell>
          <table:table-cell table:style-name="ce284" office:value-type="string">
            <text:p>Varighet av hvert Nøkkelbilde : {0} hundredels sekund</text:p>
          </table:table-cell>
          <table:table-cell table:style-name="ce118" office:value-type="string">
            <text:p>每个关键图像的长短 : {0} 百秒.</text:p>
          </table:table-cell>
          <table:table-cell table:style-name="ce81" office:value-type="string">
            <text:p>Her bir Anahtar İmaj üzerinde geçen süre: <text:s/>saniyenin yüzde {0} sı.</text:p>
          </table:table-cell>
          <table:table-cell table:style-name="ce298" office:value-type="string">
            <text:p>Διάρκεια κάθε Βασικής εικόνας : {0} εκατοστά του δευτερολέπτου.</text:p>
          </table:table-cell>
          <table:table-cell table:style-name="ce426" table:number-columns-repeated="1008"/>
        </table:table-row>
        <table:table-row table:style-name="ro30">
          <table:table-cell table:style-name="ce31" office:value-type="string">
            <text:p>dlgDiapoExport_LabelFrequencySeconds</text:p>
          </table:table-cell>
          <table:table-cell table:style-name="ce324"/>
          <table:table-cell table:style-name="ce141" office:value-type="string">
            <text:p>Duration of each Key Image : {0:0.00} seconds.</text:p>
          </table:table-cell>
          <table:table-cell table:style-name="ce146" office:value-type="string">
            <text:p>Durée de chaque Image Clé : {0:0.00} secondes.</text:p>
          </table:table-cell>
          <table:table-cell table:style-name="ce32" office:value-type="string">
            <text:p>Duur van elke dia :{0:0.00} seconden.</text:p>
          </table:table-cell>
          <table:table-cell table:style-name="ce353" office:value-type="string">
            <text:p>Anzeigedauer jedes Bildes : {0:0.00} Sekunden</text:p>
          </table:table-cell>
          <table:table-cell table:style-name="ce265" office:value-type="string">
            <text:p>Duración de cada diapositiva: {0:0.00} segundos.</text:p>
          </table:table-cell>
          <table:table-cell table:style-name="ce81" office:value-type="string">
            <text:p>Duração de cada Quadro de Imagem: {0:0.00} segundos.</text:p>
          </table:table-cell>
          <table:table-cell table:style-name="ce384" office:value-type="string">
            <text:p>Czas trwania każdego diapozytywu : {0:0.00} sekund.</text:p>
          </table:table-cell>
          <table:table-cell table:style-name="ce95" office:value-type="string">
            <text:p>Durata per ogni Immagine Chiave : {0:0.00} secondi.</text:p>
          </table:table-cell>
          <table:table-cell table:style-name="ce99" office:value-type="string">
            <text:p>Durata fiecărui diapozitiv : {0:0.00} secunde.</text:p>
          </table:table-cell>
          <table:table-cell table:style-name="ce279" office:value-type="string">
            <text:p>Erilliskuvan kesto: {0:0.00} sekuntia.</text:p>
          </table:table-cell>
          <table:table-cell table:style-name="ce284" office:value-type="string">
            <text:p>Varighet av hvert Nøkkelbilde : {0:0.00} sekunder</text:p>
          </table:table-cell>
          <table:table-cell table:style-name="ce118" office:value-type="string">
            <text:p>每个关键图像的长短 : {0:0.00} 秒.</text:p>
          </table:table-cell>
          <table:table-cell table:style-name="ce81" office:value-type="string">
            <text:p>Her bir Anahtar İmaj üzerinde geçen süre : {0:0.00} saniye.</text:p>
          </table:table-cell>
          <table:table-cell table:style-name="ce298" office:value-type="string">
            <text:p>Διάρκεια κάθε Βασικής εικόνας : {0:0.00} δευτερόλεπτα.</text:p>
          </table:table-cell>
          <table:table-cell table:style-name="ce426" table:number-columns-repeated="1008"/>
        </table:table-row>
        <table:table-row table:style-name="ro10">
          <table:table-cell table:style-name="ce31" office:value-type="string">
            <text:p>dlgDiapoExport_Title</text:p>
          </table:table-cell>
          <table:table-cell table:style-name="ce324"/>
          <table:table-cell table:style-name="ce141" office:value-type="string">
            <text:p>Save Video</text:p>
          </table:table-cell>
          <table:table-cell table:style-name="ce146" office:value-type="string">
            <text:p>Enregistrer une Vidéo</text:p>
          </table:table-cell>
          <table:table-cell table:style-name="ce32" office:value-type="string">
            <text:p>Bewaar video</text:p>
          </table:table-cell>
          <table:table-cell table:style-name="ce353" office:value-type="string">
            <text:p>Speichere Video</text:p>
          </table:table-cell>
          <table:table-cell table:style-name="ce265" office:value-type="string">
            <text:p>Guardar Video</text:p>
          </table:table-cell>
          <table:table-cell table:style-name="ce80" office:value-type="string">
            <text:p>Salvar o Vídeo</text:p>
          </table:table-cell>
          <table:table-cell table:style-name="ce385" office:value-type="string">
            <text:p>Zapisz wideo</text:p>
          </table:table-cell>
          <table:table-cell table:style-name="ce95" office:value-type="string">
            <text:p>Salva il Video</text:p>
          </table:table-cell>
          <table:table-cell table:style-name="ce99" office:value-type="string">
            <text:p>Salvează fişier video</text:p>
          </table:table-cell>
          <table:table-cell table:style-name="ce279" office:value-type="string">
            <text:p>Tallenna video</text:p>
          </table:table-cell>
          <table:table-cell table:style-name="ce284" office:value-type="string">
            <text:p>Lagre video</text:p>
          </table:table-cell>
          <table:table-cell table:style-name="ce118" office:value-type="string">
            <text:p>保存视频</text:p>
          </table:table-cell>
          <table:table-cell table:style-name="ce81" office:value-type="string">
            <text:p>Videoyu Kaydet</text:p>
          </table:table-cell>
          <table:table-cell table:style-name="ce298" office:value-type="string">
            <text:p>Αποθήκευση Video</text:p>
          </table:table-cell>
          <table:table-cell table:style-name="ce426" table:number-columns-repeated="1008"/>
        </table:table-row>
        <table:table-row table:style-name="ro30">
          <table:table-cell table:style-name="ce31" office:value-type="string">
            <text:p>dlgDiapoExport_RadioPausedVideo</text:p>
          </table:table-cell>
          <table:table-cell table:style-name="ce324"/>
          <table:table-cell table:style-name="ce141" office:value-type="string">
            <text:p>Original video with a pause on each Key Image</text:p>
          </table:table-cell>
          <table:table-cell table:style-name="ce146" office:value-type="string">
            <text:p>La vidéo initiale avec une pause sur chaque Image Clé</text:p>
          </table:table-cell>
          <table:table-cell table:style-name="ce114" office:value-type="string">
            <text:p>Originele video met een pauze op elk Kernbeeld</text:p>
          </table:table-cell>
          <table:table-cell table:style-name="ce353" office:value-type="string">
            <text:p>Speichere ein Video mit Pause zwischen jedem Schlüsselbild</text:p>
          </table:table-cell>
          <table:table-cell table:style-name="ce265" office:value-type="string">
            <text:p>Video inicial con una pausa en cada <text:span text:style-name="T2">Imagen</text:span> Clave</text:p>
          </table:table-cell>
          <table:table-cell table:style-name="ce81" office:value-type="string">
            <text:p>Video original com pausa em cada Quadro de Imagem.</text:p>
          </table:table-cell>
          <table:table-cell table:style-name="ce383"/>
          <table:table-cell table:style-name="ce95" office:value-type="string">
            <text:p>Video originale con una pausa su ogni Immagine Chiave</text:p>
          </table:table-cell>
          <table:table-cell table:style-name="ce99" office:value-type="string">
            <text:p>Fisierul video original cu o pauza la fiecare cadru cheie</text:p>
          </table:table-cell>
          <table:table-cell table:style-name="ce279" office:value-type="string">
            <text:p>Alkuperäinen video tauotettuna jokaisen avainkuvan kohdalla</text:p>
          </table:table-cell>
          <table:table-cell table:style-name="ce284" office:value-type="string">
            <text:p>Original video med pause ved hvert nøkkelbilde</text:p>
          </table:table-cell>
          <table:table-cell table:style-name="ce118" office:value-type="string">
            <text:p>在每个关键图像上有停顿的原始视频</text:p>
          </table:table-cell>
          <table:table-cell table:style-name="ce81" office:value-type="string">
            <text:p>Her bir Anahtar İmaj üzerinde duraklatma olan orijinal video</text:p>
          </table:table-cell>
          <table:table-cell table:style-name="ce298" office:value-type="string">
            <text:p>Αρχικό video με παύση σε κάθε Βασική Εικόνα</text:p>
          </table:table-cell>
          <table:table-cell table:style-name="ce426" table:number-columns-repeated="1008"/>
        </table:table-row>
        <table:table-row table:style-name="ro11">
          <table:table-cell table:style-name="ce31" office:value-type="string">
            <text:p>dlgDiapoExport_RadioSlideshow</text:p>
          </table:table-cell>
          <table:table-cell table:style-name="ce324"/>
          <table:table-cell table:style-name="ce141" office:value-type="string">
            <text:p>Video slideshow with only the Key Images.</text:p>
          </table:table-cell>
          <table:table-cell table:style-name="ce146" office:value-type="string">
            <text:p>Diaporama vidéo avec uniquement les Images Clés </text:p>
          </table:table-cell>
          <table:table-cell table:style-name="ce114" office:value-type="string">
            <text:p>Video diashow met alleen de Kernbeelden.</text:p>
          </table:table-cell>
          <table:table-cell table:style-name="ce353" office:value-type="string">
            <text:p>Speichere eine Diashow aus den Schlüsselbildern</text:p>
          </table:table-cell>
          <table:table-cell table:style-name="ce265" office:value-type="string">
            <text:p>Presentación de Diapositivas con las <text:span text:style-name="T2">Imágenes</text:span> Clave</text:p>
          </table:table-cell>
          <table:table-cell table:style-name="ce81" office:value-type="string">
            <text:p>Apresentação em slides apenas com os Quadros de Imagem.</text:p>
          </table:table-cell>
          <table:table-cell table:style-name="ce383"/>
          <table:table-cell table:style-name="ce95" office:value-type="string">
            <text:p>Video composto solo dalle Immagini Chiave</text:p>
          </table:table-cell>
          <table:table-cell table:style-name="ce99" office:value-type="string">
            <text:p>Prezentare tip sideshow doar a cadrelor cheie</text:p>
          </table:table-cell>
          <table:table-cell table:style-name="ce279" office:value-type="string">
            <text:p>Videodiaesitys vain avainkuvista.</text:p>
          </table:table-cell>
          <table:table-cell table:style-name="ce284" office:value-type="string">
            <text:p>Video slideshow med bare nøkkelbilder</text:p>
          </table:table-cell>
          <table:table-cell table:style-name="ce118" office:value-type="string">
            <text:p>只有关键图像的视频幻灯片.</text:p>
          </table:table-cell>
          <table:table-cell table:style-name="ce81" office:value-type="string">
            <text:p>Sadece Anahtar İmajları içeren Video slayt gösterisi</text:p>
          </table:table-cell>
          <table:table-cell table:style-name="ce298" office:value-type="string">
            <text:p>Προβολή-διαφανειών video με μόνο τις Βασικές εικόνες</text:p>
          </table:table-cell>
          <table:table-cell table:style-name="ce426" table:number-columns-repeated="1008"/>
        </table:table-row>
        <table:table-row table:style-name="ro10">
          <table:table-cell table:style-name="ce31" office:value-type="string">
            <text:p>dlgDiapoExport_GroupDiapoType</text:p>
          </table:table-cell>
          <table:table-cell table:style-name="ce324"/>
          <table:table-cell table:style-name="ce141" office:value-type="string">
            <text:p>Type of video</text:p>
          </table:table-cell>
          <table:table-cell table:style-name="ce146" office:value-type="string">
            <text:p>Type de vidéo</text:p>
          </table:table-cell>
          <table:table-cell table:style-name="ce114" office:value-type="string">
            <text:p>Videotype</text:p>
          </table:table-cell>
          <table:table-cell table:style-name="ce353" office:value-type="string">
            <text:p>Videotyp</text:p>
          </table:table-cell>
          <table:table-cell table:style-name="ce265" office:value-type="string">
            <text:p>Tipo de vídeo</text:p>
          </table:table-cell>
          <table:table-cell table:style-name="ce81" office:value-type="string">
            <text:p>Tipo de video</text:p>
          </table:table-cell>
          <table:table-cell table:style-name="ce383"/>
          <table:table-cell table:style-name="ce95" office:value-type="string">
            <text:p>Tipo di video</text:p>
          </table:table-cell>
          <table:table-cell table:style-name="ce99" office:value-type="string">
            <text:p>Tipul fisierului video</text:p>
          </table:table-cell>
          <table:table-cell table:style-name="ce279" office:value-type="string">
            <text:p>Videon tyyppi</text:p>
          </table:table-cell>
          <table:table-cell table:style-name="ce284" office:value-type="string">
            <text:p>Type video</text:p>
          </table:table-cell>
          <table:table-cell table:style-name="ce118" office:value-type="string">
            <text:p>视频种类</text:p>
          </table:table-cell>
          <table:table-cell table:style-name="ce81" office:value-type="string">
            <text:p>Video tipi</text:p>
          </table:table-cell>
          <table:table-cell table:style-name="ce298" office:value-type="string">
            <text:p>Τύπος Video</text:p>
          </table:table-cell>
          <table:table-cell table:style-name="ce426" table:number-columns-repeated="1008"/>
        </table:table-row>
        <table:table-row table:style-name="ro11">
          <table:table-cell table:style-name="ce31" office:value-type="string">
            <text:p>dlgExportSpreadsheet_Title</text:p>
          </table:table-cell>
          <table:table-cell table:style-name="ce324"/>
          <table:table-cell table:style-name="ce141" office:value-type="string">
            <text:p>Save Data as a Spreadsheet Document</text:p>
          </table:table-cell>
          <table:table-cell table:style-name="ce146" office:value-type="string">
            <text:p>Enregistrer les Données pour un Tableur</text:p>
          </table:table-cell>
          <table:table-cell table:style-name="ce114" office:value-type="string">
            <text:p>Bewaar de gegevens als een tabel document</text:p>
          </table:table-cell>
          <table:table-cell table:style-name="ce353" office:value-type="string">
            <text:p>Daten als Tabellendokument speichern</text:p>
          </table:table-cell>
          <table:table-cell table:style-name="ce265" office:value-type="string">
            <text:p>Guardar los Datos en una Hoja de <text:span text:style-name="T2">Cálculo</text:span></text:p>
          </table:table-cell>
          <table:table-cell table:style-name="ce81" office:value-type="string">
            <text:p>Salvar dados como uma Planilha</text:p>
          </table:table-cell>
          <table:table-cell table:style-name="ce273"/>
          <table:table-cell table:style-name="ce95" office:value-type="string">
            <text:p>Salva i Dati in formato foglio di calcolo</text:p>
          </table:table-cell>
          <table:table-cell table:style-name="ce99" office:value-type="string">
            <text:p>Salveaza datele ca tabel</text:p>
          </table:table-cell>
          <table:table-cell table:style-name="ce279" office:value-type="string">
            <text:p>Tallenna PDF asiakirja avainkuvista</text:p>
          </table:table-cell>
          <table:table-cell table:style-name="ce284" office:value-type="string">
            <text:p>Lagre data som et regneark dokument</text:p>
          </table:table-cell>
          <table:table-cell table:style-name="ce118" office:value-type="string">
            <text:p>保存数据为电子表格</text:p>
          </table:table-cell>
          <table:table-cell table:style-name="ce81" office:value-type="string">
            <text:p>Veriyi Spreadsheet Dökümanı olarak Kaydet </text:p>
          </table:table-cell>
          <table:table-cell table:style-name="ce298" office:value-type="string">
            <text:p>Αποθήκευση Δεδομένων ως αρχείο Λογιστικού Φύλλου</text:p>
          </table:table-cell>
          <table:table-cell table:style-name="ce426" table:number-columns-repeated="1008"/>
        </table:table-row>
        <table:table-row table:style-name="ro35">
          <table:table-cell table:style-name="ce31" office:value-type="string">
            <text:p>dlgExportSpreadsheet_Filter</text:p>
          </table:table-cell>
          <table:table-cell table:style-name="ce334" office:value-type="string">
            <text:p>"Text" should be translated</text:p>
          </table:table-cell>
          <table:table-cell table:style-name="ce141" office:value-type="string">
            <text:p>OpenOffice Calc (*.ods)|*.ods|Microsoft Excel (*.xml)|*.xml|XHTML (*.html)|*.html|Text (*.txt)|*.txt;</text:p>
          </table:table-cell>
          <table:table-cell table:style-name="ce146" office:value-type="string">
            <text:p>OpenOffice Calc (*.ods)|*.ods|Microsoft Excel (*.xml)|*.xml|XHTML (*.html)|*.html|Texte (*.txt)|*.txt;</text:p>
          </table:table-cell>
          <table:table-cell table:style-name="ce32" office:value-type="string">
            <text:p>OpenOffice Calc (*.ods)|*.ods|Microsoft Excel (*.xml)|*.xml|XHTML (*.html)|*.html|Text (*.txt)|*.txt;</text:p>
          </table:table-cell>
          <table:table-cell table:style-name="ce353" office:value-type="string">
            <text:p>OpenOffice Calc (*.ods)|*.ods|Microsoft Excel (*.xml)|*.xml|XHTML (*.html)|*.html|Text (*.txt)|*.txt;</text:p>
          </table:table-cell>
          <table:table-cell table:style-name="ce71" office:value-type="string">
            <text:p>OpenOffice Calc (*.ods)|*.ods|Microsoft Excel (*.xml)|*.xml|XHTML (*.html)|*.html|Text (*.txt)|*.txt;</text:p>
          </table:table-cell>
          <table:table-cell table:style-name="ce80" office:value-type="string">
            <text:p>OpenOffice Calc (*.ods)|*.ods|Microsoft Excel (*.xml)|*.xml|XHTML (*.html)|*.html|Text (*.txt)|*.txt;</text:p>
          </table:table-cell>
          <table:table-cell table:style-name="ce273"/>
          <table:table-cell table:style-name="ce95" office:value-type="string">
            <text:p>OpenOffice Calc (*.ods)|*.ods|Microsoft Excel (*.xml)|*.xml|XHTML (*.html)|*.html|Text (*.txt)|*.txt;</text:p>
          </table:table-cell>
          <table:table-cell table:style-name="ce141" office:value-type="string">
            <text:p>OpenOffice Calc (*.ods)|*.ods|Microsoft Excel (*.xml)|*.xml|XHTML (*.html)|*.html|Text (*.txt)|*.txt;</text:p>
          </table:table-cell>
          <table:table-cell table:style-name="ce279" office:value-type="string">
            <text:p>OpenOffice Calc (*.ods)|*.ods|Microsoft Excel (*.xml)|*.xml|XHTML (*.html)|*.html|Text (*.txt)|*.txt;</text:p>
          </table:table-cell>
          <table:table-cell table:style-name="ce284" office:value-type="string">
            <text:p>OpenOffice Calc (*.ods)|*.ods|Microsoft Excel (*.xml)|*.xml|XHTML (*.html)|*.html|Text (*.txt)|*.txt;</text:p>
          </table:table-cell>
          <table:table-cell table:style-name="ce118" office:value-type="string">
            <text:p>OpenOffice Calc (*.ods)|*.ods|Microsoft Excel (*.xml)|*.xml|XHTML (*.html)|*.html|Text (*.txt)|*.txt;</text:p>
          </table:table-cell>
          <table:table-cell table:style-name="ce81" office:value-type="string">
            <text:p>OpenOffice Calc (*.ods)|*.ods|Microsoft Excel (*.xml)|*.xml|XHTML (*.html)|*.html|Text (*.txt)|*.txt;</text:p>
          </table:table-cell>
          <table:table-cell table:style-name="ce422" office:value-type="string">
            <text:p>OpenOffice Calc (*.ods)|*.ods|Microsoft Excel (*.xml)|*.xml|XHTML (*.html)|*.html|Text (*.txt)|*.txt</text:p>
          </table:table-cell>
          <table:table-cell table:style-name="ce426" table:number-columns-repeated="1008"/>
        </table:table-row>
        <table:table-row table:style-name="ro10">
          <table:table-cell table:style-name="ce30" office:value-type="string">
            <text:p>dlgKeyframeComment_Title</text:p>
          </table:table-cell>
          <table:table-cell table:style-name="ce315"/>
          <table:table-cell table:style-name="ce140" office:value-type="string">
            <text:p>Comments...</text:p>
          </table:table-cell>
          <table:table-cell table:style-name="ce145" office:value-type="string">
            <text:p>Commentaires...</text:p>
          </table:table-cell>
          <table:table-cell table:style-name="ce32" office:value-type="string">
            <text:p>Commentaar…</text:p>
          </table:table-cell>
          <table:table-cell table:style-name="ce353" office:value-type="string">
            <text:p>Anmerkungen...</text:p>
          </table:table-cell>
          <table:table-cell table:style-name="ce264" office:value-type="string">
            <text:p>Commentarios...</text:p>
          </table:table-cell>
          <table:table-cell table:style-name="ce80" office:value-type="string">
            <text:p>Comentários...</text:p>
          </table:table-cell>
          <table:table-cell table:style-name="ce90" office:value-type="string">
            <text:p>Komentarze...</text:p>
          </table:table-cell>
          <table:table-cell table:style-name="ce95" office:value-type="string">
            <text:p>Commenti...</text:p>
          </table:table-cell>
          <table:table-cell table:style-name="ce99" office:value-type="string">
            <text:p>Comentarii...</text:p>
          </table:table-cell>
          <table:table-cell table:style-name="ce279" office:value-type="string">
            <text:p>Kommentit...</text:p>
          </table:table-cell>
          <table:table-cell table:style-name="ce113" office:value-type="string">
            <text:p>Kommentarer...</text:p>
          </table:table-cell>
          <table:table-cell table:style-name="ce118" office:value-type="string">
            <text:p>注释...</text:p>
          </table:table-cell>
          <table:table-cell table:style-name="ce293" office:value-type="string">
            <text:p>Yorumlar...</text:p>
          </table:table-cell>
          <table:table-cell table:style-name="ce298" office:value-type="string">
            <text:p>Σχόλια</text:p>
          </table:table-cell>
          <table:table-cell table:number-columns-repeated="1008"/>
        </table:table-row>
        <table:table-row table:style-name="ro36">
          <table:table-cell table:style-name="ce30" office:value-type="string">
            <text:p>dlgLoadAnalysis_Filter</text:p>
          </table:table-cell>
          <table:table-cell table:style-name="ce315"/>
          <table:table-cell table:style-name="ce140" office:value-type="string">
            <text:p>Kinovea Video Analysis (*.kva)|*.kva|XML (*.xml)|*.xml|All Files (*.*)|*.*;</text:p>
          </table:table-cell>
          <table:table-cell table:style-name="ce145" office:value-type="string">
            <text:p>Analyse Video Kinovea (*.kva)|*.kva|XML (*.xml)|*.xml|Tous les Fichiers (*.*)|*.*;</text:p>
          </table:table-cell>
          <table:table-cell table:style-name="ce32" office:value-type="string">
            <text:p>Kinovea Video Analyse (*.kva)|*.kva|XML (*.xml)|*.xml|Alle bestanden (*.*)|*.*;</text:p>
          </table:table-cell>
          <table:table-cell table:style-name="ce353" office:value-type="string">
            <text:p>Lade Kinovea Video-Analyse (*.kva)|*.kva|XML (*.xml)|*.xml|Alle Dateien (*.*)|*.*;</text:p>
          </table:table-cell>
          <table:table-cell table:style-name="ce264" office:value-type="string">
            <text:p>Análisis <text:s/>Video Kinovea (*.kva)|*.kva|XML (*.xml)|*.xml|Todos los archivos (*.*)|*.*;</text:p>
          </table:table-cell>
          <table:table-cell table:style-name="ce80" office:value-type="string">
            <text:p>Kinovea Video Analysis (*.kva)|*.kva|XML (*.xml)|*.xml|Todos os Arquivos (*.*)|*.*;</text:p>
          </table:table-cell>
          <table:table-cell table:style-name="ce90" office:value-type="string">
            <text:p>Analiza wideo Kinovea (*.kva)|*.kva|XML (*.xml)|*.xml|All Files (*.*)|*.*;</text:p>
          </table:table-cell>
          <table:table-cell table:style-name="ce95" office:value-type="string">
            <text:p>Kinovea Video Analisi (*.kva)|*.kva|XML (*.xml)|*.xml|Tutti I Files (*.*)|*.*;</text:p>
          </table:table-cell>
          <table:table-cell table:style-name="ce99" office:value-type="string">
            <text:p>Analiză Video Kinovea (*.kva)|*.kva|XML (*.xml)|*.xml|Toate fişierele (*.*)|*.*;</text:p>
          </table:table-cell>
          <table:table-cell table:style-name="ce279" office:value-type="string">
            <text:p>Kinovea videoanalyysi (*.kva)|*.kva|XML (*.xml)|*.xml|Kaikki tiedostot (*.*)|*.*;</text:p>
          </table:table-cell>
          <table:table-cell table:style-name="ce113" office:value-type="string">
            <text:p>Kinovea Video Analysis (*.kva)|*.kva|XML (*.xml)|*.xml|All Files (*.*)|*.*;</text:p>
          </table:table-cell>
          <table:table-cell table:style-name="ce118" office:value-type="string">
            <text:p>视频分析文件 (*.kva)|*.kva|XML (*.xml)|*.xml|All Files (*.*)|*.*;</text:p>
          </table:table-cell>
          <table:table-cell table:style-name="ce293" office:value-type="string">
            <text:p>Kinovea Video Analizi (*.kva)|*.kva|XML (*.xml)|*.xml|All Files (*.*)|*.*;</text:p>
          </table:table-cell>
          <table:table-cell table:style-name="ce298" office:value-type="string">
            <text:p>Kinovea Video Analysis (*.kva)|*.kva|XML (*.xml)|*.xml|Όλα τα αρχεία (*.*)|*.*;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dlgLoadAnalysis_Title</text:p>
          </table:table-cell>
          <table:table-cell table:style-name="ce315"/>
          <table:table-cell table:style-name="ce140" office:value-type="string">
            <text:p>Load Key Images Data</text:p>
          </table:table-cell>
          <table:table-cell table:style-name="ce145" office:value-type="string">
            <text:p>Charger des Données d'Images Clés</text:p>
          </table:table-cell>
          <table:table-cell table:style-name="ce32" office:value-type="string">
            <text:p>Laad de kernbeeldgegevens</text:p>
          </table:table-cell>
          <table:table-cell table:style-name="ce353" office:value-type="string">
            <text:p>Schlüsselbilddatei laden</text:p>
          </table:table-cell>
          <table:table-cell table:style-name="ce264" office:value-type="string">
            <text:p>Cargar datos de las <text:s/>imagenes clave</text:p>
          </table:table-cell>
          <table:table-cell table:style-name="ce80" office:value-type="string">
            <text:p>Carregar Dados dos Quadros de Imagem</text:p>
          </table:table-cell>
          <table:table-cell table:style-name="ce90" office:value-type="string">
            <text:p>Wczytaj kluczowe Obrazy</text:p>
          </table:table-cell>
          <table:table-cell table:style-name="ce95" office:value-type="string">
            <text:p>Carica le Immagini Chiave e loro Dati</text:p>
          </table:table-cell>
          <table:table-cell table:style-name="ce99" office:value-type="string">
            <text:p>Încarcă datele cadrelor cheie </text:p>
          </table:table-cell>
          <table:table-cell table:style-name="ce279" office:value-type="string">
            <text:p>Lataa avainkuvien tiedot</text:p>
          </table:table-cell>
          <table:table-cell table:style-name="ce113" office:value-type="string">
            <text:p>Last inn nøkkelbilde data</text:p>
          </table:table-cell>
          <table:table-cell table:style-name="ce118" office:value-type="string">
            <text:p>载入关键图像数据</text:p>
          </table:table-cell>
          <table:table-cell table:style-name="ce293" office:value-type="string">
            <text:p>Anahtar İmaj Verisi Yükle</text:p>
          </table:table-cell>
          <table:table-cell table:style-name="ce298" office:value-type="string">
            <text:p>Φόρτωση Δεδομένων Βασικών Εικόνων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dlgRafaleExport_GroupInfos</text:p>
          </table:table-cell>
          <table:table-cell table:style-name="ce315"/>
          <table:table-cell table:style-name="ce140" office:value-type="string">
            <text:p>Informations</text:p>
          </table:table-cell>
          <table:table-cell table:style-name="ce145" office:value-type="string">
            <text:p>Informations</text:p>
          </table:table-cell>
          <table:table-cell table:style-name="ce32" office:value-type="string">
            <text:p>Informatie</text:p>
          </table:table-cell>
          <table:table-cell table:style-name="ce353" office:value-type="string">
            <text:p>Informationen</text:p>
          </table:table-cell>
          <table:table-cell table:style-name="ce264" office:value-type="string">
            <text:p>Informationes</text:p>
          </table:table-cell>
          <table:table-cell table:style-name="ce80" office:value-type="string">
            <text:p>Informações</text:p>
          </table:table-cell>
          <table:table-cell table:style-name="ce90" office:value-type="string">
            <text:p>Informacje</text:p>
          </table:table-cell>
          <table:table-cell table:style-name="ce95" office:value-type="string">
            <text:p>Informazioni</text:p>
          </table:table-cell>
          <table:table-cell table:style-name="ce99" office:value-type="string">
            <text:p>Informaţii</text:p>
          </table:table-cell>
          <table:table-cell table:style-name="ce279" office:value-type="string">
            <text:p>Informaatio</text:p>
          </table:table-cell>
          <table:table-cell table:style-name="ce113" office:value-type="string">
            <text:p>Informasjon</text:p>
          </table:table-cell>
          <table:table-cell table:style-name="ce118" office:value-type="string">
            <text:p>信息</text:p>
          </table:table-cell>
          <table:table-cell table:style-name="ce293" office:value-type="string">
            <text:p>Bilgiler</text:p>
          </table:table-cell>
          <table:table-cell table:style-name="ce298" office:value-type="string">
            <text:p>Πληροφορίες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dlgRafaleExport_LabelBlend</text:p>
          </table:table-cell>
          <table:table-cell table:style-name="ce315"/>
          <table:table-cell table:style-name="ce140" office:value-type="string">
            <text:p>Blend drawings onto images.</text:p>
          </table:table-cell>
          <table:table-cell table:style-name="ce145" office:value-type="string">
            <text:p>Incruster les dessins sur les images.</text:p>
          </table:table-cell>
          <table:table-cell table:style-name="ce32" office:value-type="string">
            <text:p>Meng tekenvormen op video</text:p>
          </table:table-cell>
          <table:table-cell table:style-name="ce256" office:value-type="string">
            <text:p>Überblende Video mit Zeichnungen</text:p>
          </table:table-cell>
          <table:table-cell table:style-name="ce264" office:value-type="string">
            <text:p>Superponer dibujos en las imágenes.</text:p>
          </table:table-cell>
          <table:table-cell table:style-name="ce81" office:value-type="string">
            <text:p>Juntar Desenhos às Imagens</text:p>
          </table:table-cell>
          <table:table-cell table:style-name="ce90" office:value-type="string">
            <text:p>Połącz rysunki w obrazy</text:p>
          </table:table-cell>
          <table:table-cell table:style-name="ce95" office:value-type="string">
            <text:p>Apponi i Disegni sulle immagini.</text:p>
          </table:table-cell>
          <table:table-cell table:style-name="ce99" office:value-type="string">
            <text:p>Suprapune desenele peste cadre.</text:p>
          </table:table-cell>
          <table:table-cell table:style-name="ce279" office:value-type="string">
            <text:p>Sulauta piirrokset kuviin</text:p>
          </table:table-cell>
          <table:table-cell table:style-name="ce113" office:value-type="string">
            <text:p>Blend tegninger inn I bilder.</text:p>
          </table:table-cell>
          <table:table-cell table:style-name="ce118" office:value-type="string">
            <text:p>图纸上的图像混合.</text:p>
          </table:table-cell>
          <table:table-cell table:style-name="ce293" office:value-type="string">
            <text:p>Çizimleri imajların üzerine Kaydet</text:p>
          </table:table-cell>
          <table:table-cell table:style-name="ce298" office:value-type="string">
            <text:p>Μίξη σχεδίων στις εικόνες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dlgRafaleExport_LabelFrequencyHundredth</text:p>
          </table:table-cell>
          <table:table-cell table:style-name="ce315"/>
          <table:table-cell table:style-name="ce140" office:value-type="string">
            <text:p>one frame every {0} hundredth of seconds.</text:p>
          </table:table-cell>
          <table:table-cell table:style-name="ce145" office:value-type="string">
            <text:p>une image tous les {0} centièmes de seconde.</text:p>
          </table:table-cell>
          <table:table-cell table:style-name="ce32" office:value-type="string">
            <text:p>Enkel frame iedere {0} honderste van een seconde</text:p>
          </table:table-cell>
          <table:table-cell table:style-name="ce353" office:value-type="string">
            <text:p>1 Einzelbild auf {0} Hundertstelsekunden</text:p>
          </table:table-cell>
          <table:table-cell table:style-name="ce264" office:value-type="string">
            <text:p>una imagen cada {0} centésimas de segundo.</text:p>
          </table:table-cell>
          <table:table-cell table:style-name="ce80" office:value-type="string">
            <text:p>um quadro a cada {0} centésimo de segundos.</text:p>
          </table:table-cell>
          <table:table-cell table:style-name="ce90" office:value-type="string">
            <text:p>Jedna klatka co {0} setne sekundy.</text:p>
          </table:table-cell>
          <table:table-cell table:style-name="ce95" office:value-type="string">
            <text:p>Un fotogramma ogni {0} centesimi di secondo.</text:p>
          </table:table-cell>
          <table:table-cell table:style-name="ce99" office:value-type="string">
            <text:p>un cadru la fiecare {0} sutimi de secunda.</text:p>
          </table:table-cell>
          <table:table-cell table:style-name="ce279" office:value-type="string">
            <text:p>Yksi kuva {0} sadasosa sekunnin välein.</text:p>
          </table:table-cell>
          <table:table-cell table:style-name="ce113" office:value-type="string">
            <text:p>Et bilde per {0} hundrede sekund</text:p>
          </table:table-cell>
          <table:table-cell table:style-name="ce118" office:value-type="string">
            <text:p>每 {0} 百秒一帧.</text:p>
          </table:table-cell>
          <table:table-cell table:style-name="ce293" office:value-type="string">
            <text:p>Her bir saniyenin yüzde {0} si için bir kare.</text:p>
          </table:table-cell>
          <table:table-cell table:style-name="ce298" office:value-type="string">
            <text:p>ένα πλαίσιο κάθε {0} εκατοστά του δευτερολέπτου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dlgRafaleExport_LabelFrequencyRoot</text:p>
          </table:table-cell>
          <table:table-cell table:style-name="ce315"/>
          <table:table-cell table:style-name="ce140" office:value-type="string">
            <text:p>Frequency of image export :</text:p>
          </table:table-cell>
          <table:table-cell table:style-name="ce145" office:value-type="string">
            <text:p>Fréquence d'enregistrement :</text:p>
          </table:table-cell>
          <table:table-cell table:style-name="ce32" office:value-type="string">
            <text:p>Frequentie van beeldexport :</text:p>
          </table:table-cell>
          <table:table-cell table:style-name="ce353" office:value-type="string">
            <text:p>Häufigkeit des Bildexports:</text:p>
          </table:table-cell>
          <table:table-cell table:style-name="ce264" office:value-type="string">
            <text:p>Frecuencia de grabación:</text:p>
          </table:table-cell>
          <table:table-cell table:style-name="ce80" office:value-type="string">
            <text:p>Frequência de exportação de imagens:</text:p>
          </table:table-cell>
          <table:table-cell table:style-name="ce90" office:value-type="string">
            <text:p>Częstotliwość eksportu obrazu :</text:p>
          </table:table-cell>
          <table:table-cell table:style-name="ce95" office:value-type="string">
            <text:p>Frequenza di registrazione immagini :</text:p>
          </table:table-cell>
          <table:table-cell table:style-name="ce99" office:value-type="string">
            <text:p>Frecvenţa exportului de cadre :</text:p>
          </table:table-cell>
          <table:table-cell table:style-name="ce279" office:value-type="string">
            <text:p>Kuvaviennin taajuus:</text:p>
          </table:table-cell>
          <table:table-cell table:style-name="ce113" office:value-type="string">
            <text:p>Hyppighet av bildeeksportering</text:p>
          </table:table-cell>
          <table:table-cell table:style-name="ce118" office:value-type="string">
            <text:p>图像导出频率 :</text:p>
          </table:table-cell>
          <table:table-cell table:style-name="ce293" office:value-type="string">
            <text:p>İmaj dışa aktarım frekansı:</text:p>
          </table:table-cell>
          <table:table-cell table:style-name="ce298" office:value-type="string">
            <text:p>Συχνότητα εξαγωγής εικόνων :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dlgRafaleExport_LabelFrequencySeconds</text:p>
          </table:table-cell>
          <table:table-cell table:style-name="ce315"/>
          <table:table-cell table:style-name="ce140" office:value-type="string">
            <text:p>one frame every {0:0.00} seconds.</text:p>
          </table:table-cell>
          <table:table-cell table:style-name="ce145" office:value-type="string">
            <text:p>une image toutes les {0:0.00} secondes.</text:p>
          </table:table-cell>
          <table:table-cell table:style-name="ce32" office:value-type="string">
            <text:p>Enkel frame iedere {0:0.00} van een seconde</text:p>
          </table:table-cell>
          <table:table-cell table:style-name="ce353" office:value-type="string">
            <text:p>1 Einzelbild auf {0:0.00} Sekunden</text:p>
          </table:table-cell>
          <table:table-cell table:style-name="ce264" office:value-type="string">
            <text:p>una imagen todos los {0:0.00} segundos.</text:p>
          </table:table-cell>
          <table:table-cell table:style-name="ce80" office:value-type="string">
            <text:p>um quadro a cada {0:0.00} segundos.</text:p>
          </table:table-cell>
          <table:table-cell table:style-name="ce90" office:value-type="string">
            <text:p>Jedna klatka co {0:0.00} sekundy.</text:p>
          </table:table-cell>
          <table:table-cell table:style-name="ce95" office:value-type="string">
            <text:p>un fotogramma ogni {0:0.00} secondi.</text:p>
          </table:table-cell>
          <table:table-cell table:style-name="ce99" office:value-type="string">
            <text:p>un cadru la fiecare {0:0.00} secunde.</text:p>
          </table:table-cell>
          <table:table-cell table:style-name="ce279" office:value-type="string">
            <text:p>Yksi kuva {0:0.00} sekunnin välein.</text:p>
          </table:table-cell>
          <table:table-cell table:style-name="ce113" office:value-type="string">
            <text:p>Et bilder per {0:0.00} sekunder</text:p>
          </table:table-cell>
          <table:table-cell table:style-name="ce118" office:value-type="string">
            <text:p>每 {0:0.00} 秒一帧.</text:p>
          </table:table-cell>
          <table:table-cell table:style-name="ce293" office:value-type="string">
            <text:p>Her bir saniye {0:0.00} için bir kare.</text:p>
          </table:table-cell>
          <table:table-cell table:style-name="ce298" office:value-type="string">
            <text:p>ένα πλαίσιο κάθε {0:0.00} δευτερόλεπτα</text:p>
          </table:table-cell>
          <table:table-cell table:number-columns-repeated="1008"/>
        </table:table-row>
        <table:table-row table:style-name="ro15">
          <table:table-cell table:style-name="ce30" office:value-type="string">
            <text:p>dlgRafaleExport_LabelInfoSuffix</text:p>
          </table:table-cell>
          <table:table-cell table:style-name="ce315"/>
          <table:table-cell table:style-name="ce140" office:value-type="string">
            <text:p>The suffix will be automatically appended to image file names. ( "file" =&gt; "file-00.00.jpg")</text:p>
          </table:table-cell>
          <table:table-cell table:style-name="ce145" office:value-type="string">
            <text:p>Le suffixe sera ajouté automatiquement aux images. ( "fichier" =&gt; "fichier-00.00.jpg")</text:p>
          </table:table-cell>
          <table:table-cell table:style-name="ce32" office:value-type="string">
            <text:p>De extensie wordt automatisch gekoppeld aan de bestandsnaam. ( "file" =&gt; "file-00.00.jpg")</text:p>
          </table:table-cell>
          <table:table-cell table:style-name="ce353" office:value-type="string">
            <text:p>Der Dateianhang wird automatisch an die Bilddateien angehängt. ( "file" =&gt; "file-00.00.jpg")</text:p>
          </table:table-cell>
          <table:table-cell table:style-name="ce264" office:value-type="string">
            <text:p>El sufijo se añadirán automáticamente a las imágenes. ( "archivo" =&gt; "archivo-00.00.jpg")</text:p>
          </table:table-cell>
          <table:table-cell table:style-name="ce80" office:value-type="string">
            <text:p>O sufixo será automaticamente adicionado ao nome dos arquivos. ( "Arquivo" =&gt; "Arquivo-00.00.jpg")</text:p>
          </table:table-cell>
          <table:table-cell table:style-name="ce90" office:value-type="string">
            <text:p>Przyrostek zostanie automatycznie dodany do nazwy pliku obrazu. ( "plik" =&gt; "plik-00.00.jpg")</text:p>
          </table:table-cell>
          <table:table-cell table:style-name="ce95" office:value-type="string">
            <text:p>L'estensione sara' automaticam. aggiunta al nome del File Immagini. ("file" =&gt; "file-00.00.jpg")</text:p>
          </table:table-cell>
          <table:table-cell table:style-name="ce99" office:value-type="string">
            <text:p>Sufixul va fi adăugat automat la numele cadrelor. ( "cadru" =&gt; "cadru-00.00.jpg")</text:p>
          </table:table-cell>
          <table:table-cell table:style-name="ce279" office:value-type="string">
            <text:p>Jälkipääte liitetään automaattisesti kuvatiedostojen nimiin.( "tiedosto" =&gt; "tiedosto-00.00.jpg")</text:p>
          </table:table-cell>
          <table:table-cell table:style-name="ce113" office:value-type="string">
            <text:p>Endelsen på bilde blir lagt til automatisk. ( "file" =&gt; "file-00.00.jpg")</text:p>
          </table:table-cell>
          <table:table-cell table:style-name="ce118" office:value-type="string">
            <text:p>文件后缀名将被自动更改为. ( "file" =&gt; "file-00.00.jpg")</text:p>
          </table:table-cell>
          <table:table-cell table:style-name="ce293" office:value-type="string">
            <text:p>Sonek otomatik olarak imaj dosya adlarına eklenecektir.( "dosya" =&gt; "dosya-00.00.jpg")</text:p>
          </table:table-cell>
          <table:table-cell table:style-name="ce298" office:value-type="string">
            <text:p>Το επίθεμα θα προσαρτηθεί αυτόματα στα ονόματα των αρχείων εικόνας. ( "file" =&gt; "file-00.00.jpg")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dlgRafaleExport_LabelKeyframesOnly</text:p>
          </table:table-cell>
          <table:table-cell table:style-name="ce315"/>
          <table:table-cell table:style-name="ce140" office:value-type="string">
            <text:p>Export Key Images only.</text:p>
          </table:table-cell>
          <table:table-cell table:style-name="ce145" office:value-type="string">
            <text:p>Enregistrer uniquement les Images Clés.</text:p>
          </table:table-cell>
          <table:table-cell table:style-name="ce32" office:value-type="string">
            <text:p>Exporteer alleen kernbeelden.</text:p>
          </table:table-cell>
          <table:table-cell table:style-name="ce256" office:value-type="string">
            <text:p>Exportiere nur Schlüsselbilder.</text:p>
          </table:table-cell>
          <table:table-cell table:style-name="ce264" office:value-type="string">
            <text:p>Guardar sólo imàgenes clave.</text:p>
          </table:table-cell>
          <table:table-cell table:style-name="ce80" office:value-type="string">
            <text:p>Exportar apenas Quadros de Imagens.</text:p>
          </table:table-cell>
          <table:table-cell table:style-name="ce90" office:value-type="string">
            <text:p>Eksportuj tylko kluczowe Obrazy</text:p>
          </table:table-cell>
          <table:table-cell table:style-name="ce95" office:value-type="string">
            <text:p>Esporta solo le Immagini Chiave.</text:p>
          </table:table-cell>
          <table:table-cell table:style-name="ce99" office:value-type="string">
            <text:p>Exporta doar cadrele cheie.</text:p>
          </table:table-cell>
          <table:table-cell table:style-name="ce279" office:value-type="string">
            <text:p>Vie ainoastaan avainkuvat.</text:p>
          </table:table-cell>
          <table:table-cell table:style-name="ce113" office:value-type="string">
            <text:p>Eksporter bare nøkkelbilder.</text:p>
          </table:table-cell>
          <table:table-cell table:style-name="ce118" office:value-type="string">
            <text:p>只导出关键图像.</text:p>
          </table:table-cell>
          <table:table-cell table:style-name="ce293" office:value-type="string">
            <text:p>Sadece Anahtar İmajları Dışarıya Aktar.</text:p>
          </table:table-cell>
          <table:table-cell table:style-name="ce298" office:value-type="string">
            <text:p>Εξαγωγή Βασικών Εικόνων μόνο.</text:p>
          </table:table-cell>
          <table:table-cell table:number-columns-repeated="1008"/>
        </table:table-row>
        <table:table-row table:style-name="ro30">
          <table:table-cell table:style-name="ce30" office:value-type="string">
            <text:p>dlgRafaleExport_LabelTotalFrames</text:p>
          </table:table-cell>
          <table:table-cell table:style-name="ce315"/>
          <table:table-cell table:style-name="ce140" office:value-type="string">
            <text:p>Total images to export : {0:0} images.</text:p>
          </table:table-cell>
          <table:table-cell table:style-name="ce145" office:value-type="string">
            <text:p>Nombre total d'images exportées : {0:0} images.</text:p>
          </table:table-cell>
          <table:table-cell table:style-name="ce32" office:value-type="string">
            <text:p>Totaal aantal beelden te exporten : {0:0}.</text:p>
          </table:table-cell>
          <table:table-cell table:style-name="ce353" office:value-type="string">
            <text:p>Gesamte Bilder zum Exportieren : {0:0}</text:p>
          </table:table-cell>
          <table:table-cell table:style-name="ce264" office:value-type="string">
            <text:p>Número total de imágenes exportadas : {0:0} imágenes.</text:p>
          </table:table-cell>
          <table:table-cell table:style-name="ce80" office:value-type="string">
            <text:p>Total de imagens para exportar: {0:0} imagens.</text:p>
          </table:table-cell>
          <table:table-cell table:style-name="ce90" office:value-type="string">
            <text:p>Wszystkich obrazów do eksportu : {0:0}</text:p>
          </table:table-cell>
          <table:table-cell table:style-name="ce95" office:value-type="string">
            <text:p>Totale delle immagini da esportare : {0:0} immagini.</text:p>
          </table:table-cell>
          <table:table-cell table:style-name="ce99" office:value-type="string">
            <text:p>Numărul total al cadrelor de exportat : {0:0} imagini.</text:p>
          </table:table-cell>
          <table:table-cell table:style-name="ce279" office:value-type="string">
            <text:p>Vietävien kuvien määrä : {0:0} kuvaa.</text:p>
          </table:table-cell>
          <table:table-cell table:style-name="ce113" office:value-type="string">
            <text:p>Totalt antall bilder for eksportering: {0:0} bilder</text:p>
          </table:table-cell>
          <table:table-cell table:style-name="ce118" office:value-type="string">
            <text:p>总共导出图像数量 : {0:0} 张.</text:p>
          </table:table-cell>
          <table:table-cell table:style-name="ce293" office:value-type="string">
            <text:p>Dışa aktarılacak toplam imaj sayısı: {0:0} imaj.</text:p>
          </table:table-cell>
          <table:table-cell table:style-name="ce298" office:value-type="string">
            <text:p>Συνολικές εικόνες για εξαγωγή: {0:0} εικόνες.</text:p>
          </table:table-cell>
          <table:table-cell table:number-columns-repeated="1008"/>
        </table:table-row>
        <table:table-row table:style-name="ro15">
          <table:table-cell table:style-name="ce30" office:value-type="string">
            <text:p>dlgRafaleExport_LabelTotalSeconds</text:p>
          </table:table-cell>
          <table:table-cell table:style-name="ce315"/>
          <table:table-cell table:style-name="ce140" office:value-type="string">
            <text:p>Duration covered by the exported sequence of images : {0:0.00} seconds.</text:p>
          </table:table-cell>
          <table:table-cell table:style-name="ce145" office:value-type="string">
            <text:p>Durée couverte par la séquence d'images exportées : {0:0.00} secondes.</text:p>
          </table:table-cell>
          <table:table-cell table:style-name="ce32" office:value-type="string">
            <text:p>Duur van het geëxporteerde beeldmateriaal {0:0.00} seconden.</text:p>
          </table:table-cell>
          <table:table-cell table:style-name="ce353" office:value-type="string">
            <text:p>Abspieldauer der exportierten Bildersequenz : {0:0.00} Sekunden</text:p>
          </table:table-cell>
          <table:table-cell table:style-name="ce264" office:value-type="string">
            <text:p>Duraciòn cubierta por la secuencia de las imágenes exportadas: {0:0.00} segundos.</text:p>
          </table:table-cell>
          <table:table-cell table:style-name="ce80" office:value-type="string">
            <text:p>Duração total da sequência de quadros exportada : {0:0.00} seconds.</text:p>
          </table:table-cell>
          <table:table-cell table:style-name="ce90" office:value-type="string">
            <text:p>Czas trwania eksportowanej sekwencji obrazów : {0:0.00} sekund</text:p>
          </table:table-cell>
          <table:table-cell table:style-name="ce95" office:value-type="string">
            <text:p>Durata della sequenza di Immagini esportata : {0:0.00} secondi.</text:p>
          </table:table-cell>
          <table:table-cell table:style-name="ce99" office:value-type="string">
            <text:p>Durata acoperită de secvenţa de cadre exportată : {0:0.00} secunde.</text:p>
          </table:table-cell>
          <table:table-cell table:style-name="ce279" office:value-type="string">
            <text:p>Vietyjen kuvasarjojen kattama aikajakso: {0:0.00} sekuntia.</text:p>
          </table:table-cell>
          <table:table-cell table:style-name="ce113" office:value-type="string">
            <text:p>Varigheten på den eksporterte sekvensen av bilder : {0:0.00} seconds.</text:p>
          </table:table-cell>
          <table:table-cell table:style-name="ce118" office:value-type="string">
            <text:p>一系列导出图像所包含的时间 : {0:0.00} 秒.</text:p>
          </table:table-cell>
          <table:table-cell table:style-name="ce293" office:value-type="string">
            <text:p>Dışa aktarılan imaj sekansı süresi : {0:0.00} saniye.</text:p>
          </table:table-cell>
          <table:table-cell table:style-name="ce298" office:value-type="string">
            <text:p>Διάρκεια της ακολουθίας των εξαγόμενων εικόνων : {0:0.00} δευτερόλεπτα.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dlgRafaleExport_Title</text:p>
          </table:table-cell>
          <table:table-cell table:style-name="ce315"/>
          <table:table-cell table:style-name="ce140" office:value-type="string">
            <text:p><text:s text:c="2"/>Save a Sequence of Images</text:p>
          </table:table-cell>
          <table:table-cell table:style-name="ce145" office:value-type="string">
            <text:p>Enregistrer une Séquence d'Images</text:p>
          </table:table-cell>
          <table:table-cell table:style-name="ce114" office:value-type="string">
            <text:p>Bewaar een volgorde van de beelden.</text:p>
          </table:table-cell>
          <table:table-cell table:style-name="ce353" office:value-type="string">
            <text:p>Bildsequenz speichern</text:p>
          </table:table-cell>
          <table:table-cell table:style-name="ce264" office:value-type="string">
            <text:p>Guardar una secuencia de imágenes</text:p>
          </table:table-cell>
          <table:table-cell table:style-name="ce80" office:value-type="string">
            <text:p><text:s text:c="2"/>Salvar uma Sequência de Imagens</text:p>
          </table:table-cell>
          <table:table-cell table:style-name="ce90" office:value-type="string">
            <text:p>Zapisz sekwencje obrazów</text:p>
          </table:table-cell>
          <table:table-cell table:style-name="ce95" office:value-type="string">
            <text:p>Salva una sequenza di Immagini</text:p>
          </table:table-cell>
          <table:table-cell table:style-name="ce99" office:value-type="string">
            <text:p>Salvează o succesiune de cadre</text:p>
          </table:table-cell>
          <table:table-cell table:style-name="ce279" office:value-type="string">
            <text:p>Tallenna kuvajakso</text:p>
          </table:table-cell>
          <table:table-cell table:style-name="ce113" office:value-type="string">
            <text:p>Lagre en sekvens av bilder</text:p>
          </table:table-cell>
          <table:table-cell table:style-name="ce118" office:value-type="string">
            <text:p>保存为图像序列</text:p>
          </table:table-cell>
          <table:table-cell table:style-name="ce293" office:value-type="string">
            <text:p>Bir İmaj Sekansı Kaydet</text:p>
          </table:table-cell>
          <table:table-cell table:style-name="ce298" office:value-type="string">
            <text:p>Αποθήκευση Ακολουθίας Εικόνων</text:p>
          </table:table-cell>
          <table:table-cell table:number-columns-repeated="1008"/>
        </table:table-row>
        <table:table-row table:style-name="ro30">
          <table:table-cell table:style-name="ce30" office:value-type="string">
            <text:p>dlgSaveAnalysisFilter</text:p>
          </table:table-cell>
          <table:table-cell table:style-name="ce315"/>
          <table:table-cell table:style-name="ce140" office:value-type="string">
            <text:p>Kinovea Video Analysis (*.kva)|*.kva|XML (*.xml)|*.xml;</text:p>
          </table:table-cell>
          <table:table-cell table:style-name="ce145" office:value-type="string">
            <text:p>Analyse Video Kinovea (*.kva)|*.kva|XML (*.xml)|*.xml;</text:p>
          </table:table-cell>
          <table:table-cell table:style-name="ce32" office:value-type="string">
            <text:p>Kinovea Video Analyse (*.kva)|*.kva|XML (*.xml)|*.xml;</text:p>
          </table:table-cell>
          <table:table-cell table:style-name="ce353" office:value-type="string">
            <text:p>Kinovea Video Analyse (*.kva)|*.kva|XML (*.xml)|*.xml;</text:p>
          </table:table-cell>
          <table:table-cell table:style-name="ce264" office:value-type="string">
            <text:p>Analisis Video Kinovea (*.kva)|*.kva|XML (*.xml)|*.xml;</text:p>
          </table:table-cell>
          <table:table-cell table:style-name="ce80" office:value-type="string">
            <text:p>Kinovea Video Analysis (*.kva)|*.kva|XML (*.xml)|*.xml;</text:p>
          </table:table-cell>
          <table:table-cell table:style-name="ce87" office:value-type="string">
            <text:p>Kinovea Video Analysis (*.kva)|*.kva|XML (*.xml)|*.xml;</text:p>
          </table:table-cell>
          <table:table-cell table:style-name="ce95" office:value-type="string">
            <text:p>Kinovea Video Analisi (*.kva)|*.kva|XML (*.xml)|*.xml;</text:p>
          </table:table-cell>
          <table:table-cell table:style-name="ce99" office:value-type="string">
            <text:p>Analiză Video Kinovea <text:s/>(*.kva)|*.kva|XML (*.xml)|*.xml;</text:p>
          </table:table-cell>
          <table:table-cell table:style-name="ce279" office:value-type="string">
            <text:p>Kinovea videoanalyysi (*.kva)|*.kva|XML (*.xml)|*.xml;</text:p>
          </table:table-cell>
          <table:table-cell table:style-name="ce113" office:value-type="string">
            <text:p>Kinovea Video Analysis (*.kva)|*.kva|XML (*.xml)|*.xml;</text:p>
          </table:table-cell>
          <table:table-cell table:style-name="ce118" office:value-type="string">
            <text:p>视频分析文件 (*.kva)|*.kva|XML (*.xml)|*.xml;</text:p>
          </table:table-cell>
          <table:table-cell table:style-name="ce293" office:value-type="string">
            <text:p>Kinovea Video Analizi (*.kva)|*.kva|XML (*.xml)|*.xml;</text:p>
          </table:table-cell>
          <table:table-cell table:style-name="ce422" office:value-type="string">
            <text:p>Kinovea Video Analysis (*.kva)|*.kva|XML (*.xml)|*.xml;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dlgSaveAnalysisOrVideo_CheckSlow</text:p>
          </table:table-cell>
          <table:table-cell table:style-name="ce315"/>
          <table:table-cell table:style-name="ce140" office:value-type="string">
            <text:p>Take Slow Motion into account. (Current = </text:p>
          </table:table-cell>
          <table:table-cell table:style-name="ce145" office:value-type="string">
            <text:p>Tenir compte du ralentit pour l'enregistrement. (Actuel = </text:p>
          </table:table-cell>
          <table:table-cell table:style-name="ce32" office:value-type="string">
            <text:p>Houdt rekening met Slow Motion. (Huidig =</text:p>
          </table:table-cell>
          <table:table-cell table:style-name="ce353" office:value-type="string">
            <text:p>Berücksichtige Slow-Motion (Aktuell =</text:p>
          </table:table-cell>
          <table:table-cell table:style-name="ce264" office:value-type="string">
            <text:p>Guardar con el ralentizado <text:s text:c="2"/>(Actual = </text:p>
          </table:table-cell>
          <table:table-cell table:style-name="ce80" office:value-type="string">
            <text:p>Gravar Slow Motion. (Atual = </text:p>
          </table:table-cell>
          <table:table-cell table:style-name="ce87" office:value-type="string">
            <text:p>Weź pod uwagę zwolnienia. (Aktualne=</text:p>
          </table:table-cell>
          <table:table-cell table:style-name="ce95" office:value-type="string">
            <text:p>Nel salvataggio tieni conto del Rallentatore. (Attuale = </text:p>
          </table:table-cell>
          <table:table-cell table:style-name="ce99" office:value-type="string">
            <text:p>Ţine cont de mişcarea cu încetinitorul. (Curent = </text:p>
          </table:table-cell>
          <table:table-cell table:style-name="ce279" office:value-type="string">
            <text:p>Huomioi videon hidastus. (Nykyinen:</text:p>
          </table:table-cell>
          <table:table-cell table:style-name="ce113" office:value-type="string">
            <text:p>Ta høyde for slow motion (Current =</text:p>
          </table:table-cell>
          <table:table-cell table:style-name="ce118" office:value-type="string">
            <text:p>考虑慢动作. (Current = </text:p>
          </table:table-cell>
          <table:table-cell table:style-name="ce293" office:value-type="string">
            <text:p>Slow Motion'ı hesaba kat. (Geçerli = </text:p>
          </table:table-cell>
          <table:table-cell table:style-name="ce298" office:value-type="string">
            <text:p>Υπολογισμός και της Αργής Κίνησης. (Current = 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dlgSaveAnalysisOrVideo_GroupOptions</text:p>
          </table:table-cell>
          <table:table-cell table:style-name="ce315"/>
          <table:table-cell table:style-name="ce140" office:value-type="string">
            <text:p>Options</text:p>
          </table:table-cell>
          <table:table-cell table:style-name="ce145" office:value-type="string">
            <text:p>Options</text:p>
          </table:table-cell>
          <table:table-cell table:style-name="ce32" office:value-type="string">
            <text:p>Opties</text:p>
          </table:table-cell>
          <table:table-cell table:style-name="ce353" office:value-type="string">
            <text:p>Optionen</text:p>
          </table:table-cell>
          <table:table-cell table:style-name="ce264" office:value-type="string">
            <text:p>Opciones</text:p>
          </table:table-cell>
          <table:table-cell table:style-name="ce80" office:value-type="string">
            <text:p>Opções</text:p>
          </table:table-cell>
          <table:table-cell table:style-name="ce90" office:value-type="string">
            <text:p>Opcje</text:p>
          </table:table-cell>
          <table:table-cell table:style-name="ce95" office:value-type="string">
            <text:p>Opzioni</text:p>
          </table:table-cell>
          <table:table-cell table:style-name="ce99" office:value-type="string">
            <text:p>Opţiuni</text:p>
          </table:table-cell>
          <table:table-cell table:style-name="ce279" office:value-type="string">
            <text:p>Vaihtoehdot</text:p>
          </table:table-cell>
          <table:table-cell table:style-name="ce113" office:value-type="string">
            <text:p>Alternativer</text:p>
          </table:table-cell>
          <table:table-cell table:style-name="ce118" office:value-type="string">
            <text:p>选项</text:p>
          </table:table-cell>
          <table:table-cell table:style-name="ce293" office:value-type="string">
            <text:p>Seçenekler</text:p>
          </table:table-cell>
          <table:table-cell table:style-name="ce298" office:value-type="string">
            <text:p>Επιλογές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dlgSaveAnalysisOrVideo_GroupSaveMethod</text:p>
          </table:table-cell>
          <table:table-cell table:style-name="ce315"/>
          <table:table-cell table:style-name="ce140" office:value-type="string">
            <text:p>Save Method</text:p>
          </table:table-cell>
          <table:table-cell table:style-name="ce145" office:value-type="string">
            <text:p>Méthode d'Enregistrement</text:p>
          </table:table-cell>
          <table:table-cell table:style-name="ce32" office:value-type="string">
            <text:p>Opslagmethode</text:p>
          </table:table-cell>
          <table:table-cell table:style-name="ce353" office:value-type="string">
            <text:p>Speichermethode</text:p>
          </table:table-cell>
          <table:table-cell table:style-name="ce264" office:value-type="string">
            <text:p>Método para guardar</text:p>
          </table:table-cell>
          <table:table-cell table:style-name="ce80" office:value-type="string">
            <text:p>Salvar Método</text:p>
          </table:table-cell>
          <table:table-cell table:style-name="ce90" office:value-type="string">
            <text:p>Metoda zapisu</text:p>
          </table:table-cell>
          <table:table-cell table:style-name="ce95" office:value-type="string">
            <text:p>Modalita' di salvataggio</text:p>
          </table:table-cell>
          <table:table-cell table:style-name="ce99" office:value-type="string">
            <text:p>Metoda de salvare</text:p>
          </table:table-cell>
          <table:table-cell table:style-name="ce279" office:value-type="string">
            <text:p>Tallennustapa</text:p>
          </table:table-cell>
          <table:table-cell table:style-name="ce113" office:value-type="string">
            <text:p>Lagre metode</text:p>
          </table:table-cell>
          <table:table-cell table:style-name="ce118" office:value-type="string">
            <text:p>保存方法</text:p>
          </table:table-cell>
          <table:table-cell table:style-name="ce293" office:value-type="string">
            <text:p>Kaydetme Yöntemi</text:p>
          </table:table-cell>
          <table:table-cell table:style-name="ce298" office:value-type="string">
            <text:p>Αποθήκευση Μεθόδου</text:p>
          </table:table-cell>
          <table:table-cell table:number-columns-repeated="1008"/>
        </table:table-row>
        <table:table-row table:style-name="ro11">
          <table:table-cell table:style-name="ce31" office:value-type="string">
            <text:p>dlgSaveAnalysisOrVideo_RadioAnalysis</text:p>
          </table:table-cell>
          <table:table-cell table:style-name="ce324"/>
          <table:table-cell table:style-name="ce141" office:value-type="string">
            <text:p>Save only the key images data.</text:p>
          </table:table-cell>
          <table:table-cell table:style-name="ce146" office:value-type="string">
            <text:p>Enregistrer uniquement les données des images clés.</text:p>
          </table:table-cell>
          <table:table-cell table:style-name="ce32" office:value-type="string">
            <text:p>Bewaar alleen de kernbeeldgegevens.</text:p>
          </table:table-cell>
          <table:table-cell table:style-name="ce353" office:value-type="string">
            <text:p>Speichere nur Schlüsselbilddaten</text:p>
          </table:table-cell>
          <table:table-cell table:style-name="ce265" office:value-type="string">
            <text:p>Guardar sólo los datos de las <text:s/>imàgenes clave.</text:p>
          </table:table-cell>
          <table:table-cell table:style-name="ce80" office:value-type="string">
            <text:p>Salvar apenas os dados dos quadros de imagens.</text:p>
          </table:table-cell>
          <table:table-cell table:style-name="ce271" office:value-type="string">
            <text:p>Zapisz tylko kluczowe dane obrazów.</text:p>
          </table:table-cell>
          <table:table-cell table:style-name="ce95" office:value-type="string">
            <text:p>Salva solo le Immagini Chiave ed i loro Dati.</text:p>
          </table:table-cell>
          <table:table-cell table:style-name="ce99" office:value-type="string">
            <text:p>Salvează doar datele cadrelor cheie</text:p>
          </table:table-cell>
          <table:table-cell table:style-name="ce279" office:value-type="string">
            <text:p>Tallenna vain avainkuvien tietoja.</text:p>
          </table:table-cell>
          <table:table-cell table:style-name="ce284" office:value-type="string">
            <text:p>Lagre bare nøkkelbilde data</text:p>
          </table:table-cell>
          <table:table-cell table:style-name="ce118" office:value-type="string">
            <text:p>只保存关键图像数据.</text:p>
          </table:table-cell>
          <table:table-cell table:style-name="ce81" office:value-type="string">
            <text:p>Sadece anahtar imaj verisini kaydet.</text:p>
          </table:table-cell>
          <table:table-cell table:style-name="ce298" office:value-type="string">
            <text:p>Αποθήκευση μόνο των δεδομένων των βασικών εικόνων.</text:p>
          </table:table-cell>
          <table:table-cell table:style-name="ce426" table:number-columns-repeated="1008"/>
        </table:table-row>
        <table:table-row table:style-name="ro15">
          <table:table-cell table:style-name="ce31" office:value-type="string">
            <text:p>dlgSaveAnalysisOrVideo_RadioMuxed</text:p>
          </table:table-cell>
          <table:table-cell table:style-name="ce324"/>
          <table:table-cell table:style-name="ce141" office:value-type="string">
            <text:p>Combine video and key images data in the file.</text:p>
          </table:table-cell>
          <table:table-cell table:style-name="ce146" office:value-type="string">
            <text:p>Combiner la vidéo et les données des images clés dans le fichier.</text:p>
          </table:table-cell>
          <table:table-cell table:style-name="ce32" office:value-type="string">
            <text:p>Bewaar video en kernbeeldgegevens in een enkel bestand.</text:p>
          </table:table-cell>
          <table:table-cell table:style-name="ce353" office:value-type="string">
            <text:p>Speichere Video und Schlüsselbilddaten in einer gemeinsamen Datei</text:p>
          </table:table-cell>
          <table:table-cell table:style-name="ce265" office:value-type="string">
            <text:p>Guardar el video y los datos de las <text:s/>imàgenes clave en un solo archivo.</text:p>
          </table:table-cell>
          <table:table-cell table:style-name="ce81" office:value-type="string">
            <text:p>Combinar vídeo e dados dos quadros de imagens em um único arquivo.</text:p>
          </table:table-cell>
          <table:table-cell table:style-name="ce271" office:value-type="string">
            <text:p>Zapisz dane wideo i kluczowych obrazów do jednego pliku</text:p>
          </table:table-cell>
          <table:table-cell table:style-name="ce95" office:value-type="string">
            <text:p>Unisci nel file il Video + le Immagini Chiave con i loro Dati.</text:p>
          </table:table-cell>
          <table:table-cell table:style-name="ce99" office:value-type="string">
            <text:p>Salvează video şi cadrele cheie într-un singur fişier</text:p>
          </table:table-cell>
          <table:table-cell table:style-name="ce279" office:value-type="string">
            <text:p>Tallenna video ja avainkuvien tiedot yhteiseen tiedostoon.</text:p>
          </table:table-cell>
          <table:table-cell table:style-name="ce284" office:value-type="string">
            <text:p>Kombiner video og nøkkelbilder I filen.</text:p>
          </table:table-cell>
          <table:table-cell table:style-name="ce118" office:value-type="string">
            <text:p>合并文件中的视频与关键图像数据.</text:p>
          </table:table-cell>
          <table:table-cell table:style-name="ce81" office:value-type="string">
            <text:p>Video ve anahtar imaj verisini dosyada birleştir.</text:p>
          </table:table-cell>
          <table:table-cell table:style-name="ce298" office:value-type="string">
            <text:p>Συνδυασμός video και βασικών εικόνων στο αρχείο.</text:p>
          </table:table-cell>
          <table:table-cell table:style-name="ce426" table:number-columns-repeated="1008"/>
        </table:table-row>
        <table:table-row table:style-name="ro30">
          <table:table-cell table:style-name="ce31" office:value-type="string">
            <text:p>dlgSaveAnalysisOrVideo_RadioBlended</text:p>
          </table:table-cell>
          <table:table-cell table:style-name="ce324"/>
          <table:table-cell table:style-name="ce141" office:value-type="string">
            <text:p>Permanently paint key images data on the video.</text:p>
          </table:table-cell>
          <table:table-cell table:style-name="ce146" office:value-type="string">
            <text:p>Incruster définitivement les données des images clés sur la vidéo.</text:p>
          </table:table-cell>
          <table:table-cell table:style-name="ce114" office:value-type="string">
            <text:p>Markeer permanent de Kernbeeld gegevens op de video.</text:p>
          </table:table-cell>
          <table:table-cell table:style-name="ce353" office:value-type="string">
            <text:p>Schlüsselbilddaten dauerhaft ins Video zeichnen.</text:p>
          </table:table-cell>
          <table:table-cell table:style-name="ce265" office:value-type="string">
            <text:p>Incrustar permanentemente los datos de las imágenes clave sobre el vídeo</text:p>
          </table:table-cell>
          <table:table-cell table:style-name="ce81" office:value-type="string">
            <text:p>Pintar dados dos quadros de imagens no vídeo permanentemente.</text:p>
          </table:table-cell>
          <table:table-cell table:style-name="ce273"/>
          <table:table-cell table:style-name="ce95" office:value-type="string">
            <text:p>Includi definitivamente nel Video i Dati delle immagini chiave. </text:p>
          </table:table-cell>
          <table:table-cell table:style-name="ce99" office:value-type="string">
            <text:p>Imprima permanent datele cadrelor cheie pe fisierul video</text:p>
          </table:table-cell>
          <table:table-cell table:style-name="ce279" office:value-type="string">
            <text:p>Maalaa avainkuvien tiedot pysyvästi videolle.</text:p>
          </table:table-cell>
          <table:table-cell table:style-name="ce284" office:value-type="string">
            <text:p>Lagre tegninger permanent på video</text:p>
          </table:table-cell>
          <table:table-cell table:style-name="ce118" office:value-type="string">
            <text:p>永久性地保留视频上的关键图像数据.</text:p>
          </table:table-cell>
          <table:table-cell table:style-name="ce81" office:value-type="string">
            <text:p>Anahtar imaj verisini video üzerine kalıcı olarak kaydet.</text:p>
          </table:table-cell>
          <table:table-cell table:style-name="ce298" office:value-type="string">
            <text:p>Μόνιμος Χρωματισμός βασικών εικόνων στο video.</text:p>
          </table:table-cell>
          <table:table-cell table:style-name="ce426" table:number-columns-repeated="1008"/>
        </table:table-row>
        <table:table-row table:style-name="ro10">
          <table:table-cell table:style-name="ce31" office:value-type="string">
            <text:p>dlgSaveAnalysisOrVideo_RadioVideo</text:p>
          </table:table-cell>
          <table:table-cell table:style-name="ce324"/>
          <table:table-cell table:style-name="ce141" office:value-type="string">
            <text:p>Save video only.</text:p>
          </table:table-cell>
          <table:table-cell table:style-name="ce146" office:value-type="string">
            <text:p>Enregistrer uniquement la vidéo.</text:p>
          </table:table-cell>
          <table:table-cell table:style-name="ce32" office:value-type="string">
            <text:p>Bewaar alleen video.</text:p>
          </table:table-cell>
          <table:table-cell table:style-name="ce353" office:value-type="string">
            <text:p>Speichere nur das Video</text:p>
          </table:table-cell>
          <table:table-cell table:style-name="ce265" office:value-type="string">
            <text:p>Guardar solo el video.</text:p>
          </table:table-cell>
          <table:table-cell table:style-name="ce80" office:value-type="string">
            <text:p>Salvar apenas o vídeo.</text:p>
          </table:table-cell>
          <table:table-cell table:style-name="ce271" office:value-type="string">
            <text:p>Zapisz tylko wideo.</text:p>
          </table:table-cell>
          <table:table-cell table:style-name="ce95" office:value-type="string">
            <text:p>Salva solo il Video.</text:p>
          </table:table-cell>
          <table:table-cell table:style-name="ce99" office:value-type="string">
            <text:p>Salvează doar video.</text:p>
          </table:table-cell>
          <table:table-cell table:style-name="ce279" office:value-type="string">
            <text:p>Tallenna vain video.</text:p>
          </table:table-cell>
          <table:table-cell table:style-name="ce284" office:value-type="string">
            <text:p>Lagre kun video.</text:p>
          </table:table-cell>
          <table:table-cell table:style-name="ce118" office:value-type="string">
            <text:p>只保存视频.</text:p>
          </table:table-cell>
          <table:table-cell table:style-name="ce81" office:value-type="string">
            <text:p>Sadece videoyu kaydet.</text:p>
          </table:table-cell>
          <table:table-cell table:style-name="ce298" office:value-type="string">
            <text:p>Αποθήκευση video μόνο.</text:p>
          </table:table-cell>
          <table:table-cell table:style-name="ce426" table:number-columns-repeated="1008"/>
        </table:table-row>
        <table:table-row table:style-name="ro11">
          <table:table-cell table:style-name="ce30" office:value-type="string">
            <text:p>dlgSaveAnalysisOrVideo_Title</text:p>
          </table:table-cell>
          <table:table-cell table:style-name="ce315"/>
          <table:table-cell table:style-name="ce140" office:value-type="string">
            <text:p>Save Video or Key Images Data...</text:p>
          </table:table-cell>
          <table:table-cell table:style-name="ce145" office:value-type="string">
            <text:p>Enregistrer la Vidéo ou les Données des Images Clés...</text:p>
          </table:table-cell>
          <table:table-cell table:style-name="ce32" office:value-type="string">
            <text:p>Bewaar video of kernbeeldgegevens…</text:p>
          </table:table-cell>
          <table:table-cell table:style-name="ce353" office:value-type="string">
            <text:p>Speichere Video oder Schlüsselbilddaten...</text:p>
          </table:table-cell>
          <table:table-cell table:style-name="ce264" office:value-type="string">
            <text:p>Guardar el video y los datos de las <text:s/>imàgenes clave…</text:p>
          </table:table-cell>
          <table:table-cell table:style-name="ce80" office:value-type="string">
            <text:p>Salvar Vídeo ou Dados dos Quadros de Imagens...</text:p>
          </table:table-cell>
          <table:table-cell table:style-name="ce90" office:value-type="string">
            <text:p>Zapisz dane wideo albo kluczowych obrazów</text:p>
          </table:table-cell>
          <table:table-cell table:style-name="ce95" office:value-type="string">
            <text:p>Salva il Video o le Immagini Chiave...</text:p>
          </table:table-cell>
          <table:table-cell table:style-name="ce99" office:value-type="string">
            <text:p>Salvează video sau cadre cheie...</text:p>
          </table:table-cell>
          <table:table-cell table:style-name="ce279" office:value-type="string">
            <text:p>Tallenna video tai avainkuvien tiedot...</text:p>
          </table:table-cell>
          <table:table-cell table:style-name="ce113" office:value-type="string">
            <text:p>Lagre video eller nøkkelbilde data</text:p>
          </table:table-cell>
          <table:table-cell table:style-name="ce118" office:value-type="string">
            <text:p>保存视频或关键图像数据...</text:p>
          </table:table-cell>
          <table:table-cell table:style-name="ce293" office:value-type="string">
            <text:p>Video veya Anahtar İmaj Verisini Kaydet...</text:p>
          </table:table-cell>
          <table:table-cell table:style-name="ce298" office:value-type="string">
            <text:p>Αποθήκευση video ή δεδομένων Βασικών Εικόνων…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dlgSaveAnalysisTitle</text:p>
          </table:table-cell>
          <table:table-cell table:style-name="ce315"/>
          <table:table-cell table:style-name="ce140" office:value-type="string">
            <text:p>Save Key Images Data</text:p>
          </table:table-cell>
          <table:table-cell table:style-name="ce145" office:value-type="string">
            <text:p>Enregistrer les Données des Images Clés</text:p>
          </table:table-cell>
          <table:table-cell table:style-name="ce32" office:value-type="string">
            <text:p>Bewaar kernbeeldgegegevens.</text:p>
          </table:table-cell>
          <table:table-cell table:style-name="ce353" office:value-type="string">
            <text:p>Speichere Schlüsselbilddaten</text:p>
          </table:table-cell>
          <table:table-cell table:style-name="ce264" office:value-type="string">
            <text:p>Guardar los datos de las <text:s/>imàgenes clave .</text:p>
          </table:table-cell>
          <table:table-cell table:style-name="ce80" office:value-type="string">
            <text:p>Salvar Dados dos Quadros de Imagens</text:p>
          </table:table-cell>
          <table:table-cell table:style-name="ce90" office:value-type="string">
            <text:p>Zapisz dane kluczowych obrazów</text:p>
          </table:table-cell>
          <table:table-cell table:style-name="ce95" office:value-type="string">
            <text:p>Salva i Dati delle immagini chiave</text:p>
          </table:table-cell>
          <table:table-cell table:style-name="ce99" office:value-type="string">
            <text:p>Salvează datele cadrelor cheie</text:p>
          </table:table-cell>
          <table:table-cell table:style-name="ce279" office:value-type="string">
            <text:p>Tallenna avainkuvien tiedot</text:p>
          </table:table-cell>
          <table:table-cell table:style-name="ce113" office:value-type="string">
            <text:p>Lagre nøkkelbilde data</text:p>
          </table:table-cell>
          <table:table-cell table:style-name="ce118" office:value-type="string">
            <text:p>保存关键图像数据</text:p>
          </table:table-cell>
          <table:table-cell table:style-name="ce293" office:value-type="string">
            <text:p>Anahtar İmaj Verisini Kaydet</text:p>
          </table:table-cell>
          <table:table-cell table:style-name="ce298" office:value-type="string">
            <text:p>Αποθήκευση Δεδομένων Βασικών Εικόνων</text:p>
          </table:table-cell>
          <table:table-cell table:number-columns-repeated="1008"/>
        </table:table-row>
        <table:table-row table:style-name="ro37">
          <table:table-cell table:style-name="ce30" office:value-type="string">
            <text:p>dlgSaveFilter</text:p>
          </table:table-cell>
          <table:table-cell table:style-name="ce315"/>
          <table:table-cell table:style-name="ce140" office:value-type="string">
            <text:p>JPEG Images (*.jpg,*.jpeg)|*.jpg;*.jpeg|PNG Images (*.png)|*.png|Bitmap Images (*.bmp)|*.bmp</text:p>
          </table:table-cell>
          <table:table-cell table:style-name="ce145" office:value-type="string">
            <text:p>Images JPEG (*.jpg,*.jpeg)|*.jpg;*.jpeg|Images PNG (*.png)|*.png|Images Bitmap (*.bmp)|*.bmp</text:p>
          </table:table-cell>
          <table:table-cell table:style-name="ce32" office:value-type="string">
            <text:p>JPEG afbeeldingen (*.jpg,*.jpeg)|*.jpg;*.jpeg|PNG afbeeldingen (*.png)|*.png|Bitmap afbeeldingen (*.bmp)|*.bmp</text:p>
          </table:table-cell>
          <table:table-cell table:style-name="ce255" office:value-type="string">
            <text:p>JPEG Bilder (*.jpg,*.jpeg)|*.jpg;*.jpeg|PNG Bilder (*.png)|*.png|Pixelgrafik (*.bmp)|*.bmp</text:p>
          </table:table-cell>
          <table:table-cell table:style-name="ce264" office:value-type="string">
            <text:p>Imagenes JPEG (*.jpg,*.jpeg)|*.jpg;*.jpeg|Imagenes PNG (*.png)|*.png|Imagenes Bitmap (*.bmp)|*.bmp</text:p>
          </table:table-cell>
          <table:table-cell table:style-name="ce80" office:value-type="string">
            <text:p>Imagens JPEG (*.jpg,*.jpeg)|*.jpg;*.jpeg|Imagens PNG (*.png)|*.png|Imagens Bitmap (*.bmp)|*.bmp</text:p>
          </table:table-cell>
          <table:table-cell table:style-name="ce90" office:value-type="string">
            <text:p>Obrazy JPEG (*.jpg,*.jpeg)|*.jpg;*.jpeg|Obrazy PNG (*.png)|*.png|Bitmapy (*.bmp)|*.bmp</text:p>
          </table:table-cell>
          <table:table-cell table:style-name="ce95" office:value-type="string">
            <text:p>JPEG Images (*.jpg,*.jpeg)|*.jpg;*.jpeg|PNG Images (*.png)|*.png|Bitmap Images (*.bmp)|*.bmp</text:p>
          </table:table-cell>
          <table:table-cell table:style-name="ce99" office:value-type="string">
            <text:p>JPEG <text:s/>(*.jpg,*.jpeg)|*.jpg;*.jpeg|PNG <text:s/>(*.png)|*.png|Bitmap <text:s/>(*.bmp)|*.bmp</text:p>
          </table:table-cell>
          <table:table-cell table:style-name="ce279" office:value-type="string">
            <text:p>JPEG kuvat (*.jpg,*.jpeg)|*.jpg;*.jpeg|PNG kuvat (*.png)|*.png|Bitmap kuvat (*.bmp)|*.bmp</text:p>
          </table:table-cell>
          <table:table-cell table:style-name="ce113" office:value-type="string">
            <text:p>JPEG Images (*.jpg,*.jpeg)|*.jpg;*.jpeg|PNG Images (*.png)|*.png|Bitmap Images (*.bmp)|*.bmp</text:p>
          </table:table-cell>
          <table:table-cell table:style-name="ce118" office:value-type="string">
            <text:p>JPEG Images (*.jpg,*.jpeg)|*.jpg;*.jpeg|PNG Images (*.png)|*.png|Bitmap Images (*.bmp)|*.bmp</text:p>
          </table:table-cell>
          <table:table-cell table:style-name="ce293" office:value-type="string">
            <text:p>JPEG İmajları (*.jpg,*.jpeg)|*.jpg;*.jpeg|PNG İmajları (*.png)|*.png|Bitmap İmajları (*.bmp)|*.bmp</text:p>
          </table:table-cell>
          <table:table-cell table:style-name="ce422" office:value-type="string">
            <text:p>JPEG Images (*.jpg,*.jpeg)|*.jpg;*.jpeg|PNG Images (*.png)|*.png|Bitmap Images (*.bmp)|*.bmp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dlgSaveSequenceTitle</text:p>
          </table:table-cell>
          <table:table-cell table:style-name="ce315"/>
          <table:table-cell table:style-name="ce140" office:value-type="string">
            <text:p>Save Sequence</text:p>
          </table:table-cell>
          <table:table-cell table:style-name="ce145" office:value-type="string">
            <text:p>Enregistrer la Séquence d'Images</text:p>
          </table:table-cell>
          <table:table-cell table:style-name="ce32" office:value-type="string">
            <text:p>Bewaar beeldmateriaal</text:p>
          </table:table-cell>
          <table:table-cell table:style-name="ce353" office:value-type="string">
            <text:p>Speichere Sequenz</text:p>
          </table:table-cell>
          <table:table-cell table:style-name="ce264" office:value-type="string">
            <text:p>Guardar la secuencia de imàgenes </text:p>
          </table:table-cell>
          <table:table-cell table:style-name="ce80" office:value-type="string">
            <text:p>Salvar Sequência</text:p>
          </table:table-cell>
          <table:table-cell table:style-name="ce90" office:value-type="string">
            <text:p>Zapisz sekwencję</text:p>
          </table:table-cell>
          <table:table-cell table:style-name="ce95" office:value-type="string">
            <text:p>Salva la Sequenza di Immagini</text:p>
          </table:table-cell>
          <table:table-cell table:style-name="ce99" office:value-type="string">
            <text:p>Salvează Secvenţa</text:p>
          </table:table-cell>
          <table:table-cell table:style-name="ce279" office:value-type="string">
            <text:p>Tallenna kuvausjakso</text:p>
          </table:table-cell>
          <table:table-cell table:style-name="ce113" office:value-type="string">
            <text:p>Lagre sekvens</text:p>
          </table:table-cell>
          <table:table-cell table:style-name="ce118" office:value-type="string">
            <text:p>保存序列</text:p>
          </table:table-cell>
          <table:table-cell table:style-name="ce293" office:value-type="string">
            <text:p>Sekans Kaydet</text:p>
          </table:table-cell>
          <table:table-cell table:style-name="ce298" office:value-type="string">
            <text:p>Αποθήκευση Ακολουθίας</text:p>
          </table:table-cell>
          <table:table-cell table:number-columns-repeated="1008"/>
        </table:table-row>
        <table:table-row table:style-name="ro36">
          <table:table-cell table:style-name="ce30" office:value-type="string">
            <text:p>dlgSaveVideoFilterAlone</text:p>
          </table:table-cell>
          <table:table-cell table:style-name="ce315"/>
          <table:table-cell table:style-name="ce140" office:value-type="string">
            <text:p>Matroska (*.mkv)|*.mkv|MP4 (*.mp4)|*.mp4|AVI (*.avi)|*.avi; </text:p>
          </table:table-cell>
          <table:table-cell table:style-name="ce145" office:value-type="string">
            <text:p>Matroska (*.mkv)|*.mkv|MP4 (*.mp4)|*.mp4|AVI (*.avi)|*.avi; </text:p>
          </table:table-cell>
          <table:table-cell table:style-name="ce32" office:value-type="string">
            <text:p>Matroska (*.mkv)|*.mkv|MP4 (*.mp4)|*.mp4|AVI (*.avi)|*.avi; </text:p>
          </table:table-cell>
          <table:table-cell table:style-name="ce255" office:value-type="string">
            <text:p>Matroska (*.mkv)|*.mkv|MP4 (*.mp4)|*.mp4|AVI (*.avi)|*.avi; </text:p>
          </table:table-cell>
          <table:table-cell table:style-name="ce70" office:value-type="string">
            <text:p>Matroska (*.mkv)|*.mkv|MP4 (*.mp4)|*.mp4|AVI (*.avi)|*.avi; </text:p>
          </table:table-cell>
          <table:table-cell table:style-name="ce80" office:value-type="string">
            <text:p>Matroska (*.mkv)|*.mkv|MP4 (*.mp4)|*.mp4|AVI (*.avi)|*.avi; </text:p>
          </table:table-cell>
          <table:table-cell table:style-name="ce87" office:value-type="string">
            <text:p>Matroska (*.mkv)|*.mkv|MP4 (*.mp4)|*.mp4|AVI (*.avi)|*.avi; </text:p>
          </table:table-cell>
          <table:table-cell table:style-name="ce95" office:value-type="string">
            <text:p>Matroska (*.mkv)|*.mkv|MP4 (*.mp4)|*.mp4|AVI (*.avi)|*.avi; </text:p>
          </table:table-cell>
          <table:table-cell table:style-name="ce99" office:value-type="string">
            <text:p>Matroska (*.mkv)|*.mkv|MP4 (*.mp4)|*.mp4|AVI (*.avi)|*.avi; </text:p>
          </table:table-cell>
          <table:table-cell table:style-name="ce279" office:value-type="string">
            <text:p>Matroska (*.mkv)|*.mkv|MP4 (*.mp4)|*.mp4|AVI (*.avi)|*.avi; </text:p>
          </table:table-cell>
          <table:table-cell table:style-name="ce113" office:value-type="string">
            <text:p>Matroska (*.mkv)|*.mkv|MP4 (*.mp4)|*.mp4|AVI (*.avi)|*.avi;</text:p>
          </table:table-cell>
          <table:table-cell table:style-name="ce118" office:value-type="string">
            <text:p>高清格式 (*.mkv)|*.mkv|MP4 (*.mp4)|*.mp4|AVI (*.avi)|*.avi; </text:p>
          </table:table-cell>
          <table:table-cell table:style-name="ce293" office:value-type="string">
            <text:p>Matroska (*.mkv)|*.mkv|MP4 (*.mp4)|*.mp4|AVI (*.avi)|*.avi; </text:p>
          </table:table-cell>
          <table:table-cell table:style-name="ce422" office:value-type="string">
            <text:p>Matroska (*.mkv)|*.mkv|MP4 (*.mp4)|*.mp4|AVI (*.avi)|*.avi; 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dlgSaveVideoFilterMuxed</text:p>
          </table:table-cell>
          <table:table-cell table:style-name="ce315"/>
          <table:table-cell table:style-name="ce140" office:value-type="string">
            <text:p>Matroska (*.mkv)|*.mkv; </text:p>
          </table:table-cell>
          <table:table-cell table:style-name="ce145" office:value-type="string">
            <text:p>Matroska (*.mkv)|*.mkv; </text:p>
          </table:table-cell>
          <table:table-cell table:style-name="ce32" office:value-type="string">
            <text:p>Matroska (*.mkv)|*.mkv; </text:p>
          </table:table-cell>
          <table:table-cell table:style-name="ce255" office:value-type="string">
            <text:p>Matroska (*.mkv)|*.mkv; </text:p>
          </table:table-cell>
          <table:table-cell table:style-name="ce70" office:value-type="string">
            <text:p>Matroska (*.mkv)|*.mkv; </text:p>
          </table:table-cell>
          <table:table-cell table:style-name="ce80" office:value-type="string">
            <text:p>Matroska (*.mkv)|*.mkv; </text:p>
          </table:table-cell>
          <table:table-cell table:style-name="ce87" office:value-type="string">
            <text:p>Matroska (*.mkv)|*.mkv|MP4 (*.mp4)|*.mp4; </text:p>
          </table:table-cell>
          <table:table-cell table:style-name="ce95" office:value-type="string">
            <text:p>Matroska (*.mkv)|*.mkv; </text:p>
          </table:table-cell>
          <table:table-cell table:style-name="ce99" office:value-type="string">
            <text:p>Matroska (*.mkv)|*.mkv; </text:p>
          </table:table-cell>
          <table:table-cell table:style-name="ce279" office:value-type="string">
            <text:p>Matroska (*.mkv)|*.mkv; </text:p>
          </table:table-cell>
          <table:table-cell table:style-name="ce113" office:value-type="string">
            <text:p>Matroska (*.mkv)|*.mkv; </text:p>
          </table:table-cell>
          <table:table-cell table:style-name="ce118" office:value-type="string">
            <text:p>高清格式 (*.mkv)|*.mkv; </text:p>
          </table:table-cell>
          <table:table-cell table:style-name="ce293" office:value-type="string">
            <text:p>Matroska (*.mkv)|*.mkv; </text:p>
          </table:table-cell>
          <table:table-cell table:style-name="ce422" office:value-type="string">
            <text:p>Matroska (*.mkv)|*.mkv; 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dlgSaveVideoTitle</text:p>
          </table:table-cell>
          <table:table-cell table:style-name="ce315"/>
          <table:table-cell table:style-name="ce140" office:value-type="string">
            <text:p>Save Video</text:p>
          </table:table-cell>
          <table:table-cell table:style-name="ce145" office:value-type="string">
            <text:p>Enregistrer la Vidéo</text:p>
          </table:table-cell>
          <table:table-cell table:style-name="ce32" office:value-type="string">
            <text:p>Bewaar video</text:p>
          </table:table-cell>
          <table:table-cell table:style-name="ce353" office:value-type="string">
            <text:p>Speichere Video</text:p>
          </table:table-cell>
          <table:table-cell table:style-name="ce264" office:value-type="string">
            <text:p>Guardar el video.</text:p>
          </table:table-cell>
          <table:table-cell table:style-name="ce80" office:value-type="string">
            <text:p>Salvar Vídeo</text:p>
          </table:table-cell>
          <table:table-cell table:style-name="ce87" office:value-type="string">
            <text:p>Zapisz wideo</text:p>
          </table:table-cell>
          <table:table-cell table:style-name="ce95" office:value-type="string">
            <text:p>Salva il Video</text:p>
          </table:table-cell>
          <table:table-cell table:style-name="ce99" office:value-type="string">
            <text:p>Salvează Video</text:p>
          </table:table-cell>
          <table:table-cell table:style-name="ce279" office:value-type="string">
            <text:p>Tallenna video</text:p>
          </table:table-cell>
          <table:table-cell table:style-name="ce113" office:value-type="string">
            <text:p>Lagre video</text:p>
          </table:table-cell>
          <table:table-cell table:style-name="ce118" office:value-type="string">
            <text:p>保存视频</text:p>
          </table:table-cell>
          <table:table-cell table:style-name="ce293" office:value-type="string">
            <text:p>Video Kaydet</text:p>
          </table:table-cell>
          <table:table-cell table:style-name="ce298" office:value-type="string">
            <text:p>Αποθήκευση Video</text:p>
          </table:table-cell>
          <table:table-cell table:number-columns-repeated="1008"/>
        </table:table-row>
        <table:table-row table:style-name="ro11">
          <table:table-cell table:style-name="ce325" office:value-type="string">
            <text:p>dlgSetTrajectoryOrigin_Title</text:p>
          </table:table-cell>
          <table:table-cell table:style-name="ce324"/>
          <table:table-cell table:style-name="ce141" office:value-type="string">
            <text:p>Set coordinates system origin</text:p>
          </table:table-cell>
          <table:table-cell table:style-name="ce241" office:value-type="string">
            <text:p>Spécifier l'origine du repère de coordonnées</text:p>
          </table:table-cell>
          <table:table-cell table:style-name="ce114" office:value-type="string">
            <text:p>Specificeer de originele trajectpad coördinaten</text:p>
          </table:table-cell>
          <table:table-cell table:style-name="ce353" office:value-type="string">
            <text:p>Koordinatenursprung setzen</text:p>
          </table:table-cell>
          <table:table-cell table:style-name="ce265" office:value-type="string">
            <text:p>Especificar el origen de coordenadas</text:p>
          </table:table-cell>
          <table:table-cell table:style-name="ce373" office:value-type="string">
            <text:p>Definir a origem do sistema de coordenadas </text:p>
          </table:table-cell>
          <table:table-cell table:style-name="ce273"/>
          <table:table-cell table:style-name="ce391" office:value-type="string">
            <text:p>Imposta le coordinate di origine</text:p>
          </table:table-cell>
          <table:table-cell table:style-name="ce399" office:value-type="string">
            <text:p>Specificati originea sistemului de coordonate</text:p>
          </table:table-cell>
          <table:table-cell table:style-name="ce279" office:value-type="string">
            <text:p>Aseta koordinaatiojärjestelmän origo</text:p>
          </table:table-cell>
          <table:table-cell table:style-name="ce284" office:value-type="string">
            <text:p>Sett koordinatene til systemstart</text:p>
          </table:table-cell>
          <table:table-cell table:style-name="ce118" office:value-type="string">
            <text:p>设定坐标系的原点</text:p>
          </table:table-cell>
          <table:table-cell table:style-name="ce81" office:value-type="string">
            <text:p>Koordinatları sistem orijini olarak ayarla</text:p>
          </table:table-cell>
          <table:table-cell table:style-name="ce298" office:value-type="string">
            <text:p>Τοποθέτηση σημείου μηδέν, συστήματος συντεταγμένων</text:p>
          </table:table-cell>
          <table:table-cell table:style-name="ce426" table:number-columns-repeated="1008"/>
        </table:table-row>
        <table:table-row table:style-name="ro10">
          <table:table-cell table:style-name="ce326" office:value-type="string">
            <text:p>Error_Capture_CannotConnect_Title</text:p>
          </table:table-cell>
          <table:table-cell table:style-name="ce332"/>
          <table:table-cell table:style-name="ce338" office:value-type="string">
            <text:p>Cannot connect to video device</text:p>
          </table:table-cell>
          <table:table-cell table:style-name="ce344" office:value-type="string">
            <text:p>Impossible de se connecter à la caméra</text:p>
          </table:table-cell>
          <table:table-cell table:style-name="ce350"/>
          <table:table-cell table:style-name="ce356"/>
          <table:table-cell table:style-name="ce363"/>
          <table:table-cell table:style-name="ce374"/>
          <table:table-cell table:style-name="ce381"/>
          <table:table-cell table:style-name="ce394"/>
          <table:table-cell table:style-name="ce400"/>
          <table:table-cell table:style-name="ce406"/>
          <table:table-cell table:style-name="ce411"/>
          <table:table-cell table:style-name="ce414"/>
          <table:table-cell table:style-name="ce375"/>
          <table:table-cell table:style-name="ce420"/>
          <table:table-cell table:style-name="ce427" table:number-columns-repeated="1008"/>
        </table:table-row>
        <table:table-row table:style-name="ro29">
          <table:table-cell table:style-name="ce326" office:value-type="string">
            <text:p>Error_Capture_CannotConnect_Text</text:p>
          </table:table-cell>
          <table:table-cell table:style-name="ce332"/>
          <table:table-cell table:style-name="ce338" office:value-type="string">
            <text:p>Couldn't find any device to connect to.\nPlease make sure the device is properly plugged to the computer.</text:p>
          </table:table-cell>
          <table:table-cell table:style-name="ce344" office:value-type="string">
            <text:p>Aucune caméra n'a été trouvée.\nVeuillez vérifier que la caméra est bien connectée à l'ordinateur.</text:p>
          </table:table-cell>
          <table:table-cell table:style-name="ce350"/>
          <table:table-cell table:style-name="ce356"/>
          <table:table-cell table:style-name="ce363"/>
          <table:table-cell table:style-name="ce374"/>
          <table:table-cell table:style-name="ce381"/>
          <table:table-cell table:style-name="ce394"/>
          <table:table-cell table:style-name="ce400"/>
          <table:table-cell table:style-name="ce406"/>
          <table:table-cell table:style-name="ce411"/>
          <table:table-cell table:style-name="ce414"/>
          <table:table-cell table:style-name="ce375"/>
          <table:table-cell table:style-name="ce420"/>
          <table:table-cell table:style-name="ce427" table:number-columns-repeated="1008"/>
        </table:table-row>
        <table:table-row table:style-name="ro38">
          <table:table-cell table:style-name="ce326" office:value-type="string">
            <text:p>Error_Capture_FileExists_Title</text:p>
          </table:table-cell>
          <table:table-cell table:style-name="ce332"/>
          <table:table-cell table:style-name="ce338" office:value-type="string">
            <text:p>File overwrite</text:p>
          </table:table-cell>
          <table:table-cell table:style-name="ce344" office:value-type="string">
            <text:p>Remplacement de fichier</text:p>
          </table:table-cell>
          <table:table-cell table:style-name="ce350"/>
          <table:table-cell table:style-name="ce356"/>
          <table:table-cell table:style-name="ce363"/>
          <table:table-cell table:style-name="ce374"/>
          <table:table-cell table:style-name="ce381"/>
          <table:table-cell table:style-name="ce394"/>
          <table:table-cell table:style-name="ce400"/>
          <table:table-cell table:style-name="ce406"/>
          <table:table-cell table:style-name="ce411"/>
          <table:table-cell table:style-name="ce414"/>
          <table:table-cell table:style-name="ce375"/>
          <table:table-cell table:style-name="ce420"/>
          <table:table-cell table:style-name="ce427" table:number-columns-repeated="1008"/>
        </table:table-row>
        <table:table-row table:style-name="ro39">
          <table:table-cell table:style-name="ce326" office:value-type="string">
            <text:p>Error_Capture_FileExists_Text</text:p>
          </table:table-cell>
          <table:table-cell table:style-name="ce332"/>
          <table:table-cell table:style-name="ce338" office:value-type="string">
            <text:p>The file {0} already exists.\nDo you want to replace it?</text:p>
          </table:table-cell>
          <table:table-cell table:style-name="ce344" office:value-type="string">
            <text:p>Le fichier {0} existe déjà.\nSouhaitez vous <text:s/>le remplacer ?</text:p>
          </table:table-cell>
          <table:table-cell table:style-name="ce350"/>
          <table:table-cell table:style-name="ce356"/>
          <table:table-cell table:style-name="ce363"/>
          <table:table-cell table:style-name="ce374"/>
          <table:table-cell table:style-name="ce381"/>
          <table:table-cell table:style-name="ce394"/>
          <table:table-cell table:style-name="ce400"/>
          <table:table-cell table:style-name="ce406"/>
          <table:table-cell table:style-name="ce411"/>
          <table:table-cell table:style-name="ce414"/>
          <table:table-cell table:style-name="ce375"/>
          <table:table-cell table:style-name="ce420"/>
          <table:table-cell table:style-name="ce427" table:number-columns-repeated="1008"/>
        </table:table-row>
        <table:table-row table:style-name="ro39">
          <table:table-cell table:style-name="ce326" office:value-type="string">
            <text:p>Error_Capture_InvalidFile_Title</text:p>
          </table:table-cell>
          <table:table-cell table:style-name="ce332"/>
          <table:table-cell table:style-name="ce338" office:value-type="string">
            <text:p>Invalid file name</text:p>
          </table:table-cell>
          <table:table-cell table:style-name="ce344" office:value-type="string">
            <text:p>Nom de fichier invalide</text:p>
          </table:table-cell>
          <table:table-cell table:style-name="ce350"/>
          <table:table-cell table:style-name="ce356"/>
          <table:table-cell table:style-name="ce363"/>
          <table:table-cell table:style-name="ce374"/>
          <table:table-cell table:style-name="ce381"/>
          <table:table-cell table:style-name="ce394"/>
          <table:table-cell table:style-name="ce400"/>
          <table:table-cell table:style-name="ce406"/>
          <table:table-cell table:style-name="ce411"/>
          <table:table-cell table:style-name="ce414"/>
          <table:table-cell table:style-name="ce375"/>
          <table:table-cell table:style-name="ce420"/>
          <table:table-cell table:style-name="ce427" table:number-columns-repeated="1008"/>
        </table:table-row>
        <table:table-row table:style-name="ro39">
          <table:table-cell table:style-name="ce326" office:value-type="string">
            <text:p>Error_Capture_InvalidFile_Text</text:p>
          </table:table-cell>
          <table:table-cell table:style-name="ce332"/>
          <table:table-cell table:style-name="ce338" office:value-type="string">
            <text:p>The file name contains invalid characters.\n A file name cannot contain any of the following characters:\n \ / : * ? " &lt; &gt;</text:p>
          </table:table-cell>
          <table:table-cell table:style-name="ce344" office:value-type="string">
            <text:p>Le fichier contient des caractères invalides.\nUn nom de fichier ne peut pas contenir les caractères suivants :\n <text:s/>\ / : * ? " &lt; &gt;</text:p>
          </table:table-cell>
          <table:table-cell table:style-name="ce350"/>
          <table:table-cell table:style-name="ce356"/>
          <table:table-cell table:style-name="ce363"/>
          <table:table-cell table:style-name="ce374"/>
          <table:table-cell table:style-name="ce381"/>
          <table:table-cell table:style-name="ce394"/>
          <table:table-cell table:style-name="ce400"/>
          <table:table-cell table:style-name="ce406"/>
          <table:table-cell table:style-name="ce411"/>
          <table:table-cell table:style-name="ce414"/>
          <table:table-cell table:style-name="ce375"/>
          <table:table-cell table:style-name="ce420"/>
          <table:table-cell table:style-name="ce427" table:number-columns-repeated="1008"/>
        </table:table-row>
        <table:table-row table:style-name="ro25">
          <table:table-cell table:style-name="ce31" office:value-type="string">
            <text:p>Error_SaveDiaporama</text:p>
          </table:table-cell>
          <table:table-cell table:style-name="ce315"/>
          <table:table-cell table:style-name="ce141" office:value-type="string">
            <text:p>Kinovea - Cannot create Slideshow.</text:p>
          </table:table-cell>
          <table:table-cell table:style-name="ce146" office:value-type="string">
            <text:p>Kinovea - Création du Diaporama Impossible.</text:p>
          </table:table-cell>
          <table:table-cell table:style-name="ce32" office:value-type="string">
            <text:p>Kinovea - Kan geen Diashow maken</text:p>
          </table:table-cell>
          <table:table-cell table:style-name="ce353" office:value-type="string">
            <text:p>Kinovea – Diashow kann nicht erstellt werden.</text:p>
          </table:table-cell>
          <table:table-cell table:style-name="ce265" office:value-type="string">
            <text:p>Kinovea - Creaciòn de la presentación de diapositivas <text:s/>imposible.</text:p>
          </table:table-cell>
          <table:table-cell table:style-name="ce81" office:value-type="string">
            <text:p>Kinovea - Não pode criar Apresentação de Slides.</text:p>
          </table:table-cell>
          <table:table-cell table:style-name="ce380" office:value-type="string">
            <text:p>Kinovea - nie można utworzyć pokazu slajdów.</text:p>
          </table:table-cell>
          <table:table-cell table:style-name="ce95" office:value-type="string">
            <text:p>Kinovea – Impossibile creare la videopresentazione.</text:p>
          </table:table-cell>
          <table:table-cell table:style-name="ce99" office:value-type="string">
            <text:p>Kinovea – Crearea secvenţelor de cadre este imposibilă.</text:p>
          </table:table-cell>
          <table:table-cell table:style-name="ce279" office:value-type="string">
            <text:p>Kinovea – Ei voi luoda diaesitystä</text:p>
          </table:table-cell>
          <table:table-cell table:style-name="ce284" office:value-type="string">
            <text:p>Kinovea – kan ikke lage slideshow</text:p>
          </table:table-cell>
          <table:table-cell table:style-name="ce118" office:value-type="string">
            <text:p>无法创建幻灯片.</text:p>
          </table:table-cell>
          <table:table-cell table:style-name="ce81" office:value-type="string">
            <text:p>Kinovea - Slayt gösterisi yaratılamıyor.</text:p>
          </table:table-cell>
          <table:table-cell table:style-name="ce298" office:value-type="string">
            <text:p>Kinovea - Αδύνατη η δημιουργία Προβολής Διαφανειών</text:p>
          </table:table-cell>
          <table:table-cell table:style-name="ce426" table:number-columns-repeated="237"/>
          <table:table-cell table:number-columns-repeated="771"/>
        </table:table-row>
        <table:table-row table:style-name="ro40">
          <table:table-cell table:style-name="ce31" office:value-type="string">
            <text:p>Error_SaveDiaporama_NoKeyframes</text:p>
          </table:table-cell>
          <table:table-cell table:style-name="ce315"/>
          <table:table-cell table:style-name="ce141" office:value-type="string">
            <text:p>A Slideshow is a sequence of Key Images saved in video format.\n Please add some Key Images before generating the Slideshow.</text:p>
          </table:table-cell>
          <table:table-cell table:style-name="ce146" office:value-type="string">
            <text:p>Un Diaporama est une succession d'Images Clés enregistrées sous forme de vidéo.\nVeuillez ajouter quelques Images Clés avant de générer le Diaporama.</text:p>
          </table:table-cell>
          <table:table-cell table:style-name="ce114" office:value-type="string">
            <text:p>Een diashow is een rij opeenvolgende Kernbeelden opgeslagen in video format.\n Voer a.u.b. enkele kernbeelden in,voordat u de diashow maakt.</text:p>
          </table:table-cell>
          <table:table-cell table:style-name="ce353" office:value-type="string">
            <text:p>Eine Diashow ist eine Sequenz von Schlüsselbildern als Videoformat gespeichert.\n Bitte erst Schlüsselbilder auswählen und dann die Diashow erstellen.</text:p>
          </table:table-cell>
          <table:table-cell table:style-name="ce71" office:value-type="string">
            <text:p>Un Pase de Diapositivas es una sucesión de imágenes clave guardas en un vídeo.\nAñada alguna imagen clave antes de generar el Pase de Diapositivas</text:p>
          </table:table-cell>
          <table:table-cell table:style-name="ce81" office:value-type="string">
            <text:p>Uma Apresentação de Slides é uma sequência de Quadros de Imagens salvos num formato de vídeo.\n Por favor, adicione alguns Quadros antes de gerar o Slideshow.</text:p>
          </table:table-cell>
          <table:table-cell table:style-name="ce386" office:value-type="string">
            <text:p>Pokaz slajdów jest to sekwencja kluczowy obrazów zapisanych w formacie wideo.\n Dodaj proszę kilka kluczowych obrazów przed generacją pokazu.</text:p>
          </table:table-cell>
          <table:table-cell table:style-name="ce95" office:value-type="string">
            <text:p>Una videopresentazione e' una sequenza di Immagini Chiave salvate in formato Video.\n Occorre aggiungere qualche Immagine Chiave PRIMA di generare la videopresentazione.</text:p>
          </table:table-cell>
          <table:table-cell table:style-name="ce99" office:value-type="string">
            <text:p>O Secvenţă de cadre reprezintă o serie de cadre cheie salvată în format video.\n Vă rugăm să adăugaţi câteva cadre cheie înainte de a genera Secvenţa de imagini.</text:p>
          </table:table-cell>
          <table:table-cell table:style-name="ce279" office:value-type="string">
            <text:p>Diaesitys on avainkuvien sarja tallennettuna videomuotoon.\n Lisää avainkuvia luodaksesi diaesityksen.</text:p>
          </table:table-cell>
          <table:table-cell table:style-name="ce284" office:value-type="string">
            <text:p>Et slidehow er en sekvens nøkkelbilder som er lagret I et videoformat.\n Vennligst legg til nøkkelbilder før du genererer slideshow.</text:p>
          </table:table-cell>
          <table:table-cell table:style-name="ce118" office:value-type="string">
            <text:p>一张幻灯片是在视频文件内保存的一系列关键图像序列.\n 请在生成幻灯片之前添加一些关键图像.</text:p>
          </table:table-cell>
          <table:table-cell table:style-name="ce81" office:value-type="string">
            <text:p>Slayt gösterisi, video formatı olarak kaydedilen bir Anahtar İmaj sekansıdır.\n Lütfen slayt gösterimini yaratmadan önce bir miktar Anahtar İmaj ekleyin.</text:p>
          </table:table-cell>
          <table:table-cell table:style-name="ce298" office:value-type="string">
            <text:p>Μια Προβολή Διαφανειών είναι μια ακολουθία Βασικών Εικόνων αποθηκευμένες σε μορφή video.\n Παρακαλούμε προσθέστε μερικές Βασικές Εικόνες πριν δημιουργήσετε την Προβολή Διαφανειών </text:p>
          </table:table-cell>
          <table:table-cell table:style-name="ce426" table:number-columns-repeated="237"/>
          <table:table-cell table:number-columns-repeated="771"/>
        </table:table-row>
        <table:table-row table:style-name="ro41">
          <table:table-cell table:style-name="ce31" office:value-type="string">
            <text:p>Error_SavePausedVideo</text:p>
          </table:table-cell>
          <table:table-cell table:style-name="ce324"/>
          <table:table-cell table:style-name="ce141" office:value-type="string">
            <text:p>Kinovea – Cannot create paused video</text:p>
          </table:table-cell>
          <table:table-cell table:style-name="ce146" office:value-type="string">
            <text:p>Kinovea - Création de la vidéo impossible.</text:p>
          </table:table-cell>
          <table:table-cell table:style-name="ce114" office:value-type="string">
            <text:p>Kinovea - Kan geen video met pauzes maken</text:p>
          </table:table-cell>
          <table:table-cell table:style-name="ce353" office:value-type="string">
            <text:p>Kinovea – Video kann nicht erstellt werden.</text:p>
          </table:table-cell>
          <table:table-cell table:style-name="ce71" office:value-type="string">
            <text:p>Kinovea – Imposible crear el vídeo</text:p>
          </table:table-cell>
          <table:table-cell table:style-name="ce81" office:value-type="string">
            <text:p>Kinovea - Nao pode criar video pausado.</text:p>
          </table:table-cell>
          <table:table-cell table:style-name="ce273"/>
          <table:table-cell table:style-name="ce95" office:value-type="string">
            <text:p>Kinovea – Impossibile creare il video richiesto</text:p>
          </table:table-cell>
          <table:table-cell table:style-name="ce99" office:value-type="string">
            <text:p>Kinovea – Fisierul video este imposibil de creat</text:p>
          </table:table-cell>
          <table:table-cell table:style-name="ce279" office:value-type="string">
            <text:p>Kinovea – Tauotetun videon luonti ei onnistu</text:p>
          </table:table-cell>
          <table:table-cell table:style-name="ce284" office:value-type="string">
            <text:p>Kinovea – Kan ikke lage video</text:p>
          </table:table-cell>
          <table:table-cell table:style-name="ce118" office:value-type="string">
            <text:p>不能建立暂停视频</text:p>
          </table:table-cell>
          <table:table-cell table:style-name="ce81" office:value-type="string">
            <text:p>Kinovea - Duraklatılmış video yaratılamıyor.</text:p>
          </table:table-cell>
          <table:table-cell table:style-name="ce298" office:value-type="string">
            <text:p>Kinovea – Αδύνατη η δημιουργία Video με παύση</text:p>
          </table:table-cell>
          <table:table-cell table:style-name="ce426" table:number-columns-repeated="1008"/>
        </table:table-row>
        <table:table-row table:style-name="ro42">
          <table:table-cell table:style-name="ce31" office:value-type="string">
            <text:p>Error_SavePausedVideo_NoKeyframes</text:p>
          </table:table-cell>
          <table:table-cell table:style-name="ce324"/>
          <table:table-cell table:style-name="ce141" office:value-type="string">
            <text:p>You need to add some key images before using this function.</text:p>
          </table:table-cell>
          <table:table-cell table:style-name="ce146" office:value-type="string">
            <text:p>Vous devez ajouter quelques images clés avant d'utiliser cette fonction.</text:p>
          </table:table-cell>
          <table:table-cell table:style-name="ce114" office:value-type="string">
            <text:p>U dient enkele Kernbeelden toe te voegen, voordat u deze functie kan gebruiken.</text:p>
          </table:table-cell>
          <table:table-cell table:style-name="ce353" office:value-type="string">
            <text:p>Sie müssen mindestens ein Schlüsselbild hinzufügen, um diese Funktion zu verwenden.</text:p>
          </table:table-cell>
          <table:table-cell table:style-name="ce71" office:value-type="string">
            <text:p>Debe añadir alguna imagen clave antes de usar esta función</text:p>
          </table:table-cell>
          <table:table-cell table:style-name="ce81" office:value-type="string">
            <text:p>Você precisa adicionar alguns Quadros de Imagens antes de usar esta função.</text:p>
          </table:table-cell>
          <table:table-cell table:style-name="ce273"/>
          <table:table-cell table:style-name="ce95" office:value-type="string">
            <text:p>Occorre aggiungere qualche Immagine Chiave PRIMA di utilizzare questa funzione.</text:p>
          </table:table-cell>
          <table:table-cell table:style-name="ce99" office:value-type="string">
            <text:p>Trebuie sa adaugati cateva cadre cheie inainte de a utiliza aceasta functie.</text:p>
          </table:table-cell>
          <table:table-cell table:style-name="ce279" office:value-type="string">
            <text:p>Sinun on lisättävä avainkuvia tämän toiminnon suorittamiseksi.</text:p>
          </table:table-cell>
          <table:table-cell table:style-name="ce284" office:value-type="string">
            <text:p>Du må legge til nøkkelbilder før du kan benytte denne funksjonen</text:p>
          </table:table-cell>
          <table:table-cell table:style-name="ce118" office:value-type="string">
            <text:p>在使用此功能之前必须添加关键图像.</text:p>
          </table:table-cell>
          <table:table-cell table:style-name="ce81" office:value-type="string">
            <text:p>Bu fonksiyonu kullanmadan önce bir miktar anahtar imaj eklemelisiniz.</text:p>
          </table:table-cell>
          <table:table-cell table:style-name="ce298" office:value-type="string">
            <text:p>Πρέπει να προσθέστε μερικές Βασικές Εικόνες πριν χρησιμοποιήσετε αυτή την λειτουργία.</text:p>
          </table:table-cell>
          <table:table-cell table:style-name="ce426" table:number-columns-repeated="1008"/>
        </table:table-row>
        <table:table-row table:style-name="ro43">
          <table:table-cell table:style-name="ce31" office:value-type="string">
            <text:p>Error_SaveMovie_FileError</text:p>
          </table:table-cell>
          <table:table-cell table:style-name="ce324"/>
          <table:table-cell table:style-name="ce141" office:value-type="string">
            <text:p>Unable to write file.\nMake sure you have the rights to write in the target folder and that the file is not currently used.</text:p>
          </table:table-cell>
          <table:table-cell table:style-name="ce146" office:value-type="string">
            <text:p>Le fichier n'a pu être écrit.\nAssurez vous d'avoir les droits suffisants pour écrire dans le dossier et que le fichier n'est pas en cours d'utilisation.</text:p>
          </table:table-cell>
          <table:table-cell table:style-name="ce114" office:value-type="string">
            <text:p>Onmogelijk bestand te maken. \nZorg ervoor dat u de rechten heeft om bestanden op te slaan in doelmap en dat het bestand niet nu in gebruik is.</text:p>
          </table:table-cell>
          <table:table-cell table:style-name="ce353" office:value-type="string">
            <text:p>Datei kann nicht gespeichert werden.\n Überprüfen Sie, ob Sie ausreichend Schreibrechte im Zielverzeichnis besitzen und die Datei nicht gerade verwendet wird.</text:p>
          </table:table-cell>
          <table:table-cell table:style-name="ce265" office:value-type="string">
            <text:p>El fichero no ha podido escribirse.\nAsegurese de tener derechos de escritura en la carpeta y que el fichero no está siendo utilizado.</text:p>
          </table:table-cell>
          <table:table-cell table:style-name="ce81" office:value-type="string">
            <text:p>Sem poder salvar o arquivo. \nVerifique se você tem autorização para salvar arquivos na pasta escolhida e se o mesmo nao está em uso.</text:p>
          </table:table-cell>
          <table:table-cell table:style-name="ce273"/>
          <table:table-cell table:style-name="ce95" office:value-type="string">
            <text:p>Impossibile scrivere il file.\nOccorre assicurarsi di avere i diritti per scrivere nella cartella di destinazione e che il file non sia al momento gia' in uso.</text:p>
          </table:table-cell>
          <table:table-cell table:style-name="ce32" office:value-type="string">
            <text:p>Fisierul nu a putut fi scris.\nAsigurati-va ca aveti drepturi de scriere in folderul destinatie si ca fisierul nu este in uz.</text:p>
          </table:table-cell>
          <table:table-cell table:style-name="ce279" office:value-type="string">
            <text:p>Tiedoston kirjoittaminen ei onnistu.\nVarmista käyttöoikeutesi tähän kohdehakemistoon ja että kyseinen tiedosto ei ole käytössä.</text:p>
          </table:table-cell>
          <table:table-cell table:style-name="ce284" office:value-type="string">
            <text:p>Kan ikke skrive til fil.\nPass på at du har rettighetene til å skrive til aktuell mappe og at filen ikke er I bruk. </text:p>
          </table:table-cell>
          <table:table-cell table:style-name="ce118" office:value-type="string">
            <text:p>写入文件出错.\n请确认目标目录有足够的权限及文件是否被打开.</text:p>
          </table:table-cell>
          <table:table-cell table:style-name="ce81" office:value-type="string">
            <text:p>Dosyayı yazamıyor.\n Hedef klasöre yazmak için gerekli izinlere sahip olduğunuzdan ve dosyanın şu anda kullanımda olmadığından emin olun.</text:p>
          </table:table-cell>
          <table:table-cell table:style-name="ce298" office:value-type="string">
            <text:p>Αδύνατη η εγγραφή σε αρχείο.\n Σιγουρευτείτε ότι έχετε τα δικαιώματα να γράψετε στον φάκελο προορισμού και πως το αρχείο δεν χρησιμοποιείται αυτή την στιγμή.</text:p>
          </table:table-cell>
          <table:table-cell table:style-name="ce426" table:number-columns-repeated="1008"/>
        </table:table-row>
        <table:table-row table:style-name="ro44">
          <table:table-cell table:style-name="ce327" office:value-type="string">
            <text:p>Error_SaveMovie_Title</text:p>
          </table:table-cell>
          <table:table-cell table:style-name="ce324"/>
          <table:table-cell table:style-name="ce141" office:value-type="string">
            <text:p>Kinovea - Unable to Save Video. </text:p>
          </table:table-cell>
          <table:table-cell table:style-name="ce146" office:value-type="string">
            <text:p>Kinovea – Sauvegarde de la vidéo Impossible.</text:p>
          </table:table-cell>
          <table:table-cell table:style-name="ce114" office:value-type="string">
            <text:p>Kinovea - Kan bestand niet opslaan.</text:p>
          </table:table-cell>
          <table:table-cell table:style-name="ce353" office:value-type="string">
            <text:p>Kinovea – Video kann nicht gespeichert werden.</text:p>
          </table:table-cell>
          <table:table-cell table:style-name="ce265" office:value-type="string">
            <text:p>Kinovea – Fué imposible guardar el vídeo </text:p>
          </table:table-cell>
          <table:table-cell table:style-name="ce81" office:value-type="string">
            <text:p>Kinovea - Sem poder salvar o vídeo.</text:p>
          </table:table-cell>
          <table:table-cell table:style-name="ce273"/>
          <table:table-cell table:style-name="ce95" office:value-type="string">
            <text:p>Kinovea – Impossibile salvare il Video. </text:p>
          </table:table-cell>
          <table:table-cell table:style-name="ce146" office:value-type="string">
            <text:p>Kinovea – Salvarea fisierului video este imposibila.</text:p>
          </table:table-cell>
          <table:table-cell table:style-name="ce279" office:value-type="string">
            <text:p>Kinovea – Videon tallennus ei onnistu.</text:p>
          </table:table-cell>
          <table:table-cell table:style-name="ce284" office:value-type="string">
            <text:p>Kinovea – kan ikke lagre video</text:p>
          </table:table-cell>
          <table:table-cell table:style-name="ce118" office:value-type="string">
            <text:p>保存视频文件出错. </text:p>
          </table:table-cell>
          <table:table-cell table:style-name="ce81" office:value-type="string">
            <text:p>Kinovea - Videoyu Kaydedemiyor.</text:p>
          </table:table-cell>
          <table:table-cell table:style-name="ce298" office:value-type="string">
            <text:p>Kinovea - Αδύνατη η αποθήκευση του Video. </text:p>
          </table:table-cell>
          <table:table-cell table:style-name="ce426" table:number-columns-repeated="1008"/>
        </table:table-row>
        <table:table-row table:style-name="ro29">
          <table:table-cell table:style-name="ce327" office:value-type="string">
            <text:p>Error_SaveMovie_LowLevelError</text:p>
          </table:table-cell>
          <table:table-cell table:style-name="ce324"/>
          <table:table-cell table:style-name="ce141" office:value-type="string">
            <text:p>Unable to save video.\nTry again with a different format.</text:p>
          </table:table-cell>
          <table:table-cell table:style-name="ce146" office:value-type="string">
            <text:p>La vidéo n'a pu être enregistrée.\nRéessayez en utilisant un format différent. </text:p>
          </table:table-cell>
          <table:table-cell table:style-name="ce114" office:value-type="string">
            <text:p>Kan video niet opslaan.\nProbeer nogmaals met een ander format.</text:p>
          </table:table-cell>
          <table:table-cell table:style-name="ce353" office:value-type="string">
            <text:p>Video kann nicht gespeichert werden.\n Versuchen Sie es mit einem anderen Format.</text:p>
          </table:table-cell>
          <table:table-cell table:style-name="ce265" office:value-type="string">
            <text:p>El vídeo no ha podido guardarse.\nInténtelo de nuevo usando otro formato</text:p>
          </table:table-cell>
          <table:table-cell table:style-name="ce81" office:value-type="string">
            <text:p>Sem poder salvar o vídeo. \nTente denovo com um formato diferente.</text:p>
          </table:table-cell>
          <table:table-cell table:style-name="ce273"/>
          <table:table-cell table:style-name="ce95" office:value-type="string">
            <text:p>Impossibile salvare il video.\nRiprovare con formato diverso.</text:p>
          </table:table-cell>
          <table:table-cell table:style-name="ce32" office:value-type="string">
            <text:p>Fisierul video nu a putut fi salvat.\nIncercati din nou cu un alt format.</text:p>
          </table:table-cell>
          <table:table-cell table:style-name="ce279" office:value-type="string">
            <text:p>Videon tallennus ei onnistu.\nKokeile uudestaan toisella formaatilla.</text:p>
          </table:table-cell>
          <table:table-cell table:style-name="ce284" office:value-type="string">
            <text:p>Kan ikke lagre video. \n Prøv igjen med et annet format.</text:p>
          </table:table-cell>
          <table:table-cell table:style-name="ce118" office:value-type="string">
            <text:p>保存视频文件出错.\n请尝试不同保存格式.</text:p>
          </table:table-cell>
          <table:table-cell table:style-name="ce81" office:value-type="string">
            <text:p>Videoyu Kaydedemiyor.\n Başka bir format ile tekrar deneyin.</text:p>
          </table:table-cell>
          <table:table-cell table:style-name="ce298" office:value-type="string">
            <text:p>Αδύνατη η αποθήκευση του Video. \n Ξαναπροσπαθήστε με άλλη μορφή αρχείου.</text:p>
          </table:table-cell>
          <table:table-cell table:style-name="ce426" table:number-columns-repeated="1008"/>
        </table:table-row>
        <table:table-row table:style-name="ro10">
          <table:table-cell table:style-name="ce30" office:value-type="string">
            <text:p>FormFileSave_Infos</text:p>
          </table:table-cell>
          <table:table-cell table:style-name="ce315"/>
          <table:table-cell table:style-name="ce140" office:value-type="string">
            <text:p>Progress :</text:p>
          </table:table-cell>
          <table:table-cell table:style-name="ce145" office:value-type="string">
            <text:p>Progression :</text:p>
          </table:table-cell>
          <table:table-cell table:style-name="ce32" office:value-type="string">
            <text:p>Voortgang :</text:p>
          </table:table-cell>
          <table:table-cell table:style-name="ce353" office:value-type="string">
            <text:p>Fortschritt :</text:p>
          </table:table-cell>
          <table:table-cell table:style-name="ce264" office:value-type="string">
            <text:p>Progresiòn :</text:p>
          </table:table-cell>
          <table:table-cell table:style-name="ce80" office:value-type="string">
            <text:p>Progresso:</text:p>
          </table:table-cell>
          <table:table-cell table:style-name="ce90" office:value-type="string">
            <text:p>Postęp :</text:p>
          </table:table-cell>
          <table:table-cell table:style-name="ce95" office:value-type="string">
            <text:p>In esecuzione :</text:p>
          </table:table-cell>
          <table:table-cell table:style-name="ce99" office:value-type="string">
            <text:p>Progres :</text:p>
          </table:table-cell>
          <table:table-cell table:style-name="ce279" office:value-type="string">
            <text:p>Edistyminen:</text:p>
          </table:table-cell>
          <table:table-cell table:style-name="ce113" office:value-type="string">
            <text:p>Framdrift:</text:p>
          </table:table-cell>
          <table:table-cell table:style-name="ce118" office:value-type="string">
            <text:p>进度:</text:p>
          </table:table-cell>
          <table:table-cell table:style-name="ce293" office:value-type="string">
            <text:p>İlerleme :</text:p>
          </table:table-cell>
          <table:table-cell table:style-name="ce298" office:value-type="string">
            <text:p>Πρόοδος :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FormFileSave_Title</text:p>
          </table:table-cell>
          <table:table-cell table:style-name="ce315"/>
          <table:table-cell table:style-name="ce140" office:value-type="string">
            <text:p>Saving Video...</text:p>
          </table:table-cell>
          <table:table-cell table:style-name="ce145" office:value-type="string">
            <text:p>Enregistrement de la Vidéo...</text:p>
          </table:table-cell>
          <table:table-cell table:style-name="ce32" office:value-type="string">
            <text:p>Bewaar video…</text:p>
          </table:table-cell>
          <table:table-cell table:style-name="ce353" office:value-type="string">
            <text:p>Speichere Video...</text:p>
          </table:table-cell>
          <table:table-cell table:style-name="ce264" office:value-type="string">
            <text:p>Guardar el Video...</text:p>
          </table:table-cell>
          <table:table-cell table:style-name="ce80" office:value-type="string">
            <text:p>Salvando o Vídeo...</text:p>
          </table:table-cell>
          <table:table-cell table:style-name="ce90" office:value-type="string">
            <text:p>Zapisywanie pliku wideo...</text:p>
          </table:table-cell>
          <table:table-cell table:style-name="ce95" office:value-type="string">
            <text:p>Salvataggio Video...</text:p>
          </table:table-cell>
          <table:table-cell table:style-name="ce99" office:value-type="string">
            <text:p>Salvez Video...</text:p>
          </table:table-cell>
          <table:table-cell table:style-name="ce279" office:value-type="string">
            <text:p>Video tallennetaan...</text:p>
          </table:table-cell>
          <table:table-cell table:style-name="ce113" office:value-type="string">
            <text:p>Lagrer video...</text:p>
          </table:table-cell>
          <table:table-cell table:style-name="ce118" office:value-type="string">
            <text:p>正在保存视频…</text:p>
          </table:table-cell>
          <table:table-cell table:style-name="ce293" office:value-type="string">
            <text:p>Videoyu Kaydediyor...</text:p>
          </table:table-cell>
          <table:table-cell table:style-name="ce298" office:value-type="string">
            <text:p>Αποθήκευση Video…</text:p>
          </table:table-cell>
          <table:table-cell table:number-columns-repeated="1008"/>
        </table:table-row>
        <table:table-row table:style-name="ro10">
          <table:table-cell table:style-name="ce31" office:value-type="string">
            <text:p>FormFramesExport_Infos</text:p>
          </table:table-cell>
          <table:table-cell table:style-name="ce315"/>
          <table:table-cell table:style-name="ce141" office:value-type="string">
            <text:p>Exported Images :</text:p>
          </table:table-cell>
          <table:table-cell table:style-name="ce146" office:value-type="string">
            <text:p>Images Exportées :</text:p>
          </table:table-cell>
          <table:table-cell table:style-name="ce32" office:value-type="string">
            <text:p>Geëxporteerd afbeeldingen:</text:p>
          </table:table-cell>
          <table:table-cell table:style-name="ce353" office:value-type="string">
            <text:p>Exportierte Bilder :</text:p>
          </table:table-cell>
          <table:table-cell table:style-name="ce265" office:value-type="string">
            <text:p>Imagenes Exportadas :</text:p>
          </table:table-cell>
          <table:table-cell table:style-name="ce80" office:value-type="string">
            <text:p>Imagens exportadas:</text:p>
          </table:table-cell>
          <table:table-cell table:style-name="ce380" office:value-type="string">
            <text:p>Wyskeportowane obrazy :</text:p>
          </table:table-cell>
          <table:table-cell table:style-name="ce95" office:value-type="string">
            <text:p>Immagini esportate :</text:p>
          </table:table-cell>
          <table:table-cell table:style-name="ce99" office:value-type="string">
            <text:p>Imagini exportate :</text:p>
          </table:table-cell>
          <table:table-cell table:style-name="ce279" office:value-type="string">
            <text:p>Kirkkaus:</text:p>
          </table:table-cell>
          <table:table-cell table:style-name="ce284" office:value-type="string">
            <text:p>Eksporterte bilder:</text:p>
          </table:table-cell>
          <table:table-cell table:style-name="ce118"/>
          <table:table-cell table:style-name="ce81" office:value-type="string">
            <text:p>Dışa Aktarılan İmajlar :</text:p>
          </table:table-cell>
          <table:table-cell table:style-name="ce298" office:value-type="string">
            <text:p>Εξαγόμενες εικόνες :</text:p>
          </table:table-cell>
          <table:table-cell table:style-name="ce426" table:number-columns-repeated="237"/>
          <table:table-cell table:number-columns-repeated="771"/>
        </table:table-row>
        <table:table-row table:style-name="ro10">
          <table:table-cell table:style-name="ce31" office:value-type="string">
            <text:p>FormFramesExport_Title</text:p>
          </table:table-cell>
          <table:table-cell table:style-name="ce315"/>
          <table:table-cell table:style-name="ce141" office:value-type="string">
            <text:p>Exporting Images...</text:p>
          </table:table-cell>
          <table:table-cell table:style-name="ce146" office:value-type="string">
            <text:p>Export des Images...</text:p>
          </table:table-cell>
          <table:table-cell table:style-name="ce32" office:value-type="string">
            <text:p>Exporteren van de afbeeldingen…</text:p>
          </table:table-cell>
          <table:table-cell table:style-name="ce353" office:value-type="string">
            <text:p>Exprotiere Bilder...</text:p>
          </table:table-cell>
          <table:table-cell table:style-name="ce265" office:value-type="string">
            <text:p>Exportar <text:s/>Imagenes...</text:p>
          </table:table-cell>
          <table:table-cell table:style-name="ce80" office:value-type="string">
            <text:p>Exportanto imagens...</text:p>
          </table:table-cell>
          <table:table-cell table:style-name="ce380" office:value-type="string">
            <text:p>Eksportowanie obrazów...</text:p>
          </table:table-cell>
          <table:table-cell table:style-name="ce95" office:value-type="string">
            <text:p>Esportazione Immagini...</text:p>
          </table:table-cell>
          <table:table-cell table:style-name="ce99" office:value-type="string">
            <text:p>Export imagini...</text:p>
          </table:table-cell>
          <table:table-cell table:style-name="ce279" office:value-type="string">
            <text:p>Värisyvyys:</text:p>
          </table:table-cell>
          <table:table-cell table:style-name="ce284" office:value-type="string">
            <text:p>Eksporterer bilder...</text:p>
          </table:table-cell>
          <table:table-cell table:style-name="ce118" office:value-type="string">
            <text:p>正在导出的图像...</text:p>
          </table:table-cell>
          <table:table-cell table:style-name="ce81" office:value-type="string">
            <text:p>İmajları Dışa Aktarıyor...</text:p>
          </table:table-cell>
          <table:table-cell table:style-name="ce298" office:value-type="string">
            <text:p>Εικόνες Εξάγονται…</text:p>
          </table:table-cell>
          <table:table-cell table:style-name="ce426" table:number-columns-repeated="237"/>
          <table:table-cell table:number-columns-repeated="771"/>
        </table:table-row>
        <table:table-row table:style-name="ro10">
          <table:table-cell table:style-name="ce30" office:value-type="string">
            <text:p>FormFramesImport_Infos</text:p>
          </table:table-cell>
          <table:table-cell table:style-name="ce315"/>
          <table:table-cell table:style-name="ce140" office:value-type="string">
            <text:p>Decompressed Frames : </text:p>
          </table:table-cell>
          <table:table-cell table:style-name="ce145" office:value-type="string">
            <text:p>Images Décompressées : </text:p>
          </table:table-cell>
          <table:table-cell table:style-name="ce32" office:value-type="string">
            <text:p>Gekozen frames :</text:p>
          </table:table-cell>
          <table:table-cell table:style-name="ce353" office:value-type="string">
            <text:p>Entkomprimierte Bilder :</text:p>
          </table:table-cell>
          <table:table-cell table:style-name="ce264" office:value-type="string">
            <text:p>Imagenes descomprimidas : </text:p>
          </table:table-cell>
          <table:table-cell table:style-name="ce80" office:value-type="string">
            <text:p>Quadros descomprimidos:</text:p>
          </table:table-cell>
          <table:table-cell table:style-name="ce90" office:value-type="string">
            <text:p>Zdekompresowane klatki :</text:p>
          </table:table-cell>
          <table:table-cell table:style-name="ce95" office:value-type="string">
            <text:p>Fotogrammi decompressi : </text:p>
          </table:table-cell>
          <table:table-cell table:style-name="ce99" office:value-type="string">
            <text:p>Imagini decompresate : </text:p>
          </table:table-cell>
          <table:table-cell table:style-name="ce279" office:value-type="string">
            <text:p>Kontrasti:</text:p>
          </table:table-cell>
          <table:table-cell table:style-name="ce113" office:value-type="string">
            <text:p>Dekomprimerte bilder:</text:p>
          </table:table-cell>
          <table:table-cell table:style-name="ce118" office:value-type="string">
            <text:p>被解压缩的帧 : </text:p>
          </table:table-cell>
          <table:table-cell table:style-name="ce293" office:value-type="string">
            <text:p>Açılan Kareler:</text:p>
          </table:table-cell>
          <table:table-cell table:style-name="ce298" office:value-type="string">
            <text:p>Αποσυμπιεσμένα πλαίσια :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FormProgressBar_Title</text:p>
          </table:table-cell>
          <table:table-cell table:style-name="ce315"/>
          <table:table-cell table:style-name="ce140" office:value-type="string">
            <text:p>Progress</text:p>
          </table:table-cell>
          <table:table-cell table:style-name="ce145" office:value-type="string">
            <text:p>Progression</text:p>
          </table:table-cell>
          <table:table-cell table:style-name="ce32" office:value-type="string">
            <text:p>Voortgang</text:p>
          </table:table-cell>
          <table:table-cell table:style-name="ce353" office:value-type="string">
            <text:p>Fortschritt</text:p>
          </table:table-cell>
          <table:table-cell table:style-name="ce264" office:value-type="string">
            <text:p>Progresiòn</text:p>
          </table:table-cell>
          <table:table-cell table:style-name="ce80" office:value-type="string">
            <text:p>Progresso</text:p>
          </table:table-cell>
          <table:table-cell table:style-name="ce90" office:value-type="string">
            <text:p>Postęp</text:p>
          </table:table-cell>
          <table:table-cell table:style-name="ce95" office:value-type="string">
            <text:p>In esecuzione</text:p>
          </table:table-cell>
          <table:table-cell table:style-name="ce99" office:value-type="string">
            <text:p>Progres</text:p>
          </table:table-cell>
          <table:table-cell table:style-name="ce279" office:value-type="string">
            <text:p>Tarkenna</text:p>
          </table:table-cell>
          <table:table-cell table:style-name="ce113" office:value-type="string">
            <text:p>Framdrift:</text:p>
          </table:table-cell>
          <table:table-cell table:style-name="ce118" office:value-type="string">
            <text:p>进度</text:p>
          </table:table-cell>
          <table:table-cell table:style-name="ce293" office:value-type="string">
            <text:p>İlerleme</text:p>
          </table:table-cell>
          <table:table-cell table:style-name="ce298" office:value-type="string">
            <text:p>Πρόοδος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FormFramesImport_Title</text:p>
          </table:table-cell>
          <table:table-cell table:style-name="ce315"/>
          <table:table-cell table:style-name="ce140" office:value-type="string">
            <text:p>Importing Frames...</text:p>
          </table:table-cell>
          <table:table-cell table:style-name="ce145" office:value-type="string">
            <text:p>Import des images...</text:p>
          </table:table-cell>
          <table:table-cell table:style-name="ce32" office:value-type="string">
            <text:p>Importeren van frames :</text:p>
          </table:table-cell>
          <table:table-cell table:style-name="ce256" office:value-type="string">
            <text:p>Importiere Bilder...</text:p>
          </table:table-cell>
          <table:table-cell table:style-name="ce264" office:value-type="string">
            <text:p>Importar <text:s/>imagenes...</text:p>
          </table:table-cell>
          <table:table-cell table:style-name="ce80" office:value-type="string">
            <text:p>Importando Quadros...</text:p>
          </table:table-cell>
          <table:table-cell table:style-name="ce90" office:value-type="string">
            <text:p>Importowanie klatek...</text:p>
          </table:table-cell>
          <table:table-cell table:style-name="ce95" office:value-type="string">
            <text:p>Importazione Fotogrammi...</text:p>
          </table:table-cell>
          <table:table-cell table:style-name="ce99" office:value-type="string">
            <text:p>Import cadre...</text:p>
          </table:table-cell>
          <table:table-cell table:style-name="ce279" office:value-type="string">
            <text:p>Tuodaan kuvia...</text:p>
          </table:table-cell>
          <table:table-cell table:style-name="ce113" office:value-type="string">
            <text:p>Importerer bilder...</text:p>
          </table:table-cell>
          <table:table-cell table:style-name="ce118" office:value-type="string">
            <text:p>正在导入帧...</text:p>
          </table:table-cell>
          <table:table-cell table:style-name="ce293" office:value-type="string">
            <text:p>Kareleri İçeriye Aktarıyor...</text:p>
          </table:table-cell>
          <table:table-cell table:style-name="ce298" office:value-type="string">
            <text:p>Εισαγωγή Πλαισίων…</text:p>
          </table:table-cell>
          <table:table-cell table:number-columns-repeated="1008"/>
        </table:table-row>
        <table:table-row table:style-name="ro10">
          <table:table-cell table:style-name="ce31" office:value-type="string">
            <text:p>Generic_Appearance</text:p>
          </table:table-cell>
          <table:table-cell table:style-name="ce324"/>
          <table:table-cell table:style-name="ce141" office:value-type="string">
            <text:p>Appearance</text:p>
          </table:table-cell>
          <table:table-cell table:style-name="ce146" office:value-type="string">
            <text:p>Apparence</text:p>
          </table:table-cell>
          <table:table-cell table:style-name="ce114" office:value-type="string">
            <text:p>Verschijning</text:p>
          </table:table-cell>
          <table:table-cell table:style-name="ce353" office:value-type="string">
            <text:p>Darstellung</text:p>
          </table:table-cell>
          <table:table-cell table:style-name="ce265" office:value-type="string">
            <text:p>Apariencia</text:p>
          </table:table-cell>
          <table:table-cell table:style-name="ce81" office:value-type="string">
            <text:p>Aparência</text:p>
          </table:table-cell>
          <table:table-cell table:style-name="ce273"/>
          <table:table-cell table:style-name="ce95" office:value-type="string">
            <text:p>Aspetto</text:p>
          </table:table-cell>
          <table:table-cell table:style-name="ce99" office:value-type="string">
            <text:p>Aspect</text:p>
          </table:table-cell>
          <table:table-cell table:style-name="ce279" office:value-type="string">
            <text:p>Ulkoasu</text:p>
          </table:table-cell>
          <table:table-cell table:style-name="ce284" office:value-type="string">
            <text:p>Utseende</text:p>
          </table:table-cell>
          <table:table-cell table:style-name="ce118" office:value-type="string">
            <text:p>外观</text:p>
          </table:table-cell>
          <table:table-cell table:style-name="ce81" office:value-type="string">
            <text:p>Görünüm</text:p>
          </table:table-cell>
          <table:table-cell table:style-name="ce298" office:value-type="string">
            <text:p>Εμφάνιση</text:p>
          </table:table-cell>
          <table:table-cell table:style-name="ce426" table:number-columns-repeated="1008"/>
        </table:table-row>
        <table:table-row table:style-name="ro10">
          <table:table-cell table:style-name="ce30" office:value-type="string">
            <text:p>Generic_Apply</text:p>
          </table:table-cell>
          <table:table-cell table:style-name="ce315"/>
          <table:table-cell table:style-name="ce140" office:value-type="string">
            <text:p>Apply</text:p>
          </table:table-cell>
          <table:table-cell table:style-name="ce145" office:value-type="string">
            <text:p>Appliquer</text:p>
          </table:table-cell>
          <table:table-cell table:style-name="ce32" office:value-type="string">
            <text:p>Toepassen</text:p>
          </table:table-cell>
          <table:table-cell table:style-name="ce256" office:value-type="string">
            <text:p>Anwenden</text:p>
          </table:table-cell>
          <table:table-cell table:style-name="ce264" office:value-type="string">
            <text:p>Aplicar</text:p>
          </table:table-cell>
          <table:table-cell table:style-name="ce80" office:value-type="string">
            <text:p>Aplicar</text:p>
          </table:table-cell>
          <table:table-cell table:style-name="ce90" office:value-type="string">
            <text:p>Zastosuj</text:p>
          </table:table-cell>
          <table:table-cell table:style-name="ce95" office:value-type="string">
            <text:p>Applica</text:p>
          </table:table-cell>
          <table:table-cell table:style-name="ce99" office:value-type="string">
            <text:p>Aplică</text:p>
          </table:table-cell>
          <table:table-cell table:style-name="ce279" office:value-type="string">
            <text:p>Sovella</text:p>
          </table:table-cell>
          <table:table-cell table:style-name="ce113" office:value-type="string">
            <text:p>Bruk</text:p>
          </table:table-cell>
          <table:table-cell table:style-name="ce118" office:value-type="string">
            <text:p>提交</text:p>
          </table:table-cell>
          <table:table-cell table:style-name="ce293" office:value-type="string">
            <text:p>Uygula</text:p>
          </table:table-cell>
          <table:table-cell table:style-name="ce298" office:value-type="string">
            <text:p>Εφαρμογή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Generic_Cancel</text:p>
          </table:table-cell>
          <table:table-cell table:style-name="ce315"/>
          <table:table-cell table:style-name="ce140" office:value-type="string">
            <text:p>Cancel</text:p>
          </table:table-cell>
          <table:table-cell table:style-name="ce145" office:value-type="string">
            <text:p>Annuler</text:p>
          </table:table-cell>
          <table:table-cell table:style-name="ce32" office:value-type="string">
            <text:p>Annuleer</text:p>
          </table:table-cell>
          <table:table-cell table:style-name="ce353" office:value-type="string">
            <text:p>Abbrechen</text:p>
          </table:table-cell>
          <table:table-cell table:style-name="ce264" office:value-type="string">
            <text:p>Anular</text:p>
          </table:table-cell>
          <table:table-cell table:style-name="ce80" office:value-type="string">
            <text:p>Cancelar</text:p>
          </table:table-cell>
          <table:table-cell table:style-name="ce90" office:value-type="string">
            <text:p>Anuluj</text:p>
          </table:table-cell>
          <table:table-cell table:style-name="ce95" office:value-type="string">
            <text:p>Annulla</text:p>
          </table:table-cell>
          <table:table-cell table:style-name="ce99" office:value-type="string">
            <text:p>Renunţă</text:p>
          </table:table-cell>
          <table:table-cell table:style-name="ce279" office:value-type="string">
            <text:p>Peruuta</text:p>
          </table:table-cell>
          <table:table-cell table:style-name="ce113" office:value-type="string">
            <text:p>Avbryt</text:p>
          </table:table-cell>
          <table:table-cell table:style-name="ce118" office:value-type="string">
            <text:p>取消</text:p>
          </table:table-cell>
          <table:table-cell table:style-name="ce293" office:value-type="string">
            <text:p>İptal Et</text:p>
          </table:table-cell>
          <table:table-cell table:style-name="ce298" office:value-type="string">
            <text:p>Ακύρωση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Generic_Close</text:p>
          </table:table-cell>
          <table:table-cell table:style-name="ce315"/>
          <table:table-cell table:style-name="ce140" office:value-type="string">
            <text:p>Close</text:p>
          </table:table-cell>
          <table:table-cell table:style-name="ce145" office:value-type="string">
            <text:p>Fermer</text:p>
          </table:table-cell>
          <table:table-cell table:style-name="ce32" office:value-type="string">
            <text:p>Sluiten</text:p>
          </table:table-cell>
          <table:table-cell table:style-name="ce353" office:value-type="string">
            <text:p>Schließen</text:p>
          </table:table-cell>
          <table:table-cell table:style-name="ce264" office:value-type="string">
            <text:p>Cerrar</text:p>
          </table:table-cell>
          <table:table-cell table:style-name="ce80" office:value-type="string">
            <text:p>Fechar</text:p>
          </table:table-cell>
          <table:table-cell table:style-name="ce90" office:value-type="string">
            <text:p>Zamknij</text:p>
          </table:table-cell>
          <table:table-cell table:style-name="ce95" office:value-type="string">
            <text:p>Chiudi</text:p>
          </table:table-cell>
          <table:table-cell table:style-name="ce99" office:value-type="string">
            <text:p>Închide</text:p>
          </table:table-cell>
          <table:table-cell table:style-name="ce279" office:value-type="string">
            <text:p>Sulje</text:p>
          </table:table-cell>
          <table:table-cell table:style-name="ce113" office:value-type="string">
            <text:p>Lukk vindu</text:p>
          </table:table-cell>
          <table:table-cell table:style-name="ce118" office:value-type="string">
            <text:p>关闭</text:p>
          </table:table-cell>
          <table:table-cell table:style-name="ce293" office:value-type="string">
            <text:p>Kapat</text:p>
          </table:table-cell>
          <table:table-cell table:style-name="ce298" office:value-type="string">
            <text:p>Κλείσιμο</text:p>
          </table:table-cell>
          <table:table-cell table:number-columns-repeated="1008"/>
        </table:table-row>
        <table:table-row table:style-name="ro10">
          <table:table-cell table:style-name="ce322" office:value-type="string">
            <text:p>Generic_ColorPicker</text:p>
          </table:table-cell>
          <table:table-cell table:style-name="ce324"/>
          <table:table-cell table:style-name="ce141" office:value-type="string">
            <text:p>Color :</text:p>
          </table:table-cell>
          <table:table-cell table:style-name="ce146" office:value-type="string">
            <text:p>Couleur :</text:p>
          </table:table-cell>
          <table:table-cell table:style-name="ce32" office:value-type="string">
            <text:p>Kleur:</text:p>
          </table:table-cell>
          <table:table-cell table:style-name="ce353" office:value-type="string">
            <text:p>Farbe :</text:p>
          </table:table-cell>
          <table:table-cell table:style-name="ce265" office:value-type="string">
            <text:p>Color :</text:p>
          </table:table-cell>
          <table:table-cell table:style-name="ce80" office:value-type="string">
            <text:p>Cor:</text:p>
          </table:table-cell>
          <table:table-cell table:style-name="ce273"/>
          <table:table-cell table:style-name="ce96" office:value-type="string">
            <text:p>Colore</text:p>
          </table:table-cell>
          <table:table-cell table:style-name="ce99" office:value-type="string">
            <text:p>Culoare :</text:p>
          </table:table-cell>
          <table:table-cell table:style-name="ce279" office:value-type="string">
            <text:p>Väri:</text:p>
          </table:table-cell>
          <table:table-cell table:style-name="ce284" office:value-type="string">
            <text:p>Farger:</text:p>
          </table:table-cell>
          <table:table-cell table:style-name="ce118" office:value-type="string">
            <text:p>颜色:</text:p>
          </table:table-cell>
          <table:table-cell table:style-name="ce81" office:value-type="string">
            <text:p>Renk :</text:p>
          </table:table-cell>
          <table:table-cell table:style-name="ce298" office:value-type="string">
            <text:p>Χρώμα :</text:p>
          </table:table-cell>
          <table:table-cell table:style-name="ce426" table:number-columns-repeated="1008"/>
        </table:table-row>
        <table:table-row table:style-name="ro10">
          <table:table-cell table:style-name="ce31" office:value-type="string">
            <text:p>Generic_Configuration</text:p>
          </table:table-cell>
          <table:table-cell table:style-name="ce315"/>
          <table:table-cell table:style-name="ce141" office:value-type="string">
            <text:p>Configuration</text:p>
          </table:table-cell>
          <table:table-cell table:style-name="ce146" office:value-type="string">
            <text:p>Configuration</text:p>
          </table:table-cell>
          <table:table-cell table:style-name="ce32" office:value-type="string">
            <text:p>Configuratie</text:p>
          </table:table-cell>
          <table:table-cell table:style-name="ce353" office:value-type="string">
            <text:p>Konfigurieren</text:p>
          </table:table-cell>
          <table:table-cell table:style-name="ce265" office:value-type="string">
            <text:p>Configuraciòn</text:p>
          </table:table-cell>
          <table:table-cell table:style-name="ce80" office:value-type="string">
            <text:p>Configuração</text:p>
          </table:table-cell>
          <table:table-cell table:style-name="ce90" office:value-type="string">
            <text:p>Konfiguracja</text:p>
          </table:table-cell>
          <table:table-cell table:style-name="ce95" office:value-type="string">
            <text:p>Configurazione</text:p>
          </table:table-cell>
          <table:table-cell table:style-name="ce99" office:value-type="string">
            <text:p>Configuraţie</text:p>
          </table:table-cell>
          <table:table-cell table:style-name="ce279" office:value-type="string">
            <text:p>Konfiguraatio</text:p>
          </table:table-cell>
          <table:table-cell table:style-name="ce284" office:value-type="string">
            <text:p>Konfigurasjon</text:p>
          </table:table-cell>
          <table:table-cell table:style-name="ce118" office:value-type="string">
            <text:p>配置</text:p>
          </table:table-cell>
          <table:table-cell table:style-name="ce81" office:value-type="string">
            <text:p>Ayarlamalar</text:p>
          </table:table-cell>
          <table:table-cell table:style-name="ce298" office:value-type="string">
            <text:p>Διευθέτηση</text:p>
          </table:table-cell>
          <table:table-cell table:style-name="ce426" table:number-columns-repeated="237"/>
          <table:table-cell table:number-columns-repeated="771"/>
        </table:table-row>
        <table:table-row table:style-name="ro10">
          <table:table-cell table:style-name="ce322" office:value-type="string">
            <text:p>Generic_FontSizePicker</text:p>
          </table:table-cell>
          <table:table-cell table:style-name="ce324"/>
          <table:table-cell table:style-name="ce141" office:value-type="string">
            <text:p>Font Size :</text:p>
          </table:table-cell>
          <table:table-cell table:style-name="ce146" office:value-type="string">
            <text:p>Taille de la Police :</text:p>
          </table:table-cell>
          <table:table-cell table:style-name="ce32" office:value-type="string">
            <text:p>Lettergrootte:</text:p>
          </table:table-cell>
          <table:table-cell table:style-name="ce353" office:value-type="string">
            <text:p>Schriftgröße:</text:p>
          </table:table-cell>
          <table:table-cell table:style-name="ce265" office:value-type="string">
            <text:p>Tamaño de la fuente:</text:p>
          </table:table-cell>
          <table:table-cell table:style-name="ce80" office:value-type="string">
            <text:p>Tamanho da Fonte:</text:p>
          </table:table-cell>
          <table:table-cell table:style-name="ce273"/>
          <table:table-cell table:style-name="ce96" office:value-type="string">
            <text:p>Dimensione del Font</text:p>
          </table:table-cell>
          <table:table-cell table:style-name="ce99" office:value-type="string">
            <text:p>Dimensiune font :</text:p>
          </table:table-cell>
          <table:table-cell table:style-name="ce279" office:value-type="string">
            <text:p>Fonttikoko:</text:p>
          </table:table-cell>
          <table:table-cell table:style-name="ce284" office:value-type="string">
            <text:p>Skriftstørrelse:</text:p>
          </table:table-cell>
          <table:table-cell table:style-name="ce118" office:value-type="string">
            <text:p>字体大小</text:p>
          </table:table-cell>
          <table:table-cell table:style-name="ce81" office:value-type="string">
            <text:p>Yazıtipi Büyüklüğü :</text:p>
          </table:table-cell>
          <table:table-cell table:style-name="ce298" office:value-type="string">
            <text:p>Μέγεθος Γραμματοσειράς :</text:p>
          </table:table-cell>
          <table:table-cell table:style-name="ce426" table:number-columns-repeated="1008"/>
        </table:table-row>
        <table:table-row table:style-name="ro10">
          <table:table-cell table:style-name="ce30" office:value-type="string">
            <text:p>Generic_Save</text:p>
          </table:table-cell>
          <table:table-cell table:style-name="ce315"/>
          <table:table-cell table:style-name="ce140" office:value-type="string">
            <text:p>Save</text:p>
          </table:table-cell>
          <table:table-cell table:style-name="ce145" office:value-type="string">
            <text:p>Enregistrer</text:p>
          </table:table-cell>
          <table:table-cell table:style-name="ce32" office:value-type="string">
            <text:p>Bewaar</text:p>
          </table:table-cell>
          <table:table-cell table:style-name="ce256" office:value-type="string">
            <text:p>Speichern</text:p>
          </table:table-cell>
          <table:table-cell table:style-name="ce264" office:value-type="string">
            <text:p>Guardar</text:p>
          </table:table-cell>
          <table:table-cell table:style-name="ce80" office:value-type="string">
            <text:p>Salvar</text:p>
          </table:table-cell>
          <table:table-cell table:style-name="ce90" office:value-type="string">
            <text:p>Zapisz</text:p>
          </table:table-cell>
          <table:table-cell table:style-name="ce95" office:value-type="string">
            <text:p>Salva</text:p>
          </table:table-cell>
          <table:table-cell table:style-name="ce99" office:value-type="string">
            <text:p>Salvează</text:p>
          </table:table-cell>
          <table:table-cell table:style-name="ce279" office:value-type="string">
            <text:p>Tallenna</text:p>
          </table:table-cell>
          <table:table-cell table:style-name="ce113" office:value-type="string">
            <text:p>Lagre</text:p>
          </table:table-cell>
          <table:table-cell table:style-name="ce118" office:value-type="string">
            <text:p>保存</text:p>
          </table:table-cell>
          <table:table-cell table:style-name="ce293" office:value-type="string">
            <text:p>Kaydet</text:p>
          </table:table-cell>
          <table:table-cell table:style-name="ce298" office:value-type="string">
            <text:p>Αποθήκευση</text:p>
          </table:table-cell>
          <table:table-cell table:number-columns-repeated="1008"/>
        </table:table-row>
        <table:table-row table:style-name="ro10">
          <table:table-cell table:style-name="ce31" office:value-type="string">
            <text:p>Generic_Image</text:p>
          </table:table-cell>
          <table:table-cell table:style-name="ce324"/>
          <table:table-cell table:style-name="ce141" office:value-type="string">
            <text:p>Image</text:p>
          </table:table-cell>
          <table:table-cell table:style-name="ce146" office:value-type="string">
            <text:p>Image</text:p>
          </table:table-cell>
          <table:table-cell table:style-name="ce32" office:value-type="string">
            <text:p>Beeld</text:p>
          </table:table-cell>
          <table:table-cell table:style-name="ce256" office:value-type="string">
            <text:p>Bild</text:p>
          </table:table-cell>
          <table:table-cell table:style-name="ce366" office:value-type="string">
            <text:p>Imagen </text:p>
          </table:table-cell>
          <table:table-cell table:style-name="ce81" office:value-type="string">
            <text:p>Imagem</text:p>
          </table:table-cell>
          <table:table-cell table:style-name="ce273"/>
          <table:table-cell table:style-name="ce95" office:value-type="string">
            <text:p>Immagine</text:p>
          </table:table-cell>
          <table:table-cell table:style-name="ce99" office:value-type="string">
            <text:p>Imagine</text:p>
          </table:table-cell>
          <table:table-cell table:style-name="ce279" office:value-type="string">
            <text:p>Kuva</text:p>
          </table:table-cell>
          <table:table-cell table:style-name="ce284" office:value-type="string">
            <text:p>Bilde</text:p>
          </table:table-cell>
          <table:table-cell table:style-name="ce118" office:value-type="string">
            <text:p>图片</text:p>
          </table:table-cell>
          <table:table-cell table:style-name="ce81" office:value-type="string">
            <text:p>İmaj</text:p>
          </table:table-cell>
          <table:table-cell table:style-name="ce298" office:value-type="string">
            <text:p>Εικόνα</text:p>
          </table:table-cell>
          <table:table-cell table:style-name="ce426" table:number-columns-repeated="1008"/>
        </table:table-row>
        <table:table-row table:style-name="ro10">
          <table:table-cell table:style-name="ce328" office:value-type="string">
            <text:p>Generic_Video</text:p>
          </table:table-cell>
          <table:table-cell table:style-name="ce332"/>
          <table:table-cell table:style-name="ce338" office:value-type="string">
            <text:p>Video</text:p>
          </table:table-cell>
          <table:table-cell table:style-name="ce345" office:value-type="string">
            <text:p>Vidéo</text:p>
          </table:table-cell>
          <table:table-cell table:style-name="ce349"/>
          <table:table-cell table:style-name="ce358"/>
          <table:table-cell table:style-name="ce367"/>
          <table:table-cell table:style-name="ce375"/>
          <table:table-cell table:style-name="ce381"/>
          <table:table-cell table:style-name="ce395"/>
          <table:table-cell table:style-name="ce402"/>
          <table:table-cell table:style-name="ce406"/>
          <table:table-cell table:style-name="ce411"/>
          <table:table-cell table:style-name="ce414"/>
          <table:table-cell table:style-name="ce375"/>
          <table:table-cell table:style-name="ce420"/>
          <table:table-cell table:style-name="ce427" table:number-columns-repeated="1008"/>
        </table:table-row>
        <table:table-row table:style-name="ro10">
          <table:table-cell table:style-name="ce31" office:value-type="string">
            <text:p>Generic_SaveImage</text:p>
          </table:table-cell>
          <table:table-cell table:style-name="ce324"/>
          <table:table-cell table:style-name="ce141" office:value-type="string">
            <text:p>Save image</text:p>
          </table:table-cell>
          <table:table-cell table:style-name="ce146" office:value-type="string">
            <text:p>Enregistrer l'image </text:p>
          </table:table-cell>
          <table:table-cell table:style-name="ce32" office:value-type="string">
            <text:p>Bewaar afbeelding</text:p>
          </table:table-cell>
          <table:table-cell table:style-name="ce353" office:value-type="string">
            <text:p>Speichere Einzelbild</text:p>
          </table:table-cell>
          <table:table-cell table:style-name="ce265" office:value-type="string">
            <text:p>Guardar <text:s/>la <text:s/>imagen.</text:p>
          </table:table-cell>
          <table:table-cell table:style-name="ce80" office:value-type="string">
            <text:p>Salvar Imagem</text:p>
          </table:table-cell>
          <table:table-cell table:style-name="ce271" office:value-type="string">
            <text:p>Zapisz obraz</text:p>
          </table:table-cell>
          <table:table-cell table:style-name="ce95" office:value-type="string">
            <text:p>Salva l'Immagine </text:p>
          </table:table-cell>
          <table:table-cell table:style-name="ce99" office:value-type="string">
            <text:p>Salvează cadrul</text:p>
          </table:table-cell>
          <table:table-cell table:style-name="ce279" office:value-type="string">
            <text:p>Tallenna kuva</text:p>
          </table:table-cell>
          <table:table-cell table:style-name="ce284" office:value-type="string">
            <text:p>Lagre bilde</text:p>
          </table:table-cell>
          <table:table-cell table:style-name="ce118" office:value-type="string">
            <text:p>保存图片</text:p>
          </table:table-cell>
          <table:table-cell table:style-name="ce81" office:value-type="string">
            <text:p>İmaj Kaydet</text:p>
          </table:table-cell>
          <table:table-cell table:style-name="ce298" office:value-type="string">
            <text:p>Αποθήκευση Εικόνας</text:p>
          </table:table-cell>
          <table:table-cell table:style-name="ce426" table:number-columns-repeated="1008"/>
        </table:table-row>
        <table:table-row table:style-name="ro13">
          <table:table-cell table:style-name="ce31" office:value-type="string">
            <text:p>InfoBox_MetadataIsDirty_Text</text:p>
          </table:table-cell>
          <table:table-cell table:style-name="ce324"/>
          <table:table-cell table:style-name="ce141" office:value-type="string">
            <text:p>Key images have been modified.\nDo you want to save key images data before closing ?</text:p>
          </table:table-cell>
          <table:table-cell table:style-name="ce146" office:value-type="string">
            <text:p>Les images clés ont été modifiées.\nVoulez-vous sauvegarder les données des images clés avant de fermer ?</text:p>
          </table:table-cell>
          <table:table-cell table:style-name="ce32" office:value-type="string">
            <text:p>Kernbeelden zijn veranderd. \nWilt u de veranderde kernbeelden opslaan voor afsluiten ?</text:p>
          </table:table-cell>
          <table:table-cell table:style-name="ce256" office:value-type="string">
            <text:p>Schlüsselbilder wurden geändert.\nWollen Sie die Änderungen speichern?</text:p>
          </table:table-cell>
          <table:table-cell table:style-name="ce266"/>
          <table:table-cell table:style-name="ce81" office:value-type="string">
            <text:p>Quadros de imagens foram modificados.\nVocê deseja salvá-los antes de sair?</text:p>
          </table:table-cell>
          <table:table-cell table:style-name="ce273"/>
          <table:table-cell table:style-name="ce95" office:value-type="string">
            <text:p>Le Immagini Chiave sono state modificate.\nSalvare le Immagini Chiave ed i loro Dati prima di chiudere ?</text:p>
          </table:table-cell>
          <table:table-cell table:style-name="ce99" office:value-type="string">
            <text:p>Cadrele cheie au fost modificate.\n Doriţi să salvaţi datele cadrelor cheie înainte de a inchide ?</text:p>
          </table:table-cell>
          <table:table-cell table:style-name="ce279" office:value-type="string">
            <text:p>Avainkuvia on muokattu.\nHaluatko tallentaa avainkuvien tiedot ennen sulkemista?</text:p>
          </table:table-cell>
          <table:table-cell table:style-name="ce284" office:value-type="string">
            <text:p>Nøkkelbilder er endret.\nØnsker du å lagre bilder før du avslutter ?</text:p>
          </table:table-cell>
          <table:table-cell table:style-name="ce118" office:value-type="string">
            <text:p>关键帧已被修改.\n关闭前是否保存数据？</text:p>
          </table:table-cell>
          <table:table-cell table:style-name="ce81" office:value-type="string">
            <text:p>Anahtar İmajlar değiştirildi.\n Kapatmadan önce anahtar imaj verisini kaydetmek istiyor musunuz?</text:p>
          </table:table-cell>
          <table:table-cell table:style-name="ce298" office:value-type="string">
            <text:p>Οι Βασικές Εικόνες έχουν τροποποιηθεί.\n Επιθυμείτε να αποθηκεύσετε τα δεδομένα των εικόνων κλειδιά πριν διακόψετε?</text:p>
          </table:table-cell>
          <table:table-cell table:style-name="ce426" table:number-columns-repeated="1008"/>
        </table:table-row>
        <table:table-row table:style-name="ro11">
          <table:table-cell table:style-name="ce31" office:value-type="string">
            <text:p>InfoBox_MetadataIsDirty_Title</text:p>
          </table:table-cell>
          <table:table-cell table:style-name="ce324"/>
          <table:table-cell table:style-name="ce141" office:value-type="string">
            <text:p>Key images data not saved</text:p>
          </table:table-cell>
          <table:table-cell table:style-name="ce146" office:value-type="string">
            <text:p>Images clés non sauvées</text:p>
          </table:table-cell>
          <table:table-cell table:style-name="ce32" office:value-type="string">
            <text:p>Kernbeelden niet opgeslagen</text:p>
          </table:table-cell>
          <table:table-cell table:style-name="ce353" office:value-type="string">
            <text:p>Schlüsselbilddaten wurden nicht gespeichert</text:p>
          </table:table-cell>
          <table:table-cell table:style-name="ce265" office:value-type="string">
            <text:p>Imágenes clave no guardadas</text:p>
          </table:table-cell>
          <table:table-cell table:style-name="ce81" office:value-type="string">
            <text:p>Dados dos quadros de imagens não foram salvos.</text:p>
          </table:table-cell>
          <table:table-cell table:style-name="ce273"/>
          <table:table-cell table:style-name="ce96" office:value-type="string">
            <text:p>Immagini Chiave non salvate</text:p>
          </table:table-cell>
          <table:table-cell table:style-name="ce99" office:value-type="string">
            <text:p>Cadrele cheie nu au fost salvate</text:p>
          </table:table-cell>
          <table:table-cell table:style-name="ce279" office:value-type="string">
            <text:p>Avainkuvien tietoja ei tallennettu</text:p>
          </table:table-cell>
          <table:table-cell table:style-name="ce284" office:value-type="string">
            <text:p>Nøkkelbilder ble ikke lagret</text:p>
          </table:table-cell>
          <table:table-cell table:style-name="ce118" office:value-type="string">
            <text:p>关键数据尚未保存！</text:p>
          </table:table-cell>
          <table:table-cell table:style-name="ce81" office:value-type="string">
            <text:p>Anahtar imaj verisi kaydedilmedi</text:p>
          </table:table-cell>
          <table:table-cell table:style-name="ce298" office:value-type="string">
            <text:p>Τα δεδομένα των Βασικών Εικόνων δεν έχουν αποθηκευτεί</text:p>
          </table:table-cell>
          <table:table-cell table:style-name="ce426" table:number-columns-repeated="1008"/>
        </table:table-row>
        <table:table-row table:style-name="ro10">
          <table:table-cell table:style-name="ce30" office:value-type="string">
            <text:p>lblInfo_Text</text:p>
          </table:table-cell>
          <table:table-cell table:style-name="ce315"/>
          <table:table-cell table:style-name="ce140" office:value-type="string">
            <text:p>Common Controls :</text:p>
          </table:table-cell>
          <table:table-cell table:style-name="ce145" office:value-type="string">
            <text:p>Contrôles Communs :</text:p>
          </table:table-cell>
          <table:table-cell table:style-name="ce32" office:value-type="string">
            <text:p>Standaard bediening:</text:p>
          </table:table-cell>
          <table:table-cell table:style-name="ce353" office:value-type="string">
            <text:p>Standardauswahl:</text:p>
          </table:table-cell>
          <table:table-cell table:style-name="ce264" office:value-type="string">
            <text:p>Controles Comunes :</text:p>
          </table:table-cell>
          <table:table-cell table:style-name="ce80" office:value-type="string">
            <text:p>Controles Comuns:</text:p>
          </table:table-cell>
          <table:table-cell table:style-name="ce90" office:value-type="string">
            <text:p>Wspólne sterowanie :</text:p>
          </table:table-cell>
          <table:table-cell table:style-name="ce95" office:value-type="string">
            <text:p>Controlli Comuni :</text:p>
          </table:table-cell>
          <table:table-cell table:style-name="ce99" office:value-type="string">
            <text:p>Controale comune :</text:p>
          </table:table-cell>
          <table:table-cell table:style-name="ce279" office:value-type="string">
            <text:p>Yleiset toiminnot:</text:p>
          </table:table-cell>
          <table:table-cell table:style-name="ce113" office:value-type="string">
            <text:p>Standardvalg:</text:p>
          </table:table-cell>
          <table:table-cell table:style-name="ce118" office:value-type="string">
            <text:p>常用控制 :</text:p>
          </table:table-cell>
          <table:table-cell table:style-name="ce293" office:value-type="string">
            <text:p>Ortak Kontroller :</text:p>
          </table:table-cell>
          <table:table-cell table:style-name="ce298" office:value-type="string">
            <text:p>Κοινές Λειτουργίες :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lblSelDuration_Text</text:p>
          </table:table-cell>
          <table:table-cell table:style-name="ce315"/>
          <table:table-cell table:style-name="ce140" office:value-type="string">
            <text:p>Duration</text:p>
          </table:table-cell>
          <table:table-cell table:style-name="ce145" office:value-type="string">
            <text:p>Durée</text:p>
          </table:table-cell>
          <table:table-cell table:style-name="ce32" office:value-type="string">
            <text:p>Duur </text:p>
          </table:table-cell>
          <table:table-cell table:style-name="ce353" office:value-type="string">
            <text:p>Dauer</text:p>
          </table:table-cell>
          <table:table-cell table:style-name="ce264" office:value-type="string">
            <text:p>Duraciòn</text:p>
          </table:table-cell>
          <table:table-cell table:style-name="ce80" office:value-type="string">
            <text:p>Duração</text:p>
          </table:table-cell>
          <table:table-cell table:style-name="ce90" office:value-type="string">
            <text:p>Długość</text:p>
          </table:table-cell>
          <table:table-cell table:style-name="ce95" office:value-type="string">
            <text:p>Durata</text:p>
          </table:table-cell>
          <table:table-cell table:style-name="ce99" office:value-type="string">
            <text:p>Durata </text:p>
          </table:table-cell>
          <table:table-cell table:style-name="ce279" office:value-type="string">
            <text:p>Kesto</text:p>
          </table:table-cell>
          <table:table-cell table:style-name="ce113" office:value-type="string">
            <text:p>Varighet</text:p>
          </table:table-cell>
          <table:table-cell table:style-name="ce118" office:value-type="string">
            <text:p>时间</text:p>
          </table:table-cell>
          <table:table-cell table:style-name="ce293" office:value-type="string">
            <text:p>Süre</text:p>
          </table:table-cell>
          <table:table-cell table:style-name="ce298" office:value-type="string">
            <text:p>Διάρκεια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lblSelStartSelection_Text</text:p>
          </table:table-cell>
          <table:table-cell table:style-name="ce315"/>
          <table:table-cell table:style-name="ce140" office:value-type="string">
            <text:p>Start</text:p>
          </table:table-cell>
          <table:table-cell table:style-name="ce145" office:value-type="string">
            <text:p>Début</text:p>
          </table:table-cell>
          <table:table-cell table:style-name="ce32" office:value-type="string">
            <text:p>Start</text:p>
          </table:table-cell>
          <table:table-cell table:style-name="ce353" office:value-type="string">
            <text:p>Start</text:p>
          </table:table-cell>
          <table:table-cell table:style-name="ce264" office:value-type="string">
            <text:p>Principio</text:p>
          </table:table-cell>
          <table:table-cell table:style-name="ce80" office:value-type="string">
            <text:p>Início</text:p>
          </table:table-cell>
          <table:table-cell table:style-name="ce90" office:value-type="string">
            <text:p>Start</text:p>
          </table:table-cell>
          <table:table-cell table:style-name="ce95" office:value-type="string">
            <text:p>Inizio</text:p>
          </table:table-cell>
          <table:table-cell table:style-name="ce99" office:value-type="string">
            <text:p>Start</text:p>
          </table:table-cell>
          <table:table-cell table:style-name="ce279" office:value-type="string">
            <text:p>Aloitus</text:p>
          </table:table-cell>
          <table:table-cell table:style-name="ce113" office:value-type="string">
            <text:p>Start</text:p>
          </table:table-cell>
          <table:table-cell table:style-name="ce118" office:value-type="string">
            <text:p>开始</text:p>
          </table:table-cell>
          <table:table-cell table:style-name="ce293" office:value-type="string">
            <text:p>Başlat</text:p>
          </table:table-cell>
          <table:table-cell table:style-name="ce298" office:value-type="string">
            <text:p>Αρχή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lblSpeedTuner_Text</text:p>
          </table:table-cell>
          <table:table-cell table:style-name="ce315"/>
          <table:table-cell table:style-name="ce140" office:value-type="string">
            <text:p>Speed :</text:p>
          </table:table-cell>
          <table:table-cell table:style-name="ce145" office:value-type="string">
            <text:p>Vitesse :</text:p>
          </table:table-cell>
          <table:table-cell table:style-name="ce32" office:value-type="string">
            <text:p>Snelheid :</text:p>
          </table:table-cell>
          <table:table-cell table:style-name="ce353" office:value-type="string">
            <text:p>Geschwindigkeit :</text:p>
          </table:table-cell>
          <table:table-cell table:style-name="ce264" office:value-type="string">
            <text:p>Velocidad :</text:p>
          </table:table-cell>
          <table:table-cell table:style-name="ce80" office:value-type="string">
            <text:p>Velocidade:</text:p>
          </table:table-cell>
          <table:table-cell table:style-name="ce90" office:value-type="string">
            <text:p>Prędkość :</text:p>
          </table:table-cell>
          <table:table-cell table:style-name="ce95" office:value-type="string">
            <text:p>Velocita' :</text:p>
          </table:table-cell>
          <table:table-cell table:style-name="ce99" office:value-type="string">
            <text:p>Viteză :</text:p>
          </table:table-cell>
          <table:table-cell table:style-name="ce279" office:value-type="string">
            <text:p>Nopeus:</text:p>
          </table:table-cell>
          <table:table-cell table:style-name="ce113" office:value-type="string">
            <text:p>Hastighet:</text:p>
          </table:table-cell>
          <table:table-cell table:style-name="ce118" office:value-type="string">
            <text:p>速度</text:p>
          </table:table-cell>
          <table:table-cell table:style-name="ce293" office:value-type="string">
            <text:p>Hız :</text:p>
          </table:table-cell>
          <table:table-cell table:style-name="ce298" office:value-type="string">
            <text:p>Ταχύτητα :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lblTimeCode_Text</text:p>
          </table:table-cell>
          <table:table-cell table:style-name="ce315"/>
          <table:table-cell table:style-name="ce140" office:value-type="string">
            <text:p>Position</text:p>
          </table:table-cell>
          <table:table-cell table:style-name="ce145" office:value-type="string">
            <text:p>Position</text:p>
          </table:table-cell>
          <table:table-cell table:style-name="ce32" office:value-type="string">
            <text:p>Positie</text:p>
          </table:table-cell>
          <table:table-cell table:style-name="ce353" office:value-type="string">
            <text:p>Position</text:p>
          </table:table-cell>
          <table:table-cell table:style-name="ce264" office:value-type="string">
            <text:p>Posiciòn</text:p>
          </table:table-cell>
          <table:table-cell table:style-name="ce80" office:value-type="string">
            <text:p>Posição</text:p>
          </table:table-cell>
          <table:table-cell table:style-name="ce90" office:value-type="string">
            <text:p>Pozycja</text:p>
          </table:table-cell>
          <table:table-cell table:style-name="ce95" office:value-type="string">
            <text:p>Posizione</text:p>
          </table:table-cell>
          <table:table-cell table:style-name="ce99" office:value-type="string">
            <text:p>Poziţie</text:p>
          </table:table-cell>
          <table:table-cell table:style-name="ce279" office:value-type="string">
            <text:p>Järjestys</text:p>
          </table:table-cell>
          <table:table-cell table:style-name="ce113" office:value-type="string">
            <text:p>Posisjon</text:p>
          </table:table-cell>
          <table:table-cell table:style-name="ce118" office:value-type="string">
            <text:p>位置</text:p>
          </table:table-cell>
          <table:table-cell table:style-name="ce293" office:value-type="string">
            <text:p>Konum</text:p>
          </table:table-cell>
          <table:table-cell table:style-name="ce298" office:value-type="string">
            <text:p>Θέση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lblWorkingZone_Text</text:p>
          </table:table-cell>
          <table:table-cell table:style-name="ce315"/>
          <table:table-cell table:style-name="ce140" office:value-type="string">
            <text:p>Working Zone:</text:p>
          </table:table-cell>
          <table:table-cell table:style-name="ce145" office:value-type="string">
            <text:p>Zone de Travail:</text:p>
          </table:table-cell>
          <table:table-cell table:style-name="ce32" office:value-type="string">
            <text:p>Werkgebied :</text:p>
          </table:table-cell>
          <table:table-cell table:style-name="ce353" office:value-type="string">
            <text:p>Arbeitsbereich:</text:p>
          </table:table-cell>
          <table:table-cell table:style-name="ce264" office:value-type="string">
            <text:p>Espacio de Trabajo:</text:p>
          </table:table-cell>
          <table:table-cell table:style-name="ce81" office:value-type="string">
            <text:p>Zona de Trabalho:</text:p>
          </table:table-cell>
          <table:table-cell table:style-name="ce90" office:value-type="string">
            <text:p>Obszar roboczy:</text:p>
          </table:table-cell>
          <table:table-cell table:style-name="ce95" office:value-type="string">
            <text:p>Zona Lavoro:</text:p>
          </table:table-cell>
          <table:table-cell table:style-name="ce99" office:value-type="string">
            <text:p>Zonă de lucru:</text:p>
          </table:table-cell>
          <table:table-cell table:style-name="ce279" office:value-type="string">
            <text:p>Työstettävä jakso:</text:p>
          </table:table-cell>
          <table:table-cell table:style-name="ce113" office:value-type="string">
            <text:p>Arbeidsfelt:</text:p>
          </table:table-cell>
          <table:table-cell table:style-name="ce118" office:value-type="string">
            <text:p>工作区</text:p>
          </table:table-cell>
          <table:table-cell table:style-name="ce293" office:value-type="string">
            <text:p>Çalışma Alanı:</text:p>
          </table:table-cell>
          <table:table-cell table:style-name="ce298" office:value-type="string">
            <text:p>Ζώνη Εργασίας:</text:p>
          </table:table-cell>
          <table:table-cell table:number-columns-repeated="1008"/>
        </table:table-row>
        <table:table-row table:style-name="ro10">
          <table:table-cell table:style-name="ce31" office:value-type="string">
            <text:p>LengthUnit_Centimeters</text:p>
          </table:table-cell>
          <table:table-cell table:style-name="ce324"/>
          <table:table-cell table:style-name="ce141" office:value-type="string">
            <text:p>Centimeters</text:p>
          </table:table-cell>
          <table:table-cell table:style-name="ce146" office:value-type="string">
            <text:p>Centimètres</text:p>
          </table:table-cell>
          <table:table-cell table:style-name="ce114" office:value-type="string">
            <text:p>Centimeters</text:p>
          </table:table-cell>
          <table:table-cell table:style-name="ce353" office:value-type="string">
            <text:p>Zentimeter</text:p>
          </table:table-cell>
          <table:table-cell table:style-name="ce265" office:value-type="string">
            <text:p>Centímetros</text:p>
          </table:table-cell>
          <table:table-cell table:style-name="ce81" office:value-type="string">
            <text:p>Centimetro</text:p>
          </table:table-cell>
          <table:table-cell table:style-name="ce273"/>
          <table:table-cell table:style-name="ce95" office:value-type="string">
            <text:p>Centimetri</text:p>
          </table:table-cell>
          <table:table-cell table:style-name="ce99" office:value-type="string">
            <text:p>Centimetri</text:p>
          </table:table-cell>
          <table:table-cell table:style-name="ce279" office:value-type="string">
            <text:p>Senttimetriä</text:p>
          </table:table-cell>
          <table:table-cell table:style-name="ce284" office:value-type="string">
            <text:p>Centimetere</text:p>
          </table:table-cell>
          <table:table-cell table:style-name="ce118" office:value-type="string">
            <text:p>厘米</text:p>
          </table:table-cell>
          <table:table-cell table:style-name="ce81" office:value-type="string">
            <text:p>Santimetre</text:p>
          </table:table-cell>
          <table:table-cell table:style-name="ce298" office:value-type="string">
            <text:p>Εκατοστά</text:p>
          </table:table-cell>
          <table:table-cell table:style-name="ce426" table:number-columns-repeated="1008"/>
        </table:table-row>
        <table:table-row table:style-name="ro10">
          <table:table-cell table:style-name="ce31" office:value-type="string">
            <text:p>LengthUnit_Meters</text:p>
          </table:table-cell>
          <table:table-cell table:style-name="ce324"/>
          <table:table-cell table:style-name="ce141" office:value-type="string">
            <text:p>Meters</text:p>
          </table:table-cell>
          <table:table-cell table:style-name="ce146" office:value-type="string">
            <text:p>Mètres</text:p>
          </table:table-cell>
          <table:table-cell table:style-name="ce114" office:value-type="string">
            <text:p>Meters</text:p>
          </table:table-cell>
          <table:table-cell table:style-name="ce353" office:value-type="string">
            <text:p>Meter</text:p>
          </table:table-cell>
          <table:table-cell table:style-name="ce265" office:value-type="string">
            <text:p>Metros</text:p>
          </table:table-cell>
          <table:table-cell table:style-name="ce81" office:value-type="string">
            <text:p>Metros</text:p>
          </table:table-cell>
          <table:table-cell table:style-name="ce273"/>
          <table:table-cell table:style-name="ce95" office:value-type="string">
            <text:p>Metri</text:p>
          </table:table-cell>
          <table:table-cell table:style-name="ce99" office:value-type="string">
            <text:p>Metri</text:p>
          </table:table-cell>
          <table:table-cell table:style-name="ce279" office:value-type="string">
            <text:p>Metriä</text:p>
          </table:table-cell>
          <table:table-cell table:style-name="ce284" office:value-type="string">
            <text:p>Metre</text:p>
          </table:table-cell>
          <table:table-cell table:style-name="ce118" office:value-type="string">
            <text:p>米</text:p>
          </table:table-cell>
          <table:table-cell table:style-name="ce81" office:value-type="string">
            <text:p>Metre</text:p>
          </table:table-cell>
          <table:table-cell table:style-name="ce298" office:value-type="string">
            <text:p>Μέτρα</text:p>
          </table:table-cell>
          <table:table-cell table:style-name="ce426" table:number-columns-repeated="1008"/>
        </table:table-row>
        <table:table-row table:style-name="ro10">
          <table:table-cell table:style-name="ce31" office:value-type="string">
            <text:p>LengthUnit_Inches</text:p>
          </table:table-cell>
          <table:table-cell table:style-name="ce324"/>
          <table:table-cell table:style-name="ce141" office:value-type="string">
            <text:p>Inches</text:p>
          </table:table-cell>
          <table:table-cell table:style-name="ce146" office:value-type="string">
            <text:p>Pouces</text:p>
          </table:table-cell>
          <table:table-cell table:style-name="ce114" office:value-type="string">
            <text:p>Inches</text:p>
          </table:table-cell>
          <table:table-cell table:style-name="ce353" office:value-type="string">
            <text:p>Inches</text:p>
          </table:table-cell>
          <table:table-cell table:style-name="ce265" office:value-type="string">
            <text:p>Pulgadas</text:p>
          </table:table-cell>
          <table:table-cell table:style-name="ce81" office:value-type="string">
            <text:p>Polegadas</text:p>
          </table:table-cell>
          <table:table-cell table:style-name="ce273"/>
          <table:table-cell table:style-name="ce95" office:value-type="string">
            <text:p>Pollici</text:p>
          </table:table-cell>
          <table:table-cell table:style-name="ce99" office:value-type="string">
            <text:p>Inch</text:p>
          </table:table-cell>
          <table:table-cell table:style-name="ce279" office:value-type="string">
            <text:p>Tuumaa</text:p>
          </table:table-cell>
          <table:table-cell table:style-name="ce284" office:value-type="string">
            <text:p>Tommer</text:p>
          </table:table-cell>
          <table:table-cell table:style-name="ce118" office:value-type="string">
            <text:p>英寸</text:p>
          </table:table-cell>
          <table:table-cell table:style-name="ce81" office:value-type="string">
            <text:p>İnç</text:p>
          </table:table-cell>
          <table:table-cell table:style-name="ce298" office:value-type="string">
            <text:p>Ίντσες</text:p>
          </table:table-cell>
          <table:table-cell table:style-name="ce426" table:number-columns-repeated="1008"/>
        </table:table-row>
        <table:table-row table:style-name="ro10">
          <table:table-cell table:style-name="ce31" office:value-type="string">
            <text:p>LengthUnit_Feet</text:p>
          </table:table-cell>
          <table:table-cell table:style-name="ce324"/>
          <table:table-cell table:style-name="ce141" office:value-type="string">
            <text:p>Feet</text:p>
          </table:table-cell>
          <table:table-cell table:style-name="ce146" office:value-type="string">
            <text:p>Pieds</text:p>
          </table:table-cell>
          <table:table-cell table:style-name="ce114" office:value-type="string">
            <text:p>Voet</text:p>
          </table:table-cell>
          <table:table-cell table:style-name="ce353" office:value-type="string">
            <text:p>Fuß</text:p>
          </table:table-cell>
          <table:table-cell table:style-name="ce265" office:value-type="string">
            <text:p>Pies</text:p>
          </table:table-cell>
          <table:table-cell table:style-name="ce81" office:value-type="string">
            <text:p>Pés</text:p>
          </table:table-cell>
          <table:table-cell table:style-name="ce273"/>
          <table:table-cell table:style-name="ce95" office:value-type="string">
            <text:p>Piedi</text:p>
          </table:table-cell>
          <table:table-cell table:style-name="ce99" office:value-type="string">
            <text:p>Picioare</text:p>
          </table:table-cell>
          <table:table-cell table:style-name="ce279" office:value-type="string">
            <text:p>Jalkaa</text:p>
          </table:table-cell>
          <table:table-cell table:style-name="ce284" office:value-type="string">
            <text:p>Fot</text:p>
          </table:table-cell>
          <table:table-cell table:style-name="ce118" office:value-type="string">
            <text:p>尺</text:p>
          </table:table-cell>
          <table:table-cell table:style-name="ce81" office:value-type="string">
            <text:p>Ayak</text:p>
          </table:table-cell>
          <table:table-cell table:style-name="ce298" office:value-type="string">
            <text:p>Πόδια</text:p>
          </table:table-cell>
          <table:table-cell table:style-name="ce426" table:number-columns-repeated="1008"/>
        </table:table-row>
        <table:table-row table:style-name="ro10">
          <table:table-cell table:style-name="ce31" office:value-type="string">
            <text:p>LengthUnit_Yards</text:p>
          </table:table-cell>
          <table:table-cell table:style-name="ce324"/>
          <table:table-cell table:style-name="ce141" office:value-type="string">
            <text:p>Yards</text:p>
          </table:table-cell>
          <table:table-cell table:style-name="ce146" office:value-type="string">
            <text:p>Yards</text:p>
          </table:table-cell>
          <table:table-cell table:style-name="ce114" office:value-type="string">
            <text:p>Yards</text:p>
          </table:table-cell>
          <table:table-cell table:style-name="ce353" office:value-type="string">
            <text:p>Yard</text:p>
          </table:table-cell>
          <table:table-cell table:style-name="ce265" office:value-type="string">
            <text:p>Yardas</text:p>
          </table:table-cell>
          <table:table-cell table:style-name="ce81" office:value-type="string">
            <text:p>Jardas</text:p>
          </table:table-cell>
          <table:table-cell table:style-name="ce273"/>
          <table:table-cell table:style-name="ce95" office:value-type="string">
            <text:p>Yarde</text:p>
          </table:table-cell>
          <table:table-cell table:style-name="ce99" office:value-type="string">
            <text:p>Yarzi</text:p>
          </table:table-cell>
          <table:table-cell table:style-name="ce279" office:value-type="string">
            <text:p>Jaardia</text:p>
          </table:table-cell>
          <table:table-cell table:style-name="ce284" office:value-type="string">
            <text:p>Yards</text:p>
          </table:table-cell>
          <table:table-cell table:style-name="ce118" office:value-type="string">
            <text:p>码</text:p>
          </table:table-cell>
          <table:table-cell table:style-name="ce81" office:value-type="string">
            <text:p>Yarda</text:p>
          </table:table-cell>
          <table:table-cell table:style-name="ce298" office:value-type="string">
            <text:p>Γιάρδες</text:p>
          </table:table-cell>
          <table:table-cell table:style-name="ce426" table:number-columns-repeated="1008"/>
        </table:table-row>
        <table:table-row table:style-name="ro15">
          <table:table-cell table:style-name="ce30" office:value-type="string">
            <text:p>LoadMovie_CodecNotFound</text:p>
          </table:table-cell>
          <table:table-cell table:style-name="ce315"/>
          <table:table-cell table:style-name="ce141" office:value-type="string">
            <text:p>Failure: Unable to open the file : unsupported video stream.</text:p>
          </table:table-cell>
          <table:table-cell table:style-name="ce145" office:value-type="string">
            <text:p>Chargement du fichier impossible : ce type de flux vidéo n'est pas supporté.</text:p>
          </table:table-cell>
          <table:table-cell table:style-name="ce32" office:value-type="string">
            <text:p>Fout bij het openen van het bestand : niet ondersteund video type.</text:p>
          </table:table-cell>
          <table:table-cell table:style-name="ce256" office:value-type="string">
            <text:p>Fehler beim Öffnen der Datei – Videostream wird nicht unterstützt.</text:p>
          </table:table-cell>
          <table:table-cell table:style-name="ce264" office:value-type="string">
            <text:p>Carga de archivo imposible: este tipo de flujo de vídeo no es compatible.</text:p>
          </table:table-cell>
          <table:table-cell table:style-name="ce81" office:value-type="string">
            <text:p>Falha: Erro ao tentar abrir o arquivo: formato de vídeo não suportado.</text:p>
          </table:table-cell>
          <table:table-cell table:style-name="ce90" office:value-type="string">
            <text:p>Błąd przy próbie otwarcia pliku : nieobsługiwany strumień wideo.</text:p>
          </table:table-cell>
          <table:table-cell table:style-name="ce95" office:value-type="string">
            <text:p>Errore : Impossibile aprire file : tipo di flusso video non supportato.</text:p>
          </table:table-cell>
          <table:table-cell table:style-name="ce99" office:value-type="string">
            <text:p>Eroare la deschiderea fişierului : fluxul video nu este suportat.</text:p>
          </table:table-cell>
          <table:table-cell table:style-name="ce279" office:value-type="string">
            <text:p>Tiedoston avaus epäonnistui: ei-tuettu videon stream-muoto.</text:p>
          </table:table-cell>
          <table:table-cell table:style-name="ce113" office:value-type="string">
            <text:p>Advarsel: Kan ikke åpne fil : støtter ikke videostream</text:p>
          </table:table-cell>
          <table:table-cell table:style-name="ce118" office:value-type="string">
            <text:p>失败: 无法打开文件 : 不支持的视频格式.</text:p>
          </table:table-cell>
          <table:table-cell table:style-name="ce293" office:value-type="string">
            <text:p>Hata: Dosya açılamıyor : desteklenmeyen video akışı.</text:p>
          </table:table-cell>
          <table:table-cell table:style-name="ce298" office:value-type="string">
            <text:p>Αποτυχία: Αδύνατο το άνοιγμα του αρχείου : Μη υποστηριζόμενη ροή video.</text:p>
          </table:table-cell>
          <table:table-cell table:number-columns-repeated="1008"/>
        </table:table-row>
        <table:table-row table:style-name="ro13">
          <table:table-cell table:style-name="ce30" office:value-type="string">
            <text:p>LoadMovie_CodecNotOpened</text:p>
          </table:table-cell>
          <table:table-cell table:style-name="ce315"/>
          <table:table-cell table:style-name="ce141" office:value-type="string">
            <text:p>Failure: Unable to open the file : problem while initializing decoder.</text:p>
          </table:table-cell>
          <table:table-cell table:style-name="ce145" office:value-type="string">
            <text:p>Chargement du fichier impossible : problème lors l'initialisation du décodeur.</text:p>
          </table:table-cell>
          <table:table-cell table:style-name="ce32" office:value-type="string">
            <text:p>Fout bij het openen van het bestand : probleem met initialiseren van decoder.</text:p>
          </table:table-cell>
          <table:table-cell table:style-name="ce353" office:value-type="string">
            <text:p>Fehler beim Öffnen der Datei – Initialisierungsfehler des Decoders</text:p>
          </table:table-cell>
          <table:table-cell table:style-name="ce264" office:value-type="string">
            <text:p>Imposible cargar el archivo problema durante la inicialización del decodificador.</text:p>
          </table:table-cell>
          <table:table-cell table:style-name="ce81" office:value-type="string">
            <text:p>Falha: Erro ao tentar abrir o arquivo: problema durante a inicialização do decodificador.</text:p>
          </table:table-cell>
          <table:table-cell table:style-name="ce90" office:value-type="string">
            <text:p>Błąd przy próbie otwarcia pliku : problem podczas inicjalizacji dekodera.</text:p>
          </table:table-cell>
          <table:table-cell table:style-name="ce95" office:value-type="string">
            <text:p>Errore : Impossibile aprire file : problemi nell'inizializzazione decodificatore.</text:p>
          </table:table-cell>
          <table:table-cell table:style-name="ce99" office:value-type="string">
            <text:p>Eroare la deschiderea fişierului : sunt probleme la iniţializarea decodorului.</text:p>
          </table:table-cell>
          <table:table-cell table:style-name="ce279" office:value-type="string">
            <text:p>Tiedoston avaus epäonnistui: ongelma dekooderin käynnistyksessä.</text:p>
          </table:table-cell>
          <table:table-cell table:style-name="ce113" office:value-type="string">
            <text:p>Advarsel: Kan ikke åpne fil : problemer med å initialisere dekoder</text:p>
          </table:table-cell>
          <table:table-cell table:style-name="ce118" office:value-type="string">
            <text:p>失败: 无法打开文件 : 初始化解码器时出现问题.</text:p>
          </table:table-cell>
          <table:table-cell table:style-name="ce293" office:value-type="string">
            <text:p>Hata: Dosya açılamıyor : çözücüyü başlatırken problem oluştu.</text:p>
          </table:table-cell>
          <table:table-cell table:style-name="ce298" office:value-type="string">
            <text:p>Αποτυχία: Αδύνατο το άνοιγμα του αρχείου : Πρόβλημα κατά την ενεργοποίηση του αποκωδικοποιητή.</text:p>
          </table:table-cell>
          <table:table-cell table:number-columns-repeated="1008"/>
        </table:table-row>
        <table:table-row table:style-name="ro15">
          <table:table-cell table:style-name="ce30" office:value-type="string">
            <text:p>LoadMovie_CodecNotSupported</text:p>
          </table:table-cell>
          <table:table-cell table:style-name="ce315"/>
          <table:table-cell table:style-name="ce141" office:value-type="string">
            <text:p>Failure: Unable to open the file : file type is not supported.</text:p>
          </table:table-cell>
          <table:table-cell table:style-name="ce145" office:value-type="string">
            <text:p>Chargement du fichier impossible : ce type du fichier n'est pas supporté.</text:p>
          </table:table-cell>
          <table:table-cell table:style-name="ce32" office:value-type="string">
            <text:p>Fout bij het openen van het bestand : bestandstype wordt niet ondersteund.</text:p>
          </table:table-cell>
          <table:table-cell table:style-name="ce256" office:value-type="string">
            <text:p>Fehler beim Öffnen der Datei – Format wird nicht unterstützt.</text:p>
          </table:table-cell>
          <table:table-cell table:style-name="ce264" office:value-type="string">
            <text:p>Carga de archivo imposible: este tipo de archivo no es compatible.</text:p>
          </table:table-cell>
          <table:table-cell table:style-name="ce81" office:value-type="string">
            <text:p>Falha: Erro ao tentar abrir o arquivo: tipo de arquivo não suportado.</text:p>
          </table:table-cell>
          <table:table-cell table:style-name="ce90" office:value-type="string">
            <text:p>Błąd przy próbie otwarcia pliku : typ pliku nie jest obsługiwany.</text:p>
          </table:table-cell>
          <table:table-cell table:style-name="ce95" office:value-type="string">
            <text:p>Errore : Impossibile aprire file : tipo file non supportato.</text:p>
          </table:table-cell>
          <table:table-cell table:style-name="ce99" office:value-type="string">
            <text:p>Eroare la deschiderea fişierului : tipul fişierului nu este suportat.</text:p>
          </table:table-cell>
          <table:table-cell table:style-name="ce279" office:value-type="string">
            <text:p>Tiedoston avaus epäonnistui: ei-tuettu tiedostomuoto.</text:p>
          </table:table-cell>
          <table:table-cell table:style-name="ce113" office:value-type="string">
            <text:p>Advarsel: Kan ikke åpne fil : denne filtypen støttes ikke</text:p>
          </table:table-cell>
          <table:table-cell table:style-name="ce118" office:value-type="string">
            <text:p>失败: 无法打开文件 : 文件类型不支持.</text:p>
          </table:table-cell>
          <table:table-cell table:style-name="ce293" office:value-type="string">
            <text:p>Hata: Dosya açılamıyor : dosya tipi desteklenmiyor.</text:p>
          </table:table-cell>
          <table:table-cell table:style-name="ce298" office:value-type="string">
            <text:p>Αποτυχία: Αδύνατο το άνοιγμα του αρχείου : Μη υποστηριζόμενος τύπος αρχείου.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LoadMovie_Error</text:p>
          </table:table-cell>
          <table:table-cell table:style-name="ce315"/>
          <table:table-cell table:style-name="ce140" office:value-type="string">
            <text:p>Kinovea - Loading Error.</text:p>
          </table:table-cell>
          <table:table-cell table:style-name="ce145" office:value-type="string">
            <text:p>Kinovea - Erreur de Chargement.</text:p>
          </table:table-cell>
          <table:table-cell table:style-name="ce32" office:value-type="string">
            <text:p>Kinovea - Foutmelding</text:p>
          </table:table-cell>
          <table:table-cell table:style-name="ce353" office:value-type="string">
            <text:p>Kinovea – Ladefehler.</text:p>
          </table:table-cell>
          <table:table-cell table:style-name="ce264" office:value-type="string">
            <text:p>Kinovea - Error al cargar.</text:p>
          </table:table-cell>
          <table:table-cell table:style-name="ce80" office:value-type="string">
            <text:p>Kinovea - Erro ao carregar.</text:p>
          </table:table-cell>
          <table:table-cell table:style-name="ce90" office:value-type="string">
            <text:p>Kinovea - błąd podczas ładowania.</text:p>
          </table:table-cell>
          <table:table-cell table:style-name="ce95" office:value-type="string">
            <text:p>Kinovea – Errore nel caricamento.</text:p>
          </table:table-cell>
          <table:table-cell table:style-name="ce99" office:value-type="string">
            <text:p>Kinovea – Eroare la încărcare.</text:p>
          </table:table-cell>
          <table:table-cell table:style-name="ce279" office:value-type="string">
            <text:p>Kinovea – Latausvirhe.</text:p>
          </table:table-cell>
          <table:table-cell table:style-name="ce113" office:value-type="string">
            <text:p>Kinovea – Lastefeil</text:p>
          </table:table-cell>
          <table:table-cell table:style-name="ce118" office:value-type="string">
            <text:p>载入出错.</text:p>
          </table:table-cell>
          <table:table-cell table:style-name="ce293" office:value-type="string">
            <text:p>Kinovea - Yükleme Hatası.</text:p>
          </table:table-cell>
          <table:table-cell table:style-name="ce298" office:value-type="string">
            <text:p>Kinovea - Σφάλμα Φόρτωσης.</text:p>
          </table:table-cell>
          <table:table-cell table:number-columns-repeated="1008"/>
        </table:table-row>
        <table:table-row table:style-name="ro15">
          <table:table-cell table:style-name="ce31" office:value-type="string">
            <text:p>LoadMovie_FileNotOpened</text:p>
          </table:table-cell>
          <table:table-cell table:style-name="ce324"/>
          <table:table-cell table:style-name="ce141" office:value-type="string">
            <text:p>Failure: Unable to open the file : file not found or empty.</text:p>
          </table:table-cell>
          <table:table-cell table:style-name="ce146" office:value-type="string">
            <text:p>Chargement du fichier impossible : fichier introuvable ou vide.</text:p>
          </table:table-cell>
          <table:table-cell table:style-name="ce32" office:value-type="string">
            <text:p>Fout bij openen van bestabd ; bestand niet gevonden.</text:p>
          </table:table-cell>
          <table:table-cell table:style-name="ce353" office:value-type="string">
            <text:p>Fehler beim Öffnen der Datei – Datei nicht gefunden.</text:p>
          </table:table-cell>
          <table:table-cell table:style-name="ce265" office:value-type="string">
            <text:p><text:s/>Imposible cargar el archivo: no se encuentra el archivo. </text:p>
          </table:table-cell>
          <table:table-cell table:style-name="ce81" office:value-type="string">
            <text:p>Falha: Erro ao tentar abrir o arquivo: arquivo não encontrado.</text:p>
          </table:table-cell>
          <table:table-cell table:style-name="ce271" office:value-type="string">
            <text:p>Błąd przy próbie otwarcia pliku : nie znaleziono pliku.</text:p>
          </table:table-cell>
          <table:table-cell table:style-name="ce95" office:value-type="string">
            <text:p>Errore : Impossibile aprire file : file vuoto/non trovato.</text:p>
          </table:table-cell>
          <table:table-cell table:style-name="ce99" office:value-type="string">
            <text:p>Eroare la deschidere : fişier lipsă.</text:p>
          </table:table-cell>
          <table:table-cell table:style-name="ce279" office:value-type="string">
            <text:p>Tiedoston avaus epäonnistui: tiedostoa ei löytynyt.</text:p>
          </table:table-cell>
          <table:table-cell table:style-name="ce284" office:value-type="string">
            <text:p>Advarsel: Kan ikke åpne fil : Filen ikke funnet eller ingen data</text:p>
          </table:table-cell>
          <table:table-cell table:style-name="ce118" office:value-type="string">
            <text:p>失败: 无法打开文件 : 文件不存在或为空.</text:p>
          </table:table-cell>
          <table:table-cell table:style-name="ce81" office:value-type="string">
            <text:p>Hata: Dosya açılamıyor : dosya bulunamadı veya boş değil.</text:p>
          </table:table-cell>
          <table:table-cell table:style-name="ce298" office:value-type="string">
            <text:p>Αποτυχία: Αδύνατο το άνοιγμα του αρχείου : Το αρχείο δεν βρέθηκε ή είναι κενό.</text:p>
          </table:table-cell>
          <table:table-cell table:style-name="ce426" table:number-columns-repeated="1008"/>
        </table:table-row>
        <table:table-row table:style-name="ro15">
          <table:table-cell table:style-name="ce30" office:value-type="string">
            <text:p>LoadMovie_ImageFormatError</text:p>
          </table:table-cell>
          <table:table-cell table:style-name="ce315"/>
          <table:table-cell table:style-name="ce141" office:value-type="string">
            <text:p>Failure: Unable to open the file : Image format is not supported.</text:p>
          </table:table-cell>
          <table:table-cell table:style-name="ce145" office:value-type="string">
            <text:p>Chargement du fichier impossible : le format des images n'est pas supporté.</text:p>
          </table:table-cell>
          <table:table-cell table:style-name="ce32" office:value-type="string">
            <text:p>Fout bij openen van het bestand : Afbeeldingsvorm wordt niet ondersteund.</text:p>
          </table:table-cell>
          <table:table-cell table:style-name="ce353" office:value-type="string">
            <text:p>Fehler beim Öffnen der Datei – Bilddateiformat nicht zulässig.</text:p>
          </table:table-cell>
          <table:table-cell table:style-name="ce264" office:value-type="string">
            <text:p>Imposible cargar el archivo:el <text:s/>formato de las imàgenes no es compatible.</text:p>
          </table:table-cell>
          <table:table-cell table:style-name="ce81" office:value-type="string">
            <text:p>Falha: Erro ao tentar abrir o arquivo: formato de imagem não suportado.</text:p>
          </table:table-cell>
          <table:table-cell table:style-name="ce90" office:value-type="string">
            <text:p>Błąd przy próbie otwarcia pliku : obraz nie jest obługiwany.</text:p>
          </table:table-cell>
          <table:table-cell table:style-name="ce95" office:value-type="string">
            <text:p>Errore : Impossibile aprire file : formato Immagini non supportato.</text:p>
          </table:table-cell>
          <table:table-cell table:style-name="ce99" office:value-type="string">
            <text:p>Eroare la deschidere : formatul imaginilor nu este suportat.</text:p>
          </table:table-cell>
          <table:table-cell table:style-name="ce279" office:value-type="string">
            <text:p>Tiedoston avaus epäonnistui: ei-tuettu kuvamuoto.</text:p>
          </table:table-cell>
          <table:table-cell table:style-name="ce113" office:value-type="string">
            <text:p>Advarsel: Kan ikke åpne fil : Bildeformat støttes ikke</text:p>
          </table:table-cell>
          <table:table-cell table:style-name="ce118" office:value-type="string">
            <text:p>失败: 无法打开文件 : 图像格式不支持.</text:p>
          </table:table-cell>
          <table:table-cell table:style-name="ce293" office:value-type="string">
            <text:p>Hata: Dosya açılamıyor : İmaj formatı desteklenmiyor.</text:p>
          </table:table-cell>
          <table:table-cell table:style-name="ce298" office:value-type="string">
            <text:p>Αποτυχία: Αδύνατο το άνοιγμα του αρχείου : Μη υποστηριζόμενη μορφή αρχείου.</text:p>
          </table:table-cell>
          <table:table-cell table:number-columns-repeated="1008"/>
        </table:table-row>
        <table:table-row table:style-name="ro13">
          <table:table-cell table:style-name="ce30" office:value-type="string">
            <text:p>LoadMovie_InconsistantMovieError</text:p>
          </table:table-cell>
          <table:table-cell table:style-name="ce315"/>
          <table:table-cell table:style-name="ce141" office:value-type="string">
            <text:p>Failure: Unable to open the file : inconsistencies found. Please check encoding process.</text:p>
          </table:table-cell>
          <table:table-cell table:style-name="ce145" office:value-type="string">
            <text:p>Chargement du fichier impossible : incohérences dans le fichier. Veuillez vérifier le processus d'encodage.</text:p>
          </table:table-cell>
          <table:table-cell table:style-name="ce32" office:value-type="string">
            <text:p>Fout bij het openen van het bestand : inconsistentie gevonden. Controleer alstublieft het encoding proces.</text:p>
          </table:table-cell>
          <table:table-cell table:style-name="ce353" office:value-type="string">
            <text:p>Fehler beim Öffnen der Datei – Unregelmäßigkeiten gefunden. Bitte Kodierungsprozeß überprüfen!</text:p>
          </table:table-cell>
          <table:table-cell table:style-name="ce264" office:value-type="string">
            <text:p>Imposible cargar el archivo: <text:s/>incongruencias en el archivo. Por favor, compruebe el proceso de codificación.</text:p>
          </table:table-cell>
          <table:table-cell table:style-name="ce81" office:value-type="string">
            <text:p>Falha: Erro ao tentar abrir o arquivo: encontradas inconsistências. Por favor, verifique o processo de codificação.</text:p>
          </table:table-cell>
          <table:table-cell table:style-name="ce90" office:value-type="string">
            <text:p>Błąd przy próbie otwarcia pliku : napotkano na niezgodność. Sprawdź proces kodowania.</text:p>
          </table:table-cell>
          <table:table-cell table:style-name="ce95" office:value-type="string">
            <text:p>Errore : Impossibile aprire file : trovate incongruenze. Verifica processo di Codifica.</text:p>
          </table:table-cell>
          <table:table-cell table:style-name="ce99" office:value-type="string">
            <text:p>Eroare la deschidere : există neconcordanţe. Vă rugăm să verificaţi procesul de encodare.</text:p>
          </table:table-cell>
          <table:table-cell table:style-name="ce279" office:value-type="string">
            <text:p>Tiedoston avaus epäonnistui: epäjohdonmukaisuuksia havaittu. Tarkista koodausprosessi.</text:p>
          </table:table-cell>
          <table:table-cell table:style-name="ce113" office:value-type="string">
            <text:p>Advarsel: Kan ikke åpne fil : </text:p>
          </table:table-cell>
          <table:table-cell table:style-name="ce118" office:value-type="string">
            <text:p>失败: 无法打开文件 : 发现不一致的地方. 请检查编码过程.</text:p>
          </table:table-cell>
          <table:table-cell table:style-name="ce293" office:value-type="string">
            <text:p>Hata: Dosya açılamıyor : uyuşmazlıklar bulundu. Lütfen kodlama işlemini kontrol edin.</text:p>
          </table:table-cell>
          <table:table-cell table:style-name="ce298" office:value-type="string">
            <text:p>Αποτυχία: Αδύνατο το άνοιγμα του αρχείου : Βρέθηκαν ασυνέπειες. Παρακαλούμε ελέγξτε την διαδικασία κωδικοποίησης.</text:p>
          </table:table-cell>
          <table:table-cell table:number-columns-repeated="1008"/>
        </table:table-row>
        <table:table-row table:style-name="ro15">
          <table:table-cell table:style-name="ce30" office:value-type="string">
            <text:p>LoadMovie_StreamInfoNotFound</text:p>
          </table:table-cell>
          <table:table-cell table:style-name="ce315"/>
          <table:table-cell table:style-name="ce141" office:value-type="string">
            <text:p>Failure: Unable to open the file : stream information not found.</text:p>
          </table:table-cell>
          <table:table-cell table:style-name="ce145" office:value-type="string">
            <text:p>Chargement du fichier impossible : informations de flux non trouvées.</text:p>
          </table:table-cell>
          <table:table-cell table:style-name="ce32" office:value-type="string">
            <text:p>Fout bij het openen van het bestand : informatie van voortgang niet gevonden.</text:p>
          </table:table-cell>
          <table:table-cell table:style-name="ce353" office:value-type="string">
            <text:p>Fehler beim Öffnen der Datei – Videostream Information nicht gefunden.</text:p>
          </table:table-cell>
          <table:table-cell table:style-name="ce264" office:value-type="string">
            <text:p>Imposible cargar el archivo: no se encuentran los flujos de información .</text:p>
          </table:table-cell>
          <table:table-cell table:style-name="ce81" office:value-type="string">
            <text:p>Falha: Erro ao tentar abrir o arquivo: informações do vídeo não encontradas.</text:p>
          </table:table-cell>
          <table:table-cell table:style-name="ce90" office:value-type="string">
            <text:p>Błąd podczas próby otwarcia pliku : nie znaleziono informacji o strumieniu.</text:p>
          </table:table-cell>
          <table:table-cell table:style-name="ce95" office:value-type="string">
            <text:p>Errore : Impossibile aprire file : mancano informazioni del flusso video.</text:p>
          </table:table-cell>
          <table:table-cell table:style-name="ce99" office:value-type="string">
            <text:p>Eroare la deschidere : nu sunt găsite informaţiile referitoare la fluxul video.</text:p>
          </table:table-cell>
          <table:table-cell table:style-name="ce279" office:value-type="string">
            <text:p>Tiedoston avaus epäonnistui: stream-tietoja ei löytynyt.</text:p>
          </table:table-cell>
          <table:table-cell table:style-name="ce113" office:value-type="string">
            <text:p>Advarsel: Kan ikke åpne fil : streamin informasjon ikke funnet</text:p>
          </table:table-cell>
          <table:table-cell table:style-name="ce118" office:value-type="string">
            <text:p>失败: 无法打开文件 : 无法找到视频流相关信息.</text:p>
          </table:table-cell>
          <table:table-cell table:style-name="ce293" office:value-type="string">
            <text:p>Hata: Dosya açılamıyor : akış bilgisi bulunamadı.</text:p>
          </table:table-cell>
          <table:table-cell table:style-name="ce298" office:value-type="string">
            <text:p>Αποτυχία: Αδύνατο το άνοιγμα του αρχείου : Πληροφορία ροής δεν βρέθηκε.</text:p>
          </table:table-cell>
          <table:table-cell table:number-columns-repeated="1008"/>
        </table:table-row>
        <table:table-row table:style-name="ro30">
          <table:table-cell table:style-name="ce30" office:value-type="string">
            <text:p>LoadMovie_UnkownError</text:p>
          </table:table-cell>
          <table:table-cell table:style-name="ce315"/>
          <table:table-cell table:style-name="ce141" office:value-type="string">
            <text:p>Failure: Unable to open the file : unknown error.</text:p>
          </table:table-cell>
          <table:table-cell table:style-name="ce145" office:value-type="string">
            <text:p>Chargement du fichier impossible : erreur inconnue.</text:p>
          </table:table-cell>
          <table:table-cell table:style-name="ce32" office:value-type="string">
            <text:p>Fout bij openen van bestand : onbekende fout.</text:p>
          </table:table-cell>
          <table:table-cell table:style-name="ce353" office:value-type="string">
            <text:p>Fehler beim Öffnen der Datei – unbekannter Fehler.</text:p>
          </table:table-cell>
          <table:table-cell table:style-name="ce264" office:value-type="string">
            <text:p>Imposible cargar el archivo: error desconocido ..</text:p>
          </table:table-cell>
          <table:table-cell table:style-name="ce81" office:value-type="string">
            <text:p>Falha: Erro ao tentar abrir o arquivo: erro desconhecido.</text:p>
          </table:table-cell>
          <table:table-cell table:style-name="ce90" office:value-type="string">
            <text:p>Błąd podczas próby otwarcia pliku : nieznany błąd.</text:p>
          </table:table-cell>
          <table:table-cell table:style-name="ce95" office:value-type="string">
            <text:p>Errore : Impossibile aprire file : errore sconosciuto.</text:p>
          </table:table-cell>
          <table:table-cell table:style-name="ce99" office:value-type="string">
            <text:p>Eroare necunoscută la deschidere.</text:p>
          </table:table-cell>
          <table:table-cell table:style-name="ce279" office:value-type="string">
            <text:p>Tiedoston avaus epäonnistui: tuntematon virhe.</text:p>
          </table:table-cell>
          <table:table-cell table:style-name="ce113" office:value-type="string">
            <text:p>Advarsel: Kan ikke åpne fil : ukjent feil</text:p>
          </table:table-cell>
          <table:table-cell table:style-name="ce118" office:value-type="string">
            <text:p>失败: 无法打开文件 : 未知错误.</text:p>
          </table:table-cell>
          <table:table-cell table:style-name="ce293" office:value-type="string">
            <text:p>Hata: Dosya açılamıyor : bilinmeyen hata.</text:p>
          </table:table-cell>
          <table:table-cell table:style-name="ce298" office:value-type="string">
            <text:p>Αποτυχία: Αδύνατο το άνοιγμα του αρχείου : Άγνωστο σφάλμα.</text:p>
          </table:table-cell>
          <table:table-cell table:number-columns-repeated="1008"/>
        </table:table-row>
        <table:table-row table:style-name="ro30">
          <table:table-cell table:style-name="ce30" office:value-type="string">
            <text:p>LoadMovie_VideoStreamNotFound</text:p>
          </table:table-cell>
          <table:table-cell table:style-name="ce315"/>
          <table:table-cell table:style-name="ce141" office:value-type="string">
            <text:p>Failure: Unable to open the file : video stream not found.</text:p>
          </table:table-cell>
          <table:table-cell table:style-name="ce145" office:value-type="string">
            <text:p>Chargement du fichier impossible : aucun flux vidéo trouvé.</text:p>
          </table:table-cell>
          <table:table-cell table:style-name="ce32" office:value-type="string">
            <text:p>Fout bij openen van het bestand : geen video voortgang gevonden.</text:p>
          </table:table-cell>
          <table:table-cell table:style-name="ce353" office:value-type="string">
            <text:p>Fehler beim Öffnen der Datei – Videostream nicht gefunden.</text:p>
          </table:table-cell>
          <table:table-cell table:style-name="ce264" office:value-type="string">
            <text:p>Carga de archivo imposible: no se encontró ningun flujo vídeo.</text:p>
          </table:table-cell>
          <table:table-cell table:style-name="ce81" office:value-type="string">
            <text:p>Falha: Erro ao tentar abrir o arquivo: vídeo não encontrado.</text:p>
          </table:table-cell>
          <table:table-cell table:style-name="ce90" office:value-type="string">
            <text:p>Błąd przy próbie otwarcia pliku : nie znaleziono strumienia wideo.</text:p>
          </table:table-cell>
          <table:table-cell table:style-name="ce95" office:value-type="string">
            <text:p>Errore : Impossibile aprire file : non trovato alcun flusso video.</text:p>
          </table:table-cell>
          <table:table-cell table:style-name="ce99" office:value-type="string">
            <text:p>Eroare la deschidere : nu este găsit fluxul video.</text:p>
          </table:table-cell>
          <table:table-cell table:style-name="ce279" office:value-type="string">
            <text:p>Tiedoston avaus epäonnistui: video stream ei löytynyt.</text:p>
          </table:table-cell>
          <table:table-cell table:style-name="ce113" office:value-type="string">
            <text:p>Advarsel: Kan ikke åpne fil : videostream ikke funnet</text:p>
          </table:table-cell>
          <table:table-cell table:style-name="ce118" office:value-type="string">
            <text:p>失败: 无法打开文件 : 无法找到视频流.</text:p>
          </table:table-cell>
          <table:table-cell table:style-name="ce293" office:value-type="string">
            <text:p>Hata: Dosya açılamıyor : video akışı bulunamadı.</text:p>
          </table:table-cell>
          <table:table-cell table:style-name="ce298" office:value-type="string">
            <text:p>Αποτυχία: Αδύνατο το άνοιγμα του αρχείου : Ροή video δεν βρέθηκε.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LoadMovieProgress_Cancellation</text:p>
          </table:table-cell>
          <table:table-cell table:style-name="ce315"/>
          <table:table-cell table:style-name="ce140" office:value-type="string">
            <text:p>Canceling...</text:p>
          </table:table-cell>
          <table:table-cell table:style-name="ce145" office:value-type="string">
            <text:p>Annulation...</text:p>
          </table:table-cell>
          <table:table-cell table:style-name="ce32" office:value-type="string">
            <text:p>Annuleren…</text:p>
          </table:table-cell>
          <table:table-cell table:style-name="ce256" office:value-type="string">
            <text:p>Vorgang wird abgebrochen...</text:p>
          </table:table-cell>
          <table:table-cell table:style-name="ce264" office:value-type="string">
            <text:p>Anulaciòn...</text:p>
          </table:table-cell>
          <table:table-cell table:style-name="ce80" office:value-type="string">
            <text:p>Cancelando...</text:p>
          </table:table-cell>
          <table:table-cell table:style-name="ce90" office:value-type="string">
            <text:p>Anulowanie...</text:p>
          </table:table-cell>
          <table:table-cell table:style-name="ce95" office:value-type="string">
            <text:p>In cancellazione...</text:p>
          </table:table-cell>
          <table:table-cell table:style-name="ce99" office:value-type="string">
            <text:p>Anulez...</text:p>
          </table:table-cell>
          <table:table-cell table:style-name="ce279" office:value-type="string">
            <text:p>Peruutetaan...</text:p>
          </table:table-cell>
          <table:table-cell table:style-name="ce113" office:value-type="string">
            <text:p>Avbryter...</text:p>
          </table:table-cell>
          <table:table-cell table:style-name="ce118" office:value-type="string">
            <text:p>正在取消...</text:p>
          </table:table-cell>
          <table:table-cell table:style-name="ce293" office:value-type="string">
            <text:p>İptal Ediyor...</text:p>
          </table:table-cell>
          <table:table-cell table:style-name="ce298" office:value-type="string">
            <text:p>Ακύρωση…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LoadMovieProgress_Infos</text:p>
          </table:table-cell>
          <table:table-cell table:style-name="ce315"/>
          <table:table-cell table:style-name="ce140" office:value-type="string">
            <text:p>Decoded frames :</text:p>
          </table:table-cell>
          <table:table-cell table:style-name="ce145" office:value-type="string">
            <text:p>Images Décodées : </text:p>
          </table:table-cell>
          <table:table-cell table:style-name="ce32" office:value-type="string">
            <text:p>Gedecodeerde frames :</text:p>
          </table:table-cell>
          <table:table-cell table:style-name="ce353" office:value-type="string">
            <text:p>Dekodierte Bilder :</text:p>
          </table:table-cell>
          <table:table-cell table:style-name="ce264" office:value-type="string">
            <text:p>Imàgenes Descodificadas : </text:p>
          </table:table-cell>
          <table:table-cell table:style-name="ce80" office:value-type="string">
            <text:p>Quadros decodificados:</text:p>
          </table:table-cell>
          <table:table-cell table:style-name="ce90" office:value-type="string">
            <text:p>Klatek zdekodowanych :</text:p>
          </table:table-cell>
          <table:table-cell table:style-name="ce95" office:value-type="string">
            <text:p>Fotogrammi decodificati :</text:p>
          </table:table-cell>
          <table:table-cell table:style-name="ce99" office:value-type="string">
            <text:p>Cadre decodate :</text:p>
          </table:table-cell>
          <table:table-cell table:style-name="ce279" office:value-type="string">
            <text:p>Puretut kuvat:</text:p>
          </table:table-cell>
          <table:table-cell table:style-name="ce113" office:value-type="string">
            <text:p>Dekodete bilder:</text:p>
          </table:table-cell>
          <table:table-cell table:style-name="ce118" office:value-type="string">
            <text:p>被解码的帧 :</text:p>
          </table:table-cell>
          <table:table-cell table:style-name="ce293" office:value-type="string">
            <text:p>Çözülmüş kareler :</text:p>
          </table:table-cell>
          <table:table-cell table:style-name="ce298" office:value-type="string">
            <text:p>Αποκωδικοποιημένα πλαίσια :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LoadMovieProgress_Title</text:p>
          </table:table-cell>
          <table:table-cell table:style-name="ce315"/>
          <table:table-cell table:style-name="ce140" office:value-type="string">
            <text:p>File Load Progress</text:p>
          </table:table-cell>
          <table:table-cell table:style-name="ce145" office:value-type="string">
            <text:p>Progression du Chargement</text:p>
          </table:table-cell>
          <table:table-cell table:style-name="ce32" office:value-type="string">
            <text:p>Inleesproces :</text:p>
          </table:table-cell>
          <table:table-cell table:style-name="ce353" office:value-type="string">
            <text:p>Laden der Datei wird durchgeführt</text:p>
          </table:table-cell>
          <table:table-cell table:style-name="ce264" office:value-type="string">
            <text:p>Progresiòn de la descarga.</text:p>
          </table:table-cell>
          <table:table-cell table:style-name="ce80" office:value-type="string">
            <text:p>Progresso de Carregamento dos Arquivos</text:p>
          </table:table-cell>
          <table:table-cell table:style-name="ce90" office:value-type="string">
            <text:p>Postęp w ładowaniu pliku</text:p>
          </table:table-cell>
          <table:table-cell table:style-name="ce95" office:value-type="string">
            <text:p>Esecuzione del caricamento File</text:p>
          </table:table-cell>
          <table:table-cell table:style-name="ce99" office:value-type="string">
            <text:p>Progresul incărcării fişierului</text:p>
          </table:table-cell>
          <table:table-cell table:style-name="ce279" office:value-type="string">
            <text:p>Tiedoston avauksen eteneminen</text:p>
          </table:table-cell>
          <table:table-cell table:style-name="ce113" office:value-type="string">
            <text:p>Innlastingsprosess</text:p>
          </table:table-cell>
          <table:table-cell table:style-name="ce118" office:value-type="string">
            <text:p>文件加载进度</text:p>
          </table:table-cell>
          <table:table-cell table:style-name="ce293" office:value-type="string">
            <text:p>Dosya Yükleme İlerlemesi</text:p>
          </table:table-cell>
          <table:table-cell table:style-name="ce298" office:value-type="string">
            <text:p>Πρόοδος φόρτωσης Αρχείου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LoadMovieProgress_TotalUnknown</text:p>
          </table:table-cell>
          <table:table-cell table:style-name="ce315"/>
          <table:table-cell table:style-name="ce140" office:value-type="string">
            <text:p>Total unknown</text:p>
          </table:table-cell>
          <table:table-cell table:style-name="ce145" office:value-type="string">
            <text:p>Total Inconnu</text:p>
          </table:table-cell>
          <table:table-cell table:style-name="ce32" office:value-type="string">
            <text:p>Totaal onbekend</text:p>
          </table:table-cell>
          <table:table-cell table:style-name="ce353" office:value-type="string">
            <text:p>Vollkommen unbekannt</text:p>
          </table:table-cell>
          <table:table-cell table:style-name="ce264" office:value-type="string">
            <text:p>Total desconocido</text:p>
          </table:table-cell>
          <table:table-cell table:style-name="ce80" office:value-type="string">
            <text:p>Total desconhecido</text:p>
          </table:table-cell>
          <table:table-cell table:style-name="ce90" office:value-type="string">
            <text:p>Całkowicie nieznany</text:p>
          </table:table-cell>
          <table:table-cell table:style-name="ce95" office:value-type="string">
            <text:p>Totale sconosciuto</text:p>
          </table:table-cell>
          <table:table-cell table:style-name="ce99" office:value-type="string">
            <text:p>Total necunoscut</text:p>
          </table:table-cell>
          <table:table-cell table:style-name="ce279" office:value-type="string">
            <text:p>Kaikki tuntemattomat</text:p>
          </table:table-cell>
          <table:table-cell table:style-name="ce113" office:value-type="string">
            <text:p>Totalt ukjente</text:p>
          </table:table-cell>
          <table:table-cell table:style-name="ce118" office:value-type="string">
            <text:p>所有未知</text:p>
          </table:table-cell>
          <table:table-cell table:style-name="ce293" office:value-type="string">
            <text:p>Toplam bilinmeyen</text:p>
          </table:table-cell>
          <table:table-cell table:style-name="ce298" office:value-type="string">
            <text:p>Συνολικά άγνωστα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LockSelectionLock</text:p>
          </table:table-cell>
          <table:table-cell table:style-name="ce315"/>
          <table:table-cell table:style-name="ce140" office:value-type="string">
            <text:p>Lock the Working Zone Boundaries</text:p>
          </table:table-cell>
          <table:table-cell table:style-name="ce145" office:value-type="string">
            <text:p>Vérouiller les Bornes de la Zone de Travail</text:p>
          </table:table-cell>
          <table:table-cell table:style-name="ce32" office:value-type="string">
            <text:p>Werkgebiedgrenzen vergrendelen</text:p>
          </table:table-cell>
          <table:table-cell table:style-name="ce256" office:value-type="string">
            <text:p>Arbeitsbereichsgrenzen sperren</text:p>
          </table:table-cell>
          <table:table-cell table:style-name="ce70" office:value-type="string">
            <text:p>Vérouiller les Bornes de la Zone de Travail</text:p>
          </table:table-cell>
          <table:table-cell table:style-name="ce80" office:value-type="string">
            <text:p>Travar os Limitadores da Zona de Trabalho</text:p>
          </table:table-cell>
          <table:table-cell table:style-name="ce90" office:value-type="string">
            <text:p>Zablokuj granice obszaru roboczego</text:p>
          </table:table-cell>
          <table:table-cell table:style-name="ce95" office:value-type="string">
            <text:p>Blocca confini della Zona Lavoro</text:p>
          </table:table-cell>
          <table:table-cell table:style-name="ce99" office:value-type="string">
            <text:p>Blochează marginile zonei de lucru</text:p>
          </table:table-cell>
          <table:table-cell table:style-name="ce279" office:value-type="string">
            <text:p>Lukitse työstöjakson rajat.</text:p>
          </table:table-cell>
          <table:table-cell table:style-name="ce113" office:value-type="string">
            <text:p>Lås arbeidssonegrensene</text:p>
          </table:table-cell>
          <table:table-cell table:style-name="ce118" office:value-type="string">
            <text:p>锁定工作区界限</text:p>
          </table:table-cell>
          <table:table-cell table:style-name="ce293" office:value-type="string">
            <text:p>Çalışma Alanı Sınırlarını Kilitle</text:p>
          </table:table-cell>
          <table:table-cell table:style-name="ce298" office:value-type="string">
            <text:p>Κλείδωμα Ορίων της Ζώνης Εργασίας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LockSelectionUnlock</text:p>
          </table:table-cell>
          <table:table-cell table:style-name="ce315"/>
          <table:table-cell table:style-name="ce140" office:value-type="string">
            <text:p>Unlock the Working Zone Boundaries</text:p>
          </table:table-cell>
          <table:table-cell table:style-name="ce145" office:value-type="string">
            <text:p>Dévérouiller les Bornes de la Zone de Travail</text:p>
          </table:table-cell>
          <table:table-cell table:style-name="ce32" office:value-type="string">
            <text:p>Werkgebiedgrenzen ontgrendelen</text:p>
          </table:table-cell>
          <table:table-cell table:style-name="ce353" office:value-type="string">
            <text:p>Arbeitsbereichsgrenzen verändern</text:p>
          </table:table-cell>
          <table:table-cell table:style-name="ce264" office:value-type="string">
            <text:p>Dévérouiller los terminales de la zona de trabajo</text:p>
          </table:table-cell>
          <table:table-cell table:style-name="ce80" office:value-type="string">
            <text:p>Destravar os Limitadores da Zona de Trabalho</text:p>
          </table:table-cell>
          <table:table-cell table:style-name="ce90" office:value-type="string">
            <text:p>Odblokuj granice obszaru roboczego</text:p>
          </table:table-cell>
          <table:table-cell table:style-name="ce95" office:value-type="string">
            <text:p>Sblocca confini della Zona Lavoro</text:p>
          </table:table-cell>
          <table:table-cell table:style-name="ce99" office:value-type="string">
            <text:p>Deblochează marginile zonei de lucru</text:p>
          </table:table-cell>
          <table:table-cell table:style-name="ce279" office:value-type="string">
            <text:p>Avaa työstöjakson rajat.</text:p>
          </table:table-cell>
          <table:table-cell table:style-name="ce113" office:value-type="string">
            <text:p>Åpne arbeidssonegrensene</text:p>
          </table:table-cell>
          <table:table-cell table:style-name="ce118" office:value-type="string">
            <text:p>解锁工作区界限</text:p>
          </table:table-cell>
          <table:table-cell table:style-name="ce293" office:value-type="string">
            <text:p>Çalışma Alanı Sınırlarının Kilidini Aç</text:p>
          </table:table-cell>
          <table:table-cell table:style-name="ce298" office:value-type="string">
            <text:p>Ξεκλείδωμα Ορίων της Ζώνης Εργασίας</text:p>
          </table:table-cell>
          <table:table-cell table:number-columns-repeated="1008"/>
        </table:table-row>
        <table:table-row table:style-name="ro10">
          <table:table-cell table:style-name="ce31" office:value-type="string">
            <text:p>mnu3DPlane</text:p>
          </table:table-cell>
          <table:table-cell table:style-name="ce333" office:value-type="string">
            <office:annotation draw:style-name="gr7" draw:text-style-name="P1" svg:width="2.899cm" svg:height="1.781cm" svg:x="12.099cm" svg:y="128.101cm" draw:caption-point-x="-0.61cm" draw:caption-point-y="1.515cm">
              <dc:date>2010-07-03T00:00:00</dc:date>
              <text:p text:style-name="P1"><text:span text:style-name="T1">Do not use “3D” anymore, use perspective, thanks</text:span></text:p>
            </office:annotation>
            <text:p>changed</text:p>
          </table:table-cell>
          <table:table-cell table:style-name="ce141" office:value-type="string">
            <text:p>Perspective Grid</text:p>
          </table:table-cell>
          <table:table-cell table:style-name="ce146" office:value-type="string">
            <text:p>Grille de Perspective</text:p>
          </table:table-cell>
          <table:table-cell table:style-name="ce351" office:value-type="string">
            <text:p>3D werkvlak</text:p>
          </table:table-cell>
          <table:table-cell table:style-name="ce353" office:value-type="string">
            <text:p>Perspektivenraster</text:p>
          </table:table-cell>
          <table:table-cell table:style-name="ce265" office:value-type="string">
            <text:p>Cuadrícula de Perspectiva </text:p>
          </table:table-cell>
          <table:table-cell table:style-name="ce80" office:value-type="string">
            <text:p>Grade de Perspectiva</text:p>
          </table:table-cell>
          <table:table-cell table:style-name="ce387" office:value-type="string">
            <text:p>Widok 3D</text:p>
          </table:table-cell>
          <table:table-cell table:style-name="ce95" office:value-type="string">
            <text:p>Griglia in prospettiva</text:p>
          </table:table-cell>
          <table:table-cell table:style-name="ce99" office:value-type="string">
            <text:p>Grilă de perspectivă</text:p>
          </table:table-cell>
          <table:table-cell table:style-name="ce279" office:value-type="string">
            <text:p>Perspektiiviruudukko</text:p>
          </table:table-cell>
          <table:table-cell table:style-name="ce284" office:value-type="string">
            <text:p>Perspektiv Rutenett</text:p>
          </table:table-cell>
          <table:table-cell table:style-name="ce118" office:value-type="string">
            <text:p>透视网格</text:p>
          </table:table-cell>
          <table:table-cell table:style-name="ce81" office:value-type="string">
            <text:p>Perspektif Izgarası</text:p>
          </table:table-cell>
          <table:table-cell table:style-name="ce298" office:value-type="string">
            <text:p>Πλέγμα Προοπτικής</text:p>
          </table:table-cell>
          <table:table-cell table:style-name="ce426" table:number-columns-repeated="1008"/>
        </table:table-row>
        <table:table-row table:style-name="ro10">
          <table:table-cell table:style-name="ce30" office:value-type="string">
            <text:p>mnuBrightness</text:p>
          </table:table-cell>
          <table:table-cell table:style-name="ce315"/>
          <table:table-cell table:style-name="ce140" office:value-type="string">
            <text:p>Brightness...</text:p>
          </table:table-cell>
          <table:table-cell table:style-name="ce145" office:value-type="string">
            <text:p>Luminosité...</text:p>
          </table:table-cell>
          <table:table-cell table:style-name="ce32" office:value-type="string">
            <text:p>Helderheid…</text:p>
          </table:table-cell>
          <table:table-cell table:style-name="ce353" office:value-type="string">
            <text:p>Helligkeit...</text:p>
          </table:table-cell>
          <table:table-cell table:style-name="ce264" office:value-type="string">
            <text:p>Luminosidad...</text:p>
          </table:table-cell>
          <table:table-cell table:style-name="ce80" office:value-type="string">
            <text:p>Brilho...</text:p>
          </table:table-cell>
          <table:table-cell table:style-name="ce90" office:value-type="string">
            <text:p>Jasność...</text:p>
          </table:table-cell>
          <table:table-cell table:style-name="ce95" office:value-type="string">
            <text:p>Luminosita'...</text:p>
          </table:table-cell>
          <table:table-cell table:style-name="ce99" office:value-type="string">
            <text:p>Luminozitate...</text:p>
          </table:table-cell>
          <table:table-cell table:style-name="ce279" office:value-type="string">
            <text:p>Kirkkaus...</text:p>
          </table:table-cell>
          <table:table-cell table:style-name="ce285"/>
          <table:table-cell table:style-name="ce118" office:value-type="string">
            <text:p>亮度</text:p>
          </table:table-cell>
          <table:table-cell table:style-name="ce293" office:value-type="string">
            <text:p>Parlaklık...</text:p>
          </table:table-cell>
          <table:table-cell table:style-name="ce298" office:value-type="string">
            <text:p>Φωτεινότητα...</text:p>
          </table:table-cell>
          <table:table-cell table:number-columns-repeated="1008"/>
        </table:table-row>
        <table:table-row table:style-name="ro10">
          <table:table-cell table:style-name="ce322" office:value-type="string">
            <text:p>mnuChronoConfigure</text:p>
          </table:table-cell>
          <table:table-cell table:style-name="ce324"/>
          <table:table-cell table:style-name="ce141" office:value-type="string">
            <text:p>Configure</text:p>
          </table:table-cell>
          <table:table-cell table:style-name="ce146" office:value-type="string">
            <text:p>Configurer</text:p>
          </table:table-cell>
          <table:table-cell table:style-name="ce32" office:value-type="string">
            <text:p>Configureer</text:p>
          </table:table-cell>
          <table:table-cell table:style-name="ce256" office:value-type="string">
            <text:p>Konfigurieren</text:p>
          </table:table-cell>
          <table:table-cell table:style-name="ce265" office:value-type="string">
            <text:p>Configurar</text:p>
          </table:table-cell>
          <table:table-cell table:style-name="ce80" office:value-type="string">
            <text:p>Configurar</text:p>
          </table:table-cell>
          <table:table-cell table:style-name="ce273"/>
          <table:table-cell table:style-name="ce96" office:value-type="string">
            <text:p>Configura</text:p>
          </table:table-cell>
          <table:table-cell table:style-name="ce99" office:value-type="string">
            <text:p>Configurator</text:p>
          </table:table-cell>
          <table:table-cell table:style-name="ce279" office:value-type="string">
            <text:p>Konfiguroi</text:p>
          </table:table-cell>
          <table:table-cell table:style-name="ce284" office:value-type="string">
            <text:p>Konfigurer</text:p>
          </table:table-cell>
          <table:table-cell table:style-name="ce118" office:value-type="string">
            <text:p>配置</text:p>
          </table:table-cell>
          <table:table-cell table:style-name="ce81" office:value-type="string">
            <text:p>Ayarla</text:p>
          </table:table-cell>
          <table:table-cell table:style-name="ce423" office:value-type="string">
            <text:p>Διευθέτηση</text:p>
          </table:table-cell>
          <table:table-cell table:style-name="ce426" table:number-columns-repeated="1008"/>
        </table:table-row>
        <table:table-row table:style-name="ro10">
          <table:table-cell table:style-name="ce322" office:value-type="string">
            <text:p>mnuChronoCountdown</text:p>
          </table:table-cell>
          <table:table-cell table:style-name="ce324"/>
          <table:table-cell table:style-name="ce337" office:value-type="string">
            <text:p>Countdown Mode</text:p>
          </table:table-cell>
          <table:table-cell table:style-name="ce241" office:value-type="string">
            <text:p>Mode Compte à Rebours</text:p>
          </table:table-cell>
          <table:table-cell table:style-name="ce32" office:value-type="string">
            <text:p>Aftelmodus</text:p>
          </table:table-cell>
          <table:table-cell table:style-name="ce353" office:value-type="string">
            <text:p>Countdown Modus</text:p>
          </table:table-cell>
          <table:table-cell table:style-name="ce265" office:value-type="string">
            <text:p>Modo Cuenta Atràs</text:p>
          </table:table-cell>
          <table:table-cell table:style-name="ce80" office:value-type="string">
            <text:p>Modo Contagem Regressiva</text:p>
          </table:table-cell>
          <table:table-cell table:style-name="ce273"/>
          <table:table-cell table:style-name="ce391" office:value-type="string">
            <text:p>Modalita' Conteggio a ritroso</text:p>
          </table:table-cell>
          <table:table-cell table:style-name="ce399" office:value-type="string">
            <text:p>Mod contorizare la zero</text:p>
          </table:table-cell>
          <table:table-cell table:style-name="ce405" office:value-type="string">
            <text:p>Aikalaskennan tila</text:p>
          </table:table-cell>
          <table:table-cell table:style-name="ce284" office:value-type="string">
            <text:p>Nedtellingsmodus</text:p>
          </table:table-cell>
          <table:table-cell table:style-name="ce118" office:value-type="string">
            <text:p>倒计时模式</text:p>
          </table:table-cell>
          <table:table-cell table:style-name="ce81" office:value-type="string">
            <text:p>Geriye doğru sayma Modu</text:p>
          </table:table-cell>
          <table:table-cell table:style-name="ce298" office:value-type="string">
            <text:p>Τρόπος Αντίστροφης Μέτρησης</text:p>
          </table:table-cell>
          <table:table-cell table:style-name="ce426" table:number-columns-repeated="1008"/>
        </table:table-row>
        <table:table-row table:style-name="ro10">
          <table:table-cell table:style-name="ce322" office:value-type="string">
            <text:p>mnuChronoDelete</text:p>
          </table:table-cell>
          <table:table-cell table:style-name="ce324"/>
          <table:table-cell table:style-name="ce141" office:value-type="string">
            <text:p>Delete Stopwatch</text:p>
          </table:table-cell>
          <table:table-cell table:style-name="ce241" office:value-type="string">
            <text:p>Effacer le Chronomètre</text:p>
          </table:table-cell>
          <table:table-cell table:style-name="ce347" office:value-type="string">
            <text:p>Verwijder Stopwatch</text:p>
          </table:table-cell>
          <table:table-cell table:style-name="ce353" office:value-type="string">
            <text:p>Lösche Stoppuhr</text:p>
          </table:table-cell>
          <table:table-cell table:style-name="ce265" office:value-type="string">
            <text:p>Borrar Cronómetro</text:p>
          </table:table-cell>
          <table:table-cell table:style-name="ce80" office:value-type="string">
            <text:p>Deletar Cronômetro</text:p>
          </table:table-cell>
          <table:table-cell table:style-name="ce273"/>
          <table:table-cell table:style-name="ce391" office:value-type="string">
            <text:p>Cancella Cronometro</text:p>
          </table:table-cell>
          <table:table-cell table:style-name="ce399" office:value-type="string">
            <text:p>Şterge Cronometru</text:p>
          </table:table-cell>
          <table:table-cell table:style-name="ce279" office:value-type="string">
            <text:p>Poista ajanotto</text:p>
          </table:table-cell>
          <table:table-cell table:style-name="ce284" office:value-type="string">
            <text:p>Slett stoppeklokke</text:p>
          </table:table-cell>
          <table:table-cell table:style-name="ce118" office:value-type="string">
            <text:p>删除秒表</text:p>
          </table:table-cell>
          <table:table-cell table:style-name="ce81" office:value-type="string">
            <text:p>Kronometreyi Sil</text:p>
          </table:table-cell>
          <table:table-cell table:style-name="ce298" office:value-type="string">
            <text:p>Διαγραφή Χρονομέτρου</text:p>
          </table:table-cell>
          <table:table-cell table:style-name="ce426" table:number-columns-repeated="1008"/>
        </table:table-row>
        <table:table-row table:style-name="ro10">
          <table:table-cell table:style-name="ce322" office:value-type="string">
            <text:p>mnuChronoHide</text:p>
          </table:table-cell>
          <table:table-cell table:style-name="ce324"/>
          <table:table-cell table:style-name="ce141" office:value-type="string">
            <text:p>Hide Stopwatch</text:p>
          </table:table-cell>
          <table:table-cell table:style-name="ce241" office:value-type="string">
            <text:p>Masquer le Chronomètre</text:p>
          </table:table-cell>
          <table:table-cell table:style-name="ce32" office:value-type="string">
            <text:p>Verbegr Stopwatch</text:p>
          </table:table-cell>
          <table:table-cell table:style-name="ce353" office:value-type="string">
            <text:p>Verstecke Stoppuhr</text:p>
          </table:table-cell>
          <table:table-cell table:style-name="ce265" office:value-type="string">
            <text:p>Ocultar Cronómetro</text:p>
          </table:table-cell>
          <table:table-cell table:style-name="ce80" office:value-type="string">
            <text:p>Esconder Cronômetro</text:p>
          </table:table-cell>
          <table:table-cell table:style-name="ce273"/>
          <table:table-cell table:style-name="ce391" office:value-type="string">
            <text:p>Nascondi Cronometro</text:p>
          </table:table-cell>
          <table:table-cell table:style-name="ce399" office:value-type="string">
            <text:p>Ascunde Cronometru</text:p>
          </table:table-cell>
          <table:table-cell table:style-name="ce279" office:value-type="string">
            <text:p>Piilota ajanotto</text:p>
          </table:table-cell>
          <table:table-cell table:style-name="ce284" office:value-type="string">
            <text:p>Skjul stoppeklokke</text:p>
          </table:table-cell>
          <table:table-cell table:style-name="ce118" office:value-type="string">
            <text:p>隐藏秒表</text:p>
          </table:table-cell>
          <table:table-cell table:style-name="ce81" office:value-type="string">
            <text:p>Kronemetreyi Gizle</text:p>
          </table:table-cell>
          <table:table-cell table:style-name="ce298" office:value-type="string">
            <text:p>Απόκρυψη Χρονομέτρου</text:p>
          </table:table-cell>
          <table:table-cell table:style-name="ce426" table:number-columns-repeated="1008"/>
        </table:table-row>
        <table:table-row table:style-name="ro10">
          <table:table-cell table:style-name="ce322" office:value-type="string">
            <text:p>mnuChronoStart</text:p>
          </table:table-cell>
          <table:table-cell table:style-name="ce324"/>
          <table:table-cell table:style-name="ce141" office:value-type="string">
            <text:p>Start Stopwatch</text:p>
          </table:table-cell>
          <table:table-cell table:style-name="ce241" office:value-type="string">
            <text:p>Démarrer le Chronomètre</text:p>
          </table:table-cell>
          <table:table-cell table:style-name="ce32" office:value-type="string">
            <text:p>Start Stopwatch</text:p>
          </table:table-cell>
          <table:table-cell table:style-name="ce353" office:value-type="string">
            <text:p>Starte Stoppuhr</text:p>
          </table:table-cell>
          <table:table-cell table:style-name="ce265" office:value-type="string">
            <text:p>Iniciar el cronómetro</text:p>
          </table:table-cell>
          <table:table-cell table:style-name="ce80" office:value-type="string">
            <text:p>Iniciar Cronômetro</text:p>
          </table:table-cell>
          <table:table-cell table:style-name="ce273"/>
          <table:table-cell table:style-name="ce391" office:value-type="string">
            <text:p>Attiva Cronometro</text:p>
          </table:table-cell>
          <table:table-cell table:style-name="ce399" office:value-type="string">
            <text:p>Start Cronometru</text:p>
          </table:table-cell>
          <table:table-cell table:style-name="ce279" office:value-type="string">
            <text:p>Käynnistä ajanotto</text:p>
          </table:table-cell>
          <table:table-cell table:style-name="ce284" office:value-type="string">
            <text:p>Start stoppeklokke</text:p>
          </table:table-cell>
          <table:table-cell table:style-name="ce118" office:value-type="string">
            <text:p>开始数秒</text:p>
          </table:table-cell>
          <table:table-cell table:style-name="ce81" office:value-type="string">
            <text:p>Kronometreyi Başlat</text:p>
          </table:table-cell>
          <table:table-cell table:style-name="ce298" office:value-type="string">
            <text:p>Εκκίνηση Χρονομέτρου</text:p>
          </table:table-cell>
          <table:table-cell table:style-name="ce426" table:number-columns-repeated="1008"/>
        </table:table-row>
        <table:table-row table:style-name="ro10">
          <table:table-cell table:style-name="ce322" office:value-type="string">
            <text:p>mnuChronoStop</text:p>
          </table:table-cell>
          <table:table-cell table:style-name="ce324"/>
          <table:table-cell table:style-name="ce141" office:value-type="string">
            <text:p>Stop Stopwatch</text:p>
          </table:table-cell>
          <table:table-cell table:style-name="ce241" office:value-type="string">
            <text:p>Arrêter le Chronomètre</text:p>
          </table:table-cell>
          <table:table-cell table:style-name="ce32" office:value-type="string">
            <text:p>Stop Stopwatch</text:p>
          </table:table-cell>
          <table:table-cell table:style-name="ce353" office:value-type="string">
            <text:p>Stoppuhr anhalten</text:p>
          </table:table-cell>
          <table:table-cell table:style-name="ce265" office:value-type="string">
            <text:p>Detener el cronómetro</text:p>
          </table:table-cell>
          <table:table-cell table:style-name="ce80" office:value-type="string">
            <text:p>Parar Cronômetro</text:p>
          </table:table-cell>
          <table:table-cell table:style-name="ce273"/>
          <table:table-cell table:style-name="ce391" office:value-type="string">
            <text:p>Ferma Cronometro</text:p>
          </table:table-cell>
          <table:table-cell table:style-name="ce399" office:value-type="string">
            <text:p>Stop Cronometru</text:p>
          </table:table-cell>
          <table:table-cell table:style-name="ce279" office:value-type="string">
            <text:p>Pysäytä ajanotto</text:p>
          </table:table-cell>
          <table:table-cell table:style-name="ce284" office:value-type="string">
            <text:p>Stop stoppeklokke</text:p>
          </table:table-cell>
          <table:table-cell table:style-name="ce118" office:value-type="string">
            <text:p>停止数秒</text:p>
          </table:table-cell>
          <table:table-cell table:style-name="ce81" office:value-type="string">
            <text:p>Kronometreyi Durdur</text:p>
          </table:table-cell>
          <table:table-cell table:style-name="ce298" office:value-type="string">
            <text:p>Διακοπή Χρονομέτρου</text:p>
          </table:table-cell>
          <table:table-cell table:style-name="ce426" table:number-columns-repeated="1008"/>
        </table:table-row>
        <table:table-row table:style-name="ro10">
          <table:table-cell table:style-name="ce30" office:value-type="string">
            <text:p>mnuCloseScreen</text:p>
          </table:table-cell>
          <table:table-cell table:style-name="ce315"/>
          <table:table-cell table:style-name="ce141" office:value-type="string">
            <text:p>Close This Screen</text:p>
          </table:table-cell>
          <table:table-cell table:style-name="ce145" office:value-type="string">
            <text:p>Fermer cet Écran</text:p>
          </table:table-cell>
          <table:table-cell table:style-name="ce32" office:value-type="string">
            <text:p>Sluit dit scherm</text:p>
          </table:table-cell>
          <table:table-cell table:style-name="ce256" office:value-type="string">
            <text:p>Fenster schließen</text:p>
          </table:table-cell>
          <table:table-cell table:style-name="ce264" office:value-type="string">
            <text:p>Cerrar la pantalla</text:p>
          </table:table-cell>
          <table:table-cell table:style-name="ce80" office:value-type="string">
            <text:p>Fechar esta tela</text:p>
          </table:table-cell>
          <table:table-cell table:style-name="ce90" office:value-type="string">
            <text:p>Zamknij ten ekran</text:p>
          </table:table-cell>
          <table:table-cell table:style-name="ce95" office:value-type="string">
            <text:p>Chiudi questo schermo</text:p>
          </table:table-cell>
          <table:table-cell table:style-name="ce99" office:value-type="string">
            <text:p>Închide această fereastră</text:p>
          </table:table-cell>
          <table:table-cell table:style-name="ce279" office:value-type="string">
            <text:p>Sulje tämä näyttö</text:p>
          </table:table-cell>
          <table:table-cell table:style-name="ce113" office:value-type="string">
            <text:p>Lukk vindu</text:p>
          </table:table-cell>
          <table:table-cell table:style-name="ce118" office:value-type="string">
            <text:p>关闭这个屏幕</text:p>
          </table:table-cell>
          <table:table-cell table:style-name="ce293" office:value-type="string">
            <text:p>Bu Ekranı Kapa</text:p>
          </table:table-cell>
          <table:table-cell table:style-name="ce298" office:value-type="string">
            <text:p>Κλείσιμο αυτής της Οθόνης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Colors</text:p>
          </table:table-cell>
          <table:table-cell table:style-name="ce315"/>
          <table:table-cell table:style-name="ce140" office:value-type="string">
            <text:p>Colors...</text:p>
          </table:table-cell>
          <table:table-cell table:style-name="ce145" office:value-type="string">
            <text:p>Couleurs...</text:p>
          </table:table-cell>
          <table:table-cell table:style-name="ce32" office:value-type="string">
            <text:p>Kleuren…</text:p>
          </table:table-cell>
          <table:table-cell table:style-name="ce353" office:value-type="string">
            <text:p>Farben...</text:p>
          </table:table-cell>
          <table:table-cell table:style-name="ce264" office:value-type="string">
            <text:p>Colores...</text:p>
          </table:table-cell>
          <table:table-cell table:style-name="ce80" office:value-type="string">
            <text:p>Cores...</text:p>
          </table:table-cell>
          <table:table-cell table:style-name="ce90" office:value-type="string">
            <text:p>Kolory...</text:p>
          </table:table-cell>
          <table:table-cell table:style-name="ce95" office:value-type="string">
            <text:p>Colori...</text:p>
          </table:table-cell>
          <table:table-cell table:style-name="ce99" office:value-type="string">
            <text:p>Culori...</text:p>
          </table:table-cell>
          <table:table-cell table:style-name="ce279" office:value-type="string">
            <text:p>Värit...</text:p>
          </table:table-cell>
          <table:table-cell table:style-name="ce113" office:value-type="string">
            <text:p>Farger...</text:p>
          </table:table-cell>
          <table:table-cell table:style-name="ce118" office:value-type="string">
            <text:p>颜色…</text:p>
          </table:table-cell>
          <table:table-cell table:style-name="ce293" office:value-type="string">
            <text:p>Renkler...</text:p>
          </table:table-cell>
          <table:table-cell table:style-name="ce298" office:value-type="string">
            <text:p>Χρώματα…</text:p>
          </table:table-cell>
          <table:table-cell table:number-columns-repeated="1008"/>
        </table:table-row>
        <table:table-row table:style-name="ro10">
          <table:table-cell table:style-name="ce31" office:value-type="string">
            <text:p>mnuConfigureDrawing_Color</text:p>
          </table:table-cell>
          <table:table-cell table:style-name="ce324"/>
          <table:table-cell table:style-name="ce234" office:value-type="string">
            <text:p>Color</text:p>
          </table:table-cell>
          <table:table-cell table:style-name="ce146" office:value-type="string">
            <text:p>Couleur</text:p>
          </table:table-cell>
          <table:table-cell table:style-name="ce32" office:value-type="string">
            <text:p>Kleur</text:p>
          </table:table-cell>
          <table:table-cell table:style-name="ce256" office:value-type="string">
            <text:p>Farbe</text:p>
          </table:table-cell>
          <table:table-cell table:style-name="ce265" office:value-type="string">
            <text:p>Color</text:p>
          </table:table-cell>
          <table:table-cell table:style-name="ce81" office:value-type="string">
            <text:p>Cor</text:p>
          </table:table-cell>
          <table:table-cell table:style-name="ce273"/>
          <table:table-cell table:style-name="ce96" office:value-type="string">
            <text:p>Colore</text:p>
          </table:table-cell>
          <table:table-cell table:style-name="ce277" office:value-type="string">
            <text:p>Culoare</text:p>
          </table:table-cell>
          <table:table-cell table:style-name="ce280" office:value-type="string">
            <text:p>Väri</text:p>
          </table:table-cell>
          <table:table-cell table:style-name="ce284" office:value-type="string">
            <text:p>Farge</text:p>
          </table:table-cell>
          <table:table-cell table:style-name="ce118" office:value-type="string">
            <text:p>颜色</text:p>
          </table:table-cell>
          <table:table-cell table:style-name="ce81" office:value-type="string">
            <text:p>Renk</text:p>
          </table:table-cell>
          <table:table-cell table:style-name="ce298" office:value-type="string">
            <text:p>Χρώμα</text:p>
          </table:table-cell>
          <table:table-cell table:style-name="ce426" table:number-columns-repeated="1008"/>
        </table:table-row>
        <table:table-row table:style-name="ro10">
          <table:table-cell table:style-name="ce322" office:value-type="string">
            <text:p>mnuConfigureDrawing_ColorSize</text:p>
          </table:table-cell>
          <table:table-cell table:style-name="ce324"/>
          <table:table-cell table:style-name="ce141" office:value-type="string">
            <text:p>Color and Size...</text:p>
          </table:table-cell>
          <table:table-cell table:style-name="ce146" office:value-type="string">
            <text:p>Couleur et Taille...</text:p>
          </table:table-cell>
          <table:table-cell table:style-name="ce32" office:value-type="string">
            <text:p>Kleur en formaat...</text:p>
          </table:table-cell>
          <table:table-cell table:style-name="ce256" office:value-type="string">
            <text:p>Farbe und Größe</text:p>
          </table:table-cell>
          <table:table-cell table:style-name="ce265" office:value-type="string">
            <text:p>Color y talla...</text:p>
          </table:table-cell>
          <table:table-cell table:style-name="ce81" office:value-type="string">
            <text:p>Cor e Tamanho...</text:p>
          </table:table-cell>
          <table:table-cell table:style-name="ce273"/>
          <table:table-cell table:style-name="ce96" office:value-type="string">
            <text:p>Colore e Dimensione...</text:p>
          </table:table-cell>
          <table:table-cell table:style-name="ce99" office:value-type="string">
            <text:p>Culoare şi mărime...</text:p>
          </table:table-cell>
          <table:table-cell table:style-name="ce279" office:value-type="string">
            <text:p>Väri ja koko</text:p>
          </table:table-cell>
          <table:table-cell table:style-name="ce284" office:value-type="string">
            <text:p>Farge og størrelse...</text:p>
          </table:table-cell>
          <table:table-cell table:style-name="ce118" office:value-type="string">
            <text:p>颜色和尺寸…</text:p>
          </table:table-cell>
          <table:table-cell table:style-name="ce81" office:value-type="string">
            <text:p>Renk ve Büyüklük...</text:p>
          </table:table-cell>
          <table:table-cell table:style-name="ce298" office:value-type="string">
            <text:p>Χρώμα και Μέγεθος</text:p>
          </table:table-cell>
          <table:table-cell table:style-name="ce426" table:number-columns-repeated="1008"/>
        </table:table-row>
        <table:table-row table:style-name="ro10">
          <table:table-cell table:style-name="ce322" office:value-type="string">
            <text:p>mnuConfigureFading</text:p>
          </table:table-cell>
          <table:table-cell table:style-name="ce324"/>
          <table:table-cell table:style-name="ce141" office:value-type="string">
            <text:p>Persistence...</text:p>
          </table:table-cell>
          <table:table-cell table:style-name="ce146" office:value-type="string">
            <text:p>Persistance...</text:p>
          </table:table-cell>
          <table:table-cell table:style-name="ce32" office:value-type="string">
            <text:p>Persistentie...</text:p>
          </table:table-cell>
          <table:table-cell table:style-name="ce256" office:value-type="string">
            <text:p>Nachleuchten</text:p>
          </table:table-cell>
          <table:table-cell table:style-name="ce265" office:value-type="string">
            <text:p>Persistencia...</text:p>
          </table:table-cell>
          <table:table-cell table:style-name="ce81" office:value-type="string">
            <text:p>Persistência</text:p>
          </table:table-cell>
          <table:table-cell table:style-name="ce273"/>
          <table:table-cell table:style-name="ce96" office:value-type="string">
            <text:p>Persistenza...</text:p>
          </table:table-cell>
          <table:table-cell table:style-name="ce99" office:value-type="string">
            <text:p>Persistenţă...</text:p>
          </table:table-cell>
          <table:table-cell table:style-name="ce279" office:value-type="string">
            <text:p>Pysyvyys</text:p>
          </table:table-cell>
          <table:table-cell table:style-name="ce284" office:value-type="string">
            <text:p>Likevekt</text:p>
          </table:table-cell>
          <table:table-cell table:style-name="ce118" office:value-type="string">
            <text:p>持久度...</text:p>
          </table:table-cell>
          <table:table-cell table:style-name="ce81" office:value-type="string">
            <text:p>Kalıcılık...</text:p>
          </table:table-cell>
          <table:table-cell table:style-name="ce298" office:value-type="string">
            <text:p>Επιμονή…</text:p>
          </table:table-cell>
          <table:table-cell table:style-name="ce426" table:number-columns-repeated="1008"/>
        </table:table-row>
        <table:table-row table:style-name="ro11">
          <table:table-cell table:style-name="ce322" office:value-type="string">
            <text:p>mnuConfigureTrajectory</text:p>
          </table:table-cell>
          <table:table-cell table:style-name="ce324"/>
          <table:table-cell table:style-name="ce141" office:value-type="string">
            <text:p>Configure Path Display</text:p>
          </table:table-cell>
          <table:table-cell table:style-name="ce241" office:value-type="string">
            <text:p>Configurer l'affichage de la Trajectoire</text:p>
          </table:table-cell>
          <table:table-cell table:style-name="ce114" office:value-type="string">
            <text:p>Configureer Trajectpad beeldscherm</text:p>
          </table:table-cell>
          <table:table-cell table:style-name="ce353" office:value-type="string">
            <text:p>Konfiguriere Trajektorien Bildschirm</text:p>
          </table:table-cell>
          <table:table-cell table:style-name="ce265" office:value-type="string">
            <text:p>Configurar <text:s/>la visualización de la trayectoria</text:p>
          </table:table-cell>
          <table:table-cell table:style-name="ce80" office:value-type="string">
            <text:p>Configurar Exibição da Trajetória</text:p>
          </table:table-cell>
          <table:table-cell table:style-name="ce273"/>
          <table:table-cell table:style-name="ce391" office:value-type="string">
            <text:p>Configura vista Traiettoria</text:p>
          </table:table-cell>
          <table:table-cell table:style-name="ce399" office:value-type="string">
            <text:p>Configurează afişarea traiectoriei</text:p>
          </table:table-cell>
          <table:table-cell table:style-name="ce279" office:value-type="string">
            <text:p>Konfiguroi liikeradan näyttöä</text:p>
          </table:table-cell>
          <table:table-cell table:style-name="ce284" office:value-type="string">
            <text:p>Konfigurer banevisning</text:p>
          </table:table-cell>
          <table:table-cell table:style-name="ce118" office:value-type="string">
            <text:p>配置路径显示</text:p>
          </table:table-cell>
          <table:table-cell table:style-name="ce81" office:value-type="string">
            <text:p>Yol Görünümünü Ayarla</text:p>
          </table:table-cell>
          <table:table-cell table:style-name="ce298" office:value-type="string">
            <text:p>Διευθέτηση Απεικόνισης Διαδρομής</text:p>
          </table:table-cell>
          <table:table-cell table:style-name="ce426" table:number-columns-repeated="1008"/>
        </table:table-row>
        <table:table-row table:style-name="ro10">
          <table:table-cell table:style-name="ce322" office:value-type="string">
            <text:p>mnuDeinterlace</text:p>
          </table:table-cell>
          <table:table-cell table:style-name="ce324"/>
          <table:table-cell table:style-name="ce141" office:value-type="string">
            <text:p>Deinterlace</text:p>
          </table:table-cell>
          <table:table-cell table:style-name="ce146" office:value-type="string">
            <text:p>Désentrelacer</text:p>
          </table:table-cell>
          <table:table-cell table:style-name="ce32" office:value-type="string">
            <text:p>Deinterlace</text:p>
          </table:table-cell>
          <table:table-cell table:style-name="ce256" office:value-type="string">
            <text:p>Deinterlace</text:p>
          </table:table-cell>
          <table:table-cell table:style-name="ce368"/>
          <table:table-cell table:style-name="ce81" office:value-type="string">
            <text:p>Desentrelaçar</text:p>
          </table:table-cell>
          <table:table-cell table:style-name="ce273"/>
          <table:table-cell table:style-name="ce96" office:value-type="string">
            <text:p>Deinterlaccia</text:p>
          </table:table-cell>
          <table:table-cell table:style-name="ce99" office:value-type="string">
            <text:p>Deîntreţesere</text:p>
          </table:table-cell>
          <table:table-cell table:style-name="ce279" office:value-type="string">
            <text:p>Poista kuvien limitys</text:p>
          </table:table-cell>
          <table:table-cell table:style-name="ce284" office:value-type="string">
            <text:p>Oppløsing</text:p>
          </table:table-cell>
          <table:table-cell table:style-name="ce118" office:value-type="string">
            <text:p>反交错</text:p>
          </table:table-cell>
          <table:table-cell table:style-name="ce81" office:value-type="string">
            <text:p>Deinterlace</text:p>
          </table:table-cell>
          <table:table-cell table:style-name="ce298" office:value-type="string">
            <text:p>Απόπλεξη</text:p>
          </table:table-cell>
          <table:table-cell table:style-name="ce426" table:number-columns-repeated="1008"/>
        </table:table-row>
        <table:table-row table:style-name="ro10">
          <table:table-cell table:style-name="ce31" office:value-type="string">
            <text:p>mnuDeleteDrawing</text:p>
          </table:table-cell>
          <table:table-cell table:style-name="ce315"/>
          <table:table-cell table:style-name="ce141" office:value-type="string">
            <text:p>Delete</text:p>
          </table:table-cell>
          <table:table-cell table:style-name="ce146" office:value-type="string">
            <text:p>Effacer</text:p>
          </table:table-cell>
          <table:table-cell table:style-name="ce32" office:value-type="string">
            <text:p>Verwijder</text:p>
          </table:table-cell>
          <table:table-cell table:style-name="ce353" office:value-type="string">
            <text:p>Löschen</text:p>
          </table:table-cell>
          <table:table-cell table:style-name="ce265" office:value-type="string">
            <text:p>Borrar</text:p>
          </table:table-cell>
          <table:table-cell table:style-name="ce80" office:value-type="string">
            <text:p>Apagar</text:p>
          </table:table-cell>
          <table:table-cell table:style-name="ce380" office:value-type="string">
            <text:p>Skasuj</text:p>
          </table:table-cell>
          <table:table-cell table:style-name="ce95" office:value-type="string">
            <text:p>Cancella</text:p>
          </table:table-cell>
          <table:table-cell table:style-name="ce99" office:value-type="string">
            <text:p>Şterge</text:p>
          </table:table-cell>
          <table:table-cell table:style-name="ce279" office:value-type="string">
            <text:p>Poista</text:p>
          </table:table-cell>
          <table:table-cell table:style-name="ce284" office:value-type="string">
            <text:p>Slett</text:p>
          </table:table-cell>
          <table:table-cell table:style-name="ce118" office:value-type="string">
            <text:p>删除</text:p>
          </table:table-cell>
          <table:table-cell table:style-name="ce81" office:value-type="string">
            <text:p>Sil</text:p>
          </table:table-cell>
          <table:table-cell table:style-name="ce298" office:value-type="string">
            <text:p>Διαγραφή</text:p>
          </table:table-cell>
          <table:table-cell table:style-name="ce426" table:number-columns-repeated="237"/>
          <table:table-cell table:number-columns-repeated="771"/>
        </table:table-row>
        <table:table-row table:style-name="ro11">
          <table:table-cell table:style-name="ce322" office:value-type="string">
            <text:p>mnuDeleteEndOfTrajectory</text:p>
          </table:table-cell>
          <table:table-cell table:style-name="ce324"/>
          <table:table-cell table:style-name="ce141" office:value-type="string">
            <text:p>Delete Path after this Point</text:p>
          </table:table-cell>
          <table:table-cell table:style-name="ce241" office:value-type="string">
            <text:p>Effacer la Trajectoire après ce point</text:p>
          </table:table-cell>
          <table:table-cell table:style-name="ce114" office:value-type="string">
            <text:p>Verwijder Trajectpad vanaf dit punt</text:p>
          </table:table-cell>
          <table:table-cell table:style-name="ce353" office:value-type="string">
            <text:p>Lösche Trajektorien nach diesem Punkt</text:p>
          </table:table-cell>
          <table:table-cell table:style-name="ce265" office:value-type="string">
            <text:p>Borrar la trayectoria a partir de este punto</text:p>
          </table:table-cell>
          <table:table-cell table:style-name="ce80" office:value-type="string">
            <text:p>Apagar a trajetória a partir deste ponto</text:p>
          </table:table-cell>
          <table:table-cell table:style-name="ce273"/>
          <table:table-cell table:style-name="ce391" office:value-type="string">
            <text:p>Cancella la Traiettoria dopo questo Punto</text:p>
          </table:table-cell>
          <table:table-cell table:style-name="ce399" office:value-type="string">
            <text:p>Şterge traiectoria după acest punct</text:p>
          </table:table-cell>
          <table:table-cell table:style-name="ce279" office:value-type="string">
            <text:p>Poista liikerata pisteestä eteenpäin</text:p>
          </table:table-cell>
          <table:table-cell table:style-name="ce284" office:value-type="string">
            <text:p>Slett etter dette punktet</text:p>
          </table:table-cell>
          <table:table-cell table:style-name="ce118" office:value-type="string">
            <text:p>删除这点后的路径</text:p>
          </table:table-cell>
          <table:table-cell table:style-name="ce81" office:value-type="string">
            <text:p>Bu noktadan sonraki Yolu Sil</text:p>
          </table:table-cell>
          <table:table-cell table:style-name="ce298" office:value-type="string">
            <text:p>Διαγραφή Διαδρομής μετά από αυτό το Σημείο</text:p>
          </table:table-cell>
          <table:table-cell table:style-name="ce426" table:number-columns-repeated="1008"/>
        </table:table-row>
        <table:table-row table:style-name="ro10">
          <table:table-cell table:style-name="ce322" office:value-type="string">
            <text:p>mnuDeleteTrajectory</text:p>
          </table:table-cell>
          <table:table-cell table:style-name="ce324"/>
          <table:table-cell table:style-name="ce141" office:value-type="string">
            <text:p>Delete all the Path</text:p>
          </table:table-cell>
          <table:table-cell table:style-name="ce241" office:value-type="string">
            <text:p>Effacer toute la trajectoire</text:p>
          </table:table-cell>
          <table:table-cell table:style-name="ce114" office:value-type="string">
            <text:p>Verwijder alle Trajectpaden</text:p>
          </table:table-cell>
          <table:table-cell table:style-name="ce353" office:value-type="string">
            <text:p>Lösche alle Trajektorien</text:p>
          </table:table-cell>
          <table:table-cell table:style-name="ce265" office:value-type="string">
            <text:p>Borrar toda la trayectoria</text:p>
          </table:table-cell>
          <table:table-cell table:style-name="ce80" office:value-type="string">
            <text:p>Apagar todas as trajetórias</text:p>
          </table:table-cell>
          <table:table-cell table:style-name="ce273"/>
          <table:table-cell table:style-name="ce391" office:value-type="string">
            <text:p>Cancella tutte le Traiettorie</text:p>
          </table:table-cell>
          <table:table-cell table:style-name="ce399" office:value-type="string">
            <text:p>Şterge toată traiectoria </text:p>
          </table:table-cell>
          <table:table-cell table:style-name="ce279" office:value-type="string">
            <text:p>Poista liikerata</text:p>
          </table:table-cell>
          <table:table-cell table:style-name="ce284" office:value-type="string">
            <text:p>Slett alle baner</text:p>
          </table:table-cell>
          <table:table-cell table:style-name="ce118" office:value-type="string">
            <text:p>删除所有路径</text:p>
          </table:table-cell>
          <table:table-cell table:style-name="ce81" office:value-type="string">
            <text:p>Tüm Yolları sil</text:p>
          </table:table-cell>
          <table:table-cell table:style-name="ce298" office:value-type="string">
            <text:p>Διαγραφή όλων των Διαδρομών</text:p>
          </table:table-cell>
          <table:table-cell table:style-name="ce426" table:number-columns-repeated="1008"/>
        </table:table-row>
        <table:table-row table:style-name="ro10">
          <table:table-cell table:style-name="ce30" office:value-type="string">
            <text:p>mnuTwoCaptures</text:p>
          </table:table-cell>
          <table:table-cell table:style-name="ce315"/>
          <table:table-cell table:style-name="ce140" office:value-type="string">
            <text:p>Two Capture Screens</text:p>
          </table:table-cell>
          <table:table-cell table:style-name="ce145" office:value-type="string">
            <text:p>Deux Écrans de Capture Vidéo</text:p>
          </table:table-cell>
          <table:table-cell table:style-name="ce32" office:value-type="string">
            <text:p>Twee opname schermen</text:p>
          </table:table-cell>
          <table:table-cell table:style-name="ce353" office:value-type="string">
            <text:p>2x Aufnahmefenster</text:p>
          </table:table-cell>
          <table:table-cell table:style-name="ce264" office:value-type="string">
            <text:p>Dos pantallas de captura de vídeo</text:p>
          </table:table-cell>
          <table:table-cell table:style-name="ce80" office:value-type="string">
            <text:p>Duas Telas de Captura</text:p>
          </table:table-cell>
          <table:table-cell table:style-name="ce90" office:value-type="string">
            <text:p>Dwa zrzuty ekranu</text:p>
          </table:table-cell>
          <table:table-cell table:style-name="ce95" office:value-type="string">
            <text:p>Due schermi di Cattura Video</text:p>
          </table:table-cell>
          <table:table-cell table:style-name="ce99" office:value-type="string">
            <text:p>Două ferestre de captură video</text:p>
          </table:table-cell>
          <table:table-cell table:style-name="ce279" office:value-type="string">
            <text:p>Kaksi kuvausnäyttöä</text:p>
          </table:table-cell>
          <table:table-cell table:style-name="ce113" office:value-type="string">
            <text:p>To opptaksvinduer</text:p>
          </table:table-cell>
          <table:table-cell table:style-name="ce118" office:value-type="string">
            <text:p>双摄像头采集模式</text:p>
          </table:table-cell>
          <table:table-cell table:style-name="ce293" office:value-type="string">
            <text:p>İki Görüntü Yakalama Ekranı</text:p>
          </table:table-cell>
          <table:table-cell table:style-name="ce298" office:value-type="string">
            <text:p>Δυο Οθόνες Αποτύπωσης</text:p>
          </table:table-cell>
          <table:table-cell table:number-columns-repeated="1008"/>
        </table:table-row>
        <table:table-row table:style-name="ro11">
          <table:table-cell table:style-name="ce31" office:value-type="string">
            <text:p>mnuTwoMixed</text:p>
          </table:table-cell>
          <table:table-cell table:style-name="ce324"/>
          <table:table-cell table:style-name="ce141" office:value-type="string">
            <text:p>One Capture screen and one Playback screen</text:p>
          </table:table-cell>
          <table:table-cell table:style-name="ce146" office:value-type="string">
            <text:p>Un écran de capture et un écran de lecture</text:p>
          </table:table-cell>
          <table:table-cell table:style-name="ce114" office:value-type="string">
            <text:p>Eén opnamescherm en één afspeelscherm</text:p>
          </table:table-cell>
          <table:table-cell table:style-name="ce357"/>
          <table:table-cell table:style-name="ce265" office:value-type="string">
            <text:p>Una pantalla de captura y una pantalla de lectura</text:p>
          </table:table-cell>
          <table:table-cell table:style-name="ce81" office:value-type="string">
            <text:p>Uma Tela de Captura e uma de Reprodução</text:p>
          </table:table-cell>
          <table:table-cell table:style-name="ce273"/>
          <table:table-cell table:style-name="ce95" office:value-type="string">
            <text:p>Uno schermo di Cattura Video ed uno di Riproduzione</text:p>
          </table:table-cell>
          <table:table-cell table:style-name="ce99" office:value-type="string">
            <text:p>Un ecran de captura si un ecran de redare</text:p>
          </table:table-cell>
          <table:table-cell table:style-name="ce279" office:value-type="string">
            <text:p>Yksi kuvausnäyttö ja yksi videonäyttö</text:p>
          </table:table-cell>
          <table:table-cell table:style-name="ce284" office:value-type="string">
            <text:p>Et opptaksvindu og et avspillingsvindu</text:p>
          </table:table-cell>
          <table:table-cell table:style-name="ce118" office:value-type="string">
            <text:p>单屏幕单摄像头模式</text:p>
          </table:table-cell>
          <table:table-cell table:style-name="ce81" office:value-type="string">
            <text:p>Bir Görüntü Yakalama ekranı ve bir Oynatma ekranı </text:p>
          </table:table-cell>
          <table:table-cell table:style-name="ce298" office:value-type="string">
            <text:p>Μια οθόνη Αποτύπωσης και μια Αναπαραγωγής</text:p>
          </table:table-cell>
          <table:table-cell table:style-name="ce426" table:number-columns-repeated="1008"/>
        </table:table-row>
        <table:table-row table:style-name="ro10">
          <table:table-cell table:style-name="ce30" office:value-type="string">
            <text:p>mnuTwoPlayers</text:p>
          </table:table-cell>
          <table:table-cell table:style-name="ce315"/>
          <table:table-cell table:style-name="ce140" office:value-type="string">
            <text:p>Two Playback Screens</text:p>
          </table:table-cell>
          <table:table-cell table:style-name="ce145" office:value-type="string">
            <text:p>Deux Écrans de Lecture</text:p>
          </table:table-cell>
          <table:table-cell table:style-name="ce32" office:value-type="string">
            <text:p>Twee afspeel schermen</text:p>
          </table:table-cell>
          <table:table-cell table:style-name="ce353" office:value-type="string">
            <text:p>2x Wiedergabefenster</text:p>
          </table:table-cell>
          <table:table-cell table:style-name="ce264" office:value-type="string">
            <text:p>Dos pantallas de <text:s/>Lectura</text:p>
          </table:table-cell>
          <table:table-cell table:style-name="ce81" office:value-type="string">
            <text:p>Duas Telas de Reprodução</text:p>
          </table:table-cell>
          <table:table-cell table:style-name="ce90" office:value-type="string">
            <text:p>Dwa ekrany odtwarzania</text:p>
          </table:table-cell>
          <table:table-cell table:style-name="ce95" office:value-type="string">
            <text:p>Due schermi di Riproduzione</text:p>
          </table:table-cell>
          <table:table-cell table:style-name="ce99" office:value-type="string">
            <text:p>Două ferestre de Rulare</text:p>
          </table:table-cell>
          <table:table-cell table:style-name="ce279" office:value-type="string">
            <text:p>Kaksi video/analyysinäyttöä</text:p>
          </table:table-cell>
          <table:table-cell table:style-name="ce113" office:value-type="string">
            <text:p>To avspillingsvinduer</text:p>
          </table:table-cell>
          <table:table-cell table:style-name="ce118" office:value-type="string">
            <text:p>双屏幕显示模式</text:p>
          </table:table-cell>
          <table:table-cell table:style-name="ce293" office:value-type="string">
            <text:p>İki Oynatma Ekranı</text:p>
          </table:table-cell>
          <table:table-cell table:style-name="ce298" office:value-type="string">
            <text:p>Δυο Οθόνες Αναπαραγωγής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Edges</text:p>
          </table:table-cell>
          <table:table-cell table:style-name="ce315"/>
          <table:table-cell table:style-name="ce140" office:value-type="string">
            <text:p>Edges Only...</text:p>
          </table:table-cell>
          <table:table-cell table:style-name="ce145" office:value-type="string">
            <text:p>Contours Seulement...</text:p>
          </table:table-cell>
          <table:table-cell table:style-name="ce32" office:value-type="string">
            <text:p>Randen alleen…</text:p>
          </table:table-cell>
          <table:table-cell table:style-name="ce353" office:value-type="string">
            <text:p>Nur Videoränder...</text:p>
          </table:table-cell>
          <table:table-cell table:style-name="ce264" office:value-type="string">
            <text:p>Contornos Solamente...</text:p>
          </table:table-cell>
          <table:table-cell table:style-name="ce80" office:value-type="string">
            <text:p>Apenas Bordas...</text:p>
          </table:table-cell>
          <table:table-cell table:style-name="ce90" office:value-type="string">
            <text:p>Tylko krawędzie...</text:p>
          </table:table-cell>
          <table:table-cell table:style-name="ce95" office:value-type="string">
            <text:p>Solo Contorni...</text:p>
          </table:table-cell>
          <table:table-cell table:style-name="ce99" office:value-type="string">
            <text:p>Doar marginile...</text:p>
          </table:table-cell>
          <table:table-cell table:style-name="ce279" office:value-type="string">
            <text:p>Vain rajat...</text:p>
          </table:table-cell>
          <table:table-cell table:style-name="ce113" office:value-type="string">
            <text:p>Bare kanter...</text:p>
          </table:table-cell>
          <table:table-cell table:style-name="ce118" office:value-type="string">
            <text:p>只有边缘...</text:p>
          </table:table-cell>
          <table:table-cell table:style-name="ce293" office:value-type="string">
            <text:p>Sadece Kenarlar...</text:p>
          </table:table-cell>
          <table:table-cell table:style-name="ce298" office:value-type="string">
            <text:p>Μόνο οι Άκρες…</text:p>
          </table:table-cell>
          <table:table-cell table:number-columns-repeated="1008"/>
        </table:table-row>
        <table:table-row table:style-name="ro10">
          <table:table-cell table:style-name="ce31" office:value-type="string">
            <text:p>mnuExportSpreadsheet</text:p>
          </table:table-cell>
          <table:table-cell table:style-name="ce324"/>
          <table:table-cell table:style-name="ce141" office:value-type="string">
            <text:p>Export to Spreadsheet</text:p>
          </table:table-cell>
          <table:table-cell table:style-name="ce146" office:value-type="string">
            <text:p>Export Tableur</text:p>
          </table:table-cell>
          <table:table-cell table:style-name="ce114" office:value-type="string">
            <text:p>Export naar Spreadsheet</text:p>
          </table:table-cell>
          <table:table-cell table:style-name="ce353" office:value-type="string">
            <text:p>Export als Tabelle</text:p>
          </table:table-cell>
          <table:table-cell table:style-name="ce265" office:value-type="string">
            <text:p>Exportar la hoja de cálculo</text:p>
          </table:table-cell>
          <table:table-cell table:style-name="ce81" office:value-type="string">
            <text:p>Exportar para Planilha</text:p>
          </table:table-cell>
          <table:table-cell table:style-name="ce273"/>
          <table:table-cell table:style-name="ce95" office:value-type="string">
            <text:p>Esporta su foglio di calcolo</text:p>
          </table:table-cell>
          <table:table-cell table:style-name="ce99" office:value-type="string">
            <text:p>Exporta tabel</text:p>
          </table:table-cell>
          <table:table-cell table:style-name="ce279" office:value-type="string">
            <text:p>Vie taulukko-ohjelmaan</text:p>
          </table:table-cell>
          <table:table-cell table:style-name="ce284" office:value-type="string">
            <text:p>Eksporter til regneark</text:p>
          </table:table-cell>
          <table:table-cell table:style-name="ce118" office:value-type="string">
            <text:p>导出至电子表格</text:p>
          </table:table-cell>
          <table:table-cell table:style-name="ce81" office:value-type="string">
            <text:p>Spreadsheet'e aktar</text:p>
          </table:table-cell>
          <table:table-cell table:style-name="ce298" office:value-type="string">
            <text:p>Εξαγωγή σε Λογιστικό φύλλο</text:p>
          </table:table-cell>
          <table:table-cell table:style-name="ce426" table:number-columns-repeated="1008"/>
        </table:table-row>
        <table:table-row table:style-name="ro10">
          <table:table-cell table:style-name="ce31" office:value-type="string">
            <text:p>mnuExportODF</text:p>
          </table:table-cell>
          <table:table-cell table:style-name="ce324"/>
          <table:table-cell table:style-name="ce141" office:value-type="string">
            <text:p>OpenOffice Calc (ODF)</text:p>
          </table:table-cell>
          <table:table-cell table:style-name="ce146" office:value-type="string">
            <text:p>OpenOffice Calc (ODF)</text:p>
          </table:table-cell>
          <table:table-cell table:style-name="ce32" office:value-type="string">
            <text:p>OpenOffice Calc (ODF)</text:p>
          </table:table-cell>
          <table:table-cell table:style-name="ce141" office:value-type="string">
            <text:p>OpenOffice Calc (ODF)</text:p>
          </table:table-cell>
          <table:table-cell table:style-name="ce71" office:value-type="string">
            <text:p>OpenOffice Calc (ODF)</text:p>
          </table:table-cell>
          <table:table-cell table:style-name="ce80" office:value-type="string">
            <text:p>OpenOffice Calc (ODF)</text:p>
          </table:table-cell>
          <table:table-cell table:style-name="ce273"/>
          <table:table-cell table:style-name="ce95" office:value-type="string">
            <text:p>OpenOffice Calc (ODF)</text:p>
          </table:table-cell>
          <table:table-cell table:style-name="ce146" office:value-type="string">
            <text:p>OpenOffice Calc (ODF)</text:p>
          </table:table-cell>
          <table:table-cell table:style-name="ce279" office:value-type="string">
            <text:p>OpenOffice Calc (ODF)</text:p>
          </table:table-cell>
          <table:table-cell table:style-name="ce284" office:value-type="string">
            <text:p>OpenOffice Calc (ODF)</text:p>
          </table:table-cell>
          <table:table-cell table:style-name="ce118" office:value-type="string">
            <text:p>OpenOffice Calc (ODF)</text:p>
          </table:table-cell>
          <table:table-cell table:style-name="ce81" office:value-type="string">
            <text:p>OpenOffice Calc (ODF)</text:p>
          </table:table-cell>
          <table:table-cell table:style-name="ce422" office:value-type="string">
            <text:p>OpenOffice Calc (ODF)</text:p>
          </table:table-cell>
          <table:table-cell table:style-name="ce426" table:number-columns-repeated="1008"/>
        </table:table-row>
        <table:table-row table:style-name="ro10">
          <table:table-cell table:style-name="ce31" office:value-type="string">
            <text:p>mnuExportMSXML</text:p>
          </table:table-cell>
          <table:table-cell table:style-name="ce324"/>
          <table:table-cell table:style-name="ce141" office:value-type="string">
            <text:p>Microsoft Excel (MS-XML)</text:p>
          </table:table-cell>
          <table:table-cell table:style-name="ce146" office:value-type="string">
            <text:p>Microsoft Excel (MS-XML)</text:p>
          </table:table-cell>
          <table:table-cell table:style-name="ce32" office:value-type="string">
            <text:p>Microsoft Excel (MS-XML)</text:p>
          </table:table-cell>
          <table:table-cell table:style-name="ce141" office:value-type="string">
            <text:p>Microsoft Excel (MS-XML)</text:p>
          </table:table-cell>
          <table:table-cell table:style-name="ce71" office:value-type="string">
            <text:p>Microsoft Excel (MS-XML)</text:p>
          </table:table-cell>
          <table:table-cell table:style-name="ce80" office:value-type="string">
            <text:p>Microsoft Excel (MS-XML)</text:p>
          </table:table-cell>
          <table:table-cell table:style-name="ce273"/>
          <table:table-cell table:style-name="ce95" office:value-type="string">
            <text:p>Microsoft Excel (MS-XML)</text:p>
          </table:table-cell>
          <table:table-cell table:style-name="ce146" office:value-type="string">
            <text:p>Microsoft Excel (MS-XML)</text:p>
          </table:table-cell>
          <table:table-cell table:style-name="ce279" office:value-type="string">
            <text:p>Microsoft Excel (MS-XML)</text:p>
          </table:table-cell>
          <table:table-cell table:style-name="ce284" office:value-type="string">
            <text:p>Microsoft Excel (MS-XML)</text:p>
          </table:table-cell>
          <table:table-cell table:style-name="ce118" office:value-type="string">
            <text:p>Microsoft Excel (MS-XML)</text:p>
          </table:table-cell>
          <table:table-cell table:style-name="ce81" office:value-type="string">
            <text:p>Microsoft Excel (MS-XML)</text:p>
          </table:table-cell>
          <table:table-cell table:style-name="ce422" office:value-type="string">
            <text:p>Microsoft Excel (MS-XML)</text:p>
          </table:table-cell>
          <table:table-cell table:style-name="ce426" table:number-columns-repeated="1008"/>
        </table:table-row>
        <table:table-row table:style-name="ro10">
          <table:table-cell table:style-name="ce31" office:value-type="string">
            <text:p>mnuExportXHTML</text:p>
          </table:table-cell>
          <table:table-cell table:style-name="ce324"/>
          <table:table-cell table:style-name="ce141" office:value-type="string">
            <text:p>XHTML</text:p>
          </table:table-cell>
          <table:table-cell table:style-name="ce146" office:value-type="string">
            <text:p>XHTML</text:p>
          </table:table-cell>
          <table:table-cell table:style-name="ce32" office:value-type="string">
            <text:p>XHTML</text:p>
          </table:table-cell>
          <table:table-cell table:style-name="ce141" office:value-type="string">
            <text:p>XHTML</text:p>
          </table:table-cell>
          <table:table-cell table:style-name="ce71" office:value-type="string">
            <text:p>XHTML</text:p>
          </table:table-cell>
          <table:table-cell table:style-name="ce80" office:value-type="string">
            <text:p>XHTML</text:p>
          </table:table-cell>
          <table:table-cell table:style-name="ce273"/>
          <table:table-cell table:style-name="ce95" office:value-type="string">
            <text:p>XHTML</text:p>
          </table:table-cell>
          <table:table-cell table:style-name="ce146" office:value-type="string">
            <text:p>XHTML</text:p>
          </table:table-cell>
          <table:table-cell table:style-name="ce279" office:value-type="string">
            <text:p>XHTML</text:p>
          </table:table-cell>
          <table:table-cell table:style-name="ce284" office:value-type="string">
            <text:p>XHTML</text:p>
          </table:table-cell>
          <table:table-cell table:style-name="ce118" office:value-type="string">
            <text:p>XHTML</text:p>
          </table:table-cell>
          <table:table-cell table:style-name="ce81" office:value-type="string">
            <text:p>XHTML</text:p>
          </table:table-cell>
          <table:table-cell table:style-name="ce422" office:value-type="string">
            <text:p>XHTML</text:p>
          </table:table-cell>
          <table:table-cell table:style-name="ce426" table:number-columns-repeated="1008"/>
        </table:table-row>
        <table:table-row table:style-name="ro10">
          <table:table-cell table:style-name="ce31" office:value-type="string">
            <text:p>mnuExportTEXT</text:p>
          </table:table-cell>
          <table:table-cell table:style-name="ce324"/>
          <table:table-cell table:style-name="ce141" office:value-type="string">
            <text:p>Trajectories to simple text</text:p>
          </table:table-cell>
          <table:table-cell table:style-name="ce146" office:value-type="string">
            <text:p>Trajectoires vers texte simple</text:p>
          </table:table-cell>
          <table:table-cell table:style-name="ce114" office:value-type="string">
            <text:p>Trajectory naar simpele tekst</text:p>
          </table:table-cell>
          <table:table-cell table:style-name="ce32" office:value-type="string">
            <text:p>Trajektorie in einfachen Text</text:p>
          </table:table-cell>
          <table:table-cell table:style-name="ce368"/>
          <table:table-cell table:style-name="ce269"/>
          <table:table-cell table:style-name="ce273"/>
          <table:table-cell table:style-name="ce95" office:value-type="string">
            <text:p>Traiettorie in formato testo</text:p>
          </table:table-cell>
          <table:table-cell table:style-name="ce99" office:value-type="string">
            <text:p>Traiectorii ca text simplu</text:p>
          </table:table-cell>
          <table:table-cell table:style-name="ce141" office:value-type="string">
            <text:p>Radatiedot tekstitiedostoon</text:p>
          </table:table-cell>
          <table:table-cell table:style-name="ce114" office:value-type="string">
            <text:p>Overføring til enkel tekst</text:p>
          </table:table-cell>
          <table:table-cell table:style-name="ce118" office:value-type="string">
            <text:p>简单文本轨迹</text:p>
          </table:table-cell>
          <table:table-cell table:style-name="ce114" office:value-type="string">
            <text:p>İzleme yollarından basit metine</text:p>
          </table:table-cell>
          <table:table-cell table:style-name="ce114" office:value-type="string">
            <text:p>Τροχιές σε απλό κείμενο</text:p>
          </table:table-cell>
          <table:table-cell table:style-name="ce426" table:number-columns-repeated="1008"/>
        </table:table-row>
        <table:table-row table:style-name="ro10">
          <table:table-cell table:style-name="ce30" office:value-type="string">
            <text:p>mnuFluidify</text:p>
          </table:table-cell>
          <table:table-cell table:style-name="ce315" office:value-type="string">
            <text:p>not implemented</text:p>
          </table:table-cell>
          <table:table-cell table:style-name="ce140" office:value-type="string">
            <text:p>Fluidify</text:p>
          </table:table-cell>
          <table:table-cell table:style-name="ce145" office:value-type="string">
            <text:p>Fluidifier</text:p>
          </table:table-cell>
          <table:table-cell table:style-name="ce32" office:value-type="string">
            <text:p>Vloeiend</text:p>
          </table:table-cell>
          <table:table-cell table:style-name="ce353" office:value-type="string">
            <text:p>Verflüssigen...</text:p>
          </table:table-cell>
          <table:table-cell table:style-name="ce264" office:value-type="string">
            <text:p>Fluidificar</text:p>
          </table:table-cell>
          <table:table-cell table:style-name="ce80" office:value-type="string">
            <text:p>Fluidificar</text:p>
          </table:table-cell>
          <table:table-cell table:style-name="ce90" office:value-type="string">
            <text:p>Płynność</text:p>
          </table:table-cell>
          <table:table-cell table:style-name="ce95" office:value-type="string">
            <text:p>Fluidificare</text:p>
          </table:table-cell>
          <table:table-cell table:style-name="ce99" office:value-type="string">
            <text:p>Fluidificator</text:p>
          </table:table-cell>
          <table:table-cell table:style-name="ce279" office:value-type="string">
            <text:p>Nesteytä...</text:p>
          </table:table-cell>
          <table:table-cell table:style-name="ce285"/>
          <table:table-cell table:style-name="ce118" office:value-type="string">
            <text:p>流动性</text:p>
          </table:table-cell>
          <table:table-cell table:style-name="ce293" office:value-type="string">
            <text:p>Sıvılaştır</text:p>
          </table:table-cell>
          <table:table-cell table:style-name="ce298" office:value-type="string">
            <text:p>Ρευστοποίηση</text:p>
          </table:table-cell>
          <table:table-cell table:number-columns-repeated="1008"/>
        </table:table-row>
        <table:table-row table:style-name="ro10">
          <table:table-cell table:style-name="ce31" office:value-type="string">
            <text:p>mnuFormat</text:p>
          </table:table-cell>
          <table:table-cell table:style-name="ce324"/>
          <table:table-cell table:style-name="ce141" office:value-type="string">
            <text:p>Image Format</text:p>
          </table:table-cell>
          <table:table-cell table:style-name="ce146" office:value-type="string">
            <text:p>Format de l'image</text:p>
          </table:table-cell>
          <table:table-cell table:style-name="ce114" office:value-type="string">
            <text:p>Beeldtype</text:p>
          </table:table-cell>
          <table:table-cell table:style-name="ce353" office:value-type="string">
            <text:p>Bildformat</text:p>
          </table:table-cell>
          <table:table-cell table:style-name="ce265" office:value-type="string">
            <text:p>Formato de la imagen</text:p>
          </table:table-cell>
          <table:table-cell table:style-name="ce81" office:value-type="string">
            <text:p>Formato da Imagem</text:p>
          </table:table-cell>
          <table:table-cell table:style-name="ce273"/>
          <table:table-cell table:style-name="ce95" office:value-type="string">
            <text:p>Formato immagine</text:p>
          </table:table-cell>
          <table:table-cell table:style-name="ce99" office:value-type="string">
            <text:p><text:s/>Format de imagine</text:p>
          </table:table-cell>
          <table:table-cell table:style-name="ce279" office:value-type="string">
            <text:p>Kuvaformaatti</text:p>
          </table:table-cell>
          <table:table-cell table:style-name="ce284" office:value-type="string">
            <text:p>Bildeformat</text:p>
          </table:table-cell>
          <table:table-cell table:style-name="ce118" office:value-type="string">
            <text:p>图片格式</text:p>
          </table:table-cell>
          <table:table-cell table:style-name="ce81" office:value-type="string">
            <text:p>İmaj Formatı</text:p>
          </table:table-cell>
          <table:table-cell table:style-name="ce298" office:value-type="string">
            <text:p>Μορφή Εικόνας</text:p>
          </table:table-cell>
          <table:table-cell table:style-name="ce426" table:number-columns-repeated="1008"/>
        </table:table-row>
        <table:table-row table:style-name="ro10">
          <table:table-cell table:style-name="ce31" office:value-type="string">
            <text:p>mnuFormatAuto</text:p>
          </table:table-cell>
          <table:table-cell table:style-name="ce324" office:value-type="string">
            <text:p>also on RootLang</text:p>
          </table:table-cell>
          <table:table-cell table:style-name="ce141" office:value-type="string">
            <text:p>Auto Detection</text:p>
          </table:table-cell>
          <table:table-cell table:style-name="ce146" office:value-type="string">
            <text:p>Détection Automatique</text:p>
          </table:table-cell>
          <table:table-cell table:style-name="ce114" office:value-type="string">
            <text:p>Automatische detectie</text:p>
          </table:table-cell>
          <table:table-cell table:style-name="ce353" office:value-type="string">
            <text:p>Automatisch</text:p>
          </table:table-cell>
          <table:table-cell table:style-name="ce265" office:value-type="string">
            <text:p>Detección automática</text:p>
          </table:table-cell>
          <table:table-cell table:style-name="ce81" office:value-type="string">
            <text:p>Auto Detecção</text:p>
          </table:table-cell>
          <table:table-cell table:style-name="ce273"/>
          <table:table-cell table:style-name="ce96" office:value-type="string">
            <text:p>Rilevazione automatica</text:p>
          </table:table-cell>
          <table:table-cell table:style-name="ce99" office:value-type="string">
            <text:p>Detectie automata</text:p>
          </table:table-cell>
          <table:table-cell table:style-name="ce279" office:value-type="string">
            <text:p>Automaattinen havaitseminen</text:p>
          </table:table-cell>
          <table:table-cell table:style-name="ce284" office:value-type="string">
            <text:p>Automatisk valg</text:p>
          </table:table-cell>
          <table:table-cell table:style-name="ce118" office:value-type="string">
            <text:p>自动识别</text:p>
          </table:table-cell>
          <table:table-cell table:style-name="ce81" office:value-type="string">
            <text:p>Otomatik Bulma</text:p>
          </table:table-cell>
          <table:table-cell table:style-name="ce298" office:value-type="string">
            <text:p>Αυτόματη Ανίχνευση</text:p>
          </table:table-cell>
          <table:table-cell table:style-name="ce426" table:number-columns-repeated="1008"/>
        </table:table-row>
        <table:table-row table:style-name="ro10">
          <table:table-cell table:style-name="ce31" office:value-type="string">
            <text:p>mnuFormatForce43</text:p>
          </table:table-cell>
          <table:table-cell table:style-name="ce324" office:value-type="string">
            <text:p>also on RootLang</text:p>
          </table:table-cell>
          <table:table-cell table:style-name="ce141" office:value-type="string">
            <text:p>Force 4:3</text:p>
          </table:table-cell>
          <table:table-cell table:style-name="ce146" office:value-type="string">
            <text:p>Forcer 4:3</text:p>
          </table:table-cell>
          <table:table-cell table:style-name="ce114" office:value-type="string">
            <text:p>Forceer 4:3</text:p>
          </table:table-cell>
          <table:table-cell table:style-name="ce359" office:value-type="string">
            <text:p>4:3 erzwingen</text:p>
          </table:table-cell>
          <table:table-cell table:style-name="ce265" office:value-type="string">
            <text:p>Forzar 4:3</text:p>
          </table:table-cell>
          <table:table-cell table:style-name="ce81" office:value-type="string">
            <text:p>Forçar 4:3</text:p>
          </table:table-cell>
          <table:table-cell table:style-name="ce273"/>
          <table:table-cell table:style-name="ce96" office:value-type="string">
            <text:p>Applica 4:3</text:p>
          </table:table-cell>
          <table:table-cell table:style-name="ce99" office:value-type="string">
            <text:p>Forteaza format 4:3</text:p>
          </table:table-cell>
          <table:table-cell table:style-name="ce279" office:value-type="string">
            <text:p>Pakota 4:3</text:p>
          </table:table-cell>
          <table:table-cell table:style-name="ce284" office:value-type="string">
            <text:p>Bruk 4:3</text:p>
          </table:table-cell>
          <table:table-cell table:style-name="ce118" office:value-type="string">
            <text:p>强制 4:3</text:p>
          </table:table-cell>
          <table:table-cell table:style-name="ce81" office:value-type="string">
            <text:p>4:3'ü Zorla</text:p>
          </table:table-cell>
          <table:table-cell table:style-name="ce298" office:value-type="string">
            <text:p>Εφαρμογή 4:3</text:p>
          </table:table-cell>
          <table:table-cell table:style-name="ce426" table:number-columns-repeated="1008"/>
        </table:table-row>
        <table:table-row table:style-name="ro10">
          <table:table-cell table:style-name="ce31" office:value-type="string">
            <text:p>mnuFormatForce169</text:p>
          </table:table-cell>
          <table:table-cell table:style-name="ce324" office:value-type="string">
            <text:p>also on RootLang</text:p>
          </table:table-cell>
          <table:table-cell table:style-name="ce141" office:value-type="string">
            <text:p>Force 16:9</text:p>
          </table:table-cell>
          <table:table-cell table:style-name="ce146" office:value-type="string">
            <text:p>Forcer 16:9</text:p>
          </table:table-cell>
          <table:table-cell table:style-name="ce114" office:value-type="string">
            <text:p>Forceer 16:9</text:p>
          </table:table-cell>
          <table:table-cell table:style-name="ce359" office:value-type="string">
            <text:p>16:9 erzwingen</text:p>
          </table:table-cell>
          <table:table-cell table:style-name="ce265" office:value-type="string">
            <text:p>Forzar 16:9</text:p>
          </table:table-cell>
          <table:table-cell table:style-name="ce81" office:value-type="string">
            <text:p>Forçar 16:9</text:p>
          </table:table-cell>
          <table:table-cell table:style-name="ce273"/>
          <table:table-cell table:style-name="ce96" office:value-type="string">
            <text:p>Applica 16:9</text:p>
          </table:table-cell>
          <table:table-cell table:style-name="ce99" office:value-type="string">
            <text:p>Forteaza format 16:9</text:p>
          </table:table-cell>
          <table:table-cell table:style-name="ce279" office:value-type="string">
            <text:p>Pakota 16:9</text:p>
          </table:table-cell>
          <table:table-cell table:style-name="ce284" office:value-type="string">
            <text:p>Bruk 16:9</text:p>
          </table:table-cell>
          <table:table-cell table:style-name="ce118" office:value-type="string">
            <text:p>强制 16:9</text:p>
          </table:table-cell>
          <table:table-cell table:style-name="ce81" office:value-type="string">
            <text:p>16:9'ü Zorla</text:p>
          </table:table-cell>
          <table:table-cell table:style-name="ce298" office:value-type="string">
            <text:p>Εφαρμογή 16:9</text:p>
          </table:table-cell>
          <table:table-cell table:style-name="ce426" table:number-columns-repeated="1008"/>
        </table:table-row>
        <table:table-row table:style-name="ro10">
          <table:table-cell table:style-name="ce31" office:value-type="string">
            <text:p>mnuGotoKeyframe</text:p>
          </table:table-cell>
          <table:table-cell table:style-name="ce324"/>
          <table:table-cell table:style-name="ce234" office:value-type="string">
            <text:p>Go to Key Image</text:p>
          </table:table-cell>
          <table:table-cell table:style-name="ce146" office:value-type="string">
            <text:p>Aller à l'Image Clé</text:p>
          </table:table-cell>
          <table:table-cell table:style-name="ce32" office:value-type="string">
            <text:p>Ga naar Kernbeeld</text:p>
          </table:table-cell>
          <table:table-cell table:style-name="ce256" office:value-type="string">
            <text:p>Gehe zum Schlüsselbild</text:p>
          </table:table-cell>
          <table:table-cell table:style-name="ce265" office:value-type="string">
            <text:p>Ir a la<text:span text:style-name="T2"> Imagen</text:span> Clave</text:p>
          </table:table-cell>
          <table:table-cell table:style-name="ce81" office:value-type="string">
            <text:p>Ir para o Quadro de Imagem</text:p>
          </table:table-cell>
          <table:table-cell table:style-name="ce273"/>
          <table:table-cell table:style-name="ce96" office:value-type="string">
            <text:p>Vai al Fotogramma dell'Immagine Chiave</text:p>
          </table:table-cell>
          <table:table-cell table:style-name="ce277" office:value-type="string">
            <text:p>Mergi la cadrul cheie </text:p>
          </table:table-cell>
          <table:table-cell table:style-name="ce280" office:value-type="string">
            <text:p>Mene avainkuvaan</text:p>
          </table:table-cell>
          <table:table-cell table:style-name="ce284" office:value-type="string">
            <text:p>Gå til nøkkelbilde</text:p>
          </table:table-cell>
          <table:table-cell table:style-name="ce118" office:value-type="string">
            <text:p>转到关键图像</text:p>
          </table:table-cell>
          <table:table-cell table:style-name="ce81" office:value-type="string">
            <text:p>Anahtar İmaja Git</text:p>
          </table:table-cell>
          <table:table-cell table:style-name="ce298" office:value-type="string">
            <text:p>Πήγαινε στην Βασική Εικόνα</text:p>
          </table:table-cell>
          <table:table-cell table:style-name="ce426" table:number-columns-repeated="1008"/>
        </table:table-row>
        <table:table-row table:style-name="ro10">
          <table:table-cell table:style-name="ce31" office:value-type="string">
            <text:p>mnuGrid</text:p>
          </table:table-cell>
          <table:table-cell table:style-name="ce324"/>
          <table:table-cell table:style-name="ce141" office:value-type="string">
            <text:p>Grid</text:p>
          </table:table-cell>
          <table:table-cell table:style-name="ce146" office:value-type="string">
            <text:p>Grille</text:p>
          </table:table-cell>
          <table:table-cell table:style-name="ce32" office:value-type="string">
            <text:p>Raster</text:p>
          </table:table-cell>
          <table:table-cell table:style-name="ce353" office:value-type="string">
            <text:p>Raster</text:p>
          </table:table-cell>
          <table:table-cell table:style-name="ce265" office:value-type="string">
            <text:p>Cuadrícula</text:p>
          </table:table-cell>
          <table:table-cell table:style-name="ce80" office:value-type="string">
            <text:p>Grade</text:p>
          </table:table-cell>
          <table:table-cell table:style-name="ce271" office:value-type="string">
            <text:p>Siatka</text:p>
          </table:table-cell>
          <table:table-cell table:style-name="ce95" office:value-type="string">
            <text:p>Griglia</text:p>
          </table:table-cell>
          <table:table-cell table:style-name="ce99" office:value-type="string">
            <text:p>Grilă</text:p>
          </table:table-cell>
          <table:table-cell table:style-name="ce279" office:value-type="string">
            <text:p>Ruudukko</text:p>
          </table:table-cell>
          <table:table-cell table:style-name="ce284" office:value-type="string">
            <text:p>Rutenett</text:p>
          </table:table-cell>
          <table:table-cell table:style-name="ce118" office:value-type="string">
            <text:p>网格</text:p>
          </table:table-cell>
          <table:table-cell table:style-name="ce81" office:value-type="string">
            <text:p>Izgara</text:p>
          </table:table-cell>
          <table:table-cell table:style-name="ce298" office:value-type="string">
            <text:p>Πλέγμα</text:p>
          </table:table-cell>
          <table:table-cell table:style-name="ce426" table:number-columns-repeated="1008"/>
        </table:table-row>
        <table:table-row table:style-name="ro10">
          <table:table-cell table:style-name="ce322" office:value-type="string">
            <text:p>mnuGridsHide</text:p>
          </table:table-cell>
          <table:table-cell table:style-name="ce324"/>
          <table:table-cell table:style-name="ce141" office:value-type="string">
            <text:p>Hide</text:p>
          </table:table-cell>
          <table:table-cell table:style-name="ce146" office:value-type="string">
            <text:p>Masquer</text:p>
          </table:table-cell>
          <table:table-cell table:style-name="ce32" office:value-type="string">
            <text:p>Verberg</text:p>
          </table:table-cell>
          <table:table-cell table:style-name="ce353" office:value-type="string">
            <text:p>Ausblenden</text:p>
          </table:table-cell>
          <table:table-cell table:style-name="ce265" office:value-type="string">
            <text:p>Ocultar</text:p>
          </table:table-cell>
          <table:table-cell table:style-name="ce80" office:value-type="string">
            <text:p>Esconder</text:p>
          </table:table-cell>
          <table:table-cell table:style-name="ce273"/>
          <table:table-cell table:style-name="ce96" office:value-type="string">
            <text:p>Nascondi</text:p>
          </table:table-cell>
          <table:table-cell table:style-name="ce99" office:value-type="string">
            <text:p>Ascunde</text:p>
          </table:table-cell>
          <table:table-cell table:style-name="ce279" office:value-type="string">
            <text:p>Piilota</text:p>
          </table:table-cell>
          <table:table-cell table:style-name="ce284" office:value-type="string">
            <text:p>Skjul</text:p>
          </table:table-cell>
          <table:table-cell table:style-name="ce118" office:value-type="string">
            <text:p>隐藏</text:p>
          </table:table-cell>
          <table:table-cell table:style-name="ce81" office:value-type="string">
            <text:p>Gizle</text:p>
          </table:table-cell>
          <table:table-cell table:style-name="ce298" office:value-type="string">
            <text:p>Απόκρυψη</text:p>
          </table:table-cell>
          <table:table-cell table:style-name="ce426" table:number-columns-repeated="1008"/>
        </table:table-row>
        <table:table-row table:style-name="ro11">
          <table:table-cell table:style-name="ce31" office:value-type="string">
            <text:p>mnuLoadAnalysis</text:p>
          </table:table-cell>
          <table:table-cell table:style-name="ce324"/>
          <table:table-cell table:style-name="ce141" office:value-type="string">
            <text:p>Load Key Images Data...</text:p>
          </table:table-cell>
          <table:table-cell table:style-name="ce146" office:value-type="string">
            <text:p>Charger des Données d'Images Clés...</text:p>
          </table:table-cell>
          <table:table-cell table:style-name="ce32" office:value-type="string">
            <text:p>Laad kernbeeldgegevens…</text:p>
          </table:table-cell>
          <table:table-cell table:style-name="ce353" office:value-type="string">
            <text:p>Lade die Informationen der Schlüsselbilder...</text:p>
          </table:table-cell>
          <table:table-cell table:style-name="ce265" office:value-type="string">
            <text:p>Cargando datos claves de las imágenes …</text:p>
          </table:table-cell>
          <table:table-cell table:style-name="ce80" office:value-type="string">
            <text:p>Carregar Dados de Quadros de Imagens...</text:p>
          </table:table-cell>
          <table:table-cell table:style-name="ce271" office:value-type="string">
            <text:p>Wczytaj kluczowe dane obrazu</text:p>
          </table:table-cell>
          <table:table-cell table:style-name="ce95" office:value-type="string">
            <text:p>Carica Immagini Chiave e loro Dati...</text:p>
          </table:table-cell>
          <table:table-cell table:style-name="ce99" office:value-type="string">
            <text:p>Încarc datele cadrelor cheie...</text:p>
          </table:table-cell>
          <table:table-cell table:style-name="ce279" office:value-type="string">
            <text:p>Lataa avainkuvien tiedot...</text:p>
          </table:table-cell>
          <table:table-cell table:style-name="ce284" office:value-type="string">
            <text:p>Last inn nøkkelbilde data...</text:p>
          </table:table-cell>
          <table:table-cell table:style-name="ce118" office:value-type="string">
            <text:p>载入关键图像数据...</text:p>
          </table:table-cell>
          <table:table-cell table:style-name="ce81" office:value-type="string">
            <text:p>Anahtar İmaj Verisini Yükle...</text:p>
          </table:table-cell>
          <table:table-cell table:style-name="ce298" office:value-type="string">
            <text:p>Φόρτωση Δεδομένων Βασικών Εικόνων…</text:p>
          </table:table-cell>
          <table:table-cell table:style-name="ce426" table:number-columns-repeated="1008"/>
        </table:table-row>
        <table:table-row table:style-name="ro10">
          <table:table-cell table:style-name="ce322" office:value-type="string">
            <text:p>mnuMagnifier150</text:p>
          </table:table-cell>
          <table:table-cell table:style-name="ce324"/>
          <table:table-cell table:style-name="ce337" office:value-type="string">
            <text:p>Zoom x1.5</text:p>
          </table:table-cell>
          <table:table-cell table:style-name="ce241" office:value-type="string">
            <text:p>Zoom x1.5</text:p>
          </table:table-cell>
          <table:table-cell table:style-name="ce32" office:value-type="string">
            <text:p>Zoom x1.5</text:p>
          </table:table-cell>
          <table:table-cell table:style-name="ce151" office:value-type="string">
            <text:p>Zoom x1.5</text:p>
          </table:table-cell>
          <table:table-cell table:style-name="ce71" office:value-type="string">
            <text:p>Zoom x1.5</text:p>
          </table:table-cell>
          <table:table-cell table:style-name="ce80" office:value-type="string">
            <text:p>Zoom x1.5</text:p>
          </table:table-cell>
          <table:table-cell table:style-name="ce273"/>
          <table:table-cell table:style-name="ce391" office:value-type="string">
            <text:p>Zoom x1.5</text:p>
          </table:table-cell>
          <table:table-cell table:style-name="ce399" office:value-type="string">
            <text:p>Zoom x1.5</text:p>
          </table:table-cell>
          <table:table-cell table:style-name="ce405" office:value-type="string">
            <text:p>Zoom x1.5</text:p>
          </table:table-cell>
          <table:table-cell table:style-name="ce284" office:value-type="string">
            <text:p>Zoom x1.5</text:p>
          </table:table-cell>
          <table:table-cell table:style-name="ce118" office:value-type="string">
            <text:p>放大 x1.5</text:p>
          </table:table-cell>
          <table:table-cell table:style-name="ce81" office:value-type="string">
            <text:p>Yaklaştır x1.5</text:p>
          </table:table-cell>
          <table:table-cell table:style-name="ce298" office:value-type="string">
            <text:p>Μεγέθυνση x1.5</text:p>
          </table:table-cell>
          <table:table-cell table:style-name="ce426" table:number-columns-repeated="1008"/>
        </table:table-row>
        <table:table-row table:style-name="ro10">
          <table:table-cell table:style-name="ce322" office:value-type="string">
            <text:p>mnuMagnifier175</text:p>
          </table:table-cell>
          <table:table-cell table:style-name="ce324"/>
          <table:table-cell table:style-name="ce337" office:value-type="string">
            <text:p>Zoom x1.75</text:p>
          </table:table-cell>
          <table:table-cell table:style-name="ce241" office:value-type="string">
            <text:p>Zoom x1.75</text:p>
          </table:table-cell>
          <table:table-cell table:style-name="ce32" office:value-type="string">
            <text:p>Zoom x1.75</text:p>
          </table:table-cell>
          <table:table-cell table:style-name="ce151" office:value-type="string">
            <text:p>Zoom x1.75</text:p>
          </table:table-cell>
          <table:table-cell table:style-name="ce71" office:value-type="string">
            <text:p>Zoom x1.75</text:p>
          </table:table-cell>
          <table:table-cell table:style-name="ce80" office:value-type="string">
            <text:p>Zoom x1.75</text:p>
          </table:table-cell>
          <table:table-cell table:style-name="ce273"/>
          <table:table-cell table:style-name="ce391" office:value-type="string">
            <text:p>Zoom x1.75</text:p>
          </table:table-cell>
          <table:table-cell table:style-name="ce399" office:value-type="string">
            <text:p>Zoom x1.75</text:p>
          </table:table-cell>
          <table:table-cell table:style-name="ce405" office:value-type="string">
            <text:p>Zoom x1.75</text:p>
          </table:table-cell>
          <table:table-cell table:style-name="ce284" office:value-type="string">
            <text:p>Zoom x1.75</text:p>
          </table:table-cell>
          <table:table-cell table:style-name="ce118" office:value-type="string">
            <text:p>放大 x1.75</text:p>
          </table:table-cell>
          <table:table-cell table:style-name="ce81" office:value-type="string">
            <text:p>Yaklaştır x1.75</text:p>
          </table:table-cell>
          <table:table-cell table:style-name="ce298" office:value-type="string">
            <text:p>Μεγέθυνση x1.75</text:p>
          </table:table-cell>
          <table:table-cell table:style-name="ce426" table:number-columns-repeated="1008"/>
        </table:table-row>
        <table:table-row table:style-name="ro10">
          <table:table-cell table:style-name="ce322" office:value-type="string">
            <text:p>mnuMagnifier200</text:p>
          </table:table-cell>
          <table:table-cell table:style-name="ce324"/>
          <table:table-cell table:style-name="ce337" office:value-type="string">
            <text:p>Zoom x2</text:p>
          </table:table-cell>
          <table:table-cell table:style-name="ce241" office:value-type="string">
            <text:p>Zoom x2</text:p>
          </table:table-cell>
          <table:table-cell table:style-name="ce32" office:value-type="string">
            <text:p>Zoom x2</text:p>
          </table:table-cell>
          <table:table-cell table:style-name="ce151" office:value-type="string">
            <text:p>Zoom x2</text:p>
          </table:table-cell>
          <table:table-cell table:style-name="ce71" office:value-type="string">
            <text:p>Zoom x2</text:p>
          </table:table-cell>
          <table:table-cell table:style-name="ce80" office:value-type="string">
            <text:p>Zoom x2</text:p>
          </table:table-cell>
          <table:table-cell table:style-name="ce273"/>
          <table:table-cell table:style-name="ce391" office:value-type="string">
            <text:p>Zoom x2</text:p>
          </table:table-cell>
          <table:table-cell table:style-name="ce399" office:value-type="string">
            <text:p>Zoom x2</text:p>
          </table:table-cell>
          <table:table-cell table:style-name="ce405" office:value-type="string">
            <text:p>Zoom x2</text:p>
          </table:table-cell>
          <table:table-cell table:style-name="ce284" office:value-type="string">
            <text:p>Zoom x2</text:p>
          </table:table-cell>
          <table:table-cell table:style-name="ce118" office:value-type="string">
            <text:p>放大 x2</text:p>
          </table:table-cell>
          <table:table-cell table:style-name="ce81" office:value-type="string">
            <text:p>Yaklaştır x2</text:p>
          </table:table-cell>
          <table:table-cell table:style-name="ce298" office:value-type="string">
            <text:p>Μεγέθυνση x2</text:p>
          </table:table-cell>
          <table:table-cell table:style-name="ce426" table:number-columns-repeated="1008"/>
        </table:table-row>
        <table:table-row table:style-name="ro10">
          <table:table-cell table:style-name="ce322" office:value-type="string">
            <text:p>mnuMagnifier225</text:p>
          </table:table-cell>
          <table:table-cell table:style-name="ce324"/>
          <table:table-cell table:style-name="ce337" office:value-type="string">
            <text:p>Zoom x2.25</text:p>
          </table:table-cell>
          <table:table-cell table:style-name="ce241" office:value-type="string">
            <text:p>Zoom x2.25</text:p>
          </table:table-cell>
          <table:table-cell table:style-name="ce32" office:value-type="string">
            <text:p>Zoom x2.25</text:p>
          </table:table-cell>
          <table:table-cell table:style-name="ce151" office:value-type="string">
            <text:p>Zoom x2.25</text:p>
          </table:table-cell>
          <table:table-cell table:style-name="ce71" office:value-type="string">
            <text:p>Zoom x2.25</text:p>
          </table:table-cell>
          <table:table-cell table:style-name="ce80" office:value-type="string">
            <text:p>Zoom x2.25</text:p>
          </table:table-cell>
          <table:table-cell table:style-name="ce273"/>
          <table:table-cell table:style-name="ce391" office:value-type="string">
            <text:p>Zoom x2.25</text:p>
          </table:table-cell>
          <table:table-cell table:style-name="ce399" office:value-type="string">
            <text:p>Zoom x2.25</text:p>
          </table:table-cell>
          <table:table-cell table:style-name="ce405" office:value-type="string">
            <text:p>Zoom x2.25</text:p>
          </table:table-cell>
          <table:table-cell table:style-name="ce284" office:value-type="string">
            <text:p>Zoom x2.25</text:p>
          </table:table-cell>
          <table:table-cell table:style-name="ce118" office:value-type="string">
            <text:p>放大 x2.25</text:p>
          </table:table-cell>
          <table:table-cell table:style-name="ce81" office:value-type="string">
            <text:p>Yaklaştır x2.25</text:p>
          </table:table-cell>
          <table:table-cell table:style-name="ce298" office:value-type="string">
            <text:p>Μεγέθυνση x2.25</text:p>
          </table:table-cell>
          <table:table-cell table:style-name="ce426" table:number-columns-repeated="1008"/>
        </table:table-row>
        <table:table-row table:style-name="ro10">
          <table:table-cell table:style-name="ce322" office:value-type="string">
            <text:p>mnuMagnifier250</text:p>
          </table:table-cell>
          <table:table-cell table:style-name="ce324"/>
          <table:table-cell table:style-name="ce337" office:value-type="string">
            <text:p>Zoom x2.5</text:p>
          </table:table-cell>
          <table:table-cell table:style-name="ce241" office:value-type="string">
            <text:p>Zoom x2.5</text:p>
          </table:table-cell>
          <table:table-cell table:style-name="ce32" office:value-type="string">
            <text:p>Zoom x2.5</text:p>
          </table:table-cell>
          <table:table-cell table:style-name="ce151" office:value-type="string">
            <text:p>Zoom x2.5</text:p>
          </table:table-cell>
          <table:table-cell table:style-name="ce71" office:value-type="string">
            <text:p>Zoom x2.5</text:p>
          </table:table-cell>
          <table:table-cell table:style-name="ce80" office:value-type="string">
            <text:p>Zoom x2.5</text:p>
          </table:table-cell>
          <table:table-cell table:style-name="ce273"/>
          <table:table-cell table:style-name="ce391" office:value-type="string">
            <text:p>Zoom x2.5</text:p>
          </table:table-cell>
          <table:table-cell table:style-name="ce399" office:value-type="string">
            <text:p>Zoom x2.5</text:p>
          </table:table-cell>
          <table:table-cell table:style-name="ce405" office:value-type="string">
            <text:p>Zoom x2.5</text:p>
          </table:table-cell>
          <table:table-cell table:style-name="ce284" office:value-type="string">
            <text:p>Zoom x2.5</text:p>
          </table:table-cell>
          <table:table-cell table:style-name="ce118" office:value-type="string">
            <text:p>放大 x2.5</text:p>
          </table:table-cell>
          <table:table-cell table:style-name="ce81" office:value-type="string">
            <text:p>Yaklaştır x2.5</text:p>
          </table:table-cell>
          <table:table-cell table:style-name="ce298" office:value-type="string">
            <text:p>Μεγέθυνση x2.5</text:p>
          </table:table-cell>
          <table:table-cell table:style-name="ce426" table:number-columns-repeated="1008"/>
        </table:table-row>
        <table:table-row table:style-name="ro10">
          <table:table-cell table:style-name="ce31" office:value-type="string">
            <text:p>mnuMagnifierDirect</text:p>
          </table:table-cell>
          <table:table-cell table:style-name="ce324"/>
          <table:table-cell table:style-name="ce234" office:value-type="string">
            <text:p>Switch to Direct Zoom</text:p>
          </table:table-cell>
          <table:table-cell table:style-name="ce241" office:value-type="string">
            <text:p>Basculer en Zoom Direct</text:p>
          </table:table-cell>
          <table:table-cell table:style-name="ce32" office:value-type="string">
            <text:p>Schakel naar Direct Zoom</text:p>
          </table:table-cell>
          <table:table-cell table:style-name="ce257" office:value-type="string">
            <text:p>Direkt Zoom</text:p>
          </table:table-cell>
          <table:table-cell table:style-name="ce71" office:value-type="string">
            <text:p>Cambiar a Zoom Directo</text:p>
          </table:table-cell>
          <table:table-cell table:style-name="ce81" office:value-type="string">
            <text:p>Mudar para Zoom Direto</text:p>
          </table:table-cell>
          <table:table-cell table:style-name="ce273"/>
          <table:table-cell table:style-name="ce96" office:value-type="string">
            <text:p>Passa a ZOOM diretto</text:p>
          </table:table-cell>
          <table:table-cell table:style-name="ce277" office:value-type="string">
            <text:p>Schimbă în <text:s/>Zoom Direct</text:p>
          </table:table-cell>
          <table:table-cell table:style-name="ce280" office:value-type="string">
            <text:p>Vaihda suoraan Zoomiin</text:p>
          </table:table-cell>
          <table:table-cell table:style-name="ce284" office:value-type="string">
            <text:p>Bytt til direkte zoom</text:p>
          </table:table-cell>
          <table:table-cell table:style-name="ce118" office:value-type="string">
            <text:p>切换到直接放大模式</text:p>
          </table:table-cell>
          <table:table-cell table:style-name="ce81" office:value-type="string">
            <text:p>Direkt Yakınlaşmaya Geç</text:p>
          </table:table-cell>
          <table:table-cell table:style-name="ce298" office:value-type="string">
            <text:p>Αλλαγή σε Απευθείας Μεγέθυνση</text:p>
          </table:table-cell>
          <table:table-cell table:style-name="ce426" table:number-columns-repeated="1008"/>
        </table:table-row>
        <table:table-row table:style-name="ro10">
          <table:table-cell table:style-name="ce322" office:value-type="string">
            <text:p>mnuMagnifierQuit</text:p>
          </table:table-cell>
          <table:table-cell table:style-name="ce324"/>
          <table:table-cell table:style-name="ce337" office:value-type="string">
            <text:p>Close Magnifier</text:p>
          </table:table-cell>
          <table:table-cell table:style-name="ce241" office:value-type="string">
            <text:p>Quitter le mode Loupe</text:p>
          </table:table-cell>
          <table:table-cell table:style-name="ce32" office:value-type="string">
            <text:p>Sluit Vergrootglas</text:p>
          </table:table-cell>
          <table:table-cell table:style-name="ce353" office:value-type="string">
            <text:p>Lupe schließen</text:p>
          </table:table-cell>
          <table:table-cell table:style-name="ce265" office:value-type="string">
            <text:p>Salir del modo lupa</text:p>
          </table:table-cell>
          <table:table-cell table:style-name="ce80" office:value-type="string">
            <text:p>Fechar Lupa</text:p>
          </table:table-cell>
          <table:table-cell table:style-name="ce273"/>
          <table:table-cell table:style-name="ce391" office:value-type="string">
            <text:p>Chiudi lente d'ingrandimento</text:p>
          </table:table-cell>
          <table:table-cell table:style-name="ce399" office:value-type="string">
            <text:p>Închide modul Lupă</text:p>
          </table:table-cell>
          <table:table-cell table:style-name="ce405" office:value-type="string">
            <text:p>Sulje suurennuslasi</text:p>
          </table:table-cell>
          <table:table-cell table:style-name="ce284" office:value-type="string">
            <text:p>Lukk forstørrelsesglass</text:p>
          </table:table-cell>
          <table:table-cell table:style-name="ce118" office:value-type="string">
            <text:p>关闭放大镜</text:p>
          </table:table-cell>
          <table:table-cell table:style-name="ce81" office:value-type="string">
            <text:p>Büyüteci Kapat</text:p>
          </table:table-cell>
          <table:table-cell table:style-name="ce298" office:value-type="string">
            <text:p>Κλείσιμο Μεγεθυντή</text:p>
          </table:table-cell>
          <table:table-cell table:style-name="ce426" table:number-columns-repeated="1008"/>
        </table:table-row>
        <table:table-row table:style-name="ro10">
          <table:table-cell table:style-name="ce31" office:value-type="string">
            <text:p>mnuMirror</text:p>
          </table:table-cell>
          <table:table-cell table:style-name="ce324"/>
          <table:table-cell table:style-name="ce141" office:value-type="string">
            <text:p>Mirror</text:p>
          </table:table-cell>
          <table:table-cell table:style-name="ce146" office:value-type="string">
            <text:p>Miroir</text:p>
          </table:table-cell>
          <table:table-cell table:style-name="ce32" office:value-type="string">
            <text:p>Spiegel</text:p>
          </table:table-cell>
          <table:table-cell table:style-name="ce353" office:value-type="string">
            <text:p>Spiegel</text:p>
          </table:table-cell>
          <table:table-cell table:style-name="ce265" office:value-type="string">
            <text:p>Espejo</text:p>
          </table:table-cell>
          <table:table-cell table:style-name="ce80" office:value-type="string">
            <text:p>Espelhar</text:p>
          </table:table-cell>
          <table:table-cell table:style-name="ce271" office:value-type="string">
            <text:p>Lustrzanie</text:p>
          </table:table-cell>
          <table:table-cell table:style-name="ce95" office:value-type="string">
            <text:p>Specchio</text:p>
          </table:table-cell>
          <table:table-cell table:style-name="ce99" office:value-type="string">
            <text:p>Oglindă</text:p>
          </table:table-cell>
          <table:table-cell table:style-name="ce279" office:value-type="string">
            <text:p>Peili</text:p>
          </table:table-cell>
          <table:table-cell table:style-name="ce284" office:value-type="string">
            <text:p>Speil</text:p>
          </table:table-cell>
          <table:table-cell table:style-name="ce118" office:value-type="string">
            <text:p>镜像</text:p>
          </table:table-cell>
          <table:table-cell table:style-name="ce81" office:value-type="string">
            <text:p>Ayna</text:p>
          </table:table-cell>
          <table:table-cell table:style-name="ce298" office:value-type="string">
            <text:p>Καθρέφτης</text:p>
          </table:table-cell>
          <table:table-cell table:style-name="ce426" table:number-columns-repeated="1008"/>
        </table:table-row>
        <table:table-row table:style-name="ro10">
          <table:table-cell table:style-name="ce31" office:value-type="string">
            <text:p>mnuOneCapture</text:p>
          </table:table-cell>
          <table:table-cell table:style-name="ce324"/>
          <table:table-cell table:style-name="ce141" office:value-type="string">
            <text:p>One Capture Screen</text:p>
          </table:table-cell>
          <table:table-cell table:style-name="ce146" office:value-type="string">
            <text:p>Un Écran de Capture Vidéo</text:p>
          </table:table-cell>
          <table:table-cell table:style-name="ce32" office:value-type="string">
            <text:p>Eén opname scherm</text:p>
          </table:table-cell>
          <table:table-cell table:style-name="ce353" office:value-type="string">
            <text:p>1x Aufnahmefenster</text:p>
          </table:table-cell>
          <table:table-cell table:style-name="ce265" office:value-type="string">
            <text:p>Una pantalla de Captura de Video</text:p>
          </table:table-cell>
          <table:table-cell table:style-name="ce80" office:value-type="string">
            <text:p>Uma Tela de Captura</text:p>
          </table:table-cell>
          <table:table-cell table:style-name="ce271" office:value-type="string">
            <text:p>Pojedynczy zrzut ekranu</text:p>
          </table:table-cell>
          <table:table-cell table:style-name="ce95" office:value-type="string">
            <text:p>Un schermo di Cattura Video</text:p>
          </table:table-cell>
          <table:table-cell table:style-name="ce99" office:value-type="string">
            <text:p>O fereastră de captură</text:p>
          </table:table-cell>
          <table:table-cell table:style-name="ce279" office:value-type="string">
            <text:p>Yksi kuvausnäyttö</text:p>
          </table:table-cell>
          <table:table-cell table:style-name="ce284" office:value-type="string">
            <text:p>Et opptaksvindu</text:p>
          </table:table-cell>
          <table:table-cell table:style-name="ce118" office:value-type="string">
            <text:p>单摄像头采集模式</text:p>
          </table:table-cell>
          <table:table-cell table:style-name="ce81" office:value-type="string">
            <text:p>Bir Görüntü Yakalama Ekranı</text:p>
          </table:table-cell>
          <table:table-cell table:style-name="ce298" office:value-type="string">
            <text:p>Μια οθόνη Αποτύπωσης</text:p>
          </table:table-cell>
          <table:table-cell table:style-name="ce426" table:number-columns-repeated="1008"/>
        </table:table-row>
        <table:table-row table:style-name="ro10">
          <table:table-cell table:style-name="ce31" office:value-type="string">
            <text:p>mnuOnePlayer</text:p>
          </table:table-cell>
          <table:table-cell table:style-name="ce324"/>
          <table:table-cell table:style-name="ce141" office:value-type="string">
            <text:p>One Playback Screen</text:p>
          </table:table-cell>
          <table:table-cell table:style-name="ce146" office:value-type="string">
            <text:p>Un Écran de Lecture</text:p>
          </table:table-cell>
          <table:table-cell table:style-name="ce32" office:value-type="string">
            <text:p>Eén afspeel scherm</text:p>
          </table:table-cell>
          <table:table-cell table:style-name="ce353" office:value-type="string">
            <text:p>1x Wiedergabefenster</text:p>
          </table:table-cell>
          <table:table-cell table:style-name="ce265" office:value-type="string">
            <text:p>Una pantalla de Lectura</text:p>
          </table:table-cell>
          <table:table-cell table:style-name="ce80" office:value-type="string">
            <text:p>Uma Tela de Reproduzir</text:p>
          </table:table-cell>
          <table:table-cell table:style-name="ce271" office:value-type="string">
            <text:p>Jeden ekran odtwarzania</text:p>
          </table:table-cell>
          <table:table-cell table:style-name="ce95" office:value-type="string">
            <text:p>Un schermo di Riproduzione</text:p>
          </table:table-cell>
          <table:table-cell table:style-name="ce99" office:value-type="string">
            <text:p>O fereastră de Rulare</text:p>
          </table:table-cell>
          <table:table-cell table:style-name="ce279" office:value-type="string">
            <text:p>Yksi video/analyysinäyttö</text:p>
          </table:table-cell>
          <table:table-cell table:style-name="ce284" office:value-type="string">
            <text:p>Et avspillingsvindu</text:p>
          </table:table-cell>
          <table:table-cell table:style-name="ce118" office:value-type="string">
            <text:p>单屏幕显示模式</text:p>
          </table:table-cell>
          <table:table-cell table:style-name="ce81" office:value-type="string">
            <text:p>Bir Oynatma Ekranı</text:p>
          </table:table-cell>
          <table:table-cell table:style-name="ce298" office:value-type="string">
            <text:p>Μια οθόνη Αναπαραγωγής</text:p>
          </table:table-cell>
          <table:table-cell table:style-name="ce426" table:number-columns-repeated="1008"/>
        </table:table-row>
        <table:table-row table:style-name="ro10">
          <table:table-cell table:style-name="ce31" office:value-type="string">
            <text:p>mnuPlayPause</text:p>
          </table:table-cell>
          <table:table-cell table:style-name="ce324"/>
          <table:table-cell table:style-name="ce141" office:value-type="string">
            <text:p>Play | Pause</text:p>
          </table:table-cell>
          <table:table-cell table:style-name="ce146" office:value-type="string">
            <text:p>Lire | Pauser</text:p>
          </table:table-cell>
          <table:table-cell table:style-name="ce32" office:value-type="string">
            <text:p>Afspelen | Pause</text:p>
          </table:table-cell>
          <table:table-cell table:style-name="ce353" office:value-type="string">
            <text:p>Abspielen | Pause</text:p>
          </table:table-cell>
          <table:table-cell table:style-name="ce265" office:value-type="string">
            <text:p>Lectura | Pausa</text:p>
          </table:table-cell>
          <table:table-cell table:style-name="ce80" office:value-type="string">
            <text:p>Reproduzir | Pausar</text:p>
          </table:table-cell>
          <table:table-cell table:style-name="ce271" office:value-type="string">
            <text:p>Odtwarzaj | Pauza</text:p>
          </table:table-cell>
          <table:table-cell table:style-name="ce95" office:value-type="string">
            <text:p>Riproduzione | Pausa</text:p>
          </table:table-cell>
          <table:table-cell table:style-name="ce99" office:value-type="string">
            <text:p>Rulează | Pauză</text:p>
          </table:table-cell>
          <table:table-cell table:style-name="ce279" office:value-type="string">
            <text:p>Käynnistä | Pysäytä</text:p>
          </table:table-cell>
          <table:table-cell table:style-name="ce284" office:value-type="string">
            <text:p>Spill av | Pause</text:p>
          </table:table-cell>
          <table:table-cell table:style-name="ce118" office:value-type="string">
            <text:p>播放|暂停</text:p>
          </table:table-cell>
          <table:table-cell table:style-name="ce81" office:value-type="string">
            <text:p>Oynat | Duraklat</text:p>
          </table:table-cell>
          <table:table-cell table:style-name="ce298" office:value-type="string">
            <text:p>Αναπαραγωγή | Παύση</text:p>
          </table:table-cell>
          <table:table-cell table:style-name="ce426" table:number-columns-repeated="1008"/>
        </table:table-row>
        <table:table-row table:style-name="ro10">
          <table:table-cell table:style-name="ce322" office:value-type="string">
            <text:p>mnuRestartTracking</text:p>
          </table:table-cell>
          <table:table-cell table:style-name="ce324"/>
          <table:table-cell table:style-name="ce141" office:value-type="string">
            <text:p>Restart Path Edition</text:p>
          </table:table-cell>
          <table:table-cell table:style-name="ce241" office:value-type="string">
            <text:p>Reprendre l'édition de la Trajectoire</text:p>
          </table:table-cell>
          <table:table-cell table:style-name="ce114" office:value-type="string">
            <text:p>Herstart Trajectpad Editor</text:p>
          </table:table-cell>
          <table:table-cell table:style-name="ce353" office:value-type="string">
            <text:p>Trajektorien-Editor neu starten</text:p>
          </table:table-cell>
          <table:table-cell table:style-name="ce364" office:value-type="string">
            <text:p>Reanudar la edición de la Trayectoria</text:p>
          </table:table-cell>
          <table:table-cell table:style-name="ce81" office:value-type="string">
            <text:p>Reiniciar Edição do Caminho</text:p>
          </table:table-cell>
          <table:table-cell table:style-name="ce273"/>
          <table:table-cell table:style-name="ce391" office:value-type="string">
            <text:p>Riprendi tracciatura Traiettoria</text:p>
          </table:table-cell>
          <table:table-cell table:style-name="ce399" office:value-type="string">
            <text:p>Restartează ediţia traiectoriei</text:p>
          </table:table-cell>
          <table:table-cell table:style-name="ce279" office:value-type="string">
            <text:p>Uudelleenkäynnistä liikeradan editointi</text:p>
          </table:table-cell>
          <table:table-cell table:style-name="ce284" office:value-type="string">
            <text:p>Start bane på nytt Editor</text:p>
          </table:table-cell>
          <table:table-cell table:style-name="ce118" office:value-type="string">
            <text:p>重启路径</text:p>
          </table:table-cell>
          <table:table-cell table:style-name="ce81" office:value-type="string">
            <text:p>Yol Düzenlemesini Baştan Başlat</text:p>
          </table:table-cell>
          <table:table-cell table:style-name="ce298" office:value-type="string">
            <text:p>Επανεκκίνηση Έκδοσης Διαδρομής</text:p>
          </table:table-cell>
          <table:table-cell table:style-name="ce426" table:number-columns-repeated="1008"/>
        </table:table-row>
        <table:table-row table:style-name="ro11">
          <table:table-cell table:style-name="ce31" office:value-type="string">
            <text:p>mnuSave</text:p>
          </table:table-cell>
          <table:table-cell table:style-name="ce324"/>
          <table:table-cell table:style-name="ce141" office:value-type="string">
            <text:p>Save...</text:p>
          </table:table-cell>
          <table:table-cell table:style-name="ce146" office:value-type="string">
            <text:p>Enregistrer...</text:p>
          </table:table-cell>
          <table:table-cell table:style-name="ce32" office:value-type="string">
            <text:p>Bewaar video of kernbeeldgegevens…</text:p>
          </table:table-cell>
          <table:table-cell table:style-name="ce353" office:value-type="string">
            <text:p>Speichere Video oder Schlüsselbilddaten...</text:p>
          </table:table-cell>
          <table:table-cell table:style-name="ce265" office:value-type="string">
            <text:p>Guardar el video o los datos de las <text:s/>imàgenes clave…</text:p>
          </table:table-cell>
          <table:table-cell table:style-name="ce80" office:value-type="string">
            <text:p>Salvar Vídeo ou Dados dos Quadros de Imagens...</text:p>
          </table:table-cell>
          <table:table-cell table:style-name="ce271" office:value-type="string">
            <text:p>Zapisz dane wideo albo kluczowych obrazów</text:p>
          </table:table-cell>
          <table:table-cell table:style-name="ce95" office:value-type="string">
            <text:p>Salva...</text:p>
          </table:table-cell>
          <table:table-cell table:style-name="ce99" office:value-type="string">
            <text:p>Salvează <text:s/>fişierul video sau datele cadrelor cheie...</text:p>
          </table:table-cell>
          <table:table-cell table:style-name="ce279" office:value-type="string">
            <text:p>Tallenna...</text:p>
          </table:table-cell>
          <table:table-cell table:style-name="ce284" office:value-type="string">
            <text:p>Lagre...</text:p>
          </table:table-cell>
          <table:table-cell table:style-name="ce118" office:value-type="string">
            <text:p>保存…</text:p>
          </table:table-cell>
          <table:table-cell table:style-name="ce81" office:value-type="string">
            <text:p>Kaydet...</text:p>
          </table:table-cell>
          <table:table-cell table:style-name="ce298" office:value-type="string">
            <text:p>Αποθήκευση…</text:p>
          </table:table-cell>
          <table:table-cell table:style-name="ce426" table:number-columns-repeated="1008"/>
        </table:table-row>
        <table:table-row table:style-name="ro10">
          <table:table-cell table:style-name="ce31" office:value-type="string">
            <text:p>mnuSealMeasure</text:p>
          </table:table-cell>
          <table:table-cell table:style-name="ce324"/>
          <table:table-cell table:style-name="ce141" office:value-type="string">
            <text:p>Calibrate measure...</text:p>
          </table:table-cell>
          <table:table-cell table:style-name="ce146" office:value-type="string">
            <text:p>Étalonner la mesure...</text:p>
          </table:table-cell>
          <table:table-cell table:style-name="ce114" office:value-type="string">
            <text:p>Fixeer de afmeting</text:p>
          </table:table-cell>
          <table:table-cell table:style-name="ce353" office:value-type="string">
            <text:p>Messung kalibrieren</text:p>
          </table:table-cell>
          <table:table-cell table:style-name="ce265" office:value-type="string">
            <text:p>Contrastar la medida</text:p>
          </table:table-cell>
          <table:table-cell table:style-name="ce373" office:value-type="string">
            <text:p>Calibrar a medida...</text:p>
          </table:table-cell>
          <table:table-cell table:style-name="ce273"/>
          <table:table-cell table:style-name="ce96" office:value-type="string">
            <text:p>Misura stabilita...</text:p>
          </table:table-cell>
          <table:table-cell table:style-name="ce99" office:value-type="string">
            <text:p>Calibreaza...</text:p>
          </table:table-cell>
          <table:table-cell table:style-name="ce279" office:value-type="string">
            <text:p>Sulje mitta...</text:p>
          </table:table-cell>
          <table:table-cell table:style-name="ce114" office:value-type="string">
            <text:p>Kalibrere måling</text:p>
          </table:table-cell>
          <table:table-cell table:style-name="ce118" office:value-type="string">
            <text:p>校准测量...</text:p>
          </table:table-cell>
          <table:table-cell table:style-name="ce81" office:value-type="string">
            <text:p>Ölçümü Kalibre Et...</text:p>
          </table:table-cell>
          <table:table-cell table:style-name="ce298" office:value-type="string">
            <text:p>Μέτρηση σφραγίδας…</text:p>
          </table:table-cell>
          <table:table-cell table:style-name="ce426" table:number-columns-repeated="1008"/>
        </table:table-row>
        <table:table-row table:style-name="ro10">
          <table:table-cell table:style-name="ce329" office:value-type="string">
            <text:p>mnuSetCaptureSpeed</text:p>
          </table:table-cell>
          <table:table-cell table:style-name="ce329" office:value-type="string">
            <office:annotation draw:style-name="gr8" draw:text-style-name="P1" svg:width="9.869cm" svg:height="1.073cm" svg:x="12.099cm" svg:y="157.781cm" draw:caption-point-x="-0.61cm" draw:caption-point-y="1.515cm">
              <dc:date>2010-07-03T00:00:00</dc:date>
              <text:p text:style-name="P1"><text:span text:style-name="T1">The previous string was: “Specify the orginial speed”</text:span></text:p>
            </office:annotation>
            <text:p>changed</text:p>
          </table:table-cell>
          <table:table-cell table:style-name="ce341" office:value-type="string">
            <text:p>High-speed camera...</text:p>
          </table:table-cell>
          <table:table-cell table:style-name="ce144" office:value-type="string">
            <text:p>Caméra haute-vitesse...</text:p>
          </table:table-cell>
          <table:table-cell table:style-name="ce148" office:value-type="string">
            <text:p>Stel Originele Snelheid in...</text:p>
          </table:table-cell>
          <table:table-cell table:style-name="ce360" office:value-type="string">
            <text:p>Aufnahmegeschwindigkeit anpassen</text:p>
          </table:table-cell>
          <table:table-cell table:style-name="ce369" office:value-type="string">
            <text:p>Especificar la velocidad de origen</text:p>
          </table:table-cell>
          <table:table-cell table:style-name="ce376" office:value-type="string">
            <text:p>Ajustar Velocidade Original...</text:p>
          </table:table-cell>
          <table:table-cell table:style-name="ce388"/>
          <table:table-cell table:style-name="ce396" office:value-type="string">
            <text:p>Imposta la velocita' originale</text:p>
          </table:table-cell>
          <table:table-cell table:style-name="ce403" office:value-type="string">
            <text:p>Specificaţi viteza originală...</text:p>
          </table:table-cell>
          <table:table-cell table:style-name="ce408" office:value-type="string">
            <text:p>Aseta alkuperäinen nopeus</text:p>
          </table:table-cell>
          <table:table-cell table:style-name="ce412" office:value-type="string">
            <text:p>Sett original fart</text:p>
          </table:table-cell>
          <table:table-cell table:style-name="ce415" office:value-type="string">
            <text:p>设置原始速度...</text:p>
          </table:table-cell>
          <table:table-cell table:style-name="ce376" office:value-type="string">
            <text:p>Orijinal Hızı Ayarla</text:p>
          </table:table-cell>
          <table:table-cell table:style-name="ce424" office:value-type="string">
            <text:p>Καθορισμός Αρχικής Ταχύτητας…</text:p>
          </table:table-cell>
          <table:table-cell table:style-name="ce429" table:number-columns-repeated="1008"/>
        </table:table-row>
        <table:table-row table:style-name="ro15">
          <table:table-cell table:style-name="ce30" office:value-type="string">
            <text:p>mnuSetSelectionEnd</text:p>
          </table:table-cell>
          <table:table-cell table:style-name="ce315"/>
          <table:table-cell table:style-name="ce140" office:value-type="string">
            <text:p>Set the Last Frame of Working Zone to the Current Frame</text:p>
          </table:table-cell>
          <table:table-cell table:style-name="ce145" office:value-type="string">
            <text:p>Positionner la Sortie de la Zone de Travail sur l'Image Courante</text:p>
          </table:table-cell>
          <table:table-cell table:style-name="ce32" office:value-type="string">
            <text:p>Maak laatste frame van het werkgebied nu het huidige frame</text:p>
          </table:table-cell>
          <table:table-cell table:style-name="ce353" office:value-type="string">
            <text:p>Setze das letzte Bild des Arbeitsbereichs auf das aktuelle</text:p>
          </table:table-cell>
          <table:table-cell table:style-name="ce264" office:value-type="string">
            <text:p>Posicionar <text:s/>la salida de la zona de trabajo sobre la imagen actual</text:p>
          </table:table-cell>
          <table:table-cell table:style-name="ce80" office:value-type="string">
            <text:p>Ajustar o Último Quadro da Zona de Trabalho pelo Quadro Atual</text:p>
          </table:table-cell>
          <table:table-cell table:style-name="ce90" office:value-type="string">
            <text:p>Ustaw aktualną klatkę jako ostatnią klatkę obszaru roboczego</text:p>
          </table:table-cell>
          <table:table-cell table:style-name="ce95" office:value-type="string">
            <text:p>Imposta il Fotogramma attuale come FINE (ULTIMO fotogramma) della Zona Lavoro </text:p>
          </table:table-cell>
          <table:table-cell table:style-name="ce99" office:value-type="string">
            <text:p>Setaţi <text:s/>sfârşitul zonei de lucru pe cadrul curent</text:p>
          </table:table-cell>
          <table:table-cell table:style-name="ce279" office:value-type="string">
            <text:p>Aseta työstöjakson viimeinen kuva nykyiseksi kuvaksi</text:p>
          </table:table-cell>
          <table:table-cell table:style-name="ce113" office:value-type="string">
            <text:p>La siste arbeidsbilde I arbeidssonen være det aktuelle bildet</text:p>
          </table:table-cell>
          <table:table-cell table:style-name="ce118" office:value-type="string">
            <text:p>设置工作区的最后一帧为当前帧</text:p>
          </table:table-cell>
          <table:table-cell table:style-name="ce293" office:value-type="string">
            <text:p>Çalışma Alanının İlk Karesini Geçerli Kareye Denkleştir</text:p>
          </table:table-cell>
          <table:table-cell table:style-name="ce298" office:value-type="string">
            <text:p>Τοποθέτηση του Τελευταίου Πλαισίου της Ζώνης Εργασίας στο παρόν Πλαίσιο</text:p>
          </table:table-cell>
          <table:table-cell table:number-columns-repeated="1008"/>
        </table:table-row>
        <table:table-row table:style-name="ro15">
          <table:table-cell table:style-name="ce30" office:value-type="string">
            <text:p>mnuSetSelectionStart</text:p>
          </table:table-cell>
          <table:table-cell table:style-name="ce315"/>
          <table:table-cell table:style-name="ce140" office:value-type="string">
            <text:p>Set the First Frame of Working Zone to the Current Frame</text:p>
          </table:table-cell>
          <table:table-cell table:style-name="ce145" office:value-type="string">
            <text:p>Positionner l'Entrée de la Zone de Travail sur l'Image Courante</text:p>
          </table:table-cell>
          <table:table-cell table:style-name="ce32" office:value-type="string">
            <text:p>Maak eerste frame van het werkgebied nu het huidige frame</text:p>
          </table:table-cell>
          <table:table-cell table:style-name="ce353" office:value-type="string">
            <text:p>Setze das erste Bild des Arbeitsbereichs auf das aktuelle</text:p>
          </table:table-cell>
          <table:table-cell table:style-name="ce264" office:value-type="string">
            <text:p>Posicionar <text:s/>la entrada de la zona de trabajo sobre la imagen actual</text:p>
          </table:table-cell>
          <table:table-cell table:style-name="ce80" office:value-type="string">
            <text:p>Ajustar o Primeiro Quadro da Zona de Trabalho pelo Quadro Atual</text:p>
          </table:table-cell>
          <table:table-cell table:style-name="ce90" office:value-type="string">
            <text:p>Ustaw aktualną klatkę jako pierwszą klatkę obszaru roboczego</text:p>
          </table:table-cell>
          <table:table-cell table:style-name="ce95" office:value-type="string">
            <text:p>Imposta il Fotogramma attuale come INIZIO (PRIMO fotogramma) della Zona Lavoro </text:p>
          </table:table-cell>
          <table:table-cell table:style-name="ce99" office:value-type="string">
            <text:p>Setaţi <text:s/>începutul zonei de lucru pe cadrul curent</text:p>
          </table:table-cell>
          <table:table-cell table:style-name="ce279" office:value-type="string">
            <text:p>Aseta työstöjakson ensimmäinen kuva nykyiseksi kuvaksi</text:p>
          </table:table-cell>
          <table:table-cell table:style-name="ce113" office:value-type="string">
            <text:p>La første arbeidsbilde I arbeidssonen være det aktuelle bildet</text:p>
          </table:table-cell>
          <table:table-cell table:style-name="ce118" office:value-type="string">
            <text:p>设置工作区的第一帧为当前帧</text:p>
          </table:table-cell>
          <table:table-cell table:style-name="ce293" office:value-type="string">
            <text:p>Çalışma Alanının Son Karesini Geçerli Kareye Denkleştir</text:p>
          </table:table-cell>
          <table:table-cell table:style-name="ce298" office:value-type="string">
            <text:p>Τοποθέτηση του Πρώτου Πλαισίου της Ζώνης Εργασίας στο παρόν Πλαίσιο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Sharpen</text:p>
          </table:table-cell>
          <table:table-cell table:style-name="ce315"/>
          <table:table-cell table:style-name="ce140" office:value-type="string">
            <text:p>Sharpen...</text:p>
          </table:table-cell>
          <table:table-cell table:style-name="ce145" office:value-type="string">
            <text:p>Renforcement des Contours...</text:p>
          </table:table-cell>
          <table:table-cell table:style-name="ce32" office:value-type="string">
            <text:p>Verscherp…</text:p>
          </table:table-cell>
          <table:table-cell table:style-name="ce353" office:value-type="string">
            <text:p>Scharfzeichnen...</text:p>
          </table:table-cell>
          <table:table-cell table:style-name="ce264" office:value-type="string">
            <text:p>Fortalecimiento de contornos…</text:p>
          </table:table-cell>
          <table:table-cell table:style-name="ce80" office:value-type="string">
            <text:p>Nitidez...</text:p>
          </table:table-cell>
          <table:table-cell table:style-name="ce90" office:value-type="string">
            <text:p>Wyostrz...</text:p>
          </table:table-cell>
          <table:table-cell table:style-name="ce95" office:value-type="string">
            <text:p>Nitidezza...</text:p>
          </table:table-cell>
          <table:table-cell table:style-name="ce99" office:value-type="string">
            <text:p>Accentuare de contururi...</text:p>
          </table:table-cell>
          <table:table-cell table:style-name="ce279" office:value-type="string">
            <text:p>Tarkenna...</text:p>
          </table:table-cell>
          <table:table-cell table:style-name="ce113" office:value-type="string">
            <text:p>Skarp opp</text:p>
          </table:table-cell>
          <table:table-cell table:style-name="ce118" office:value-type="string">
            <text:p>锐化...</text:p>
          </table:table-cell>
          <table:table-cell table:style-name="ce293" office:value-type="string">
            <text:p>Keskinleştir...</text:p>
          </table:table-cell>
          <table:table-cell table:style-name="ce298" office:value-type="string">
            <text:p>Όξυνση…</text:p>
          </table:table-cell>
          <table:table-cell table:number-columns-repeated="1008"/>
        </table:table-row>
        <table:table-row table:style-name="ro10">
          <table:table-cell table:style-name="ce31" office:value-type="string">
            <text:p>mnuShowMeasure</text:p>
          </table:table-cell>
          <table:table-cell table:style-name="ce324"/>
          <table:table-cell table:style-name="ce141" office:value-type="string">
            <text:p>Display Measure</text:p>
          </table:table-cell>
          <table:table-cell table:style-name="ce146" office:value-type="string">
            <text:p>Afficher la mesure</text:p>
          </table:table-cell>
          <table:table-cell table:style-name="ce114" office:value-type="string">
            <text:p>Toon afmeting</text:p>
          </table:table-cell>
          <table:table-cell table:style-name="ce353" office:value-type="string">
            <text:p>Messwert anzeigen</text:p>
          </table:table-cell>
          <table:table-cell table:style-name="ce265" office:value-type="string">
            <text:p>Mostar la medida</text:p>
          </table:table-cell>
          <table:table-cell table:style-name="ce81" office:value-type="string">
            <text:p>Mostrar Medida</text:p>
          </table:table-cell>
          <table:table-cell table:style-name="ce273"/>
          <table:table-cell table:style-name="ce95" office:value-type="string">
            <text:p>Visualizza la misura</text:p>
          </table:table-cell>
          <table:table-cell table:style-name="ce99" office:value-type="string">
            <text:p>Afiseaza indicator</text:p>
          </table:table-cell>
          <table:table-cell table:style-name="ce279" office:value-type="string">
            <text:p>Näytä mitta</text:p>
          </table:table-cell>
          <table:table-cell table:style-name="ce284" office:value-type="string">
            <text:p>Vis måling</text:p>
          </table:table-cell>
          <table:table-cell table:style-name="ce118" office:value-type="string">
            <text:p>显示测量</text:p>
          </table:table-cell>
          <table:table-cell table:style-name="ce81" office:value-type="string">
            <text:p>Ölçümü Göster</text:p>
          </table:table-cell>
          <table:table-cell table:style-name="ce298" office:value-type="string">
            <text:p>Απεικόνιση Μέτρησης</text:p>
          </table:table-cell>
          <table:table-cell table:style-name="ce426" table:number-columns-repeated="1008"/>
        </table:table-row>
        <table:table-row table:style-name="ro10">
          <table:table-cell table:style-name="ce30" office:value-type="string">
            <text:p>mnuStabilize</text:p>
          </table:table-cell>
          <table:table-cell table:style-name="ce315" office:value-type="string">
            <text:p>not implemented</text:p>
          </table:table-cell>
          <table:table-cell table:style-name="ce140" office:value-type="string">
            <text:p>Stabilize</text:p>
          </table:table-cell>
          <table:table-cell table:style-name="ce145" office:value-type="string">
            <text:p>Stabiliser</text:p>
          </table:table-cell>
          <table:table-cell table:style-name="ce32" office:value-type="string">
            <text:p>Stabiliseer…</text:p>
          </table:table-cell>
          <table:table-cell table:style-name="ce353" office:value-type="string">
            <text:p>Stabilisieren</text:p>
          </table:table-cell>
          <table:table-cell table:style-name="ce264" office:value-type="string">
            <text:p>Stabilizar</text:p>
          </table:table-cell>
          <table:table-cell table:style-name="ce80" office:value-type="string">
            <text:p>Estabilizar</text:p>
          </table:table-cell>
          <table:table-cell table:style-name="ce90" office:value-type="string">
            <text:p>Stabilizuj</text:p>
          </table:table-cell>
          <table:table-cell table:style-name="ce95" office:value-type="string">
            <text:p>Stabilizza</text:p>
          </table:table-cell>
          <table:table-cell table:style-name="ce99" office:value-type="string">
            <text:p>Stabilizator</text:p>
          </table:table-cell>
          <table:table-cell table:style-name="ce279" office:value-type="string">
            <text:p>Stabiloi</text:p>
          </table:table-cell>
          <table:table-cell table:style-name="ce113" office:value-type="string">
            <text:p>Stabiliser</text:p>
          </table:table-cell>
          <table:table-cell table:style-name="ce118" office:value-type="string">
            <text:p>固定</text:p>
          </table:table-cell>
          <table:table-cell table:style-name="ce293" office:value-type="string">
            <text:p>Stabilize Et</text:p>
          </table:table-cell>
          <table:table-cell table:style-name="ce298" office:value-type="string">
            <text:p>Σταθεροποίηση</text:p>
          </table:table-cell>
          <table:table-cell table:number-columns-repeated="1008"/>
        </table:table-row>
        <table:table-row table:style-name="ro10">
          <table:table-cell table:style-name="ce31" office:value-type="string">
            <text:p>mnuStopTracking</text:p>
          </table:table-cell>
          <table:table-cell table:style-name="ce324"/>
          <table:table-cell table:style-name="ce141" office:value-type="string">
            <text:p>End Path Edition </text:p>
          </table:table-cell>
          <table:table-cell table:style-name="ce241" office:value-type="string">
            <text:p>Terminer l'édition de la Trajectoire</text:p>
          </table:table-cell>
          <table:table-cell table:style-name="ce32" office:value-type="string">
            <text:p>Beëindig Trajectory bewerking</text:p>
          </table:table-cell>
          <table:table-cell table:style-name="ce256" office:value-type="string">
            <text:p>Beende Trajektorienbearbeitung</text:p>
          </table:table-cell>
          <table:table-cell table:style-name="ce265" office:value-type="string">
            <text:p>Terminar la ediciòn de la Trayectoria</text:p>
          </table:table-cell>
          <table:table-cell table:style-name="ce81" office:value-type="string">
            <text:p>Fim da Edição do Caminho</text:p>
          </table:table-cell>
          <table:table-cell table:style-name="ce273"/>
          <table:table-cell table:style-name="ce391" office:value-type="string">
            <text:p>Fine tracciatura Traiettoria</text:p>
          </table:table-cell>
          <table:table-cell table:style-name="ce399" office:value-type="string">
            <text:p>Termină ediţia traiectoriei</text:p>
          </table:table-cell>
          <table:table-cell table:style-name="ce279" office:value-type="string">
            <text:p>Lopeta liikeradan editointi</text:p>
          </table:table-cell>
          <table:table-cell table:style-name="ce284" office:value-type="string">
            <text:p>End bane Editor</text:p>
          </table:table-cell>
          <table:table-cell table:style-name="ce118" office:value-type="string">
            <text:p>结束路径 </text:p>
          </table:table-cell>
          <table:table-cell table:style-name="ce81" office:value-type="string">
            <text:p>Yol Düzenlemesini Sonlandır</text:p>
          </table:table-cell>
          <table:table-cell table:style-name="ce298" office:value-type="string">
            <text:p>Τερματισμός Έκδοσης Διαδρομής</text:p>
          </table:table-cell>
          <table:table-cell table:style-name="ce426" table:number-columns-repeated="1008"/>
        </table:table-row>
        <table:table-row table:style-name="ro10">
          <table:table-cell table:style-name="ce31" office:value-type="string">
            <text:p>mnuSVGTools</text:p>
          </table:table-cell>
          <table:table-cell table:style-name="ce324"/>
          <table:table-cell table:style-name="ce141" office:value-type="string">
            <text:p>Observational reference</text:p>
          </table:table-cell>
          <table:table-cell table:style-name="ce241" office:value-type="string">
            <text:p>Référence d'observation</text:p>
          </table:table-cell>
          <table:table-cell table:style-name="ce32"/>
          <table:table-cell table:style-name="ce256"/>
          <table:table-cell table:style-name="ce265"/>
          <table:table-cell table:style-name="ce81"/>
          <table:table-cell table:style-name="ce273"/>
          <table:table-cell table:style-name="ce391"/>
          <table:table-cell table:style-name="ce399"/>
          <table:table-cell table:style-name="ce279"/>
          <table:table-cell table:style-name="ce284"/>
          <table:table-cell table:style-name="ce118"/>
          <table:table-cell table:style-name="ce81"/>
          <table:table-cell table:style-name="ce298"/>
          <table:table-cell table:style-name="ce426" table:number-columns-repeated="1008"/>
        </table:table-row>
        <table:table-row table:style-name="ro10">
          <table:table-cell table:style-name="ce30" office:value-type="string">
            <text:p>mnuSwapScreens</text:p>
          </table:table-cell>
          <table:table-cell table:style-name="ce315"/>
          <table:table-cell table:style-name="ce140" office:value-type="string">
            <text:p>Invert Videos Positions</text:p>
          </table:table-cell>
          <table:table-cell table:style-name="ce145" office:value-type="string">
            <text:p>Inverser les Emplacements des Vidéos</text:p>
          </table:table-cell>
          <table:table-cell table:style-name="ce32" office:value-type="string">
            <text:p>Draai Video posities om</text:p>
          </table:table-cell>
          <table:table-cell table:style-name="ce353" office:value-type="string">
            <text:p>Invertiere Video Positionen</text:p>
          </table:table-cell>
          <table:table-cell table:style-name="ce264" office:value-type="string">
            <text:p>Invertir <text:s/>los vídeos</text:p>
          </table:table-cell>
          <table:table-cell table:style-name="ce80" office:value-type="string">
            <text:p>Inverter a Posição dos Vídeos</text:p>
          </table:table-cell>
          <table:table-cell table:style-name="ce90" office:value-type="string">
            <text:p>Odwróć pozycję wideo</text:p>
          </table:table-cell>
          <table:table-cell table:style-name="ce95" office:value-type="string">
            <text:p>Inverti le posizioni dei Video</text:p>
          </table:table-cell>
          <table:table-cell table:style-name="ce99" office:value-type="string">
            <text:p>Inversează poziţia fişierelor video</text:p>
          </table:table-cell>
          <table:table-cell table:style-name="ce279" office:value-type="string">
            <text:p>Vaihda videoiden järjestys</text:p>
          </table:table-cell>
          <table:table-cell table:style-name="ce114" office:value-type="string">
            <text:p>Inverter videoposisjoner</text:p>
          </table:table-cell>
          <table:table-cell table:style-name="ce118" office:value-type="string">
            <text:p>反转视频位置</text:p>
          </table:table-cell>
          <table:table-cell table:style-name="ce293" office:value-type="string">
            <text:p>Video Konumlarını Tersine Çevir</text:p>
          </table:table-cell>
          <table:table-cell table:style-name="ce298" office:value-type="string">
            <text:p>Εισαγωγή Θέσεων Video</text:p>
          </table:table-cell>
          <table:table-cell table:number-columns-repeated="1008"/>
        </table:table-row>
        <table:table-row table:style-name="ro10">
          <table:table-cell table:style-name="ce31" office:value-type="string">
            <text:p>mnuThumbnailDelete</text:p>
          </table:table-cell>
          <table:table-cell table:style-name="ce324"/>
          <table:table-cell table:style-name="ce141" office:value-type="string">
            <text:p>Delete file</text:p>
          </table:table-cell>
          <table:table-cell table:style-name="ce146" office:value-type="string">
            <text:p>Supprimer le fichier</text:p>
          </table:table-cell>
          <table:table-cell table:style-name="ce114" office:value-type="string">
            <text:p>Verwijder bestand</text:p>
          </table:table-cell>
          <table:table-cell table:style-name="ce353" office:value-type="string">
            <text:p>Datei löschen</text:p>
          </table:table-cell>
          <table:table-cell table:style-name="ce265" office:value-type="string">
            <text:p>Borrar el fichero</text:p>
          </table:table-cell>
          <table:table-cell table:style-name="ce81" office:value-type="string">
            <text:p>Apagar arquivo</text:p>
          </table:table-cell>
          <table:table-cell table:style-name="ce273"/>
          <table:table-cell table:style-name="ce95" office:value-type="string">
            <text:p>Cancella il file</text:p>
          </table:table-cell>
          <table:table-cell table:style-name="ce99" office:value-type="string">
            <text:p>Sterge fisier</text:p>
          </table:table-cell>
          <table:table-cell table:style-name="ce279" office:value-type="string">
            <text:p>Poista tiedosto</text:p>
          </table:table-cell>
          <table:table-cell table:style-name="ce284" office:value-type="string">
            <text:p>Slett fil</text:p>
          </table:table-cell>
          <table:table-cell table:style-name="ce118" office:value-type="string">
            <text:p>删除文件</text:p>
          </table:table-cell>
          <table:table-cell table:style-name="ce81" office:value-type="string">
            <text:p>Dosyayı sil</text:p>
          </table:table-cell>
          <table:table-cell table:style-name="ce298" office:value-type="string">
            <text:p>Διαγραφή αρχείων</text:p>
          </table:table-cell>
          <table:table-cell table:style-name="ce426" table:number-columns-repeated="1008"/>
        </table:table-row>
        <table:table-row table:style-name="ro10">
          <table:table-cell table:style-name="ce31" office:value-type="string">
            <text:p>mnuThumbnailRename</text:p>
          </table:table-cell>
          <table:table-cell table:style-name="ce324"/>
          <table:table-cell table:style-name="ce141" office:value-type="string">
            <text:p>Rename file</text:p>
          </table:table-cell>
          <table:table-cell table:style-name="ce146" office:value-type="string">
            <text:p>Renommer le fichier</text:p>
          </table:table-cell>
          <table:table-cell table:style-name="ce114" office:value-type="string">
            <text:p>Hernoem bestand</text:p>
          </table:table-cell>
          <table:table-cell table:style-name="ce353" office:value-type="string">
            <text:p>Datei umbenennen</text:p>
          </table:table-cell>
          <table:table-cell table:style-name="ce265" office:value-type="string">
            <text:p>Renombrar el fichero</text:p>
          </table:table-cell>
          <table:table-cell table:style-name="ce81" office:value-type="string">
            <text:p>Renomear arquivo</text:p>
          </table:table-cell>
          <table:table-cell table:style-name="ce273"/>
          <table:table-cell table:style-name="ce95" office:value-type="string">
            <text:p>Rinomina il file</text:p>
          </table:table-cell>
          <table:table-cell table:style-name="ce99" office:value-type="string">
            <text:p>Redenumeste fisier</text:p>
          </table:table-cell>
          <table:table-cell table:style-name="ce279" office:value-type="string">
            <text:p>Uudelleennimeä tiedosto</text:p>
          </table:table-cell>
          <table:table-cell table:style-name="ce284" office:value-type="string">
            <text:p>Endre filnavn</text:p>
          </table:table-cell>
          <table:table-cell table:style-name="ce118" office:value-type="string">
            <text:p>更名文件</text:p>
          </table:table-cell>
          <table:table-cell table:style-name="ce81" office:value-type="string">
            <text:p>Dosya ismini değiştir</text:p>
          </table:table-cell>
          <table:table-cell table:style-name="ce298" office:value-type="string">
            <text:p>Μετονομασία αρχείου</text:p>
          </table:table-cell>
          <table:table-cell table:style-name="ce426" table:number-columns-repeated="1008"/>
        </table:table-row>
        <table:table-row table:style-name="ro10">
          <table:table-cell table:style-name="ce31" office:value-type="string">
            <text:p>mnuThumbnailPlay</text:p>
          </table:table-cell>
          <table:table-cell table:style-name="ce324"/>
          <table:table-cell table:style-name="ce141" office:value-type="string">
            <text:p>Play video</text:p>
          </table:table-cell>
          <table:table-cell table:style-name="ce146" office:value-type="string">
            <text:p>Lancer la vidéo</text:p>
          </table:table-cell>
          <table:table-cell table:style-name="ce114" office:value-type="string">
            <text:p>Speel video af</text:p>
          </table:table-cell>
          <table:table-cell table:style-name="ce353" office:value-type="string">
            <text:p>Video abspielen</text:p>
          </table:table-cell>
          <table:table-cell table:style-name="ce265" office:value-type="string">
            <text:p>Reproducir el vídeo</text:p>
          </table:table-cell>
          <table:table-cell table:style-name="ce81" office:value-type="string">
            <text:p>Reproduzir vídeo</text:p>
          </table:table-cell>
          <table:table-cell table:style-name="ce273"/>
          <table:table-cell table:style-name="ce95" office:value-type="string">
            <text:p>Riproduci il video</text:p>
          </table:table-cell>
          <table:table-cell table:style-name="ce99" office:value-type="string">
            <text:p>Lanseaza fisierul video</text:p>
          </table:table-cell>
          <table:table-cell table:style-name="ce279" office:value-type="string">
            <text:p>Näytä video</text:p>
          </table:table-cell>
          <table:table-cell table:style-name="ce284" office:value-type="string">
            <text:p>Spill av video</text:p>
          </table:table-cell>
          <table:table-cell table:style-name="ce118" office:value-type="string">
            <text:p>播放视频</text:p>
          </table:table-cell>
          <table:table-cell table:style-name="ce81" office:value-type="string">
            <text:p>Videoyu oynat</text:p>
          </table:table-cell>
          <table:table-cell table:style-name="ce298" office:value-type="string">
            <text:p>Αναπαραγωγή video</text:p>
          </table:table-cell>
          <table:table-cell table:style-name="ce426" table:number-columns-repeated="1008"/>
        </table:table-row>
        <table:table-row table:style-name="ro11">
          <table:table-cell table:style-name="ce30" office:value-type="string">
            <text:p>mnuToggleCommonCtrls</text:p>
          </table:table-cell>
          <table:table-cell table:style-name="ce315"/>
          <table:table-cell table:style-name="ce140" office:value-type="string">
            <text:p>Show/Hide Common Controls</text:p>
          </table:table-cell>
          <table:table-cell table:style-name="ce145" office:value-type="string">
            <text:p>Montrer/Cacher les Contrôles Communs</text:p>
          </table:table-cell>
          <table:table-cell table:style-name="ce32" office:value-type="string">
            <text:p>Toon/Verberg standaard bediening</text:p>
          </table:table-cell>
          <table:table-cell table:style-name="ce353" office:value-type="string">
            <text:p>Zeige/Verstecke Standardauswahlwerkzeuge</text:p>
          </table:table-cell>
          <table:table-cell table:style-name="ce264" office:value-type="string">
            <text:p>Mostrar / Ocultar controles comunes</text:p>
          </table:table-cell>
          <table:table-cell table:style-name="ce80" office:value-type="string">
            <text:p>Mostrar/Esconder Controles em Comum</text:p>
          </table:table-cell>
          <table:table-cell table:style-name="ce90" office:value-type="string">
            <text:p>Pokaż/Ukryj wspólne sterowanie</text:p>
          </table:table-cell>
          <table:table-cell table:style-name="ce95" office:value-type="string">
            <text:p>Mostra/nascondi i Controlli Comuni</text:p>
          </table:table-cell>
          <table:table-cell table:style-name="ce99" office:value-type="string">
            <text:p>Arată/Ascunde controalele comune</text:p>
          </table:table-cell>
          <table:table-cell table:style-name="ce279" office:value-type="string">
            <text:p>Näytä/Piilota yleiset toiminnot</text:p>
          </table:table-cell>
          <table:table-cell table:style-name="ce113" office:value-type="string">
            <text:p>Vis/Skjul Standardverktøy</text:p>
          </table:table-cell>
          <table:table-cell table:style-name="ce118" office:value-type="string">
            <text:p>显示/隐藏 常见控制</text:p>
          </table:table-cell>
          <table:table-cell table:style-name="ce293" office:value-type="string">
            <text:p>Ortak Kontrolleri Göster/Gizle</text:p>
          </table:table-cell>
          <table:table-cell table:style-name="ce298" office:value-type="string">
            <text:p>Εμφάνιση/Απόκρυψη Κοινών στοιχείων Ελέγχου</text:p>
          </table:table-cell>
          <table:table-cell table:number-columns-repeated="1008"/>
        </table:table-row>
        <table:table-row table:style-name="ro10">
          <table:table-cell table:style-name="ce322" office:value-type="string">
            <text:p>mnuTrackTrajectory</text:p>
          </table:table-cell>
          <table:table-cell table:style-name="ce324"/>
          <table:table-cell table:style-name="ce141" office:value-type="string">
            <text:p>Track Path</text:p>
          </table:table-cell>
          <table:table-cell table:style-name="ce241" office:value-type="string">
            <text:p>Suivre la Trajectoire</text:p>
          </table:table-cell>
          <table:table-cell table:style-name="ce114" office:value-type="string">
            <text:p>Baan Trajectpad</text:p>
          </table:table-cell>
          <table:table-cell table:style-name="ce353" office:value-type="string">
            <text:p>Verfolge Trajektorien</text:p>
          </table:table-cell>
          <table:table-cell table:style-name="ce265" office:value-type="string">
            <text:p>Seguir <text:s/>la Trayectoria</text:p>
          </table:table-cell>
          <table:table-cell table:style-name="ce81" office:value-type="string">
            <text:p>Desenhar Caminho</text:p>
          </table:table-cell>
          <table:table-cell table:style-name="ce273"/>
          <table:table-cell table:style-name="ce391" office:value-type="string">
            <text:p>Traccia la Traiettoria</text:p>
          </table:table-cell>
          <table:table-cell table:style-name="ce399" office:value-type="string">
            <text:p>Urmăreşte traiectoria</text:p>
          </table:table-cell>
          <table:table-cell table:style-name="ce279" office:value-type="string">
            <text:p>Seuraa liikerataa</text:p>
          </table:table-cell>
          <table:table-cell table:style-name="ce114" office:value-type="string">
            <text:p>Følg <text:s/>banen</text:p>
          </table:table-cell>
          <table:table-cell table:style-name="ce118" office:value-type="string">
            <text:p>跟踪路径</text:p>
          </table:table-cell>
          <table:table-cell table:style-name="ce81" office:value-type="string">
            <text:p>İzlenen Yol</text:p>
          </table:table-cell>
          <table:table-cell table:style-name="ce298" office:value-type="string">
            <text:p>Ανίχνευση Διαδρομής</text:p>
          </table:table-cell>
          <table:table-cell table:style-name="ce426" table:number-columns-repeated="1008"/>
        </table:table-row>
        <table:table-row table:style-name="ro10">
          <table:table-cell table:style-name="ce30" office:value-type="string">
            <text:p>PlayMovie_AccessViolation</text:p>
          </table:table-cell>
          <table:table-cell table:style-name="ce315"/>
          <table:table-cell table:style-name="ce140" office:value-type="string">
            <text:p>An Unknown Error Occurred.</text:p>
          </table:table-cell>
          <table:table-cell table:style-name="ce145" office:value-type="string">
            <text:p>Une Erreur Inconnue Est Survenue.</text:p>
          </table:table-cell>
          <table:table-cell table:style-name="ce32" office:value-type="string">
            <text:p>Een onbekende fout is opgetreden</text:p>
          </table:table-cell>
          <table:table-cell table:style-name="ce353" office:value-type="string">
            <text:p>Ein unbekannter Fehler ist aufgetreten.</text:p>
          </table:table-cell>
          <table:table-cell table:style-name="ce264" office:value-type="string">
            <text:p>Se ha producido un error <text:s/>desconocido.</text:p>
          </table:table-cell>
          <table:table-cell table:style-name="ce80" office:value-type="string">
            <text:p>Ocorreu um Erro Desconhecido.</text:p>
          </table:table-cell>
          <table:table-cell table:style-name="ce90" office:value-type="string">
            <text:p>Wystąpił nieznany błąd</text:p>
          </table:table-cell>
          <table:table-cell table:style-name="ce95" office:value-type="string">
            <text:p>E' avvenuto un errore sconosciuto.</text:p>
          </table:table-cell>
          <table:table-cell table:style-name="ce99" office:value-type="string">
            <text:p>A intervenit o eroare necunoscută.</text:p>
          </table:table-cell>
          <table:table-cell table:style-name="ce279" office:value-type="string">
            <text:p>Tapahtui tuntematon virhe</text:p>
          </table:table-cell>
          <table:table-cell table:style-name="ce113" office:value-type="string">
            <text:p>Det oppstod en ukjent feil.</text:p>
          </table:table-cell>
          <table:table-cell table:style-name="ce118" office:value-type="string">
            <text:p>发生未知的错误.</text:p>
          </table:table-cell>
          <table:table-cell table:style-name="ce293" office:value-type="string">
            <text:p>Bilinmeyen bir Hata Meydana Geldi.</text:p>
          </table:table-cell>
          <table:table-cell table:style-name="ce298" office:value-type="string">
            <text:p>Ένα Άγνωστοι Σφάλμα Συνέβη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PlayMovie_Error</text:p>
          </table:table-cell>
          <table:table-cell table:style-name="ce315"/>
          <table:table-cell table:style-name="ce140" office:value-type="string">
            <text:p>Kinovea - Playing Error.</text:p>
          </table:table-cell>
          <table:table-cell table:style-name="ce145" office:value-type="string">
            <text:p>Kinovea - Erreur de Lecture.</text:p>
          </table:table-cell>
          <table:table-cell table:style-name="ce32" office:value-type="string">
            <text:p>Kinovea - Afspeelfout.</text:p>
          </table:table-cell>
          <table:table-cell table:style-name="ce353" office:value-type="string">
            <text:p>Kinovea – Wiedergabefehler</text:p>
          </table:table-cell>
          <table:table-cell table:style-name="ce264" office:value-type="string">
            <text:p>Kinovea - Error de Lectura.</text:p>
          </table:table-cell>
          <table:table-cell table:style-name="ce80" office:value-type="string">
            <text:p>Kinovea - Erro ao Reproduzir.</text:p>
          </table:table-cell>
          <table:table-cell table:style-name="ce90" office:value-type="string">
            <text:p>Kinovea - błąd odtwarzania</text:p>
          </table:table-cell>
          <table:table-cell table:style-name="ce95" office:value-type="string">
            <text:p>Kinovea – Errore durante la riproduzione.</text:p>
          </table:table-cell>
          <table:table-cell table:style-name="ce99" office:value-type="string">
            <text:p>Kinovea – Eroare la rulare.</text:p>
          </table:table-cell>
          <table:table-cell table:style-name="ce279" office:value-type="string">
            <text:p>Kinovea – esitysvirhe</text:p>
          </table:table-cell>
          <table:table-cell table:style-name="ce113" office:value-type="string">
            <text:p>Kinovea – avspillingsfeil</text:p>
          </table:table-cell>
          <table:table-cell table:style-name="ce118" office:value-type="string">
            <text:p>播放出错</text:p>
          </table:table-cell>
          <table:table-cell table:style-name="ce293" office:value-type="string">
            <text:p>Kinovea - Oynatma Hatası.</text:p>
          </table:table-cell>
          <table:table-cell table:style-name="ce298" office:value-type="string">
            <text:p>Kinovea - Σφάλμα Αναπαραγωγής.</text:p>
          </table:table-cell>
          <table:table-cell table:number-columns-repeated="1008"/>
        </table:table-row>
        <table:table-row table:style-name="ro10">
          <table:table-cell table:style-name="ce328" office:value-type="string">
            <text:p>RecentlyUsedColors</text:p>
          </table:table-cell>
          <table:table-cell table:style-name="ce332"/>
          <table:table-cell table:style-name="ce338" office:value-type="string">
            <text:p>Recently used colors:</text:p>
          </table:table-cell>
          <table:table-cell table:style-name="ce345" office:value-type="string">
            <text:p>Couleurs utilisées récemment :</text:p>
          </table:table-cell>
          <table:table-cell table:style-name="ce349"/>
          <table:table-cell table:style-name="ce356"/>
          <table:table-cell table:style-name="ce363"/>
          <table:table-cell table:style-name="ce372"/>
          <table:table-cell table:style-name="ce381"/>
          <table:table-cell table:style-name="ce395"/>
          <table:table-cell table:style-name="ce402"/>
          <table:table-cell table:style-name="ce406"/>
          <table:table-cell table:style-name="ce411"/>
          <table:table-cell table:style-name="ce414"/>
          <table:table-cell table:style-name="ce375"/>
          <table:table-cell table:style-name="ce420"/>
          <table:table-cell table:style-name="ce427" table:number-columns-repeated="1008"/>
        </table:table-row>
        <table:table-row table:style-name="ro15">
          <table:table-cell table:style-name="ce30" office:value-type="string">
            <text:p>SaveMovie_CodecNotFound</text:p>
          </table:table-cell>
          <table:table-cell table:style-name="ce315"/>
          <table:table-cell table:style-name="ce141" office:value-type="string">
            <text:p>Failure: Unable to save file : unsupported encoding.</text:p>
          </table:table-cell>
          <table:table-cell table:style-name="ce145" office:value-type="string">
            <text:p>Enregistrement du Fichier Impossible : Type d'encodage non supporté.</text:p>
          </table:table-cell>
          <table:table-cell table:style-name="ce32" office:value-type="string">
            <text:p>Fout bij opslaan van het bestand : niet ondersteunde encoding.</text:p>
          </table:table-cell>
          <table:table-cell table:style-name="ce353" office:value-type="string">
            <text:p>Fehler beim Speichern der Datei : Kodierung nicht unterstützt.</text:p>
          </table:table-cell>
          <table:table-cell table:style-name="ce264" office:value-type="string">
            <text:p>Imposible guardar el archivo: <text:s/>Tipo de codificación no <text:s/>admitido.</text:p>
          </table:table-cell>
          <table:table-cell table:style-name="ce81" office:value-type="string">
            <text:p>Falha: Erro ao tentar salvar o arquivo: condificação não suportada.</text:p>
          </table:table-cell>
          <table:table-cell table:style-name="ce90" office:value-type="string">
            <text:p>Błąd podczas próby zapisania pliku : nieobsługiwany koder</text:p>
          </table:table-cell>
          <table:table-cell table:style-name="ce95" office:value-type="string">
            <text:p>Errore : Impossibile salvare il File : codifica non supportata.</text:p>
          </table:table-cell>
          <table:table-cell table:style-name="ce99" office:value-type="string">
            <text:p>Eroare la salvare : encodarea nu este suportată.</text:p>
          </table:table-cell>
          <table:table-cell table:style-name="ce279" office:value-type="string">
            <text:p>Tiedoston tallennus epäonnistui: ti-tuettu koodaus.iedosto on avoinna toisessa ikkunassa.e</text:p>
          </table:table-cell>
          <table:table-cell table:style-name="ce113" office:value-type="string">
            <text:p>Advarsel: Kan ikke lagre fil : koding ikke støttet</text:p>
          </table:table-cell>
          <table:table-cell table:style-name="ce118" office:value-type="string">
            <text:p>失败: 无法保存文件 : 不支持的编码.</text:p>
          </table:table-cell>
          <table:table-cell table:style-name="ce293" office:value-type="string">
            <text:p>Hata: Dosya kaydedilemiyor : desteklenmeyen kodlama.</text:p>
          </table:table-cell>
          <table:table-cell table:style-name="ce298" office:value-type="string">
            <text:p>Αποτυχία: Αδύνατη η αποθήκευση αρχείου: μη υποστηριζόμενη κωδικοποίηση.</text:p>
          </table:table-cell>
          <table:table-cell table:number-columns-repeated="1008"/>
        </table:table-row>
        <table:table-row table:style-name="ro15">
          <table:table-cell table:style-name="ce30" office:value-type="string">
            <text:p>SaveMovie_CodecNotOpened</text:p>
          </table:table-cell>
          <table:table-cell table:style-name="ce315"/>
          <table:table-cell table:style-name="ce141" office:value-type="string">
            <text:p>Failure: Unable to save file : problem while initializing encoder.</text:p>
          </table:table-cell>
          <table:table-cell table:style-name="ce145" office:value-type="string">
            <text:p>Enregistrement du Fichier Impossible : Problème lors l'initialisation de l'encodeur.</text:p>
          </table:table-cell>
          <table:table-cell table:style-name="ce32" office:value-type="string">
            <text:p>Fout bij het opslaan van het bestand : probleem met het initialiseren van de encoder.</text:p>
          </table:table-cell>
          <table:table-cell table:style-name="ce353" office:value-type="string">
            <text:p>Fehler beim Speichern der Datei : Problem bei der Initialisierung der Kodierung.</text:p>
          </table:table-cell>
          <table:table-cell table:style-name="ce264" office:value-type="string">
            <text:p>Imposible guardar el archivo : Problemas al inicializar el codificador.</text:p>
          </table:table-cell>
          <table:table-cell table:style-name="ce81" office:value-type="string">
            <text:p>Falha: Erro ao tentar salvar o arquivo: problema durante a inicialização do condificador.</text:p>
          </table:table-cell>
          <table:table-cell table:style-name="ce90" office:value-type="string">
            <text:p>Błąd podczas próby zapisania pliku : problem podczas inicjalizacji kodera</text:p>
          </table:table-cell>
          <table:table-cell table:style-name="ce95" office:value-type="string">
            <text:p>Errore : Impossibile salvare il File : problemi nell'inizializzazione codificatore.</text:p>
          </table:table-cell>
          <table:table-cell table:style-name="ce99" office:value-type="string">
            <text:p>Eroare la salvare : au aparut probleme cu iniţializarea encoderului.</text:p>
          </table:table-cell>
          <table:table-cell table:style-name="ce279" office:value-type="string">
            <text:p>Tiedoston avaus epäonnistui: ongelma dekooderin käynnistyksessä.</text:p>
          </table:table-cell>
          <table:table-cell table:style-name="ce113" office:value-type="string">
            <text:p>Advarsel: Kan ikke lagre fil : Problemer med å starte koding</text:p>
          </table:table-cell>
          <table:table-cell table:style-name="ce118" office:value-type="string">
            <text:p>失败: 无法保存文件 : 初始化解码器时出现问题.</text:p>
          </table:table-cell>
          <table:table-cell table:style-name="ce293" office:value-type="string">
            <text:p>Hata: Dosya kaydedilemiyor : kodlayıcıyı başlatırken problem oluştu.</text:p>
          </table:table-cell>
          <table:table-cell table:style-name="ce298" office:value-type="string">
            <text:p>Αποτυχία: Αδύνατη η αποθήκευση αρχείου: πρόβλημα κατά την ενεργοποίηση του κωδικοποιητή.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SaveMovie_Error</text:p>
          </table:table-cell>
          <table:table-cell table:style-name="ce315"/>
          <table:table-cell table:style-name="ce140" office:value-type="string">
            <text:p>Kinovea - Saving error.</text:p>
          </table:table-cell>
          <table:table-cell table:style-name="ce145" office:value-type="string">
            <text:p>Kinovea - Erreur d'Enregistrement.</text:p>
          </table:table-cell>
          <table:table-cell table:style-name="ce32" office:value-type="string">
            <text:p>Kinovea : Fout bij opslaan.</text:p>
          </table:table-cell>
          <table:table-cell table:style-name="ce353" office:value-type="string">
            <text:p>Kinovea – Speicherfehler</text:p>
          </table:table-cell>
          <table:table-cell table:style-name="ce264" office:value-type="string">
            <text:p>Kinovea - Error al guardar.</text:p>
          </table:table-cell>
          <table:table-cell table:style-name="ce80" office:value-type="string">
            <text:p>Kinovea - Erro ao Salvar.</text:p>
          </table:table-cell>
          <table:table-cell table:style-name="ce90" office:value-type="string">
            <text:p>Kinovea - błąd zapisu</text:p>
          </table:table-cell>
          <table:table-cell table:style-name="ce95" office:value-type="string">
            <text:p>Kinovea – Errore nel salvataggio.</text:p>
          </table:table-cell>
          <table:table-cell table:style-name="ce99" office:value-type="string">
            <text:p>Kinovea – Eroare la salvare.</text:p>
          </table:table-cell>
          <table:table-cell table:style-name="ce279" office:value-type="string">
            <text:p>Kinovea – Tallennusvirhe</text:p>
          </table:table-cell>
          <table:table-cell table:style-name="ce113" office:value-type="string">
            <text:p>Kinovea – Lagringsfeil</text:p>
          </table:table-cell>
          <table:table-cell table:style-name="ce118" office:value-type="string">
            <text:p>保存出错</text:p>
          </table:table-cell>
          <table:table-cell table:style-name="ce293" office:value-type="string">
            <text:p>Kinovea - Kaydetme hatası.</text:p>
          </table:table-cell>
          <table:table-cell table:style-name="ce298" office:value-type="string">
            <text:p>Kinovea - Σφάλμα Αποθήκευσης.</text:p>
          </table:table-cell>
          <table:table-cell table:number-columns-repeated="1008"/>
        </table:table-row>
        <table:table-row table:style-name="ro15">
          <table:table-cell table:style-name="ce30" office:value-type="string">
            <text:p>SaveMovie_FileNotOpened</text:p>
          </table:table-cell>
          <table:table-cell table:style-name="ce315"/>
          <table:table-cell table:style-name="ce141" office:value-type="string">
            <text:p>Failure: Unable to save file : Unable to write to the file.</text:p>
          </table:table-cell>
          <table:table-cell table:style-name="ce145" office:value-type="string">
            <text:p>Enregistrement du fichier impossible : écriture du fichier interdite.</text:p>
          </table:table-cell>
          <table:table-cell table:style-name="ce32" office:value-type="string">
            <text:p>Fout bij het opslaan van het bestand : kan niet schrijven naar een bestand.</text:p>
          </table:table-cell>
          <table:table-cell table:style-name="ce353" office:value-type="string">
            <text:p>Speicherfehler – kann die Datei nicht ändern/beschreiben</text:p>
          </table:table-cell>
          <table:table-cell table:style-name="ce264" office:value-type="string">
            <text:p>Imposible guarde el archivo: <text:s/>escritura del archivo prohibida.</text:p>
          </table:table-cell>
          <table:table-cell table:style-name="ce81" office:value-type="string">
            <text:p>Falha: Erro ao tentar salvar o arquivo: não é possível salvá-lo.</text:p>
          </table:table-cell>
          <table:table-cell table:style-name="ce90" office:value-type="string">
            <text:p>Błąd podczas próby zapisania pliku : nie można zapisać danych do pliku</text:p>
          </table:table-cell>
          <table:table-cell table:style-name="ce95" office:value-type="string">
            <text:p>Errore : Impossibile salvare il File : non si riesce a scrivere sul File.</text:p>
          </table:table-cell>
          <table:table-cell table:style-name="ce99" office:value-type="string">
            <text:p>Eroare la salvare : nu se poate scrie fişierul.</text:p>
          </table:table-cell>
          <table:table-cell table:style-name="ce279" office:value-type="string">
            <text:p>Tiedoston tallennus epäonnistui: tiedostoon kirjoittaminen ei onnistu.</text:p>
          </table:table-cell>
          <table:table-cell table:style-name="ce113" office:value-type="string">
            <text:p>Advarsel: Kan ikke lagre fil : kan ikke skrive til fil.</text:p>
          </table:table-cell>
          <table:table-cell table:style-name="ce118" office:value-type="string">
            <text:p>失败: 无法保存文件 : 无法写入文件.</text:p>
          </table:table-cell>
          <table:table-cell table:style-name="ce293" office:value-type="string">
            <text:p>Hata: Dosya kaydedilemiyor : Dosya üzerine yazılamıyor.</text:p>
          </table:table-cell>
          <table:table-cell table:style-name="ce298" office:value-type="string">
            <text:p>Αποτυχία: Αδύνατη η αποθήκευση αρχείου: Αδύνατη η εγγραφή στο αρχείο.</text:p>
          </table:table-cell>
          <table:table-cell table:number-columns-repeated="1008"/>
        </table:table-row>
        <table:table-row table:style-name="ro13">
          <table:table-cell table:style-name="ce30" office:value-type="string">
            <text:p>SaveMovie_TranscodeNotFinished</text:p>
          </table:table-cell>
          <table:table-cell table:style-name="ce315"/>
          <table:table-cell table:style-name="ce141" office:value-type="string">
            <text:p>Failure: Unable to save file : some error happened during encoding process.</text:p>
          </table:table-cell>
          <table:table-cell table:style-name="ce145" office:value-type="string">
            <text:p>Enregistrement du fichier impossible : une erreur est survenue durant l'encodage.</text:p>
          </table:table-cell>
          <table:table-cell table:style-name="ce32" office:value-type="string">
            <text:p>Fout bij het opslaan van het bestand : een fout kwam voor bij het codeerproces.</text:p>
          </table:table-cell>
          <table:table-cell table:style-name="ce353" office:value-type="string">
            <text:p>Speicherfehler im Kodierprozeß</text:p>
          </table:table-cell>
          <table:table-cell table:style-name="ce264" office:value-type="string">
            <text:p>Imposible guarde el archivo : se ha producido un error durante el encodaje.</text:p>
          </table:table-cell>
          <table:table-cell table:style-name="ce81" office:value-type="string">
            <text:p>Falha: Erro ao tentar salvar o arquivo: alguns erros ocorreram durante o processo de codificação.</text:p>
          </table:table-cell>
          <table:table-cell table:style-name="ce90" office:value-type="string">
            <text:p>Błąd podczas próby zapisania pliku : wystąpiły błędy <text:s/>w procesie kodowania</text:p>
          </table:table-cell>
          <table:table-cell table:style-name="ce95" office:value-type="string">
            <text:p>Errore : Impossibile salvare il File : sono accaduti errori durante processo di codifica. </text:p>
          </table:table-cell>
          <table:table-cell table:style-name="ce99" office:value-type="string">
            <text:p>Eroare la salvare : au intervenit erori pe timpul procesului de encodare.</text:p>
          </table:table-cell>
          <table:table-cell table:style-name="ce279" office:value-type="string">
            <text:p>Tiedoston tallennus epäonnistui: koodauksen purun aikana tapahtui virhe</text:p>
          </table:table-cell>
          <table:table-cell table:style-name="ce113" office:value-type="string">
            <text:p>Advarsel: Kan ikke lagre fil : det skjedde en kodefeil under lagring.</text:p>
          </table:table-cell>
          <table:table-cell table:style-name="ce118" office:value-type="string">
            <text:p>失败: 无法保存文件 : 编码过程中出现一些问题.</text:p>
          </table:table-cell>
          <table:table-cell table:style-name="ce293" office:value-type="string">
            <text:p>Hata: Dosya kaydedilemiyor : kodlama sırasında bir hata meydana geldi.</text:p>
          </table:table-cell>
          <table:table-cell table:style-name="ce298" office:value-type="string">
            <text:p>Αποτυχία: Αδύνατη η αποθήκευση αρχείου: κάποιο σφάλμα συνέβη κατά την διαδικασία κωδικοποίησης.</text:p>
          </table:table-cell>
          <table:table-cell table:number-columns-repeated="1008"/>
        </table:table-row>
        <table:table-row table:style-name="ro30">
          <table:table-cell table:style-name="ce30" office:value-type="string">
            <text:p>SaveMovie_UnknownError</text:p>
          </table:table-cell>
          <table:table-cell table:style-name="ce315"/>
          <table:table-cell table:style-name="ce141" office:value-type="string">
            <text:p>Failure: Unable to save file : unknown error.</text:p>
          </table:table-cell>
          <table:table-cell table:style-name="ce145" office:value-type="string">
            <text:p>Enregistrement du fichier impossible : erreur inconnue.</text:p>
          </table:table-cell>
          <table:table-cell table:style-name="ce32" office:value-type="string">
            <text:p>Fout bij het opslaan van het bestand : onbekende fout.</text:p>
          </table:table-cell>
          <table:table-cell table:style-name="ce353" office:value-type="string">
            <text:p>Speicherfehler – Unbekannter Fehler</text:p>
          </table:table-cell>
          <table:table-cell table:style-name="ce264" office:value-type="string">
            <text:p>Imposible guarde el archivo : error desconocido.</text:p>
          </table:table-cell>
          <table:table-cell table:style-name="ce81" office:value-type="string">
            <text:p>Falha: Erro ao tentar salvar o arquivo: erro desconhecido.</text:p>
          </table:table-cell>
          <table:table-cell table:style-name="ce90" office:value-type="string">
            <text:p>Błąd podczas próby zapisania pliku : nieznany błąd</text:p>
          </table:table-cell>
          <table:table-cell table:style-name="ce95" office:value-type="string">
            <text:p>Errore : Impossibile salvare il File : errore sconosciuto.</text:p>
          </table:table-cell>
          <table:table-cell table:style-name="ce99" office:value-type="string">
            <text:p>Eroare necunoscută la salvare.</text:p>
          </table:table-cell>
          <table:table-cell table:style-name="ce279" office:value-type="string">
            <text:p>Tiedoston tallennus epäonnistui: tuntematon virhe.</text:p>
          </table:table-cell>
          <table:table-cell table:style-name="ce113" office:value-type="string">
            <text:p>Advarsel: Kan ikke lagre fil : ukjent feil</text:p>
          </table:table-cell>
          <table:table-cell table:style-name="ce118" office:value-type="string">
            <text:p>失败: 无法保存文件 : 未知错误.</text:p>
          </table:table-cell>
          <table:table-cell table:style-name="ce293" office:value-type="string">
            <text:p>Hata: Dosya kaydedilemiyor : bilinmeyen hata.</text:p>
          </table:table-cell>
          <table:table-cell table:style-name="ce298" office:value-type="string">
            <text:p>Αποτυχία: Αδύνατη η αποθήκευση αρχείου: άγνωστο σφάλμα.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statusEmptyScreen</text:p>
          </table:table-cell>
          <table:table-cell table:style-name="ce315"/>
          <table:table-cell table:style-name="ce140" office:value-type="string">
            <text:p>Empty</text:p>
          </table:table-cell>
          <table:table-cell table:style-name="ce145" office:value-type="string">
            <text:p>Vide</text:p>
          </table:table-cell>
          <table:table-cell table:style-name="ce32" office:value-type="string">
            <text:p>Leeg</text:p>
          </table:table-cell>
          <table:table-cell table:style-name="ce353" office:value-type="string">
            <text:p>Leer</text:p>
          </table:table-cell>
          <table:table-cell table:style-name="ce264" office:value-type="string">
            <text:p>vacio</text:p>
          </table:table-cell>
          <table:table-cell table:style-name="ce80" office:value-type="string">
            <text:p>Vazio</text:p>
          </table:table-cell>
          <table:table-cell table:style-name="ce90" office:value-type="string">
            <text:p>Pusty</text:p>
          </table:table-cell>
          <table:table-cell table:style-name="ce95" office:value-type="string">
            <text:p>Vuoto</text:p>
          </table:table-cell>
          <table:table-cell table:style-name="ce99" office:value-type="string">
            <text:p>Gol</text:p>
          </table:table-cell>
          <table:table-cell table:style-name="ce105" office:value-type="string">
            <text:p>Tyhjä</text:p>
          </table:table-cell>
          <table:table-cell table:style-name="ce113" office:value-type="string">
            <text:p>Tomt</text:p>
          </table:table-cell>
          <table:table-cell table:style-name="ce118" office:value-type="string">
            <text:p>空</text:p>
          </table:table-cell>
          <table:table-cell table:style-name="ce293" office:value-type="string">
            <text:p>Boş</text:p>
          </table:table-cell>
          <table:table-cell table:style-name="ce298" office:value-type="string">
            <text:p>Άδειο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TimeCodeFormat_Classic</text:p>
          </table:table-cell>
          <table:table-cell table:style-name="ce315" office:value-type="string">
            <text:p>also on RootLang</text:p>
          </table:table-cell>
          <table:table-cell table:style-name="ce140" office:value-type="string">
            <text:p>Classic (h:mm:ss:hundredth)</text:p>
          </table:table-cell>
          <table:table-cell table:style-name="ce145" office:value-type="string">
            <text:p>Classique (h:mm:ss:centièmes)</text:p>
          </table:table-cell>
          <table:table-cell table:style-name="ce32" office:value-type="string">
            <text:p>Klassiek <text:s/>(h:mm:ss:hundredth)</text:p>
          </table:table-cell>
          <table:table-cell table:style-name="ce353" office:value-type="string">
            <text:p>Klassisch (h:mm:ss:Hundertstelsekunden)</text:p>
          </table:table-cell>
          <table:table-cell table:style-name="ce264" office:value-type="string">
            <text:p>Clasico (h:mm:ss:centésimas)</text:p>
          </table:table-cell>
          <table:table-cell table:style-name="ce80" office:value-type="string">
            <text:p>Clássico (h:mm:ss:centésimos)</text:p>
          </table:table-cell>
          <table:table-cell table:style-name="ce90" office:value-type="string">
            <text:p>Klasyczny (h:mm:ss:setne)</text:p>
          </table:table-cell>
          <table:table-cell table:style-name="ce95" office:value-type="string">
            <text:p>Classico (h:mm:ss:centesimi)</text:p>
          </table:table-cell>
          <table:table-cell table:style-name="ce99" office:value-type="string">
            <text:p>Clasic (h:mm:ss:sutimi)</text:p>
          </table:table-cell>
          <table:table-cell table:style-name="ce105" office:value-type="string">
            <text:p>Klassinen (t:mm:ss:sadasosat)</text:p>
          </table:table-cell>
          <table:table-cell table:style-name="ce113" office:value-type="string">
            <text:p>Klassisk (h:mm:ss:hundredelssekund)</text:p>
          </table:table-cell>
          <table:table-cell table:style-name="ce118" office:value-type="string">
            <text:p>传统 (h:mm:ss:hundredth)</text:p>
          </table:table-cell>
          <table:table-cell table:style-name="ce293" office:value-type="string">
            <text:p>Klasik (h:mm:ss:yüzdesi)</text:p>
          </table:table-cell>
          <table:table-cell table:style-name="ce297" office:value-type="string">
            <text:p>Κλασικό (ω:λλ:δδ:εκατοστά)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TimeCodeFormat_Frames</text:p>
          </table:table-cell>
          <table:table-cell table:style-name="ce315" office:value-type="string">
            <text:p>also on RootLang</text:p>
          </table:table-cell>
          <table:table-cell table:style-name="ce140" office:value-type="string">
            <text:p>Frames Numbers</text:p>
          </table:table-cell>
          <table:table-cell table:style-name="ce145" office:value-type="string">
            <text:p>Numéros des images</text:p>
          </table:table-cell>
          <table:table-cell table:style-name="ce32" office:value-type="string">
            <text:p>Frames nummers</text:p>
          </table:table-cell>
          <table:table-cell table:style-name="ce353" office:value-type="string">
            <text:p>Bildnummer</text:p>
          </table:table-cell>
          <table:table-cell table:style-name="ce264" office:value-type="string">
            <text:p>Numeros de las imàgenes</text:p>
          </table:table-cell>
          <table:table-cell table:style-name="ce80" office:value-type="string">
            <text:p>Número de Quadros</text:p>
          </table:table-cell>
          <table:table-cell table:style-name="ce90" office:value-type="string">
            <text:p>Liczba klatek</text:p>
          </table:table-cell>
          <table:table-cell table:style-name="ce95" office:value-type="string">
            <text:p>Numero Fotogrammi</text:p>
          </table:table-cell>
          <table:table-cell table:style-name="ce99" office:value-type="string">
            <text:p>Numerele cadrelor</text:p>
          </table:table-cell>
          <table:table-cell table:style-name="ce105" office:value-type="string">
            <text:p>Kuvanumerot</text:p>
          </table:table-cell>
          <table:table-cell table:style-name="ce113" office:value-type="string">
            <text:p>Bildenummer</text:p>
          </table:table-cell>
          <table:table-cell table:style-name="ce118" office:value-type="string">
            <text:p>帧数</text:p>
          </table:table-cell>
          <table:table-cell table:style-name="ce293" office:value-type="string">
            <text:p>Kare Sayıları</text:p>
          </table:table-cell>
          <table:table-cell table:style-name="ce298" office:value-type="string">
            <text:p>Νούμερα Πλαισίων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TimeCodeFormat_Milliseconds</text:p>
          </table:table-cell>
          <table:table-cell table:style-name="ce315" office:value-type="string">
            <text:p>also on RootLang</text:p>
          </table:table-cell>
          <table:table-cell table:style-name="ce140" office:value-type="string">
            <text:p>Total milliseconds</text:p>
          </table:table-cell>
          <table:table-cell table:style-name="ce145" office:value-type="string">
            <text:p>Total en millisecondes</text:p>
          </table:table-cell>
          <table:table-cell table:style-name="ce32"/>
          <table:table-cell table:style-name="ce353"/>
          <table:table-cell table:style-name="ce264"/>
          <table:table-cell table:style-name="ce80"/>
          <table:table-cell table:style-name="ce90"/>
          <table:table-cell table:style-name="ce95"/>
          <table:table-cell table:style-name="ce99"/>
          <table:table-cell table:style-name="ce105"/>
          <table:table-cell table:style-name="ce113"/>
          <table:table-cell table:style-name="ce118"/>
          <table:table-cell table:style-name="ce293"/>
          <table:table-cell table:style-name="ce298"/>
          <table:table-cell table:number-columns-repeated="1008"/>
        </table:table-row>
        <table:table-row table:style-name="ro10">
          <table:table-cell table:style-name="ce30" office:value-type="string">
            <text:p>TimeCodeFormat_HundredthOfMinutes</text:p>
          </table:table-cell>
          <table:table-cell table:style-name="ce315" office:value-type="string">
            <text:p>also on RootLang</text:p>
          </table:table-cell>
          <table:table-cell table:style-name="ce140" office:value-type="string">
            <text:p>Hundredth of a minute</text:p>
          </table:table-cell>
          <table:table-cell table:style-name="ce145" office:value-type="string">
            <text:p>Centièmes de minutes</text:p>
          </table:table-cell>
          <table:table-cell table:style-name="ce32" office:value-type="string">
            <text:p>Hondersten van een minuut</text:p>
          </table:table-cell>
          <table:table-cell table:style-name="ce353" office:value-type="string">
            <text:p>Hundertstel einer Minute</text:p>
          </table:table-cell>
          <table:table-cell table:style-name="ce264" office:value-type="string">
            <text:p>Centésimas de minuto</text:p>
          </table:table-cell>
          <table:table-cell table:style-name="ce80" office:value-type="string">
            <text:p>Centésimos de um minuto</text:p>
          </table:table-cell>
          <table:table-cell table:style-name="ce90" office:value-type="string">
            <text:p>Setna część minuty</text:p>
          </table:table-cell>
          <table:table-cell table:style-name="ce95" office:value-type="string">
            <text:p>Centesimi di Minuto</text:p>
          </table:table-cell>
          <table:table-cell table:style-name="ce99" office:value-type="string">
            <text:p>Sutimi de minut</text:p>
          </table:table-cell>
          <table:table-cell table:style-name="ce105" office:value-type="string">
            <text:p>Minuutin sadasosat</text:p>
          </table:table-cell>
          <table:table-cell table:style-name="ce113" office:value-type="string">
            <text:p>Hundredels minutt</text:p>
          </table:table-cell>
          <table:table-cell table:style-name="ce118" office:value-type="string">
            <text:p>百分钟</text:p>
          </table:table-cell>
          <table:table-cell table:style-name="ce293" office:value-type="string">
            <text:p>Bir dakikanın yüzdesi</text:p>
          </table:table-cell>
          <table:table-cell table:style-name="ce298" office:value-type="string">
            <text:p>Εκατοστά του λεπτού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TimeCodeFormat_TenThousandthOfHours</text:p>
          </table:table-cell>
          <table:table-cell table:style-name="ce315" office:value-type="string">
            <text:p>also on RootLang</text:p>
          </table:table-cell>
          <table:table-cell table:style-name="ce140" office:value-type="string">
            <text:p>Ten thousandth of an hour</text:p>
          </table:table-cell>
          <table:table-cell table:style-name="ce145" office:value-type="string">
            <text:p>Dix millièmes d'heure</text:p>
          </table:table-cell>
          <table:table-cell table:style-name="ce32" office:value-type="string">
            <text:p>Tienduizendsten van een minuut</text:p>
          </table:table-cell>
          <table:table-cell table:style-name="ce353" office:value-type="string">
            <text:p>Zehntausendstel einer Stunde</text:p>
          </table:table-cell>
          <table:table-cell table:style-name="ce264" office:value-type="string">
            <text:p>Diez milesimas de hora</text:p>
          </table:table-cell>
          <table:table-cell table:style-name="ce80" office:value-type="string">
            <text:p>Dez milésimos de uma hora</text:p>
          </table:table-cell>
          <table:table-cell table:style-name="ce90" office:value-type="string">
            <text:p>Dziesięciotysięczna część godziny</text:p>
          </table:table-cell>
          <table:table-cell table:style-name="ce95" office:value-type="string">
            <text:p>Decimillesimi d'ora</text:p>
          </table:table-cell>
          <table:table-cell table:style-name="ce99" office:value-type="string">
            <text:p>Zece miimi de oră</text:p>
          </table:table-cell>
          <table:table-cell table:style-name="ce105" office:value-type="string">
            <text:p>Tunnin kymmenestuhannesosat</text:p>
          </table:table-cell>
          <table:table-cell table:style-name="ce113" office:value-type="string">
            <text:p>Titusendedels time</text:p>
          </table:table-cell>
          <table:table-cell table:style-name="ce118" office:value-type="string">
            <text:p>万分之一小时</text:p>
          </table:table-cell>
          <table:table-cell table:style-name="ce293" office:value-type="string">
            <text:p>Bir saatin onbindesi</text:p>
          </table:table-cell>
          <table:table-cell table:style-name="ce298" office:value-type="string">
            <text:p>Δεκάκις Χιλιοστά της ώρας</text:p>
          </table:table-cell>
          <table:table-cell table:number-columns-repeated="1008"/>
        </table:table-row>
        <table:table-row table:style-name="ro10">
          <table:table-cell table:style-name="ce328" office:value-type="string">
            <text:p>Toast_Pause</text:p>
          </table:table-cell>
          <table:table-cell table:style-name="ce332"/>
          <table:table-cell table:style-name="ce338" office:value-type="string">
            <text:p>Pause</text:p>
          </table:table-cell>
          <table:table-cell table:style-name="ce345" office:value-type="string">
            <text:p>Pause</text:p>
          </table:table-cell>
          <table:table-cell table:style-name="ce349"/>
          <table:table-cell table:style-name="ce356"/>
          <table:table-cell table:style-name="ce363"/>
          <table:table-cell table:style-name="ce372"/>
          <table:table-cell table:style-name="ce381"/>
          <table:table-cell table:style-name="ce395"/>
          <table:table-cell table:style-name="ce402"/>
          <table:table-cell table:style-name="ce406"/>
          <table:table-cell table:style-name="ce411"/>
          <table:table-cell table:style-name="ce414"/>
          <table:table-cell table:style-name="ce375"/>
          <table:table-cell table:style-name="ce420"/>
          <table:table-cell table:style-name="ce427" table:number-columns-repeated="1008"/>
        </table:table-row>
        <table:table-row table:style-name="ro10">
          <table:table-cell table:style-name="ce328" office:value-type="string">
            <text:p>Toast_Zoom</text:p>
          </table:table-cell>
          <table:table-cell table:style-name="ce332"/>
          <table:table-cell table:style-name="ce338" office:value-type="string">
            <text:p>Zoom: {0}%</text:p>
          </table:table-cell>
          <table:table-cell table:style-name="ce338" office:value-type="string">
            <text:p>Zoom : {0}%</text:p>
          </table:table-cell>
          <table:table-cell table:style-name="ce349"/>
          <table:table-cell table:style-name="ce356"/>
          <table:table-cell table:style-name="ce363"/>
          <table:table-cell table:style-name="ce372"/>
          <table:table-cell table:style-name="ce381"/>
          <table:table-cell table:style-name="ce395"/>
          <table:table-cell table:style-name="ce402"/>
          <table:table-cell table:style-name="ce406"/>
          <table:table-cell table:style-name="ce411"/>
          <table:table-cell table:style-name="ce414"/>
          <table:table-cell table:style-name="ce375"/>
          <table:table-cell table:style-name="ce420"/>
          <table:table-cell table:style-name="ce427" table:number-columns-repeated="1008"/>
        </table:table-row>
        <table:table-row table:style-name="ro10">
          <table:table-cell table:style-name="ce328" office:value-type="string">
            <text:p>Toast_Disconnected</text:p>
          </table:table-cell>
          <table:table-cell table:style-name="ce332"/>
          <table:table-cell table:style-name="ce338" office:value-type="string">
            <text:p>Disconnected</text:p>
          </table:table-cell>
          <table:table-cell table:style-name="ce338" office:value-type="string">
            <text:p>Déconnecté</text:p>
          </table:table-cell>
          <table:table-cell table:style-name="ce349"/>
          <table:table-cell table:style-name="ce356"/>
          <table:table-cell table:style-name="ce363"/>
          <table:table-cell table:style-name="ce372"/>
          <table:table-cell table:style-name="ce381"/>
          <table:table-cell table:style-name="ce395"/>
          <table:table-cell table:style-name="ce402"/>
          <table:table-cell table:style-name="ce406"/>
          <table:table-cell table:style-name="ce411"/>
          <table:table-cell table:style-name="ce414"/>
          <table:table-cell table:style-name="ce375"/>
          <table:table-cell table:style-name="ce420"/>
          <table:table-cell table:style-name="ce427" table:number-columns-repeated="1008"/>
        </table:table-row>
        <table:table-row table:style-name="ro10">
          <table:table-cell table:style-name="ce328" office:value-type="string">
            <text:p>Toast_StartRecord</text:p>
          </table:table-cell>
          <table:table-cell table:style-name="ce332"/>
          <table:table-cell table:style-name="ce338" office:value-type="string">
            <text:p>Recording started</text:p>
          </table:table-cell>
          <table:table-cell table:style-name="ce338" office:value-type="string">
            <text:p>Enregistrement démarré</text:p>
          </table:table-cell>
          <table:table-cell table:style-name="ce349"/>
          <table:table-cell table:style-name="ce356"/>
          <table:table-cell table:style-name="ce363"/>
          <table:table-cell table:style-name="ce372"/>
          <table:table-cell table:style-name="ce381"/>
          <table:table-cell table:style-name="ce395"/>
          <table:table-cell table:style-name="ce402"/>
          <table:table-cell table:style-name="ce406"/>
          <table:table-cell table:style-name="ce411"/>
          <table:table-cell table:style-name="ce414"/>
          <table:table-cell table:style-name="ce375"/>
          <table:table-cell table:style-name="ce420"/>
          <table:table-cell table:style-name="ce427" table:number-columns-repeated="1008"/>
        </table:table-row>
        <table:table-row table:style-name="ro10">
          <table:table-cell table:style-name="ce328" office:value-type="string">
            <text:p>Toast_StopRecord</text:p>
          </table:table-cell>
          <table:table-cell table:style-name="ce332"/>
          <table:table-cell table:style-name="ce338" office:value-type="string">
            <text:p>Recording stopped</text:p>
          </table:table-cell>
          <table:table-cell table:style-name="ce338" office:value-type="string">
            <text:p>Enregistrement arrêté</text:p>
          </table:table-cell>
          <table:table-cell table:style-name="ce349"/>
          <table:table-cell table:style-name="ce356"/>
          <table:table-cell table:style-name="ce363"/>
          <table:table-cell table:style-name="ce372"/>
          <table:table-cell table:style-name="ce381"/>
          <table:table-cell table:style-name="ce395"/>
          <table:table-cell table:style-name="ce402"/>
          <table:table-cell table:style-name="ce406"/>
          <table:table-cell table:style-name="ce411"/>
          <table:table-cell table:style-name="ce414"/>
          <table:table-cell table:style-name="ce375"/>
          <table:table-cell table:style-name="ce420"/>
          <table:table-cell table:style-name="ce427" table:number-columns-repeated="1008"/>
        </table:table-row>
        <table:table-row table:style-name="ro10">
          <table:table-cell table:style-name="ce328" office:value-type="string">
            <text:p>Toast_ImageSaved</text:p>
          </table:table-cell>
          <table:table-cell table:style-name="ce332"/>
          <table:table-cell table:style-name="ce338" office:value-type="string">
            <text:p>Image Saved</text:p>
          </table:table-cell>
          <table:table-cell table:style-name="ce338" office:value-type="string">
            <text:p>Image enregistrée</text:p>
          </table:table-cell>
          <table:table-cell table:style-name="ce349"/>
          <table:table-cell table:style-name="ce356"/>
          <table:table-cell table:style-name="ce363"/>
          <table:table-cell table:style-name="ce372"/>
          <table:table-cell table:style-name="ce381"/>
          <table:table-cell table:style-name="ce395"/>
          <table:table-cell table:style-name="ce402"/>
          <table:table-cell table:style-name="ce406"/>
          <table:table-cell table:style-name="ce411"/>
          <table:table-cell table:style-name="ce414"/>
          <table:table-cell table:style-name="ce375"/>
          <table:table-cell table:style-name="ce420"/>
          <table:table-cell table:style-name="ce427" table:number-columns-repeated="1008"/>
        </table:table-row>
        <table:table-row table:style-name="ro10">
          <table:table-cell table:style-name="ce30" office:value-type="string">
            <text:p>ToolTip_AddKeyframe</text:p>
          </table:table-cell>
          <table:table-cell table:style-name="ce315"/>
          <table:table-cell table:style-name="ce140" office:value-type="string">
            <text:p>Add a Key Image</text:p>
          </table:table-cell>
          <table:table-cell table:style-name="ce145" office:value-type="string">
            <text:p>Ajouter une Image Clé</text:p>
          </table:table-cell>
          <table:table-cell table:style-name="ce32" office:value-type="string">
            <text:p>Voeg een kernbeeld toe</text:p>
          </table:table-cell>
          <table:table-cell table:style-name="ce353" office:value-type="string">
            <text:p>Füge ein Schlüsselbild hinzu</text:p>
          </table:table-cell>
          <table:table-cell table:style-name="ce264" office:value-type="string">
            <text:p>Añadir un a imàgen clave</text:p>
          </table:table-cell>
          <table:table-cell table:style-name="ce80" office:value-type="string">
            <text:p>Adicionar um Quadro de Imagem</text:p>
          </table:table-cell>
          <table:table-cell table:style-name="ce90" office:value-type="string">
            <text:p>Dodaj kluczowy obraz</text:p>
          </table:table-cell>
          <table:table-cell table:style-name="ce95" office:value-type="string">
            <text:p>Aggiungi un'Immagine Chiave</text:p>
          </table:table-cell>
          <table:table-cell table:style-name="ce99" office:value-type="string">
            <text:p>Adaugă un cadru cheie</text:p>
          </table:table-cell>
          <table:table-cell table:style-name="ce105" office:value-type="string">
            <text:p>Lisää avainkuva</text:p>
          </table:table-cell>
          <table:table-cell table:style-name="ce113" office:value-type="string">
            <text:p>Legg til nøkkelbilde</text:p>
          </table:table-cell>
          <table:table-cell table:style-name="ce118" office:value-type="string">
            <text:p>新增一个关键图像</text:p>
          </table:table-cell>
          <table:table-cell table:style-name="ce293" office:value-type="string">
            <text:p>Anahtar İmaj Ekle</text:p>
          </table:table-cell>
          <table:table-cell table:style-name="ce298" office:value-type="string">
            <text:p>Προσθήκη Βασικής Εικόνας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ToolTip_Back</text:p>
          </table:table-cell>
          <table:table-cell table:style-name="ce315"/>
          <table:table-cell table:style-name="ce140" office:value-type="string">
            <text:p>Go to Previous Frame</text:p>
          </table:table-cell>
          <table:table-cell table:style-name="ce145" office:value-type="string">
            <text:p>Aller à l'Image Précédente</text:p>
          </table:table-cell>
          <table:table-cell table:style-name="ce32" office:value-type="string">
            <text:p>Ga naar vorige frame</text:p>
          </table:table-cell>
          <table:table-cell table:style-name="ce353" office:value-type="string">
            <text:p>zum vorherigen Bild</text:p>
          </table:table-cell>
          <table:table-cell table:style-name="ce264" office:value-type="string">
            <text:p>Ir a la imagen anterior</text:p>
          </table:table-cell>
          <table:table-cell table:style-name="ce80" office:value-type="string">
            <text:p>Voltar ao Quadro Anterior</text:p>
          </table:table-cell>
          <table:table-cell table:style-name="ce87" office:value-type="string">
            <text:p>Idź do poprzedniej klatki</text:p>
          </table:table-cell>
          <table:table-cell table:style-name="ce95" office:value-type="string">
            <text:p>Vai al Fotogramma precedente</text:p>
          </table:table-cell>
          <table:table-cell table:style-name="ce99" office:value-type="string">
            <text:p>Mergi către cadrul precedent</text:p>
          </table:table-cell>
          <table:table-cell table:style-name="ce105" office:value-type="string">
            <text:p>Mene edelliseen kuvaan</text:p>
          </table:table-cell>
          <table:table-cell table:style-name="ce113" office:value-type="string">
            <text:p>Gå til forrige bilde</text:p>
          </table:table-cell>
          <table:table-cell table:style-name="ce118" office:value-type="string">
            <text:p>转到上一帧</text:p>
          </table:table-cell>
          <table:table-cell table:style-name="ce293" office:value-type="string">
            <text:p>Bir Önceki Kareye Git</text:p>
          </table:table-cell>
          <table:table-cell table:style-name="ce298" office:value-type="string">
            <text:p>Πήγαινε στο προηγούμενο Πλαίσιο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ToolTip_ColorProfile</text:p>
          </table:table-cell>
          <table:table-cell table:style-name="ce315"/>
          <table:table-cell table:style-name="ce140" office:value-type="string">
            <text:p>Color Profile</text:p>
          </table:table-cell>
          <table:table-cell table:style-name="ce145" office:value-type="string">
            <text:p>Profil Couleur</text:p>
          </table:table-cell>
          <table:table-cell table:style-name="ce32" office:value-type="string">
            <text:p>Kleurprofiel</text:p>
          </table:table-cell>
          <table:table-cell table:style-name="ce353" office:value-type="string">
            <text:p>Farbprofil</text:p>
          </table:table-cell>
          <table:table-cell table:style-name="ce264" office:value-type="string">
            <text:p>Perfil Color</text:p>
          </table:table-cell>
          <table:table-cell table:style-name="ce80" office:value-type="string">
            <text:p>Perfil de Cores</text:p>
          </table:table-cell>
          <table:table-cell table:style-name="ce87" office:value-type="string">
            <text:p>Profil koloru</text:p>
          </table:table-cell>
          <table:table-cell table:style-name="ce95" office:value-type="string">
            <text:p>Impostazioni Colore</text:p>
          </table:table-cell>
          <table:table-cell table:style-name="ce99" office:value-type="string">
            <text:p>Profil Culoare</text:p>
          </table:table-cell>
          <table:table-cell table:style-name="ce105" office:value-type="string">
            <text:p>Väriprofiili</text:p>
          </table:table-cell>
          <table:table-cell table:style-name="ce113" office:value-type="string">
            <text:p>Fargeprofil</text:p>
          </table:table-cell>
          <table:table-cell table:style-name="ce118" office:value-type="string">
            <text:p>颜色配置</text:p>
          </table:table-cell>
          <table:table-cell table:style-name="ce293" office:value-type="string">
            <text:p>Renk Profili</text:p>
          </table:table-cell>
          <table:table-cell table:style-name="ce298" office:value-type="string">
            <text:p>Προφίλ Χρώματος…</text:p>
          </table:table-cell>
          <table:table-cell table:number-columns-repeated="1008"/>
        </table:table-row>
        <table:table-row table:style-name="ro11">
          <table:table-cell table:style-name="ce31" office:value-type="string">
            <text:p>ToolTip_CommonCtrl_DisableMerge</text:p>
          </table:table-cell>
          <table:table-cell table:style-name="ce324"/>
          <table:table-cell table:style-name="ce141" office:value-type="string">
            <text:p>Disable superposition of images</text:p>
          </table:table-cell>
          <table:table-cell table:style-name="ce146" office:value-type="string">
            <text:p>Désactiver la superposition des images</text:p>
          </table:table-cell>
          <table:table-cell table:style-name="ce114" office:value-type="string">
            <text:p>Deactiveer superposition van de beelden</text:p>
          </table:table-cell>
          <table:table-cell table:style-name="ce353" office:value-type="string">
            <text:p>Bildüberlagerung deaktivieren</text:p>
          </table:table-cell>
          <table:table-cell table:style-name="ce265" office:value-type="string">
            <text:p>Desactivar la superposición de imágenes</text:p>
          </table:table-cell>
          <table:table-cell table:style-name="ce81" office:value-type="string">
            <text:p>Desabilitar sobreposição de imagens.</text:p>
          </table:table-cell>
          <table:table-cell table:style-name="ce165"/>
          <table:table-cell table:style-name="ce95" office:value-type="string">
            <text:p>Disabilita la sovrapposizione di immagini</text:p>
          </table:table-cell>
          <table:table-cell table:style-name="ce99" office:value-type="string">
            <text:p>Dezactiveaza superpozitia cadrelor</text:p>
          </table:table-cell>
          <table:table-cell table:style-name="ce279" office:value-type="string">
            <text:p>Sulje kuvien päällekkäisyystoiminto</text:p>
          </table:table-cell>
          <table:table-cell table:style-name="ce284" office:value-type="string">
            <text:p>Deaktiver superposisjon av bilde</text:p>
          </table:table-cell>
          <table:table-cell table:style-name="ce118" office:value-type="string">
            <text:p>禁用叠加图像</text:p>
          </table:table-cell>
          <table:table-cell table:style-name="ce81" office:value-type="string">
            <text:p>İmajların süperkonumlandırmasını İptal Et</text:p>
          </table:table-cell>
          <table:table-cell table:style-name="ce298" office:value-type="string">
            <text:p>Απενεργοποίηση επαλληλίας εικόνων</text:p>
          </table:table-cell>
          <table:table-cell table:style-name="ce426" table:number-columns-repeated="1008"/>
        </table:table-row>
        <table:table-row table:style-name="ro11">
          <table:table-cell table:style-name="ce31" office:value-type="string">
            <text:p>ToolTip_CommonCtrl_EnableMerge</text:p>
          </table:table-cell>
          <table:table-cell table:style-name="ce324"/>
          <table:table-cell table:style-name="ce141" office:value-type="string">
            <text:p>Enable superposition of images</text:p>
          </table:table-cell>
          <table:table-cell table:style-name="ce146" office:value-type="string">
            <text:p>Activer la superposition des images</text:p>
          </table:table-cell>
          <table:table-cell table:style-name="ce114" office:value-type="string">
            <text:p>Activeer superposition van de beelden</text:p>
          </table:table-cell>
          <table:table-cell table:style-name="ce353" office:value-type="string">
            <text:p>Bildüberlagerung aktivieren</text:p>
          </table:table-cell>
          <table:table-cell table:style-name="ce265" office:value-type="string">
            <text:p>Activar la superposición de imágenes</text:p>
          </table:table-cell>
          <table:table-cell table:style-name="ce81" office:value-type="string">
            <text:p>Habilitar sobreposição de imagens.</text:p>
          </table:table-cell>
          <table:table-cell table:style-name="ce165"/>
          <table:table-cell table:style-name="ce95" office:value-type="string">
            <text:p>Abilita la sovrapposizione di immagini</text:p>
          </table:table-cell>
          <table:table-cell table:style-name="ce99" office:value-type="string">
            <text:p>Activeaza superpozitia cadrelor</text:p>
          </table:table-cell>
          <table:table-cell table:style-name="ce279" office:value-type="string">
            <text:p>Mahdollista kuvien päällekkäisyys</text:p>
          </table:table-cell>
          <table:table-cell table:style-name="ce284" office:value-type="string">
            <text:p>Aktiver superposisjon av bilde</text:p>
          </table:table-cell>
          <table:table-cell table:style-name="ce118" office:value-type="string">
            <text:p>启用叠加图像</text:p>
          </table:table-cell>
          <table:table-cell table:style-name="ce81" office:value-type="string">
            <text:p>İmajların süperkonumlandırmasını Aktive Et</text:p>
          </table:table-cell>
          <table:table-cell table:style-name="ce298" office:value-type="string">
            <text:p>Ενεργοποίηση επαλληλίας εικόνων</text:p>
          </table:table-cell>
          <table:table-cell table:style-name="ce426" table:number-columns-repeated="1008"/>
        </table:table-row>
        <table:table-row table:style-name="ro10">
          <table:table-cell table:style-name="ce328" office:value-type="string">
            <text:p>ToolTip_DevicePicker</text:p>
          </table:table-cell>
          <table:table-cell table:style-name="ce332"/>
          <table:table-cell table:style-name="ce338" office:value-type="string">
            <text:p>Select source</text:p>
          </table:table-cell>
          <table:table-cell table:style-name="ce345" office:value-type="string">
            <text:p>Choisir la source</text:p>
          </table:table-cell>
          <table:table-cell table:style-name="ce349"/>
          <table:table-cell table:style-name="ce356"/>
          <table:table-cell table:style-name="ce363"/>
          <table:table-cell table:style-name="ce372"/>
          <table:table-cell table:style-name="ce389"/>
          <table:table-cell table:style-name="ce395"/>
          <table:table-cell table:style-name="ce402"/>
          <table:table-cell table:style-name="ce406"/>
          <table:table-cell table:style-name="ce411"/>
          <table:table-cell table:style-name="ce414"/>
          <table:table-cell table:style-name="ce375"/>
          <table:table-cell table:style-name="ce420"/>
          <table:table-cell table:style-name="ce427" table:number-columns-repeated="1008"/>
        </table:table-row>
        <table:table-row table:style-name="ro10">
          <table:table-cell table:style-name="ce30" office:value-type="string">
            <text:p>ToolTip_DrawingToolAngle2D</text:p>
          </table:table-cell>
          <table:table-cell table:style-name="ce315"/>
          <table:table-cell table:style-name="ce140" office:value-type="string">
            <text:p>Angle</text:p>
          </table:table-cell>
          <table:table-cell table:style-name="ce145" office:value-type="string">
            <text:p>Angle</text:p>
          </table:table-cell>
          <table:table-cell table:style-name="ce32" office:value-type="string">
            <text:p>Hoek</text:p>
          </table:table-cell>
          <table:table-cell table:style-name="ce353" office:value-type="string">
            <text:p>Winkelmessung</text:p>
          </table:table-cell>
          <table:table-cell table:style-name="ce264" office:value-type="string">
            <text:p>Angulo</text:p>
          </table:table-cell>
          <table:table-cell table:style-name="ce80" office:value-type="string">
            <text:p>Ângulo</text:p>
          </table:table-cell>
          <table:table-cell table:style-name="ce87" office:value-type="string">
            <text:p>Kąt</text:p>
          </table:table-cell>
          <table:table-cell table:style-name="ce95" office:value-type="string">
            <text:p>Angolo</text:p>
          </table:table-cell>
          <table:table-cell table:style-name="ce99" office:value-type="string">
            <text:p>Unghi</text:p>
          </table:table-cell>
          <table:table-cell table:style-name="ce105" office:value-type="string">
            <text:p>Kulma</text:p>
          </table:table-cell>
          <table:table-cell table:style-name="ce113" office:value-type="string">
            <text:p>Vinkel</text:p>
          </table:table-cell>
          <table:table-cell table:style-name="ce118" office:value-type="string">
            <text:p>角度</text:p>
          </table:table-cell>
          <table:table-cell table:style-name="ce293" office:value-type="string">
            <text:p>Açı</text:p>
          </table:table-cell>
          <table:table-cell table:style-name="ce298" office:value-type="string">
            <text:p>Γωνία</text:p>
          </table:table-cell>
          <table:table-cell table:number-columns-repeated="1008"/>
        </table:table-row>
        <table:table-row table:style-name="ro10">
          <table:table-cell table:style-name="ce322" office:value-type="string">
            <text:p>ToolTip_DrawingToolChrono</text:p>
          </table:table-cell>
          <table:table-cell table:style-name="ce324"/>
          <table:table-cell table:style-name="ce141" office:value-type="string">
            <text:p>Stopwatch</text:p>
          </table:table-cell>
          <table:table-cell table:style-name="ce241" office:value-type="string">
            <text:p>Chronomètre</text:p>
          </table:table-cell>
          <table:table-cell table:style-name="ce32" office:value-type="string">
            <text:p>Stopwatch/tijdas</text:p>
          </table:table-cell>
          <table:table-cell table:style-name="ce353" office:value-type="string">
            <text:p>Stoppuhr/Zeitachse</text:p>
          </table:table-cell>
          <table:table-cell table:style-name="ce265" office:value-type="string">
            <text:p>Cronómetro</text:p>
          </table:table-cell>
          <table:table-cell table:style-name="ce80" office:value-type="string">
            <text:p>Cronômetro</text:p>
          </table:table-cell>
          <table:table-cell table:style-name="ce165"/>
          <table:table-cell table:style-name="ce391" office:value-type="string">
            <text:p>Cronometro</text:p>
          </table:table-cell>
          <table:table-cell table:style-name="ce399" office:value-type="string">
            <text:p>Cronometru</text:p>
          </table:table-cell>
          <table:table-cell table:style-name="ce279" office:value-type="string">
            <text:p>Ajanotto</text:p>
          </table:table-cell>
          <table:table-cell table:style-name="ce284" office:value-type="string">
            <text:p>Stoppeklokke</text:p>
          </table:table-cell>
          <table:table-cell table:style-name="ce118" office:value-type="string">
            <text:p>秒表</text:p>
          </table:table-cell>
          <table:table-cell table:style-name="ce81" office:value-type="string">
            <text:p>Kronometre</text:p>
          </table:table-cell>
          <table:table-cell table:style-name="ce298" office:value-type="string">
            <text:p>Χρονόμετρο</text:p>
          </table:table-cell>
          <table:table-cell table:style-name="ce426" table:number-columns-repeated="1008"/>
        </table:table-row>
        <table:table-row table:style-name="ro10">
          <table:table-cell table:style-name="ce323" office:value-type="string">
            <text:p>ToolTip_DrawingToolCircle</text:p>
          </table:table-cell>
          <table:table-cell table:style-name="ce332"/>
          <table:table-cell table:style-name="ce338" office:value-type="string">
            <text:p>Circle</text:p>
          </table:table-cell>
          <table:table-cell table:style-name="ce344" office:value-type="string">
            <text:p>Cercle</text:p>
          </table:table-cell>
          <table:table-cell table:style-name="ce349"/>
          <table:table-cell table:style-name="ce356"/>
          <table:table-cell table:style-name="ce363"/>
          <table:table-cell table:style-name="ce372"/>
          <table:table-cell table:style-name="ce389"/>
          <table:table-cell table:style-name="ce394"/>
          <table:table-cell table:style-name="ce400"/>
          <table:table-cell table:style-name="ce406"/>
          <table:table-cell table:style-name="ce411"/>
          <table:table-cell table:style-name="ce414"/>
          <table:table-cell table:style-name="ce375"/>
          <table:table-cell table:style-name="ce420"/>
          <table:table-cell table:style-name="ce427" table:number-columns-repeated="1008"/>
        </table:table-row>
        <table:table-row table:style-name="ro10">
          <table:table-cell table:style-name="ce30" office:value-type="string">
            <text:p>ToolTip_DrawingToolCross2D</text:p>
          </table:table-cell>
          <table:table-cell table:style-name="ce315"/>
          <table:table-cell table:style-name="ce140" office:value-type="string">
            <text:p>Cross Marker</text:p>
          </table:table-cell>
          <table:table-cell table:style-name="ce145" office:value-type="string">
            <text:p>Marqueur en Croix</text:p>
          </table:table-cell>
          <table:table-cell table:style-name="ce32" office:value-type="string">
            <text:p>Kruis markeerder</text:p>
          </table:table-cell>
          <table:table-cell table:style-name="ce256" office:value-type="string">
            <text:p>Marker setzen</text:p>
          </table:table-cell>
          <table:table-cell table:style-name="ce264" office:value-type="string">
            <text:p>Marcador en Cruz </text:p>
          </table:table-cell>
          <table:table-cell table:style-name="ce80" office:value-type="string">
            <text:p>Marcador em Cruz</text:p>
          </table:table-cell>
          <table:table-cell table:style-name="ce90" office:value-type="string">
            <text:p>Krzyżyk</text:p>
          </table:table-cell>
          <table:table-cell table:style-name="ce95" office:value-type="string">
            <text:p>Marcatori a croce</text:p>
          </table:table-cell>
          <table:table-cell table:style-name="ce99" office:value-type="string">
            <text:p>Marker cruce</text:p>
          </table:table-cell>
          <table:table-cell table:style-name="ce105" office:value-type="string">
            <text:p>Markkeri</text:p>
          </table:table-cell>
          <table:table-cell table:style-name="ce113" office:value-type="string">
            <text:p>Kryss markering</text:p>
          </table:table-cell>
          <table:table-cell table:style-name="ce118" office:value-type="string">
            <text:p>交叉标记</text:p>
          </table:table-cell>
          <table:table-cell table:style-name="ce293" office:value-type="string">
            <text:p>Kesişme İşaretleyicisi</text:p>
          </table:table-cell>
          <table:table-cell table:style-name="ce298" office:value-type="string">
            <text:p>Σταυρός Σημάδι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ToolTip_DrawingToolLine2D</text:p>
          </table:table-cell>
          <table:table-cell table:style-name="ce315"/>
          <table:table-cell table:style-name="ce140" office:value-type="string">
            <text:p>Line</text:p>
          </table:table-cell>
          <table:table-cell table:style-name="ce145" office:value-type="string">
            <text:p>Ligne</text:p>
          </table:table-cell>
          <table:table-cell table:style-name="ce32" office:value-type="string">
            <text:p>Lijn</text:p>
          </table:table-cell>
          <table:table-cell table:style-name="ce353" office:value-type="string">
            <text:p>Linie/Längenmessung</text:p>
          </table:table-cell>
          <table:table-cell table:style-name="ce264" office:value-type="string">
            <text:p>Linea</text:p>
          </table:table-cell>
          <table:table-cell table:style-name="ce80" office:value-type="string">
            <text:p>Linha</text:p>
          </table:table-cell>
          <table:table-cell table:style-name="ce87" office:value-type="string">
            <text:p>Linia</text:p>
          </table:table-cell>
          <table:table-cell table:style-name="ce95" office:value-type="string">
            <text:p>Linea</text:p>
          </table:table-cell>
          <table:table-cell table:style-name="ce99" office:value-type="string">
            <text:p>Linie</text:p>
          </table:table-cell>
          <table:table-cell table:style-name="ce105" office:value-type="string">
            <text:p>Viiva</text:p>
          </table:table-cell>
          <table:table-cell table:style-name="ce113" office:value-type="string">
            <text:p>Linje</text:p>
          </table:table-cell>
          <table:table-cell table:style-name="ce118" office:value-type="string">
            <text:p>线</text:p>
          </table:table-cell>
          <table:table-cell table:style-name="ce293" office:value-type="string">
            <text:p>Çizgi</text:p>
          </table:table-cell>
          <table:table-cell table:style-name="ce298" office:value-type="string">
            <text:p>Γραμμή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ToolTip_DrawingToolPencil</text:p>
          </table:table-cell>
          <table:table-cell table:style-name="ce315"/>
          <table:table-cell table:style-name="ce140" office:value-type="string">
            <text:p>Pencil</text:p>
          </table:table-cell>
          <table:table-cell table:style-name="ce145" office:value-type="string">
            <text:p>Crayon</text:p>
          </table:table-cell>
          <table:table-cell table:style-name="ce32" office:value-type="string">
            <text:p>Potlood</text:p>
          </table:table-cell>
          <table:table-cell table:style-name="ce353" office:value-type="string">
            <text:p>Stift</text:p>
          </table:table-cell>
          <table:table-cell table:style-name="ce264" office:value-type="string">
            <text:p>Lapiz</text:p>
          </table:table-cell>
          <table:table-cell table:style-name="ce80" office:value-type="string">
            <text:p>Lápis</text:p>
          </table:table-cell>
          <table:table-cell table:style-name="ce87" office:value-type="string">
            <text:p>Ołówek</text:p>
          </table:table-cell>
          <table:table-cell table:style-name="ce95" office:value-type="string">
            <text:p>Matita</text:p>
          </table:table-cell>
          <table:table-cell table:style-name="ce99" office:value-type="string">
            <text:p>Creion</text:p>
          </table:table-cell>
          <table:table-cell table:style-name="ce105" office:value-type="string">
            <text:p>Kynä</text:p>
          </table:table-cell>
          <table:table-cell table:style-name="ce113" office:value-type="string">
            <text:p>Blyant</text:p>
          </table:table-cell>
          <table:table-cell table:style-name="ce118" office:value-type="string">
            <text:p>铅笔</text:p>
          </table:table-cell>
          <table:table-cell table:style-name="ce293" office:value-type="string">
            <text:p>Kalem</text:p>
          </table:table-cell>
          <table:table-cell table:style-name="ce298" office:value-type="string">
            <text:p>Μολύβι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ToolTip_DrawingToolPointer</text:p>
          </table:table-cell>
          <table:table-cell table:style-name="ce315"/>
          <table:table-cell table:style-name="ce140" office:value-type="string">
            <text:p>Move</text:p>
          </table:table-cell>
          <table:table-cell table:style-name="ce145" office:value-type="string">
            <text:p>Déplacement</text:p>
          </table:table-cell>
          <table:table-cell table:style-name="ce32" office:value-type="string">
            <text:p>Verplaats</text:p>
          </table:table-cell>
          <table:table-cell table:style-name="ce353" office:value-type="string">
            <text:p>Bewegen</text:p>
          </table:table-cell>
          <table:table-cell table:style-name="ce264" office:value-type="string">
            <text:p>Desplazamiento</text:p>
          </table:table-cell>
          <table:table-cell table:style-name="ce80" office:value-type="string">
            <text:p>Mover</text:p>
          </table:table-cell>
          <table:table-cell table:style-name="ce87" office:value-type="string">
            <text:p>Przesuń</text:p>
          </table:table-cell>
          <table:table-cell table:style-name="ce95" office:value-type="string">
            <text:p>Sposta</text:p>
          </table:table-cell>
          <table:table-cell table:style-name="ce99" office:value-type="string">
            <text:p>Mutare</text:p>
          </table:table-cell>
          <table:table-cell table:style-name="ce105" office:value-type="string">
            <text:p>Siirrä</text:p>
          </table:table-cell>
          <table:table-cell table:style-name="ce113" office:value-type="string">
            <text:p>Flytt</text:p>
          </table:table-cell>
          <table:table-cell table:style-name="ce118" office:value-type="string">
            <text:p>移动</text:p>
          </table:table-cell>
          <table:table-cell table:style-name="ce293" office:value-type="string">
            <text:p>Taşı</text:p>
          </table:table-cell>
          <table:table-cell table:style-name="ce298" office:value-type="string">
            <text:p>Μετακίνηση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ToolTip_DrawingToolText</text:p>
          </table:table-cell>
          <table:table-cell table:style-name="ce315"/>
          <table:table-cell table:style-name="ce140" office:value-type="string">
            <text:p>Text</text:p>
          </table:table-cell>
          <table:table-cell table:style-name="ce145" office:value-type="string">
            <text:p>Texte</text:p>
          </table:table-cell>
          <table:table-cell table:style-name="ce32" office:value-type="string">
            <text:p>Tekst</text:p>
          </table:table-cell>
          <table:table-cell table:style-name="ce353" office:value-type="string">
            <text:p>Text</text:p>
          </table:table-cell>
          <table:table-cell table:style-name="ce264" office:value-type="string">
            <text:p>Texto</text:p>
          </table:table-cell>
          <table:table-cell table:style-name="ce80" office:value-type="string">
            <text:p>Texto</text:p>
          </table:table-cell>
          <table:table-cell table:style-name="ce87" office:value-type="string">
            <text:p>Tekst</text:p>
          </table:table-cell>
          <table:table-cell table:style-name="ce95" office:value-type="string">
            <text:p>Testo</text:p>
          </table:table-cell>
          <table:table-cell table:style-name="ce99" office:value-type="string">
            <text:p>Text</text:p>
          </table:table-cell>
          <table:table-cell table:style-name="ce105" office:value-type="string">
            <text:p>Teksti</text:p>
          </table:table-cell>
          <table:table-cell table:style-name="ce113" office:value-type="string">
            <text:p>Tekst</text:p>
          </table:table-cell>
          <table:table-cell table:style-name="ce118" office:value-type="string">
            <text:p>文字</text:p>
          </table:table-cell>
          <table:table-cell table:style-name="ce293" office:value-type="string">
            <text:p>Metin</text:p>
          </table:table-cell>
          <table:table-cell table:style-name="ce298" office:value-type="string">
            <text:p>Κείμενο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ToolTip_First</text:p>
          </table:table-cell>
          <table:table-cell table:style-name="ce315"/>
          <table:table-cell table:style-name="ce140" office:value-type="string">
            <text:p>Go Back to Beginning</text:p>
          </table:table-cell>
          <table:table-cell table:style-name="ce145" office:value-type="string">
            <text:p>Retourner au Début</text:p>
          </table:table-cell>
          <table:table-cell table:style-name="ce32" office:value-type="string">
            <text:p>Ga terug naar het begin</text:p>
          </table:table-cell>
          <table:table-cell table:style-name="ce353" office:value-type="string">
            <text:p>zum Anfang</text:p>
          </table:table-cell>
          <table:table-cell table:style-name="ce264" office:value-type="string">
            <text:p>Volver al Principio</text:p>
          </table:table-cell>
          <table:table-cell table:style-name="ce80" office:value-type="string">
            <text:p>Voltar ao Início</text:p>
          </table:table-cell>
          <table:table-cell table:style-name="ce87" office:value-type="string">
            <text:p>Idź do początku</text:p>
          </table:table-cell>
          <table:table-cell table:style-name="ce95" office:value-type="string">
            <text:p>Torna all'Inizio</text:p>
          </table:table-cell>
          <table:table-cell table:style-name="ce99" office:value-type="string">
            <text:p>Mergi la început</text:p>
          </table:table-cell>
          <table:table-cell table:style-name="ce105" office:value-type="string">
            <text:p>Palaa alkuun</text:p>
          </table:table-cell>
          <table:table-cell table:style-name="ce113" office:value-type="string">
            <text:p>Gå tilbake til start</text:p>
          </table:table-cell>
          <table:table-cell table:style-name="ce118" office:value-type="string">
            <text:p>回到开始</text:p>
          </table:table-cell>
          <table:table-cell table:style-name="ce293" office:value-type="string">
            <text:p>Başa Geri Dön</text:p>
          </table:table-cell>
          <table:table-cell table:style-name="ce298" office:value-type="string">
            <text:p>Πήγαινε Πίσω στην Αρχή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ToolTip_Last</text:p>
          </table:table-cell>
          <table:table-cell table:style-name="ce315"/>
          <table:table-cell table:style-name="ce140" office:value-type="string">
            <text:p>Jump to End</text:p>
          </table:table-cell>
          <table:table-cell table:style-name="ce145" office:value-type="string">
            <text:p>Aller à la Fin</text:p>
          </table:table-cell>
          <table:table-cell table:style-name="ce32" office:value-type="string">
            <text:p>Spring naar het eind</text:p>
          </table:table-cell>
          <table:table-cell table:style-name="ce353" office:value-type="string">
            <text:p>zum Ende</text:p>
          </table:table-cell>
          <table:table-cell table:style-name="ce264" office:value-type="string">
            <text:p>Ir al final.</text:p>
          </table:table-cell>
          <table:table-cell table:style-name="ce80" office:value-type="string">
            <text:p>Pular para o Final</text:p>
          </table:table-cell>
          <table:table-cell table:style-name="ce87" office:value-type="string">
            <text:p>Skocz na koniec</text:p>
          </table:table-cell>
          <table:table-cell table:style-name="ce95" office:value-type="string">
            <text:p>Salta alla Fine</text:p>
          </table:table-cell>
          <table:table-cell table:style-name="ce99" office:value-type="string">
            <text:p>Mergi la sfârşit</text:p>
          </table:table-cell>
          <table:table-cell table:style-name="ce105" office:value-type="string">
            <text:p>Siirry loppuun</text:p>
          </table:table-cell>
          <table:table-cell table:style-name="ce113" office:value-type="string">
            <text:p>Hopp til slutt</text:p>
          </table:table-cell>
          <table:table-cell table:style-name="ce118" office:value-type="string">
            <text:p>跳到最后</text:p>
          </table:table-cell>
          <table:table-cell table:style-name="ce293" office:value-type="string">
            <text:p>Sona Atla</text:p>
          </table:table-cell>
          <table:table-cell table:style-name="ce298" office:value-type="string">
            <text:p>Πήδημα στο Τέλος</text:p>
          </table:table-cell>
          <table:table-cell table:number-columns-repeated="1008"/>
        </table:table-row>
        <table:table-row table:style-name="ro10">
          <table:table-cell table:style-name="ce322" office:value-type="string">
            <text:p>ToolTip_Magnifier</text:p>
          </table:table-cell>
          <table:table-cell table:style-name="ce324"/>
          <table:table-cell table:style-name="ce337" office:value-type="string">
            <text:p>Magnifier</text:p>
          </table:table-cell>
          <table:table-cell table:style-name="ce241" office:value-type="string">
            <text:p>Loupe</text:p>
          </table:table-cell>
          <table:table-cell table:style-name="ce32" office:value-type="string">
            <text:p>Vergrootglas</text:p>
          </table:table-cell>
          <table:table-cell table:style-name="ce353" office:value-type="string">
            <text:p>Lupe</text:p>
          </table:table-cell>
          <table:table-cell table:style-name="ce265" office:value-type="string">
            <text:p>Lupa</text:p>
          </table:table-cell>
          <table:table-cell table:style-name="ce80" office:value-type="string">
            <text:p>Lupa</text:p>
          </table:table-cell>
          <table:table-cell table:style-name="ce165"/>
          <table:table-cell table:style-name="ce391" office:value-type="string">
            <text:p>Lente d'ingrandimento</text:p>
          </table:table-cell>
          <table:table-cell table:style-name="ce399" office:value-type="string">
            <text:p>Lupă</text:p>
          </table:table-cell>
          <table:table-cell table:style-name="ce405" office:value-type="string">
            <text:p>Suurennuslasi</text:p>
          </table:table-cell>
          <table:table-cell table:style-name="ce284" office:value-type="string">
            <text:p>Forsrørrelsesglass</text:p>
          </table:table-cell>
          <table:table-cell table:style-name="ce118" office:value-type="string">
            <text:p>放大镜</text:p>
          </table:table-cell>
          <table:table-cell table:style-name="ce81" office:value-type="string">
            <text:p>Büyüteç</text:p>
          </table:table-cell>
          <table:table-cell table:style-name="ce298" office:value-type="string">
            <text:p>Μεγεθυντής</text:p>
          </table:table-cell>
          <table:table-cell table:style-name="ce426" table:number-columns-repeated="1008"/>
        </table:table-row>
        <table:table-row table:style-name="ro10">
          <table:table-cell table:style-name="ce30" office:value-type="string">
            <text:p>ToolTip_Next</text:p>
          </table:table-cell>
          <table:table-cell table:style-name="ce315"/>
          <table:table-cell table:style-name="ce140" office:value-type="string">
            <text:p>Go to Next Frame</text:p>
          </table:table-cell>
          <table:table-cell table:style-name="ce145" office:value-type="string">
            <text:p>Aller à l'Image Suivante</text:p>
          </table:table-cell>
          <table:table-cell table:style-name="ce32" office:value-type="string">
            <text:p>Ga naar volgende frame</text:p>
          </table:table-cell>
          <table:table-cell table:style-name="ce353" office:value-type="string">
            <text:p>zum nächsten Bild</text:p>
          </table:table-cell>
          <table:table-cell table:style-name="ce264" office:value-type="string">
            <text:p>Ir a la proxima imagen</text:p>
          </table:table-cell>
          <table:table-cell table:style-name="ce80" office:value-type="string">
            <text:p>Ir para o Próximo Quadro</text:p>
          </table:table-cell>
          <table:table-cell table:style-name="ce87" office:value-type="string">
            <text:p>Idź do następnej klatki</text:p>
          </table:table-cell>
          <table:table-cell table:style-name="ce95" office:value-type="string">
            <text:p>Vai al prossimo fotogramma</text:p>
          </table:table-cell>
          <table:table-cell table:style-name="ce99" office:value-type="string">
            <text:p>Mergi la următorul cadru</text:p>
          </table:table-cell>
          <table:table-cell table:style-name="ce105" office:value-type="string">
            <text:p>Siirry seuraavaan kuvaan</text:p>
          </table:table-cell>
          <table:table-cell table:style-name="ce113" office:value-type="string">
            <text:p>Gå til neste bilde</text:p>
          </table:table-cell>
          <table:table-cell table:style-name="ce118" office:value-type="string">
            <text:p>转到下一帧</text:p>
          </table:table-cell>
          <table:table-cell table:style-name="ce293" office:value-type="string">
            <text:p>Bir Sonraki Kareye Git</text:p>
          </table:table-cell>
          <table:table-cell table:style-name="ce298" office:value-type="string">
            <text:p>Πήγαινε στο Επόμενο Πλαίσιο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ToolTip_Play</text:p>
          </table:table-cell>
          <table:table-cell table:style-name="ce315"/>
          <table:table-cell table:style-name="ce140" office:value-type="string">
            <text:p>Play | Pause</text:p>
          </table:table-cell>
          <table:table-cell table:style-name="ce145" office:value-type="string">
            <text:p>Lire | Pauser</text:p>
          </table:table-cell>
          <table:table-cell table:style-name="ce32" office:value-type="string">
            <text:p>Speel <text:s/>| <text:s/>Pauze</text:p>
          </table:table-cell>
          <table:table-cell table:style-name="ce353" office:value-type="string">
            <text:p>Abspielen | Pause</text:p>
          </table:table-cell>
          <table:table-cell table:style-name="ce264" office:value-type="string">
            <text:p>Lectura | Pausa</text:p>
          </table:table-cell>
          <table:table-cell table:style-name="ce80" office:value-type="string">
            <text:p>Reproduzir | Pausar</text:p>
          </table:table-cell>
          <table:table-cell table:style-name="ce90" office:value-type="string">
            <text:p>Odtwarzaj | Pauza</text:p>
          </table:table-cell>
          <table:table-cell table:style-name="ce95" office:value-type="string">
            <text:p>Riproduci | Pausa</text:p>
          </table:table-cell>
          <table:table-cell table:style-name="ce99" office:value-type="string">
            <text:p>Rulează | Pauză</text:p>
          </table:table-cell>
          <table:table-cell table:style-name="ce105" office:value-type="string">
            <text:p>Käynnistä | Pysäytä</text:p>
          </table:table-cell>
          <table:table-cell table:style-name="ce113" office:value-type="string">
            <text:p>Spill av | Pause</text:p>
          </table:table-cell>
          <table:table-cell table:style-name="ce118" office:value-type="string">
            <text:p>播放|暂停</text:p>
          </table:table-cell>
          <table:table-cell table:style-name="ce293" office:value-type="string">
            <text:p>Oynat | Duraklat</text:p>
          </table:table-cell>
          <table:table-cell table:style-name="ce298" office:value-type="string">
            <text:p>Αναπαραγωγή | Παύση</text:p>
          </table:table-cell>
          <table:table-cell table:number-columns-repeated="1008"/>
        </table:table-row>
        <table:table-row table:style-name="ro15">
          <table:table-cell table:style-name="ce30" office:value-type="string">
            <text:p>ToolTip_PlayingMode_Loop</text:p>
          </table:table-cell>
          <table:table-cell table:style-name="ce315"/>
          <table:table-cell table:style-name="ce140" office:value-type="string">
            <text:p>Change Repeat Mode ( Once | Loop ) - Current Mode : Loop</text:p>
          </table:table-cell>
          <table:table-cell table:style-name="ce145" office:value-type="string">
            <text:p>Changer le Mode de répétition ( Une fois | En Boucle ) - Mode Actuel : En Boucle</text:p>
          </table:table-cell>
          <table:table-cell table:style-name="ce32" office:value-type="string">
            <text:p>Verander herhalingsweergave ( Eenmaal | Herhaal ) - Huidige weergave : Herhaal</text:p>
          </table:table-cell>
          <table:table-cell table:style-name="ce353" office:value-type="string">
            <text:p>Abspielmodus ändern (Einmal | Schleife) – Aktueller Modus : Schleife</text:p>
          </table:table-cell>
          <table:table-cell table:style-name="ce264" office:value-type="string">
            <text:p>Cambiar el Modo Repeticiòn ( Una vez | En Bucle ) - Moda Actual : En Bucle</text:p>
          </table:table-cell>
          <table:table-cell table:style-name="ce80" office:value-type="string">
            <text:p>Mudar o modo de repetição ( Uma vez | Loop ) - Modo atual: Loop</text:p>
          </table:table-cell>
          <table:table-cell table:style-name="ce90" office:value-type="string">
            <text:p>Wybierz tryb powtarzania (Pojedynczo | Pętla) - Aktualny tryb : Pętla</text:p>
          </table:table-cell>
          <table:table-cell table:style-name="ce95" office:value-type="string">
            <text:p>Cambia modalita' Ripetizione ( una volta | Loop ) - Modalita' attuale : Loop</text:p>
          </table:table-cell>
          <table:table-cell table:style-name="ce99" office:value-type="string">
            <text:p>Schimbă modul de repetiţie ( O dată | Buclă ) - Mod curent : Buclă</text:p>
          </table:table-cell>
          <table:table-cell table:style-name="ce105" office:value-type="string">
            <text:p>Muuta toistoa ( Kerta | Jatkuva ) - Nykyinen: Jatkuva</text:p>
          </table:table-cell>
          <table:table-cell table:style-name="ce113" office:value-type="string">
            <text:p>Endre avspillingsmodus ( En gang | Repeterende ) - Aktuell modus : Repeterende</text:p>
          </table:table-cell>
          <table:table-cell table:style-name="ce118" office:value-type="string">
            <text:p>更改重复模式 ( 单一 | 循环 ) - 当前模式 : 循环</text:p>
          </table:table-cell>
          <table:table-cell table:style-name="ce293" office:value-type="string">
            <text:p>Tekrarlama Modunu Değiştir ( Tek Sefer | Döngü ) - Geçerli Mod : Döngü</text:p>
          </table:table-cell>
          <table:table-cell table:style-name="ce298" office:value-type="string">
            <text:p>Αλλαγή Τρόπου Επανάληψης (Μια Φορά | Κύκλος) - Παρόν τρόπος : Κύκλος</text:p>
          </table:table-cell>
          <table:table-cell table:number-columns-repeated="1008"/>
        </table:table-row>
        <table:table-row table:style-name="ro15">
          <table:table-cell table:style-name="ce30" office:value-type="string">
            <text:p>ToolTip_PlayingMode_Once</text:p>
          </table:table-cell>
          <table:table-cell table:style-name="ce315"/>
          <table:table-cell table:style-name="ce140" office:value-type="string">
            <text:p>Change Repeat Mode ( Once | Loop ) - Current Mode : Once</text:p>
          </table:table-cell>
          <table:table-cell table:style-name="ce145" office:value-type="string">
            <text:p>Changer le Mode Répétition ( Une fois | En Boucle ) - Mode Actuel : Une Fois</text:p>
          </table:table-cell>
          <table:table-cell table:style-name="ce32" office:value-type="string">
            <text:p>Verander herhalingsweergave ( Enkel | Herhaal ) - Huidige weergave : Eenmaal</text:p>
          </table:table-cell>
          <table:table-cell table:style-name="ce353" office:value-type="string">
            <text:p>Abspielmodus ändern (Einmal | Schleife) – Aktueller Modus : Einmal</text:p>
          </table:table-cell>
          <table:table-cell table:style-name="ce264" office:value-type="string">
            <text:p>Cambiar el Modo Repeticiòn ( Una vez | En Bucle ) - Moda Actual : Una vez</text:p>
          </table:table-cell>
          <table:table-cell table:style-name="ce80" office:value-type="string">
            <text:p>Mudar o modo de repetição ( Uma vez | Loop ) - Modo atual: Uma vez</text:p>
          </table:table-cell>
          <table:table-cell table:style-name="ce90" office:value-type="string">
            <text:p>Wybierz tryb powtarzania (Pojedynczo | Pętla) - Aktualny tryb : Pojedynczo</text:p>
          </table:table-cell>
          <table:table-cell table:style-name="ce95" office:value-type="string">
            <text:p>Cambia modalita' Ripetizione ( una volta | Loop ) - Modalita' attuale : una volta </text:p>
          </table:table-cell>
          <table:table-cell table:style-name="ce99" office:value-type="string">
            <text:p>Schimbă modul de repetiţie ( O dată | Buclă ) - Mod curent : O dată</text:p>
          </table:table-cell>
          <table:table-cell table:style-name="ce105" office:value-type="string">
            <text:p>Muuta toistoa ( Kerta | Jatkuva ) - Nykyinen: Kerta</text:p>
          </table:table-cell>
          <table:table-cell table:style-name="ce113" office:value-type="string">
            <text:p>Endre avspillingsmodus ( En gang | Repeterende ) - Aktuell modus : En gang</text:p>
          </table:table-cell>
          <table:table-cell table:style-name="ce118" office:value-type="string">
            <text:p>更改重复模式 ( 单一 | 循环 ) - 当前模式 : 单一</text:p>
          </table:table-cell>
          <table:table-cell table:style-name="ce293" office:value-type="string">
            <text:p>Tekrarlama Modunu Değiştir ( Tek Sefer | Döngü ) - Geçerli Mod : Tek Sefer</text:p>
          </table:table-cell>
          <table:table-cell table:style-name="ce298" office:value-type="string">
            <text:p>Αλλαγή Τρόπου Επανάληψης (Μια Φορά | Κύκλος) - Παρόν τρόπος : Μια Φορά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ToolTip_Rafale</text:p>
          </table:table-cell>
          <table:table-cell table:style-name="ce315"/>
          <table:table-cell table:style-name="ce140" office:value-type="string">
            <text:p>Save a Sequence of Images</text:p>
          </table:table-cell>
          <table:table-cell table:style-name="ce145" office:value-type="string">
            <text:p>Enregistrer une Séquence d'Images</text:p>
          </table:table-cell>
          <table:table-cell table:style-name="ce32" office:value-type="string">
            <text:p>Bewaar beeldmateriaal</text:p>
          </table:table-cell>
          <table:table-cell table:style-name="ce353" office:value-type="string">
            <text:p>Bildsequenz speichern</text:p>
          </table:table-cell>
          <table:table-cell table:style-name="ce264" office:value-type="string">
            <text:p>Guardar <text:s/>una secuencia de imagen </text:p>
          </table:table-cell>
          <table:table-cell table:style-name="ce80" office:value-type="string">
            <text:p>Salvar uma Sequência de Imagens</text:p>
          </table:table-cell>
          <table:table-cell table:style-name="ce90" office:value-type="string">
            <text:p>Zapisz sekwencję obrazów</text:p>
          </table:table-cell>
          <table:table-cell table:style-name="ce95" office:value-type="string">
            <text:p>Salva una sequenza di Immagini</text:p>
          </table:table-cell>
          <table:table-cell table:style-name="ce99" office:value-type="string">
            <text:p>Salvează o secvenţa de cadre</text:p>
          </table:table-cell>
          <table:table-cell table:style-name="ce105" office:value-type="string">
            <text:p>Tallenna kuvasarja</text:p>
          </table:table-cell>
          <table:table-cell table:style-name="ce113" office:value-type="string">
            <text:p>Lagre bildesekvens</text:p>
          </table:table-cell>
          <table:table-cell table:style-name="ce118" office:value-type="string">
            <text:p>保存图像序列</text:p>
          </table:table-cell>
          <table:table-cell table:style-name="ce293" office:value-type="string">
            <text:p>Bir İmaj Sekansı Kaydet</text:p>
          </table:table-cell>
          <table:table-cell table:style-name="ce298" office:value-type="string">
            <text:p>Αποθήκευση Ακολουθίας Εικόνων</text:p>
          </table:table-cell>
          <table:table-cell table:number-columns-repeated="1008"/>
        </table:table-row>
        <table:table-row table:style-name="ro10">
          <table:table-cell table:style-name="ce328" office:value-type="string">
            <text:p>ToolTip_RecordStart</text:p>
          </table:table-cell>
          <table:table-cell table:style-name="ce332"/>
          <table:table-cell table:style-name="ce338" office:value-type="string">
            <text:p>Start recording video</text:p>
          </table:table-cell>
          <table:table-cell table:style-name="ce345" office:value-type="string">
            <text:p>Démarrer l'enregistrement vidéo</text:p>
          </table:table-cell>
          <table:table-cell table:style-name="ce349"/>
          <table:table-cell table:style-name="ce356"/>
          <table:table-cell table:style-name="ce363"/>
          <table:table-cell table:style-name="ce372"/>
          <table:table-cell table:style-name="ce381"/>
          <table:table-cell table:style-name="ce395"/>
          <table:table-cell table:style-name="ce402"/>
          <table:table-cell table:style-name="ce406"/>
          <table:table-cell table:style-name="ce411"/>
          <table:table-cell table:style-name="ce414"/>
          <table:table-cell table:style-name="ce375"/>
          <table:table-cell table:style-name="ce420"/>
          <table:table-cell table:style-name="ce427" table:number-columns-repeated="1008"/>
        </table:table-row>
        <table:table-row table:style-name="ro10">
          <table:table-cell table:style-name="ce328" office:value-type="string">
            <text:p>ToolTip_RecordStop</text:p>
          </table:table-cell>
          <table:table-cell table:style-name="ce332"/>
          <table:table-cell table:style-name="ce338" office:value-type="string">
            <text:p>Stop recording video</text:p>
          </table:table-cell>
          <table:table-cell table:style-name="ce345" office:value-type="string">
            <text:p>Arrêter l'enregistrement vidéo</text:p>
          </table:table-cell>
          <table:table-cell table:style-name="ce349"/>
          <table:table-cell table:style-name="ce356"/>
          <table:table-cell table:style-name="ce363"/>
          <table:table-cell table:style-name="ce372"/>
          <table:table-cell table:style-name="ce381"/>
          <table:table-cell table:style-name="ce395"/>
          <table:table-cell table:style-name="ce402"/>
          <table:table-cell table:style-name="ce406"/>
          <table:table-cell table:style-name="ce411"/>
          <table:table-cell table:style-name="ce414"/>
          <table:table-cell table:style-name="ce375"/>
          <table:table-cell table:style-name="ce420"/>
          <table:table-cell table:style-name="ce427" table:number-columns-repeated="1008"/>
        </table:table-row>
        <table:table-row table:style-name="ro11">
          <table:table-cell table:style-name="ce30" office:value-type="string">
            <text:p>ToolTip_ResetWorkingZone</text:p>
          </table:table-cell>
          <table:table-cell table:style-name="ce315"/>
          <table:table-cell table:style-name="ce140" office:value-type="string">
            <text:p>Reset the Working Zone to Full Video</text:p>
          </table:table-cell>
          <table:table-cell table:style-name="ce145" office:value-type="string">
            <text:p>Remise à zéro de la Zone de Travail</text:p>
          </table:table-cell>
          <table:table-cell table:style-name="ce32" office:value-type="string">
            <text:p>Herstel het werkgebied naar volledige video</text:p>
          </table:table-cell>
          <table:table-cell table:style-name="ce353" office:value-type="string">
            <text:p>Arbeitsbereich zurücksetzen</text:p>
          </table:table-cell>
          <table:table-cell table:style-name="ce264" office:value-type="string">
            <text:p>Reinicializar <text:s/>la zona de trabajo</text:p>
          </table:table-cell>
          <table:table-cell table:style-name="ce80" office:value-type="string">
            <text:p>Resetar a Zona de Trabalho ao comprimento do Vídeo</text:p>
          </table:table-cell>
          <table:table-cell table:style-name="ce90" office:value-type="string">
            <text:p>Zresetuj Obszar Roboczy</text:p>
          </table:table-cell>
          <table:table-cell table:style-name="ce95" office:value-type="string">
            <text:p>Reimposta la Zona Lavoro pari al Video Intero</text:p>
          </table:table-cell>
          <table:table-cell table:style-name="ce99" office:value-type="string">
            <text:p>Resetează zona de lucru</text:p>
          </table:table-cell>
          <table:table-cell table:style-name="ce105" office:value-type="string">
            <text:p>Palauta työstöjakso koko videon mittaiseksi</text:p>
          </table:table-cell>
          <table:table-cell table:style-name="ce113" office:value-type="string">
            <text:p>Tilbakestill arbeidssonen til hele videoen</text:p>
          </table:table-cell>
          <table:table-cell table:style-name="ce118" office:value-type="string">
            <text:p>重置工作区的全部视频</text:p>
          </table:table-cell>
          <table:table-cell table:style-name="ce293" office:value-type="string">
            <text:p>Çalışma Alanını Tam Videoya Geri Ayarla</text:p>
          </table:table-cell>
          <table:table-cell table:style-name="ce298" office:value-type="string">
            <text:p>Επαναφορά της Ζώνης Εργασίας σε Πλήρες Video</text:p>
          </table:table-cell>
          <table:table-cell table:number-columns-repeated="1008"/>
        </table:table-row>
        <table:table-row table:style-name="ro10">
          <table:table-cell table:style-name="ce328" office:value-type="string">
            <text:p>ToolTip_RichText_Bold</text:p>
          </table:table-cell>
          <table:table-cell table:style-name="ce332"/>
          <table:table-cell table:style-name="ce338" office:value-type="string">
            <text:p>Bold</text:p>
          </table:table-cell>
          <table:table-cell table:style-name="ce345" office:value-type="string">
            <text:p>Gras</text:p>
          </table:table-cell>
          <table:table-cell table:style-name="ce349"/>
          <table:table-cell table:style-name="ce356"/>
          <table:table-cell table:style-name="ce363"/>
          <table:table-cell table:style-name="ce372"/>
          <table:table-cell table:style-name="ce381"/>
          <table:table-cell table:style-name="ce395"/>
          <table:table-cell table:style-name="ce402"/>
          <table:table-cell table:style-name="ce406"/>
          <table:table-cell table:style-name="ce411"/>
          <table:table-cell table:style-name="ce414"/>
          <table:table-cell table:style-name="ce375"/>
          <table:table-cell table:style-name="ce420"/>
          <table:table-cell table:style-name="ce427" table:number-columns-repeated="1008"/>
        </table:table-row>
        <table:table-row table:style-name="ro10">
          <table:table-cell table:style-name="ce328" office:value-type="string">
            <text:p>ToolTip_RichText_Italic</text:p>
          </table:table-cell>
          <table:table-cell table:style-name="ce332"/>
          <table:table-cell table:style-name="ce338" office:value-type="string">
            <text:p>Italic</text:p>
          </table:table-cell>
          <table:table-cell table:style-name="ce345" office:value-type="string">
            <text:p>Italique</text:p>
          </table:table-cell>
          <table:table-cell table:style-name="ce349"/>
          <table:table-cell table:style-name="ce356"/>
          <table:table-cell table:style-name="ce363"/>
          <table:table-cell table:style-name="ce372"/>
          <table:table-cell table:style-name="ce381"/>
          <table:table-cell table:style-name="ce395"/>
          <table:table-cell table:style-name="ce402"/>
          <table:table-cell table:style-name="ce406"/>
          <table:table-cell table:style-name="ce411"/>
          <table:table-cell table:style-name="ce414"/>
          <table:table-cell table:style-name="ce375"/>
          <table:table-cell table:style-name="ce420"/>
          <table:table-cell table:style-name="ce427" table:number-columns-repeated="1008"/>
        </table:table-row>
        <table:table-row table:style-name="ro10">
          <table:table-cell table:style-name="ce328" office:value-type="string">
            <text:p>ToolTip_RichText_Underline</text:p>
          </table:table-cell>
          <table:table-cell table:style-name="ce332"/>
          <table:table-cell table:style-name="ce338" office:value-type="string">
            <text:p>Underline</text:p>
          </table:table-cell>
          <table:table-cell table:style-name="ce345" office:value-type="string">
            <text:p>Souligné</text:p>
          </table:table-cell>
          <table:table-cell table:style-name="ce349"/>
          <table:table-cell table:style-name="ce356"/>
          <table:table-cell table:style-name="ce363"/>
          <table:table-cell table:style-name="ce372"/>
          <table:table-cell table:style-name="ce381"/>
          <table:table-cell table:style-name="ce395"/>
          <table:table-cell table:style-name="ce402"/>
          <table:table-cell table:style-name="ce406"/>
          <table:table-cell table:style-name="ce411"/>
          <table:table-cell table:style-name="ce414"/>
          <table:table-cell table:style-name="ce375"/>
          <table:table-cell table:style-name="ce420"/>
          <table:table-cell table:style-name="ce427" table:number-columns-repeated="1008"/>
        </table:table-row>
        <table:table-row table:style-name="ro10">
          <table:table-cell table:style-name="ce328" office:value-type="string">
            <text:p>ToolTip_RichText_Strikeout</text:p>
          </table:table-cell>
          <table:table-cell table:style-name="ce332"/>
          <table:table-cell table:style-name="ce338" office:value-type="string">
            <text:p>Strikeout</text:p>
          </table:table-cell>
          <table:table-cell table:style-name="ce345" office:value-type="string">
            <text:p>Barré</text:p>
          </table:table-cell>
          <table:table-cell table:style-name="ce349"/>
          <table:table-cell table:style-name="ce356"/>
          <table:table-cell table:style-name="ce363"/>
          <table:table-cell table:style-name="ce372"/>
          <table:table-cell table:style-name="ce381"/>
          <table:table-cell table:style-name="ce395"/>
          <table:table-cell table:style-name="ce402"/>
          <table:table-cell table:style-name="ce406"/>
          <table:table-cell table:style-name="ce411"/>
          <table:table-cell table:style-name="ce414"/>
          <table:table-cell table:style-name="ce375"/>
          <table:table-cell table:style-name="ce420"/>
          <table:table-cell table:style-name="ce427" table:number-columns-repeated="1008"/>
        </table:table-row>
        <table:table-row table:style-name="ro10">
          <table:table-cell table:style-name="ce328" office:value-type="string">
            <text:p>ToolTip_RichText_ForeColor</text:p>
          </table:table-cell>
          <table:table-cell table:style-name="ce332"/>
          <table:table-cell table:style-name="ce338" office:value-type="string">
            <text:p>Foreground color</text:p>
          </table:table-cell>
          <table:table-cell table:style-name="ce345" office:value-type="string">
            <text:p>Couleur du texte</text:p>
          </table:table-cell>
          <table:table-cell table:style-name="ce349"/>
          <table:table-cell table:style-name="ce356"/>
          <table:table-cell table:style-name="ce363"/>
          <table:table-cell table:style-name="ce372"/>
          <table:table-cell table:style-name="ce381"/>
          <table:table-cell table:style-name="ce395"/>
          <table:table-cell table:style-name="ce402"/>
          <table:table-cell table:style-name="ce406"/>
          <table:table-cell table:style-name="ce411"/>
          <table:table-cell table:style-name="ce414"/>
          <table:table-cell table:style-name="ce375"/>
          <table:table-cell table:style-name="ce420"/>
          <table:table-cell table:style-name="ce427" table:number-columns-repeated="1008"/>
        </table:table-row>
        <table:table-row table:style-name="ro10">
          <table:table-cell table:style-name="ce328" office:value-type="string">
            <text:p>ToolTip_RichText_BackColor</text:p>
          </table:table-cell>
          <table:table-cell table:style-name="ce332"/>
          <table:table-cell table:style-name="ce338" office:value-type="string">
            <text:p>Background color</text:p>
          </table:table-cell>
          <table:table-cell table:style-name="ce345" office:value-type="string">
            <text:p>Couleur du fond</text:p>
          </table:table-cell>
          <table:table-cell table:style-name="ce349"/>
          <table:table-cell table:style-name="ce356"/>
          <table:table-cell table:style-name="ce363"/>
          <table:table-cell table:style-name="ce372"/>
          <table:table-cell table:style-name="ce381"/>
          <table:table-cell table:style-name="ce395"/>
          <table:table-cell table:style-name="ce402"/>
          <table:table-cell table:style-name="ce406"/>
          <table:table-cell table:style-name="ce411"/>
          <table:table-cell table:style-name="ce414"/>
          <table:table-cell table:style-name="ce375"/>
          <table:table-cell table:style-name="ce420"/>
          <table:table-cell table:style-name="ce427" table:number-columns-repeated="1008"/>
        </table:table-row>
        <table:table-row table:style-name="ro45">
          <table:table-cell table:style-name="ce31" office:value-type="string">
            <text:p>ToolTip_SaveDiaporama</text:p>
          </table:table-cell>
          <table:table-cell table:style-name="ce324"/>
          <table:table-cell table:style-name="ce141" office:value-type="string">
            <text:p>Save a slideshow from Key Images</text:p>
          </table:table-cell>
          <table:table-cell table:style-name="ce146" office:value-type="string">
            <text:p>Enregistrer un diaporama des images clés</text:p>
          </table:table-cell>
          <table:table-cell table:style-name="ce32" office:value-type="string">
            <text:p>Bewaar een diashow van de kernafbeeldingen</text:p>
          </table:table-cell>
          <table:table-cell table:style-name="ce256" office:value-type="string">
            <text:p>Diashow aus den Schlüsselbildern speichern</text:p>
          </table:table-cell>
          <table:table-cell table:style-name="ce265" office:value-type="string">
            <text:p>Guardar una presentación de diapositivas de las imágenes claves</text:p>
          </table:table-cell>
          <table:table-cell table:style-name="ce80" office:value-type="string">
            <text:p>Salvar Slideshow a partir dos Quadros de Imagens</text:p>
          </table:table-cell>
          <table:table-cell table:style-name="ce384" office:value-type="string">
            <text:p>Zapisz pokaz slajdów z kluczowych obrazów</text:p>
          </table:table-cell>
          <table:table-cell table:style-name="ce95" office:value-type="string">
            <text:p>Salva una videopresentazione delle Immagini Chiave</text:p>
          </table:table-cell>
          <table:table-cell table:style-name="ce99" office:value-type="string">
            <text:p>Salvează o succesiune de imagini din cadrele cheie</text:p>
          </table:table-cell>
          <table:table-cell table:style-name="ce279" office:value-type="string">
            <text:p>Tallenna diaesitys avainkuvista</text:p>
          </table:table-cell>
          <table:table-cell table:style-name="ce284" office:value-type="string">
            <text:p>Lagre slideshow fra nøkkelbilder</text:p>
          </table:table-cell>
          <table:table-cell table:style-name="ce118" office:value-type="string">
            <text:p>从关键图像里保存一个幻灯片</text:p>
          </table:table-cell>
          <table:table-cell table:style-name="ce81" office:value-type="string">
            <text:p>Anahtar İmajlardan bir slayt gösterimi kaydet</text:p>
          </table:table-cell>
          <table:table-cell table:style-name="ce298" office:value-type="string">
            <text:p>Αποθήκευση προβολής-διαφανειών από τις Βασικές Εικόνες</text:p>
          </table:table-cell>
          <table:table-cell table:style-name="ce426" table:number-columns-repeated="1008"/>
        </table:table-row>
        <table:table-row table:style-name="ro30">
          <table:table-cell table:style-name="ce31" office:value-type="string">
            <text:p>ToolTip_SavePausedVideo</text:p>
          </table:table-cell>
          <table:table-cell table:style-name="ce324"/>
          <table:table-cell table:style-name="ce141" office:value-type="string">
            <text:p>Save video with a pause on each key image</text:p>
          </table:table-cell>
          <table:table-cell table:style-name="ce146" office:value-type="string">
            <text:p>Enregistrer la vidéo avec une pause sur chaque Image Clé</text:p>
          </table:table-cell>
          <table:table-cell table:style-name="ce114" office:value-type="string">
            <text:p>Sla de video op met een pauze op elkKernbeeld</text:p>
          </table:table-cell>
          <table:table-cell table:style-name="ce353" office:value-type="string">
            <text:p>Speichere Video mit einer Pause zwischen jedem Schlüsselbild</text:p>
          </table:table-cell>
          <table:table-cell table:style-name="ce265" office:value-type="string">
            <text:p>Grabar el vídeo con una pausa en cada imagen clave</text:p>
          </table:table-cell>
          <table:table-cell table:style-name="ce81" office:value-type="string">
            <text:p>Salvar vídeo com uma pausa em cada Quadro de Imagem.</text:p>
          </table:table-cell>
          <table:table-cell table:style-name="ce273"/>
          <table:table-cell table:style-name="ce95" office:value-type="string">
            <text:p>Salva il video con una pausa per ogni Immagine Chiave</text:p>
          </table:table-cell>
          <table:table-cell table:style-name="ce99" office:value-type="string">
            <text:p>Salveaza fisierul video cu o pauza in fiecare cadru cheie</text:p>
          </table:table-cell>
          <table:table-cell table:style-name="ce279" office:value-type="string">
            <text:p>Tallenna video tauolla jokaisen avainkuvan kohdalla</text:p>
          </table:table-cell>
          <table:table-cell table:style-name="ce284" office:value-type="string">
            <text:p>Lagre video med en pause ved hvert bilde</text:p>
          </table:table-cell>
          <table:table-cell table:style-name="ce118" office:value-type="string">
            <text:p>在每一个关键图像上添加暂停并保存</text:p>
          </table:table-cell>
          <table:table-cell table:style-name="ce81" office:value-type="string">
            <text:p>Videoyu her bir anahtar imaj üzerinde duraklama ile kaydet</text:p>
          </table:table-cell>
          <table:table-cell table:style-name="ce298" office:value-type="string">
            <text:p>Αποθήκευση video με παύση σε κάθε βασική εικόνα</text:p>
          </table:table-cell>
          <table:table-cell table:style-name="ce426" table:number-columns-repeated="1008"/>
        </table:table-row>
        <table:table-row table:style-name="ro10">
          <table:table-cell table:style-name="ce328" office:value-type="string">
            <text:p>ToolTip_SelectFolder</text:p>
          </table:table-cell>
          <table:table-cell table:style-name="ce332"/>
          <table:table-cell table:style-name="ce338" office:value-type="string">
            <text:p>Select directory</text:p>
          </table:table-cell>
          <table:table-cell table:style-name="ce345" office:value-type="string">
            <text:p>Choisir un dossier</text:p>
          </table:table-cell>
          <table:table-cell table:style-name="ce350"/>
          <table:table-cell table:style-name="ce356"/>
          <table:table-cell table:style-name="ce363"/>
          <table:table-cell table:style-name="ce375"/>
          <table:table-cell table:style-name="ce381"/>
          <table:table-cell table:style-name="ce395"/>
          <table:table-cell table:style-name="ce402"/>
          <table:table-cell table:style-name="ce406"/>
          <table:table-cell table:style-name="ce411"/>
          <table:table-cell table:style-name="ce414"/>
          <table:table-cell table:style-name="ce375"/>
          <table:table-cell table:style-name="ce420"/>
          <table:table-cell table:style-name="ce427" table:number-columns-repeated="1008"/>
        </table:table-row>
        <table:table-row table:style-name="ro15">
          <table:table-cell table:style-name="ce30" office:value-type="string">
            <text:p>ToolTip_SetHandlerLeft</text:p>
          </table:table-cell>
          <table:table-cell table:style-name="ce315"/>
          <table:table-cell table:style-name="ce140" office:value-type="string">
            <text:p>Set the First Frame of Working Zone to the Current Frame</text:p>
          </table:table-cell>
          <table:table-cell table:style-name="ce145" office:value-type="string">
            <text:p>Positionner l'Entrée de la Zone de Travail sur l'Image Courante</text:p>
          </table:table-cell>
          <table:table-cell table:style-name="ce32" office:value-type="string">
            <text:p>Maak eerste frame van het werkgebied nu het huidige frame</text:p>
          </table:table-cell>
          <table:table-cell table:style-name="ce353" office:value-type="string">
            <text:p>Beginn des Arbeitsbereichs auf die aktuelle Position setzen</text:p>
          </table:table-cell>
          <table:table-cell table:style-name="ce264" office:value-type="string">
            <text:p>Posicionar la entrada de la zona de trabajo sobre la imagen actual</text:p>
          </table:table-cell>
          <table:table-cell table:style-name="ce80" office:value-type="string">
            <text:p>Ajustar o Primeiro Quadro da Zona de Trabalho pelo Quadro Atual</text:p>
          </table:table-cell>
          <table:table-cell table:style-name="ce90" office:value-type="string">
            <text:p>Ustaw aktualną klatkę jako pierwszą klatkę Obszaru Roboczego</text:p>
          </table:table-cell>
          <table:table-cell table:style-name="ce95" office:value-type="string">
            <text:p>Imposta il Fotogramma attuale come PRIMO fotogramma della Zona Lavoro </text:p>
          </table:table-cell>
          <table:table-cell table:style-name="ce99" office:value-type="string">
            <text:p>Setaţi <text:s/>începutul zonei de lucru pe cadrul curent</text:p>
          </table:table-cell>
          <table:table-cell table:style-name="ce105" office:value-type="string">
            <text:p>Aseta työstöjakson ensimmäinen kuva nykyiseksi kuvaksi</text:p>
          </table:table-cell>
          <table:table-cell table:style-name="ce113" office:value-type="string">
            <text:p>Sett første bilde I arbeidssonen til det aktuelle bilde</text:p>
          </table:table-cell>
          <table:table-cell table:style-name="ce118" office:value-type="string">
            <text:p>设置工作区的第一帧为当前帧</text:p>
          </table:table-cell>
          <table:table-cell table:style-name="ce293" office:value-type="string">
            <text:p>Çalışma Alanının İlk Karesini Geçerli Kareye Denkleştir</text:p>
          </table:table-cell>
          <table:table-cell table:style-name="ce298" office:value-type="string">
            <text:p>Τοποθέτηση του Πρώτου Πλαισίου της Ζώνης Εργασίας στο παρόν Πλαίσιο</text:p>
          </table:table-cell>
          <table:table-cell table:number-columns-repeated="1008"/>
        </table:table-row>
        <table:table-row table:style-name="ro15">
          <table:table-cell table:style-name="ce30" office:value-type="string">
            <text:p>ToolTip_SetHandlerRight</text:p>
          </table:table-cell>
          <table:table-cell table:style-name="ce315"/>
          <table:table-cell table:style-name="ce140" office:value-type="string">
            <text:p>Set the Last Frame of Working Zone to the Current Frame</text:p>
          </table:table-cell>
          <table:table-cell table:style-name="ce145" office:value-type="string">
            <text:p>Positionner la Sortie de la Zone de Travail sur l'Image Courante</text:p>
          </table:table-cell>
          <table:table-cell table:style-name="ce32" office:value-type="string">
            <text:p>Maak laatste frame van het werkgebied nu het huidige frame</text:p>
          </table:table-cell>
          <table:table-cell table:style-name="ce353" office:value-type="string">
            <text:p>Ende des Arbeitsbereichs auf die aktuelle Position setzen</text:p>
          </table:table-cell>
          <table:table-cell table:style-name="ce264" office:value-type="string">
            <text:p>Posicionar la salida de la zona de trabajo sobre la imagen actual</text:p>
          </table:table-cell>
          <table:table-cell table:style-name="ce80" office:value-type="string">
            <text:p>Ajustar o Último Quadro da Zona de Trabalho pelo Quadro Atual</text:p>
          </table:table-cell>
          <table:table-cell table:style-name="ce90" office:value-type="string">
            <text:p>Ustaw aktualną klatkę jako ostatnią klatkę Obszaru Roboczego</text:p>
          </table:table-cell>
          <table:table-cell table:style-name="ce95" office:value-type="string">
            <text:p>Imposta il Fotogramma attuale come ULTIMO fotogramma della Zona Lavoro </text:p>
          </table:table-cell>
          <table:table-cell table:style-name="ce99" office:value-type="string">
            <text:p>Setaţi <text:s/>sfârşitul zonei de lucru pe cadrul curent </text:p>
          </table:table-cell>
          <table:table-cell table:style-name="ce105" office:value-type="string">
            <text:p>Aseta työstöjakson viimeinen kuva nykyiseksi kuvaksi</text:p>
          </table:table-cell>
          <table:table-cell table:style-name="ce113" office:value-type="string">
            <text:p>Sett siste bilde I arbeidssonen til det aktuelle bilde</text:p>
          </table:table-cell>
          <table:table-cell table:style-name="ce118" office:value-type="string">
            <text:p>设置工作区的最后一帧为当前帧</text:p>
          </table:table-cell>
          <table:table-cell table:style-name="ce293" office:value-type="string">
            <text:p>Çalışma Alanının Son Karesini Geçerli Kareye Denkleştir</text:p>
          </table:table-cell>
          <table:table-cell table:style-name="ce298" office:value-type="string">
            <text:p>Τοποθέτηση του Τελευταίου Πλαισίου της Ζώνης Εργασίας στο παρόν Πλαίσιο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ToolTip_ShowComments</text:p>
          </table:table-cell>
          <table:table-cell table:style-name="ce315"/>
          <table:table-cell table:style-name="ce140" office:value-type="string">
            <text:p>Show Comments</text:p>
          </table:table-cell>
          <table:table-cell table:style-name="ce145" office:value-type="string">
            <text:p>Montrer les Commentaires</text:p>
          </table:table-cell>
          <table:table-cell table:style-name="ce32" office:value-type="string">
            <text:p>Toon commentaar</text:p>
          </table:table-cell>
          <table:table-cell table:style-name="ce353" office:value-type="string">
            <text:p>Zeige Anmerkungen</text:p>
          </table:table-cell>
          <table:table-cell table:style-name="ce264" office:value-type="string">
            <text:p>Mostrar Comentarios</text:p>
          </table:table-cell>
          <table:table-cell table:style-name="ce80" office:value-type="string">
            <text:p>Mostrar Comentários</text:p>
          </table:table-cell>
          <table:table-cell table:style-name="ce90" office:value-type="string">
            <text:p>Pokaż komentarze</text:p>
          </table:table-cell>
          <table:table-cell table:style-name="ce95" office:value-type="string">
            <text:p>Mostra i Commenti</text:p>
          </table:table-cell>
          <table:table-cell table:style-name="ce99" office:value-type="string">
            <text:p>Arată comentariile</text:p>
          </table:table-cell>
          <table:table-cell table:style-name="ce105" office:value-type="string">
            <text:p>Näytä kommentit</text:p>
          </table:table-cell>
          <table:table-cell table:style-name="ce113" office:value-type="string">
            <text:p>Vis kommentarer</text:p>
          </table:table-cell>
          <table:table-cell table:style-name="ce118" office:value-type="string">
            <text:p>显示注释</text:p>
          </table:table-cell>
          <table:table-cell table:style-name="ce293" office:value-type="string">
            <text:p>Yorumları Göster</text:p>
          </table:table-cell>
          <table:table-cell table:style-name="ce298" office:value-type="string">
            <text:p>Εμφάνιση Σχολίων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ToolTip_sldrSpeed</text:p>
          </table:table-cell>
          <table:table-cell table:style-name="ce315"/>
          <table:table-cell table:style-name="ce140" office:value-type="string">
            <text:p>Vary Playback Speed</text:p>
          </table:table-cell>
          <table:table-cell table:style-name="ce145" office:value-type="string">
            <text:p>Varier la Vitesse de Lecture</text:p>
          </table:table-cell>
          <table:table-cell table:style-name="ce32" office:value-type="string">
            <text:p>Varieer afspeelsnelheid</text:p>
          </table:table-cell>
          <table:table-cell table:style-name="ce353" office:value-type="string">
            <text:p>Abspielgeschwindigkeit verändern</text:p>
          </table:table-cell>
          <table:table-cell table:style-name="ce264" office:value-type="string">
            <text:p>Variar la velocidad de lectura</text:p>
          </table:table-cell>
          <table:table-cell table:style-name="ce80" office:value-type="string">
            <text:p>Variar a Velocidade de Reprodução</text:p>
          </table:table-cell>
          <table:table-cell table:style-name="ce87" office:value-type="string">
            <text:p>Różna prędkość odtwarzania</text:p>
          </table:table-cell>
          <table:table-cell table:style-name="ce95" office:value-type="string">
            <text:p>Varia la velocita' di riproduzione</text:p>
          </table:table-cell>
          <table:table-cell table:style-name="ce99" office:value-type="string">
            <text:p>Modifică viteza de rulare</text:p>
          </table:table-cell>
          <table:table-cell table:style-name="ce105" office:value-type="string">
            <text:p>Muuntele videon nopeutta</text:p>
          </table:table-cell>
          <table:table-cell table:style-name="ce113" office:value-type="string">
            <text:p>Endre avspillingshastighet</text:p>
          </table:table-cell>
          <table:table-cell table:style-name="ce118" office:value-type="string">
            <text:p>变换播放速度</text:p>
          </table:table-cell>
          <table:table-cell table:style-name="ce293" office:value-type="string">
            <text:p>Oynatma Hızını Değiştir</text:p>
          </table:table-cell>
          <table:table-cell table:style-name="ce298" office:value-type="string">
            <text:p>Μεταβαλλόμενη Ταχύτητα Αναπαραγωγής</text:p>
          </table:table-cell>
          <table:table-cell table:number-columns-repeated="1008"/>
        </table:table-row>
        <table:table-row table:style-name="ro11">
          <table:table-cell table:style-name="ce328" office:value-type="string">
            <text:p>ToolTip_SideBySideSnapshot</text:p>
          </table:table-cell>
          <table:table-cell table:style-name="ce332"/>
          <table:table-cell table:style-name="ce338" office:value-type="string">
            <text:p>Save both images to a composite image</text:p>
          </table:table-cell>
          <table:table-cell table:style-name="ce345" office:value-type="string">
            <text:p>Enregistrer les deux images dans une image composée</text:p>
          </table:table-cell>
          <table:table-cell table:style-name="ce349"/>
          <table:table-cell table:style-name="ce356"/>
          <table:table-cell table:style-name="ce363"/>
          <table:table-cell table:style-name="ce372"/>
          <table:table-cell table:style-name="ce389"/>
          <table:table-cell table:style-name="ce395"/>
          <table:table-cell table:style-name="ce402"/>
          <table:table-cell table:style-name="ce406"/>
          <table:table-cell table:style-name="ce411"/>
          <table:table-cell table:style-name="ce414"/>
          <table:table-cell table:style-name="ce375"/>
          <table:table-cell table:style-name="ce420"/>
          <table:table-cell table:style-name="ce427" table:number-columns-repeated="1008"/>
        </table:table-row>
        <table:table-row table:style-name="ro11">
          <table:table-cell table:style-name="ce328" office:value-type="string">
            <text:p>ToolTip_SideBySideVideo</text:p>
          </table:table-cell>
          <table:table-cell table:style-name="ce332"/>
          <table:table-cell table:style-name="ce338" office:value-type="string">
            <text:p>Save both videos into a composite video</text:p>
          </table:table-cell>
          <table:table-cell table:style-name="ce345" office:value-type="string">
            <text:p>Enregistrer les deux vidéos dans une vidéo composée</text:p>
          </table:table-cell>
          <table:table-cell table:style-name="ce349"/>
          <table:table-cell table:style-name="ce356"/>
          <table:table-cell table:style-name="ce363"/>
          <table:table-cell table:style-name="ce372"/>
          <table:table-cell table:style-name="ce389"/>
          <table:table-cell table:style-name="ce395"/>
          <table:table-cell table:style-name="ce402"/>
          <table:table-cell table:style-name="ce406"/>
          <table:table-cell table:style-name="ce411"/>
          <table:table-cell table:style-name="ce414"/>
          <table:table-cell table:style-name="ce375"/>
          <table:table-cell table:style-name="ce420"/>
          <table:table-cell table:style-name="ce427" table:number-columns-repeated="1008"/>
        </table:table-row>
        <table:table-row table:style-name="ro10">
          <table:table-cell table:style-name="ce30" office:value-type="string">
            <text:p>ToolTip_trkSelection</text:p>
          </table:table-cell>
          <table:table-cell table:style-name="ce315"/>
          <table:table-cell table:style-name="ce140" office:value-type="string">
            <text:p>Set the Working Zone</text:p>
          </table:table-cell>
          <table:table-cell table:style-name="ce145" office:value-type="string">
            <text:p>Spécifier la Zone de Travail</text:p>
          </table:table-cell>
          <table:table-cell table:style-name="ce32" office:value-type="string">
            <text:p>Definieer werkgebied</text:p>
          </table:table-cell>
          <table:table-cell table:style-name="ce353" office:value-type="string">
            <text:p>Arbeitsbereich markieren</text:p>
          </table:table-cell>
          <table:table-cell table:style-name="ce264" office:value-type="string">
            <text:p>Especificar el área de trabajo</text:p>
          </table:table-cell>
          <table:table-cell table:style-name="ce80" office:value-type="string">
            <text:p>Ajustar a Zona de Trabalho</text:p>
          </table:table-cell>
          <table:table-cell table:style-name="ce90" office:value-type="string">
            <text:p>Ustaw Obszar Roboczy</text:p>
          </table:table-cell>
          <table:table-cell table:style-name="ce95" office:value-type="string">
            <text:p>Imposta la Zona Lavoro</text:p>
          </table:table-cell>
          <table:table-cell table:style-name="ce99" office:value-type="string">
            <text:p>Specificaţi zona de lucru</text:p>
          </table:table-cell>
          <table:table-cell table:style-name="ce105" office:value-type="string">
            <text:p>Aseta työstöjakso</text:p>
          </table:table-cell>
          <table:table-cell table:style-name="ce113" office:value-type="string">
            <text:p>Marker arbeidsfeltet</text:p>
          </table:table-cell>
          <table:table-cell table:style-name="ce118" office:value-type="string">
            <text:p>设置工作区</text:p>
          </table:table-cell>
          <table:table-cell table:style-name="ce293" office:value-type="string">
            <text:p>Çalışma Alanını Ayarla</text:p>
          </table:table-cell>
          <table:table-cell table:style-name="ce298" office:value-type="string">
            <text:p>Καθορισμός της Ζώνης Εργασίας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VideoFilterEdgesOnly_FriendlyName</text:p>
          </table:table-cell>
          <table:table-cell table:style-name="ce315"/>
          <table:table-cell table:style-name="ce140" office:value-type="string">
            <text:p>Edges Only...</text:p>
          </table:table-cell>
          <table:table-cell table:style-name="ce145" office:value-type="string">
            <text:p>Contours Seulement...</text:p>
          </table:table-cell>
          <table:table-cell table:style-name="ce32" office:value-type="string">
            <text:p>Randen alleen…</text:p>
          </table:table-cell>
          <table:table-cell table:style-name="ce353" office:value-type="string">
            <text:p>Nur Videoränder...</text:p>
          </table:table-cell>
          <table:table-cell table:style-name="ce264" office:value-type="string">
            <text:p>Contornos Solamente...</text:p>
          </table:table-cell>
          <table:table-cell table:style-name="ce80" office:value-type="string">
            <text:p>Apenas Bordas...</text:p>
          </table:table-cell>
          <table:table-cell table:style-name="ce90" office:value-type="string">
            <text:p>Tylko krawędzie...</text:p>
          </table:table-cell>
          <table:table-cell table:style-name="ce95" office:value-type="string">
            <text:p>Solo Contorni...</text:p>
          </table:table-cell>
          <table:table-cell table:style-name="ce99" office:value-type="string">
            <text:p>Doar marginile...</text:p>
          </table:table-cell>
          <table:table-cell table:style-name="ce105" office:value-type="string">
            <text:p>Vain rajat...</text:p>
          </table:table-cell>
          <table:table-cell table:style-name="ce113" office:value-type="string">
            <text:p>Kun kanter...</text:p>
          </table:table-cell>
          <table:table-cell table:style-name="ce118" office:value-type="string">
            <text:p>只显示边缘...</text:p>
          </table:table-cell>
          <table:table-cell table:style-name="ce293" office:value-type="string">
            <text:p>Sadece Kenarlar...</text:p>
          </table:table-cell>
          <table:table-cell table:style-name="ce298" office:value-type="string">
            <text:p>Μόνο οι Άκρες…</text:p>
          </table:table-cell>
          <table:table-cell table:number-columns-repeated="1008"/>
        </table:table-row>
        <table:table-row table:style-name="ro10">
          <table:table-cell table:style-name="ce31" office:value-type="string">
            <text:p>VideoFilterAutoLevels_FriendlyName</text:p>
          </table:table-cell>
          <table:table-cell table:style-name="ce324"/>
          <table:table-cell table:style-name="ce141" office:value-type="string">
            <text:p>Auto Levels...</text:p>
          </table:table-cell>
          <table:table-cell table:style-name="ce146" office:value-type="string">
            <text:p>Niveaux Automatiques...</text:p>
          </table:table-cell>
          <table:table-cell table:style-name="ce114" office:value-type="string">
            <text:p>Automatische niveaubepaling</text:p>
          </table:table-cell>
          <table:table-cell table:style-name="ce353" office:value-type="string">
            <text:p>Automatisch</text:p>
          </table:table-cell>
          <table:table-cell table:style-name="ce265" office:value-type="string">
            <text:p>Niveles automáticos...</text:p>
          </table:table-cell>
          <table:table-cell table:style-name="ce81" office:value-type="string">
            <text:p>Niveis automáticos...</text:p>
          </table:table-cell>
          <table:table-cell table:style-name="ce273"/>
          <table:table-cell table:style-name="ce95" office:value-type="string">
            <text:p>Livelli automatici...</text:p>
          </table:table-cell>
          <table:table-cell table:style-name="ce99" office:value-type="string">
            <text:p>Nivele Automate...</text:p>
          </table:table-cell>
          <table:table-cell table:style-name="ce279" office:value-type="string">
            <text:p>Automaattiset tasot...</text:p>
          </table:table-cell>
          <table:table-cell table:style-name="ce284" office:value-type="string">
            <text:p>Auto levels...</text:p>
          </table:table-cell>
          <table:table-cell table:style-name="ce118" office:value-type="string">
            <text:p>自动对准...</text:p>
          </table:table-cell>
          <table:table-cell table:style-name="ce81" office:value-type="string">
            <text:p>Oto Seviye...</text:p>
          </table:table-cell>
          <table:table-cell table:style-name="ce298" office:value-type="string">
            <text:p>Αυτόματα Επίπεδα…</text:p>
          </table:table-cell>
          <table:table-cell table:style-name="ce426" table:number-columns-repeated="1008"/>
        </table:table-row>
        <table:table-row table:style-name="ro10">
          <table:table-cell table:style-name="ce30" office:value-type="string">
            <text:p>VideoFilterSharpen_FriendlyName</text:p>
          </table:table-cell>
          <table:table-cell table:style-name="ce315"/>
          <table:table-cell table:style-name="ce140" office:value-type="string">
            <text:p>Sharpen...</text:p>
          </table:table-cell>
          <table:table-cell table:style-name="ce145" office:value-type="string">
            <text:p>Renforcement des Contours...</text:p>
          </table:table-cell>
          <table:table-cell table:style-name="ce32" office:value-type="string">
            <text:p>Verscherp…</text:p>
          </table:table-cell>
          <table:table-cell table:style-name="ce353" office:value-type="string">
            <text:p>Scharfzeichnen...</text:p>
          </table:table-cell>
          <table:table-cell table:style-name="ce264" office:value-type="string">
            <text:p>Fortalecimiento de contornos…</text:p>
          </table:table-cell>
          <table:table-cell table:style-name="ce80" office:value-type="string">
            <text:p>Nitidez...</text:p>
          </table:table-cell>
          <table:table-cell table:style-name="ce90" office:value-type="string">
            <text:p>Wyostrz...</text:p>
          </table:table-cell>
          <table:table-cell table:style-name="ce95" office:value-type="string">
            <text:p>Nitidezza...</text:p>
          </table:table-cell>
          <table:table-cell table:style-name="ce99" office:value-type="string">
            <text:p>Accentuare de contururi...</text:p>
          </table:table-cell>
          <table:table-cell table:style-name="ce105" office:value-type="string">
            <text:p>Tarkenna...</text:p>
          </table:table-cell>
          <table:table-cell table:style-name="ce113" office:value-type="string">
            <text:p>Skarp opp</text:p>
          </table:table-cell>
          <table:table-cell table:style-name="ce118" office:value-type="string">
            <text:p>锐化...</text:p>
          </table:table-cell>
          <table:table-cell table:style-name="ce293" office:value-type="string">
            <text:p>Keskinleştir...</text:p>
          </table:table-cell>
          <table:table-cell table:style-name="ce298" office:value-type="string">
            <text:p>Όξυνση…</text:p>
          </table:table-cell>
          <table:table-cell table:number-columns-repeated="1008"/>
        </table:table-row>
        <table:table-row table:style-name="ro10">
          <table:table-cell table:style-name="ce134" office:value-type="string">
            <text:p>VideoFilterMosaic_FriendlyName</text:p>
          </table:table-cell>
          <table:table-cell table:style-name="ce333" office:value-type="string">
            <office:annotation draw:style-name="gr9" draw:text-style-name="P1" svg:width="7.868cm" svg:height="2.304cm" svg:x="12.099cm" svg:y="213.853cm" draw:caption-point-x="-0.61cm" draw:caption-point-y="1.515cm">
              <dc:date>2010-07-03T00:00:00</dc:date>
              <text:p text:style-name="P1"><text:span text:style-name="T1">The name of the feature was changed from Mosaic to Overview, please update.</text:span></text:p>
            </office:annotation>
            <text:p>changed</text:p>
          </table:table-cell>
          <table:table-cell table:style-name="ce139" office:value-type="string">
            <text:p>Overview...</text:p>
          </table:table-cell>
          <table:table-cell table:style-name="ce144" office:value-type="string">
            <text:p>Vue d'ensemble...</text:p>
          </table:table-cell>
          <table:table-cell table:style-name="ce180" office:value-type="string">
            <text:p>Overzicht…</text:p>
          </table:table-cell>
          <table:table-cell table:style-name="ce180" office:value-type="string">
            <text:p>Übersicht</text:p>
          </table:table-cell>
          <table:table-cell table:style-name="ce266" office:value-type="string">
            <text:p>Mosaico...</text:p>
          </table:table-cell>
          <table:table-cell table:style-name="ce268" office:value-type="string">
            <text:p>Mosaico...</text:p>
          </table:table-cell>
          <table:table-cell table:style-name="ce273"/>
          <table:table-cell table:style-name="ce167" office:value-type="string">
            <text:p>Panoramica...</text:p>
          </table:table-cell>
          <table:table-cell table:style-name="ce170" office:value-type="string">
            <text:p>Mozaic...</text:p>
          </table:table-cell>
          <table:table-cell table:style-name="ce281" office:value-type="string">
            <text:p>Mosaiikki...</text:p>
          </table:table-cell>
          <table:table-cell table:style-name="ce180" office:value-type="string">
            <text:p>Oversikt…</text:p>
          </table:table-cell>
          <table:table-cell table:style-name="ce415" office:value-type="string">
            <text:p>马赛克...</text:p>
          </table:table-cell>
          <table:table-cell table:style-name="ce268" office:value-type="string">
            <text:p>Göz Atma...</text:p>
          </table:table-cell>
          <table:table-cell table:style-name="ce425" office:value-type="string">
            <text:p>Περίληψη…</text:p>
          </table:table-cell>
          <table:table-cell table:style-name="ce428" table:number-columns-repeated="1008"/>
        </table:table-row>
        <table:table-row table:style-name="ro10">
          <table:table-cell table:style-name="ce31" office:value-type="string">
            <text:p>VideoFilterReverse_FriendlyName</text:p>
          </table:table-cell>
          <table:table-cell table:style-name="ce324"/>
          <table:table-cell table:style-name="ce141" office:value-type="string">
            <text:p>Reverse...</text:p>
          </table:table-cell>
          <table:table-cell table:style-name="ce146" office:value-type="string">
            <text:p>Inverse...</text:p>
          </table:table-cell>
          <table:table-cell table:style-name="ce114" office:value-type="string">
            <text:p>Keer om….</text:p>
          </table:table-cell>
          <table:table-cell table:style-name="ce353" office:value-type="string">
            <text:p>Invers</text:p>
          </table:table-cell>
          <table:table-cell table:style-name="ce265" office:value-type="string">
            <text:p>Invertido...</text:p>
          </table:table-cell>
          <table:table-cell table:style-name="ce81" office:value-type="string">
            <text:p>Reverso...</text:p>
          </table:table-cell>
          <table:table-cell table:style-name="ce273"/>
          <table:table-cell table:style-name="ce95" office:value-type="string">
            <text:p>A ritroso...</text:p>
          </table:table-cell>
          <table:table-cell table:style-name="ce99" office:value-type="string">
            <text:p>Inversează...</text:p>
          </table:table-cell>
          <table:table-cell table:style-name="ce279" office:value-type="string">
            <text:p>Käänteinen...</text:p>
          </table:table-cell>
          <table:table-cell table:style-name="ce284" office:value-type="string">
            <text:p>Inverter</text:p>
          </table:table-cell>
          <table:table-cell table:style-name="ce118" office:value-type="string">
            <text:p>反向...</text:p>
          </table:table-cell>
          <table:table-cell table:style-name="ce81" office:value-type="string">
            <text:p>Geri...</text:p>
          </table:table-cell>
          <table:table-cell table:style-name="ce298" office:value-type="string">
            <text:p>Αντιστροφή…</text:p>
          </table:table-cell>
          <table:table-cell table:style-name="ce426" table:number-columns-repeated="1008"/>
        </table:table-row>
        <table:table-row table:style-name="ro10">
          <table:table-cell table:style-name="ce31" office:value-type="string">
            <text:p>VideoFilterContrast_FriendlyName</text:p>
          </table:table-cell>
          <table:table-cell table:style-name="ce324"/>
          <table:table-cell table:style-name="ce141" office:value-type="string">
            <text:p>Auto Contrast...</text:p>
          </table:table-cell>
          <table:table-cell table:style-name="ce146" office:value-type="string">
            <text:p>Contraste Automatique...</text:p>
          </table:table-cell>
          <table:table-cell table:style-name="ce114" office:value-type="string">
            <text:p>Automatisch contrast…</text:p>
          </table:table-cell>
          <table:table-cell table:style-name="ce114" office:value-type="string">
            <text:p>Autokontrast...</text:p>
          </table:table-cell>
          <table:table-cell table:style-name="ce71" office:value-type="string">
            <text:p>Contraste...</text:p>
          </table:table-cell>
          <table:table-cell table:style-name="ce81" office:value-type="string">
            <text:p>Contraste Automático...</text:p>
          </table:table-cell>
          <table:table-cell table:style-name="ce271" office:value-type="string">
            <text:p>Kontrast...</text:p>
          </table:table-cell>
          <table:table-cell table:style-name="ce95" office:value-type="string">
            <text:p>Contrasto automatico...</text:p>
          </table:table-cell>
          <table:table-cell table:style-name="ce99" office:value-type="string">
            <text:p>Contrast automat...</text:p>
          </table:table-cell>
          <table:table-cell table:style-name="ce279" office:value-type="string">
            <text:p>Automaattinen tarkennus...</text:p>
          </table:table-cell>
          <table:table-cell table:style-name="ce284" office:value-type="string">
            <text:p>Auto kontrast...</text:p>
          </table:table-cell>
          <table:table-cell table:style-name="ce118" office:value-type="string">
            <text:p>自动对比度...</text:p>
          </table:table-cell>
          <table:table-cell table:style-name="ce81" office:value-type="string">
            <text:p>Oto Kontrast...</text:p>
          </table:table-cell>
          <table:table-cell table:style-name="ce201" office:value-type="string">
            <text:p>Αυτόματη Αντίθεση...</text:p>
          </table:table-cell>
          <table:table-cell table:style-name="ce426" table:number-columns-repeated="1008"/>
        </table:table-row>
        <table:table-row table:style-name="ro10" table:number-rows-repeated="5">
          <table:table-cell table:style-name="ce330"/>
          <table:table-cell/>
          <table:table-cell table:style-name="ce330" table:number-columns-repeated="2"/>
          <table:table-cell table:number-columns-repeated="2"/>
          <table:table-cell table:style-name="ce330" table:number-columns-repeated="2"/>
          <table:table-cell/>
          <table:table-cell table:style-name="ce330"/>
          <table:table-cell/>
          <table:table-cell table:style-name="ce330"/>
          <table:table-cell table:number-columns-repeated="1012"/>
        </table:table-row>
        <table:table-row table:style-name="ro10" table:number-rows-repeated="65246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Installer" table:style-name="ta6" table:print="false">
        <office:forms form:automatic-focus="false" form:apply-design-mode="false"/>
        <table:table-column table:style-name="co62" table:default-cell-style-name="ce33"/>
        <table:table-column table:style-name="co63" table:default-cell-style-name="ce33"/>
        <table:table-column table:style-name="co64" table:default-cell-style-name="ce33"/>
        <table:table-column table:style-name="co65" table:default-cell-style-name="ce33"/>
        <table:table-column table:style-name="co66" table:default-cell-style-name="ce33"/>
        <table:table-column table:style-name="co67" table:default-cell-style-name="ce33"/>
        <table:table-column table:style-name="co68" table:default-cell-style-name="ce33"/>
        <table:table-column table:style-name="co64" table:default-cell-style-name="ce33"/>
        <table:table-column table:style-name="co69" table:default-cell-style-name="ce33"/>
        <table:table-column table:style-name="co64" table:default-cell-style-name="ce33"/>
        <table:table-column table:style-name="co70" table:default-cell-style-name="ce33"/>
        <table:table-column table:style-name="co71" table:default-cell-style-name="ce33"/>
        <table:table-column table:style-name="co72" table:number-columns-repeated="2" table:default-cell-style-name="ce33"/>
        <table:table-column table:style-name="co73" table:default-cell-style-name="ce33"/>
        <table:table-column table:style-name="co74" table:default-cell-style-name="ce33"/>
        <table:table-column table:style-name="co32" table:number-columns-repeated="239" table:default-cell-style-name="ce33"/>
        <table:table-row table:style-name="ro20">
          <table:table-cell table:style-name="ce316" office:value-type="string">
            <text:p>#LanguageName</text:p>
          </table:table-cell>
          <table:table-cell table:style-name="Default"/>
          <table:table-cell table:style-name="ce85" office:value-type="string">
            <text:p>ENGLISH</text:p>
          </table:table-cell>
          <table:table-cell table:style-name="ce85" office:value-type="string">
            <text:p>FRANÇAIS</text:p>
          </table:table-cell>
          <table:table-cell table:style-name="ce85" office:value-type="string">
            <text:p>NEDERLANDS</text:p>
          </table:table-cell>
          <table:table-cell table:style-name="ce85" office:value-type="string">
            <text:p>DEUTSCH</text:p>
          </table:table-cell>
          <table:table-cell table:style-name="ce85" office:value-type="string">
            <text:p>ESPAÑOL</text:p>
          </table:table-cell>
          <table:table-cell table:style-name="ce85" office:value-type="string">
            <text:p>PORTUGUÊS</text:p>
          </table:table-cell>
          <table:table-cell table:style-name="ce85" office:value-type="string">
            <text:p>POLISH</text:p>
          </table:table-cell>
          <table:table-cell table:style-name="ce85" office:value-type="string">
            <text:p>ITALIANO</text:p>
          </table:table-cell>
          <table:table-cell table:style-name="ce85" office:value-type="string">
            <text:p>ROMÂNĂ</text:p>
          </table:table-cell>
          <table:table-cell table:style-name="ce85" office:value-type="string">
            <text:p>SUOMI</text:p>
          </table:table-cell>
          <table:table-cell table:style-name="ce85" office:value-type="string">
            <text:p>NORSK</text:p>
          </table:table-cell>
          <table:table-cell table:style-name="ce175" office:value-type="string">
            <text:p>简体中文</text:p>
          </table:table-cell>
          <table:table-cell table:style-name="ce85" office:value-type="string">
            <text:p>TÜRKÇE</text:p>
          </table:table-cell>
          <table:table-cell table:style-name="ce124" office:value-type="string">
            <text:p>ΕΛΛΗΝΙΚΑ</text:p>
          </table:table-cell>
          <table:table-cell table:style-name="Default" table:number-columns-repeated="239"/>
        </table:table-row>
        <table:table-row table:style-name="ro9">
          <table:table-cell table:style-name="Default" office:value-type="string">
            <text:p>#LanguageCode</text:p>
          </table:table-cell>
          <table:table-cell table:style-name="Default" table:number-columns-repeated="2"/>
          <table:table-cell table:style-name="Default" office:value-type="string">
            <text:p>fr</text:p>
          </table:table-cell>
          <table:table-cell table:style-name="Default" office:value-type="string">
            <text:p>nl</text:p>
          </table:table-cell>
          <table:table-cell table:style-name="Default" office:value-type="string">
            <text:p>de</text:p>
          </table:table-cell>
          <table:table-cell table:style-name="Default" office:value-type="string">
            <text:p>es</text:p>
          </table:table-cell>
          <table:table-cell table:style-name="Default" office:value-type="string">
            <text:p>pt</text:p>
          </table:table-cell>
          <table:table-cell table:style-name="Default" office:value-type="string">
            <text:p>pl</text:p>
          </table:table-cell>
          <table:table-cell table:style-name="ce1" office:value-type="string">
            <text:p>it</text:p>
          </table:table-cell>
          <table:table-cell table:style-name="Default" office:value-type="string">
            <text:p>ro</text:p>
          </table:table-cell>
          <table:table-cell table:style-name="ce171" office:value-type="string">
            <text:p>fi</text:p>
          </table:table-cell>
          <table:table-cell table:style-name="ce111" office:value-type="string">
            <text:p>no</text:p>
          </table:table-cell>
          <table:table-cell table:style-name="ce176" office:value-type="string">
            <text:p>zh-CHS</text:p>
          </table:table-cell>
          <table:table-cell table:style-name="ce319" office:value-type="string">
            <text:p>tr</text:p>
          </table:table-cell>
          <table:table-cell table:style-name="ce320" office:value-type="string">
            <text:p>el</text:p>
          </table:table-cell>
          <table:table-cell table:style-name="Default" table:number-columns-repeated="239"/>
        </table:table-row>
        <table:table-row table:style-name="ro15">
          <table:table-cell table:style-name="Default" office:value-type="string">
            <text:p>Various Error messages.</text:p>
          </table:table-cell>
          <table:table-cell/>
          <table:table-cell office:value-type="string">
            <text:p>Your computer needs to be updated before Kinovea can be installed.</text:p>
          </table:table-cell>
          <table:table-cell office:value-type="string">
            <text:p>Votre ordinateur à besoin d'être mis à jour avant l'installation de Kinovea.</text:p>
          </table:table-cell>
          <table:table-cell office:value-type="string">
            <text:p>Uw computer dient een update te krijgen, voordat Kinovea kan worden geïnstalleerd.</text:p>
          </table:table-cell>
          <table:table-cell table:style-name="ce317" office:value-type="string">
            <text:p>Ihr Computer muss aktualisiert werden, bevor die Installation von Kinovea durchgeführt werdem kann. </text:p>
          </table:table-cell>
          <table:table-cell table:style-name="ce181" office:value-type="string">
            <text:p>Su ordenador debe ser actualizado antes de instalar Kinovea.</text:p>
          </table:table-cell>
          <table:table-cell table:style-name="ce181" office:value-type="string">
            <text:p>Seu computador precisa ser atualizado antes que o Kinovea seja instalado.</text:p>
          </table:table-cell>
          <table:table-cell table:style-name="ce181" office:value-type="string">
            <text:p>Twój komputer wymaga aktualizacji zanim Kinovea będzie mogła być zainstalowana.</text:p>
          </table:table-cell>
          <table:table-cell table:style-name="ce32" office:value-type="string">
            <text:p>Occorre aggiornare il Computer PRIMA che Kinovea possa essere installato.</text:p>
          </table:table-cell>
          <table:table-cell office:value-type="string">
            <text:p>Computerul dumneavostră trebuie actualizat înainte de a instala Kinovea.</text:p>
          </table:table-cell>
          <table:table-cell table:style-name="ce105" office:value-type="string">
            <text:p>Tietokoneesi on päivitettävä ennen Kinovean asentamista.</text:p>
          </table:table-cell>
          <table:table-cell table:style-name="ce318" office:value-type="string">
            <text:p>Du må oppdatere din datamaskin før du kan installere Kinovea</text:p>
          </table:table-cell>
          <table:table-cell table:style-name="ce148"/>
          <table:table-cell table:style-name="ce181" office:value-type="string">
            <text:p>Kinovea'yı yüklemeden önce bilgisayarınızı güncellemeniz gerekiyor.</text:p>
          </table:table-cell>
          <table:table-cell table:style-name="ce321" office:value-type="string">
            <text:p>Ο υπολογιστής σας χρειάζεται να ενημερωθεί πριν να μπορεί να εγκατασταθεί το Kinovea.</text:p>
          </table:table-cell>
          <table:table-cell table:number-columns-repeated="239"/>
        </table:table-row>
        <table:table-row table:style-name="ro13">
          <table:table-cell table:number-columns-repeated="2"/>
          <table:table-cell office:value-type="string">
            <text:p>Kinovea requires .NET Framework version ${MIN_FRA_MAJOR}.${MIN_FRA_MINOR} or higher.</text:p>
          </table:table-cell>
          <table:table-cell office:value-type="string">
            <text:p>Kinovea requiert le Framework .NET version ${MIN_FRA_MAJOR}.${MIN_FRA_MINOR} ou supérieur.</text:p>
          </table:table-cell>
          <table:table-cell office:value-type="string">
            <text:p>Kinovea vereist .NET Framework versie ${MIN_FRA_MAJOR}.${MIN_FRA_MINOR} of hoger.</text:p>
          </table:table-cell>
          <table:table-cell table:style-name="ce317" office:value-type="string">
            <text:p>Kinovea erfordert .NET Framework Version ${MIN_FRA_MAJOR}.${MIN_FRA_MINOR} oder höher.</text:p>
          </table:table-cell>
          <table:table-cell table:style-name="ce181" office:value-type="string">
            <text:p>Kinovea requiere <text:s/>Framework .NET versiòn ${MIN_FRA_MAJOR}.${MIN_FRA_MINOR} o major.</text:p>
          </table:table-cell>
          <table:table-cell table:style-name="ce181" office:value-type="string">
            <text:p>Kinovea precisa do .NET Framework versão ${MIN_FRA_MAJOR}.${MIN_FRA_MINOR} ou maior.</text:p>
          </table:table-cell>
          <table:table-cell table:style-name="ce181" office:value-type="string">
            <text:p>Kinovea wymaga .NET Framework w wersji ${MIN_FRA_MAJOR}.${MIN_FRA_MINOR} lub wyższej.</text:p>
          </table:table-cell>
          <table:table-cell table:style-name="ce32" office:value-type="string">
            <text:p>Kinovea richiede .NET Framework versione ${MIN_FRA_MAJOR}.${MIN_FRA_MINOR} o superiore.</text:p>
          </table:table-cell>
          <table:table-cell office:value-type="string">
            <text:p>Kinovea necesită .NET Framework versiunea ${MIN_FRA_MAJOR}.${MIN_FRA_MINOR} sau superioară.</text:p>
          </table:table-cell>
          <table:table-cell table:style-name="ce105" office:value-type="string">
            <text:p>Kinovea vaatii .NET Framework version ${MIN_FRA_MAJOR}.${MIN_FRA_MINOR} tai uudempaa.</text:p>
          </table:table-cell>
          <table:table-cell table:style-name="ce318" office:value-type="string">
            <text:p>Du må ha .NET Framework versjon ${MIN_FRA_MAJOR}.${MIN_FRA_MINOR} eller høyere.</text:p>
          </table:table-cell>
          <table:table-cell table:style-name="ce148"/>
          <table:table-cell table:style-name="ce181" office:value-type="string">
            <text:p>Kinovea için .NET Framework sürümü ${MIN_FRA_MAJOR}.${MIN_FRA_MINOR} veya daha yükseği gereklidir.</text:p>
          </table:table-cell>
          <table:table-cell table:style-name="ce321" office:value-type="string">
            <text:p>Το Kinovea χρειάζεται το .NET Framework έκδοση ${MIN_FRA_MAJOR}.${MIN_FRA_MINOR} ή μεγαλύτερη</text:p>
          </table:table-cell>
          <table:table-cell table:number-columns-repeated="239"/>
        </table:table-row>
        <table:table-row table:style-name="ro11">
          <table:table-cell table:number-columns-repeated="2"/>
          <table:table-cell office:value-type="string">
            <text:p>The highest version on this computer is the following : $R8.</text:p>
          </table:table-cell>
          <table:table-cell office:value-type="string">
            <text:p>La version installée sur cet ordinateur est la suivante : $R8.</text:p>
          </table:table-cell>
          <table:table-cell office:value-type="string">
            <text:p>De hoogste versie op deze computer is de volgende : $R8.</text:p>
          </table:table-cell>
          <table:table-cell table:style-name="ce317" office:value-type="string">
            <text:p>Die auf diesem Computer installierte Version ist: $R8. </text:p>
          </table:table-cell>
          <table:table-cell table:style-name="ce181" office:value-type="string">
            <text:p>La versión instalada en el equipo es el siguiente : $R8.</text:p>
          </table:table-cell>
          <table:table-cell table:style-name="ce114" office:value-type="string">
            <text:p>A maior versão neste computador é: $R8.</text:p>
          </table:table-cell>
          <table:table-cell table:style-name="ce181" office:value-type="string">
            <text:p>Najwyższa wersja zainstalowana na tym komputerze to: $R8.</text:p>
          </table:table-cell>
          <table:table-cell table:style-name="ce32" office:value-type="string">
            <text:p>La versione piu' aggiornata su questo computer e' la seguente : $R8.</text:p>
          </table:table-cell>
          <table:table-cell office:value-type="string">
            <text:p>Cea mai mare versiune instalată pe acest computer este : $R8.</text:p>
          </table:table-cell>
          <table:table-cell table:style-name="ce105" office:value-type="string">
            <text:p>Tähän tietokoneeseen asennettu versio on: $R8.</text:p>
          </table:table-cell>
          <table:table-cell table:style-name="ce318" office:value-type="string">
            <text:p>Den installerte versjonen på din datamaskin er : $R8</text:p>
          </table:table-cell>
          <table:table-cell table:style-name="ce148"/>
          <table:table-cell table:style-name="ce181" office:value-type="string">
            <text:p>Bu bilgisayardaki en yüksek sürüm budur : $R8.</text:p>
          </table:table-cell>
          <table:table-cell table:style-name="ce321" office:value-type="string">
            <text:p>Η μεγαλύτερη έκδοση σε αυτόν τον υπολογιστή είναι η : $Ρ8.</text:p>
          </table:table-cell>
          <table:table-cell table:number-columns-repeated="239"/>
        </table:table-row>
        <table:table-row table:style-name="ro11">
          <table:table-cell table:style-name="Default"/>
          <table:table-cell/>
          <table:table-cell office:value-type="string">
            <text:p>The .NET Framework was not detected.$\n$\n\</text:p>
          </table:table-cell>
          <table:table-cell office:value-type="string">
            <text:p>Le framework .NET n'est pas détecté.$\n$\n\</text:p>
          </table:table-cell>
          <table:table-cell office:value-type="string">
            <text:p>Het .NET Framework is niet gevonden.$\n$\n\</text:p>
          </table:table-cell>
          <table:table-cell office:value-type="string">
            <text:p>Das Framework .NET wird nicht erkannt.$\n$\n\</text:p>
          </table:table-cell>
          <table:table-cell table:style-name="ce181" office:value-type="string">
            <text:p>El framework .NET no ha sido detectado,$\n$\n\</text:p>
          </table:table-cell>
          <table:table-cell table:style-name="ce181" office:value-type="string">
            <text:p>O .NET Framework não foi detectado.$\n$\n\</text:p>
          </table:table-cell>
          <table:table-cell table:style-name="ce181" office:value-type="string">
            <text:p>Platforma .NET Framework nie została wykryta na tym komputerze. $\n$\n\</text:p>
          </table:table-cell>
          <table:table-cell table:style-name="ce32" office:value-type="string">
            <text:p>.NET Framework non e' stato trovato.$\n$\n\</text:p>
          </table:table-cell>
          <table:table-cell office:value-type="string">
            <text:p>.NET Framework nu a fost detectat.$\n$\n\</text:p>
          </table:table-cell>
          <table:table-cell table:style-name="ce105" office:value-type="string">
            <text:p><text:s/>.NET Framework ei havaittu.$\n$\n\</text:p>
          </table:table-cell>
          <table:table-cell table:style-name="ce318" office:value-type="string">
            <text:p>Det ble ikke funnet en versjon av .NET Framework på din maskin. </text:p>
          </table:table-cell>
          <table:table-cell table:style-name="ce148"/>
          <table:table-cell table:style-name="ce181" office:value-type="string">
            <text:p>.NET Framework bulunamadı.$\n$\n\</text:p>
          </table:table-cell>
          <table:table-cell table:style-name="ce321" office:value-type="string">
            <text:p>Το .NET Framework δεν ανιχνεύθηκε.$\n$\n\</text:p>
          </table:table-cell>
          <table:table-cell table:number-columns-repeated="239"/>
        </table:table-row>
        <table:table-row table:style-name="ro13">
          <table:table-cell table:number-columns-repeated="2"/>
          <table:table-cell office:value-type="string">
            <text:p>Please update your computer at http://windowsupdate.microsoft.com then run the installer again.</text:p>
          </table:table-cell>
          <table:table-cell office:value-type="string">
            <text:p>Veuillez mettre à jour votre ordinateur sur http://windowsupdate.microsoft.com puis relancez cet installeur.</text:p>
          </table:table-cell>
          <table:table-cell office:value-type="string">
            <text:p>Update a.u.b. uw computer via http://windowsupdate.microsoft.com <text:s/>en start dan nogmaals het installatiebestand.</text:p>
          </table:table-cell>
          <table:table-cell table:style-name="ce317" office:value-type="string">
            <text:p>Bitte aktualisieren Sie Ihren Computer auf http://windowsupdate.microsoft.com und rufen Sie dann erneut diesen Installer auf. </text:p>
          </table:table-cell>
          <table:table-cell table:style-name="ce32" office:value-type="string">
            <text:p>Aggiornate il vostro Computer tramite http://windowsupdate.microsoft.com <text:s/>poi eseguite di nuovo il programma di installazione.</text:p>
          </table:table-cell>
          <table:table-cell table:style-name="ce181" office:value-type="string">
            <text:p>Por favor, atualize seu computador pelo http://windowsupdate.microsoft.com e em seguida execute o instalador novamente.</text:p>
          </table:table-cell>
          <table:table-cell table:style-name="ce181" office:value-type="string">
            <text:p>Dokonaj aktualizacji oprogramowania na stronie http://windowsupdate.microsoft.com i uruchom ponownie instalator.</text:p>
          </table:table-cell>
          <table:table-cell table:style-name="ce32" office:value-type="string">
            <text:p>Occorre aggiornare il Computer tramite http://windowsupdate.microsoft.com , poi eseguire di nuovo il programma di installazione.</text:p>
          </table:table-cell>
          <table:table-cell office:value-type="string">
            <text:p>Vă rugăm să vă actualizaţi computerul accesând adresa <text:a xlink:href="http://windowsupdate.microsoft.com/">http://windowsupdate.microsoft.com</text:a> şi apoi <text:s/>rulaţi instalerul din nou.</text:p>
          </table:table-cell>
          <table:table-cell table:style-name="ce105" office:value-type="string">
            <text:p>Päivitä tietokoneesi osoitteessa http://windowsupdate.microsoft.com ja käynnistä asennusohjelma uudestaan.</text:p>
          </table:table-cell>
          <table:table-cell table:style-name="ce318" office:value-type="string">
            <text:p>Vennligst oppdater din datamaskin via httfør du prøver å installere Kinovea på nytt. P://windowsupdate.microsoft.com <text:s/></text:p>
          </table:table-cell>
          <table:table-cell table:style-name="ce148"/>
          <table:table-cell table:style-name="ce181" office:value-type="string">
            <text:p>Lütfen bilgisayarınızı http://windowsupdate.microsoft.com da güncelleyin ve yükleyiciyi tekrar çalıştırın.</text:p>
          </table:table-cell>
          <table:table-cell table:style-name="ce321" office:value-type="string">
            <text:p>Παρακαλούμε ενημερώστε τον υπολογιστή σας στο http://windowsupdate.microsoft.com και τρέξτε την εγκατάσταση ξανά. </text:p>
          </table:table-cell>
          <table:table-cell table:number-columns-repeated="239"/>
        </table:table-row>
        <table:table-row table:style-name="ro13">
          <table:table-cell table:style-name="Default"/>
          <table:table-cell table:number-columns-repeated="254"/>
        </table:table-row>
        <table:table-row table:style-name="ro13" table:number-rows-repeated="2">
          <table:table-cell table:number-columns-repeated="5"/>
          <table:table-cell table:style-name="Default"/>
          <table:table-cell table:number-columns-repeated="249"/>
        </table:table-row>
        <table:table-row table:style-name="ro13" table:number-rows-repeated="65525">
          <table:table-cell table:number-columns-repeated="255"/>
        </table:table-row>
        <table:table-row table:style-name="ro13">
          <table:table-cell table:number-columns-repeated="25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宋体" svg:font-family="宋体"/>
    <style:font-face style:name="Arial1" svg:font-family="Arial" style:font-family-generic="swiss"/>
    <style:font-face style:name="Courier New" svg:font-family="'Courier New'" style:font-family-generic="modern" style:font-pitch="fixed"/>
    <style:font-face style:name="ProggyCleanTT" svg:font-family="ProggyCleanTT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integer-digits="3" number:min-exponent-digits="1"/>
    </number:number-style>
    <number:number-style style:name="N119P0" style:volatile="true">
      <number:text>€ </number:text>
      <number:number number:decimal-places="0" number:min-integer-digits="1" number:grouping="true"/>
      <number:text> </number:text>
    </number:number-style>
    <number:number-style style:name="N119">
      <number:text>€ </number:text>
      <number:number number:decimal-places="0" number:min-integer-digits="1" number:grouping="true"/>
      <number:text>-</number:text>
      <style:map style:condition="value()&gt;=0" style:apply-style-name="N119P0"/>
    </number:number-style>
    <number:number-style style:name="N120P0" style:volatile="true">
      <number:text>€ </number:text>
      <number:number number:decimal-places="0" number:min-integer-digits="1" number:grouping="true"/>
      <number:text> </number:text>
    </number:number-style>
    <number:number-style style:name="N120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20P0"/>
    </number:number-style>
    <number:number-style style:name="N122P0" style:volatile="true">
      <number:text>€ </number:text>
      <number:number number:decimal-places="2" number:min-integer-digits="1" number:grouping="true"/>
      <number:text> </number:text>
    </number:number-style>
    <number:number-style style:name="N122">
      <number:text>€ </number:text>
      <number:number number:decimal-places="2" number:min-integer-digits="1" number:grouping="true"/>
      <number:text>-</number:text>
      <style:map style:condition="value()&gt;=0" style:apply-style-name="N122P0"/>
    </number:number-style>
    <number:number-style style:name="N123P0" style:volatile="true">
      <number:text>€ </number:text>
      <number:number number:decimal-places="2" number:min-integer-digits="1" number:grouping="true"/>
      <number:text> </number:text>
    </number:number-style>
    <number:number-style style:name="N123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23P0"/>
    </number:number-style>
    <number:number-style style:name="N127P0" style:volatile="true">
      <number:number number:decimal-places="0" number:min-integer-digits="1" number:grouping="true"/>
      <number:text> </number:text>
    </number:number-style>
    <number:number-style style:name="N127P1" style:volatile="true">
      <number:number number:decimal-places="0" number:min-integer-digits="1" number:grouping="true"/>
      <number:text>-</number:text>
    </number:number-style>
    <number:number-style style:name="N127P2" style:volatile="true">
      <number:text> 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€ </number:text>
      <number:number number:decimal-places="0" number:min-integer-digits="1" number:grouping="true"/>
      <number:text> </number:text>
    </number:number-style>
    <number:number-style style:name="N131P1" style:volatile="true">
      <number:text> € </number:text>
      <number:number number:decimal-places="0" number:min-integer-digits="1" number:grouping="true"/>
      <number:text>-</number:text>
    </number:number-style>
    <number:number-style style:name="N131P2" style:volatile="true">
      <number:text> € 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number number:decimal-places="2" number:min-integer-digits="1" number:grouping="true"/>
      <number:text> </number:text>
    </number:number-style>
    <number:number-style style:name="N135P1" style:volatile="true">
      <number:number number:decimal-places="2" number:min-integer-digits="1" number:grouping="true"/>
      <number:text>-</number:text>
    </number:number-style>
    <number:number-style style:name="N135P2" style:volatile="true">
      <number:text> -</number:text>
      <number:number number: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€ </number:text>
      <number:number number:decimal-places="2" number:min-integer-digits="1" number:grouping="true"/>
      <number:text> </number:text>
    </number:number-style>
    <number:number-style style:name="N139P1" style:volatile="true">
      <number:text> € </number:text>
      <number:number number:decimal-places="2" number:min-integer-digits="1" number:grouping="true"/>
      <number:text>-</number:text>
    </number:number-style>
    <number:number-style style:name="N139P2" style:volatile="true">
      <number:text> € -</number:text>
      <number:number number: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number:text>-</number:text>
      <number:number number:decimal-places="0" number:min-integer-digits="1" number:grouping="true"/>
      <number:text> €</number:text>
      <style:map style:condition="value()&gt;=0" style:apply-style-name="N141P0"/>
    </number:number-style>
    <number:number-style style:name="N142P0" style:volatile="true">
      <number:number number:decimal-places="0" number:min-integer-digits="1" number:grouping="true"/>
      <number:text> €</number:text>
    </number:number-style>
    <number:number-style style:name="N14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42P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number:text>-</number:text>
      <number:number number:decimal-places="2" number:min-integer-digits="1" number:grouping="true"/>
      <number:text> €</number:text>
      <style:map style:condition="value()&gt;=0" style:apply-style-name="N144P0"/>
    </number:number-style>
    <number:number-style style:name="N145P0" style:volatile="true">
      <number:number number:decimal-places="2" number:min-integer-digits="1" number:grouping="true"/>
      <number:text> €</number:text>
    </number:number-style>
    <number:number-style style:name="N14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45P0"/>
    </number:number-style>
    <number:number-style style:name="N149P0" style:volatile="true">
      <number:number number:decimal-places="0" number:min-integer-digits="1" number:grouping="true"/>
      <number:text>    </number:text>
    </number:number-style>
    <number:number-style style:name="N149P1" style:volatile="true">
      <number:text>-</number:text>
      <number:number number:decimal-places="0" number:min-integer-digits="1" number:grouping="true"/>
      <number:text>    </number:text>
    </number:number-style>
    <number:number-style style:name="N149P2" style:volatile="true">
      <number:text> -   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number number:decimal-places="0" number:min-integer-digits="1" number:grouping="true"/>
      <number:text> € </number:text>
    </number:number-style>
    <number:number-style style:name="N153P1" style:volatile="true">
      <number:text>-</number:text>
      <number:number number:decimal-places="0" number:min-integer-digits="1" number:grouping="true"/>
      <number:text> € </number:text>
    </number:number-style>
    <number:number-style style:name="N153P2" style:volatile="true">
      <number:text> - €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number:number number:decimal-places="2" number:min-integer-digits="1" number:grouping="true"/>
      <number:text>    </number:text>
    </number:number-style>
    <number:number-style style:name="N157P1" style:volatile="true">
      <number:text>-</number:text>
      <number:number number:decimal-places="2" number:min-integer-digits="1" number:grouping="true"/>
      <number:text>    </number:text>
    </number:number-style>
    <number:number-style style:name="N157P2" style:volatile="true">
      <number:text> -</number:text>
      <number:number number:decimal-places="0" number:min-integer-digits="0"/>
      <number:text>   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number:number number:decimal-places="2" number:min-integer-digits="1" number:grouping="true"/>
      <number:text> € </number:text>
    </number:number-style>
    <number:number-style style:name="N161P1" style:volatile="true">
      <number:text>-</number:text>
      <number:number number:decimal-places="2" number:min-integer-digits="1" number:grouping="true"/>
      <number:text> € </number:text>
    </number:number-style>
    <number:number-style style:name="N161P2" style:volatile="true">
      <number:text> -</number:text>
      <number:number number:decimal-places="0" number:min-integer-digits="0"/>
      <number:text> €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number:text>fr. </number:text>
      <number:number number:decimal-places="0" number:min-integer-digits="1" number:grouping="true"/>
    </number:number-style>
    <number:number-style style:name="N163">
      <number:text>fr. -</number:text>
      <number:number number:decimal-places="0" number:min-integer-digits="1" number:grouping="true"/>
      <style:map style:condition="value()&gt;=0" style:apply-style-name="N163P0"/>
    </number:number-style>
    <number:number-style style:name="N164P0" style:volatile="true">
      <number:text>fr. </number:text>
      <number:number number:decimal-places="0" number:min-integer-digits="1" number:grouping="true"/>
    </number:number-style>
    <number:number-style style:name="N164">
      <style:text-properties fo:color="#ff0000"/>
      <number:text>fr. -</number:text>
      <number:number number:decimal-places="0" number:min-integer-digits="1" number:grouping="true"/>
      <style:map style:condition="value()&gt;=0" style:apply-style-name="N164P0"/>
    </number:number-style>
    <number:number-style style:name="N166P0" style:volatile="true">
      <number:text>fr. </number:text>
      <number:number number:decimal-places="2" number:min-integer-digits="1" number:grouping="true"/>
    </number:number-style>
    <number:number-style style:name="N166">
      <number:text>fr. -</number:text>
      <number:number number:decimal-places="2" number:min-integer-digits="1" number:grouping="true"/>
      <style:map style:condition="value()&gt;=0" style:apply-style-name="N166P0"/>
    </number:number-style>
    <number:number-style style:name="N167P0" style:volatile="true">
      <number:text>fr. </number:text>
      <number:number number:decimal-places="2" number:min-integer-digits="1" number:grouping="true"/>
    </number:number-style>
    <number:number-style style:name="N167">
      <style:text-properties fo:color="#ff0000"/>
      <number:text>fr. -</number:text>
      <number:number number:decimal-places="2" number:min-integer-digits="1" number:grouping="true"/>
      <style:map style:condition="value()&gt;=0" style:apply-style-name="N167P0"/>
    </number:number-style>
    <number:number-style style:name="N169P0" style:volatile="true">
      <number:number number:decimal-places="0" number:min-integer-digits="1" number:grouping="true"/>
      <number:text> </number:text>
    </number:number-style>
    <number:number-style style:name="N169P1" style:volatile="true">
      <number:text> -</number:text>
      <number:number number:decimal-places="0" number:min-integer-digits="1" number:grouping="true"/>
      <number:text> </number:text>
    </number:number-style>
    <number:number-style style:name="N169P2" style:volatile="true">
      <number:text> -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number:text> fr. </number:text>
      <number:number number:decimal-places="0" number:min-integer-digits="1" number:grouping="true"/>
      <number:text> </number:text>
    </number:number-style>
    <number:number-style style:name="N173P1" style:volatile="true">
      <number:text> fr. -</number:text>
      <number:number number:decimal-places="0" number:min-integer-digits="1" number:grouping="true"/>
      <number:text> </number:text>
    </number:number-style>
    <number:number-style style:name="N173P2" style:volatile="true">
      <number:text> fr. -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5P0" style:volatile="true">
      <number:number number:decimal-places="2" number:min-integer-digits="1" number:grouping="true"/>
      <number:text> </number:text>
    </number:number-style>
    <number:number-style style:name="N175P1" style:volatile="true">
      <number:text> -</number:text>
      <number:number number:decimal-places="2" number:min-integer-digits="1" number:grouping="true"/>
      <number:text> </number:text>
    </number:number-style>
    <number:number-style style:name="N175P2" style:volatile="true">
      <number:text> -</number:text>
      <number:number number:decimal-places="0" number:min-integer-digits="0"/>
      <number:text> </number:text>
    </number:number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9P0" style:volatile="true">
      <number:text> fr. </number:text>
      <number:number number:decimal-places="2" number:min-integer-digits="1" number:grouping="true"/>
      <number:text> </number:text>
    </number:number-style>
    <number:number-style style:name="N179P1" style:volatile="true">
      <number:text> fr. -</number:text>
      <number:number number:decimal-places="2" number:min-integer-digits="1" number:grouping="true"/>
      <number:text> </number:text>
    </number:number-style>
    <number:number-style style:name="N179P2" style:volatile="true">
      <number:text> fr. -</number:text>
      <number:number number:decimal-places="0" number:min-integer-digits="0"/>
      <number:text>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1P0" style:volatile="true">
      <number:text>Vrai</number:text>
    </number:number-style>
    <number:number-style style:name="N181P1" style:volatile="true">
      <number:text>Vrai</number:text>
    </number:number-style>
    <number:number-style style:name="N181">
      <number:text>Faux</number:text>
      <style:map style:condition="value()&gt;0" style:apply-style-name="N181P0"/>
      <style:map style:condition="value()&lt;0" style:apply-style-name="N181P1"/>
    </number:number-style>
    <number:number-style style:name="N183P0" style:volatile="true">
      <number:text>Actif</number:text>
    </number:number-style>
    <number:number-style style:name="N183P1" style:volatile="true">
      <number:text>Actif</number:text>
    </number:number-style>
    <number:number-style style:name="N183">
      <number:text>Inactif</number:text>
      <style:map style:condition="value()&gt;0" style:apply-style-name="N183P0"/>
      <style:map style:condition="value()&lt;0" style:apply-style-name="N183P1"/>
    </number:number-style>
    <number:currency-style style:name="N185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85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85P0"/>
    </number:currency-style>
    <number:currency-style style:name="N18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8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87P0"/>
    </number:currency-style>
    <number:number-style style:name="N189P0" style:volatile="true">
      <number:text>$</number:text>
      <number:number number:decimal-places="0" number:min-integer-digits="1" number:grouping="true"/>
      <number:text> </number:text>
    </number:number-style>
    <number:number-style style:name="N189">
      <number:text>($</number:text>
      <number:number number:decimal-places="0" number:min-integer-digits="1" number:grouping="true"/>
      <number:text>)</number:text>
      <style:map style:condition="value()&gt;=0" style:apply-style-name="N189P0"/>
    </number:number-style>
    <number:number-style style:name="N190P0" style:volatile="true">
      <number:text>$</number:text>
      <number:number number:decimal-places="0" number:min-integer-digits="1" number:grouping="true"/>
      <number:text> </number:text>
    </number:number-style>
    <number:number-style style:name="N19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90P0"/>
    </number:number-style>
    <number:number-style style:name="N192P0" style:volatile="true">
      <number:text>$</number:text>
      <number:number number:decimal-places="2" number:min-integer-digits="1" number:grouping="true"/>
      <number:text> </number:text>
    </number:number-style>
    <number:number-style style:name="N192">
      <number:text>($</number:text>
      <number:number number:decimal-places="2" number:min-integer-digits="1" number:grouping="true"/>
      <number:text>)</number:text>
      <style:map style:condition="value()&gt;=0" style:apply-style-name="N192P0"/>
    </number:number-style>
    <number:number-style style:name="N193P0" style:volatile="true">
      <number:text>$</number:text>
      <number:number number:decimal-places="2" number:min-integer-digits="1" number:grouping="true"/>
      <number:text> </number:text>
    </number:number-style>
    <number:number-style style:name="N19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93P0"/>
    </number:number-style>
    <number:number-style style:name="N195P0" style:volatile="true">
      <number:number number:decimal-places="0" number:min-integer-digits="1" number:grouping="true"/>
      <number:text> </number:text>
    </number:number-style>
    <number:number-style style:name="N195P1" style:volatile="true">
      <number:text> (</number:text>
      <number:number number:decimal-places="0" number:min-integer-digits="1" number:grouping="true"/>
      <number:text>)</number:text>
    </number:number-style>
    <number:number-style style:name="N195P2" style:volatile="true">
      <number:text> - </number:text>
    </number:number-style>
    <number:text-style style:name="N195">
      <number:text-content/>
      <number:text> </number:text>
      <style:map style:condition="value()&gt;0" style:apply-style-name="N195P0"/>
      <style:map style:condition="value()&lt;0" style:apply-style-name="N195P1"/>
      <style:map style:condition="value()=0" style:apply-style-name="N195P2"/>
    </number:text-style>
    <number:number-style style:name="N199P0" style:volatile="true">
      <number:text> $</number:text>
      <number:number number:decimal-places="0" number:min-integer-digits="1" number:grouping="true"/>
      <number:text> </number:text>
    </number:number-style>
    <number:number-style style:name="N199P1" style:volatile="true">
      <number:text> $(</number:text>
      <number:number number:decimal-places="0" number:min-integer-digits="1" number:grouping="true"/>
      <number:text>)</number:text>
    </number:number-style>
    <number:number-style style:name="N199P2" style:volatile="true">
      <number:text> $- </number:text>
    </number:number-style>
    <number:text-style style:name="N199"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1P0" style:volatile="true">
      <number:number number:decimal-places="2" number:min-integer-digits="1" number:grouping="true"/>
      <number:text> </number:text>
    </number:number-style>
    <number:number-style style:name="N201P1" style:volatile="true">
      <number:text> (</number:text>
      <number:number number:decimal-places="2" number:min-integer-digits="1" number:grouping="true"/>
      <number:text>)</number:text>
    </number:number-style>
    <number:number-style style:name="N201P2" style:volatile="true">
      <number:text> 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5P0" style:volatile="true">
      <number:text> $</number:text>
      <number:number number:decimal-places="2" number:min-integer-digits="1" number:grouping="true"/>
      <number:text> </number:text>
    </number:number-style>
    <number:number-style style:name="N205P1" style:volatile="true">
      <number:text> $(</number:text>
      <number:number number:decimal-places="2" number:min-integer-digits="1" number:grouping="true"/>
      <number:text>)</number:text>
    </number:number-style>
    <number:number-style style:name="N205P2" style:volatile="true">
      <number:text> $-</number:text>
      <number:number number:decimal-places="0" number:min-integer-digits="0"/>
      <number:text>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7P0" style:volatile="true">
      <number:text>R$ </number:text>
      <number:number number:decimal-places="0" number:min-integer-digits="1" number:grouping="true"/>
      <number:text> </number:text>
    </number:number-style>
    <number:number-style style:name="N207">
      <number:text>(R$ </number:text>
      <number:number number:decimal-places="0" number:min-integer-digits="1" number:grouping="true"/>
      <number:text>)</number:text>
      <style:map style:condition="value()&gt;=0" style:apply-style-name="N207P0"/>
    </number:number-style>
    <number:number-style style:name="N208P0" style:volatile="true">
      <number:text>R$ </number:text>
      <number:number number:decimal-places="0" number:min-integer-digits="1" number:grouping="true"/>
      <number:text> </number:text>
    </number:number-style>
    <number:number-style style:name="N208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208P0"/>
    </number:number-style>
    <number:number-style style:name="N210P0" style:volatile="true">
      <number:text>R$ </number:text>
      <number:number number:decimal-places="2" number:min-integer-digits="1" number:grouping="true"/>
      <number:text> </number:text>
    </number:number-style>
    <number:number-style style:name="N210">
      <number:text>(R$ </number:text>
      <number:number number:decimal-places="2" number:min-integer-digits="1" number:grouping="true"/>
      <number:text>)</number:text>
      <style:map style:condition="value()&gt;=0" style:apply-style-name="N210P0"/>
    </number:number-style>
    <number:number-style style:name="N211P0" style:volatile="true">
      <number:text>R$ </number:text>
      <number:number number:decimal-places="2" number:min-integer-digits="1" number:grouping="true"/>
      <number:text> </number:text>
    </number:number-style>
    <number:number-style style:name="N211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211P0"/>
    </number:number-style>
    <number:number-style style:name="N215P0" style:volatile="true">
      <number:text> R$ </number:text>
      <number:number number:decimal-places="0" number:min-integer-digits="1" number:grouping="true"/>
      <number:text> </number:text>
    </number:number-style>
    <number:number-style style:name="N215P1" style:volatile="true">
      <number:text> R$ (</number:text>
      <number:number number:decimal-places="0" number:min-integer-digits="1" number:grouping="true"/>
      <number:text>)</number:text>
    </number:number-style>
    <number:number-style style:name="N215P2" style:volatile="true">
      <number:text> R$ -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9P0" style:volatile="true">
      <number:text> R$ </number:text>
      <number:number number:decimal-places="2" number:min-integer-digits="1" number:grouping="true"/>
      <number:text> </number:text>
    </number:number-style>
    <number:number-style style:name="N219P1" style:volatile="true">
      <number:text> R$ (</number:text>
      <number:number number:decimal-places="2" number:min-integer-digits="1" number:grouping="true"/>
      <number:text>)</number:text>
    </number:number-style>
    <number:number-style style:name="N219P2" style:volatile="true">
      <number:text> R$ -</number:text>
      <number:number number:decimal-places="0" number:min-integer-digits="0"/>
      <number:text> </number:text>
    </number:number-style>
    <number:text-style style:name="N219">
      <number:text-content/>
      <number:text> </number:text>
      <style:map style:condition="value()&gt;0" style:apply-style-name="N219P0"/>
      <style:map style:condition="value()&lt;0" style:apply-style-name="N219P1"/>
      <style:map style:condition="value()=0" style:apply-style-name="N219P2"/>
    </number:text-style>
    <number:number-style style:name="N221P0" style:volatile="true">
      <number:number number:decimal-places="0" number:min-integer-digits="1" number:grouping="true"/>
      <number:text> zł</number:text>
    </number:number-style>
    <number:number-style style:name="N221">
      <number:text>-</number:text>
      <number:number number:decimal-places="0" number:min-integer-digits="1" number:grouping="true"/>
      <number:text> zł</number:text>
      <style:map style:condition="value()&gt;=0" style:apply-style-name="N221P0"/>
    </number:number-style>
    <number:number-style style:name="N222P0" style:volatile="true">
      <number:number number:decimal-places="0" number:min-integer-digits="1" number:grouping="true"/>
      <number:text> zł</number:text>
    </number:number-style>
    <number:number-style style:name="N222">
      <style:text-properties fo:color="#ff0000"/>
      <number:text>-</number:text>
      <number:number number:decimal-places="0" number:min-integer-digits="1" number:grouping="true"/>
      <number:text> zł</number:text>
      <style:map style:condition="value()&gt;=0" style:apply-style-name="N222P0"/>
    </number:number-style>
    <number:number-style style:name="N224P0" style:volatile="true">
      <number:number number:decimal-places="2" number:min-integer-digits="1" number:grouping="true"/>
      <number:text> zł</number:text>
    </number:number-style>
    <number:number-style style:name="N224">
      <number:text>-</number:text>
      <number:number number:decimal-places="2" number:min-integer-digits="1" number:grouping="true"/>
      <number:text> zł</number:text>
      <style:map style:condition="value()&gt;=0" style:apply-style-name="N224P0"/>
    </number:number-style>
    <number:number-style style:name="N225P0" style:volatile="true">
      <number:number number:decimal-places="2" number:min-integer-digits="1" number:grouping="true"/>
      <number:text> zł</number:text>
    </number:number-style>
    <number:number-style style:name="N225">
      <style:text-properties fo:color="#ff0000"/>
      <number:text>-</number:text>
      <number:number number:decimal-places="2" number:min-integer-digits="1" number:grouping="true"/>
      <number:text> zł</number:text>
      <style:map style:condition="value()&gt;=0" style:apply-style-name="N225P0"/>
    </number:number-style>
    <number:number-style style:name="N229P0" style:volatile="true">
      <number:number number:decimal-places="0" number:min-integer-digits="1" number:grouping="true"/>
      <number:text>      </number:text>
    </number:number-style>
    <number:number-style style:name="N229P1" style:volatile="true">
      <number:text>-</number:text>
      <number:number number:decimal-places="0" number:min-integer-digits="1" number:grouping="true"/>
      <number:text>      </number:text>
    </number:number-style>
    <number:number-style style:name="N229P2" style:volatile="true">
      <number:text> -      </number:text>
    </number:number-style>
    <number:text-style style:name="N229">
      <number:text-content/>
      <number:text> </number:text>
      <style:map style:condition="value()&gt;0" style:apply-style-name="N229P0"/>
      <style:map style:condition="value()&lt;0" style:apply-style-name="N229P1"/>
      <style:map style:condition="value()=0" style:apply-style-name="N229P2"/>
    </number:text-style>
    <number:number-style style:name="N233P0" style:volatile="true">
      <number:number number:decimal-places="0" number:min-integer-digits="1" number:grouping="true"/>
      <number:text> zł </number:text>
    </number:number-style>
    <number:number-style style:name="N233P1" style:volatile="true">
      <number:text>-</number:text>
      <number:number number:decimal-places="0" number:min-integer-digits="1" number:grouping="true"/>
      <number:text> zł </number:text>
    </number:number-style>
    <number:number-style style:name="N233P2" style:volatile="true">
      <number:text> - zł </number:text>
    </number:number-style>
    <number:text-style style:name="N233">
      <number:text-content/>
      <number:text> </number:text>
      <style:map style:condition="value()&gt;0" style:apply-style-name="N233P0"/>
      <style:map style:condition="value()&lt;0" style:apply-style-name="N233P1"/>
      <style:map style:condition="value()=0" style:apply-style-name="N233P2"/>
    </number:text-style>
    <number:number-style style:name="N237P0" style:volatile="true">
      <number:number number:decimal-places="2" number:min-integer-digits="1" number:grouping="true"/>
      <number:text>      </number:text>
    </number:number-style>
    <number:number-style style:name="N237P1" style:volatile="true">
      <number:text>-</number:text>
      <number:number number:decimal-places="2" number:min-integer-digits="1" number:grouping="true"/>
      <number:text>      </number:text>
    </number:number-style>
    <number:number-style style:name="N237P2" style:volatile="true">
      <number:text> -</number:text>
      <number:number number:decimal-places="0" number:min-integer-digits="0"/>
      <number:text>      </number:text>
    </number:number-style>
    <number:text-style style:name="N237">
      <number:text-content/>
      <number:text> </number:text>
      <style:map style:condition="value()&gt;0" style:apply-style-name="N237P0"/>
      <style:map style:condition="value()&lt;0" style:apply-style-name="N237P1"/>
      <style:map style:condition="value()=0" style:apply-style-name="N237P2"/>
    </number:text-style>
    <number:number-style style:name="N241P0" style:volatile="true">
      <number:number number:decimal-places="2" number:min-integer-digits="1" number:grouping="true"/>
      <number:text> zł </number:text>
    </number:number-style>
    <number:number-style style:name="N241P1" style:volatile="true">
      <number:text>-</number:text>
      <number:number number:decimal-places="2" number:min-integer-digits="1" number:grouping="true"/>
      <number:text> zł </number:text>
    </number:number-style>
    <number:number-style style:name="N241P2" style:volatile="true">
      <number:text> -</number:text>
      <number:number number:decimal-places="0" number:min-integer-digits="0"/>
      <number:text> zł </number:text>
    </number:number-style>
    <number:text-style style:name="N241">
      <number:text-content/>
      <number:text> </number:text>
      <style:map style:condition="value()&gt;0" style:apply-style-name="N241P0"/>
      <style:map style:condition="value()&lt;0" style:apply-style-name="N241P1"/>
      <style:map style:condition="value()=0" style:apply-style-name="N241P2"/>
    </number:text-style>
    <number:number-style style:name="N243P0" style:volatile="true">
      <number:text> </number:text>
      <number:number number:decimal-places="0" number:min-integer-digits="1" number:grouping="true"/>
      <number:text> </number:text>
    </number:number-style>
    <number:number-style style:name="N243P1" style:volatile="true">
      <number:text> (</number:text>
      <number:number number:decimal-places="0" number:min-integer-digits="1" number:grouping="true"/>
      <number:text>)</number:text>
    </number:number-style>
    <number:number-style style:name="N243P2" style:volatile="true">
      <number:text> - </number:text>
    </number:number-style>
    <number:text-style style:name="N243">
      <number:text-content/>
      <number:text> </number:text>
      <style:map style:condition="value()&gt;0" style:apply-style-name="N243P0"/>
      <style:map style:condition="value()&lt;0" style:apply-style-name="N243P1"/>
      <style:map style:condition="value()=0" style:apply-style-name="N243P2"/>
    </number:text-style>
    <number:number-style style:name="N245P0" style:volatile="true">
      <number:text> </number:text>
      <number:number number:decimal-places="2" number:min-integer-digits="1" number:grouping="true"/>
      <number:text> </number:text>
    </number:number-style>
    <number:number-style style:name="N245P1" style:volatile="true">
      <number:text> (</number:text>
      <number:number number:decimal-places="2" number:min-integer-digits="1" number:grouping="true"/>
      <number:text>)</number:text>
    </number:number-style>
    <number:number-style style:name="N245P2" style:volatile="true">
      <number:text> -</number:text>
      <number:number number:decimal-places="0" number:min-integer-digits="0"/>
      <number:text> </number:text>
    </number:number-style>
    <number:text-style style:name="N245">
      <number:text-content/>
      <number:text> </number:text>
      <style:map style:condition="value()&gt;0" style:apply-style-name="N245P0"/>
      <style:map style:condition="value()&lt;0" style:apply-style-name="N245P1"/>
      <style:map style:condition="value()=0" style:apply-style-name="N245P2"/>
    </number:text-style>
    <number:number-style style:name="N247P0" style:volatile="true">
      <number:text> </number:text>
      <number:number number:decimal-places="0" number:min-integer-digits="1" number:grouping="true"/>
      <number:text>    </number:text>
    </number:number-style>
    <number:number-style style:name="N247P1" style:volatile="true">
      <number:text>-</number:text>
      <number:number number:decimal-places="0" number:min-integer-digits="1" number:grouping="true"/>
      <number:text>    </number:text>
    </number:number-style>
    <number:number-style style:name="N247P2" style:volatile="true">
      <number:text> -    </number:text>
    </number:number-style>
    <number:text-style style:name="N247">
      <number:text-content/>
      <number:text> </number:text>
      <style:map style:condition="value()&gt;0" style:apply-style-name="N247P0"/>
      <style:map style:condition="value()&lt;0" style:apply-style-name="N247P1"/>
      <style:map style:condition="value()=0" style:apply-style-name="N247P2"/>
    </number:text-style>
    <number:number-style style:name="N249P0" style:volatile="true">
      <number:text> </number:text>
      <number:number number:decimal-places="0" number:min-integer-digits="1" number:grouping="true"/>
      <number:text> € </number:text>
    </number:number-style>
    <number:number-style style:name="N249P1" style:volatile="true">
      <number:text>-</number:text>
      <number:number number:decimal-places="0" number:min-integer-digits="1" number:grouping="true"/>
      <number:text> € </number:text>
    </number:number-style>
    <number:number-style style:name="N249P2" style:volatile="true">
      <number:text> - € </number:text>
    </number:number-style>
    <number:text-style style:name="N249">
      <number:text-content/>
      <number:text> </number:text>
      <style:map style:condition="value()&gt;0" style:apply-style-name="N249P0"/>
      <style:map style:condition="value()&lt;0" style:apply-style-name="N249P1"/>
      <style:map style:condition="value()=0" style:apply-style-name="N249P2"/>
    </number:text-style>
    <number:number-style style:name="N251P0" style:volatile="true">
      <number:text> </number:text>
      <number:number number:decimal-places="2" number:min-integer-digits="1" number:grouping="true"/>
      <number:text>    </number:text>
    </number:number-style>
    <number:number-style style:name="N251P1" style:volatile="true">
      <number:text>-</number:text>
      <number:number number:decimal-places="2" number:min-integer-digits="1" number:grouping="true"/>
      <number:text>    </number:text>
    </number:number-style>
    <number:number-style style:name="N251P2" style:volatile="true">
      <number:text> -</number:text>
      <number:number number:decimal-places="0" number:min-integer-digits="0"/>
      <number:text>    </number:text>
    </number:number-style>
    <number:text-style style:name="N251">
      <number:text-content/>
      <number:text> </number:text>
      <style:map style:condition="value()&gt;0" style:apply-style-name="N251P0"/>
      <style:map style:condition="value()&lt;0" style:apply-style-name="N251P1"/>
      <style:map style:condition="value()=0" style:apply-style-name="N251P2"/>
    </number:text-style>
    <number:number-style style:name="N253P0" style:volatile="true">
      <number:text> </number:text>
      <number:number number:decimal-places="2" number:min-integer-digits="1" number:grouping="true"/>
      <number:text> € </number:text>
    </number:number-style>
    <number:number-style style:name="N253P1" style:volatile="true">
      <number:text>-</number:text>
      <number:number number:decimal-places="2" number:min-integer-digits="1" number:grouping="true"/>
      <number:text> € </number:text>
    </number:number-style>
    <number:number-style style:name="N253P2" style:volatile="true">
      <number:text> -</number:text>
      <number:number number:decimal-places="0" number:min-integer-digits="0"/>
      <number:text> € </number:text>
    </number:number-style>
    <number:text-style style:name="N253">
      <number:text-content/>
      <number:text> </number:text>
      <style:map style:condition="value()&gt;0" style:apply-style-name="N253P0"/>
      <style:map style:condition="value()&lt;0" style:apply-style-name="N253P1"/>
      <style:map style:condition="value()=0" style:apply-style-name="N253P2"/>
    </number:text-style>
    <number:number-style style:name="N255P0" style:volatile="true">
      <number:text>Q</number:text>
      <number:number number:decimal-places="0" number:min-integer-digits="1" number:grouping="true"/>
      <number:text> </number:text>
    </number:number-style>
    <number:number-style style:name="N255">
      <number:text>(Q</number:text>
      <number:number number:decimal-places="0" number:min-integer-digits="1" number:grouping="true"/>
      <number:text>)</number:text>
      <style:map style:condition="value()&gt;=0" style:apply-style-name="N255P0"/>
    </number:number-style>
    <number:number-style style:name="N256P0" style:volatile="true">
      <number:text>Q</number:text>
      <number:number number:decimal-places="0" number:min-integer-digits="1" number:grouping="true"/>
      <number:text> </number:text>
    </number:number-style>
    <number:number-style style:name="N256">
      <style:text-properties fo:color="#ff0000"/>
      <number:text>(Q</number:text>
      <number:number number:decimal-places="0" number:min-integer-digits="1" number:grouping="true"/>
      <number:text>)</number:text>
      <style:map style:condition="value()&gt;=0" style:apply-style-name="N256P0"/>
    </number:number-style>
    <number:number-style style:name="N258P0" style:volatile="true">
      <number:text>Q</number:text>
      <number:number number:decimal-places="2" number:min-integer-digits="1" number:grouping="true"/>
      <number:text> </number:text>
    </number:number-style>
    <number:number-style style:name="N258">
      <number:text>(Q</number:text>
      <number:number number:decimal-places="2" number:min-integer-digits="1" number:grouping="true"/>
      <number:text>)</number:text>
      <style:map style:condition="value()&gt;=0" style:apply-style-name="N258P0"/>
    </number:number-style>
    <number:number-style style:name="N259P0" style:volatile="true">
      <number:text>Q</number:text>
      <number:number number:decimal-places="2" number:min-integer-digits="1" number:grouping="true"/>
      <number:text> </number:text>
    </number:number-style>
    <number:number-style style:name="N259">
      <style:text-properties fo:color="#ff0000"/>
      <number:text>(Q</number:text>
      <number:number number:decimal-places="2" number:min-integer-digits="1" number:grouping="true"/>
      <number:text>)</number:text>
      <style:map style:condition="value()&gt;=0" style:apply-style-name="N259P0"/>
    </number:number-style>
    <number:number-style style:name="N263P0" style:volatile="true">
      <number:text> Q</number:text>
      <number:number number:decimal-places="0" number:min-integer-digits="1" number:grouping="true"/>
      <number:text> </number:text>
    </number:number-style>
    <number:number-style style:name="N263P1" style:volatile="true">
      <number:text> Q(</number:text>
      <number:number number:decimal-places="0" number:min-integer-digits="1" number:grouping="true"/>
      <number:text>)</number:text>
    </number:number-style>
    <number:number-style style:name="N263P2" style:volatile="true">
      <number:text> Q- </number:text>
    </number:number-style>
    <number:text-style style:name="N263">
      <number:text-content/>
      <number:text> </number:text>
      <style:map style:condition="value()&gt;0" style:apply-style-name="N263P0"/>
      <style:map style:condition="value()&lt;0" style:apply-style-name="N263P1"/>
      <style:map style:condition="value()=0" style:apply-style-name="N263P2"/>
    </number:text-style>
    <number:number-style style:name="N267P0" style:volatile="true">
      <number:text> Q</number:text>
      <number:number number:decimal-places="2" number:min-integer-digits="1" number:grouping="true"/>
      <number:text> </number:text>
    </number:number-style>
    <number:number-style style:name="N267P1" style:volatile="true">
      <number:text> Q(</number:text>
      <number:number number:decimal-places="2" number:min-integer-digits="1" number:grouping="true"/>
      <number:text>)</number:text>
    </number:number-style>
    <number:number-style style:name="N267P2" style:volatile="true">
      <number:text> Q-</number:text>
      <number:number number:decimal-places="0" number:min-integer-digits="0"/>
      <number:text> </number:text>
    </number:number-style>
    <number:text-style style:name="N267">
      <number:text-content/>
      <number:text> </number:text>
      <style:map style:condition="value()&gt;0" style:apply-style-name="N267P0"/>
      <style:map style:condition="value()&lt;0" style:apply-style-name="N267P1"/>
      <style:map style:condition="value()=0" style:apply-style-name="N267P2"/>
    </number:text-style>
    <number:currency-style style:name="N269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269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269P0"/>
    </number:currency-style>
    <number:currency-style style:name="N271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271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271P0"/>
    </number:currency-style>
    <number:date-style style:name="N272">
      <number:year/>
      <number:text>n</number:text>
      <number:era/>
      <number:text>li</number:text>
      <number:seconds/>
      <number:hours/>
    </number:date-style>
    <number:date-style style:name="N273">
      <number:text>f</number:text>
      <number:year number:style="long"/>
      <number:year/>
      <number:text>nc</number:text>
      <number:hours/>
    </number:date-style>
    <number:time-style style:name="N274">
      <number:text>dutc</number:text>
      <number:hours/>
    </number:time-style>
    <number:date-style style:name="N275">
      <number:month number:style="long"/>
      <number:text>/</number:text>
      <number:day number:style="long"/>
      <number:text>/</number:text>
      <number:year/>
    </number:date-style>
    <number:currency-style style:name="N277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277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277P0"/>
    </number:currency-style>
    <number:currency-style style:name="N279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279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279P0"/>
    </number:currency-style>
    <number:number-style style:name="N281P0" style:volatile="true">
      <number:text>€ </number:text>
      <number:number number:decimal-places="0" number:min-integer-digits="1" number:grouping="true"/>
    </number:number-style>
    <number:number-style style:name="N281">
      <number:text>€ -</number:text>
      <number:number number:decimal-places="0" number:min-integer-digits="1" number:grouping="true"/>
      <style:map style:condition="value()&gt;=0" style:apply-style-name="N281P0"/>
    </number:number-style>
    <number:number-style style:name="N282P0" style:volatile="true">
      <number:text>€ </number:text>
      <number:number number:decimal-places="0" number:min-integer-digits="1" number:grouping="true"/>
    </number:number-style>
    <number:number-style style:name="N282">
      <style:text-properties fo:color="#ff0000"/>
      <number:text>€ -</number:text>
      <number:number number:decimal-places="0" number:min-integer-digits="1" number:grouping="true"/>
      <style:map style:condition="value()&gt;=0" style:apply-style-name="N282P0"/>
    </number:number-style>
    <number:number-style style:name="N284P0" style:volatile="true">
      <number:text>€ </number:text>
      <number:number number:decimal-places="2" number:min-integer-digits="1" number:grouping="true"/>
    </number:number-style>
    <number:number-style style:name="N284">
      <number:text>€ -</number:text>
      <number:number number:decimal-places="2" number:min-integer-digits="1" number:grouping="true"/>
      <style:map style:condition="value()&gt;=0" style:apply-style-name="N284P0"/>
    </number:number-style>
    <number:number-style style:name="N285P0" style:volatile="true">
      <number:text>€ </number:text>
      <number:number number:decimal-places="2" number:min-integer-digits="1" number:grouping="true"/>
    </number:number-style>
    <number:number-style style:name="N285">
      <style:text-properties fo:color="#ff0000"/>
      <number:text>€ -</number:text>
      <number:number number:decimal-places="2" number:min-integer-digits="1" number:grouping="true"/>
      <style:map style:condition="value()&gt;=0" style:apply-style-name="N285P0"/>
    </number:number-style>
    <number:number-style style:name="N286P0" style:volatile="true">
      <number:text> </number:text>
      <number:number number:decimal-places="0" number:min-integer-digits="1" number:grouping="true"/>
      <number:text> </number:text>
    </number:number-style>
    <number:number-style style:name="N286P1" style:volatile="true">
      <number:text> -</number:text>
      <number:number number:decimal-places="0" number:min-integer-digits="1" number:grouping="true"/>
      <number:text> </number:text>
    </number:number-style>
    <number:number-style style:name="N286P2" style:volatile="true">
      <number:text> - </number:text>
    </number:number-style>
    <number:text-style style:name="N286">
      <number:text-content/>
      <number:text> </number:text>
      <style:map style:condition="value()&gt;0" style:apply-style-name="N286P0"/>
      <style:map style:condition="value()&lt;0" style:apply-style-name="N286P1"/>
      <style:map style:condition="value()=0" style:apply-style-name="N286P2"/>
    </number:text-style>
    <number:number-style style:name="N288P0" style:volatile="true">
      <number:text> € </number:text>
      <number:number number:decimal-places="0" number:min-integer-digits="1" number:grouping="true"/>
      <number:text> </number:text>
    </number:number-style>
    <number:number-style style:name="N288P1" style:volatile="true">
      <number:text> € -</number:text>
      <number:number number:decimal-places="0" number:min-integer-digits="1" number:grouping="true"/>
      <number:text> </number:text>
    </number:number-style>
    <number:number-style style:name="N288P2" style:volatile="true">
      <number:text> € - </number:text>
    </number:number-style>
    <number:text-style style:name="N288">
      <number:text-content/>
      <number:text> </number:text>
      <style:map style:condition="value()&gt;0" style:apply-style-name="N288P0"/>
      <style:map style:condition="value()&lt;0" style:apply-style-name="N288P1"/>
      <style:map style:condition="value()=0" style:apply-style-name="N288P2"/>
    </number:text-style>
    <number:number-style style:name="N289P0" style:volatile="true">
      <number:text> </number:text>
      <number:number number:decimal-places="2" number:min-integer-digits="1" number:grouping="true"/>
      <number:text> </number:text>
    </number:number-style>
    <number:number-style style:name="N289P1" style:volatile="true">
      <number:text> -</number:text>
      <number:number number:decimal-places="2" number:min-integer-digits="1" number:grouping="true"/>
      <number:text> </number:text>
    </number:number-style>
    <number:number-style style:name="N289P2" style:volatile="true">
      <number:text> -</number:text>
      <number:number number:decimal-places="0" number:min-integer-digits="0"/>
      <number:text> </number:text>
    </number:number-style>
    <number:text-style style:name="N289">
      <number:text-content/>
      <number:text> </number:text>
      <style:map style:condition="value()&gt;0" style:apply-style-name="N289P0"/>
      <style:map style:condition="value()&lt;0" style:apply-style-name="N289P1"/>
      <style:map style:condition="value()=0" style:apply-style-name="N289P2"/>
    </number:text-style>
    <number:number-style style:name="N291P0" style:volatile="true">
      <number:text> € </number:text>
      <number:number number:decimal-places="2" number:min-integer-digits="1" number:grouping="true"/>
      <number:text> </number:text>
    </number:number-style>
    <number:number-style style:name="N291P1" style:volatile="true">
      <number:text> € -</number:text>
      <number:number number:decimal-places="2" number:min-integer-digits="1" number:grouping="true"/>
      <number:text> </number:text>
    </number:number-style>
    <number:number-style style:name="N291P2" style:volatile="true">
      <number:text> € -</number:text>
      <number:number number:decimal-places="0" number:min-integer-digits="0"/>
      <number:text> </number:text>
    </number:number-style>
    <number:text-style style:name="N291">
      <number:text-content/>
      <number:text> </number:text>
      <style:map style:condition="value()&gt;0" style:apply-style-name="N291P0"/>
      <style:map style:condition="value()&lt;0" style:apply-style-name="N291P1"/>
      <style:map style:condition="value()=0" style:apply-style-name="N291P2"/>
    </number:text-style>
    <number:number-style style:name="N293P0" style:volatile="true">
      <number:text>￥</number:text>
      <number:number number:decimal-places="0" number:min-integer-digits="1" number:grouping="true"/>
    </number:number-style>
    <number:number-style style:name="N293">
      <number:text>￥-</number:text>
      <number:number number:decimal-places="0" number:min-integer-digits="1" number:grouping="true"/>
      <style:map style:condition="value()&gt;=0" style:apply-style-name="N293P0"/>
    </number:number-style>
    <number:number-style style:name="N294P0" style:volatile="true">
      <number:text>￥</number:text>
      <number:number number:decimal-places="0" number:min-integer-digits="1" number:grouping="true"/>
    </number:number-style>
    <number:number-style style:name="N294">
      <style:text-properties fo:color="#ff0000"/>
      <number:text>￥-</number:text>
      <number:number number:decimal-places="0" number:min-integer-digits="1" number:grouping="true"/>
      <style:map style:condition="value()&gt;=0" style:apply-style-name="N294P0"/>
    </number:number-style>
    <number:number-style style:name="N296P0" style:volatile="true">
      <number:text>￥</number:text>
      <number:number number:decimal-places="2" number:min-integer-digits="1" number:grouping="true"/>
    </number:number-style>
    <number:number-style style:name="N296">
      <number:text>￥-</number:text>
      <number:number number:decimal-places="2" number:min-integer-digits="1" number:grouping="true"/>
      <style:map style:condition="value()&gt;=0" style:apply-style-name="N296P0"/>
    </number:number-style>
    <number:number-style style:name="N297P0" style:volatile="true">
      <number:text>￥</number:text>
      <number:number number:decimal-places="2" number:min-integer-digits="1" number:grouping="true"/>
    </number:number-style>
    <number:number-style style:name="N297">
      <style:text-properties fo:color="#ff0000"/>
      <number:text>￥-</number:text>
      <number:number number:decimal-places="2" number:min-integer-digits="1" number:grouping="true"/>
      <style:map style:condition="value()&gt;=0" style:apply-style-name="N297P0"/>
    </number:number-style>
    <number:number-style style:name="N301P0" style:volatile="true">
      <number:text> ￥</number:text>
      <number:number number:decimal-places="0" number:min-integer-digits="1" number:grouping="true"/>
      <number:text> </number:text>
    </number:number-style>
    <number:number-style style:name="N301P1" style:volatile="true">
      <number:text> ￥-</number:text>
      <number:number number:decimal-places="0" number:min-integer-digits="1" number:grouping="true"/>
      <number:text> </number:text>
    </number:number-style>
    <number:number-style style:name="N301P2" style:volatile="true">
      <number:text> ￥- </number:text>
    </number:number-style>
    <number:text-style style:name="N301">
      <number:text-content/>
      <number:text> </number:text>
      <style:map style:condition="value()&gt;0" style:apply-style-name="N301P0"/>
      <style:map style:condition="value()&lt;0" style:apply-style-name="N301P1"/>
      <style:map style:condition="value()=0" style:apply-style-name="N301P2"/>
    </number:text-style>
    <number:number-style style:name="N305P0" style:volatile="true">
      <number:text> ￥</number:text>
      <number:number number:decimal-places="2" number:min-integer-digits="1" number:grouping="true"/>
      <number:text> </number:text>
    </number:number-style>
    <number:number-style style:name="N305P1" style:volatile="true">
      <number:text> ￥-</number:text>
      <number:number number:decimal-places="2" number:min-integer-digits="1" number:grouping="true"/>
      <number:text> </number:text>
    </number:number-style>
    <number:number-style style:name="N305P2" style:volatile="true">
      <number:text> ￥-</number:text>
      <number:number number:decimal-places="0" number:min-integer-digits="0"/>
      <number:text> </number:text>
    </number:number-style>
    <number:text-style style:name="N305">
      <number:text-content/>
      <number:text> </number:text>
      <style:map style:condition="value()&gt;0" style:apply-style-name="N305P0"/>
      <style:map style:condition="value()&lt;0" style:apply-style-name="N305P1"/>
      <style:map style:condition="value()=0" style:apply-style-name="N305P2"/>
    </number:text-style>
    <number:number-style style:name="N307P0" style:volatile="true">
      <number:number number:decimal-places="0" number:min-integer-digits="1" number:grouping="true"/>
      <number:text> TL</number:text>
    </number:number-style>
    <number:number-style style:name="N307">
      <number:text>-</number:text>
      <number:number number:decimal-places="0" number:min-integer-digits="1" number:grouping="true"/>
      <number:text> TL</number:text>
      <style:map style:condition="value()&gt;=0" style:apply-style-name="N307P0"/>
    </number:number-style>
    <number:number-style style:name="N308P0" style:volatile="true">
      <number:number number:decimal-places="0" number:min-integer-digits="1" number:grouping="true"/>
      <number:text> TL</number:text>
    </number:number-style>
    <number:number-style style:name="N308">
      <style:text-properties fo:color="#ff0000"/>
      <number:text>-</number:text>
      <number:number number:decimal-places="0" number:min-integer-digits="1" number:grouping="true"/>
      <number:text> TL</number:text>
      <style:map style:condition="value()&gt;=0" style:apply-style-name="N308P0"/>
    </number:number-style>
    <number:number-style style:name="N310P0" style:volatile="true">
      <number:number number:decimal-places="2" number:min-integer-digits="1" number:grouping="true"/>
      <number:text> TL</number:text>
    </number:number-style>
    <number:number-style style:name="N310">
      <number:text>-</number:text>
      <number:number number:decimal-places="2" number:min-integer-digits="1" number:grouping="true"/>
      <number:text> TL</number:text>
      <style:map style:condition="value()&gt;=0" style:apply-style-name="N310P0"/>
    </number:number-style>
    <number:number-style style:name="N311P0" style:volatile="true">
      <number:number number:decimal-places="2" number:min-integer-digits="1" number:grouping="true"/>
      <number:text> TL</number:text>
    </number:number-style>
    <number:number-style style:name="N311">
      <style:text-properties fo:color="#ff0000"/>
      <number:text>-</number:text>
      <number:number number:decimal-places="2" number:min-integer-digits="1" number:grouping="true"/>
      <number:text> TL</number:text>
      <style:map style:condition="value()&gt;=0" style:apply-style-name="N311P0"/>
    </number:number-style>
    <number:number-style style:name="N313P0" style:volatile="true">
      <number:text> </number:text>
      <number:number number:decimal-places="0" number:min-integer-digits="1" number:grouping="true"/>
      <number:text>      </number:text>
    </number:number-style>
    <number:number-style style:name="N313P1" style:volatile="true">
      <number:text>-</number:text>
      <number:number number:decimal-places="0" number:min-integer-digits="1" number:grouping="true"/>
      <number:text>      </number:text>
    </number:number-style>
    <number:number-style style:name="N313P2" style:volatile="true">
      <number:text> -      </number:text>
    </number:number-style>
    <number:text-style style:name="N313">
      <number:text-content/>
      <number:text> </number:text>
      <style:map style:condition="value()&gt;0" style:apply-style-name="N313P0"/>
      <style:map style:condition="value()&lt;0" style:apply-style-name="N313P1"/>
      <style:map style:condition="value()=0" style:apply-style-name="N313P2"/>
    </number:text-style>
    <number:number-style style:name="N317P0" style:volatile="true">
      <number:text> </number:text>
      <number:number number:decimal-places="0" number:min-integer-digits="1" number:grouping="true"/>
      <number:text> TL </number:text>
    </number:number-style>
    <number:number-style style:name="N317P1" style:volatile="true">
      <number:text>-</number:text>
      <number:number number:decimal-places="0" number:min-integer-digits="1" number:grouping="true"/>
      <number:text> TL </number:text>
    </number:number-style>
    <number:number-style style:name="N317P2" style:volatile="true">
      <number:text> - TL </number:text>
    </number:number-style>
    <number:text-style style:name="N317">
      <number:text-content/>
      <number:text> </number:text>
      <style:map style:condition="value()&gt;0" style:apply-style-name="N317P0"/>
      <style:map style:condition="value()&lt;0" style:apply-style-name="N317P1"/>
      <style:map style:condition="value()=0" style:apply-style-name="N317P2"/>
    </number:text-style>
    <number:number-style style:name="N319P0" style:volatile="true">
      <number:text> </number:text>
      <number:number number:decimal-places="2" number:min-integer-digits="1" number:grouping="true"/>
      <number:text>      </number:text>
    </number:number-style>
    <number:number-style style:name="N319P1" style:volatile="true">
      <number:text>-</number:text>
      <number:number number:decimal-places="2" number:min-integer-digits="1" number:grouping="true"/>
      <number:text>      </number:text>
    </number:number-style>
    <number:number-style style:name="N319P2" style:volatile="true">
      <number:text> -</number:text>
      <number:number number:decimal-places="0" number:min-integer-digits="0"/>
      <number:text>      </number:text>
    </number:number-style>
    <number:text-style style:name="N319">
      <number:text-content/>
      <number:text> </number:text>
      <style:map style:condition="value()&gt;0" style:apply-style-name="N319P0"/>
      <style:map style:condition="value()&lt;0" style:apply-style-name="N319P1"/>
      <style:map style:condition="value()=0" style:apply-style-name="N319P2"/>
    </number:text-style>
    <number:number-style style:name="N323P0" style:volatile="true">
      <number:text> </number:text>
      <number:number number:decimal-places="2" number:min-integer-digits="1" number:grouping="true"/>
      <number:text> TL </number:text>
    </number:number-style>
    <number:number-style style:name="N323P1" style:volatile="true">
      <number:text>-</number:text>
      <number:number number:decimal-places="2" number:min-integer-digits="1" number:grouping="true"/>
      <number:text> TL </number:text>
    </number:number-style>
    <number:number-style style:name="N323P2" style:volatile="true">
      <number:text> -</number:text>
      <number:number number:decimal-places="0" number:min-integer-digits="0"/>
      <number:text> TL </number:text>
    </number:number-style>
    <number:text-style style:name="N323">
      <number:text-content/>
      <number:text> </number:text>
      <style:map style:condition="value()&gt;0" style:apply-style-name="N323P0"/>
      <style:map style:condition="value()&lt;0" style:apply-style-name="N323P1"/>
      <style:map style:condition="value()=0" style:apply-style-name="N323P2"/>
    </number:text-style>
    <number:number-style style:name="N325P0" style:volatile="true">
      <number:number number:decimal-places="0" number:min-integer-digits="1" number:grouping="true"/>
      <number:text> YTL</number:text>
    </number:number-style>
    <number:number-style style:name="N325">
      <number:text>-</number:text>
      <number:number number:decimal-places="0" number:min-integer-digits="1" number:grouping="true"/>
      <number:text> YTL</number:text>
      <style:map style:condition="value()&gt;=0" style:apply-style-name="N325P0"/>
    </number:number-style>
    <number:number-style style:name="N326P0" style:volatile="true">
      <number:number number:decimal-places="0" number:min-integer-digits="1" number:grouping="true"/>
      <number:text> YTL</number:text>
    </number:number-style>
    <number:number-style style:name="N326">
      <style:text-properties fo:color="#ff0000"/>
      <number:text>-</number:text>
      <number:number number:decimal-places="0" number:min-integer-digits="1" number:grouping="true"/>
      <number:text> YTL</number:text>
      <style:map style:condition="value()&gt;=0" style:apply-style-name="N326P0"/>
    </number:number-style>
    <number:number-style style:name="N328P0" style:volatile="true">
      <number:number number:decimal-places="2" number:min-integer-digits="1" number:grouping="true"/>
      <number:text> YTL</number:text>
    </number:number-style>
    <number:number-style style:name="N328">
      <number:text>-</number:text>
      <number:number number:decimal-places="2" number:min-integer-digits="1" number:grouping="true"/>
      <number:text> YTL</number:text>
      <style:map style:condition="value()&gt;=0" style:apply-style-name="N328P0"/>
    </number:number-style>
    <number:number-style style:name="N329P0" style:volatile="true">
      <number:number number:decimal-places="2" number:min-integer-digits="1" number:grouping="true"/>
      <number:text> YTL</number:text>
    </number:number-style>
    <number:number-style style:name="N329">
      <style:text-properties fo:color="#ff0000"/>
      <number:text>-</number:text>
      <number:number number:decimal-places="2" number:min-integer-digits="1" number:grouping="true"/>
      <number:text> YTL</number:text>
      <style:map style:condition="value()&gt;=0" style:apply-style-name="N329P0"/>
    </number:number-style>
    <number:number-style style:name="N333P0" style:volatile="true">
      <number:text> </number:text>
      <number:number number:decimal-places="0" number:min-integer-digits="1" number:grouping="true"/>
      <number:text> YTL </number:text>
    </number:number-style>
    <number:number-style style:name="N333P1" style:volatile="true">
      <number:text>-</number:text>
      <number:number number:decimal-places="0" number:min-integer-digits="1" number:grouping="true"/>
      <number:text> YTL </number:text>
    </number:number-style>
    <number:number-style style:name="N333P2" style:volatile="true">
      <number:text> - YTL </number:text>
    </number:number-style>
    <number:text-style style:name="N333">
      <number:text-content/>
      <number:text> </number:text>
      <style:map style:condition="value()&gt;0" style:apply-style-name="N333P0"/>
      <style:map style:condition="value()&lt;0" style:apply-style-name="N333P1"/>
      <style:map style:condition="value()=0" style:apply-style-name="N333P2"/>
    </number:text-style>
    <number:number-style style:name="N337P0" style:volatile="true">
      <number:text> </number:text>
      <number:number number:decimal-places="0" number:min-integer-digits="1" number:grouping="true"/>
      <number:text>        </number:text>
    </number:number-style>
    <number:number-style style:name="N337P1" style:volatile="true">
      <number:text>-</number:text>
      <number:number number:decimal-places="0" number:min-integer-digits="1" number:grouping="true"/>
      <number:text>        </number:text>
    </number:number-style>
    <number:number-style style:name="N337P2" style:volatile="true">
      <number:text> -        </number:text>
    </number:number-style>
    <number:text-style style:name="N337">
      <number:text-content/>
      <number:text> </number:text>
      <style:map style:condition="value()&gt;0" style:apply-style-name="N337P0"/>
      <style:map style:condition="value()&lt;0" style:apply-style-name="N337P1"/>
      <style:map style:condition="value()=0" style:apply-style-name="N337P2"/>
    </number:text-style>
    <number:number-style style:name="N341P0" style:volatile="true">
      <number:text> </number:text>
      <number:number number:decimal-places="2" number:min-integer-digits="1" number:grouping="true"/>
      <number:text> YTL </number:text>
    </number:number-style>
    <number:number-style style:name="N341P1" style:volatile="true">
      <number:text>-</number:text>
      <number:number number:decimal-places="2" number:min-integer-digits="1" number:grouping="true"/>
      <number:text> YTL </number:text>
    </number:number-style>
    <number:number-style style:name="N341P2" style:volatile="true">
      <number:text> -</number:text>
      <number:number number:decimal-places="0" number:min-integer-digits="0"/>
      <number:text> YTL </number:text>
    </number:number-style>
    <number:text-style style:name="N341">
      <number:text-content/>
      <number:text> </number:text>
      <style:map style:condition="value()&gt;0" style:apply-style-name="N341P0"/>
      <style:map style:condition="value()&lt;0" style:apply-style-name="N341P1"/>
      <style:map style:condition="value()=0" style:apply-style-name="N341P2"/>
    </number:text-style>
    <number:number-style style:name="N345P0" style:volatile="true">
      <number:text> </number:text>
      <number:number number:decimal-places="2" number:min-integer-digits="1" number:grouping="true"/>
      <number:text>        </number:text>
    </number:number-style>
    <number:number-style style:name="N345P1" style:volatile="true">
      <number:text>-</number:text>
      <number:number number:decimal-places="2" number:min-integer-digits="1" number:grouping="true"/>
      <number:text>        </number:text>
    </number:number-style>
    <number:number-style style:name="N345P2" style:volatile="true">
      <number:text> -</number:text>
      <number:number number:decimal-places="0" number:min-integer-digits="0"/>
      <number:text>        </number:text>
    </number:number-style>
    <number:text-style style:name="N345">
      <number:text-content/>
      <number:text> </number:text>
      <style:map style:condition="value()&gt;0" style:apply-style-name="N345P0"/>
      <style:map style:condition="value()&lt;0" style:apply-style-name="N345P1"/>
      <style:map style:condition="value()=0" style:apply-style-name="N345P2"/>
    </number:text-style>
    <number:number-style style:name="N347P0" style:volatile="true">
      <number:number number:decimal-places="0" number:min-integer-digits="1" number:grouping="true"/>
      <number:text> TL </number:text>
    </number:number-style>
    <number:number-style style:name="N347P1" style:volatile="true">
      <number:text>-</number:text>
      <number:number number:decimal-places="0" number:min-integer-digits="1" number:grouping="true"/>
      <number:text> TL </number:text>
    </number:number-style>
    <number:number-style style:name="N347P2" style:volatile="true">
      <number:text> - TL </number:text>
    </number:number-style>
    <number:text-style style:name="N347">
      <number:text-content/>
      <number:text> </number:text>
      <style:map style:condition="value()&gt;0" style:apply-style-name="N347P0"/>
      <style:map style:condition="value()&lt;0" style:apply-style-name="N347P1"/>
      <style:map style:condition="value()=0" style:apply-style-name="N347P2"/>
    </number:text-style>
    <number:number-style style:name="N349P0" style:volatile="true">
      <number:number number:decimal-places="2" number:min-integer-digits="1" number:grouping="true"/>
      <number:text> TL </number:text>
    </number:number-style>
    <number:number-style style:name="N349P1" style:volatile="true">
      <number:text>-</number:text>
      <number:number number:decimal-places="2" number:min-integer-digits="1" number:grouping="true"/>
      <number:text> TL </number:text>
    </number:number-style>
    <number:number-style style:name="N349P2" style:volatile="true">
      <number:text> -</number:text>
      <number:number number:decimal-places="0" number:min-integer-digits="0"/>
      <number:text> TL </number:text>
    </number:number-style>
    <number:text-style style:name="N349">
      <number:text-content/>
      <number:text> </number:text>
      <style:map style:condition="value()&gt;0" style:apply-style-name="N349P0"/>
      <style:map style:condition="value()&lt;0" style:apply-style-name="N349P1"/>
      <style:map style:condition="value()=0" style:apply-style-name="N349P2"/>
    </number:text-style>
    <number:number-style style:name="N351P0" style:volatile="true">
      <number:number number:decimal-places="0" number:min-integer-digits="1" number:grouping="true"/>
      <number:text> YTL </number:text>
    </number:number-style>
    <number:number-style style:name="N351P1" style:volatile="true">
      <number:text>-</number:text>
      <number:number number:decimal-places="0" number:min-integer-digits="1" number:grouping="true"/>
      <number:text> YTL </number:text>
    </number:number-style>
    <number:number-style style:name="N351P2" style:volatile="true">
      <number:text> - YTL </number:text>
    </number:number-style>
    <number:text-style style:name="N351">
      <number:text-content/>
      <number:text> </number:text>
      <style:map style:condition="value()&gt;0" style:apply-style-name="N351P0"/>
      <style:map style:condition="value()&lt;0" style:apply-style-name="N351P1"/>
      <style:map style:condition="value()=0" style:apply-style-name="N351P2"/>
    </number:text-style>
    <number:number-style style:name="N353P0" style:volatile="true">
      <number:number number:decimal-places="0" number:min-integer-digits="1" number:grouping="true"/>
      <number:text>        </number:text>
    </number:number-style>
    <number:number-style style:name="N353P1" style:volatile="true">
      <number:text>-</number:text>
      <number:number number:decimal-places="0" number:min-integer-digits="1" number:grouping="true"/>
      <number:text>        </number:text>
    </number:number-style>
    <number:number-style style:name="N353P2" style:volatile="true">
      <number:text> -        </number:text>
    </number:number-style>
    <number:text-style style:name="N353">
      <number:text-content/>
      <number:text> </number:text>
      <style:map style:condition="value()&gt;0" style:apply-style-name="N353P0"/>
      <style:map style:condition="value()&lt;0" style:apply-style-name="N353P1"/>
      <style:map style:condition="value()=0" style:apply-style-name="N353P2"/>
    </number:text-style>
    <number:number-style style:name="N355P0" style:volatile="true">
      <number:number number:decimal-places="2" number:min-integer-digits="1" number:grouping="true"/>
      <number:text> YTL </number:text>
    </number:number-style>
    <number:number-style style:name="N355P1" style:volatile="true">
      <number:text>-</number:text>
      <number:number number:decimal-places="2" number:min-integer-digits="1" number:grouping="true"/>
      <number:text> YTL </number:text>
    </number:number-style>
    <number:number-style style:name="N355P2" style:volatile="true">
      <number:text> -</number:text>
      <number:number number:decimal-places="0" number:min-integer-digits="0"/>
      <number:text> YTL </number:text>
    </number:number-style>
    <number:text-style style:name="N355">
      <number:text-content/>
      <number:text> </number:text>
      <style:map style:condition="value()&gt;0" style:apply-style-name="N355P0"/>
      <style:map style:condition="value()&lt;0" style:apply-style-name="N355P1"/>
      <style:map style:condition="value()=0" style:apply-style-name="N355P2"/>
    </number:text-style>
    <number:number-style style:name="N357P0" style:volatile="true">
      <number:number number:decimal-places="2" number:min-integer-digits="1" number:grouping="true"/>
      <number:text>        </number:text>
    </number:number-style>
    <number:number-style style:name="N357P1" style:volatile="true">
      <number:text>-</number:text>
      <number:number number:decimal-places="2" number:min-integer-digits="1" number:grouping="true"/>
      <number:text>        </number:text>
    </number:number-style>
    <number:number-style style:name="N357P2" style:volatile="true">
      <number:text> -</number:text>
      <number:number number:decimal-places="0" number:min-integer-digits="0"/>
      <number:text>        </number:text>
    </number:number-style>
    <number:text-style style:name="N357">
      <number:text-content/>
      <number:text> </number:text>
      <style:map style:condition="value()&gt;0" style:apply-style-name="N357P0"/>
      <style:map style:condition="value()&lt;0" style:apply-style-name="N357P1"/>
      <style:map style:condition="value()=0" style:apply-style-name="N357P2"/>
    </number:text-style>
    <number:currency-style style:name="N35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35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358P0"/>
    </number:currency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number:date-style style:name="N10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07" number:language="en" number:country="GB">
      <number:day number:style="long"/>
      <number:text>-</number:text>
      <number:month number:textual="true"/>
    </number:date-style>
    <number:date-style style:name="N10108" number:language="en" number:country="GB">
      <number:month number:textual="true"/>
      <number:text>-</number:text>
      <number:year/>
    </number:date-style>
    <number:time-style style:name="N10109" number:language="en" number:country="GB">
      <number:hours/>
      <number:text>:</number:text>
      <number:minutes number:style="long"/>
      <number:text> </number:text>
      <number:am-pm/>
    </number:time-style>
    <number:time-style style:name="N10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nglish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french" style:family="table-cell" style:parent-style-name="english"/>
    <style:style style:name="dutch" style:family="table-cell" style:parent-style-name="french"/>
    <draw:marker draw:name="Extrémités_20_de_20_ligne_20_1" draw:display-name="Extrémités de ligne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9-18">18/09/2010</text:date>, <text:time>10:19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Root" style:display-name="PageStyle_Root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Updater" style:display-name="PageStyle_Updat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File_20_Browser" style:display-name="PageStyle_File Brows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creens_20_Manager" style:display-name="PageStyle_Screens Manag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Installer" style:display-name="PageStyle_Install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  <meta:creation-date>2008-05-10T00:21:25</meta:creation-date>
    <dc:date>2010-09-18T10:19:46.76</dc:date>
    <meta:editing-cycles>397</meta:editing-cycles>
    <meta:editing-duration>PT103H34M04S</meta:editing-duration>
    <dc:creator>joan </dc:creator>
    <meta:document-statistic meta:table-count="6" meta:cell-count="5525" meta:object-count="0"/>
    <meta:user-defined meta:name="Info 1"/>
    <meta:user-defined meta:name="Info 2"/>
    <meta:user-defined meta:name="Info 3"/>
    <meta:user-defined meta:name="Info 4"/>
  </office:meta>
</office:document-meta>
</file>